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3.794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91.0214" calcext:value-type="float">
            <text:p>91.0214</text:p>
          </table:table-cell>
          <table:table-cell office:value-type="float" office:value="5397.133" calcext:value-type="float">
            <text:p>5397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25948" calcext:value-type="float">
            <text:p>-0.01725948</text:p>
          </table:table-cell>
          <table:table-cell office:value-type="float" office:value="-0.01523195" calcext:value-type="float">
            <text:p>-0.01523195</text:p>
          </table:table-cell>
          <table:table-cell office:value-type="float" office:value="0" calcext:value-type="float">
            <text:p>0</text:p>
          </table:table-cell>
          <table:table-cell office:value-type="float" office:value="47.55994" calcext:value-type="float">
            <text:p>47.55994</text:p>
          </table:table-cell>
          <table:table-cell office:value-type="float" office:value="7.898329" calcext:value-type="float">
            <text:p>7.898329</text:p>
          </table:table-cell>
          <table:table-cell office:value-type="float" office:value="0.000009014942" calcext:value-type="float">
            <text:p>9.014942E-06</text:p>
          </table:table-cell>
          <table:table-cell office:value-type="float" office:value="0" calcext:value-type="float">
            <text:p>0</text:p>
          </table:table-cell>
          <table:table-cell office:value-type="float" office:value="0.0006527877" calcext:value-type="float">
            <text:p>0.0006527877</text:p>
          </table:table-cell>
          <table:table-cell office:value-type="float" office:value="0.0003105185" calcext:value-type="float">
            <text:p>0.0003105185</text:p>
          </table:table-cell>
          <table:table-cell office:value-type="float" office:value="360" calcext:value-type="float">
            <text:p>360</text:p>
          </table:table-cell>
          <table:table-cell office:value-type="float" office:value="-0.01821377" calcext:value-type="float">
            <text:p>-0.01821377</text:p>
          </table:table-cell>
          <table:table-cell office:value-type="float" office:value="0" calcext:value-type="float">
            <text:p>0</text:p>
          </table:table-cell>
          <table:table-cell office:value-type="float" office:value="205.6807" calcext:value-type="float">
            <text:p>205.6807</text:p>
          </table:table-cell>
          <table:table-cell office:value-type="float" office:value="273.1152" calcext:value-type="float">
            <text:p>273.1152</text:p>
          </table:table-cell>
          <table:table-cell office:value-type="float" office:value="896.5525" calcext:value-type="float">
            <text:p>896.5525</text:p>
          </table:table-cell>
          <table:table-cell office:value-type="float" office:value="852.6744" calcext:value-type="float">
            <text:p>852.6744</text:p>
          </table:table-cell>
          <table:table-cell office:value-type="float" office:value="833.7879" calcext:value-type="float">
            <text:p>833.7879</text:p>
          </table:table-cell>
          <table:table-cell office:value-type="float" office:value="853.2005" calcext:value-type="float">
            <text:p>853.2005</text:p>
          </table:table-cell>
          <table:table-cell office:value-type="float" office:value="318.526" calcext:value-type="float">
            <text:p>318.526</text:p>
          </table:table-cell>
          <table:table-cell office:value-type="float" office:value="436.1655" calcext:value-type="float">
            <text:p>436.1655</text:p>
          </table:table-cell>
          <table:table-cell office:value-type="float" office:value="380.6131" calcext:value-type="float">
            <text:p>380.6131</text:p>
          </table:table-cell>
          <table:table-cell office:value-type="float" office:value="323.9451" calcext:value-type="float">
            <text:p>323.9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91.01404" calcext:value-type="float">
            <text:p>91.01404</text:p>
          </table:table-cell>
          <table:table-cell office:value-type="float" office:value="5397.13" calcext:value-type="float">
            <text:p>539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25852" calcext:value-type="float">
            <text:p>-0.02625852</text:p>
          </table:table-cell>
          <table:table-cell office:value-type="float" office:value="0.122625" calcext:value-type="float">
            <text:p>0.122625</text:p>
          </table:table-cell>
          <table:table-cell office:value-type="float" office:value="0" calcext:value-type="float">
            <text:p>0</text:p>
          </table:table-cell>
          <table:table-cell office:value-type="float" office:value="47.54795" calcext:value-type="float">
            <text:p>47.54795</text:p>
          </table:table-cell>
          <table:table-cell office:value-type="float" office:value="7.897862" calcext:value-type="float">
            <text:p>7.897862</text:p>
          </table:table-cell>
          <table:table-cell office:value-type="float" office:value="0.00002040525" calcext:value-type="float">
            <text:p>2.040525E-05</text:p>
          </table:table-cell>
          <table:table-cell office:value-type="float" office:value="0" calcext:value-type="float">
            <text:p>0</text:p>
          </table:table-cell>
          <table:table-cell office:value-type="float" office:value="0.001300441" calcext:value-type="float">
            <text:p>0.001300441</text:p>
          </table:table-cell>
          <table:table-cell office:value-type="float" office:value="0.0004976713" calcext:value-type="float">
            <text:p>0.0004976713</text:p>
          </table:table-cell>
          <table:table-cell office:value-type="float" office:value="360" calcext:value-type="float">
            <text:p>360</text:p>
          </table:table-cell>
          <table:table-cell office:value-type="float" office:value="-0.02803623" calcext:value-type="float">
            <text:p>-0.02803623</text:p>
          </table:table-cell>
          <table:table-cell office:value-type="float" office:value="0" calcext:value-type="float">
            <text:p>0</text:p>
          </table:table-cell>
          <table:table-cell office:value-type="float" office:value="205.6803" calcext:value-type="float">
            <text:p>205.6803</text:p>
          </table:table-cell>
          <table:table-cell office:value-type="float" office:value="273.1145" calcext:value-type="float">
            <text:p>273.1145</text:p>
          </table:table-cell>
          <table:table-cell office:value-type="float" office:value="896.5496" calcext:value-type="float">
            <text:p>896.5496</text:p>
          </table:table-cell>
          <table:table-cell office:value-type="float" office:value="852.6724" calcext:value-type="float">
            <text:p>852.6724</text:p>
          </table:table-cell>
          <table:table-cell office:value-type="float" office:value="833.7872" calcext:value-type="float">
            <text:p>833.7872</text:p>
          </table:table-cell>
          <table:table-cell office:value-type="float" office:value="853.1996" calcext:value-type="float">
            <text:p>853.1996</text:p>
          </table:table-cell>
          <table:table-cell office:value-type="float" office:value="318.5256" calcext:value-type="float">
            <text:p>318.5256</text:p>
          </table:table-cell>
          <table:table-cell office:value-type="float" office:value="436.1646" calcext:value-type="float">
            <text:p>436.1646</text:p>
          </table:table-cell>
          <table:table-cell office:value-type="float" office:value="380.6125" calcext:value-type="float">
            <text:p>380.6125</text:p>
          </table:table-cell>
          <table:table-cell office:value-type="float" office:value="323.9443" calcext:value-type="float">
            <text:p>323.94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91.00405" calcext:value-type="float">
            <text:p>91.00405</text:p>
          </table:table-cell>
          <table:table-cell office:value-type="float" office:value="5397.126" calcext:value-type="float">
            <text:p>5397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45286" calcext:value-type="float">
            <text:p>-0.03645286</text:p>
          </table:table-cell>
          <table:table-cell office:value-type="float" office:value="0.2439797" calcext:value-type="float">
            <text:p>0.2439797</text:p>
          </table:table-cell>
          <table:table-cell office:value-type="float" office:value="0" calcext:value-type="float">
            <text:p>0</text:p>
          </table:table-cell>
          <table:table-cell office:value-type="float" office:value="47.53265" calcext:value-type="float">
            <text:p>47.53265</text:p>
          </table:table-cell>
          <table:table-cell office:value-type="float" office:value="7.896412" calcext:value-type="float">
            <text:p>7.896412</text:p>
          </table:table-cell>
          <table:table-cell office:value-type="float" office:value="0.00003339344" calcext:value-type="float">
            <text:p>3.339344E-05</text:p>
          </table:table-cell>
          <table:table-cell office:value-type="float" office:value="0" calcext:value-type="float">
            <text:p>0</text:p>
          </table:table-cell>
          <table:table-cell office:value-type="float" office:value="0.001946197" calcext:value-type="float">
            <text:p>0.001946197</text:p>
          </table:table-cell>
          <table:table-cell office:value-type="float" office:value="0.0006211392" calcext:value-type="float">
            <text:p>0.0006211392</text:p>
          </table:table-cell>
          <table:table-cell office:value-type="float" office:value="360" calcext:value-type="float">
            <text:p>360</text:p>
          </table:table-cell>
          <table:table-cell office:value-type="float" office:value="-0.0389868" calcext:value-type="float">
            <text:p>-0.0389868</text:p>
          </table:table-cell>
          <table:table-cell office:value-type="float" office:value="0" calcext:value-type="float">
            <text:p>0</text:p>
          </table:table-cell>
          <table:table-cell office:value-type="float" office:value="205.6794" calcext:value-type="float">
            <text:p>205.6794</text:p>
          </table:table-cell>
          <table:table-cell office:value-type="float" office:value="273.1132" calcext:value-type="float">
            <text:p>273.1132</text:p>
          </table:table-cell>
          <table:table-cell office:value-type="float" office:value="896.5456" calcext:value-type="float">
            <text:p>896.5456</text:p>
          </table:table-cell>
          <table:table-cell office:value-type="float" office:value="852.67" calcext:value-type="float">
            <text:p>852.67</text:p>
          </table:table-cell>
          <table:table-cell office:value-type="float" office:value="833.7864" calcext:value-type="float">
            <text:p>833.7864</text:p>
          </table:table-cell>
          <table:table-cell office:value-type="float" office:value="853.1988" calcext:value-type="float">
            <text:p>853.1988</text:p>
          </table:table-cell>
          <table:table-cell office:value-type="float" office:value="318.5253" calcext:value-type="float">
            <text:p>318.5253</text:p>
          </table:table-cell>
          <table:table-cell office:value-type="float" office:value="436.1637" calcext:value-type="float">
            <text:p>436.1637</text:p>
          </table:table-cell>
          <table:table-cell office:value-type="float" office:value="380.6119" calcext:value-type="float">
            <text:p>380.6119</text:p>
          </table:table-cell>
          <table:table-cell office:value-type="float" office:value="323.9435" calcext:value-type="float">
            <text:p>323.9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90.99037" calcext:value-type="float">
            <text:p>90.99037</text:p>
          </table:table-cell>
          <table:table-cell office:value-type="float" office:value="5397.121" calcext:value-type="float">
            <text:p>5397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84254" calcext:value-type="float">
            <text:p>-0.04884254</text:p>
          </table:table-cell>
          <table:table-cell office:value-type="float" office:value="0.3368703" calcext:value-type="float">
            <text:p>0.3368703</text:p>
          </table:table-cell>
          <table:table-cell office:value-type="float" office:value="0" calcext:value-type="float">
            <text:p>0</text:p>
          </table:table-cell>
          <table:table-cell office:value-type="float" office:value="47.51091" calcext:value-type="float">
            <text:p>47.51091</text:p>
          </table:table-cell>
          <table:table-cell office:value-type="float" office:value="7.893247" calcext:value-type="float">
            <text:p>7.893247</text:p>
          </table:table-cell>
          <table:table-cell office:value-type="float" office:value="0.00004811709" calcext:value-type="float">
            <text:p>4.811709E-05</text:p>
          </table:table-cell>
          <table:table-cell office:value-type="float" office:value="0" calcext:value-type="float">
            <text:p>0</text:p>
          </table:table-cell>
          <table:table-cell office:value-type="float" office:value="0.00259049" calcext:value-type="float">
            <text:p>0.00259049</text:p>
          </table:table-cell>
          <table:table-cell office:value-type="float" office:value="0.0006949098" calcext:value-type="float">
            <text:p>0.0006949098</text:p>
          </table:table-cell>
          <table:table-cell office:value-type="float" office:value="360" calcext:value-type="float">
            <text:p>360</text:p>
          </table:table-cell>
          <table:table-cell office:value-type="float" office:value="-0.05207982" calcext:value-type="float">
            <text:p>-0.05207982</text:p>
          </table:table-cell>
          <table:table-cell office:value-type="float" office:value="0" calcext:value-type="float">
            <text:p>0</text:p>
          </table:table-cell>
          <table:table-cell office:value-type="float" office:value="205.6779" calcext:value-type="float">
            <text:p>205.6779</text:p>
          </table:table-cell>
          <table:table-cell office:value-type="float" office:value="273.1114" calcext:value-type="float">
            <text:p>273.1114</text:p>
          </table:table-cell>
          <table:table-cell office:value-type="float" office:value="896.5403" calcext:value-type="float">
            <text:p>896.5403</text:p>
          </table:table-cell>
          <table:table-cell office:value-type="float" office:value="852.6672" calcext:value-type="float">
            <text:p>852.6672</text:p>
          </table:table-cell>
          <table:table-cell office:value-type="float" office:value="833.7856" calcext:value-type="float">
            <text:p>833.7856</text:p>
          </table:table-cell>
          <table:table-cell office:value-type="float" office:value="853.1978" calcext:value-type="float">
            <text:p>853.1978</text:p>
          </table:table-cell>
          <table:table-cell office:value-type="float" office:value="318.525" calcext:value-type="float">
            <text:p>318.525</text:p>
          </table:table-cell>
          <table:table-cell office:value-type="float" office:value="436.1628" calcext:value-type="float">
            <text:p>436.1628</text:p>
          </table:table-cell>
          <table:table-cell office:value-type="float" office:value="380.6113" calcext:value-type="float">
            <text:p>380.6113</text:p>
          </table:table-cell>
          <table:table-cell office:value-type="float" office:value="323.9427" calcext:value-type="float">
            <text:p>323.9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90.94624" calcext:value-type="float">
            <text:p>90.94624</text:p>
          </table:table-cell>
          <table:table-cell office:value-type="float" office:value="5397.116" calcext:value-type="float">
            <text:p>5397.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39912" calcext:value-type="float">
            <text:p>-0.1039912</text:p>
          </table:table-cell>
          <table:table-cell office:value-type="float" office:value="-0.3618743" calcext:value-type="float">
            <text:p>-0.3618743</text:p>
          </table:table-cell>
          <table:table-cell office:value-type="float" office:value="0" calcext:value-type="float">
            <text:p>0</text:p>
          </table:table-cell>
          <table:table-cell office:value-type="float" office:value="47.48344" calcext:value-type="float">
            <text:p>47.48344</text:p>
          </table:table-cell>
          <table:table-cell office:value-type="float" office:value="7.862473" calcext:value-type="float">
            <text:p>7.862473</text:p>
          </table:table-cell>
          <table:table-cell office:value-type="float" office:value="0.00005401176" calcext:value-type="float">
            <text:p>5.401176E-0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3269261" calcext:value-type="float">
            <text:p>0.003269261</text:p>
          </table:table-cell>
          <table:table-cell office:value-type="float" office:value="0.0007932198" calcext:value-type="float">
            <text:p>0.0007932198</text:p>
          </table:table-cell>
          <table:table-cell office:value-type="float" office:value="360" calcext:value-type="float">
            <text:p>360</text:p>
          </table:table-cell>
          <table:table-cell office:value-type="float" office:value="-0.1250572" calcext:value-type="float">
            <text:p>-0.1250572</text:p>
          </table:table-cell>
          <table:table-cell office:value-type="float" office:value="0" calcext:value-type="float">
            <text:p>0</text:p>
          </table:table-cell>
          <table:table-cell office:value-type="float" office:value="205.6784" calcext:value-type="float">
            <text:p>205.6784</text:p>
          </table:table-cell>
          <table:table-cell office:value-type="float" office:value="273.109" calcext:value-type="float">
            <text:p>273.109</text:p>
          </table:table-cell>
          <table:table-cell office:value-type="float" office:value="896.5336" calcext:value-type="float">
            <text:p>896.5336</text:p>
          </table:table-cell>
          <table:table-cell office:value-type="float" office:value="852.6635" calcext:value-type="float">
            <text:p>852.6635</text:p>
          </table:table-cell>
          <table:table-cell office:value-type="float" office:value="833.7845" calcext:value-type="float">
            <text:p>833.7845</text:p>
          </table:table-cell>
          <table:table-cell office:value-type="float" office:value="853.1964" calcext:value-type="float">
            <text:p>853.1964</text:p>
          </table:table-cell>
          <table:table-cell office:value-type="float" office:value="318.525" calcext:value-type="float">
            <text:p>318.525</text:p>
          </table:table-cell>
          <table:table-cell office:value-type="float" office:value="436.1619" calcext:value-type="float">
            <text:p>436.1619</text:p>
          </table:table-cell>
          <table:table-cell office:value-type="float" office:value="380.6107" calcext:value-type="float">
            <text:p>380.6107</text:p>
          </table:table-cell>
          <table:table-cell office:value-type="float" office:value="323.9419" calcext:value-type="float">
            <text:p>323.94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90.92434" calcext:value-type="float">
            <text:p>90.92434</text:p>
          </table:table-cell>
          <table:table-cell office:value-type="float" office:value="5397.105" calcext:value-type="float">
            <text:p>5397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48738" calcext:value-type="float">
            <text:p>-0.1548738</text:p>
          </table:table-cell>
          <table:table-cell office:value-type="float" office:value="-2.372411" calcext:value-type="float">
            <text:p>-2.372411</text:p>
          </table:table-cell>
          <table:table-cell office:value-type="float" office:value="0" calcext:value-type="float">
            <text:p>0</text:p>
          </table:table-cell>
          <table:table-cell office:value-type="float" office:value="47.45566" calcext:value-type="float">
            <text:p>47.45566</text:p>
          </table:table-cell>
          <table:table-cell office:value-type="float" office:value="7.857242" calcext:value-type="float">
            <text:p>7.857242</text:p>
          </table:table-cell>
          <table:table-cell office:value-type="float" office:value="0.00006610792" calcext:value-type="float">
            <text:p>6.610792E-0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3954572" calcext:value-type="float">
            <text:p>0.003954572</text:p>
          </table:table-cell>
          <table:table-cell office:value-type="float" office:value="0.0008603386" calcext:value-type="float">
            <text:p>0.0008603386</text:p>
          </table:table-cell>
          <table:table-cell office:value-type="float" office:value="360" calcext:value-type="float">
            <text:p>360</text:p>
          </table:table-cell>
          <table:table-cell office:value-type="float" office:value="-0.1766802" calcext:value-type="float">
            <text:p>-0.1766802</text:p>
          </table:table-cell>
          <table:table-cell office:value-type="float" office:value="0" calcext:value-type="float">
            <text:p>0</text:p>
          </table:table-cell>
          <table:table-cell office:value-type="float" office:value="205.6766" calcext:value-type="float">
            <text:p>205.6766</text:p>
          </table:table-cell>
          <table:table-cell office:value-type="float" office:value="273.1059" calcext:value-type="float">
            <text:p>273.1059</text:p>
          </table:table-cell>
          <table:table-cell office:value-type="float" office:value="896.5247" calcext:value-type="float">
            <text:p>896.5247</text:p>
          </table:table-cell>
          <table:table-cell office:value-type="float" office:value="852.6587" calcext:value-type="float">
            <text:p>852.6587</text:p>
          </table:table-cell>
          <table:table-cell office:value-type="float" office:value="833.7825" calcext:value-type="float">
            <text:p>833.7825</text:p>
          </table:table-cell>
          <table:table-cell office:value-type="float" office:value="853.1931" calcext:value-type="float">
            <text:p>853.1931</text:p>
          </table:table-cell>
          <table:table-cell office:value-type="float" office:value="318.5241" calcext:value-type="float">
            <text:p>318.5241</text:p>
          </table:table-cell>
          <table:table-cell office:value-type="float" office:value="436.161" calcext:value-type="float">
            <text:p>436.161</text:p>
          </table:table-cell>
          <table:table-cell office:value-type="float" office:value="380.61" calcext:value-type="float">
            <text:p>380.61</text:p>
          </table:table-cell>
          <table:table-cell office:value-type="float" office:value="323.9411" calcext:value-type="float">
            <text:p>323.9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90.90712" calcext:value-type="float">
            <text:p>90.90712</text:p>
          </table:table-cell>
          <table:table-cell office:value-type="float" office:value="5397.092" calcext:value-type="float">
            <text:p>5397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37496" calcext:value-type="float">
            <text:p>-0.1637496</text:p>
          </table:table-cell>
          <table:table-cell office:value-type="float" office:value="-2.040428" calcext:value-type="float">
            <text:p>-2.040428</text:p>
          </table:table-cell>
          <table:table-cell office:value-type="float" office:value="0" calcext:value-type="float">
            <text:p>0</text:p>
          </table:table-cell>
          <table:table-cell office:value-type="float" office:value="47.42669" calcext:value-type="float">
            <text:p>47.42669</text:p>
          </table:table-cell>
          <table:table-cell office:value-type="float" office:value="7.856966" calcext:value-type="float">
            <text:p>7.856966</text:p>
          </table:table-cell>
          <table:table-cell office:value-type="float" office:value="0.00008803292" calcext:value-type="float">
            <text:p>8.803292E-0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4631062" calcext:value-type="float">
            <text:p>0.004631062</text:p>
          </table:table-cell>
          <table:table-cell office:value-type="float" office:value="0.0008327349" calcext:value-type="float">
            <text:p>0.0008327349</text:p>
          </table:table-cell>
          <table:table-cell office:value-type="float" office:value="360" calcext:value-type="float">
            <text:p>360</text:p>
          </table:table-cell>
          <table:table-cell office:value-type="float" office:value="-0.1861829" calcext:value-type="float">
            <text:p>-0.1861829</text:p>
          </table:table-cell>
          <table:table-cell office:value-type="float" office:value="0" calcext:value-type="float">
            <text:p>0</text:p>
          </table:table-cell>
          <table:table-cell office:value-type="float" office:value="205.6743" calcext:value-type="float">
            <text:p>205.6743</text:p>
          </table:table-cell>
          <table:table-cell office:value-type="float" office:value="273.1027" calcext:value-type="float">
            <text:p>273.1027</text:p>
          </table:table-cell>
          <table:table-cell office:value-type="float" office:value="896.5156" calcext:value-type="float">
            <text:p>896.5156</text:p>
          </table:table-cell>
          <table:table-cell office:value-type="float" office:value="852.6536" calcext:value-type="float">
            <text:p>852.6536</text:p>
          </table:table-cell>
          <table:table-cell office:value-type="float" office:value="833.779" calcext:value-type="float">
            <text:p>833.779</text:p>
          </table:table-cell>
          <table:table-cell office:value-type="float" office:value="853.1896" calcext:value-type="float">
            <text:p>853.1896</text:p>
          </table:table-cell>
          <table:table-cell office:value-type="float" office:value="318.5231" calcext:value-type="float">
            <text:p>318.5231</text:p>
          </table:table-cell>
          <table:table-cell office:value-type="float" office:value="436.1601" calcext:value-type="float">
            <text:p>436.1601</text:p>
          </table:table-cell>
          <table:table-cell office:value-type="float" office:value="380.6094" calcext:value-type="float">
            <text:p>380.6094</text:p>
          </table:table-cell>
          <table:table-cell office:value-type="float" office:value="323.9403" calcext:value-type="float">
            <text:p>323.9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90.88633" calcext:value-type="float">
            <text:p>90.88633</text:p>
          </table:table-cell>
          <table:table-cell office:value-type="float" office:value="5397.08" calcext:value-type="float">
            <text:p>539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8499" calcext:value-type="float">
            <text:p>-0.178499</text:p>
          </table:table-cell>
          <table:table-cell office:value-type="float" office:value="-1.733613" calcext:value-type="float">
            <text:p>-1.733613</text:p>
          </table:table-cell>
          <table:table-cell office:value-type="float" office:value="0" calcext:value-type="float">
            <text:p>0</text:p>
          </table:table-cell>
          <table:table-cell office:value-type="float" office:value="47.39322" calcext:value-type="float">
            <text:p>47.39322</text:p>
          </table:table-cell>
          <table:table-cell office:value-type="float" office:value="7.852807" calcext:value-type="float">
            <text:p>7.852807</text:p>
          </table:table-cell>
          <table:table-cell office:value-type="float" office:value="0.0001159068" calcext:value-type="float">
            <text:p>0.0001159068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5306914" calcext:value-type="float">
            <text:p>0.005306914</text:p>
          </table:table-cell>
          <table:table-cell office:value-type="float" office:value="0.0007726087" calcext:value-type="float">
            <text:p>0.0007726087</text:p>
          </table:table-cell>
          <table:table-cell office:value-type="float" office:value="360" calcext:value-type="float">
            <text:p>360</text:p>
          </table:table-cell>
          <table:table-cell office:value-type="float" office:value="-0.2015201" calcext:value-type="float">
            <text:p>-0.2015201</text:p>
          </table:table-cell>
          <table:table-cell office:value-type="float" office:value="0" calcext:value-type="float">
            <text:p>0</text:p>
          </table:table-cell>
          <table:table-cell office:value-type="float" office:value="205.6731" calcext:value-type="float">
            <text:p>205.6731</text:p>
          </table:table-cell>
          <table:table-cell office:value-type="float" office:value="273.0995" calcext:value-type="float">
            <text:p>273.0995</text:p>
          </table:table-cell>
          <table:table-cell office:value-type="float" office:value="896.5068" calcext:value-type="float">
            <text:p>896.5068</text:p>
          </table:table-cell>
          <table:table-cell office:value-type="float" office:value="852.6486" calcext:value-type="float">
            <text:p>852.6486</text:p>
          </table:table-cell>
          <table:table-cell office:value-type="float" office:value="833.7753" calcext:value-type="float">
            <text:p>833.7753</text:p>
          </table:table-cell>
          <table:table-cell office:value-type="float" office:value="853.1866" calcext:value-type="float">
            <text:p>853.1866</text:p>
          </table:table-cell>
          <table:table-cell office:value-type="float" office:value="318.5221" calcext:value-type="float">
            <text:p>318.5221</text:p>
          </table:table-cell>
          <table:table-cell office:value-type="float" office:value="436.1591" calcext:value-type="float">
            <text:p>436.1591</text:p>
          </table:table-cell>
          <table:table-cell office:value-type="float" office:value="380.6088" calcext:value-type="float">
            <text:p>380.6088</text:p>
          </table:table-cell>
          <table:table-cell office:value-type="float" office:value="323.9395" calcext:value-type="float">
            <text:p>323.9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90.86697" calcext:value-type="float">
            <text:p>90.86697</text:p>
          </table:table-cell>
          <table:table-cell office:value-type="float" office:value="5397.07" calcext:value-type="float">
            <text:p>5397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73334" calcext:value-type="float">
            <text:p>-0.1973334</text:p>
          </table:table-cell>
          <table:table-cell office:value-type="float" office:value="-1.458556" calcext:value-type="float">
            <text:p>-1.458556</text:p>
          </table:table-cell>
          <table:table-cell office:value-type="float" office:value="0" calcext:value-type="float">
            <text:p>0</text:p>
          </table:table-cell>
          <table:table-cell office:value-type="float" office:value="47.36062" calcext:value-type="float">
            <text:p>47.36062</text:p>
          </table:table-cell>
          <table:table-cell office:value-type="float" office:value="7.849401" calcext:value-type="float">
            <text:p>7.849401</text:p>
          </table:table-cell>
          <table:table-cell office:value-type="float" office:value="0.000151762" calcext:value-type="float">
            <text:p>0.000151762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5836834" calcext:value-type="float">
            <text:p>0.005836834</text:p>
          </table:table-cell>
          <table:table-cell office:value-type="float" office:value="-0.001584917" calcext:value-type="float">
            <text:p>-0.001584917</text:p>
          </table:table-cell>
          <table:table-cell office:value-type="float" office:value="360" calcext:value-type="float">
            <text:p>360</text:p>
          </table:table-cell>
          <table:table-cell office:value-type="float" office:value="-0.2184911" calcext:value-type="float">
            <text:p>-0.2184911</text:p>
          </table:table-cell>
          <table:table-cell office:value-type="float" office:value="0" calcext:value-type="float">
            <text:p>0</text:p>
          </table:table-cell>
          <table:table-cell office:value-type="float" office:value="205.6718" calcext:value-type="float">
            <text:p>205.6718</text:p>
          </table:table-cell>
          <table:table-cell office:value-type="float" office:value="273.0965" calcext:value-type="float">
            <text:p>273.0965</text:p>
          </table:table-cell>
          <table:table-cell office:value-type="float" office:value="896.4981" calcext:value-type="float">
            <text:p>896.4981</text:p>
          </table:table-cell>
          <table:table-cell office:value-type="float" office:value="852.6436" calcext:value-type="float">
            <text:p>852.6436</text:p>
          </table:table-cell>
          <table:table-cell office:value-type="float" office:value="833.773" calcext:value-type="float">
            <text:p>833.773</text:p>
          </table:table-cell>
          <table:table-cell office:value-type="float" office:value="853.1838" calcext:value-type="float">
            <text:p>853.1838</text:p>
          </table:table-cell>
          <table:table-cell office:value-type="float" office:value="318.521" calcext:value-type="float">
            <text:p>318.521</text:p>
          </table:table-cell>
          <table:table-cell office:value-type="float" office:value="436.1583" calcext:value-type="float">
            <text:p>436.1583</text:p>
          </table:table-cell>
          <table:table-cell office:value-type="float" office:value="380.6082" calcext:value-type="float">
            <text:p>380.6082</text:p>
          </table:table-cell>
          <table:table-cell office:value-type="float" office:value="323.9388" calcext:value-type="float">
            <text:p>323.9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90.84614" calcext:value-type="float">
            <text:p>90.84614</text:p>
          </table:table-cell>
          <table:table-cell office:value-type="float" office:value="5397.061" calcext:value-type="float">
            <text:p>5397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92442" calcext:value-type="float">
            <text:p>-0.2292442</text:p>
          </table:table-cell>
          <table:table-cell office:value-type="float" office:value="-1.920123" calcext:value-type="float">
            <text:p>-1.920123</text:p>
          </table:table-cell>
          <table:table-cell office:value-type="float" office:value="0" calcext:value-type="float">
            <text:p>0</text:p>
          </table:table-cell>
          <table:table-cell office:value-type="float" office:value="47.32557" calcext:value-type="float">
            <text:p>47.32557</text:p>
          </table:table-cell>
          <table:table-cell office:value-type="float" office:value="7.845047" calcext:value-type="float">
            <text:p>7.845047</text:p>
          </table:table-cell>
          <table:table-cell office:value-type="float" office:value="0.00019555" calcext:value-type="float">
            <text:p>0.0001955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6272645" calcext:value-type="float">
            <text:p>0.006272645</text:p>
          </table:table-cell>
          <table:table-cell office:value-type="float" office:value="-0.005124948" calcext:value-type="float">
            <text:p>-0.005124948</text:p>
          </table:table-cell>
          <table:table-cell office:value-type="float" office:value="360" calcext:value-type="float">
            <text:p>360</text:p>
          </table:table-cell>
          <table:table-cell office:value-type="float" office:value="-0.2472539" calcext:value-type="float">
            <text:p>-0.2472539</text:p>
          </table:table-cell>
          <table:table-cell office:value-type="float" office:value="0" calcext:value-type="float">
            <text:p>0</text:p>
          </table:table-cell>
          <table:table-cell office:value-type="float" office:value="205.6705" calcext:value-type="float">
            <text:p>205.6705</text:p>
          </table:table-cell>
          <table:table-cell office:value-type="float" office:value="273.0936" calcext:value-type="float">
            <text:p>273.0936</text:p>
          </table:table-cell>
          <table:table-cell office:value-type="float" office:value="896.4893" calcext:value-type="float">
            <text:p>896.4893</text:p>
          </table:table-cell>
          <table:table-cell office:value-type="float" office:value="852.6388" calcext:value-type="float">
            <text:p>852.6388</text:p>
          </table:table-cell>
          <table:table-cell office:value-type="float" office:value="833.771" calcext:value-type="float">
            <text:p>833.771</text:p>
          </table:table-cell>
          <table:table-cell office:value-type="float" office:value="853.1811" calcext:value-type="float">
            <text:p>853.1811</text:p>
          </table:table-cell>
          <table:table-cell office:value-type="float" office:value="318.5201" calcext:value-type="float">
            <text:p>318.5201</text:p>
          </table:table-cell>
          <table:table-cell office:value-type="float" office:value="436.1574" calcext:value-type="float">
            <text:p>436.1574</text:p>
          </table:table-cell>
          <table:table-cell office:value-type="float" office:value="380.6077" calcext:value-type="float">
            <text:p>380.6077</text:p>
          </table:table-cell>
          <table:table-cell office:value-type="float" office:value="323.9381" calcext:value-type="float">
            <text:p>323.9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90.82355" calcext:value-type="float">
            <text:p>90.82355</text:p>
          </table:table-cell>
          <table:table-cell office:value-type="float" office:value="5397.052" calcext:value-type="float">
            <text:p>5397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2201" calcext:value-type="float">
            <text:p>-0.252201</text:p>
          </table:table-cell>
          <table:table-cell office:value-type="float" office:value="-1.730527" calcext:value-type="float">
            <text:p>-1.730527</text:p>
          </table:table-cell>
          <table:table-cell office:value-type="float" office:value="0" calcext:value-type="float">
            <text:p>0</text:p>
          </table:table-cell>
          <table:table-cell office:value-type="float" office:value="47.28822" calcext:value-type="float">
            <text:p>47.28822</text:p>
          </table:table-cell>
          <table:table-cell office:value-type="float" office:value="7.839862" calcext:value-type="float">
            <text:p>7.839862</text:p>
          </table:table-cell>
          <table:table-cell office:value-type="float" office:value="0.000247665" calcext:value-type="float">
            <text:p>0.00024766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6876328" calcext:value-type="float">
            <text:p>0.006876328</text:p>
          </table:table-cell>
          <table:table-cell office:value-type="float" office:value="-0.00592648" calcext:value-type="float">
            <text:p>-0.00592648</text:p>
          </table:table-cell>
          <table:table-cell office:value-type="float" office:value="360" calcext:value-type="float">
            <text:p>360</text:p>
          </table:table-cell>
          <table:table-cell office:value-type="float" office:value="-0.2699607" calcext:value-type="float">
            <text:p>-0.2699607</text:p>
          </table:table-cell>
          <table:table-cell office:value-type="float" office:value="0" calcext:value-type="float">
            <text:p>0</text:p>
          </table:table-cell>
          <table:table-cell office:value-type="float" office:value="205.6698" calcext:value-type="float">
            <text:p>205.6698</text:p>
          </table:table-cell>
          <table:table-cell office:value-type="float" office:value="273.0907" calcext:value-type="float">
            <text:p>273.0907</text:p>
          </table:table-cell>
          <table:table-cell office:value-type="float" office:value="896.4802" calcext:value-type="float">
            <text:p>896.4802</text:p>
          </table:table-cell>
          <table:table-cell office:value-type="float" office:value="852.6337" calcext:value-type="float">
            <text:p>852.6337</text:p>
          </table:table-cell>
          <table:table-cell office:value-type="float" office:value="833.7689" calcext:value-type="float">
            <text:p>833.7689</text:p>
          </table:table-cell>
          <table:table-cell office:value-type="float" office:value="853.1783" calcext:value-type="float">
            <text:p>853.1783</text:p>
          </table:table-cell>
          <table:table-cell office:value-type="float" office:value="318.5193" calcext:value-type="float">
            <text:p>318.5193</text:p>
          </table:table-cell>
          <table:table-cell office:value-type="float" office:value="436.1565" calcext:value-type="float">
            <text:p>436.1565</text:p>
          </table:table-cell>
          <table:table-cell office:value-type="float" office:value="380.6071" calcext:value-type="float">
            <text:p>380.6071</text:p>
          </table:table-cell>
          <table:table-cell office:value-type="float" office:value="323.9374" calcext:value-type="float">
            <text:p>323.93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90.80069" calcext:value-type="float">
            <text:p>90.80069</text:p>
          </table:table-cell>
          <table:table-cell office:value-type="float" office:value="5397.043" calcext:value-type="float">
            <text:p>5397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78761" calcext:value-type="float">
            <text:p>-0.2778761</text:p>
          </table:table-cell>
          <table:table-cell office:value-type="float" office:value="-1.651916" calcext:value-type="float">
            <text:p>-1.651916</text:p>
          </table:table-cell>
          <table:table-cell office:value-type="float" office:value="0" calcext:value-type="float">
            <text:p>0</text:p>
          </table:table-cell>
          <table:table-cell office:value-type="float" office:value="47.25064" calcext:value-type="float">
            <text:p>47.25064</text:p>
          </table:table-cell>
          <table:table-cell office:value-type="float" office:value="7.834702" calcext:value-type="float">
            <text:p>7.834702</text:p>
          </table:table-cell>
          <table:table-cell office:value-type="float" office:value="0.0003060644" calcext:value-type="float">
            <text:p>0.0003060644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746382" calcext:value-type="float">
            <text:p>0.00746382</text:p>
          </table:table-cell>
          <table:table-cell office:value-type="float" office:value="-0.006708069" calcext:value-type="float">
            <text:p>-0.006708069</text:p>
          </table:table-cell>
          <table:table-cell office:value-type="float" office:value="360" calcext:value-type="float">
            <text:p>360</text:p>
          </table:table-cell>
          <table:table-cell office:value-type="float" office:value="-0.2953834" calcext:value-type="float">
            <text:p>-0.2953834</text:p>
          </table:table-cell>
          <table:table-cell office:value-type="float" office:value="0" calcext:value-type="float">
            <text:p>0</text:p>
          </table:table-cell>
          <table:table-cell office:value-type="float" office:value="205.6687" calcext:value-type="float">
            <text:p>205.6687</text:p>
          </table:table-cell>
          <table:table-cell office:value-type="float" office:value="273.0879" calcext:value-type="float">
            <text:p>273.0879</text:p>
          </table:table-cell>
          <table:table-cell office:value-type="float" office:value="896.4709" calcext:value-type="float">
            <text:p>896.4709</text:p>
          </table:table-cell>
          <table:table-cell office:value-type="float" office:value="852.6287" calcext:value-type="float">
            <text:p>852.6287</text:p>
          </table:table-cell>
          <table:table-cell office:value-type="float" office:value="833.7668" calcext:value-type="float">
            <text:p>833.7668</text:p>
          </table:table-cell>
          <table:table-cell office:value-type="float" office:value="853.1756" calcext:value-type="float">
            <text:p>853.1756</text:p>
          </table:table-cell>
          <table:table-cell office:value-type="float" office:value="318.5185" calcext:value-type="float">
            <text:p>318.5185</text:p>
          </table:table-cell>
          <table:table-cell office:value-type="float" office:value="436.1556" calcext:value-type="float">
            <text:p>436.1556</text:p>
          </table:table-cell>
          <table:table-cell office:value-type="float" office:value="380.6065" calcext:value-type="float">
            <text:p>380.6065</text:p>
          </table:table-cell>
          <table:table-cell office:value-type="float" office:value="323.9366" calcext:value-type="float">
            <text:p>323.93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90.77645" calcext:value-type="float">
            <text:p>90.77645</text:p>
          </table:table-cell>
          <table:table-cell office:value-type="float" office:value="5397.035" calcext:value-type="float">
            <text:p>5397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37375" calcext:value-type="float">
            <text:p>-0.3037375</text:p>
          </table:table-cell>
          <table:table-cell office:value-type="float" office:value="-1.544461" calcext:value-type="float">
            <text:p>-1.544461</text:p>
          </table:table-cell>
          <table:table-cell office:value-type="float" office:value="0" calcext:value-type="float">
            <text:p>0</text:p>
          </table:table-cell>
          <table:table-cell office:value-type="float" office:value="47.21136" calcext:value-type="float">
            <text:p>47.21136</text:p>
          </table:table-cell>
          <table:table-cell office:value-type="float" office:value="7.8284" calcext:value-type="float">
            <text:p>7.8284</text:p>
          </table:table-cell>
          <table:table-cell office:value-type="float" office:value="0.0003683937" calcext:value-type="float">
            <text:p>0.0003683937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8045433" calcext:value-type="float">
            <text:p>0.008045433</text:p>
          </table:table-cell>
          <table:table-cell office:value-type="float" office:value="-0.007467716" calcext:value-type="float">
            <text:p>-0.007467716</text:p>
          </table:table-cell>
          <table:table-cell office:value-type="float" office:value="360" calcext:value-type="float">
            <text:p>360</text:p>
          </table:table-cell>
          <table:table-cell office:value-type="float" office:value="-0.3210044" calcext:value-type="float">
            <text:p>-0.3210044</text:p>
          </table:table-cell>
          <table:table-cell office:value-type="float" office:value="0" calcext:value-type="float">
            <text:p>0</text:p>
          </table:table-cell>
          <table:table-cell office:value-type="float" office:value="205.6681" calcext:value-type="float">
            <text:p>205.6681</text:p>
          </table:table-cell>
          <table:table-cell office:value-type="float" office:value="273.0849" calcext:value-type="float">
            <text:p>273.0849</text:p>
          </table:table-cell>
          <table:table-cell office:value-type="float" office:value="896.4615" calcext:value-type="float">
            <text:p>896.4615</text:p>
          </table:table-cell>
          <table:table-cell office:value-type="float" office:value="852.6237" calcext:value-type="float">
            <text:p>852.6237</text:p>
          </table:table-cell>
          <table:table-cell office:value-type="float" office:value="833.7647" calcext:value-type="float">
            <text:p>833.7647</text:p>
          </table:table-cell>
          <table:table-cell office:value-type="float" office:value="853.1729" calcext:value-type="float">
            <text:p>853.1729</text:p>
          </table:table-cell>
          <table:table-cell office:value-type="float" office:value="318.5177" calcext:value-type="float">
            <text:p>318.5177</text:p>
          </table:table-cell>
          <table:table-cell office:value-type="float" office:value="436.1547" calcext:value-type="float">
            <text:p>436.1547</text:p>
          </table:table-cell>
          <table:table-cell office:value-type="float" office:value="380.6059" calcext:value-type="float">
            <text:p>380.6059</text:p>
          </table:table-cell>
          <table:table-cell office:value-type="float" office:value="323.9359" calcext:value-type="float">
            <text:p>323.9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90.7515" calcext:value-type="float">
            <text:p>90.7515</text:p>
          </table:table-cell>
          <table:table-cell office:value-type="float" office:value="5397.027" calcext:value-type="float">
            <text:p>5397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84193" calcext:value-type="float">
            <text:p>-0.3284193</text:p>
          </table:table-cell>
          <table:table-cell office:value-type="float" office:value="-1.554029" calcext:value-type="float">
            <text:p>-1.554029</text:p>
          </table:table-cell>
          <table:table-cell office:value-type="float" office:value="0" calcext:value-type="float">
            <text:p>0</text:p>
          </table:table-cell>
          <table:table-cell office:value-type="float" office:value="47.17136" calcext:value-type="float">
            <text:p>47.17136</text:p>
          </table:table-cell>
          <table:table-cell office:value-type="float" office:value="7.821557" calcext:value-type="float">
            <text:p>7.821557</text:p>
          </table:table-cell>
          <table:table-cell office:value-type="float" office:value="0.0004327724" calcext:value-type="float">
            <text:p>0.0004327724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8627402" calcext:value-type="float">
            <text:p>0.008627402</text:p>
          </table:table-cell>
          <table:table-cell office:value-type="float" office:value="-0.008204388" calcext:value-type="float">
            <text:p>-0.008204388</text:p>
          </table:table-cell>
          <table:table-cell office:value-type="float" office:value="360" calcext:value-type="float">
            <text:p>360</text:p>
          </table:table-cell>
          <table:table-cell office:value-type="float" office:value="-0.3454671" calcext:value-type="float">
            <text:p>-0.3454671</text:p>
          </table:table-cell>
          <table:table-cell office:value-type="float" office:value="0" calcext:value-type="float">
            <text:p>0</text:p>
          </table:table-cell>
          <table:table-cell office:value-type="float" office:value="205.6675" calcext:value-type="float">
            <text:p>205.6675</text:p>
          </table:table-cell>
          <table:table-cell office:value-type="float" office:value="273.0819" calcext:value-type="float">
            <text:p>273.0819</text:p>
          </table:table-cell>
          <table:table-cell office:value-type="float" office:value="896.4522" calcext:value-type="float">
            <text:p>896.4522</text:p>
          </table:table-cell>
          <table:table-cell office:value-type="float" office:value="852.6187" calcext:value-type="float">
            <text:p>852.6187</text:p>
          </table:table-cell>
          <table:table-cell office:value-type="float" office:value="833.7627" calcext:value-type="float">
            <text:p>833.7627</text:p>
          </table:table-cell>
          <table:table-cell office:value-type="float" office:value="853.1701" calcext:value-type="float">
            <text:p>853.1701</text:p>
          </table:table-cell>
          <table:table-cell office:value-type="float" office:value="318.5169" calcext:value-type="float">
            <text:p>318.5169</text:p>
          </table:table-cell>
          <table:table-cell office:value-type="float" office:value="436.1538" calcext:value-type="float">
            <text:p>436.1538</text:p>
          </table:table-cell>
          <table:table-cell office:value-type="float" office:value="380.6053" calcext:value-type="float">
            <text:p>380.6053</text:p>
          </table:table-cell>
          <table:table-cell office:value-type="float" office:value="323.9352" calcext:value-type="float">
            <text:p>323.9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90.7254" calcext:value-type="float">
            <text:p>90.7254</text:p>
          </table:table-cell>
          <table:table-cell office:value-type="float" office:value="5397.02" calcext:value-type="float">
            <text:p>539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35653" calcext:value-type="float">
            <text:p>-0.3535653</text:p>
          </table:table-cell>
          <table:table-cell office:value-type="float" office:value="-1.4518" calcext:value-type="float">
            <text:p>-1.4518</text:p>
          </table:table-cell>
          <table:table-cell office:value-type="float" office:value="0" calcext:value-type="float">
            <text:p>0</text:p>
          </table:table-cell>
          <table:table-cell office:value-type="float" office:value="47.13037" calcext:value-type="float">
            <text:p>47.13037</text:p>
          </table:table-cell>
          <table:table-cell office:value-type="float" office:value="7.813983" calcext:value-type="float">
            <text:p>7.813983</text:p>
          </table:table-cell>
          <table:table-cell office:value-type="float" office:value="0.0005002808" calcext:value-type="float">
            <text:p>0.0005002808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9209656" calcext:value-type="float">
            <text:p>0.009209656</text:p>
          </table:table-cell>
          <table:table-cell office:value-type="float" office:value="-0.008917726" calcext:value-type="float">
            <text:p>-0.008917726</text:p>
          </table:table-cell>
          <table:table-cell office:value-type="float" office:value="360" calcext:value-type="float">
            <text:p>360</text:p>
          </table:table-cell>
          <table:table-cell office:value-type="float" office:value="-0.3704145" calcext:value-type="float">
            <text:p>-0.3704145</text:p>
          </table:table-cell>
          <table:table-cell office:value-type="float" office:value="0" calcext:value-type="float">
            <text:p>0</text:p>
          </table:table-cell>
          <table:table-cell office:value-type="float" office:value="205.6675" calcext:value-type="float">
            <text:p>205.6675</text:p>
          </table:table-cell>
          <table:table-cell office:value-type="float" office:value="273.0782" calcext:value-type="float">
            <text:p>273.0782</text:p>
          </table:table-cell>
          <table:table-cell office:value-type="float" office:value="896.4427" calcext:value-type="float">
            <text:p>896.4427</text:p>
          </table:table-cell>
          <table:table-cell office:value-type="float" office:value="852.6136" calcext:value-type="float">
            <text:p>852.6136</text:p>
          </table:table-cell>
          <table:table-cell office:value-type="float" office:value="833.7605" calcext:value-type="float">
            <text:p>833.7605</text:p>
          </table:table-cell>
          <table:table-cell office:value-type="float" office:value="853.1674" calcext:value-type="float">
            <text:p>853.1674</text:p>
          </table:table-cell>
          <table:table-cell office:value-type="float" office:value="318.5161" calcext:value-type="float">
            <text:p>318.5161</text:p>
          </table:table-cell>
          <table:table-cell office:value-type="float" office:value="436.1529" calcext:value-type="float">
            <text:p>436.1529</text:p>
          </table:table-cell>
          <table:table-cell office:value-type="float" office:value="380.6047" calcext:value-type="float">
            <text:p>380.6047</text:p>
          </table:table-cell>
          <table:table-cell office:value-type="float" office:value="323.9344" calcext:value-type="float">
            <text:p>323.9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90.69501" calcext:value-type="float">
            <text:p>90.69501</text:p>
          </table:table-cell>
          <table:table-cell office:value-type="float" office:value="5397.01" calcext:value-type="float">
            <text:p>539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60129" calcext:value-type="float">
            <text:p>-0.3760129</text:p>
          </table:table-cell>
          <table:table-cell office:value-type="float" office:value="-1.314374" calcext:value-type="float">
            <text:p>-1.314374</text:p>
          </table:table-cell>
          <table:table-cell office:value-type="float" office:value="0" calcext:value-type="float">
            <text:p>0</text:p>
          </table:table-cell>
          <table:table-cell office:value-type="float" office:value="47.08782" calcext:value-type="float">
            <text:p>47.08782</text:p>
          </table:table-cell>
          <table:table-cell office:value-type="float" office:value="7.803753" calcext:value-type="float">
            <text:p>7.803753</text:p>
          </table:table-cell>
          <table:table-cell office:value-type="float" office:value="0.0005593865" calcext:value-type="float">
            <text:p>0.000559386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09794343" calcext:value-type="float">
            <text:p>0.009794343</text:p>
          </table:table-cell>
          <table:table-cell office:value-type="float" office:value="-0.009614571" calcext:value-type="float">
            <text:p>-0.009614571</text:p>
          </table:table-cell>
          <table:table-cell office:value-type="float" office:value="360" calcext:value-type="float">
            <text:p>360</text:p>
          </table:table-cell>
          <table:table-cell office:value-type="float" office:value="-0.3926908" calcext:value-type="float">
            <text:p>-0.3926908</text:p>
          </table:table-cell>
          <table:table-cell office:value-type="float" office:value="0" calcext:value-type="float">
            <text:p>0</text:p>
          </table:table-cell>
          <table:table-cell office:value-type="float" office:value="205.6675" calcext:value-type="float">
            <text:p>205.6675</text:p>
          </table:table-cell>
          <table:table-cell office:value-type="float" office:value="273.074" calcext:value-type="float">
            <text:p>273.074</text:p>
          </table:table-cell>
          <table:table-cell office:value-type="float" office:value="896.4315" calcext:value-type="float">
            <text:p>896.4315</text:p>
          </table:table-cell>
          <table:table-cell office:value-type="float" office:value="852.6078" calcext:value-type="float">
            <text:p>852.6078</text:p>
          </table:table-cell>
          <table:table-cell office:value-type="float" office:value="833.7578" calcext:value-type="float">
            <text:p>833.7578</text:p>
          </table:table-cell>
          <table:table-cell office:value-type="float" office:value="853.1647" calcext:value-type="float">
            <text:p>853.1647</text:p>
          </table:table-cell>
          <table:table-cell office:value-type="float" office:value="318.5153" calcext:value-type="float">
            <text:p>318.5153</text:p>
          </table:table-cell>
          <table:table-cell office:value-type="float" office:value="436.152" calcext:value-type="float">
            <text:p>436.152</text:p>
          </table:table-cell>
          <table:table-cell office:value-type="float" office:value="380.6042" calcext:value-type="float">
            <text:p>380.6042</text:p>
          </table:table-cell>
          <table:table-cell office:value-type="float" office:value="323.9337" calcext:value-type="float">
            <text:p>323.93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90.66531" calcext:value-type="float">
            <text:p>90.66531</text:p>
          </table:table-cell>
          <table:table-cell office:value-type="float" office:value="5396.996" calcext:value-type="float">
            <text:p>5396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59172" calcext:value-type="float">
            <text:p>-0.4059172</text:p>
          </table:table-cell>
          <table:table-cell office:value-type="float" office:value="-1.140673" calcext:value-type="float">
            <text:p>-1.140673</text:p>
          </table:table-cell>
          <table:table-cell office:value-type="float" office:value="0" calcext:value-type="float">
            <text:p>0</text:p>
          </table:table-cell>
          <table:table-cell office:value-type="float" office:value="47.04603" calcext:value-type="float">
            <text:p>47.04603</text:p>
          </table:table-cell>
          <table:table-cell office:value-type="float" office:value="7.794455" calcext:value-type="float">
            <text:p>7.794455</text:p>
          </table:table-cell>
          <table:table-cell office:value-type="float" office:value="0.0006093514" calcext:value-type="float">
            <text:p>0.0006093514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037649" calcext:value-type="float">
            <text:p>0.01037649</text:p>
          </table:table-cell>
          <table:table-cell office:value-type="float" office:value="-0.01030564" calcext:value-type="float">
            <text:p>-0.01030564</text:p>
          </table:table-cell>
          <table:table-cell office:value-type="float" office:value="360" calcext:value-type="float">
            <text:p>360</text:p>
          </table:table-cell>
          <table:table-cell office:value-type="float" office:value="-0.4224362" calcext:value-type="float">
            <text:p>-0.4224362</text:p>
          </table:table-cell>
          <table:table-cell office:value-type="float" office:value="0" calcext:value-type="float">
            <text:p>0</text:p>
          </table:table-cell>
          <table:table-cell office:value-type="float" office:value="205.6678" calcext:value-type="float">
            <text:p>205.6678</text:p>
          </table:table-cell>
          <table:table-cell office:value-type="float" office:value="273.0699" calcext:value-type="float">
            <text:p>273.0699</text:p>
          </table:table-cell>
          <table:table-cell office:value-type="float" office:value="896.4185" calcext:value-type="float">
            <text:p>896.4185</text:p>
          </table:table-cell>
          <table:table-cell office:value-type="float" office:value="852.5997" calcext:value-type="float">
            <text:p>852.5997</text:p>
          </table:table-cell>
          <table:table-cell office:value-type="float" office:value="833.7541" calcext:value-type="float">
            <text:p>833.7541</text:p>
          </table:table-cell>
          <table:table-cell office:value-type="float" office:value="853.1619" calcext:value-type="float">
            <text:p>853.1619</text:p>
          </table:table-cell>
          <table:table-cell office:value-type="float" office:value="318.5146" calcext:value-type="float">
            <text:p>318.5146</text:p>
          </table:table-cell>
          <table:table-cell office:value-type="float" office:value="436.1511" calcext:value-type="float">
            <text:p>436.1511</text:p>
          </table:table-cell>
          <table:table-cell office:value-type="float" office:value="380.6036" calcext:value-type="float">
            <text:p>380.6036</text:p>
          </table:table-cell>
          <table:table-cell office:value-type="float" office:value="323.933" calcext:value-type="float">
            <text:p>323.9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90.64182" calcext:value-type="float">
            <text:p>90.64182</text:p>
          </table:table-cell>
          <table:table-cell office:value-type="float" office:value="5396.983" calcext:value-type="float">
            <text:p>5396.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30668" calcext:value-type="float">
            <text:p>-0.4330668</text:p>
          </table:table-cell>
          <table:table-cell office:value-type="float" office:value="-1.000889" calcext:value-type="float">
            <text:p>-1.000889</text:p>
          </table:table-cell>
          <table:table-cell office:value-type="float" office:value="0" calcext:value-type="float">
            <text:p>0</text:p>
          </table:table-cell>
          <table:table-cell office:value-type="float" office:value="47.0076" calcext:value-type="float">
            <text:p>47.0076</text:p>
          </table:table-cell>
          <table:table-cell office:value-type="float" office:value="7.789319" calcext:value-type="float">
            <text:p>7.789319</text:p>
          </table:table-cell>
          <table:table-cell office:value-type="float" office:value="0.0006597618" calcext:value-type="float">
            <text:p>0.0006597618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095852" calcext:value-type="float">
            <text:p>0.01095852</text:p>
          </table:table-cell>
          <table:table-cell office:value-type="float" office:value="-0.01098949" calcext:value-type="float">
            <text:p>-0.01098949</text:p>
          </table:table-cell>
          <table:table-cell office:value-type="float" office:value="360" calcext:value-type="float">
            <text:p>360</text:p>
          </table:table-cell>
          <table:table-cell office:value-type="float" office:value="-0.4494336" calcext:value-type="float">
            <text:p>-0.4494336</text:p>
          </table:table-cell>
          <table:table-cell office:value-type="float" office:value="0" calcext:value-type="float">
            <text:p>0</text:p>
          </table:table-cell>
          <table:table-cell office:value-type="float" office:value="205.6675" calcext:value-type="float">
            <text:p>205.6675</text:p>
          </table:table-cell>
          <table:table-cell office:value-type="float" office:value="273.0667" calcext:value-type="float">
            <text:p>273.0667</text:p>
          </table:table-cell>
          <table:table-cell office:value-type="float" office:value="896.4073" calcext:value-type="float">
            <text:p>896.4073</text:p>
          </table:table-cell>
          <table:table-cell office:value-type="float" office:value="852.5916" calcext:value-type="float">
            <text:p>852.5916</text:p>
          </table:table-cell>
          <table:table-cell office:value-type="float" office:value="833.7505" calcext:value-type="float">
            <text:p>833.7505</text:p>
          </table:table-cell>
          <table:table-cell office:value-type="float" office:value="853.1591" calcext:value-type="float">
            <text:p>853.1591</text:p>
          </table:table-cell>
          <table:table-cell office:value-type="float" office:value="318.5138" calcext:value-type="float">
            <text:p>318.5138</text:p>
          </table:table-cell>
          <table:table-cell office:value-type="float" office:value="436.1502" calcext:value-type="float">
            <text:p>436.1502</text:p>
          </table:table-cell>
          <table:table-cell office:value-type="float" office:value="380.603" calcext:value-type="float">
            <text:p>380.603</text:p>
          </table:table-cell>
          <table:table-cell office:value-type="float" office:value="323.9323" calcext:value-type="float">
            <text:p>323.9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90.61993" calcext:value-type="float">
            <text:p>90.61993</text:p>
          </table:table-cell>
          <table:table-cell office:value-type="float" office:value="5396.972" calcext:value-type="float">
            <text:p>5396.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51482" calcext:value-type="float">
            <text:p>-0.4551482</text:p>
          </table:table-cell>
          <table:table-cell office:value-type="float" office:value="-1.094391" calcext:value-type="float">
            <text:p>-1.094391</text:p>
          </table:table-cell>
          <table:table-cell office:value-type="float" office:value="0" calcext:value-type="float">
            <text:p>0</text:p>
          </table:table-cell>
          <table:table-cell office:value-type="float" office:value="46.97048" calcext:value-type="float">
            <text:p>46.97048</text:p>
          </table:table-cell>
          <table:table-cell office:value-type="float" office:value="7.784691" calcext:value-type="float">
            <text:p>7.784691</text:p>
          </table:table-cell>
          <table:table-cell office:value-type="float" office:value="0.0007095512" calcext:value-type="float">
            <text:p>0.0007095512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154051" calcext:value-type="float">
            <text:p>0.01154051</text:p>
          </table:table-cell>
          <table:table-cell office:value-type="float" office:value="-0.01166328" calcext:value-type="float">
            <text:p>-0.01166328</text:p>
          </table:table-cell>
          <table:table-cell office:value-type="float" office:value="360" calcext:value-type="float">
            <text:p>360</text:p>
          </table:table-cell>
          <table:table-cell office:value-type="float" office:value="-0.4713734" calcext:value-type="float">
            <text:p>-0.4713734</text:p>
          </table:table-cell>
          <table:table-cell office:value-type="float" office:value="0" calcext:value-type="float">
            <text:p>0</text:p>
          </table:table-cell>
          <table:table-cell office:value-type="float" office:value="205.6666" calcext:value-type="float">
            <text:p>205.6666</text:p>
          </table:table-cell>
          <table:table-cell office:value-type="float" office:value="273.064" calcext:value-type="float">
            <text:p>273.064</text:p>
          </table:table-cell>
          <table:table-cell office:value-type="float" office:value="896.3981" calcext:value-type="float">
            <text:p>896.3981</text:p>
          </table:table-cell>
          <table:table-cell office:value-type="float" office:value="852.5864" calcext:value-type="float">
            <text:p>852.5864</text:p>
          </table:table-cell>
          <table:table-cell office:value-type="float" office:value="833.7469" calcext:value-type="float">
            <text:p>833.7469</text:p>
          </table:table-cell>
          <table:table-cell office:value-type="float" office:value="853.1563" calcext:value-type="float">
            <text:p>853.1563</text:p>
          </table:table-cell>
          <table:table-cell office:value-type="float" office:value="318.513" calcext:value-type="float">
            <text:p>318.513</text:p>
          </table:table-cell>
          <table:table-cell office:value-type="float" office:value="436.1494" calcext:value-type="float">
            <text:p>436.1494</text:p>
          </table:table-cell>
          <table:table-cell office:value-type="float" office:value="380.6024" calcext:value-type="float">
            <text:p>380.6024</text:p>
          </table:table-cell>
          <table:table-cell office:value-type="float" office:value="323.9315" calcext:value-type="float">
            <text:p>323.93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90.59644" calcext:value-type="float">
            <text:p>90.59644</text:p>
          </table:table-cell>
          <table:table-cell office:value-type="float" office:value="5396.962" calcext:value-type="float">
            <text:p>5396.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43969" calcext:value-type="float">
            <text:p>-0.4743969</text:p>
          </table:table-cell>
          <table:table-cell office:value-type="float" office:value="-0.9821954" calcext:value-type="float">
            <text:p>-0.9821954</text:p>
          </table:table-cell>
          <table:table-cell office:value-type="float" office:value="0" calcext:value-type="float">
            <text:p>0</text:p>
          </table:table-cell>
          <table:table-cell office:value-type="float" office:value="46.93131" calcext:value-type="float">
            <text:p>46.93131</text:p>
          </table:table-cell>
          <table:table-cell office:value-type="float" office:value="7.778664" calcext:value-type="float">
            <text:p>7.778664</text:p>
          </table:table-cell>
          <table:table-cell office:value-type="float" office:value="0.0007597098" calcext:value-type="float">
            <text:p>0.0007597098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212265" calcext:value-type="float">
            <text:p>0.01212265</text:p>
          </table:table-cell>
          <table:table-cell office:value-type="float" office:value="-0.01232362" calcext:value-type="float">
            <text:p>-0.01232362</text:p>
          </table:table-cell>
          <table:table-cell office:value-type="float" office:value="360" calcext:value-type="float">
            <text:p>360</text:p>
          </table:table-cell>
          <table:table-cell office:value-type="float" office:value="-0.4904938" calcext:value-type="float">
            <text:p>-0.4904938</text:p>
          </table:table-cell>
          <table:table-cell office:value-type="float" office:value="0" calcext:value-type="float">
            <text:p>0</text:p>
          </table:table-cell>
          <table:table-cell office:value-type="float" office:value="205.6659" calcext:value-type="float">
            <text:p>205.6659</text:p>
          </table:table-cell>
          <table:table-cell office:value-type="float" office:value="273.0612" calcext:value-type="float">
            <text:p>273.0612</text:p>
          </table:table-cell>
          <table:table-cell office:value-type="float" office:value="896.389" calcext:value-type="float">
            <text:p>896.389</text:p>
          </table:table-cell>
          <table:table-cell office:value-type="float" office:value="852.5815" calcext:value-type="float">
            <text:p>852.5815</text:p>
          </table:table-cell>
          <table:table-cell office:value-type="float" office:value="833.7434" calcext:value-type="float">
            <text:p>833.7434</text:p>
          </table:table-cell>
          <table:table-cell office:value-type="float" office:value="853.1535" calcext:value-type="float">
            <text:p>853.1535</text:p>
          </table:table-cell>
          <table:table-cell office:value-type="float" office:value="318.5122" calcext:value-type="float">
            <text:p>318.5122</text:p>
          </table:table-cell>
          <table:table-cell office:value-type="float" office:value="436.1484" calcext:value-type="float">
            <text:p>436.1484</text:p>
          </table:table-cell>
          <table:table-cell office:value-type="float" office:value="380.6018" calcext:value-type="float">
            <text:p>380.6018</text:p>
          </table:table-cell>
          <table:table-cell office:value-type="float" office:value="323.9308" calcext:value-type="float">
            <text:p>323.93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90.57331" calcext:value-type="float">
            <text:p>90.57331</text:p>
          </table:table-cell>
          <table:table-cell office:value-type="float" office:value="5396.952" calcext:value-type="float">
            <text:p>5396.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60065" calcext:value-type="float">
            <text:p>-0.4960065</text:p>
          </table:table-cell>
          <table:table-cell office:value-type="float" office:value="-0.7536829" calcext:value-type="float">
            <text:p>-0.7536829</text:p>
          </table:table-cell>
          <table:table-cell office:value-type="float" office:value="0" calcext:value-type="float">
            <text:p>0</text:p>
          </table:table-cell>
          <table:table-cell office:value-type="float" office:value="46.89271" calcext:value-type="float">
            <text:p>46.89271</text:p>
          </table:table-cell>
          <table:table-cell office:value-type="float" office:value="7.773104" calcext:value-type="float">
            <text:p>7.773104</text:p>
          </table:table-cell>
          <table:table-cell office:value-type="float" office:value="0.0008114951" calcext:value-type="float">
            <text:p>0.0008114951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270506" calcext:value-type="float">
            <text:p>0.01270506</text:p>
          </table:table-cell>
          <table:table-cell office:value-type="float" office:value="-0.01296806" calcext:value-type="float">
            <text:p>-0.01296806</text:p>
          </table:table-cell>
          <table:table-cell office:value-type="float" office:value="360" calcext:value-type="float">
            <text:p>360</text:p>
          </table:table-cell>
          <table:table-cell office:value-type="float" office:value="-0.5119895" calcext:value-type="float">
            <text:p>-0.5119895</text:p>
          </table:table-cell>
          <table:table-cell office:value-type="float" office:value="0" calcext:value-type="float">
            <text:p>0</text:p>
          </table:table-cell>
          <table:table-cell office:value-type="float" office:value="205.6653" calcext:value-type="float">
            <text:p>205.6653</text:p>
          </table:table-cell>
          <table:table-cell office:value-type="float" office:value="273.058" calcext:value-type="float">
            <text:p>273.058</text:p>
          </table:table-cell>
          <table:table-cell office:value-type="float" office:value="896.3798" calcext:value-type="float">
            <text:p>896.3798</text:p>
          </table:table-cell>
          <table:table-cell office:value-type="float" office:value="852.5767" calcext:value-type="float">
            <text:p>852.5767</text:p>
          </table:table-cell>
          <table:table-cell office:value-type="float" office:value="833.7397" calcext:value-type="float">
            <text:p>833.7397</text:p>
          </table:table-cell>
          <table:table-cell office:value-type="float" office:value="853.1508" calcext:value-type="float">
            <text:p>853.1508</text:p>
          </table:table-cell>
          <table:table-cell office:value-type="float" office:value="318.5114" calcext:value-type="float">
            <text:p>318.5114</text:p>
          </table:table-cell>
          <table:table-cell office:value-type="float" office:value="436.1476" calcext:value-type="float">
            <text:p>436.1476</text:p>
          </table:table-cell>
          <table:table-cell office:value-type="float" office:value="380.6013" calcext:value-type="float">
            <text:p>380.6013</text:p>
          </table:table-cell>
          <table:table-cell office:value-type="float" office:value="323.9301" calcext:value-type="float">
            <text:p>323.93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90.54417" calcext:value-type="float">
            <text:p>90.54417</text:p>
          </table:table-cell>
          <table:table-cell office:value-type="float" office:value="5396.944" calcext:value-type="float">
            <text:p>5396.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36971" calcext:value-type="float">
            <text:p>-0.5136971</text:p>
          </table:table-cell>
          <table:table-cell office:value-type="float" office:value="-1.023052" calcext:value-type="float">
            <text:p>-1.023052</text:p>
          </table:table-cell>
          <table:table-cell office:value-type="float" office:value="0" calcext:value-type="float">
            <text:p>0</text:p>
          </table:table-cell>
          <table:table-cell office:value-type="float" office:value="46.85565" calcext:value-type="float">
            <text:p>46.85565</text:p>
          </table:table-cell>
          <table:table-cell office:value-type="float" office:value="7.762089" calcext:value-type="float">
            <text:p>7.762089</text:p>
          </table:table-cell>
          <table:table-cell office:value-type="float" office:value="0.0008470084" calcext:value-type="float">
            <text:p>0.0008470084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332971" calcext:value-type="float">
            <text:p>0.01332971</text:p>
          </table:table-cell>
          <table:table-cell office:value-type="float" office:value="-0.01314851" calcext:value-type="float">
            <text:p>-0.01314851</text:p>
          </table:table-cell>
          <table:table-cell office:value-type="float" office:value="360" calcext:value-type="float">
            <text:p>360</text:p>
          </table:table-cell>
          <table:table-cell office:value-type="float" office:value="-0.5300888" calcext:value-type="float">
            <text:p>-0.5300888</text:p>
          </table:table-cell>
          <table:table-cell office:value-type="float" office:value="0" calcext:value-type="float">
            <text:p>0</text:p>
          </table:table-cell>
          <table:table-cell office:value-type="float" office:value="205.6649" calcext:value-type="float">
            <text:p>205.6649</text:p>
          </table:table-cell>
          <table:table-cell office:value-type="float" office:value="273.0547" calcext:value-type="float">
            <text:p>273.0547</text:p>
          </table:table-cell>
          <table:table-cell office:value-type="float" office:value="896.3706" calcext:value-type="float">
            <text:p>896.3706</text:p>
          </table:table-cell>
          <table:table-cell office:value-type="float" office:value="852.5715" calcext:value-type="float">
            <text:p>852.5715</text:p>
          </table:table-cell>
          <table:table-cell office:value-type="float" office:value="833.7371" calcext:value-type="float">
            <text:p>833.7371</text:p>
          </table:table-cell>
          <table:table-cell office:value-type="float" office:value="853.1483" calcext:value-type="float">
            <text:p>853.1483</text:p>
          </table:table-cell>
          <table:table-cell office:value-type="float" office:value="318.5107" calcext:value-type="float">
            <text:p>318.5107</text:p>
          </table:table-cell>
          <table:table-cell office:value-type="float" office:value="436.1467" calcext:value-type="float">
            <text:p>436.1467</text:p>
          </table:table-cell>
          <table:table-cell office:value-type="float" office:value="380.6007" calcext:value-type="float">
            <text:p>380.6007</text:p>
          </table:table-cell>
          <table:table-cell office:value-type="float" office:value="323.9294" calcext:value-type="float">
            <text:p>323.92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90.51267" calcext:value-type="float">
            <text:p>90.51267</text:p>
          </table:table-cell>
          <table:table-cell office:value-type="float" office:value="5396.928" calcext:value-type="float">
            <text:p>5396.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03215" calcext:value-type="float">
            <text:p>-0.5603215</text:p>
          </table:table-cell>
          <table:table-cell office:value-type="float" office:value="-2.280891" calcext:value-type="float">
            <text:p>-2.280891</text:p>
          </table:table-cell>
          <table:table-cell office:value-type="float" office:value="0" calcext:value-type="float">
            <text:p>0</text:p>
          </table:table-cell>
          <table:table-cell office:value-type="float" office:value="46.82426" calcext:value-type="float">
            <text:p>46.82426</text:p>
          </table:table-cell>
          <table:table-cell office:value-type="float" office:value="7.751203" calcext:value-type="float">
            <text:p>7.751203</text:p>
          </table:table-cell>
          <table:table-cell office:value-type="float" office:value="0.00086915" calcext:value-type="float">
            <text:p>0.0008691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402851" calcext:value-type="float">
            <text:p>0.01402851</text:p>
          </table:table-cell>
          <table:table-cell office:value-type="float" office:value="-0.01282124" calcext:value-type="float">
            <text:p>-0.01282124</text:p>
          </table:table-cell>
          <table:table-cell office:value-type="float" office:value="360" calcext:value-type="float">
            <text:p>360</text:p>
          </table:table-cell>
          <table:table-cell office:value-type="float" office:value="-0.5777171" calcext:value-type="float">
            <text:p>-0.5777171</text:p>
          </table:table-cell>
          <table:table-cell office:value-type="float" office:value="0" calcext:value-type="float">
            <text:p>0</text:p>
          </table:table-cell>
          <table:table-cell office:value-type="float" office:value="205.6631" calcext:value-type="float">
            <text:p>205.6631</text:p>
          </table:table-cell>
          <table:table-cell office:value-type="float" office:value="273.0502" calcext:value-type="float">
            <text:p>273.0502</text:p>
          </table:table-cell>
          <table:table-cell office:value-type="float" office:value="896.3575" calcext:value-type="float">
            <text:p>896.3575</text:p>
          </table:table-cell>
          <table:table-cell office:value-type="float" office:value="852.5632" calcext:value-type="float">
            <text:p>852.5632</text:p>
          </table:table-cell>
          <table:table-cell office:value-type="float" office:value="833.7339" calcext:value-type="float">
            <text:p>833.7339</text:p>
          </table:table-cell>
          <table:table-cell office:value-type="float" office:value="853.1451" calcext:value-type="float">
            <text:p>853.1451</text:p>
          </table:table-cell>
          <table:table-cell office:value-type="float" office:value="318.5097" calcext:value-type="float">
            <text:p>318.5097</text:p>
          </table:table-cell>
          <table:table-cell office:value-type="float" office:value="436.1458" calcext:value-type="float">
            <text:p>436.1458</text:p>
          </table:table-cell>
          <table:table-cell office:value-type="float" office:value="380.6001" calcext:value-type="float">
            <text:p>380.6001</text:p>
          </table:table-cell>
          <table:table-cell office:value-type="float" office:value="323.9286" calcext:value-type="float">
            <text:p>323.9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90.4836" calcext:value-type="float">
            <text:p>90.4836</text:p>
          </table:table-cell>
          <table:table-cell office:value-type="float" office:value="5396.91" calcext:value-type="float">
            <text:p>539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9118" calcext:value-type="float">
            <text:p>-0.579118</text:p>
          </table:table-cell>
          <table:table-cell office:value-type="float" office:value="-1.995656" calcext:value-type="float">
            <text:p>-1.995656</text:p>
          </table:table-cell>
          <table:table-cell office:value-type="float" office:value="0" calcext:value-type="float">
            <text:p>0</text:p>
          </table:table-cell>
          <table:table-cell office:value-type="float" office:value="46.78689" calcext:value-type="float">
            <text:p>46.78689</text:p>
          </table:table-cell>
          <table:table-cell office:value-type="float" office:value="7.743734" calcext:value-type="float">
            <text:p>7.743734</text:p>
          </table:table-cell>
          <table:table-cell office:value-type="float" office:value="0.0009146737" calcext:value-type="float">
            <text:p>0.0009146737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465013" calcext:value-type="float">
            <text:p>0.01465013</text:p>
          </table:table-cell>
          <table:table-cell office:value-type="float" office:value="-0.01357837" calcext:value-type="float">
            <text:p>-0.01357837</text:p>
          </table:table-cell>
          <table:table-cell office:value-type="float" office:value="360" calcext:value-type="float">
            <text:p>360</text:p>
          </table:table-cell>
          <table:table-cell office:value-type="float" office:value="-0.5963326" calcext:value-type="float">
            <text:p>-0.5963326</text:p>
          </table:table-cell>
          <table:table-cell office:value-type="float" office:value="0" calcext:value-type="float">
            <text:p>0</text:p>
          </table:table-cell>
          <table:table-cell office:value-type="float" office:value="205.662" calcext:value-type="float">
            <text:p>205.662</text:p>
          </table:table-cell>
          <table:table-cell office:value-type="float" office:value="273.0456" calcext:value-type="float">
            <text:p>273.0456</text:p>
          </table:table-cell>
          <table:table-cell office:value-type="float" office:value="896.3428" calcext:value-type="float">
            <text:p>896.3428</text:p>
          </table:table-cell>
          <table:table-cell office:value-type="float" office:value="852.5546" calcext:value-type="float">
            <text:p>852.5546</text:p>
          </table:table-cell>
          <table:table-cell office:value-type="float" office:value="833.7302" calcext:value-type="float">
            <text:p>833.7302</text:p>
          </table:table-cell>
          <table:table-cell office:value-type="float" office:value="853.1415" calcext:value-type="float">
            <text:p>853.1415</text:p>
          </table:table-cell>
          <table:table-cell office:value-type="float" office:value="318.5088" calcext:value-type="float">
            <text:p>318.5088</text:p>
          </table:table-cell>
          <table:table-cell office:value-type="float" office:value="436.1449" calcext:value-type="float">
            <text:p>436.1449</text:p>
          </table:table-cell>
          <table:table-cell office:value-type="float" office:value="380.5995" calcext:value-type="float">
            <text:p>380.5995</text:p>
          </table:table-cell>
          <table:table-cell office:value-type="float" office:value="323.9279" calcext:value-type="float">
            <text:p>323.92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90.45333" calcext:value-type="float">
            <text:p>90.45333</text:p>
          </table:table-cell>
          <table:table-cell office:value-type="float" office:value="5396.893" calcext:value-type="float">
            <text:p>5396.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8694" calcext:value-type="float">
            <text:p>-0.588694</text:p>
          </table:table-cell>
          <table:table-cell office:value-type="float" office:value="-1.743007" calcext:value-type="float">
            <text:p>-1.743007</text:p>
          </table:table-cell>
          <table:table-cell office:value-type="float" office:value="0" calcext:value-type="float">
            <text:p>0</text:p>
          </table:table-cell>
          <table:table-cell office:value-type="float" office:value="46.74556" calcext:value-type="float">
            <text:p>46.74556</text:p>
          </table:table-cell>
          <table:table-cell office:value-type="float" office:value="7.734857" calcext:value-type="float">
            <text:p>7.734857</text:p>
          </table:table-cell>
          <table:table-cell office:value-type="float" office:value="0.0009457857" calcext:value-type="float">
            <text:p>0.0009457857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531165" calcext:value-type="float">
            <text:p>0.01531165</text:p>
          </table:table-cell>
          <table:table-cell office:value-type="float" office:value="-0.01371075" calcext:value-type="float">
            <text:p>-0.01371075</text:p>
          </table:table-cell>
          <table:table-cell office:value-type="float" office:value="360" calcext:value-type="float">
            <text:p>360</text:p>
          </table:table-cell>
          <table:table-cell office:value-type="float" office:value="-0.6064067" calcext:value-type="float">
            <text:p>-0.6064067</text:p>
          </table:table-cell>
          <table:table-cell office:value-type="float" office:value="0" calcext:value-type="float">
            <text:p>0</text:p>
          </table:table-cell>
          <table:table-cell office:value-type="float" office:value="205.6621" calcext:value-type="float">
            <text:p>205.6621</text:p>
          </table:table-cell>
          <table:table-cell office:value-type="float" office:value="273.0413" calcext:value-type="float">
            <text:p>273.0413</text:p>
          </table:table-cell>
          <table:table-cell office:value-type="float" office:value="896.328" calcext:value-type="float">
            <text:p>896.328</text:p>
          </table:table-cell>
          <table:table-cell office:value-type="float" office:value="852.5461" calcext:value-type="float">
            <text:p>852.5461</text:p>
          </table:table-cell>
          <table:table-cell office:value-type="float" office:value="833.7267" calcext:value-type="float">
            <text:p>833.7267</text:p>
          </table:table-cell>
          <table:table-cell office:value-type="float" office:value="853.1381" calcext:value-type="float">
            <text:p>853.1381</text:p>
          </table:table-cell>
          <table:table-cell office:value-type="float" office:value="318.5078" calcext:value-type="float">
            <text:p>318.5078</text:p>
          </table:table-cell>
          <table:table-cell office:value-type="float" office:value="436.144" calcext:value-type="float">
            <text:p>436.144</text:p>
          </table:table-cell>
          <table:table-cell office:value-type="float" office:value="380.5989" calcext:value-type="float">
            <text:p>380.5989</text:p>
          </table:table-cell>
          <table:table-cell office:value-type="float" office:value="323.9272" calcext:value-type="float">
            <text:p>323.92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90.4195" calcext:value-type="float">
            <text:p>90.4195</text:p>
          </table:table-cell>
          <table:table-cell office:value-type="float" office:value="5396.877" calcext:value-type="float">
            <text:p>5396.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29239" calcext:value-type="float">
            <text:p>-0.6029239</text:p>
          </table:table-cell>
          <table:table-cell office:value-type="float" office:value="-1.380569" calcext:value-type="float">
            <text:p>-1.380569</text:p>
          </table:table-cell>
          <table:table-cell office:value-type="float" office:value="0" calcext:value-type="float">
            <text:p>0</text:p>
          </table:table-cell>
          <table:table-cell office:value-type="float" office:value="46.70207" calcext:value-type="float">
            <text:p>46.70207</text:p>
          </table:table-cell>
          <table:table-cell office:value-type="float" office:value="7.72355" calcext:value-type="float">
            <text:p>7.72355</text:p>
          </table:table-cell>
          <table:table-cell office:value-type="float" office:value="0.0009637941" calcext:value-type="float">
            <text:p>0.0009637941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603464" calcext:value-type="float">
            <text:p>0.01603464</text:p>
          </table:table-cell>
          <table:table-cell office:value-type="float" office:value="-0.01291264" calcext:value-type="float">
            <text:p>-0.01291264</text:p>
          </table:table-cell>
          <table:table-cell office:value-type="float" office:value="360" calcext:value-type="float">
            <text:p>360</text:p>
          </table:table-cell>
          <table:table-cell office:value-type="float" office:value="-0.6221396" calcext:value-type="float">
            <text:p>-0.6221396</text:p>
          </table:table-cell>
          <table:table-cell office:value-type="float" office:value="0" calcext:value-type="float">
            <text:p>0</text:p>
          </table:table-cell>
          <table:table-cell office:value-type="float" office:value="205.6628" calcext:value-type="float">
            <text:p>205.6628</text:p>
          </table:table-cell>
          <table:table-cell office:value-type="float" office:value="273.0368" calcext:value-type="float">
            <text:p>273.0368</text:p>
          </table:table-cell>
          <table:table-cell office:value-type="float" office:value="896.3131" calcext:value-type="float">
            <text:p>896.3131</text:p>
          </table:table-cell>
          <table:table-cell office:value-type="float" office:value="852.537" calcext:value-type="float">
            <text:p>852.537</text:p>
          </table:table-cell>
          <table:table-cell office:value-type="float" office:value="833.7231" calcext:value-type="float">
            <text:p>833.7231</text:p>
          </table:table-cell>
          <table:table-cell office:value-type="float" office:value="853.1346" calcext:value-type="float">
            <text:p>853.1346</text:p>
          </table:table-cell>
          <table:table-cell office:value-type="float" office:value="318.5068" calcext:value-type="float">
            <text:p>318.5068</text:p>
          </table:table-cell>
          <table:table-cell office:value-type="float" office:value="436.1432" calcext:value-type="float">
            <text:p>436.1432</text:p>
          </table:table-cell>
          <table:table-cell office:value-type="float" office:value="380.5984" calcext:value-type="float">
            <text:p>380.5984</text:p>
          </table:table-cell>
          <table:table-cell office:value-type="float" office:value="323.9265" calcext:value-type="float">
            <text:p>323.92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90.38581" calcext:value-type="float">
            <text:p>90.38581</text:p>
          </table:table-cell>
          <table:table-cell office:value-type="float" office:value="5396.861" calcext:value-type="float">
            <text:p>5396.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88352" calcext:value-type="float">
            <text:p>-0.6188352</text:p>
          </table:table-cell>
          <table:table-cell office:value-type="float" office:value="-0.8127433" calcext:value-type="float">
            <text:p>-0.8127433</text:p>
          </table:table-cell>
          <table:table-cell office:value-type="float" office:value="0" calcext:value-type="float">
            <text:p>0</text:p>
          </table:table-cell>
          <table:table-cell office:value-type="float" office:value="46.65935" calcext:value-type="float">
            <text:p>46.65935</text:p>
          </table:table-cell>
          <table:table-cell office:value-type="float" office:value="7.712495" calcext:value-type="float">
            <text:p>7.712495</text:p>
          </table:table-cell>
          <table:table-cell office:value-type="float" office:value="0.0009835744" calcext:value-type="float">
            <text:p>0.0009835744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672997" calcext:value-type="float">
            <text:p>0.01672997</text:p>
          </table:table-cell>
          <table:table-cell office:value-type="float" office:value="-0.01226782" calcext:value-type="float">
            <text:p>-0.01226782</text:p>
          </table:table-cell>
          <table:table-cell office:value-type="float" office:value="360" calcext:value-type="float">
            <text:p>360</text:p>
          </table:table-cell>
          <table:table-cell office:value-type="float" office:value="-0.6393712" calcext:value-type="float">
            <text:p>-0.6393712</text:p>
          </table:table-cell>
          <table:table-cell office:value-type="float" office:value="0" calcext:value-type="float">
            <text:p>0</text:p>
          </table:table-cell>
          <table:table-cell office:value-type="float" office:value="205.6635" calcext:value-type="float">
            <text:p>205.6635</text:p>
          </table:table-cell>
          <table:table-cell office:value-type="float" office:value="273.0323" calcext:value-type="float">
            <text:p>273.0323</text:p>
          </table:table-cell>
          <table:table-cell office:value-type="float" office:value="896.2982" calcext:value-type="float">
            <text:p>896.2982</text:p>
          </table:table-cell>
          <table:table-cell office:value-type="float" office:value="852.527" calcext:value-type="float">
            <text:p>852.527</text:p>
          </table:table-cell>
          <table:table-cell office:value-type="float" office:value="833.7196" calcext:value-type="float">
            <text:p>833.7196</text:p>
          </table:table-cell>
          <table:table-cell office:value-type="float" office:value="853.1312" calcext:value-type="float">
            <text:p>853.1312</text:p>
          </table:table-cell>
          <table:table-cell office:value-type="float" office:value="318.5058" calcext:value-type="float">
            <text:p>318.5058</text:p>
          </table:table-cell>
          <table:table-cell office:value-type="float" office:value="436.1423" calcext:value-type="float">
            <text:p>436.1423</text:p>
          </table:table-cell>
          <table:table-cell office:value-type="float" office:value="380.5977" calcext:value-type="float">
            <text:p>380.5977</text:p>
          </table:table-cell>
          <table:table-cell office:value-type="float" office:value="323.9258" calcext:value-type="float">
            <text:p>323.92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90.35686" calcext:value-type="float">
            <text:p>90.35686</text:p>
          </table:table-cell>
          <table:table-cell office:value-type="float" office:value="5396.844" calcext:value-type="float">
            <text:p>5396.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55257" calcext:value-type="float">
            <text:p>-0.6255257</text:p>
          </table:table-cell>
          <table:table-cell office:value-type="float" office:value="-0.2187568" calcext:value-type="float">
            <text:p>-0.2187568</text:p>
          </table:table-cell>
          <table:table-cell office:value-type="float" office:value="0" calcext:value-type="float">
            <text:p>0</text:p>
          </table:table-cell>
          <table:table-cell office:value-type="float" office:value="46.61716" calcext:value-type="float">
            <text:p>46.61716</text:p>
          </table:table-cell>
          <table:table-cell office:value-type="float" office:value="7.705043" calcext:value-type="float">
            <text:p>7.705043</text:p>
          </table:table-cell>
          <table:table-cell office:value-type="float" office:value="0.0009963539" calcext:value-type="float">
            <text:p>0.0009963539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742156" calcext:value-type="float">
            <text:p>0.01742156</text:p>
          </table:table-cell>
          <table:table-cell office:value-type="float" office:value="-0.01174787" calcext:value-type="float">
            <text:p>-0.01174787</text:p>
          </table:table-cell>
          <table:table-cell office:value-type="float" office:value="360" calcext:value-type="float">
            <text:p>360</text:p>
          </table:table-cell>
          <table:table-cell office:value-type="float" office:value="-0.6472605" calcext:value-type="float">
            <text:p>-0.6472605</text:p>
          </table:table-cell>
          <table:table-cell office:value-type="float" office:value="0" calcext:value-type="float">
            <text:p>0</text:p>
          </table:table-cell>
          <table:table-cell office:value-type="float" office:value="205.6636" calcext:value-type="float">
            <text:p>205.6636</text:p>
          </table:table-cell>
          <table:table-cell office:value-type="float" office:value="273.0283" calcext:value-type="float">
            <text:p>273.0283</text:p>
          </table:table-cell>
          <table:table-cell office:value-type="float" office:value="896.2834" calcext:value-type="float">
            <text:p>896.2834</text:p>
          </table:table-cell>
          <table:table-cell office:value-type="float" office:value="852.5175" calcext:value-type="float">
            <text:p>852.5175</text:p>
          </table:table-cell>
          <table:table-cell office:value-type="float" office:value="833.7159" calcext:value-type="float">
            <text:p>833.7159</text:p>
          </table:table-cell>
          <table:table-cell office:value-type="float" office:value="853.1277" calcext:value-type="float">
            <text:p>853.1277</text:p>
          </table:table-cell>
          <table:table-cell office:value-type="float" office:value="318.5048" calcext:value-type="float">
            <text:p>318.5048</text:p>
          </table:table-cell>
          <table:table-cell office:value-type="float" office:value="436.1414" calcext:value-type="float">
            <text:p>436.1414</text:p>
          </table:table-cell>
          <table:table-cell office:value-type="float" office:value="380.5972" calcext:value-type="float">
            <text:p>380.5972</text:p>
          </table:table-cell>
          <table:table-cell office:value-type="float" office:value="323.9251" calcext:value-type="float">
            <text:p>323.92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90.3279" calcext:value-type="float">
            <text:p>90.3279</text:p>
          </table:table-cell>
          <table:table-cell office:value-type="float" office:value="5396.828" calcext:value-type="float">
            <text:p>5396.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85589" calcext:value-type="float">
            <text:p>-0.6385589</text:p>
          </table:table-cell>
          <table:table-cell office:value-type="float" office:value="0.2349543" calcext:value-type="float">
            <text:p>0.2349543</text:p>
          </table:table-cell>
          <table:table-cell office:value-type="float" office:value="0" calcext:value-type="float">
            <text:p>0</text:p>
          </table:table-cell>
          <table:table-cell office:value-type="float" office:value="46.57458" calcext:value-type="float">
            <text:p>46.57458</text:p>
          </table:table-cell>
          <table:table-cell office:value-type="float" office:value="7.696966" calcext:value-type="float">
            <text:p>7.696966</text:p>
          </table:table-cell>
          <table:table-cell office:value-type="float" office:value="0.001008599" calcext:value-type="float">
            <text:p>0.001008599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811018" calcext:value-type="float">
            <text:p>0.01811018</text:p>
          </table:table-cell>
          <table:table-cell office:value-type="float" office:value="-0.01132929" calcext:value-type="float">
            <text:p>-0.01132929</text:p>
          </table:table-cell>
          <table:table-cell office:value-type="float" office:value="360" calcext:value-type="float">
            <text:p>360</text:p>
          </table:table-cell>
          <table:table-cell office:value-type="float" office:value="-0.6613888" calcext:value-type="float">
            <text:p>-0.6613888</text:p>
          </table:table-cell>
          <table:table-cell office:value-type="float" office:value="0" calcext:value-type="float">
            <text:p>0</text:p>
          </table:table-cell>
          <table:table-cell office:value-type="float" office:value="205.664" calcext:value-type="float">
            <text:p>205.664</text:p>
          </table:table-cell>
          <table:table-cell office:value-type="float" office:value="273.0244" calcext:value-type="float">
            <text:p>273.0244</text:p>
          </table:table-cell>
          <table:table-cell office:value-type="float" office:value="896.2688" calcext:value-type="float">
            <text:p>896.2688</text:p>
          </table:table-cell>
          <table:table-cell office:value-type="float" office:value="852.5092" calcext:value-type="float">
            <text:p>852.5092</text:p>
          </table:table-cell>
          <table:table-cell office:value-type="float" office:value="833.7124" calcext:value-type="float">
            <text:p>833.7124</text:p>
          </table:table-cell>
          <table:table-cell office:value-type="float" office:value="853.1243" calcext:value-type="float">
            <text:p>853.1243</text:p>
          </table:table-cell>
          <table:table-cell office:value-type="float" office:value="318.5038" calcext:value-type="float">
            <text:p>318.5038</text:p>
          </table:table-cell>
          <table:table-cell office:value-type="float" office:value="436.1405" calcext:value-type="float">
            <text:p>436.1405</text:p>
          </table:table-cell>
          <table:table-cell office:value-type="float" office:value="380.5966" calcext:value-type="float">
            <text:p>380.5966</text:p>
          </table:table-cell>
          <table:table-cell office:value-type="float" office:value="323.9244" calcext:value-type="float">
            <text:p>323.92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90.29977" calcext:value-type="float">
            <text:p>90.29977</text:p>
          </table:table-cell>
          <table:table-cell office:value-type="float" office:value="5396.812" calcext:value-type="float">
            <text:p>5396.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31087" calcext:value-type="float">
            <text:p>-0.6531087</text:p>
          </table:table-cell>
          <table:table-cell office:value-type="float" office:value="0.6051337" calcext:value-type="float">
            <text:p>0.6051337</text:p>
          </table:table-cell>
          <table:table-cell office:value-type="float" office:value="0" calcext:value-type="float">
            <text:p>0</text:p>
          </table:table-cell>
          <table:table-cell office:value-type="float" office:value="46.53231" calcext:value-type="float">
            <text:p>46.53231</text:p>
          </table:table-cell>
          <table:table-cell office:value-type="float" office:value="7.689206" calcext:value-type="float">
            <text:p>7.689206</text:p>
          </table:table-cell>
          <table:table-cell office:value-type="float" office:value="0.001020795" calcext:value-type="float">
            <text:p>0.00102079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876091" calcext:value-type="float">
            <text:p>0.01876091</text:p>
          </table:table-cell>
          <table:table-cell office:value-type="float" office:value="-0.01100405" calcext:value-type="float">
            <text:p>-0.01100405</text:p>
          </table:table-cell>
          <table:table-cell office:value-type="float" office:value="360" calcext:value-type="float">
            <text:p>360</text:p>
          </table:table-cell>
          <table:table-cell office:value-type="float" office:value="-0.6769024" calcext:value-type="float">
            <text:p>-0.6769024</text:p>
          </table:table-cell>
          <table:table-cell office:value-type="float" office:value="0" calcext:value-type="float">
            <text:p>0</text:p>
          </table:table-cell>
          <table:table-cell office:value-type="float" office:value="205.6643" calcext:value-type="float">
            <text:p>205.6643</text:p>
          </table:table-cell>
          <table:table-cell office:value-type="float" office:value="273.0205" calcext:value-type="float">
            <text:p>273.0205</text:p>
          </table:table-cell>
          <table:table-cell office:value-type="float" office:value="896.2544" calcext:value-type="float">
            <text:p>896.2544</text:p>
          </table:table-cell>
          <table:table-cell office:value-type="float" office:value="852.5007" calcext:value-type="float">
            <text:p>852.5007</text:p>
          </table:table-cell>
          <table:table-cell office:value-type="float" office:value="833.7089" calcext:value-type="float">
            <text:p>833.7089</text:p>
          </table:table-cell>
          <table:table-cell office:value-type="float" office:value="853.1208" calcext:value-type="float">
            <text:p>853.1208</text:p>
          </table:table-cell>
          <table:table-cell office:value-type="float" office:value="318.5028" calcext:value-type="float">
            <text:p>318.5028</text:p>
          </table:table-cell>
          <table:table-cell office:value-type="float" office:value="436.1397" calcext:value-type="float">
            <text:p>436.1397</text:p>
          </table:table-cell>
          <table:table-cell office:value-type="float" office:value="380.596" calcext:value-type="float">
            <text:p>380.596</text:p>
          </table:table-cell>
          <table:table-cell office:value-type="float" office:value="323.9237" calcext:value-type="float">
            <text:p>323.92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90.27242" calcext:value-type="float">
            <text:p>90.27242</text:p>
          </table:table-cell>
          <table:table-cell office:value-type="float" office:value="5396.795" calcext:value-type="float">
            <text:p>5396.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77781" calcext:value-type="float">
            <text:p>-0.6677781</text:p>
          </table:table-cell>
          <table:table-cell office:value-type="float" office:value="0.882909" calcext:value-type="float">
            <text:p>0.882909</text:p>
          </table:table-cell>
          <table:table-cell office:value-type="float" office:value="0" calcext:value-type="float">
            <text:p>0</text:p>
          </table:table-cell>
          <table:table-cell office:value-type="float" office:value="46.49045" calcext:value-type="float">
            <text:p>46.49045</text:p>
          </table:table-cell>
          <table:table-cell office:value-type="float" office:value="7.681806" calcext:value-type="float">
            <text:p>7.681806</text:p>
          </table:table-cell>
          <table:table-cell office:value-type="float" office:value="0.001032555" calcext:value-type="float">
            <text:p>0.00103255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1940825" calcext:value-type="float">
            <text:p>0.01940825</text:p>
          </table:table-cell>
          <table:table-cell office:value-type="float" office:value="-0.01075463" calcext:value-type="float">
            <text:p>-0.01075463</text:p>
          </table:table-cell>
          <table:table-cell office:value-type="float" office:value="360" calcext:value-type="float">
            <text:p>360</text:p>
          </table:table-cell>
          <table:table-cell office:value-type="float" office:value="-0.6924567" calcext:value-type="float">
            <text:p>-0.6924567</text:p>
          </table:table-cell>
          <table:table-cell office:value-type="float" office:value="0" calcext:value-type="float">
            <text:p>0</text:p>
          </table:table-cell>
          <table:table-cell office:value-type="float" office:value="205.6645" calcext:value-type="float">
            <text:p>205.6645</text:p>
          </table:table-cell>
          <table:table-cell office:value-type="float" office:value="273.0165" calcext:value-type="float">
            <text:p>273.0165</text:p>
          </table:table-cell>
          <table:table-cell office:value-type="float" office:value="896.2403" calcext:value-type="float">
            <text:p>896.2403</text:p>
          </table:table-cell>
          <table:table-cell office:value-type="float" office:value="852.4924" calcext:value-type="float">
            <text:p>852.4924</text:p>
          </table:table-cell>
          <table:table-cell office:value-type="float" office:value="833.7053" calcext:value-type="float">
            <text:p>833.7053</text:p>
          </table:table-cell>
          <table:table-cell office:value-type="float" office:value="853.1174" calcext:value-type="float">
            <text:p>853.1174</text:p>
          </table:table-cell>
          <table:table-cell office:value-type="float" office:value="318.5018" calcext:value-type="float">
            <text:p>318.5018</text:p>
          </table:table-cell>
          <table:table-cell office:value-type="float" office:value="436.1388" calcext:value-type="float">
            <text:p>436.1388</text:p>
          </table:table-cell>
          <table:table-cell office:value-type="float" office:value="380.5955" calcext:value-type="float">
            <text:p>380.5955</text:p>
          </table:table-cell>
          <table:table-cell office:value-type="float" office:value="323.923" calcext:value-type="float">
            <text:p>323.9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90.24501" calcext:value-type="float">
            <text:p>90.24501</text:p>
          </table:table-cell>
          <table:table-cell office:value-type="float" office:value="5396.78" calcext:value-type="float">
            <text:p>539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1549" calcext:value-type="float">
            <text:p>-0.681549</text:p>
          </table:table-cell>
          <table:table-cell office:value-type="float" office:value="1.17292" calcext:value-type="float">
            <text:p>1.17292</text:p>
          </table:table-cell>
          <table:table-cell office:value-type="float" office:value="0" calcext:value-type="float">
            <text:p>0</text:p>
          </table:table-cell>
          <table:table-cell office:value-type="float" office:value="46.4481" calcext:value-type="float">
            <text:p>46.4481</text:p>
          </table:table-cell>
          <table:table-cell office:value-type="float" office:value="7.674109" calcext:value-type="float">
            <text:p>7.674109</text:p>
          </table:table-cell>
          <table:table-cell office:value-type="float" office:value="0.001044052" calcext:value-type="float">
            <text:p>0.001044052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005388" calcext:value-type="float">
            <text:p>0.02005388</text:p>
          </table:table-cell>
          <table:table-cell office:value-type="float" office:value="-0.01056614" calcext:value-type="float">
            <text:p>-0.01056614</text:p>
          </table:table-cell>
          <table:table-cell office:value-type="float" office:value="360" calcext:value-type="float">
            <text:p>360</text:p>
          </table:table-cell>
          <table:table-cell office:value-type="float" office:value="-0.7070503" calcext:value-type="float">
            <text:p>-0.7070503</text:p>
          </table:table-cell>
          <table:table-cell office:value-type="float" office:value="0" calcext:value-type="float">
            <text:p>0</text:p>
          </table:table-cell>
          <table:table-cell office:value-type="float" office:value="205.6648" calcext:value-type="float">
            <text:p>205.6648</text:p>
          </table:table-cell>
          <table:table-cell office:value-type="float" office:value="273.0124" calcext:value-type="float">
            <text:p>273.0124</text:p>
          </table:table-cell>
          <table:table-cell office:value-type="float" office:value="896.2275" calcext:value-type="float">
            <text:p>896.2275</text:p>
          </table:table-cell>
          <table:table-cell office:value-type="float" office:value="852.4841" calcext:value-type="float">
            <text:p>852.4841</text:p>
          </table:table-cell>
          <table:table-cell office:value-type="float" office:value="833.7017" calcext:value-type="float">
            <text:p>833.7017</text:p>
          </table:table-cell>
          <table:table-cell office:value-type="float" office:value="853.1138" calcext:value-type="float">
            <text:p>853.1138</text:p>
          </table:table-cell>
          <table:table-cell office:value-type="float" office:value="318.5008" calcext:value-type="float">
            <text:p>318.5008</text:p>
          </table:table-cell>
          <table:table-cell office:value-type="float" office:value="436.1379" calcext:value-type="float">
            <text:p>436.1379</text:p>
          </table:table-cell>
          <table:table-cell office:value-type="float" office:value="380.5949" calcext:value-type="float">
            <text:p>380.5949</text:p>
          </table:table-cell>
          <table:table-cell office:value-type="float" office:value="323.9224" calcext:value-type="float">
            <text:p>323.92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90.21659" calcext:value-type="float">
            <text:p>90.21659</text:p>
          </table:table-cell>
          <table:table-cell office:value-type="float" office:value="5396.764" calcext:value-type="float">
            <text:p>5396.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86704" calcext:value-type="float">
            <text:p>-0.6986704</text:p>
          </table:table-cell>
          <table:table-cell office:value-type="float" office:value="1.423874" calcext:value-type="float">
            <text:p>1.423874</text:p>
          </table:table-cell>
          <table:table-cell office:value-type="float" office:value="0" calcext:value-type="float">
            <text:p>0</text:p>
          </table:table-cell>
          <table:table-cell office:value-type="float" office:value="46.40516" calcext:value-type="float">
            <text:p>46.40516</text:p>
          </table:table-cell>
          <table:table-cell office:value-type="float" office:value="7.665602" calcext:value-type="float">
            <text:p>7.665602</text:p>
          </table:table-cell>
          <table:table-cell office:value-type="float" office:value="0.001055472" calcext:value-type="float">
            <text:p>0.001055472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069792" calcext:value-type="float">
            <text:p>0.02069792</text:p>
          </table:table-cell>
          <table:table-cell office:value-type="float" office:value="-0.0104353" calcext:value-type="float">
            <text:p>-0.0104353</text:p>
          </table:table-cell>
          <table:table-cell office:value-type="float" office:value="360" calcext:value-type="float">
            <text:p>360</text:p>
          </table:table-cell>
          <table:table-cell office:value-type="float" office:value="-0.7249351" calcext:value-type="float">
            <text:p>-0.7249351</text:p>
          </table:table-cell>
          <table:table-cell office:value-type="float" office:value="0" calcext:value-type="float">
            <text:p>0</text:p>
          </table:table-cell>
          <table:table-cell office:value-type="float" office:value="205.6651" calcext:value-type="float">
            <text:p>205.6651</text:p>
          </table:table-cell>
          <table:table-cell office:value-type="float" office:value="273.0086" calcext:value-type="float">
            <text:p>273.0086</text:p>
          </table:table-cell>
          <table:table-cell office:value-type="float" office:value="896.2149" calcext:value-type="float">
            <text:p>896.2149</text:p>
          </table:table-cell>
          <table:table-cell office:value-type="float" office:value="852.4758" calcext:value-type="float">
            <text:p>852.4758</text:p>
          </table:table-cell>
          <table:table-cell office:value-type="float" office:value="833.6982" calcext:value-type="float">
            <text:p>833.6982</text:p>
          </table:table-cell>
          <table:table-cell office:value-type="float" office:value="853.1104" calcext:value-type="float">
            <text:p>853.1104</text:p>
          </table:table-cell>
          <table:table-cell office:value-type="float" office:value="318.4998" calcext:value-type="float">
            <text:p>318.4998</text:p>
          </table:table-cell>
          <table:table-cell office:value-type="float" office:value="436.137" calcext:value-type="float">
            <text:p>436.137</text:p>
          </table:table-cell>
          <table:table-cell office:value-type="float" office:value="380.5944" calcext:value-type="float">
            <text:p>380.5944</text:p>
          </table:table-cell>
          <table:table-cell office:value-type="float" office:value="323.9217" calcext:value-type="float">
            <text:p>323.92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90.18781" calcext:value-type="float">
            <text:p>90.18781</text:p>
          </table:table-cell>
          <table:table-cell office:value-type="float" office:value="5396.748" calcext:value-type="float">
            <text:p>5396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8383" calcext:value-type="float">
            <text:p>-0.7198383</text:p>
          </table:table-cell>
          <table:table-cell office:value-type="float" office:value="1.625035" calcext:value-type="float">
            <text:p>1.625035</text:p>
          </table:table-cell>
          <table:table-cell office:value-type="float" office:value="0" calcext:value-type="float">
            <text:p>0</text:p>
          </table:table-cell>
          <table:table-cell office:value-type="float" office:value="46.36192" calcext:value-type="float">
            <text:p>46.36192</text:p>
          </table:table-cell>
          <table:table-cell office:value-type="float" office:value="7.656798" calcext:value-type="float">
            <text:p>7.656798</text:p>
          </table:table-cell>
          <table:table-cell office:value-type="float" office:value="0.001066866" calcext:value-type="float">
            <text:p>0.001066866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117943" calcext:value-type="float">
            <text:p>0.02117943</text:p>
          </table:table-cell>
          <table:table-cell office:value-type="float" office:value="-0.01295704" calcext:value-type="float">
            <text:p>-0.01295704</text:p>
          </table:table-cell>
          <table:table-cell office:value-type="float" office:value="360" calcext:value-type="float">
            <text:p>360</text:p>
          </table:table-cell>
          <table:table-cell office:value-type="float" office:value="-0.7440514" calcext:value-type="float">
            <text:p>-0.7440514</text:p>
          </table:table-cell>
          <table:table-cell office:value-type="float" office:value="0" calcext:value-type="float">
            <text:p>0</text:p>
          </table:table-cell>
          <table:table-cell office:value-type="float" office:value="205.6656" calcext:value-type="float">
            <text:p>205.6656</text:p>
          </table:table-cell>
          <table:table-cell office:value-type="float" office:value="273.0047" calcext:value-type="float">
            <text:p>273.0047</text:p>
          </table:table-cell>
          <table:table-cell office:value-type="float" office:value="896.2007" calcext:value-type="float">
            <text:p>896.2007</text:p>
          </table:table-cell>
          <table:table-cell office:value-type="float" office:value="852.4675" calcext:value-type="float">
            <text:p>852.4675</text:p>
          </table:table-cell>
          <table:table-cell office:value-type="float" office:value="833.6945" calcext:value-type="float">
            <text:p>833.6945</text:p>
          </table:table-cell>
          <table:table-cell office:value-type="float" office:value="853.1069" calcext:value-type="float">
            <text:p>853.1069</text:p>
          </table:table-cell>
          <table:table-cell office:value-type="float" office:value="318.4989" calcext:value-type="float">
            <text:p>318.4989</text:p>
          </table:table-cell>
          <table:table-cell office:value-type="float" office:value="436.1361" calcext:value-type="float">
            <text:p>436.1361</text:p>
          </table:table-cell>
          <table:table-cell office:value-type="float" office:value="380.5938" calcext:value-type="float">
            <text:p>380.5938</text:p>
          </table:table-cell>
          <table:table-cell office:value-type="float" office:value="323.9211" calcext:value-type="float">
            <text:p>323.92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90.15908" calcext:value-type="float">
            <text:p>90.15908</text:p>
          </table:table-cell>
          <table:table-cell office:value-type="float" office:value="5396.731" calcext:value-type="float">
            <text:p>5396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69945" calcext:value-type="float">
            <text:p>-0.8069945</text:p>
          </table:table-cell>
          <table:table-cell office:value-type="float" office:value="0.9852145" calcext:value-type="float">
            <text:p>0.9852145</text:p>
          </table:table-cell>
          <table:table-cell office:value-type="float" office:value="0" calcext:value-type="float">
            <text:p>0</text:p>
          </table:table-cell>
          <table:table-cell office:value-type="float" office:value="46.31881" calcext:value-type="float">
            <text:p>46.31881</text:p>
          </table:table-cell>
          <table:table-cell office:value-type="float" office:value="7.648036" calcext:value-type="float">
            <text:p>7.648036</text:p>
          </table:table-cell>
          <table:table-cell office:value-type="float" office:value="0.001078173" calcext:value-type="float">
            <text:p>0.001078173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138249" calcext:value-type="float">
            <text:p>0.02138249</text:p>
          </table:table-cell>
          <table:table-cell office:value-type="float" office:value="-0.01963794" calcext:value-type="float">
            <text:p>-0.01963794</text:p>
          </table:table-cell>
          <table:table-cell office:value-type="float" office:value="360" calcext:value-type="float">
            <text:p>360</text:p>
          </table:table-cell>
          <table:table-cell office:value-type="float" office:value="-0.8247184" calcext:value-type="float">
            <text:p>-0.8247184</text:p>
          </table:table-cell>
          <table:table-cell office:value-type="float" office:value="0" calcext:value-type="float">
            <text:p>0</text:p>
          </table:table-cell>
          <table:table-cell office:value-type="float" office:value="205.666" calcext:value-type="float">
            <text:p>205.666</text:p>
          </table:table-cell>
          <table:table-cell office:value-type="float" office:value="273.0007" calcext:value-type="float">
            <text:p>273.0007</text:p>
          </table:table-cell>
          <table:table-cell office:value-type="float" office:value="896.1866" calcext:value-type="float">
            <text:p>896.1866</text:p>
          </table:table-cell>
          <table:table-cell office:value-type="float" office:value="852.459" calcext:value-type="float">
            <text:p>852.459</text:p>
          </table:table-cell>
          <table:table-cell office:value-type="float" office:value="833.691" calcext:value-type="float">
            <text:p>833.691</text:p>
          </table:table-cell>
          <table:table-cell office:value-type="float" office:value="853.1035" calcext:value-type="float">
            <text:p>853.1035</text:p>
          </table:table-cell>
          <table:table-cell office:value-type="float" office:value="318.4979" calcext:value-type="float">
            <text:p>318.4979</text:p>
          </table:table-cell>
          <table:table-cell office:value-type="float" office:value="436.1353" calcext:value-type="float">
            <text:p>436.1353</text:p>
          </table:table-cell>
          <table:table-cell office:value-type="float" office:value="380.5935" calcext:value-type="float">
            <text:p>380.5935</text:p>
          </table:table-cell>
          <table:table-cell office:value-type="float" office:value="323.9207" calcext:value-type="float">
            <text:p>323.92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90.13089" calcext:value-type="float">
            <text:p>90.13089</text:p>
          </table:table-cell>
          <table:table-cell office:value-type="float" office:value="5396.716" calcext:value-type="float">
            <text:p>5396.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52595" calcext:value-type="float">
            <text:p>-0.8752595</text:p>
          </table:table-cell>
          <table:table-cell office:value-type="float" office:value="0.3032667" calcext:value-type="float">
            <text:p>0.3032667</text:p>
          </table:table-cell>
          <table:table-cell office:value-type="float" office:value="0" calcext:value-type="float">
            <text:p>0</text:p>
          </table:table-cell>
          <table:table-cell office:value-type="float" office:value="46.27575" calcext:value-type="float">
            <text:p>46.27575</text:p>
          </table:table-cell>
          <table:table-cell office:value-type="float" office:value="7.639661" calcext:value-type="float">
            <text:p>7.639661</text:p>
          </table:table-cell>
          <table:table-cell office:value-type="float" office:value="0.001089627" calcext:value-type="float">
            <text:p>0.001089627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158556" calcext:value-type="float">
            <text:p>0.02158556</text:p>
          </table:table-cell>
          <table:table-cell office:value-type="float" office:value="-0.02588203" calcext:value-type="float">
            <text:p>-0.02588203</text:p>
          </table:table-cell>
          <table:table-cell office:value-type="float" office:value="360" calcext:value-type="float">
            <text:p>360</text:p>
          </table:table-cell>
          <table:table-cell office:value-type="float" office:value="-0.886931" calcext:value-type="float">
            <text:p>-0.886931</text:p>
          </table:table-cell>
          <table:table-cell office:value-type="float" office:value="0" calcext:value-type="float">
            <text:p>0</text:p>
          </table:table-cell>
          <table:table-cell office:value-type="float" office:value="205.6665" calcext:value-type="float">
            <text:p>205.6665</text:p>
          </table:table-cell>
          <table:table-cell office:value-type="float" office:value="272.9967" calcext:value-type="float">
            <text:p>272.9967</text:p>
          </table:table-cell>
          <table:table-cell office:value-type="float" office:value="896.1723" calcext:value-type="float">
            <text:p>896.1723</text:p>
          </table:table-cell>
          <table:table-cell office:value-type="float" office:value="852.4506" calcext:value-type="float">
            <text:p>852.4506</text:p>
          </table:table-cell>
          <table:table-cell office:value-type="float" office:value="833.6874" calcext:value-type="float">
            <text:p>833.6874</text:p>
          </table:table-cell>
          <table:table-cell office:value-type="float" office:value="853.1" calcext:value-type="float">
            <text:p>853.1</text:p>
          </table:table-cell>
          <table:table-cell office:value-type="float" office:value="318.4969" calcext:value-type="float">
            <text:p>318.4969</text:p>
          </table:table-cell>
          <table:table-cell office:value-type="float" office:value="436.1343" calcext:value-type="float">
            <text:p>436.1343</text:p>
          </table:table-cell>
          <table:table-cell office:value-type="float" office:value="380.593" calcext:value-type="float">
            <text:p>380.593</text:p>
          </table:table-cell>
          <table:table-cell office:value-type="float" office:value="323.9203" calcext:value-type="float">
            <text:p>323.92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90.10223" calcext:value-type="float">
            <text:p>90.10223</text:p>
          </table:table-cell>
          <table:table-cell office:value-type="float" office:value="5396.699" calcext:value-type="float">
            <text:p>5396.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47966" calcext:value-type="float">
            <text:p>-0.9147966</text:p>
          </table:table-cell>
          <table:table-cell office:value-type="float" office:value="-0.1367779" calcext:value-type="float">
            <text:p>-0.1367779</text:p>
          </table:table-cell>
          <table:table-cell office:value-type="float" office:value="0" calcext:value-type="float">
            <text:p>0</text:p>
          </table:table-cell>
          <table:table-cell office:value-type="float" office:value="46.23227" calcext:value-type="float">
            <text:p>46.23227</text:p>
          </table:table-cell>
          <table:table-cell office:value-type="float" office:value="7.630981" calcext:value-type="float">
            <text:p>7.630981</text:p>
          </table:table-cell>
          <table:table-cell office:value-type="float" office:value="0.00110059" calcext:value-type="float">
            <text:p>0.00110059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214903" calcext:value-type="float">
            <text:p>0.02214903</text:p>
          </table:table-cell>
          <table:table-cell office:value-type="float" office:value="-0.02599227" calcext:value-type="float">
            <text:p>-0.02599227</text:p>
          </table:table-cell>
          <table:table-cell office:value-type="float" office:value="360" calcext:value-type="float">
            <text:p>360</text:p>
          </table:table-cell>
          <table:table-cell office:value-type="float" office:value="-0.9269103" calcext:value-type="float">
            <text:p>-0.9269103</text:p>
          </table:table-cell>
          <table:table-cell office:value-type="float" office:value="0" calcext:value-type="float">
            <text:p>0</text:p>
          </table:table-cell>
          <table:table-cell office:value-type="float" office:value="205.6668" calcext:value-type="float">
            <text:p>205.6668</text:p>
          </table:table-cell>
          <table:table-cell office:value-type="float" office:value="272.9926" calcext:value-type="float">
            <text:p>272.9926</text:p>
          </table:table-cell>
          <table:table-cell office:value-type="float" office:value="896.158" calcext:value-type="float">
            <text:p>896.158</text:p>
          </table:table-cell>
          <table:table-cell office:value-type="float" office:value="852.4422" calcext:value-type="float">
            <text:p>852.4422</text:p>
          </table:table-cell>
          <table:table-cell office:value-type="float" office:value="833.6838" calcext:value-type="float">
            <text:p>833.6838</text:p>
          </table:table-cell>
          <table:table-cell office:value-type="float" office:value="853.0966" calcext:value-type="float">
            <text:p>853.0966</text:p>
          </table:table-cell>
          <table:table-cell office:value-type="float" office:value="318.4959" calcext:value-type="float">
            <text:p>318.4959</text:p>
          </table:table-cell>
          <table:table-cell office:value-type="float" office:value="436.1335" calcext:value-type="float">
            <text:p>436.1335</text:p>
          </table:table-cell>
          <table:table-cell office:value-type="float" office:value="380.5925" calcext:value-type="float">
            <text:p>380.5925</text:p>
          </table:table-cell>
          <table:table-cell office:value-type="float" office:value="323.9196" calcext:value-type="float">
            <text:p>323.91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90.07338" calcext:value-type="float">
            <text:p>90.07338</text:p>
          </table:table-cell>
          <table:table-cell office:value-type="float" office:value="5396.682" calcext:value-type="float">
            <text:p>5396.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62979" calcext:value-type="float">
            <text:p>-0.9262979</text:p>
          </table:table-cell>
          <table:table-cell office:value-type="float" office:value="0.302623" calcext:value-type="float">
            <text:p>0.302623</text:p>
          </table:table-cell>
          <table:table-cell office:value-type="float" office:value="0" calcext:value-type="float">
            <text:p>0</text:p>
          </table:table-cell>
          <table:table-cell office:value-type="float" office:value="46.18878" calcext:value-type="float">
            <text:p>46.18878</text:p>
          </table:table-cell>
          <table:table-cell office:value-type="float" office:value="7.622163" calcext:value-type="float">
            <text:p>7.622163</text:p>
          </table:table-cell>
          <table:table-cell office:value-type="float" office:value="0.001111916" calcext:value-type="float">
            <text:p>0.001111916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285152" calcext:value-type="float">
            <text:p>0.02285152</text:p>
          </table:table-cell>
          <table:table-cell office:value-type="float" office:value="-0.0239717" calcext:value-type="float">
            <text:p>-0.0239717</text:p>
          </table:table-cell>
          <table:table-cell office:value-type="float" office:value="360" calcext:value-type="float">
            <text:p>360</text:p>
          </table:table-cell>
          <table:table-cell office:value-type="float" office:value="-0.9411234" calcext:value-type="float">
            <text:p>-0.9411234</text:p>
          </table:table-cell>
          <table:table-cell office:value-type="float" office:value="0" calcext:value-type="float">
            <text:p>0</text:p>
          </table:table-cell>
          <table:table-cell office:value-type="float" office:value="205.667" calcext:value-type="float">
            <text:p>205.667</text:p>
          </table:table-cell>
          <table:table-cell office:value-type="float" office:value="272.9886" calcext:value-type="float">
            <text:p>272.9886</text:p>
          </table:table-cell>
          <table:table-cell office:value-type="float" office:value="896.144" calcext:value-type="float">
            <text:p>896.144</text:p>
          </table:table-cell>
          <table:table-cell office:value-type="float" office:value="852.4337" calcext:value-type="float">
            <text:p>852.4337</text:p>
          </table:table-cell>
          <table:table-cell office:value-type="float" office:value="833.6802" calcext:value-type="float">
            <text:p>833.6802</text:p>
          </table:table-cell>
          <table:table-cell office:value-type="float" office:value="853.0933" calcext:value-type="float">
            <text:p>853.0933</text:p>
          </table:table-cell>
          <table:table-cell office:value-type="float" office:value="318.4949" calcext:value-type="float">
            <text:p>318.4949</text:p>
          </table:table-cell>
          <table:table-cell office:value-type="float" office:value="436.1326" calcext:value-type="float">
            <text:p>436.1326</text:p>
          </table:table-cell>
          <table:table-cell office:value-type="float" office:value="380.5919" calcext:value-type="float">
            <text:p>380.5919</text:p>
          </table:table-cell>
          <table:table-cell office:value-type="float" office:value="323.9189" calcext:value-type="float">
            <text:p>323.91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90.0451" calcext:value-type="float">
            <text:p>90.0451</text:p>
          </table:table-cell>
          <table:table-cell office:value-type="float" office:value="5396.666" calcext:value-type="float">
            <text:p>5396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87288" calcext:value-type="float">
            <text:p>-0.9387288</text:p>
          </table:table-cell>
          <table:table-cell office:value-type="float" office:value="0.8546036" calcext:value-type="float">
            <text:p>0.8546036</text:p>
          </table:table-cell>
          <table:table-cell office:value-type="float" office:value="0" calcext:value-type="float">
            <text:p>0</text:p>
          </table:table-cell>
          <table:table-cell office:value-type="float" office:value="46.14563" calcext:value-type="float">
            <text:p>46.14563</text:p>
          </table:table-cell>
          <table:table-cell office:value-type="float" office:value="7.613794" calcext:value-type="float">
            <text:p>7.613794</text:p>
          </table:table-cell>
          <table:table-cell office:value-type="float" office:value="0.001123505" calcext:value-type="float">
            <text:p>0.00112350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355351" calcext:value-type="float">
            <text:p>0.02355351</text:p>
          </table:table-cell>
          <table:table-cell office:value-type="float" office:value="-0.02212707" calcext:value-type="float">
            <text:p>-0.02212707</text:p>
          </table:table-cell>
          <table:table-cell office:value-type="float" office:value="360" calcext:value-type="float">
            <text:p>360</text:p>
          </table:table-cell>
          <table:table-cell office:value-type="float" office:value="-0.9560893" calcext:value-type="float">
            <text:p>-0.9560893</text:p>
          </table:table-cell>
          <table:table-cell office:value-type="float" office:value="0" calcext:value-type="float">
            <text:p>0</text:p>
          </table:table-cell>
          <table:table-cell office:value-type="float" office:value="205.6673" calcext:value-type="float">
            <text:p>205.6673</text:p>
          </table:table-cell>
          <table:table-cell office:value-type="float" office:value="272.9846" calcext:value-type="float">
            <text:p>272.9846</text:p>
          </table:table-cell>
          <table:table-cell office:value-type="float" office:value="896.1298" calcext:value-type="float">
            <text:p>896.1298</text:p>
          </table:table-cell>
          <table:table-cell office:value-type="float" office:value="852.4254" calcext:value-type="float">
            <text:p>852.4254</text:p>
          </table:table-cell>
          <table:table-cell office:value-type="float" office:value="833.6766" calcext:value-type="float">
            <text:p>833.6766</text:p>
          </table:table-cell>
          <table:table-cell office:value-type="float" office:value="853.0898" calcext:value-type="float">
            <text:p>853.0898</text:p>
          </table:table-cell>
          <table:table-cell office:value-type="float" office:value="318.4939" calcext:value-type="float">
            <text:p>318.4939</text:p>
          </table:table-cell>
          <table:table-cell office:value-type="float" office:value="436.1317" calcext:value-type="float">
            <text:p>436.1317</text:p>
          </table:table-cell>
          <table:table-cell office:value-type="float" office:value="380.5914" calcext:value-type="float">
            <text:p>380.5914</text:p>
          </table:table-cell>
          <table:table-cell office:value-type="float" office:value="323.9182" calcext:value-type="float">
            <text:p>323.91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90.01832" calcext:value-type="float">
            <text:p>90.01832</text:p>
          </table:table-cell>
          <table:table-cell office:value-type="float" office:value="5396.648" calcext:value-type="float">
            <text:p>5396.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15414" calcext:value-type="float">
            <text:p>-0.9515414</text:p>
          </table:table-cell>
          <table:table-cell office:value-type="float" office:value="1.332563" calcext:value-type="float">
            <text:p>1.332563</text:p>
          </table:table-cell>
          <table:table-cell office:value-type="float" office:value="0" calcext:value-type="float">
            <text:p>0</text:p>
          </table:table-cell>
          <table:table-cell office:value-type="float" office:value="46.10341" calcext:value-type="float">
            <text:p>46.10341</text:p>
          </table:table-cell>
          <table:table-cell office:value-type="float" office:value="7.606451" calcext:value-type="float">
            <text:p>7.606451</text:p>
          </table:table-cell>
          <table:table-cell office:value-type="float" office:value="0.00113464" calcext:value-type="float">
            <text:p>0.00113464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426275" calcext:value-type="float">
            <text:p>0.02426275</text:p>
          </table:table-cell>
          <table:table-cell office:value-type="float" office:value="-0.02032206" calcext:value-type="float">
            <text:p>-0.02032206</text:p>
          </table:table-cell>
          <table:table-cell office:value-type="float" office:value="360" calcext:value-type="float">
            <text:p>360</text:p>
          </table:table-cell>
          <table:table-cell office:value-type="float" office:value="-0.9714049" calcext:value-type="float">
            <text:p>-0.9714049</text:p>
          </table:table-cell>
          <table:table-cell office:value-type="float" office:value="0" calcext:value-type="float">
            <text:p>0</text:p>
          </table:table-cell>
          <table:table-cell office:value-type="float" office:value="205.6671" calcext:value-type="float">
            <text:p>205.6671</text:p>
          </table:table-cell>
          <table:table-cell office:value-type="float" office:value="272.9804" calcext:value-type="float">
            <text:p>272.9804</text:p>
          </table:table-cell>
          <table:table-cell office:value-type="float" office:value="896.1159" calcext:value-type="float">
            <text:p>896.1159</text:p>
          </table:table-cell>
          <table:table-cell office:value-type="float" office:value="852.4169" calcext:value-type="float">
            <text:p>852.4169</text:p>
          </table:table-cell>
          <table:table-cell office:value-type="float" office:value="833.673" calcext:value-type="float">
            <text:p>833.673</text:p>
          </table:table-cell>
          <table:table-cell office:value-type="float" office:value="853.0864" calcext:value-type="float">
            <text:p>853.0864</text:p>
          </table:table-cell>
          <table:table-cell office:value-type="float" office:value="318.4929" calcext:value-type="float">
            <text:p>318.4929</text:p>
          </table:table-cell>
          <table:table-cell office:value-type="float" office:value="436.1308" calcext:value-type="float">
            <text:p>436.1308</text:p>
          </table:table-cell>
          <table:table-cell office:value-type="float" office:value="380.5908" calcext:value-type="float">
            <text:p>380.5908</text:p>
          </table:table-cell>
          <table:table-cell office:value-type="float" office:value="323.9174" calcext:value-type="float">
            <text:p>323.91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89.99208" calcext:value-type="float">
            <text:p>89.99208</text:p>
          </table:table-cell>
          <table:table-cell office:value-type="float" office:value="5396.631" calcext:value-type="float">
            <text:p>5396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647345" calcext:value-type="float">
            <text:p>-0.9647345</text:p>
          </table:table-cell>
          <table:table-cell office:value-type="float" office:value="1.771877" calcext:value-type="float">
            <text:p>1.771877</text:p>
          </table:table-cell>
          <table:table-cell office:value-type="float" office:value="0" calcext:value-type="float">
            <text:p>0</text:p>
          </table:table-cell>
          <table:table-cell office:value-type="float" office:value="46.06123" calcext:value-type="float">
            <text:p>46.06123</text:p>
          </table:table-cell>
          <table:table-cell office:value-type="float" office:value="7.599292" calcext:value-type="float">
            <text:p>7.599292</text:p>
          </table:table-cell>
          <table:table-cell office:value-type="float" office:value="0.001145287" calcext:value-type="float">
            <text:p>0.001145287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496265" calcext:value-type="float">
            <text:p>0.02496265</text:p>
          </table:table-cell>
          <table:table-cell office:value-type="float" office:value="-0.01877405" calcext:value-type="float">
            <text:p>-0.01877405</text:p>
          </table:table-cell>
          <table:table-cell office:value-type="float" office:value="360" calcext:value-type="float">
            <text:p>360</text:p>
          </table:table-cell>
          <table:table-cell office:value-type="float" office:value="-0.9868354" calcext:value-type="float">
            <text:p>-0.9868354</text:p>
          </table:table-cell>
          <table:table-cell office:value-type="float" office:value="0" calcext:value-type="float">
            <text:p>0</text:p>
          </table:table-cell>
          <table:table-cell office:value-type="float" office:value="205.6669" calcext:value-type="float">
            <text:p>205.6669</text:p>
          </table:table-cell>
          <table:table-cell office:value-type="float" office:value="272.9762" calcext:value-type="float">
            <text:p>272.9762</text:p>
          </table:table-cell>
          <table:table-cell office:value-type="float" office:value="896.1035" calcext:value-type="float">
            <text:p>896.1035</text:p>
          </table:table-cell>
          <table:table-cell office:value-type="float" office:value="852.4084" calcext:value-type="float">
            <text:p>852.4084</text:p>
          </table:table-cell>
          <table:table-cell office:value-type="float" office:value="833.6695" calcext:value-type="float">
            <text:p>833.6695</text:p>
          </table:table-cell>
          <table:table-cell office:value-type="float" office:value="853.0829" calcext:value-type="float">
            <text:p>853.0829</text:p>
          </table:table-cell>
          <table:table-cell office:value-type="float" office:value="318.4919" calcext:value-type="float">
            <text:p>318.4919</text:p>
          </table:table-cell>
          <table:table-cell office:value-type="float" office:value="436.1298" calcext:value-type="float">
            <text:p>436.1298</text:p>
          </table:table-cell>
          <table:table-cell office:value-type="float" office:value="380.5903" calcext:value-type="float">
            <text:p>380.5903</text:p>
          </table:table-cell>
          <table:table-cell office:value-type="float" office:value="323.9167" calcext:value-type="float">
            <text:p>323.91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89.96543" calcext:value-type="float">
            <text:p>89.96543</text:p>
          </table:table-cell>
          <table:table-cell office:value-type="float" office:value="5396.615" calcext:value-type="float">
            <text:p>5396.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85373" calcext:value-type="float">
            <text:p>-0.9785373</text:p>
          </table:table-cell>
          <table:table-cell office:value-type="float" office:value="2.239636" calcext:value-type="float">
            <text:p>2.239636</text:p>
          </table:table-cell>
          <table:table-cell office:value-type="float" office:value="0" calcext:value-type="float">
            <text:p>0</text:p>
          </table:table-cell>
          <table:table-cell office:value-type="float" office:value="46.01877" calcext:value-type="float">
            <text:p>46.01877</text:p>
          </table:table-cell>
          <table:table-cell office:value-type="float" office:value="7.591667" calcext:value-type="float">
            <text:p>7.591667</text:p>
          </table:table-cell>
          <table:table-cell office:value-type="float" office:value="0.001156169" calcext:value-type="float">
            <text:p>0.001156169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56548" calcext:value-type="float">
            <text:p>0.0256548</text:p>
          </table:table-cell>
          <table:table-cell office:value-type="float" office:value="-0.01744471" calcext:value-type="float">
            <text:p>-0.01744471</text:p>
          </table:table-cell>
          <table:table-cell office:value-type="float" office:value="360" calcext:value-type="float">
            <text:p>360</text:p>
          </table:table-cell>
          <table:table-cell office:value-type="float" office:value="-1.002649" calcext:value-type="float">
            <text:p>-1.002649</text:p>
          </table:table-cell>
          <table:table-cell office:value-type="float" office:value="0" calcext:value-type="float">
            <text:p>0</text:p>
          </table:table-cell>
          <table:table-cell office:value-type="float" office:value="205.6667" calcext:value-type="float">
            <text:p>205.6667</text:p>
          </table:table-cell>
          <table:table-cell office:value-type="float" office:value="272.9722" calcext:value-type="float">
            <text:p>272.9722</text:p>
          </table:table-cell>
          <table:table-cell office:value-type="float" office:value="896.091" calcext:value-type="float">
            <text:p>896.091</text:p>
          </table:table-cell>
          <table:table-cell office:value-type="float" office:value="852.4" calcext:value-type="float">
            <text:p>852.4</text:p>
          </table:table-cell>
          <table:table-cell office:value-type="float" office:value="833.666" calcext:value-type="float">
            <text:p>833.666</text:p>
          </table:table-cell>
          <table:table-cell office:value-type="float" office:value="853.0795" calcext:value-type="float">
            <text:p>853.0795</text:p>
          </table:table-cell>
          <table:table-cell office:value-type="float" office:value="318.491" calcext:value-type="float">
            <text:p>318.491</text:p>
          </table:table-cell>
          <table:table-cell office:value-type="float" office:value="436.1289" calcext:value-type="float">
            <text:p>436.1289</text:p>
          </table:table-cell>
          <table:table-cell office:value-type="float" office:value="380.5897" calcext:value-type="float">
            <text:p>380.5897</text:p>
          </table:table-cell>
          <table:table-cell office:value-type="float" office:value="323.9161" calcext:value-type="float">
            <text:p>323.91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89.93944" calcext:value-type="float">
            <text:p>89.93944</text:p>
          </table:table-cell>
          <table:table-cell office:value-type="float" office:value="5396.599" calcext:value-type="float">
            <text:p>5396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6407" calcext:value-type="float">
            <text:p>-1.016407</text:p>
          </table:table-cell>
          <table:table-cell office:value-type="float" office:value="2.22622" calcext:value-type="float">
            <text:p>2.22622</text:p>
          </table:table-cell>
          <table:table-cell office:value-type="float" office:value="0" calcext:value-type="float">
            <text:p>0</text:p>
          </table:table-cell>
          <table:table-cell office:value-type="float" office:value="45.97677" calcext:value-type="float">
            <text:p>45.97677</text:p>
          </table:table-cell>
          <table:table-cell office:value-type="float" office:value="7.584443" calcext:value-type="float">
            <text:p>7.584443</text:p>
          </table:table-cell>
          <table:table-cell office:value-type="float" office:value="0.001166862" calcext:value-type="float">
            <text:p>0.001166862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590661" calcext:value-type="float">
            <text:p>0.02590661</text:p>
          </table:table-cell>
          <table:table-cell office:value-type="float" office:value="-0.02320773" calcext:value-type="float">
            <text:p>-0.02320773</text:p>
          </table:table-cell>
          <table:table-cell office:value-type="float" office:value="360" calcext:value-type="float">
            <text:p>360</text:p>
          </table:table-cell>
          <table:table-cell office:value-type="float" office:value="-1.034997" calcext:value-type="float">
            <text:p>-1.034997</text:p>
          </table:table-cell>
          <table:table-cell office:value-type="float" office:value="0" calcext:value-type="float">
            <text:p>0</text:p>
          </table:table-cell>
          <table:table-cell office:value-type="float" office:value="205.6666" calcext:value-type="float">
            <text:p>205.6666</text:p>
          </table:table-cell>
          <table:table-cell office:value-type="float" office:value="272.9681" calcext:value-type="float">
            <text:p>272.9681</text:p>
          </table:table-cell>
          <table:table-cell office:value-type="float" office:value="896.0786" calcext:value-type="float">
            <text:p>896.0786</text:p>
          </table:table-cell>
          <table:table-cell office:value-type="float" office:value="852.3917" calcext:value-type="float">
            <text:p>852.3917</text:p>
          </table:table-cell>
          <table:table-cell office:value-type="float" office:value="833.6624" calcext:value-type="float">
            <text:p>833.6624</text:p>
          </table:table-cell>
          <table:table-cell office:value-type="float" office:value="853.0761" calcext:value-type="float">
            <text:p>853.0761</text:p>
          </table:table-cell>
          <table:table-cell office:value-type="float" office:value="318.49" calcext:value-type="float">
            <text:p>318.49</text:p>
          </table:table-cell>
          <table:table-cell office:value-type="float" office:value="436.128" calcext:value-type="float">
            <text:p>436.128</text:p>
          </table:table-cell>
          <table:table-cell office:value-type="float" office:value="380.5893" calcext:value-type="float">
            <text:p>380.5893</text:p>
          </table:table-cell>
          <table:table-cell office:value-type="float" office:value="323.9156" calcext:value-type="float">
            <text:p>323.91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89.91361" calcext:value-type="float">
            <text:p>89.91361</text:p>
          </table:table-cell>
          <table:table-cell office:value-type="float" office:value="5396.583" calcext:value-type="float">
            <text:p>5396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4574" calcext:value-type="float">
            <text:p>-1.074574</text:p>
          </table:table-cell>
          <table:table-cell office:value-type="float" office:value="1.717101" calcext:value-type="float">
            <text:p>1.717101</text:p>
          </table:table-cell>
          <table:table-cell office:value-type="float" office:value="0" calcext:value-type="float">
            <text:p>0</text:p>
          </table:table-cell>
          <table:table-cell office:value-type="float" office:value="45.9349" calcext:value-type="float">
            <text:p>45.9349</text:p>
          </table:table-cell>
          <table:table-cell office:value-type="float" office:value="7.577243" calcext:value-type="float">
            <text:p>7.577243</text:p>
          </table:table-cell>
          <table:table-cell office:value-type="float" office:value="0.001177298" calcext:value-type="float">
            <text:p>0.001177298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644082" calcext:value-type="float">
            <text:p>0.02644082</text:p>
          </table:table-cell>
          <table:table-cell office:value-type="float" office:value="-0.02405175" calcext:value-type="float">
            <text:p>-0.02405175</text:p>
          </table:table-cell>
          <table:table-cell office:value-type="float" office:value="360" calcext:value-type="float">
            <text:p>360</text:p>
          </table:table-cell>
          <table:table-cell office:value-type="float" office:value="-1.092843" calcext:value-type="float">
            <text:p>-1.092843</text:p>
          </table:table-cell>
          <table:table-cell office:value-type="float" office:value="0" calcext:value-type="float">
            <text:p>0</text:p>
          </table:table-cell>
          <table:table-cell office:value-type="float" office:value="205.6664" calcext:value-type="float">
            <text:p>205.6664</text:p>
          </table:table-cell>
          <table:table-cell office:value-type="float" office:value="272.9639" calcext:value-type="float">
            <text:p>272.9639</text:p>
          </table:table-cell>
          <table:table-cell office:value-type="float" office:value="896.0663" calcext:value-type="float">
            <text:p>896.0663</text:p>
          </table:table-cell>
          <table:table-cell office:value-type="float" office:value="852.3834" calcext:value-type="float">
            <text:p>852.3834</text:p>
          </table:table-cell>
          <table:table-cell office:value-type="float" office:value="833.6589" calcext:value-type="float">
            <text:p>833.6589</text:p>
          </table:table-cell>
          <table:table-cell office:value-type="float" office:value="853.0727" calcext:value-type="float">
            <text:p>853.0727</text:p>
          </table:table-cell>
          <table:table-cell office:value-type="float" office:value="318.489" calcext:value-type="float">
            <text:p>318.489</text:p>
          </table:table-cell>
          <table:table-cell office:value-type="float" office:value="436.1271" calcext:value-type="float">
            <text:p>436.1271</text:p>
          </table:table-cell>
          <table:table-cell office:value-type="float" office:value="380.5888" calcext:value-type="float">
            <text:p>380.5888</text:p>
          </table:table-cell>
          <table:table-cell office:value-type="float" office:value="323.9151" calcext:value-type="float">
            <text:p>323.91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89.8886" calcext:value-type="float">
            <text:p>89.8886</text:p>
          </table:table-cell>
          <table:table-cell office:value-type="float" office:value="5396.565" calcext:value-type="float">
            <text:p>5396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4677" calcext:value-type="float">
            <text:p>-1.084677</text:p>
          </table:table-cell>
          <table:table-cell office:value-type="float" office:value="2.173747" calcext:value-type="float">
            <text:p>2.173747</text:p>
          </table:table-cell>
          <table:table-cell office:value-type="float" office:value="0" calcext:value-type="float">
            <text:p>0</text:p>
          </table:table-cell>
          <table:table-cell office:value-type="float" office:value="45.89349" calcext:value-type="float">
            <text:p>45.89349</text:p>
          </table:table-cell>
          <table:table-cell office:value-type="float" office:value="7.570585" calcext:value-type="float">
            <text:p>7.570585</text:p>
          </table:table-cell>
          <table:table-cell office:value-type="float" office:value="0.001187756" calcext:value-type="float">
            <text:p>0.001187756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716995" calcext:value-type="float">
            <text:p>0.02716995</text:p>
          </table:table-cell>
          <table:table-cell office:value-type="float" office:value="-0.02180063" calcext:value-type="float">
            <text:p>-0.02180063</text:p>
          </table:table-cell>
          <table:table-cell office:value-type="float" office:value="360" calcext:value-type="float">
            <text:p>360</text:p>
          </table:table-cell>
          <table:table-cell office:value-type="float" office:value="-1.105916" calcext:value-type="float">
            <text:p>-1.105916</text:p>
          </table:table-cell>
          <table:table-cell office:value-type="float" office:value="0" calcext:value-type="float">
            <text:p>0</text:p>
          </table:table-cell>
          <table:table-cell office:value-type="float" office:value="205.6663" calcext:value-type="float">
            <text:p>205.6663</text:p>
          </table:table-cell>
          <table:table-cell office:value-type="float" office:value="272.9598" calcext:value-type="float">
            <text:p>272.9598</text:p>
          </table:table-cell>
          <table:table-cell office:value-type="float" office:value="896.054" calcext:value-type="float">
            <text:p>896.054</text:p>
          </table:table-cell>
          <table:table-cell office:value-type="float" office:value="852.3751" calcext:value-type="float">
            <text:p>852.3751</text:p>
          </table:table-cell>
          <table:table-cell office:value-type="float" office:value="833.6554" calcext:value-type="float">
            <text:p>833.6554</text:p>
          </table:table-cell>
          <table:table-cell office:value-type="float" office:value="853.0693" calcext:value-type="float">
            <text:p>853.0693</text:p>
          </table:table-cell>
          <table:table-cell office:value-type="float" office:value="318.488" calcext:value-type="float">
            <text:p>318.488</text:p>
          </table:table-cell>
          <table:table-cell office:value-type="float" office:value="436.1262" calcext:value-type="float">
            <text:p>436.1262</text:p>
          </table:table-cell>
          <table:table-cell office:value-type="float" office:value="380.5883" calcext:value-type="float">
            <text:p>380.5883</text:p>
          </table:table-cell>
          <table:table-cell office:value-type="float" office:value="323.9144" calcext:value-type="float">
            <text:p>323.91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89.86407" calcext:value-type="float">
            <text:p>89.86407</text:p>
          </table:table-cell>
          <table:table-cell office:value-type="float" office:value="5396.549" calcext:value-type="float">
            <text:p>5396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95012" calcext:value-type="float">
            <text:p>-1.095012</text:p>
          </table:table-cell>
          <table:table-cell office:value-type="float" office:value="2.700287" calcext:value-type="float">
            <text:p>2.700287</text:p>
          </table:table-cell>
          <table:table-cell office:value-type="float" office:value="0" calcext:value-type="float">
            <text:p>0</text:p>
          </table:table-cell>
          <table:table-cell office:value-type="float" office:value="45.85219" calcext:value-type="float">
            <text:p>45.85219</text:p>
          </table:table-cell>
          <table:table-cell office:value-type="float" office:value="7.564135" calcext:value-type="float">
            <text:p>7.564135</text:p>
          </table:table-cell>
          <table:table-cell office:value-type="float" office:value="0.001197772" calcext:value-type="float">
            <text:p>0.001197772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787239" calcext:value-type="float">
            <text:p>0.02787239</text:p>
          </table:table-cell>
          <table:table-cell office:value-type="float" office:value="-0.02008017" calcext:value-type="float">
            <text:p>-0.02008017</text:p>
          </table:table-cell>
          <table:table-cell office:value-type="float" office:value="360" calcext:value-type="float">
            <text:p>360</text:p>
          </table:table-cell>
          <table:table-cell office:value-type="float" office:value="-1.118664" calcext:value-type="float">
            <text:p>-1.118664</text:p>
          </table:table-cell>
          <table:table-cell office:value-type="float" office:value="0" calcext:value-type="float">
            <text:p>0</text:p>
          </table:table-cell>
          <table:table-cell office:value-type="float" office:value="205.6661" calcext:value-type="float">
            <text:p>205.6661</text:p>
          </table:table-cell>
          <table:table-cell office:value-type="float" office:value="272.9561" calcext:value-type="float">
            <text:p>272.9561</text:p>
          </table:table-cell>
          <table:table-cell office:value-type="float" office:value="896.0417" calcext:value-type="float">
            <text:p>896.0417</text:p>
          </table:table-cell>
          <table:table-cell office:value-type="float" office:value="852.3668" calcext:value-type="float">
            <text:p>852.3668</text:p>
          </table:table-cell>
          <table:table-cell office:value-type="float" office:value="833.6519" calcext:value-type="float">
            <text:p>833.6519</text:p>
          </table:table-cell>
          <table:table-cell office:value-type="float" office:value="853.0659" calcext:value-type="float">
            <text:p>853.0659</text:p>
          </table:table-cell>
          <table:table-cell office:value-type="float" office:value="318.487" calcext:value-type="float">
            <text:p>318.487</text:p>
          </table:table-cell>
          <table:table-cell office:value-type="float" office:value="436.1253" calcext:value-type="float">
            <text:p>436.1253</text:p>
          </table:table-cell>
          <table:table-cell office:value-type="float" office:value="380.5877" calcext:value-type="float">
            <text:p>380.5877</text:p>
          </table:table-cell>
          <table:table-cell office:value-type="float" office:value="323.9137" calcext:value-type="float">
            <text:p>323.91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89.83891" calcext:value-type="float">
            <text:p>89.83891</text:p>
          </table:table-cell>
          <table:table-cell office:value-type="float" office:value="5396.533" calcext:value-type="float">
            <text:p>5396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0848" calcext:value-type="float">
            <text:p>-1.110848</text:p>
          </table:table-cell>
          <table:table-cell office:value-type="float" office:value="3.086848" calcext:value-type="float">
            <text:p>3.086848</text:p>
          </table:table-cell>
          <table:table-cell office:value-type="float" office:value="0" calcext:value-type="float">
            <text:p>0</text:p>
          </table:table-cell>
          <table:table-cell office:value-type="float" office:value="45.81049" calcext:value-type="float">
            <text:p>45.81049</text:p>
          </table:table-cell>
          <table:table-cell office:value-type="float" office:value="7.557117" calcext:value-type="float">
            <text:p>7.557117</text:p>
          </table:table-cell>
          <table:table-cell office:value-type="float" office:value="0.001207916" calcext:value-type="float">
            <text:p>0.001207916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835411" calcext:value-type="float">
            <text:p>0.02835411</text:p>
          </table:table-cell>
          <table:table-cell office:value-type="float" office:value="-0.02205781" calcext:value-type="float">
            <text:p>-0.02205781</text:p>
          </table:table-cell>
          <table:table-cell office:value-type="float" office:value="360" calcext:value-type="float">
            <text:p>360</text:p>
          </table:table-cell>
          <table:table-cell office:value-type="float" office:value="-1.132994" calcext:value-type="float">
            <text:p>-1.132994</text:p>
          </table:table-cell>
          <table:table-cell office:value-type="float" office:value="0" calcext:value-type="float">
            <text:p>0</text:p>
          </table:table-cell>
          <table:table-cell office:value-type="float" office:value="205.6657" calcext:value-type="float">
            <text:p>205.6657</text:p>
          </table:table-cell>
          <table:table-cell office:value-type="float" office:value="272.952" calcext:value-type="float">
            <text:p>272.952</text:p>
          </table:table-cell>
          <table:table-cell office:value-type="float" office:value="896.0296" calcext:value-type="float">
            <text:p>896.0296</text:p>
          </table:table-cell>
          <table:table-cell office:value-type="float" office:value="852.3585" calcext:value-type="float">
            <text:p>852.3585</text:p>
          </table:table-cell>
          <table:table-cell office:value-type="float" office:value="833.6484" calcext:value-type="float">
            <text:p>833.6484</text:p>
          </table:table-cell>
          <table:table-cell office:value-type="float" office:value="853.0626" calcext:value-type="float">
            <text:p>853.0626</text:p>
          </table:table-cell>
          <table:table-cell office:value-type="float" office:value="318.486" calcext:value-type="float">
            <text:p>318.486</text:p>
          </table:table-cell>
          <table:table-cell office:value-type="float" office:value="436.1244" calcext:value-type="float">
            <text:p>436.1244</text:p>
          </table:table-cell>
          <table:table-cell office:value-type="float" office:value="380.5872" calcext:value-type="float">
            <text:p>380.5872</text:p>
          </table:table-cell>
          <table:table-cell office:value-type="float" office:value="323.9131" calcext:value-type="float">
            <text:p>323.9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89.81429" calcext:value-type="float">
            <text:p>89.81429</text:p>
          </table:table-cell>
          <table:table-cell office:value-type="float" office:value="5396.515" calcext:value-type="float">
            <text:p>5396.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56685" calcext:value-type="float">
            <text:p>-1.156685</text:p>
          </table:table-cell>
          <table:table-cell office:value-type="float" office:value="2.742515" calcext:value-type="float">
            <text:p>2.742515</text:p>
          </table:table-cell>
          <table:table-cell office:value-type="float" office:value="0" calcext:value-type="float">
            <text:p>0</text:p>
          </table:table-cell>
          <table:table-cell office:value-type="float" office:value="45.7692" calcext:value-type="float">
            <text:p>45.7692</text:p>
          </table:table-cell>
          <table:table-cell office:value-type="float" office:value="7.55045" calcext:value-type="float">
            <text:p>7.55045</text:p>
          </table:table-cell>
          <table:table-cell office:value-type="float" office:value="0.001217646" calcext:value-type="float">
            <text:p>0.001217646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890702" calcext:value-type="float">
            <text:p>0.02890702</text:p>
          </table:table-cell>
          <table:table-cell office:value-type="float" office:value="-0.02266846" calcext:value-type="float">
            <text:p>-0.02266846</text:p>
          </table:table-cell>
          <table:table-cell office:value-type="float" office:value="360" calcext:value-type="float">
            <text:p>360</text:p>
          </table:table-cell>
          <table:table-cell office:value-type="float" office:value="-1.178763" calcext:value-type="float">
            <text:p>-1.178763</text:p>
          </table:table-cell>
          <table:table-cell office:value-type="float" office:value="0" calcext:value-type="float">
            <text:p>0</text:p>
          </table:table-cell>
          <table:table-cell office:value-type="float" office:value="205.6656" calcext:value-type="float">
            <text:p>205.6656</text:p>
          </table:table-cell>
          <table:table-cell office:value-type="float" office:value="272.9479" calcext:value-type="float">
            <text:p>272.9479</text:p>
          </table:table-cell>
          <table:table-cell office:value-type="float" office:value="896.0173" calcext:value-type="float">
            <text:p>896.0173</text:p>
          </table:table-cell>
          <table:table-cell office:value-type="float" office:value="852.3502" calcext:value-type="float">
            <text:p>852.3502</text:p>
          </table:table-cell>
          <table:table-cell office:value-type="float" office:value="833.6448" calcext:value-type="float">
            <text:p>833.6448</text:p>
          </table:table-cell>
          <table:table-cell office:value-type="float" office:value="853.0591" calcext:value-type="float">
            <text:p>853.0591</text:p>
          </table:table-cell>
          <table:table-cell office:value-type="float" office:value="318.485" calcext:value-type="float">
            <text:p>318.485</text:p>
          </table:table-cell>
          <table:table-cell office:value-type="float" office:value="436.1234" calcext:value-type="float">
            <text:p>436.1234</text:p>
          </table:table-cell>
          <table:table-cell office:value-type="float" office:value="380.5867" calcext:value-type="float">
            <text:p>380.5867</text:p>
          </table:table-cell>
          <table:table-cell office:value-type="float" office:value="323.9125" calcext:value-type="float">
            <text:p>323.91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89.79015" calcext:value-type="float">
            <text:p>89.79015</text:p>
          </table:table-cell>
          <table:table-cell office:value-type="float" office:value="5396.499" calcext:value-type="float">
            <text:p>5396.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8873" calcext:value-type="float">
            <text:p>-1.168873</text:p>
          </table:table-cell>
          <table:table-cell office:value-type="float" office:value="3.051423" calcext:value-type="float">
            <text:p>3.051423</text:p>
          </table:table-cell>
          <table:table-cell office:value-type="float" office:value="0" calcext:value-type="float">
            <text:p>0</text:p>
          </table:table-cell>
          <table:table-cell office:value-type="float" office:value="45.72798" calcext:value-type="float">
            <text:p>45.72798</text:p>
          </table:table-cell>
          <table:table-cell office:value-type="float" office:value="7.543989" calcext:value-type="float">
            <text:p>7.543989</text:p>
          </table:table-cell>
          <table:table-cell office:value-type="float" office:value="0.001226735" calcext:value-type="float">
            <text:p>0.001226735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2960938" calcext:value-type="float">
            <text:p>0.02960938</text:p>
          </table:table-cell>
          <table:table-cell office:value-type="float" office:value="-0.0208865" calcext:value-type="float">
            <text:p>-0.0208865</text:p>
          </table:table-cell>
          <table:table-cell office:value-type="float" office:value="360" calcext:value-type="float">
            <text:p>360</text:p>
          </table:table-cell>
          <table:table-cell office:value-type="float" office:value="-1.193427" calcext:value-type="float">
            <text:p>-1.193427</text:p>
          </table:table-cell>
          <table:table-cell office:value-type="float" office:value="0" calcext:value-type="float">
            <text:p>0</text:p>
          </table:table-cell>
          <table:table-cell office:value-type="float" office:value="205.6655" calcext:value-type="float">
            <text:p>205.6655</text:p>
          </table:table-cell>
          <table:table-cell office:value-type="float" office:value="272.944" calcext:value-type="float">
            <text:p>272.944</text:p>
          </table:table-cell>
          <table:table-cell office:value-type="float" office:value="896.0052" calcext:value-type="float">
            <text:p>896.0052</text:p>
          </table:table-cell>
          <table:table-cell office:value-type="float" office:value="852.3421" calcext:value-type="float">
            <text:p>852.3421</text:p>
          </table:table-cell>
          <table:table-cell office:value-type="float" office:value="833.6414" calcext:value-type="float">
            <text:p>833.6414</text:p>
          </table:table-cell>
          <table:table-cell office:value-type="float" office:value="853.0558" calcext:value-type="float">
            <text:p>853.0558</text:p>
          </table:table-cell>
          <table:table-cell office:value-type="float" office:value="318.484" calcext:value-type="float">
            <text:p>318.484</text:p>
          </table:table-cell>
          <table:table-cell office:value-type="float" office:value="436.1225" calcext:value-type="float">
            <text:p>436.1225</text:p>
          </table:table-cell>
          <table:table-cell office:value-type="float" office:value="380.5862" calcext:value-type="float">
            <text:p>380.5862</text:p>
          </table:table-cell>
          <table:table-cell office:value-type="float" office:value="323.9119" calcext:value-type="float">
            <text:p>323.91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89.75909" calcext:value-type="float">
            <text:p>89.75909</text:p>
          </table:table-cell>
          <table:table-cell office:value-type="float" office:value="5396.483" calcext:value-type="float">
            <text:p>5396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0783" calcext:value-type="float">
            <text:p>-1.200783</text:p>
          </table:table-cell>
          <table:table-cell office:value-type="float" office:value="3.182213" calcext:value-type="float">
            <text:p>3.182213</text:p>
          </table:table-cell>
          <table:table-cell office:value-type="float" office:value="0" calcext:value-type="float">
            <text:p>0</text:p>
          </table:table-cell>
          <table:table-cell office:value-type="float" office:value="45.68962" calcext:value-type="float">
            <text:p>45.68962</text:p>
          </table:table-cell>
          <table:table-cell office:value-type="float" office:value="7.531168" calcext:value-type="float">
            <text:p>7.531168</text:p>
          </table:table-cell>
          <table:table-cell office:value-type="float" office:value="0.001235227" calcext:value-type="float">
            <text:p>0.001235227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301421" calcext:value-type="float">
            <text:p>0.0301421</text:p>
          </table:table-cell>
          <table:table-cell office:value-type="float" office:value="-0.02233314" calcext:value-type="float">
            <text:p>-0.02233314</text:p>
          </table:table-cell>
          <table:table-cell office:value-type="float" office:value="360" calcext:value-type="float">
            <text:p>360</text:p>
          </table:table-cell>
          <table:table-cell office:value-type="float" office:value="-1.224415" calcext:value-type="float">
            <text:p>-1.224415</text:p>
          </table:table-cell>
          <table:table-cell office:value-type="float" office:value="0" calcext:value-type="float">
            <text:p>0</text:p>
          </table:table-cell>
          <table:table-cell office:value-type="float" office:value="205.6658" calcext:value-type="float">
            <text:p>205.6658</text:p>
          </table:table-cell>
          <table:table-cell office:value-type="float" office:value="272.9399" calcext:value-type="float">
            <text:p>272.9399</text:p>
          </table:table-cell>
          <table:table-cell office:value-type="float" office:value="895.993" calcext:value-type="float">
            <text:p>895.993</text:p>
          </table:table-cell>
          <table:table-cell office:value-type="float" office:value="852.3338" calcext:value-type="float">
            <text:p>852.3338</text:p>
          </table:table-cell>
          <table:table-cell office:value-type="float" office:value="833.6379" calcext:value-type="float">
            <text:p>833.6379</text:p>
          </table:table-cell>
          <table:table-cell office:value-type="float" office:value="853.0524" calcext:value-type="float">
            <text:p>853.0524</text:p>
          </table:table-cell>
          <table:table-cell office:value-type="float" office:value="318.4831" calcext:value-type="float">
            <text:p>318.4831</text:p>
          </table:table-cell>
          <table:table-cell office:value-type="float" office:value="436.1216" calcext:value-type="float">
            <text:p>436.1216</text:p>
          </table:table-cell>
          <table:table-cell office:value-type="float" office:value="380.5856" calcext:value-type="float">
            <text:p>380.5856</text:p>
          </table:table-cell>
          <table:table-cell office:value-type="float" office:value="323.9113" calcext:value-type="float">
            <text:p>323.91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89.72984" calcext:value-type="float">
            <text:p>89.72984</text:p>
          </table:table-cell>
          <table:table-cell office:value-type="float" office:value="5396.466" calcext:value-type="float">
            <text:p>5396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31413" calcext:value-type="float">
            <text:p>-1.231413</text:p>
          </table:table-cell>
          <table:table-cell office:value-type="float" office:value="3.118457" calcext:value-type="float">
            <text:p>3.118457</text:p>
          </table:table-cell>
          <table:table-cell office:value-type="float" office:value="0" calcext:value-type="float">
            <text:p>0</text:p>
          </table:table-cell>
          <table:table-cell office:value-type="float" office:value="45.64622" calcext:value-type="float">
            <text:p>45.64622</text:p>
          </table:table-cell>
          <table:table-cell office:value-type="float" office:value="7.521525" calcext:value-type="float">
            <text:p>7.521525</text:p>
          </table:table-cell>
          <table:table-cell office:value-type="float" office:value="0.001247776" calcext:value-type="float">
            <text:p>0.001247776</text:p>
          </table:table-cell>
          <table:table-cell office:value-type="float" office:value="0.01613843" calcext:value-type="float">
            <text:p>0.01613843</text:p>
          </table:table-cell>
          <table:table-cell office:value-type="float" office:value="0.03090537" calcext:value-type="float">
            <text:p>0.03090537</text:p>
          </table:table-cell>
          <table:table-cell office:value-type="float" office:value="-0.02063644" calcext:value-type="float">
            <text:p>-0.02063644</text:p>
          </table:table-cell>
          <table:table-cell office:value-type="float" office:value="360" calcext:value-type="float">
            <text:p>360</text:p>
          </table:table-cell>
          <table:table-cell office:value-type="float" office:value="-1.257492" calcext:value-type="float">
            <text:p>-1.257492</text:p>
          </table:table-cell>
          <table:table-cell office:value-type="float" office:value="0" calcext:value-type="float">
            <text:p>0</text:p>
          </table:table-cell>
          <table:table-cell office:value-type="float" office:value="205.6658" calcext:value-type="float">
            <text:p>205.6658</text:p>
          </table:table-cell>
          <table:table-cell office:value-type="float" office:value="272.9357" calcext:value-type="float">
            <text:p>272.9357</text:p>
          </table:table-cell>
          <table:table-cell office:value-type="float" office:value="895.9794" calcext:value-type="float">
            <text:p>895.9794</text:p>
          </table:table-cell>
          <table:table-cell office:value-type="float" office:value="852.3255" calcext:value-type="float">
            <text:p>852.3255</text:p>
          </table:table-cell>
          <table:table-cell office:value-type="float" office:value="833.6344" calcext:value-type="float">
            <text:p>833.6344</text:p>
          </table:table-cell>
          <table:table-cell office:value-type="float" office:value="853.0491" calcext:value-type="float">
            <text:p>853.0491</text:p>
          </table:table-cell>
          <table:table-cell office:value-type="float" office:value="318.4821" calcext:value-type="float">
            <text:p>318.4821</text:p>
          </table:table-cell>
          <table:table-cell office:value-type="float" office:value="436.1207" calcext:value-type="float">
            <text:p>436.1207</text:p>
          </table:table-cell>
          <table:table-cell office:value-type="float" office:value="380.5851" calcext:value-type="float">
            <text:p>380.5851</text:p>
          </table:table-cell>
          <table:table-cell office:value-type="float" office:value="323.9106" calcext:value-type="float">
            <text:p>323.91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89.58096" calcext:value-type="float">
            <text:p>89.58096</text:p>
          </table:table-cell>
          <table:table-cell office:value-type="float" office:value="5396.45" calcext:value-type="float">
            <text:p>5396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9795" calcext:value-type="float">
            <text:p>-1.279795</text:p>
          </table:table-cell>
          <table:table-cell office:value-type="float" office:value="2.988403" calcext:value-type="float">
            <text:p>2.988403</text:p>
          </table:table-cell>
          <table:table-cell office:value-type="float" office:value="0" calcext:value-type="float">
            <text:p>0</text:p>
          </table:table-cell>
          <table:table-cell office:value-type="float" office:value="45.60329" calcext:value-type="float">
            <text:p>45.60329</text:p>
          </table:table-cell>
          <table:table-cell office:value-type="float" office:value="7.393628" calcext:value-type="float">
            <text:p>7.393628</text:p>
          </table:table-cell>
          <table:table-cell office:value-type="float" office:value="0.00125565" calcext:value-type="float">
            <text:p>0.00125565</text:p>
          </table:table-cell>
          <table:table-cell office:value-type="float" office:value="0.1301716" calcext:value-type="float">
            <text:p>0.1301716</text:p>
          </table:table-cell>
          <table:table-cell office:value-type="float" office:value="0.03152401" calcext:value-type="float">
            <text:p>0.03152401</text:p>
          </table:table-cell>
          <table:table-cell office:value-type="float" office:value="-0.02167395" calcext:value-type="float">
            <text:p>-0.02167395</text:p>
          </table:table-cell>
          <table:table-cell office:value-type="float" office:value="360" calcext:value-type="float">
            <text:p>360</text:p>
          </table:table-cell>
          <table:table-cell office:value-type="float" office:value="-1.423432" calcext:value-type="float">
            <text:p>-1.423432</text:p>
          </table:table-cell>
          <table:table-cell office:value-type="float" office:value="0" calcext:value-type="float">
            <text:p>0</text:p>
          </table:table-cell>
          <table:table-cell office:value-type="float" office:value="205.6659" calcext:value-type="float">
            <text:p>205.6659</text:p>
          </table:table-cell>
          <table:table-cell office:value-type="float" office:value="272.9316" calcext:value-type="float">
            <text:p>272.9316</text:p>
          </table:table-cell>
          <table:table-cell office:value-type="float" office:value="895.9649" calcext:value-type="float">
            <text:p>895.9649</text:p>
          </table:table-cell>
          <table:table-cell office:value-type="float" office:value="852.3168" calcext:value-type="float">
            <text:p>852.3168</text:p>
          </table:table-cell>
          <table:table-cell office:value-type="float" office:value="833.6313" calcext:value-type="float">
            <text:p>833.6313</text:p>
          </table:table-cell>
          <table:table-cell office:value-type="float" office:value="853.0458" calcext:value-type="float">
            <text:p>853.0458</text:p>
          </table:table-cell>
          <table:table-cell office:value-type="float" office:value="318.4811" calcext:value-type="float">
            <text:p>318.4811</text:p>
          </table:table-cell>
          <table:table-cell office:value-type="float" office:value="436.1198" calcext:value-type="float">
            <text:p>436.1198</text:p>
          </table:table-cell>
          <table:table-cell office:value-type="float" office:value="380.5846" calcext:value-type="float">
            <text:p>380.5846</text:p>
          </table:table-cell>
          <table:table-cell office:value-type="float" office:value="323.9101" calcext:value-type="float">
            <text:p>323.9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89.47751" calcext:value-type="float">
            <text:p>89.47751</text:p>
          </table:table-cell>
          <table:table-cell office:value-type="float" office:value="5396.434" calcext:value-type="float">
            <text:p>5396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8268" calcext:value-type="float">
            <text:p>-1.338268</text:p>
          </table:table-cell>
          <table:table-cell office:value-type="float" office:value="0.1142411" calcext:value-type="float">
            <text:p>0.1142411</text:p>
          </table:table-cell>
          <table:table-cell office:value-type="float" office:value="0" calcext:value-type="float">
            <text:p>0</text:p>
          </table:table-cell>
          <table:table-cell office:value-type="float" office:value="45.57124" calcext:value-type="float">
            <text:p>45.57124</text:p>
          </table:table-cell>
          <table:table-cell office:value-type="float" office:value="7.315724" calcext:value-type="float">
            <text:p>7.315724</text:p>
          </table:table-cell>
          <table:table-cell office:value-type="float" office:value="0.001259924" calcext:value-type="float">
            <text:p>0.001259924</text:p>
          </table:table-cell>
          <table:table-cell office:value-type="float" office:value="0.1915292" calcext:value-type="float">
            <text:p>0.1915292</text:p>
          </table:table-cell>
          <table:table-cell office:value-type="float" office:value="0.03223129" calcext:value-type="float">
            <text:p>0.03223129</text:p>
          </table:table-cell>
          <table:table-cell office:value-type="float" office:value="-0.02199488" calcext:value-type="float">
            <text:p>-0.02199488</text:p>
          </table:table-cell>
          <table:table-cell office:value-type="float" office:value="360" calcext:value-type="float">
            <text:p>360</text:p>
          </table:table-cell>
          <table:table-cell office:value-type="float" office:value="-1.545143" calcext:value-type="float">
            <text:p>-1.545143</text:p>
          </table:table-cell>
          <table:table-cell office:value-type="float" office:value="0" calcext:value-type="float">
            <text:p>0</text:p>
          </table:table-cell>
          <table:table-cell office:value-type="float" office:value="205.6656" calcext:value-type="float">
            <text:p>205.6656</text:p>
          </table:table-cell>
          <table:table-cell office:value-type="float" office:value="272.9268" calcext:value-type="float">
            <text:p>272.9268</text:p>
          </table:table-cell>
          <table:table-cell office:value-type="float" office:value="895.9487" calcext:value-type="float">
            <text:p>895.9487</text:p>
          </table:table-cell>
          <table:table-cell office:value-type="float" office:value="852.306" calcext:value-type="float">
            <text:p>852.306</text:p>
          </table:table-cell>
          <table:table-cell office:value-type="float" office:value="833.6281" calcext:value-type="float">
            <text:p>833.6281</text:p>
          </table:table-cell>
          <table:table-cell office:value-type="float" office:value="853.0425" calcext:value-type="float">
            <text:p>853.0425</text:p>
          </table:table-cell>
          <table:table-cell office:value-type="float" office:value="318.4802" calcext:value-type="float">
            <text:p>318.4802</text:p>
          </table:table-cell>
          <table:table-cell office:value-type="float" office:value="436.1189" calcext:value-type="float">
            <text:p>436.1189</text:p>
          </table:table-cell>
          <table:table-cell office:value-type="float" office:value="380.584" calcext:value-type="float">
            <text:p>380.584</text:p>
          </table:table-cell>
          <table:table-cell office:value-type="float" office:value="323.9095" calcext:value-type="float">
            <text:p>323.90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89.4426" calcext:value-type="float">
            <text:p>89.4426</text:p>
          </table:table-cell>
          <table:table-cell office:value-type="float" office:value="5396.416" calcext:value-type="float">
            <text:p>5396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48242" calcext:value-type="float">
            <text:p>-1.348242</text:p>
          </table:table-cell>
          <table:table-cell office:value-type="float" office:value="0.4854495" calcext:value-type="float">
            <text:p>0.4854495</text:p>
          </table:table-cell>
          <table:table-cell office:value-type="float" office:value="0" calcext:value-type="float">
            <text:p>0</text:p>
          </table:table-cell>
          <table:table-cell office:value-type="float" office:value="45.54174" calcext:value-type="float">
            <text:p>45.54174</text:p>
          </table:table-cell>
          <table:table-cell office:value-type="float" office:value="7.308817" calcext:value-type="float">
            <text:p>7.308817</text:p>
          </table:table-cell>
          <table:table-cell office:value-type="float" office:value="0.001265263" calcext:value-type="float">
            <text:p>0.001265263</text:p>
          </table:table-cell>
          <table:table-cell office:value-type="float" office:value="0.1915292" calcext:value-type="float">
            <text:p>0.1915292</text:p>
          </table:table-cell>
          <table:table-cell office:value-type="float" office:value="0.03302129" calcext:value-type="float">
            <text:p>0.03302129</text:p>
          </table:table-cell>
          <table:table-cell office:value-type="float" office:value="-0.02036666" calcext:value-type="float">
            <text:p>-0.02036666</text:p>
          </table:table-cell>
          <table:table-cell office:value-type="float" office:value="360" calcext:value-type="float">
            <text:p>360</text:p>
          </table:table-cell>
          <table:table-cell office:value-type="float" office:value="-1.557529" calcext:value-type="float">
            <text:p>-1.557529</text:p>
          </table:table-cell>
          <table:table-cell office:value-type="float" office:value="0" calcext:value-type="float">
            <text:p>0</text:p>
          </table:table-cell>
          <table:table-cell office:value-type="float" office:value="205.663" calcext:value-type="float">
            <text:p>205.663</text:p>
          </table:table-cell>
          <table:table-cell office:value-type="float" office:value="272.9215" calcext:value-type="float">
            <text:p>272.9215</text:p>
          </table:table-cell>
          <table:table-cell office:value-type="float" office:value="895.9317" calcext:value-type="float">
            <text:p>895.9317</text:p>
          </table:table-cell>
          <table:table-cell office:value-type="float" office:value="852.2952" calcext:value-type="float">
            <text:p>852.2952</text:p>
          </table:table-cell>
          <table:table-cell office:value-type="float" office:value="833.6246" calcext:value-type="float">
            <text:p>833.6246</text:p>
          </table:table-cell>
          <table:table-cell office:value-type="float" office:value="853.0392" calcext:value-type="float">
            <text:p>853.0392</text:p>
          </table:table-cell>
          <table:table-cell office:value-type="float" office:value="318.4792" calcext:value-type="float">
            <text:p>318.4792</text:p>
          </table:table-cell>
          <table:table-cell office:value-type="float" office:value="436.118" calcext:value-type="float">
            <text:p>436.118</text:p>
          </table:table-cell>
          <table:table-cell office:value-type="float" office:value="380.5835" calcext:value-type="float">
            <text:p>380.5835</text:p>
          </table:table-cell>
          <table:table-cell office:value-type="float" office:value="323.9088" calcext:value-type="float">
            <text:p>323.90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89.40679" calcext:value-type="float">
            <text:p>89.40679</text:p>
          </table:table-cell>
          <table:table-cell office:value-type="float" office:value="5396.401" calcext:value-type="float">
            <text:p>5396.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957" calcext:value-type="float">
            <text:p>-1.35957</text:p>
          </table:table-cell>
          <table:table-cell office:value-type="float" office:value="0.942839" calcext:value-type="float">
            <text:p>0.942839</text:p>
          </table:table-cell>
          <table:table-cell office:value-type="float" office:value="0" calcext:value-type="float">
            <text:p>0</text:p>
          </table:table-cell>
          <table:table-cell office:value-type="float" office:value="45.50591" calcext:value-type="float">
            <text:p>45.50591</text:p>
          </table:table-cell>
          <table:table-cell office:value-type="float" office:value="7.301099" calcext:value-type="float">
            <text:p>7.301099</text:p>
          </table:table-cell>
          <table:table-cell office:value-type="float" office:value="0.00127087" calcext:value-type="float">
            <text:p>0.00127087</text:p>
          </table:table-cell>
          <table:table-cell office:value-type="float" office:value="0.1915292" calcext:value-type="float">
            <text:p>0.1915292</text:p>
          </table:table-cell>
          <table:table-cell office:value-type="float" office:value="0.03361507" calcext:value-type="float">
            <text:p>0.03361507</text:p>
          </table:table-cell>
          <table:table-cell office:value-type="float" office:value="-0.02190395" calcext:value-type="float">
            <text:p>-0.02190395</text:p>
          </table:table-cell>
          <table:table-cell office:value-type="float" office:value="360" calcext:value-type="float">
            <text:p>360</text:p>
          </table:table-cell>
          <table:table-cell office:value-type="float" office:value="-1.567908" calcext:value-type="float">
            <text:p>-1.567908</text:p>
          </table:table-cell>
          <table:table-cell office:value-type="float" office:value="0" calcext:value-type="float">
            <text:p>0</text:p>
          </table:table-cell>
          <table:table-cell office:value-type="float" office:value="205.6619" calcext:value-type="float">
            <text:p>205.6619</text:p>
          </table:table-cell>
          <table:table-cell office:value-type="float" office:value="272.9162" calcext:value-type="float">
            <text:p>272.9162</text:p>
          </table:table-cell>
          <table:table-cell office:value-type="float" office:value="895.9152" calcext:value-type="float">
            <text:p>895.9152</text:p>
          </table:table-cell>
          <table:table-cell office:value-type="float" office:value="852.2845" calcext:value-type="float">
            <text:p>852.2845</text:p>
          </table:table-cell>
          <table:table-cell office:value-type="float" office:value="833.6212" calcext:value-type="float">
            <text:p>833.6212</text:p>
          </table:table-cell>
          <table:table-cell office:value-type="float" office:value="853.0359" calcext:value-type="float">
            <text:p>853.0359</text:p>
          </table:table-cell>
          <table:table-cell office:value-type="float" office:value="318.4782" calcext:value-type="float">
            <text:p>318.4782</text:p>
          </table:table-cell>
          <table:table-cell office:value-type="float" office:value="436.1171" calcext:value-type="float">
            <text:p>436.1171</text:p>
          </table:table-cell>
          <table:table-cell office:value-type="float" office:value="380.583" calcext:value-type="float">
            <text:p>380.583</text:p>
          </table:table-cell>
          <table:table-cell office:value-type="float" office:value="323.9082" calcext:value-type="float">
            <text:p>323.90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89.36752" calcext:value-type="float">
            <text:p>89.36752</text:p>
          </table:table-cell>
          <table:table-cell office:value-type="float" office:value="5396.387" calcext:value-type="float">
            <text:p>5396.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5395" calcext:value-type="float">
            <text:p>-1.375395</text:p>
          </table:table-cell>
          <table:table-cell office:value-type="float" office:value="1.235454" calcext:value-type="float">
            <text:p>1.235454</text:p>
          </table:table-cell>
          <table:table-cell office:value-type="float" office:value="0" calcext:value-type="float">
            <text:p>0</text:p>
          </table:table-cell>
          <table:table-cell office:value-type="float" office:value="45.47005" calcext:value-type="float">
            <text:p>45.47005</text:p>
          </table:table-cell>
          <table:table-cell office:value-type="float" office:value="7.29014" calcext:value-type="float">
            <text:p>7.29014</text:p>
          </table:table-cell>
          <table:table-cell office:value-type="float" office:value="0.001276801" calcext:value-type="float">
            <text:p>0.001276801</text:p>
          </table:table-cell>
          <table:table-cell office:value-type="float" office:value="0.1915292" calcext:value-type="float">
            <text:p>0.1915292</text:p>
          </table:table-cell>
          <table:table-cell office:value-type="float" office:value="0.03438625" calcext:value-type="float">
            <text:p>0.03438625</text:p>
          </table:table-cell>
          <table:table-cell office:value-type="float" office:value="-0.02013443" calcext:value-type="float">
            <text:p>-0.02013443</text:p>
          </table:table-cell>
          <table:table-cell office:value-type="float" office:value="360" calcext:value-type="float">
            <text:p>360</text:p>
          </table:table-cell>
          <table:table-cell office:value-type="float" office:value="-1.586268" calcext:value-type="float">
            <text:p>-1.586268</text:p>
          </table:table-cell>
          <table:table-cell office:value-type="float" office:value="0" calcext:value-type="float">
            <text:p>0</text:p>
          </table:table-cell>
          <table:table-cell office:value-type="float" office:value="205.6622" calcext:value-type="float">
            <text:p>205.6622</text:p>
          </table:table-cell>
          <table:table-cell office:value-type="float" office:value="272.911" calcext:value-type="float">
            <text:p>272.911</text:p>
          </table:table-cell>
          <table:table-cell office:value-type="float" office:value="895.8987" calcext:value-type="float">
            <text:p>895.8987</text:p>
          </table:table-cell>
          <table:table-cell office:value-type="float" office:value="852.2739" calcext:value-type="float">
            <text:p>852.2739</text:p>
          </table:table-cell>
          <table:table-cell office:value-type="float" office:value="833.6179" calcext:value-type="float">
            <text:p>833.6179</text:p>
          </table:table-cell>
          <table:table-cell office:value-type="float" office:value="853.0325" calcext:value-type="float">
            <text:p>853.0325</text:p>
          </table:table-cell>
          <table:table-cell office:value-type="float" office:value="318.4772" calcext:value-type="float">
            <text:p>318.4772</text:p>
          </table:table-cell>
          <table:table-cell office:value-type="float" office:value="436.1162" calcext:value-type="float">
            <text:p>436.1162</text:p>
          </table:table-cell>
          <table:table-cell office:value-type="float" office:value="380.5824" calcext:value-type="float">
            <text:p>380.5824</text:p>
          </table:table-cell>
          <table:table-cell office:value-type="float" office:value="323.9075" calcext:value-type="float">
            <text:p>323.9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89.32674" calcext:value-type="float">
            <text:p>89.32674</text:p>
          </table:table-cell>
          <table:table-cell office:value-type="float" office:value="5396.375" calcext:value-type="float">
            <text:p>5396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3479" calcext:value-type="float">
            <text:p>-1.393479</text:p>
          </table:table-cell>
          <table:table-cell office:value-type="float" office:value="1.619315" calcext:value-type="float">
            <text:p>1.619315</text:p>
          </table:table-cell>
          <table:table-cell office:value-type="float" office:value="0" calcext:value-type="float">
            <text:p>0</text:p>
          </table:table-cell>
          <table:table-cell office:value-type="float" office:value="45.43443" calcext:value-type="float">
            <text:p>45.43443</text:p>
          </table:table-cell>
          <table:table-cell office:value-type="float" office:value="7.277624" calcext:value-type="float">
            <text:p>7.277624</text:p>
          </table:table-cell>
          <table:table-cell office:value-type="float" office:value="0.001282989" calcext:value-type="float">
            <text:p>0.001282989</text:p>
          </table:table-cell>
          <table:table-cell office:value-type="float" office:value="0.1915292" calcext:value-type="float">
            <text:p>0.1915292</text:p>
          </table:table-cell>
          <table:table-cell office:value-type="float" office:value="0.03498569" calcext:value-type="float">
            <text:p>0.03498569</text:p>
          </table:table-cell>
          <table:table-cell office:value-type="float" office:value="-0.0210424" calcext:value-type="float">
            <text:p>-0.0210424</text:p>
          </table:table-cell>
          <table:table-cell office:value-type="float" office:value="360" calcext:value-type="float">
            <text:p>360</text:p>
          </table:table-cell>
          <table:table-cell office:value-type="float" office:value="-1.604037" calcext:value-type="float">
            <text:p>-1.604037</text:p>
          </table:table-cell>
          <table:table-cell office:value-type="float" office:value="0" calcext:value-type="float">
            <text:p>0</text:p>
          </table:table-cell>
          <table:table-cell office:value-type="float" office:value="205.6627" calcext:value-type="float">
            <text:p>205.6627</text:p>
          </table:table-cell>
          <table:table-cell office:value-type="float" office:value="272.9061" calcext:value-type="float">
            <text:p>272.9061</text:p>
          </table:table-cell>
          <table:table-cell office:value-type="float" office:value="895.8824" calcext:value-type="float">
            <text:p>895.8824</text:p>
          </table:table-cell>
          <table:table-cell office:value-type="float" office:value="852.2632" calcext:value-type="float">
            <text:p>852.2632</text:p>
          </table:table-cell>
          <table:table-cell office:value-type="float" office:value="833.6146" calcext:value-type="float">
            <text:p>833.6146</text:p>
          </table:table-cell>
          <table:table-cell office:value-type="float" office:value="853.0292" calcext:value-type="float">
            <text:p>853.0292</text:p>
          </table:table-cell>
          <table:table-cell office:value-type="float" office:value="318.4762" calcext:value-type="float">
            <text:p>318.4762</text:p>
          </table:table-cell>
          <table:table-cell office:value-type="float" office:value="436.1152" calcext:value-type="float">
            <text:p>436.1152</text:p>
          </table:table-cell>
          <table:table-cell office:value-type="float" office:value="380.5819" calcext:value-type="float">
            <text:p>380.5819</text:p>
          </table:table-cell>
          <table:table-cell office:value-type="float" office:value="323.907" calcext:value-type="float">
            <text:p>323.9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89.27836" calcext:value-type="float">
            <text:p>89.27836</text:p>
          </table:table-cell>
          <table:table-cell office:value-type="float" office:value="5396.362" calcext:value-type="float">
            <text:p>5396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3617" calcext:value-type="float">
            <text:p>-1.423617</text:p>
          </table:table-cell>
          <table:table-cell office:value-type="float" office:value="1.142089" calcext:value-type="float">
            <text:p>1.142089</text:p>
          </table:table-cell>
          <table:table-cell office:value-type="float" office:value="0" calcext:value-type="float">
            <text:p>0</text:p>
          </table:table-cell>
          <table:table-cell office:value-type="float" office:value="45.40668" calcext:value-type="float">
            <text:p>45.40668</text:p>
          </table:table-cell>
          <table:table-cell office:value-type="float" office:value="7.258139" calcext:value-type="float">
            <text:p>7.258139</text:p>
          </table:table-cell>
          <table:table-cell office:value-type="float" office:value="0.001285075" calcext:value-type="float">
            <text:p>0.001285075</text:p>
          </table:table-cell>
          <table:table-cell office:value-type="float" office:value="0.1915292" calcext:value-type="float">
            <text:p>0.1915292</text:p>
          </table:table-cell>
          <table:table-cell office:value-type="float" office:value="0.03559965" calcext:value-type="float">
            <text:p>0.03559965</text:p>
          </table:table-cell>
          <table:table-cell office:value-type="float" office:value="-0.02239373" calcext:value-type="float">
            <text:p>-0.02239373</text:p>
          </table:table-cell>
          <table:table-cell office:value-type="float" office:value="360" calcext:value-type="float">
            <text:p>360</text:p>
          </table:table-cell>
          <table:table-cell office:value-type="float" office:value="-1.633436" calcext:value-type="float">
            <text:p>-1.633436</text:p>
          </table:table-cell>
          <table:table-cell office:value-type="float" office:value="0" calcext:value-type="float">
            <text:p>0</text:p>
          </table:table-cell>
          <table:table-cell office:value-type="float" office:value="205.6632" calcext:value-type="float">
            <text:p>205.6632</text:p>
          </table:table-cell>
          <table:table-cell office:value-type="float" office:value="272.9012" calcext:value-type="float">
            <text:p>272.9012</text:p>
          </table:table-cell>
          <table:table-cell office:value-type="float" office:value="895.8663" calcext:value-type="float">
            <text:p>895.8663</text:p>
          </table:table-cell>
          <table:table-cell office:value-type="float" office:value="852.2528" calcext:value-type="float">
            <text:p>852.2528</text:p>
          </table:table-cell>
          <table:table-cell office:value-type="float" office:value="833.6113" calcext:value-type="float">
            <text:p>833.6113</text:p>
          </table:table-cell>
          <table:table-cell office:value-type="float" office:value="853.0259" calcext:value-type="float">
            <text:p>853.0259</text:p>
          </table:table-cell>
          <table:table-cell office:value-type="float" office:value="318.4752" calcext:value-type="float">
            <text:p>318.4752</text:p>
          </table:table-cell>
          <table:table-cell office:value-type="float" office:value="436.1143" calcext:value-type="float">
            <text:p>436.1143</text:p>
          </table:table-cell>
          <table:table-cell office:value-type="float" office:value="380.5814" calcext:value-type="float">
            <text:p>380.5814</text:p>
          </table:table-cell>
          <table:table-cell office:value-type="float" office:value="323.9064" calcext:value-type="float">
            <text:p>323.90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89.22255" calcext:value-type="float">
            <text:p>89.22255</text:p>
          </table:table-cell>
          <table:table-cell office:value-type="float" office:value="5396.35" calcext:value-type="float">
            <text:p>539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62633" calcext:value-type="float">
            <text:p>-1.462633</text:p>
          </table:table-cell>
          <table:table-cell office:value-type="float" office:value="0.7146717" calcext:value-type="float">
            <text:p>0.7146717</text:p>
          </table:table-cell>
          <table:table-cell office:value-type="float" office:value="0" calcext:value-type="float">
            <text:p>0</text:p>
          </table:table-cell>
          <table:table-cell office:value-type="float" office:value="45.38524" calcext:value-type="float">
            <text:p>45.38524</text:p>
          </table:table-cell>
          <table:table-cell office:value-type="float" office:value="7.232708" calcext:value-type="float">
            <text:p>7.232708</text:p>
          </table:table-cell>
          <table:table-cell office:value-type="float" office:value="0.00128589" calcext:value-type="float">
            <text:p>0.00128589</text:p>
          </table:table-cell>
          <table:table-cell office:value-type="float" office:value="0.1915292" calcext:value-type="float">
            <text:p>0.1915292</text:p>
          </table:table-cell>
          <table:table-cell office:value-type="float" office:value="0.03654466" calcext:value-type="float">
            <text:p>0.03654466</text:p>
          </table:table-cell>
          <table:table-cell office:value-type="float" office:value="-0.02025595" calcext:value-type="float">
            <text:p>-0.02025595</text:p>
          </table:table-cell>
          <table:table-cell office:value-type="float" office:value="360" calcext:value-type="float">
            <text:p>360</text:p>
          </table:table-cell>
          <table:table-cell office:value-type="float" office:value="-1.675534" calcext:value-type="float">
            <text:p>-1.675534</text:p>
          </table:table-cell>
          <table:table-cell office:value-type="float" office:value="0" calcext:value-type="float">
            <text:p>0</text:p>
          </table:table-cell>
          <table:table-cell office:value-type="float" office:value="205.6631" calcext:value-type="float">
            <text:p>205.6631</text:p>
          </table:table-cell>
          <table:table-cell office:value-type="float" office:value="272.8958" calcext:value-type="float">
            <text:p>272.8958</text:p>
          </table:table-cell>
          <table:table-cell office:value-type="float" office:value="895.8493" calcext:value-type="float">
            <text:p>895.8493</text:p>
          </table:table-cell>
          <table:table-cell office:value-type="float" office:value="852.2422" calcext:value-type="float">
            <text:p>852.2422</text:p>
          </table:table-cell>
          <table:table-cell office:value-type="float" office:value="833.608" calcext:value-type="float">
            <text:p>833.608</text:p>
          </table:table-cell>
          <table:table-cell office:value-type="float" office:value="853.0226" calcext:value-type="float">
            <text:p>853.0226</text:p>
          </table:table-cell>
          <table:table-cell office:value-type="float" office:value="318.4742" calcext:value-type="float">
            <text:p>318.4742</text:p>
          </table:table-cell>
          <table:table-cell office:value-type="float" office:value="436.1134" calcext:value-type="float">
            <text:p>436.1134</text:p>
          </table:table-cell>
          <table:table-cell office:value-type="float" office:value="380.5808" calcext:value-type="float">
            <text:p>380.5808</text:p>
          </table:table-cell>
          <table:table-cell office:value-type="float" office:value="323.9057" calcext:value-type="float">
            <text:p>323.90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89.17947" calcext:value-type="float">
            <text:p>89.17947</text:p>
          </table:table-cell>
          <table:table-cell office:value-type="float" office:value="5396.337" calcext:value-type="float">
            <text:p>5396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4645" calcext:value-type="float">
            <text:p>-1.474645</text:p>
          </table:table-cell>
          <table:table-cell office:value-type="float" office:value="0.9400553" calcext:value-type="float">
            <text:p>0.9400553</text:p>
          </table:table-cell>
          <table:table-cell office:value-type="float" office:value="0" calcext:value-type="float">
            <text:p>0</text:p>
          </table:table-cell>
          <table:table-cell office:value-type="float" office:value="45.35009" calcext:value-type="float">
            <text:p>45.35009</text:p>
          </table:table-cell>
          <table:table-cell office:value-type="float" office:value="7.219272" calcext:value-type="float">
            <text:p>7.219272</text:p>
          </table:table-cell>
          <table:table-cell office:value-type="float" office:value="0.001288363" calcext:value-type="float">
            <text:p>0.001288363</text:p>
          </table:table-cell>
          <table:table-cell office:value-type="float" office:value="0.1915292" calcext:value-type="float">
            <text:p>0.1915292</text:p>
          </table:table-cell>
          <table:table-cell office:value-type="float" office:value="0.03728949" calcext:value-type="float">
            <text:p>0.03728949</text:p>
          </table:table-cell>
          <table:table-cell office:value-type="float" office:value="-0.02043626" calcext:value-type="float">
            <text:p>-0.02043626</text:p>
          </table:table-cell>
          <table:table-cell office:value-type="float" office:value="360" calcext:value-type="float">
            <text:p>360</text:p>
          </table:table-cell>
          <table:table-cell office:value-type="float" office:value="-1.688108" calcext:value-type="float">
            <text:p>-1.688108</text:p>
          </table:table-cell>
          <table:table-cell office:value-type="float" office:value="0" calcext:value-type="float">
            <text:p>0</text:p>
          </table:table-cell>
          <table:table-cell office:value-type="float" office:value="205.6637" calcext:value-type="float">
            <text:p>205.6637</text:p>
          </table:table-cell>
          <table:table-cell office:value-type="float" office:value="272.8905" calcext:value-type="float">
            <text:p>272.8905</text:p>
          </table:table-cell>
          <table:table-cell office:value-type="float" office:value="895.8325" calcext:value-type="float">
            <text:p>895.8325</text:p>
          </table:table-cell>
          <table:table-cell office:value-type="float" office:value="852.2314" calcext:value-type="float">
            <text:p>852.2314</text:p>
          </table:table-cell>
          <table:table-cell office:value-type="float" office:value="833.6047" calcext:value-type="float">
            <text:p>833.6047</text:p>
          </table:table-cell>
          <table:table-cell office:value-type="float" office:value="853.0194" calcext:value-type="float">
            <text:p>853.0194</text:p>
          </table:table-cell>
          <table:table-cell office:value-type="float" office:value="318.4733" calcext:value-type="float">
            <text:p>318.4733</text:p>
          </table:table-cell>
          <table:table-cell office:value-type="float" office:value="436.1125" calcext:value-type="float">
            <text:p>436.1125</text:p>
          </table:table-cell>
          <table:table-cell office:value-type="float" office:value="380.5803" calcext:value-type="float">
            <text:p>380.5803</text:p>
          </table:table-cell>
          <table:table-cell office:value-type="float" office:value="323.9052" calcext:value-type="float">
            <text:p>323.90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89.08611" calcext:value-type="float">
            <text:p>89.08611</text:p>
          </table:table-cell>
          <table:table-cell office:value-type="float" office:value="5396.319" calcext:value-type="float">
            <text:p>5396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3233" calcext:value-type="float">
            <text:p>-1.473233</text:p>
          </table:table-cell>
          <table:table-cell office:value-type="float" office:value="0.9849805" calcext:value-type="float">
            <text:p>0.9849805</text:p>
          </table:table-cell>
          <table:table-cell office:value-type="float" office:value="0" calcext:value-type="float">
            <text:p>0</text:p>
          </table:table-cell>
          <table:table-cell office:value-type="float" office:value="45.26017" calcext:value-type="float">
            <text:p>45.26017</text:p>
          </table:table-cell>
          <table:table-cell office:value-type="float" office:value="7.160011" calcext:value-type="float">
            <text:p>7.160011</text:p>
          </table:table-cell>
          <table:table-cell office:value-type="float" office:value="0.001288552" calcext:value-type="float">
            <text:p>0.001288552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3810293" calcext:value-type="float">
            <text:p>0.03810293</text:p>
          </table:table-cell>
          <table:table-cell office:value-type="float" office:value="-0.02122978" calcext:value-type="float">
            <text:p>-0.02122978</text:p>
          </table:table-cell>
          <table:table-cell office:value-type="float" office:value="360" calcext:value-type="float">
            <text:p>360</text:p>
          </table:table-cell>
          <table:table-cell office:value-type="float" office:value="-1.734502" calcext:value-type="float">
            <text:p>-1.734502</text:p>
          </table:table-cell>
          <table:table-cell office:value-type="float" office:value="0" calcext:value-type="float">
            <text:p>0</text:p>
          </table:table-cell>
          <table:table-cell office:value-type="float" office:value="205.6631" calcext:value-type="float">
            <text:p>205.6631</text:p>
          </table:table-cell>
          <table:table-cell office:value-type="float" office:value="272.883" calcext:value-type="float">
            <text:p>272.883</text:p>
          </table:table-cell>
          <table:table-cell office:value-type="float" office:value="895.8082" calcext:value-type="float">
            <text:p>895.8082</text:p>
          </table:table-cell>
          <table:table-cell office:value-type="float" office:value="852.2209" calcext:value-type="float">
            <text:p>852.2209</text:p>
          </table:table-cell>
          <table:table-cell office:value-type="float" office:value="833.6014" calcext:value-type="float">
            <text:p>833.6014</text:p>
          </table:table-cell>
          <table:table-cell office:value-type="float" office:value="853.0161" calcext:value-type="float">
            <text:p>853.0161</text:p>
          </table:table-cell>
          <table:table-cell office:value-type="float" office:value="318.4723" calcext:value-type="float">
            <text:p>318.4723</text:p>
          </table:table-cell>
          <table:table-cell office:value-type="float" office:value="436.1116" calcext:value-type="float">
            <text:p>436.1116</text:p>
          </table:table-cell>
          <table:table-cell office:value-type="float" office:value="380.5798" calcext:value-type="float">
            <text:p>380.5798</text:p>
          </table:table-cell>
          <table:table-cell office:value-type="float" office:value="323.9045" calcext:value-type="float">
            <text:p>323.90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89.03481" calcext:value-type="float">
            <text:p>89.03481</text:p>
          </table:table-cell>
          <table:table-cell office:value-type="float" office:value="5396.296" calcext:value-type="float">
            <text:p>5396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5887" calcext:value-type="float">
            <text:p>-1.475887</text:p>
          </table:table-cell>
          <table:table-cell office:value-type="float" office:value="1.022393" calcext:value-type="float">
            <text:p>1.022393</text:p>
          </table:table-cell>
          <table:table-cell office:value-type="float" office:value="0" calcext:value-type="float">
            <text:p>0</text:p>
          </table:table-cell>
          <table:table-cell office:value-type="float" office:value="45.14996" calcext:value-type="float">
            <text:p>45.14996</text:p>
          </table:table-cell>
          <table:table-cell office:value-type="float" office:value="7.145298" calcext:value-type="float">
            <text:p>7.145298</text:p>
          </table:table-cell>
          <table:table-cell office:value-type="float" office:value="0.001287733" calcext:value-type="float">
            <text:p>0.001287733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3899421" calcext:value-type="float">
            <text:p>0.03899421</text:p>
          </table:table-cell>
          <table:table-cell office:value-type="float" office:value="-0.02147317" calcext:value-type="float">
            <text:p>-0.02147317</text:p>
          </table:table-cell>
          <table:table-cell office:value-type="float" office:value="360" calcext:value-type="float">
            <text:p>360</text:p>
          </table:table-cell>
          <table:table-cell office:value-type="float" office:value="-1.737805" calcext:value-type="float">
            <text:p>-1.737805</text:p>
          </table:table-cell>
          <table:table-cell office:value-type="float" office:value="0" calcext:value-type="float">
            <text:p>0</text:p>
          </table:table-cell>
          <table:table-cell office:value-type="float" office:value="205.6628" calcext:value-type="float">
            <text:p>205.6628</text:p>
          </table:table-cell>
          <table:table-cell office:value-type="float" office:value="272.8745" calcext:value-type="float">
            <text:p>272.8745</text:p>
          </table:table-cell>
          <table:table-cell office:value-type="float" office:value="895.7822" calcext:value-type="float">
            <text:p>895.7822</text:p>
          </table:table-cell>
          <table:table-cell office:value-type="float" office:value="852.2057" calcext:value-type="float">
            <text:p>852.2057</text:p>
          </table:table-cell>
          <table:table-cell office:value-type="float" office:value="833.5983" calcext:value-type="float">
            <text:p>833.5983</text:p>
          </table:table-cell>
          <table:table-cell office:value-type="float" office:value="853.0128" calcext:value-type="float">
            <text:p>853.0128</text:p>
          </table:table-cell>
          <table:table-cell office:value-type="float" office:value="318.4713" calcext:value-type="float">
            <text:p>318.4713</text:p>
          </table:table-cell>
          <table:table-cell office:value-type="float" office:value="436.1107" calcext:value-type="float">
            <text:p>436.1107</text:p>
          </table:table-cell>
          <table:table-cell office:value-type="float" office:value="380.5793" calcext:value-type="float">
            <text:p>380.5793</text:p>
          </table:table-cell>
          <table:table-cell office:value-type="float" office:value="323.904" calcext:value-type="float">
            <text:p>323.9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88.98135" calcext:value-type="float">
            <text:p>88.98135</text:p>
          </table:table-cell>
          <table:table-cell office:value-type="float" office:value="5396.271" calcext:value-type="float">
            <text:p>5396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6966" calcext:value-type="float">
            <text:p>-1.476966</text:p>
          </table:table-cell>
          <table:table-cell office:value-type="float" office:value="1.131034" calcext:value-type="float">
            <text:p>1.131034</text:p>
          </table:table-cell>
          <table:table-cell office:value-type="float" office:value="0" calcext:value-type="float">
            <text:p>0</text:p>
          </table:table-cell>
          <table:table-cell office:value-type="float" office:value="45.03919" calcext:value-type="float">
            <text:p>45.03919</text:p>
          </table:table-cell>
          <table:table-cell office:value-type="float" office:value="7.128684" calcext:value-type="float">
            <text:p>7.128684</text:p>
          </table:table-cell>
          <table:table-cell office:value-type="float" office:value="0.001287536" calcext:value-type="float">
            <text:p>0.001287536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3992075" calcext:value-type="float">
            <text:p>0.03992075</text:p>
          </table:table-cell>
          <table:table-cell office:value-type="float" office:value="-0.02127614" calcext:value-type="float">
            <text:p>-0.02127614</text:p>
          </table:table-cell>
          <table:table-cell office:value-type="float" office:value="360" calcext:value-type="float">
            <text:p>360</text:p>
          </table:table-cell>
          <table:table-cell office:value-type="float" office:value="-1.740008" calcext:value-type="float">
            <text:p>-1.740008</text:p>
          </table:table-cell>
          <table:table-cell office:value-type="float" office:value="0" calcext:value-type="float">
            <text:p>0</text:p>
          </table:table-cell>
          <table:table-cell office:value-type="float" office:value="205.6626" calcext:value-type="float">
            <text:p>205.6626</text:p>
          </table:table-cell>
          <table:table-cell office:value-type="float" office:value="272.8663" calcext:value-type="float">
            <text:p>272.8663</text:p>
          </table:table-cell>
          <table:table-cell office:value-type="float" office:value="895.7565" calcext:value-type="float">
            <text:p>895.7565</text:p>
          </table:table-cell>
          <table:table-cell office:value-type="float" office:value="852.189" calcext:value-type="float">
            <text:p>852.189</text:p>
          </table:table-cell>
          <table:table-cell office:value-type="float" office:value="833.595" calcext:value-type="float">
            <text:p>833.595</text:p>
          </table:table-cell>
          <table:table-cell office:value-type="float" office:value="853.0096" calcext:value-type="float">
            <text:p>853.0096</text:p>
          </table:table-cell>
          <table:table-cell office:value-type="float" office:value="318.4703" calcext:value-type="float">
            <text:p>318.4703</text:p>
          </table:table-cell>
          <table:table-cell office:value-type="float" office:value="436.1098" calcext:value-type="float">
            <text:p>436.1098</text:p>
          </table:table-cell>
          <table:table-cell office:value-type="float" office:value="380.5788" calcext:value-type="float">
            <text:p>380.5788</text:p>
          </table:table-cell>
          <table:table-cell office:value-type="float" office:value="323.9034" calcext:value-type="float">
            <text:p>323.90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88.92496" calcext:value-type="float">
            <text:p>88.92496</text:p>
          </table:table-cell>
          <table:table-cell office:value-type="float" office:value="5396.249" calcext:value-type="float">
            <text:p>5396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9088" calcext:value-type="float">
            <text:p>-1.479088</text:p>
          </table:table-cell>
          <table:table-cell office:value-type="float" office:value="1.207421" calcext:value-type="float">
            <text:p>1.207421</text:p>
          </table:table-cell>
          <table:table-cell office:value-type="float" office:value="0" calcext:value-type="float">
            <text:p>0</text:p>
          </table:table-cell>
          <table:table-cell office:value-type="float" office:value="44.93327" calcext:value-type="float">
            <text:p>44.93327</text:p>
          </table:table-cell>
          <table:table-cell office:value-type="float" office:value="7.109102" calcext:value-type="float">
            <text:p>7.109102</text:p>
          </table:table-cell>
          <table:table-cell office:value-type="float" office:value="0.001287118" calcext:value-type="float">
            <text:p>0.001287118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086888" calcext:value-type="float">
            <text:p>0.04086888</text:p>
          </table:table-cell>
          <table:table-cell office:value-type="float" office:value="-0.0207462" calcext:value-type="float">
            <text:p>-0.0207462</text:p>
          </table:table-cell>
          <table:table-cell office:value-type="float" office:value="360" calcext:value-type="float">
            <text:p>360</text:p>
          </table:table-cell>
          <table:table-cell office:value-type="float" office:value="-1.743608" calcext:value-type="float">
            <text:p>-1.743608</text:p>
          </table:table-cell>
          <table:table-cell office:value-type="float" office:value="0" calcext:value-type="float">
            <text:p>0</text:p>
          </table:table-cell>
          <table:table-cell office:value-type="float" office:value="205.6625" calcext:value-type="float">
            <text:p>205.6625</text:p>
          </table:table-cell>
          <table:table-cell office:value-type="float" office:value="272.858" calcext:value-type="float">
            <text:p>272.858</text:p>
          </table:table-cell>
          <table:table-cell office:value-type="float" office:value="895.731" calcext:value-type="float">
            <text:p>895.731</text:p>
          </table:table-cell>
          <table:table-cell office:value-type="float" office:value="852.1721" calcext:value-type="float">
            <text:p>852.1721</text:p>
          </table:table-cell>
          <table:table-cell office:value-type="float" office:value="833.5919" calcext:value-type="float">
            <text:p>833.5919</text:p>
          </table:table-cell>
          <table:table-cell office:value-type="float" office:value="853.0063" calcext:value-type="float">
            <text:p>853.0063</text:p>
          </table:table-cell>
          <table:table-cell office:value-type="float" office:value="318.4693" calcext:value-type="float">
            <text:p>318.4693</text:p>
          </table:table-cell>
          <table:table-cell office:value-type="float" office:value="436.1088" calcext:value-type="float">
            <text:p>436.1088</text:p>
          </table:table-cell>
          <table:table-cell office:value-type="float" office:value="380.5782" calcext:value-type="float">
            <text:p>380.5782</text:p>
          </table:table-cell>
          <table:table-cell office:value-type="float" office:value="323.9028" calcext:value-type="float">
            <text:p>323.90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88.86238" calcext:value-type="float">
            <text:p>88.86238</text:p>
          </table:table-cell>
          <table:table-cell office:value-type="float" office:value="5396.225" calcext:value-type="float">
            <text:p>5396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7125" calcext:value-type="float">
            <text:p>-1.477125</text:p>
          </table:table-cell>
          <table:table-cell office:value-type="float" office:value="1.479618" calcext:value-type="float">
            <text:p>1.479618</text:p>
          </table:table-cell>
          <table:table-cell office:value-type="float" office:value="0" calcext:value-type="float">
            <text:p>0</text:p>
          </table:table-cell>
          <table:table-cell office:value-type="float" office:value="44.83685" calcext:value-type="float">
            <text:p>44.83685</text:p>
          </table:table-cell>
          <table:table-cell office:value-type="float" office:value="7.083224" calcext:value-type="float">
            <text:p>7.083224</text:p>
          </table:table-cell>
          <table:table-cell office:value-type="float" office:value="0.001287344" calcext:value-type="float">
            <text:p>0.001287344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182936" calcext:value-type="float">
            <text:p>0.04182936</text:p>
          </table:table-cell>
          <table:table-cell office:value-type="float" office:value="-0.02002965" calcext:value-type="float">
            <text:p>-0.02002965</text:p>
          </table:table-cell>
          <table:table-cell office:value-type="float" office:value="360" calcext:value-type="float">
            <text:p>360</text:p>
          </table:table-cell>
          <table:table-cell office:value-type="float" office:value="-1.743322" calcext:value-type="float">
            <text:p>-1.743322</text:p>
          </table:table-cell>
          <table:table-cell office:value-type="float" office:value="0" calcext:value-type="float">
            <text:p>0</text:p>
          </table:table-cell>
          <table:table-cell office:value-type="float" office:value="205.6623" calcext:value-type="float">
            <text:p>205.6623</text:p>
          </table:table-cell>
          <table:table-cell office:value-type="float" office:value="272.8494" calcext:value-type="float">
            <text:p>272.8494</text:p>
          </table:table-cell>
          <table:table-cell office:value-type="float" office:value="895.7056" calcext:value-type="float">
            <text:p>895.7056</text:p>
          </table:table-cell>
          <table:table-cell office:value-type="float" office:value="852.1554" calcext:value-type="float">
            <text:p>852.1554</text:p>
          </table:table-cell>
          <table:table-cell office:value-type="float" office:value="833.5887" calcext:value-type="float">
            <text:p>833.5887</text:p>
          </table:table-cell>
          <table:table-cell office:value-type="float" office:value="853.0031" calcext:value-type="float">
            <text:p>853.0031</text:p>
          </table:table-cell>
          <table:table-cell office:value-type="float" office:value="318.4683" calcext:value-type="float">
            <text:p>318.4683</text:p>
          </table:table-cell>
          <table:table-cell office:value-type="float" office:value="436.1079" calcext:value-type="float">
            <text:p>436.1079</text:p>
          </table:table-cell>
          <table:table-cell office:value-type="float" office:value="380.5777" calcext:value-type="float">
            <text:p>380.5777</text:p>
          </table:table-cell>
          <table:table-cell office:value-type="float" office:value="323.9021" calcext:value-type="float">
            <text:p>323.90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88.79659" calcext:value-type="float">
            <text:p>88.79659</text:p>
          </table:table-cell>
          <table:table-cell office:value-type="float" office:value="5396.202" calcext:value-type="float">
            <text:p>5396.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5521" calcext:value-type="float">
            <text:p>-1.565521</text:p>
          </table:table-cell>
          <table:table-cell office:value-type="float" office:value="1.664712" calcext:value-type="float">
            <text:p>1.664712</text:p>
          </table:table-cell>
          <table:table-cell office:value-type="float" office:value="0" calcext:value-type="float">
            <text:p>0</text:p>
          </table:table-cell>
          <table:table-cell office:value-type="float" office:value="44.74737" calcext:value-type="float">
            <text:p>44.74737</text:p>
          </table:table-cell>
          <table:table-cell office:value-type="float" office:value="7.054039" calcext:value-type="float">
            <text:p>7.054039</text:p>
          </table:table-cell>
          <table:table-cell office:value-type="float" office:value="0.001287597" calcext:value-type="float">
            <text:p>0.001287597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272478" calcext:value-type="float">
            <text:p>0.04272478</text:p>
          </table:table-cell>
          <table:table-cell office:value-type="float" office:value="-0.02037298" calcext:value-type="float">
            <text:p>-0.02037298</text:p>
          </table:table-cell>
          <table:table-cell office:value-type="float" office:value="360" calcext:value-type="float">
            <text:p>360</text:p>
          </table:table-cell>
          <table:table-cell office:value-type="float" office:value="-1.832269" calcext:value-type="float">
            <text:p>-1.832269</text:p>
          </table:table-cell>
          <table:table-cell office:value-type="float" office:value="0" calcext:value-type="float">
            <text:p>0</text:p>
          </table:table-cell>
          <table:table-cell office:value-type="float" office:value="205.6623" calcext:value-type="float">
            <text:p>205.6623</text:p>
          </table:table-cell>
          <table:table-cell office:value-type="float" office:value="272.8412" calcext:value-type="float">
            <text:p>272.8412</text:p>
          </table:table-cell>
          <table:table-cell office:value-type="float" office:value="895.6804" calcext:value-type="float">
            <text:p>895.6804</text:p>
          </table:table-cell>
          <table:table-cell office:value-type="float" office:value="852.1387" calcext:value-type="float">
            <text:p>852.1387</text:p>
          </table:table-cell>
          <table:table-cell office:value-type="float" office:value="833.5856" calcext:value-type="float">
            <text:p>833.5856</text:p>
          </table:table-cell>
          <table:table-cell office:value-type="float" office:value="852.9999" calcext:value-type="float">
            <text:p>852.9999</text:p>
          </table:table-cell>
          <table:table-cell office:value-type="float" office:value="318.4673" calcext:value-type="float">
            <text:p>318.4673</text:p>
          </table:table-cell>
          <table:table-cell office:value-type="float" office:value="436.107" calcext:value-type="float">
            <text:p>436.107</text:p>
          </table:table-cell>
          <table:table-cell office:value-type="float" office:value="380.5772" calcext:value-type="float">
            <text:p>380.5772</text:p>
          </table:table-cell>
          <table:table-cell office:value-type="float" office:value="323.9016" calcext:value-type="float">
            <text:p>323.90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88.75011" calcext:value-type="float">
            <text:p>88.75011</text:p>
          </table:table-cell>
          <table:table-cell office:value-type="float" office:value="5396.183" calcext:value-type="float">
            <text:p>5396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388" calcext:value-type="float">
            <text:p>-1.58388</text:p>
          </table:table-cell>
          <table:table-cell office:value-type="float" office:value="1.873168" calcext:value-type="float">
            <text:p>1.873168</text:p>
          </table:table-cell>
          <table:table-cell office:value-type="float" office:value="0" calcext:value-type="float">
            <text:p>0</text:p>
          </table:table-cell>
          <table:table-cell office:value-type="float" office:value="44.66611" calcext:value-type="float">
            <text:p>44.66611</text:p>
          </table:table-cell>
          <table:table-cell office:value-type="float" office:value="7.041518" calcext:value-type="float">
            <text:p>7.041518</text:p>
          </table:table-cell>
          <table:table-cell office:value-type="float" office:value="0.001255773" calcext:value-type="float">
            <text:p>0.001255773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368916" calcext:value-type="float">
            <text:p>0.04368916</text:p>
          </table:table-cell>
          <table:table-cell office:value-type="float" office:value="-0.01833081" calcext:value-type="float">
            <text:p>-0.01833081</text:p>
          </table:table-cell>
          <table:table-cell office:value-type="float" office:value="360" calcext:value-type="float">
            <text:p>360</text:p>
          </table:table-cell>
          <table:table-cell office:value-type="float" office:value="-1.853667" calcext:value-type="float">
            <text:p>-1.853667</text:p>
          </table:table-cell>
          <table:table-cell office:value-type="float" office:value="0" calcext:value-type="float">
            <text:p>0</text:p>
          </table:table-cell>
          <table:table-cell office:value-type="float" office:value="205.6637" calcext:value-type="float">
            <text:p>205.6637</text:p>
          </table:table-cell>
          <table:table-cell office:value-type="float" office:value="272.8351" calcext:value-type="float">
            <text:p>272.8351</text:p>
          </table:table-cell>
          <table:table-cell office:value-type="float" office:value="895.6579" calcext:value-type="float">
            <text:p>895.6579</text:p>
          </table:table-cell>
          <table:table-cell office:value-type="float" office:value="852.1221" calcext:value-type="float">
            <text:p>852.1221</text:p>
          </table:table-cell>
          <table:table-cell office:value-type="float" office:value="833.5826" calcext:value-type="float">
            <text:p>833.5826</text:p>
          </table:table-cell>
          <table:table-cell office:value-type="float" office:value="852.9967" calcext:value-type="float">
            <text:p>852.9967</text:p>
          </table:table-cell>
          <table:table-cell office:value-type="float" office:value="318.4663" calcext:value-type="float">
            <text:p>318.4663</text:p>
          </table:table-cell>
          <table:table-cell office:value-type="float" office:value="436.106" calcext:value-type="float">
            <text:p>436.106</text:p>
          </table:table-cell>
          <table:table-cell office:value-type="float" office:value="380.5766" calcext:value-type="float">
            <text:p>380.5766</text:p>
          </table:table-cell>
          <table:table-cell office:value-type="float" office:value="323.9009" calcext:value-type="float">
            <text:p>323.90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88.70634" calcext:value-type="float">
            <text:p>88.70634</text:p>
          </table:table-cell>
          <table:table-cell office:value-type="float" office:value="5396.166" calcext:value-type="float">
            <text:p>5396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07437" calcext:value-type="float">
            <text:p>-1.607437</text:p>
          </table:table-cell>
          <table:table-cell office:value-type="float" office:value="2.339386" calcext:value-type="float">
            <text:p>2.339386</text:p>
          </table:table-cell>
          <table:table-cell office:value-type="float" office:value="0" calcext:value-type="float">
            <text:p>0</text:p>
          </table:table-cell>
          <table:table-cell office:value-type="float" office:value="44.59954" calcext:value-type="float">
            <text:p>44.59954</text:p>
          </table:table-cell>
          <table:table-cell office:value-type="float" office:value="7.029118" calcext:value-type="float">
            <text:p>7.029118</text:p>
          </table:table-cell>
          <table:table-cell office:value-type="float" office:value="0.001234784" calcext:value-type="float">
            <text:p>0.001234784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442158" calcext:value-type="float">
            <text:p>0.04442158</text:p>
          </table:table-cell>
          <table:table-cell office:value-type="float" office:value="-0.01884448" calcext:value-type="float">
            <text:p>-0.01884448</text:p>
          </table:table-cell>
          <table:table-cell office:value-type="float" office:value="360" calcext:value-type="float">
            <text:p>360</text:p>
          </table:table-cell>
          <table:table-cell office:value-type="float" office:value="-1.877464" calcext:value-type="float">
            <text:p>-1.877464</text:p>
          </table:table-cell>
          <table:table-cell office:value-type="float" office:value="0" calcext:value-type="float">
            <text:p>0</text:p>
          </table:table-cell>
          <table:table-cell office:value-type="float" office:value="205.6656" calcext:value-type="float">
            <text:p>205.6656</text:p>
          </table:table-cell>
          <table:table-cell office:value-type="float" office:value="272.8299" calcext:value-type="float">
            <text:p>272.8299</text:p>
          </table:table-cell>
          <table:table-cell office:value-type="float" office:value="895.6425" calcext:value-type="float">
            <text:p>895.6425</text:p>
          </table:table-cell>
          <table:table-cell office:value-type="float" office:value="852.1051" calcext:value-type="float">
            <text:p>852.1051</text:p>
          </table:table-cell>
          <table:table-cell office:value-type="float" office:value="833.5768" calcext:value-type="float">
            <text:p>833.5768</text:p>
          </table:table-cell>
          <table:table-cell office:value-type="float" office:value="852.9936" calcext:value-type="float">
            <text:p>852.9936</text:p>
          </table:table-cell>
          <table:table-cell office:value-type="float" office:value="318.4654" calcext:value-type="float">
            <text:p>318.4654</text:p>
          </table:table-cell>
          <table:table-cell office:value-type="float" office:value="436.1052" calcext:value-type="float">
            <text:p>436.1052</text:p>
          </table:table-cell>
          <table:table-cell office:value-type="float" office:value="380.5761" calcext:value-type="float">
            <text:p>380.5761</text:p>
          </table:table-cell>
          <table:table-cell office:value-type="float" office:value="323.9003" calcext:value-type="float">
            <text:p>323.90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88.66335" calcext:value-type="float">
            <text:p>88.66335</text:p>
          </table:table-cell>
          <table:table-cell office:value-type="float" office:value="5396.151" calcext:value-type="float">
            <text:p>5396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9473" calcext:value-type="float">
            <text:p>-1.639473</text:p>
          </table:table-cell>
          <table:table-cell office:value-type="float" office:value="2.955387" calcext:value-type="float">
            <text:p>2.955387</text:p>
          </table:table-cell>
          <table:table-cell office:value-type="float" office:value="0" calcext:value-type="float">
            <text:p>0</text:p>
          </table:table-cell>
          <table:table-cell office:value-type="float" office:value="44.53627" calcext:value-type="float">
            <text:p>44.53627</text:p>
          </table:table-cell>
          <table:table-cell office:value-type="float" office:value="7.016643" calcext:value-type="float">
            <text:p>7.016643</text:p>
          </table:table-cell>
          <table:table-cell office:value-type="float" office:value="0.001238314" calcext:value-type="float">
            <text:p>0.001238314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516435" calcext:value-type="float">
            <text:p>0.04516435</text:p>
          </table:table-cell>
          <table:table-cell office:value-type="float" office:value="-0.01923034" calcext:value-type="float">
            <text:p>-0.01923034</text:p>
          </table:table-cell>
          <table:table-cell office:value-type="float" office:value="360" calcext:value-type="float">
            <text:p>360</text:p>
          </table:table-cell>
          <table:table-cell office:value-type="float" office:value="-1.909853" calcext:value-type="float">
            <text:p>-1.909853</text:p>
          </table:table-cell>
          <table:table-cell office:value-type="float" office:value="0" calcext:value-type="float">
            <text:p>0</text:p>
          </table:table-cell>
          <table:table-cell office:value-type="float" office:value="205.6677" calcext:value-type="float">
            <text:p>205.6677</text:p>
          </table:table-cell>
          <table:table-cell office:value-type="float" office:value="272.8248" calcext:value-type="float">
            <text:p>272.8248</text:p>
          </table:table-cell>
          <table:table-cell office:value-type="float" office:value="895.6295" calcext:value-type="float">
            <text:p>895.6295</text:p>
          </table:table-cell>
          <table:table-cell office:value-type="float" office:value="852.0886" calcext:value-type="float">
            <text:p>852.0886</text:p>
          </table:table-cell>
          <table:table-cell office:value-type="float" office:value="833.5707" calcext:value-type="float">
            <text:p>833.5707</text:p>
          </table:table-cell>
          <table:table-cell office:value-type="float" office:value="852.9905" calcext:value-type="float">
            <text:p>852.9905</text:p>
          </table:table-cell>
          <table:table-cell office:value-type="float" office:value="318.4644" calcext:value-type="float">
            <text:p>318.4644</text:p>
          </table:table-cell>
          <table:table-cell office:value-type="float" office:value="436.1042" calcext:value-type="float">
            <text:p>436.1042</text:p>
          </table:table-cell>
          <table:table-cell office:value-type="float" office:value="380.5756" calcext:value-type="float">
            <text:p>380.5756</text:p>
          </table:table-cell>
          <table:table-cell office:value-type="float" office:value="323.8997" calcext:value-type="float">
            <text:p>323.89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88.62194" calcext:value-type="float">
            <text:p>88.62194</text:p>
          </table:table-cell>
          <table:table-cell office:value-type="float" office:value="5396.134" calcext:value-type="float">
            <text:p>5396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85497" calcext:value-type="float">
            <text:p>-1.685497</text:p>
          </table:table-cell>
          <table:table-cell office:value-type="float" office:value="3.614805" calcext:value-type="float">
            <text:p>3.614805</text:p>
          </table:table-cell>
          <table:table-cell office:value-type="float" office:value="0" calcext:value-type="float">
            <text:p>0</text:p>
          </table:table-cell>
          <table:table-cell office:value-type="float" office:value="44.46925" calcext:value-type="float">
            <text:p>44.46925</text:p>
          </table:table-cell>
          <table:table-cell office:value-type="float" office:value="7.004758" calcext:value-type="float">
            <text:p>7.004758</text:p>
          </table:table-cell>
          <table:table-cell office:value-type="float" office:value="0.001242998" calcext:value-type="float">
            <text:p>0.001242998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60161" calcext:value-type="float">
            <text:p>0.0460161</text:p>
          </table:table-cell>
          <table:table-cell office:value-type="float" office:value="-0.01769757" calcext:value-type="float">
            <text:p>-0.01769757</text:p>
          </table:table-cell>
          <table:table-cell office:value-type="float" office:value="360" calcext:value-type="float">
            <text:p>360</text:p>
          </table:table-cell>
          <table:table-cell office:value-type="float" office:value="-1.958258" calcext:value-type="float">
            <text:p>-1.958258</text:p>
          </table:table-cell>
          <table:table-cell office:value-type="float" office:value="0" calcext:value-type="float">
            <text:p>0</text:p>
          </table:table-cell>
          <table:table-cell office:value-type="float" office:value="205.6692" calcext:value-type="float">
            <text:p>205.6692</text:p>
          </table:table-cell>
          <table:table-cell office:value-type="float" office:value="272.8207" calcext:value-type="float">
            <text:p>272.8207</text:p>
          </table:table-cell>
          <table:table-cell office:value-type="float" office:value="895.6144" calcext:value-type="float">
            <text:p>895.6144</text:p>
          </table:table-cell>
          <table:table-cell office:value-type="float" office:value="852.0721" calcext:value-type="float">
            <text:p>852.0721</text:p>
          </table:table-cell>
          <table:table-cell office:value-type="float" office:value="833.5646" calcext:value-type="float">
            <text:p>833.5646</text:p>
          </table:table-cell>
          <table:table-cell office:value-type="float" office:value="852.9866" calcext:value-type="float">
            <text:p>852.9866</text:p>
          </table:table-cell>
          <table:table-cell office:value-type="float" office:value="318.4634" calcext:value-type="float">
            <text:p>318.4634</text:p>
          </table:table-cell>
          <table:table-cell office:value-type="float" office:value="436.1033" calcext:value-type="float">
            <text:p>436.1033</text:p>
          </table:table-cell>
          <table:table-cell office:value-type="float" office:value="380.5751" calcext:value-type="float">
            <text:p>380.5751</text:p>
          </table:table-cell>
          <table:table-cell office:value-type="float" office:value="323.8991" calcext:value-type="float">
            <text:p>323.89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88.58234" calcext:value-type="float">
            <text:p>88.58234</text:p>
          </table:table-cell>
          <table:table-cell office:value-type="float" office:value="5396.113" calcext:value-type="float">
            <text:p>5396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3043" calcext:value-type="float">
            <text:p>-1.743043</text:p>
          </table:table-cell>
          <table:table-cell office:value-type="float" office:value="4.134496" calcext:value-type="float">
            <text:p>4.134496</text:p>
          </table:table-cell>
          <table:table-cell office:value-type="float" office:value="0" calcext:value-type="float">
            <text:p>0</text:p>
          </table:table-cell>
          <table:table-cell office:value-type="float" office:value="44.39563" calcext:value-type="float">
            <text:p>44.39563</text:p>
          </table:table-cell>
          <table:table-cell office:value-type="float" office:value="6.993766" calcext:value-type="float">
            <text:p>6.993766</text:p>
          </table:table-cell>
          <table:table-cell office:value-type="float" office:value="0.001248588" calcext:value-type="float">
            <text:p>0.001248588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684202" calcext:value-type="float">
            <text:p>0.04684202</text:p>
          </table:table-cell>
          <table:table-cell office:value-type="float" office:value="-0.01662719" calcext:value-type="float">
            <text:p>-0.01662719</text:p>
          </table:table-cell>
          <table:table-cell office:value-type="float" office:value="360" calcext:value-type="float">
            <text:p>360</text:p>
          </table:table-cell>
          <table:table-cell office:value-type="float" office:value="-2.017694" calcext:value-type="float">
            <text:p>-2.017694</text:p>
          </table:table-cell>
          <table:table-cell office:value-type="float" office:value="0" calcext:value-type="float">
            <text:p>0</text:p>
          </table:table-cell>
          <table:table-cell office:value-type="float" office:value="205.6707" calcext:value-type="float">
            <text:p>205.6707</text:p>
          </table:table-cell>
          <table:table-cell office:value-type="float" office:value="272.8169" calcext:value-type="float">
            <text:p>272.8169</text:p>
          </table:table-cell>
          <table:table-cell office:value-type="float" office:value="895.5989" calcext:value-type="float">
            <text:p>895.5989</text:p>
          </table:table-cell>
          <table:table-cell office:value-type="float" office:value="852.0561" calcext:value-type="float">
            <text:p>852.0561</text:p>
          </table:table-cell>
          <table:table-cell office:value-type="float" office:value="833.5584" calcext:value-type="float">
            <text:p>833.5584</text:p>
          </table:table-cell>
          <table:table-cell office:value-type="float" office:value="852.9811" calcext:value-type="float">
            <text:p>852.9811</text:p>
          </table:table-cell>
          <table:table-cell office:value-type="float" office:value="318.4624" calcext:value-type="float">
            <text:p>318.4624</text:p>
          </table:table-cell>
          <table:table-cell office:value-type="float" office:value="436.1024" calcext:value-type="float">
            <text:p>436.1024</text:p>
          </table:table-cell>
          <table:table-cell office:value-type="float" office:value="380.5746" calcext:value-type="float">
            <text:p>380.5746</text:p>
          </table:table-cell>
          <table:table-cell office:value-type="float" office:value="323.8984" calcext:value-type="float">
            <text:p>323.89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88.54459" calcext:value-type="float">
            <text:p>88.54459</text:p>
          </table:table-cell>
          <table:table-cell office:value-type="float" office:value="5396.093" calcext:value-type="float">
            <text:p>5396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04047" calcext:value-type="float">
            <text:p>-1.804047</text:p>
          </table:table-cell>
          <table:table-cell office:value-type="float" office:value="4.529217" calcext:value-type="float">
            <text:p>4.529217</text:p>
          </table:table-cell>
          <table:table-cell office:value-type="float" office:value="0" calcext:value-type="float">
            <text:p>0</text:p>
          </table:table-cell>
          <table:table-cell office:value-type="float" office:value="44.32762" calcext:value-type="float">
            <text:p>44.32762</text:p>
          </table:table-cell>
          <table:table-cell office:value-type="float" office:value="6.983342" calcext:value-type="float">
            <text:p>6.983342</text:p>
          </table:table-cell>
          <table:table-cell office:value-type="float" office:value="0.001250443" calcext:value-type="float">
            <text:p>0.001250443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766274" calcext:value-type="float">
            <text:p>0.04766274</text:p>
          </table:table-cell>
          <table:table-cell office:value-type="float" office:value="-0.01569499" calcext:value-type="float">
            <text:p>-0.01569499</text:p>
          </table:table-cell>
          <table:table-cell office:value-type="float" office:value="360" calcext:value-type="float">
            <text:p>360</text:p>
          </table:table-cell>
          <table:table-cell office:value-type="float" office:value="-2.080449" calcext:value-type="float">
            <text:p>-2.080449</text:p>
          </table:table-cell>
          <table:table-cell office:value-type="float" office:value="0" calcext:value-type="float">
            <text:p>0</text:p>
          </table:table-cell>
          <table:table-cell office:value-type="float" office:value="205.6722" calcext:value-type="float">
            <text:p>205.6722</text:p>
          </table:table-cell>
          <table:table-cell office:value-type="float" office:value="272.8125" calcext:value-type="float">
            <text:p>272.8125</text:p>
          </table:table-cell>
          <table:table-cell office:value-type="float" office:value="895.583" calcext:value-type="float">
            <text:p>895.583</text:p>
          </table:table-cell>
          <table:table-cell office:value-type="float" office:value="852.0422" calcext:value-type="float">
            <text:p>852.0422</text:p>
          </table:table-cell>
          <table:table-cell office:value-type="float" office:value="833.5523" calcext:value-type="float">
            <text:p>833.5523</text:p>
          </table:table-cell>
          <table:table-cell office:value-type="float" office:value="852.9756" calcext:value-type="float">
            <text:p>852.9756</text:p>
          </table:table-cell>
          <table:table-cell office:value-type="float" office:value="318.4615" calcext:value-type="float">
            <text:p>318.4615</text:p>
          </table:table-cell>
          <table:table-cell office:value-type="float" office:value="436.1015" calcext:value-type="float">
            <text:p>436.1015</text:p>
          </table:table-cell>
          <table:table-cell office:value-type="float" office:value="380.574" calcext:value-type="float">
            <text:p>380.574</text:p>
          </table:table-cell>
          <table:table-cell office:value-type="float" office:value="323.8978" calcext:value-type="float">
            <text:p>323.89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88.50939" calcext:value-type="float">
            <text:p>88.50939</text:p>
          </table:table-cell>
          <table:table-cell office:value-type="float" office:value="5396.073" calcext:value-type="float">
            <text:p>5396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52034" calcext:value-type="float">
            <text:p>-1.852034</text:p>
          </table:table-cell>
          <table:table-cell office:value-type="float" office:value="5.194678" calcext:value-type="float">
            <text:p>5.194678</text:p>
          </table:table-cell>
          <table:table-cell office:value-type="float" office:value="0" calcext:value-type="float">
            <text:p>0</text:p>
          </table:table-cell>
          <table:table-cell office:value-type="float" office:value="44.27193" calcext:value-type="float">
            <text:p>44.27193</text:p>
          </table:table-cell>
          <table:table-cell office:value-type="float" office:value="6.974138" calcext:value-type="float">
            <text:p>6.974138</text:p>
          </table:table-cell>
          <table:table-cell office:value-type="float" office:value="0.001239371" calcext:value-type="float">
            <text:p>0.001239371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846895" calcext:value-type="float">
            <text:p>0.04846895</text:p>
          </table:table-cell>
          <table:table-cell office:value-type="float" office:value="-0.01487731" calcext:value-type="float">
            <text:p>-0.01487731</text:p>
          </table:table-cell>
          <table:table-cell office:value-type="float" office:value="360" calcext:value-type="float">
            <text:p>360</text:p>
          </table:table-cell>
          <table:table-cell office:value-type="float" office:value="-2.130071" calcext:value-type="float">
            <text:p>-2.130071</text:p>
          </table:table-cell>
          <table:table-cell office:value-type="float" office:value="0" calcext:value-type="float">
            <text:p>0</text:p>
          </table:table-cell>
          <table:table-cell office:value-type="float" office:value="205.6728" calcext:value-type="float">
            <text:p>205.6728</text:p>
          </table:table-cell>
          <table:table-cell office:value-type="float" office:value="272.8081" calcext:value-type="float">
            <text:p>272.8081</text:p>
          </table:table-cell>
          <table:table-cell office:value-type="float" office:value="895.5672" calcext:value-type="float">
            <text:p>895.5672</text:p>
          </table:table-cell>
          <table:table-cell office:value-type="float" office:value="852.0323" calcext:value-type="float">
            <text:p>852.0323</text:p>
          </table:table-cell>
          <table:table-cell office:value-type="float" office:value="833.5463" calcext:value-type="float">
            <text:p>833.5463</text:p>
          </table:table-cell>
          <table:table-cell office:value-type="float" office:value="852.9701" calcext:value-type="float">
            <text:p>852.9701</text:p>
          </table:table-cell>
          <table:table-cell office:value-type="float" office:value="318.4605" calcext:value-type="float">
            <text:p>318.4605</text:p>
          </table:table-cell>
          <table:table-cell office:value-type="float" office:value="436.1006" calcext:value-type="float">
            <text:p>436.1006</text:p>
          </table:table-cell>
          <table:table-cell office:value-type="float" office:value="380.5735" calcext:value-type="float">
            <text:p>380.5735</text:p>
          </table:table-cell>
          <table:table-cell office:value-type="float" office:value="323.8972" calcext:value-type="float">
            <text:p>323.89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88.47751" calcext:value-type="float">
            <text:p>88.47751</text:p>
          </table:table-cell>
          <table:table-cell office:value-type="float" office:value="5396.057" calcext:value-type="float">
            <text:p>5396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96297" calcext:value-type="float">
            <text:p>-1.896297</text:p>
          </table:table-cell>
          <table:table-cell office:value-type="float" office:value="5.580983" calcext:value-type="float">
            <text:p>5.580983</text:p>
          </table:table-cell>
          <table:table-cell office:value-type="float" office:value="0" calcext:value-type="float">
            <text:p>0</text:p>
          </table:table-cell>
          <table:table-cell office:value-type="float" office:value="44.22612" calcext:value-type="float">
            <text:p>44.22612</text:p>
          </table:table-cell>
          <table:table-cell office:value-type="float" office:value="6.966991" calcext:value-type="float">
            <text:p>6.966991</text:p>
          </table:table-cell>
          <table:table-cell office:value-type="float" office:value="0.001246012" calcext:value-type="float">
            <text:p>0.001246012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922713" calcext:value-type="float">
            <text:p>0.04922713</text:p>
          </table:table-cell>
          <table:table-cell office:value-type="float" office:value="-0.01415965" calcext:value-type="float">
            <text:p>-0.01415965</text:p>
          </table:table-cell>
          <table:table-cell office:value-type="float" office:value="360" calcext:value-type="float">
            <text:p>360</text:p>
          </table:table-cell>
          <table:table-cell office:value-type="float" office:value="-2.175803" calcext:value-type="float">
            <text:p>-2.175803</text:p>
          </table:table-cell>
          <table:table-cell office:value-type="float" office:value="0" calcext:value-type="float">
            <text:p>0</text:p>
          </table:table-cell>
          <table:table-cell office:value-type="float" office:value="205.6722" calcext:value-type="float">
            <text:p>205.6722</text:p>
          </table:table-cell>
          <table:table-cell office:value-type="float" office:value="272.8036" calcext:value-type="float">
            <text:p>272.8036</text:p>
          </table:table-cell>
          <table:table-cell office:value-type="float" office:value="895.551" calcext:value-type="float">
            <text:p>895.551</text:p>
          </table:table-cell>
          <table:table-cell office:value-type="float" office:value="852.0236" calcext:value-type="float">
            <text:p>852.0236</text:p>
          </table:table-cell>
          <table:table-cell office:value-type="float" office:value="833.5425" calcext:value-type="float">
            <text:p>833.5425</text:p>
          </table:table-cell>
          <table:table-cell office:value-type="float" office:value="852.9646" calcext:value-type="float">
            <text:p>852.9646</text:p>
          </table:table-cell>
          <table:table-cell office:value-type="float" office:value="318.4595" calcext:value-type="float">
            <text:p>318.4595</text:p>
          </table:table-cell>
          <table:table-cell office:value-type="float" office:value="436.0996" calcext:value-type="float">
            <text:p>436.0996</text:p>
          </table:table-cell>
          <table:table-cell office:value-type="float" office:value="380.573" calcext:value-type="float">
            <text:p>380.573</text:p>
          </table:table-cell>
          <table:table-cell office:value-type="float" office:value="323.8965" calcext:value-type="float">
            <text:p>323.89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88.44635" calcext:value-type="float">
            <text:p>88.44635</text:p>
          </table:table-cell>
          <table:table-cell office:value-type="float" office:value="5396.039" calcext:value-type="float">
            <text:p>5396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35155" calcext:value-type="float">
            <text:p>-1.935155</text:p>
          </table:table-cell>
          <table:table-cell office:value-type="float" office:value="5.975092" calcext:value-type="float">
            <text:p>5.975092</text:p>
          </table:table-cell>
          <table:table-cell office:value-type="float" office:value="0" calcext:value-type="float">
            <text:p>0</text:p>
          </table:table-cell>
          <table:table-cell office:value-type="float" office:value="44.18233" calcext:value-type="float">
            <text:p>44.18233</text:p>
          </table:table-cell>
          <table:table-cell office:value-type="float" office:value="6.95982" calcext:value-type="float">
            <text:p>6.95982</text:p>
          </table:table-cell>
          <table:table-cell office:value-type="float" office:value="0.001253206" calcext:value-type="float">
            <text:p>0.001253206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4997354" calcext:value-type="float">
            <text:p>0.04997354</text:p>
          </table:table-cell>
          <table:table-cell office:value-type="float" office:value="-0.01352849" calcext:value-type="float">
            <text:p>-0.01352849</text:p>
          </table:table-cell>
          <table:table-cell office:value-type="float" office:value="360" calcext:value-type="float">
            <text:p>360</text:p>
          </table:table-cell>
          <table:table-cell office:value-type="float" office:value="-2.216032" calcext:value-type="float">
            <text:p>-2.216032</text:p>
          </table:table-cell>
          <table:table-cell office:value-type="float" office:value="0" calcext:value-type="float">
            <text:p>0</text:p>
          </table:table-cell>
          <table:table-cell office:value-type="float" office:value="205.6716" calcext:value-type="float">
            <text:p>205.6716</text:p>
          </table:table-cell>
          <table:table-cell office:value-type="float" office:value="272.7986" calcext:value-type="float">
            <text:p>272.7986</text:p>
          </table:table-cell>
          <table:table-cell office:value-type="float" office:value="895.5349" calcext:value-type="float">
            <text:p>895.5349</text:p>
          </table:table-cell>
          <table:table-cell office:value-type="float" office:value="852.0142" calcext:value-type="float">
            <text:p>852.0142</text:p>
          </table:table-cell>
          <table:table-cell office:value-type="float" office:value="833.5397" calcext:value-type="float">
            <text:p>833.5397</text:p>
          </table:table-cell>
          <table:table-cell office:value-type="float" office:value="852.9593" calcext:value-type="float">
            <text:p>852.9593</text:p>
          </table:table-cell>
          <table:table-cell office:value-type="float" office:value="318.4585" calcext:value-type="float">
            <text:p>318.4585</text:p>
          </table:table-cell>
          <table:table-cell office:value-type="float" office:value="436.0987" calcext:value-type="float">
            <text:p>436.0987</text:p>
          </table:table-cell>
          <table:table-cell office:value-type="float" office:value="380.5725" calcext:value-type="float">
            <text:p>380.5725</text:p>
          </table:table-cell>
          <table:table-cell office:value-type="float" office:value="323.8959" calcext:value-type="float">
            <text:p>323.89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88.41518" calcext:value-type="float">
            <text:p>88.41518</text:p>
          </table:table-cell>
          <table:table-cell office:value-type="float" office:value="5396.021" calcext:value-type="float">
            <text:p>5396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64993" calcext:value-type="float">
            <text:p>-1.964993</text:p>
          </table:table-cell>
          <table:table-cell office:value-type="float" office:value="6.246212" calcext:value-type="float">
            <text:p>6.246212</text:p>
          </table:table-cell>
          <table:table-cell office:value-type="float" office:value="0" calcext:value-type="float">
            <text:p>0</text:p>
          </table:table-cell>
          <table:table-cell office:value-type="float" office:value="44.14516" calcext:value-type="float">
            <text:p>44.14516</text:p>
          </table:table-cell>
          <table:table-cell office:value-type="float" office:value="6.952109" calcext:value-type="float">
            <text:p>6.952109</text:p>
          </table:table-cell>
          <table:table-cell office:value-type="float" office:value="0.001260296" calcext:value-type="float">
            <text:p>0.001260296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069278" calcext:value-type="float">
            <text:p>0.05069278</text:p>
          </table:table-cell>
          <table:table-cell office:value-type="float" office:value="-0.01297176" calcext:value-type="float">
            <text:p>-0.01297176</text:p>
          </table:table-cell>
          <table:table-cell office:value-type="float" office:value="360" calcext:value-type="float">
            <text:p>360</text:p>
          </table:table-cell>
          <table:table-cell office:value-type="float" office:value="-2.247139" calcext:value-type="float">
            <text:p>-2.247139</text:p>
          </table:table-cell>
          <table:table-cell office:value-type="float" office:value="0" calcext:value-type="float">
            <text:p>0</text:p>
          </table:table-cell>
          <table:table-cell office:value-type="float" office:value="205.6712" calcext:value-type="float">
            <text:p>205.6712</text:p>
          </table:table-cell>
          <table:table-cell office:value-type="float" office:value="272.7939" calcext:value-type="float">
            <text:p>272.7939</text:p>
          </table:table-cell>
          <table:table-cell office:value-type="float" office:value="895.5185" calcext:value-type="float">
            <text:p>895.5185</text:p>
          </table:table-cell>
          <table:table-cell office:value-type="float" office:value="852.0046" calcext:value-type="float">
            <text:p>852.0046</text:p>
          </table:table-cell>
          <table:table-cell office:value-type="float" office:value="833.5369" calcext:value-type="float">
            <text:p>833.5369</text:p>
          </table:table-cell>
          <table:table-cell office:value-type="float" office:value="852.9561" calcext:value-type="float">
            <text:p>852.9561</text:p>
          </table:table-cell>
          <table:table-cell office:value-type="float" office:value="318.4576" calcext:value-type="float">
            <text:p>318.4576</text:p>
          </table:table-cell>
          <table:table-cell office:value-type="float" office:value="436.0978" calcext:value-type="float">
            <text:p>436.0978</text:p>
          </table:table-cell>
          <table:table-cell office:value-type="float" office:value="380.572" calcext:value-type="float">
            <text:p>380.572</text:p>
          </table:table-cell>
          <table:table-cell office:value-type="float" office:value="323.8953" calcext:value-type="float">
            <text:p>323.89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88.38341" calcext:value-type="float">
            <text:p>88.38341</text:p>
          </table:table-cell>
          <table:table-cell office:value-type="float" office:value="5396.006" calcext:value-type="float">
            <text:p>5396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84556" calcext:value-type="float">
            <text:p>-1.984556</text:p>
          </table:table-cell>
          <table:table-cell office:value-type="float" office:value="6.565436" calcext:value-type="float">
            <text:p>6.565436</text:p>
          </table:table-cell>
          <table:table-cell office:value-type="float" office:value="0" calcext:value-type="float">
            <text:p>0</text:p>
          </table:table-cell>
          <table:table-cell office:value-type="float" office:value="44.10736" calcext:value-type="float">
            <text:p>44.10736</text:p>
          </table:table-cell>
          <table:table-cell office:value-type="float" office:value="6.943433" calcext:value-type="float">
            <text:p>6.943433</text:p>
          </table:table-cell>
          <table:table-cell office:value-type="float" office:value="0.00126653" calcext:value-type="float">
            <text:p>0.00126653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143815" calcext:value-type="float">
            <text:p>0.05143815</text:p>
          </table:table-cell>
          <table:table-cell office:value-type="float" office:value="-0.0118157" calcext:value-type="float">
            <text:p>-0.0118157</text:p>
          </table:table-cell>
          <table:table-cell office:value-type="float" office:value="360" calcext:value-type="float">
            <text:p>360</text:p>
          </table:table-cell>
          <table:table-cell office:value-type="float" office:value="-2.268596" calcext:value-type="float">
            <text:p>-2.268596</text:p>
          </table:table-cell>
          <table:table-cell office:value-type="float" office:value="0" calcext:value-type="float">
            <text:p>0</text:p>
          </table:table-cell>
          <table:table-cell office:value-type="float" office:value="205.6717" calcext:value-type="float">
            <text:p>205.6717</text:p>
          </table:table-cell>
          <table:table-cell office:value-type="float" office:value="272.7896" calcext:value-type="float">
            <text:p>272.7896</text:p>
          </table:table-cell>
          <table:table-cell office:value-type="float" office:value="895.5021" calcext:value-type="float">
            <text:p>895.5021</text:p>
          </table:table-cell>
          <table:table-cell office:value-type="float" office:value="851.9948" calcext:value-type="float">
            <text:p>851.9948</text:p>
          </table:table-cell>
          <table:table-cell office:value-type="float" office:value="833.534" calcext:value-type="float">
            <text:p>833.534</text:p>
          </table:table-cell>
          <table:table-cell office:value-type="float" office:value="852.9532" calcext:value-type="float">
            <text:p>852.9532</text:p>
          </table:table-cell>
          <table:table-cell office:value-type="float" office:value="318.4565" calcext:value-type="float">
            <text:p>318.4565</text:p>
          </table:table-cell>
          <table:table-cell office:value-type="float" office:value="436.0969" calcext:value-type="float">
            <text:p>436.0969</text:p>
          </table:table-cell>
          <table:table-cell office:value-type="float" office:value="380.5714" calcext:value-type="float">
            <text:p>380.5714</text:p>
          </table:table-cell>
          <table:table-cell office:value-type="float" office:value="323.8947" calcext:value-type="float">
            <text:p>323.89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88.35051" calcext:value-type="float">
            <text:p>88.35051</text:p>
          </table:table-cell>
          <table:table-cell office:value-type="float" office:value="5395.989" calcext:value-type="float">
            <text:p>5395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00602" calcext:value-type="float">
            <text:p>-2.000602</text:p>
          </table:table-cell>
          <table:table-cell office:value-type="float" office:value="7.258584" calcext:value-type="float">
            <text:p>7.258584</text:p>
          </table:table-cell>
          <table:table-cell office:value-type="float" office:value="0" calcext:value-type="float">
            <text:p>0</text:p>
          </table:table-cell>
          <table:table-cell office:value-type="float" office:value="44.0675" calcext:value-type="float">
            <text:p>44.0675</text:p>
          </table:table-cell>
          <table:table-cell office:value-type="float" office:value="6.933793" calcext:value-type="float">
            <text:p>6.933793</text:p>
          </table:table-cell>
          <table:table-cell office:value-type="float" office:value="0.001273705" calcext:value-type="float">
            <text:p>0.001273705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21629" calcext:value-type="float">
            <text:p>0.0521629</text:p>
          </table:table-cell>
          <table:table-cell office:value-type="float" office:value="-0.01073849" calcext:value-type="float">
            <text:p>-0.01073849</text:p>
          </table:table-cell>
          <table:table-cell office:value-type="float" office:value="360" calcext:value-type="float">
            <text:p>360</text:p>
          </table:table-cell>
          <table:table-cell office:value-type="float" office:value="-2.286437" calcext:value-type="float">
            <text:p>-2.286437</text:p>
          </table:table-cell>
          <table:table-cell office:value-type="float" office:value="0" calcext:value-type="float">
            <text:p>0</text:p>
          </table:table-cell>
          <table:table-cell office:value-type="float" office:value="205.6719" calcext:value-type="float">
            <text:p>205.6719</text:p>
          </table:table-cell>
          <table:table-cell office:value-type="float" office:value="272.7851" calcext:value-type="float">
            <text:p>272.7851</text:p>
          </table:table-cell>
          <table:table-cell office:value-type="float" office:value="895.4855" calcext:value-type="float">
            <text:p>895.4855</text:p>
          </table:table-cell>
          <table:table-cell office:value-type="float" office:value="851.9849" calcext:value-type="float">
            <text:p>851.9849</text:p>
          </table:table-cell>
          <table:table-cell office:value-type="float" office:value="833.5309" calcext:value-type="float">
            <text:p>833.5309</text:p>
          </table:table-cell>
          <table:table-cell office:value-type="float" office:value="852.9503" calcext:value-type="float">
            <text:p>852.9503</text:p>
          </table:table-cell>
          <table:table-cell office:value-type="float" office:value="318.4556" calcext:value-type="float">
            <text:p>318.4556</text:p>
          </table:table-cell>
          <table:table-cell office:value-type="float" office:value="436.096" calcext:value-type="float">
            <text:p>436.096</text:p>
          </table:table-cell>
          <table:table-cell office:value-type="float" office:value="380.5709" calcext:value-type="float">
            <text:p>380.5709</text:p>
          </table:table-cell>
          <table:table-cell office:value-type="float" office:value="323.894" calcext:value-type="float">
            <text:p>323.8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88.31733" calcext:value-type="float">
            <text:p>88.31733</text:p>
          </table:table-cell>
          <table:table-cell office:value-type="float" office:value="5395.972" calcext:value-type="float">
            <text:p>5395.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14005" calcext:value-type="float">
            <text:p>-2.014005</text:p>
          </table:table-cell>
          <table:table-cell office:value-type="float" office:value="9.017292" calcext:value-type="float">
            <text:p>9.017292</text:p>
          </table:table-cell>
          <table:table-cell office:value-type="float" office:value="0" calcext:value-type="float">
            <text:p>0</text:p>
          </table:table-cell>
          <table:table-cell office:value-type="float" office:value="44.0268" calcext:value-type="float">
            <text:p>44.0268</text:p>
          </table:table-cell>
          <table:table-cell office:value-type="float" office:value="6.923768" calcext:value-type="float">
            <text:p>6.923768</text:p>
          </table:table-cell>
          <table:table-cell office:value-type="float" office:value="0.001282942" calcext:value-type="float">
            <text:p>0.001282942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279914" calcext:value-type="float">
            <text:p>0.05279914</text:p>
          </table:table-cell>
          <table:table-cell office:value-type="float" office:value="-0.01118758" calcext:value-type="float">
            <text:p>-0.01118758</text:p>
          </table:table-cell>
          <table:table-cell office:value-type="float" office:value="360" calcext:value-type="float">
            <text:p>360</text:p>
          </table:table-cell>
          <table:table-cell office:value-type="float" office:value="-2.300019" calcext:value-type="float">
            <text:p>-2.300019</text:p>
          </table:table-cell>
          <table:table-cell office:value-type="float" office:value="0" calcext:value-type="float">
            <text:p>0</text:p>
          </table:table-cell>
          <table:table-cell office:value-type="float" office:value="205.6721" calcext:value-type="float">
            <text:p>205.6721</text:p>
          </table:table-cell>
          <table:table-cell office:value-type="float" office:value="272.7805" calcext:value-type="float">
            <text:p>272.7805</text:p>
          </table:table-cell>
          <table:table-cell office:value-type="float" office:value="895.469" calcext:value-type="float">
            <text:p>895.469</text:p>
          </table:table-cell>
          <table:table-cell office:value-type="float" office:value="851.9749" calcext:value-type="float">
            <text:p>851.9749</text:p>
          </table:table-cell>
          <table:table-cell office:value-type="float" office:value="833.528" calcext:value-type="float">
            <text:p>833.528</text:p>
          </table:table-cell>
          <table:table-cell office:value-type="float" office:value="852.9474" calcext:value-type="float">
            <text:p>852.9474</text:p>
          </table:table-cell>
          <table:table-cell office:value-type="float" office:value="318.4545" calcext:value-type="float">
            <text:p>318.4545</text:p>
          </table:table-cell>
          <table:table-cell office:value-type="float" office:value="436.0951" calcext:value-type="float">
            <text:p>436.0951</text:p>
          </table:table-cell>
          <table:table-cell office:value-type="float" office:value="380.5704" calcext:value-type="float">
            <text:p>380.5704</text:p>
          </table:table-cell>
          <table:table-cell office:value-type="float" office:value="323.8935" calcext:value-type="float">
            <text:p>323.89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88.28349" calcext:value-type="float">
            <text:p>88.28349</text:p>
          </table:table-cell>
          <table:table-cell office:value-type="float" office:value="5395.956" calcext:value-type="float">
            <text:p>5395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52795" calcext:value-type="float">
            <text:p>-2.052795</text:p>
          </table:table-cell>
          <table:table-cell office:value-type="float" office:value="9.096534" calcext:value-type="float">
            <text:p>9.096534</text:p>
          </table:table-cell>
          <table:table-cell office:value-type="float" office:value="0" calcext:value-type="float">
            <text:p>0</text:p>
          </table:table-cell>
          <table:table-cell office:value-type="float" office:value="43.98639" calcext:value-type="float">
            <text:p>43.98639</text:p>
          </table:table-cell>
          <table:table-cell office:value-type="float" office:value="6.913052" calcext:value-type="float">
            <text:p>6.913052</text:p>
          </table:table-cell>
          <table:table-cell office:value-type="float" office:value="0.001289344" calcext:value-type="float">
            <text:p>0.001289344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303697" calcext:value-type="float">
            <text:p>0.05303697</text:p>
          </table:table-cell>
          <table:table-cell office:value-type="float" office:value="-0.01810191" calcext:value-type="float">
            <text:p>-0.01810191</text:p>
          </table:table-cell>
          <table:table-cell office:value-type="float" office:value="360" calcext:value-type="float">
            <text:p>360</text:p>
          </table:table-cell>
          <table:table-cell office:value-type="float" office:value="-2.332125" calcext:value-type="float">
            <text:p>-2.332125</text:p>
          </table:table-cell>
          <table:table-cell office:value-type="float" office:value="0" calcext:value-type="float">
            <text:p>0</text:p>
          </table:table-cell>
          <table:table-cell office:value-type="float" office:value="205.6726" calcext:value-type="float">
            <text:p>205.6726</text:p>
          </table:table-cell>
          <table:table-cell office:value-type="float" office:value="272.776" calcext:value-type="float">
            <text:p>272.776</text:p>
          </table:table-cell>
          <table:table-cell office:value-type="float" office:value="895.4524" calcext:value-type="float">
            <text:p>895.4524</text:p>
          </table:table-cell>
          <table:table-cell office:value-type="float" office:value="851.9647" calcext:value-type="float">
            <text:p>851.9647</text:p>
          </table:table-cell>
          <table:table-cell office:value-type="float" office:value="833.525" calcext:value-type="float">
            <text:p>833.525</text:p>
          </table:table-cell>
          <table:table-cell office:value-type="float" office:value="852.9443" calcext:value-type="float">
            <text:p>852.9443</text:p>
          </table:table-cell>
          <table:table-cell office:value-type="float" office:value="318.4535" calcext:value-type="float">
            <text:p>318.4535</text:p>
          </table:table-cell>
          <table:table-cell office:value-type="float" office:value="436.0942" calcext:value-type="float">
            <text:p>436.0942</text:p>
          </table:table-cell>
          <table:table-cell office:value-type="float" office:value="380.5701" calcext:value-type="float">
            <text:p>380.5701</text:p>
          </table:table-cell>
          <table:table-cell office:value-type="float" office:value="323.8931" calcext:value-type="float">
            <text:p>323.89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88.24856" calcext:value-type="float">
            <text:p>88.24856</text:p>
          </table:table-cell>
          <table:table-cell office:value-type="float" office:value="5395.938" calcext:value-type="float">
            <text:p>5395.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46575" calcext:value-type="float">
            <text:p>-2.146575</text:p>
          </table:table-cell>
          <table:table-cell office:value-type="float" office:value="8.448125" calcext:value-type="float">
            <text:p>8.448125</text:p>
          </table:table-cell>
          <table:table-cell office:value-type="float" office:value="0" calcext:value-type="float">
            <text:p>0</text:p>
          </table:table-cell>
          <table:table-cell office:value-type="float" office:value="43.94641" calcext:value-type="float">
            <text:p>43.94641</text:p>
          </table:table-cell>
          <table:table-cell office:value-type="float" office:value="6.901398" calcext:value-type="float">
            <text:p>6.901398</text:p>
          </table:table-cell>
          <table:table-cell office:value-type="float" office:value="0.001295682" calcext:value-type="float">
            <text:p>0.001295682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330949" calcext:value-type="float">
            <text:p>0.05330949</text:p>
          </table:table-cell>
          <table:table-cell office:value-type="float" office:value="-0.02355901" calcext:value-type="float">
            <text:p>-0.02355901</text:p>
          </table:table-cell>
          <table:table-cell office:value-type="float" office:value="360" calcext:value-type="float">
            <text:p>360</text:p>
          </table:table-cell>
          <table:table-cell office:value-type="float" office:value="-2.420714" calcext:value-type="float">
            <text:p>-2.420714</text:p>
          </table:table-cell>
          <table:table-cell office:value-type="float" office:value="0" calcext:value-type="float">
            <text:p>0</text:p>
          </table:table-cell>
          <table:table-cell office:value-type="float" office:value="205.6731" calcext:value-type="float">
            <text:p>205.6731</text:p>
          </table:table-cell>
          <table:table-cell office:value-type="float" office:value="272.7711" calcext:value-type="float">
            <text:p>272.7711</text:p>
          </table:table-cell>
          <table:table-cell office:value-type="float" office:value="895.4357" calcext:value-type="float">
            <text:p>895.4357</text:p>
          </table:table-cell>
          <table:table-cell office:value-type="float" office:value="851.9544" calcext:value-type="float">
            <text:p>851.9544</text:p>
          </table:table-cell>
          <table:table-cell office:value-type="float" office:value="833.5219" calcext:value-type="float">
            <text:p>833.5219</text:p>
          </table:table-cell>
          <table:table-cell office:value-type="float" office:value="852.9414" calcext:value-type="float">
            <text:p>852.9414</text:p>
          </table:table-cell>
          <table:table-cell office:value-type="float" office:value="318.4525" calcext:value-type="float">
            <text:p>318.4525</text:p>
          </table:table-cell>
          <table:table-cell office:value-type="float" office:value="436.0933" calcext:value-type="float">
            <text:p>436.0933</text:p>
          </table:table-cell>
          <table:table-cell office:value-type="float" office:value="380.5697" calcext:value-type="float">
            <text:p>380.5697</text:p>
          </table:table-cell>
          <table:table-cell office:value-type="float" office:value="323.8927" calcext:value-type="float">
            <text:p>323.89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88.21299" calcext:value-type="float">
            <text:p>88.21299</text:p>
          </table:table-cell>
          <table:table-cell office:value-type="float" office:value="5395.921" calcext:value-type="float">
            <text:p>5395.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78249" calcext:value-type="float">
            <text:p>-2.178249</text:p>
          </table:table-cell>
          <table:table-cell office:value-type="float" office:value="8.649244" calcext:value-type="float">
            <text:p>8.649244</text:p>
          </table:table-cell>
          <table:table-cell office:value-type="float" office:value="0" calcext:value-type="float">
            <text:p>0</text:p>
          </table:table-cell>
          <table:table-cell office:value-type="float" office:value="43.90663" calcext:value-type="float">
            <text:p>43.90663</text:p>
          </table:table-cell>
          <table:table-cell office:value-type="float" office:value="6.889149" calcext:value-type="float">
            <text:p>6.889149</text:p>
          </table:table-cell>
          <table:table-cell office:value-type="float" office:value="0.001302978" calcext:value-type="float">
            <text:p>0.001302978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406571" calcext:value-type="float">
            <text:p>0.05406571</text:p>
          </table:table-cell>
          <table:table-cell office:value-type="float" office:value="-0.02050127" calcext:value-type="float">
            <text:p>-0.02050127</text:p>
          </table:table-cell>
          <table:table-cell office:value-type="float" office:value="360" calcext:value-type="float">
            <text:p>360</text:p>
          </table:table-cell>
          <table:table-cell office:value-type="float" office:value="-2.456195" calcext:value-type="float">
            <text:p>-2.456195</text:p>
          </table:table-cell>
          <table:table-cell office:value-type="float" office:value="0" calcext:value-type="float">
            <text:p>0</text:p>
          </table:table-cell>
          <table:table-cell office:value-type="float" office:value="205.6733" calcext:value-type="float">
            <text:p>205.6733</text:p>
          </table:table-cell>
          <table:table-cell office:value-type="float" office:value="272.7666" calcext:value-type="float">
            <text:p>272.7666</text:p>
          </table:table-cell>
          <table:table-cell office:value-type="float" office:value="895.4191" calcext:value-type="float">
            <text:p>895.4191</text:p>
          </table:table-cell>
          <table:table-cell office:value-type="float" office:value="851.9441" calcext:value-type="float">
            <text:p>851.9441</text:p>
          </table:table-cell>
          <table:table-cell office:value-type="float" office:value="833.5187" calcext:value-type="float">
            <text:p>833.5187</text:p>
          </table:table-cell>
          <table:table-cell office:value-type="float" office:value="852.9384" calcext:value-type="float">
            <text:p>852.9384</text:p>
          </table:table-cell>
          <table:table-cell office:value-type="float" office:value="318.4515" calcext:value-type="float">
            <text:p>318.4515</text:p>
          </table:table-cell>
          <table:table-cell office:value-type="float" office:value="436.0924" calcext:value-type="float">
            <text:p>436.0924</text:p>
          </table:table-cell>
          <table:table-cell office:value-type="float" office:value="380.5692" calcext:value-type="float">
            <text:p>380.5692</text:p>
          </table:table-cell>
          <table:table-cell office:value-type="float" office:value="323.892" calcext:value-type="float">
            <text:p>323.8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88.17809" calcext:value-type="float">
            <text:p>88.17809</text:p>
          </table:table-cell>
          <table:table-cell office:value-type="float" office:value="5395.903" calcext:value-type="float">
            <text:p>5395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98163" calcext:value-type="float">
            <text:p>-2.198163</text:p>
          </table:table-cell>
          <table:table-cell office:value-type="float" office:value="9.226965" calcext:value-type="float">
            <text:p>9.226965</text:p>
          </table:table-cell>
          <table:table-cell office:value-type="float" office:value="0" calcext:value-type="float">
            <text:p>0</text:p>
          </table:table-cell>
          <table:table-cell office:value-type="float" office:value="43.86668" calcext:value-type="float">
            <text:p>43.86668</text:p>
          </table:table-cell>
          <table:table-cell office:value-type="float" office:value="6.877433" calcext:value-type="float">
            <text:p>6.877433</text:p>
          </table:table-cell>
          <table:table-cell office:value-type="float" office:value="0.001310253" calcext:value-type="float">
            <text:p>0.001310253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480891" calcext:value-type="float">
            <text:p>0.05480891</text:p>
          </table:table-cell>
          <table:table-cell office:value-type="float" office:value="-0.01781205" calcext:value-type="float">
            <text:p>-0.01781205</text:p>
          </table:table-cell>
          <table:table-cell office:value-type="float" office:value="360" calcext:value-type="float">
            <text:p>360</text:p>
          </table:table-cell>
          <table:table-cell office:value-type="float" office:value="-2.479534" calcext:value-type="float">
            <text:p>-2.479534</text:p>
          </table:table-cell>
          <table:table-cell office:value-type="float" office:value="0" calcext:value-type="float">
            <text:p>0</text:p>
          </table:table-cell>
          <table:table-cell office:value-type="float" office:value="205.6735" calcext:value-type="float">
            <text:p>205.6735</text:p>
          </table:table-cell>
          <table:table-cell office:value-type="float" office:value="272.7619" calcext:value-type="float">
            <text:p>272.7619</text:p>
          </table:table-cell>
          <table:table-cell office:value-type="float" office:value="895.4025" calcext:value-type="float">
            <text:p>895.4025</text:p>
          </table:table-cell>
          <table:table-cell office:value-type="float" office:value="851.9338" calcext:value-type="float">
            <text:p>851.9338</text:p>
          </table:table-cell>
          <table:table-cell office:value-type="float" office:value="833.5156" calcext:value-type="float">
            <text:p>833.5156</text:p>
          </table:table-cell>
          <table:table-cell office:value-type="float" office:value="852.9353" calcext:value-type="float">
            <text:p>852.9353</text:p>
          </table:table-cell>
          <table:table-cell office:value-type="float" office:value="318.4506" calcext:value-type="float">
            <text:p>318.4506</text:p>
          </table:table-cell>
          <table:table-cell office:value-type="float" office:value="436.0915" calcext:value-type="float">
            <text:p>436.0915</text:p>
          </table:table-cell>
          <table:table-cell office:value-type="float" office:value="380.5686" calcext:value-type="float">
            <text:p>380.5686</text:p>
          </table:table-cell>
          <table:table-cell office:value-type="float" office:value="323.8913" calcext:value-type="float">
            <text:p>323.89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88.14476" calcext:value-type="float">
            <text:p>88.14476</text:p>
          </table:table-cell>
          <table:table-cell office:value-type="float" office:value="5395.885" calcext:value-type="float">
            <text:p>5395.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15814" calcext:value-type="float">
            <text:p>-2.215814</text:p>
          </table:table-cell>
          <table:table-cell office:value-type="float" office:value="9.854922" calcext:value-type="float">
            <text:p>9.854922</text:p>
          </table:table-cell>
          <table:table-cell office:value-type="float" office:value="0" calcext:value-type="float">
            <text:p>0</text:p>
          </table:table-cell>
          <table:table-cell office:value-type="float" office:value="43.82588" calcext:value-type="float">
            <text:p>43.82588</text:p>
          </table:table-cell>
          <table:table-cell office:value-type="float" office:value="6.866838" calcext:value-type="float">
            <text:p>6.866838</text:p>
          </table:table-cell>
          <table:table-cell office:value-type="float" office:value="0.001317551" calcext:value-type="float">
            <text:p>0.001317551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554032" calcext:value-type="float">
            <text:p>0.05554032</text:p>
          </table:table-cell>
          <table:table-cell office:value-type="float" office:value="-0.01544928" calcext:value-type="float">
            <text:p>-0.01544928</text:p>
          </table:table-cell>
          <table:table-cell office:value-type="float" office:value="360" calcext:value-type="float">
            <text:p>360</text:p>
          </table:table-cell>
          <table:table-cell office:value-type="float" office:value="-2.500272" calcext:value-type="float">
            <text:p>-2.500272</text:p>
          </table:table-cell>
          <table:table-cell office:value-type="float" office:value="0" calcext:value-type="float">
            <text:p>0</text:p>
          </table:table-cell>
          <table:table-cell office:value-type="float" office:value="205.6738" calcext:value-type="float">
            <text:p>205.6738</text:p>
          </table:table-cell>
          <table:table-cell office:value-type="float" office:value="272.7572" calcext:value-type="float">
            <text:p>272.7572</text:p>
          </table:table-cell>
          <table:table-cell office:value-type="float" office:value="895.3858" calcext:value-type="float">
            <text:p>895.3858</text:p>
          </table:table-cell>
          <table:table-cell office:value-type="float" office:value="851.9235" calcext:value-type="float">
            <text:p>851.9235</text:p>
          </table:table-cell>
          <table:table-cell office:value-type="float" office:value="833.5124" calcext:value-type="float">
            <text:p>833.5124</text:p>
          </table:table-cell>
          <table:table-cell office:value-type="float" office:value="852.9322" calcext:value-type="float">
            <text:p>852.9322</text:p>
          </table:table-cell>
          <table:table-cell office:value-type="float" office:value="318.4496" calcext:value-type="float">
            <text:p>318.4496</text:p>
          </table:table-cell>
          <table:table-cell office:value-type="float" office:value="436.0905" calcext:value-type="float">
            <text:p>436.0905</text:p>
          </table:table-cell>
          <table:table-cell office:value-type="float" office:value="380.5681" calcext:value-type="float">
            <text:p>380.5681</text:p>
          </table:table-cell>
          <table:table-cell office:value-type="float" office:value="323.8907" calcext:value-type="float">
            <text:p>323.89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88.10948" calcext:value-type="float">
            <text:p>88.10948</text:p>
          </table:table-cell>
          <table:table-cell office:value-type="float" office:value="5395.867" calcext:value-type="float">
            <text:p>5395.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38381" calcext:value-type="float">
            <text:p>-2.238381</text:p>
          </table:table-cell>
          <table:table-cell office:value-type="float" office:value="10.26248" calcext:value-type="float">
            <text:p>10.26248</text:p>
          </table:table-cell>
          <table:table-cell office:value-type="float" office:value="0" calcext:value-type="float">
            <text:p>0</text:p>
          </table:table-cell>
          <table:table-cell office:value-type="float" office:value="43.78587" calcext:value-type="float">
            <text:p>43.78587</text:p>
          </table:table-cell>
          <table:table-cell office:value-type="float" office:value="6.854333" calcext:value-type="float">
            <text:p>6.854333</text:p>
          </table:table-cell>
          <table:table-cell office:value-type="float" office:value="0.001324309" calcext:value-type="float">
            <text:p>0.001324309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627195" calcext:value-type="float">
            <text:p>0.05627195</text:p>
          </table:table-cell>
          <table:table-cell office:value-type="float" office:value="-0.01336983" calcext:value-type="float">
            <text:p>-0.01336983</text:p>
          </table:table-cell>
          <table:table-cell office:value-type="float" office:value="360" calcext:value-type="float">
            <text:p>360</text:p>
          </table:table-cell>
          <table:table-cell office:value-type="float" office:value="-2.525643" calcext:value-type="float">
            <text:p>-2.525643</text:p>
          </table:table-cell>
          <table:table-cell office:value-type="float" office:value="0" calcext:value-type="float">
            <text:p>0</text:p>
          </table:table-cell>
          <table:table-cell office:value-type="float" office:value="205.6743" calcext:value-type="float">
            <text:p>205.6743</text:p>
          </table:table-cell>
          <table:table-cell office:value-type="float" office:value="272.7526" calcext:value-type="float">
            <text:p>272.7526</text:p>
          </table:table-cell>
          <table:table-cell office:value-type="float" office:value="895.3691" calcext:value-type="float">
            <text:p>895.3691</text:p>
          </table:table-cell>
          <table:table-cell office:value-type="float" office:value="851.9131" calcext:value-type="float">
            <text:p>851.9131</text:p>
          </table:table-cell>
          <table:table-cell office:value-type="float" office:value="833.5092" calcext:value-type="float">
            <text:p>833.5092</text:p>
          </table:table-cell>
          <table:table-cell office:value-type="float" office:value="852.9291" calcext:value-type="float">
            <text:p>852.9291</text:p>
          </table:table-cell>
          <table:table-cell office:value-type="float" office:value="318.4486" calcext:value-type="float">
            <text:p>318.4486</text:p>
          </table:table-cell>
          <table:table-cell office:value-type="float" office:value="436.0896" calcext:value-type="float">
            <text:p>436.0896</text:p>
          </table:table-cell>
          <table:table-cell office:value-type="float" office:value="380.5676" calcext:value-type="float">
            <text:p>380.5676</text:p>
          </table:table-cell>
          <table:table-cell office:value-type="float" office:value="323.89" calcext:value-type="float">
            <text:p>323.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88.06818" calcext:value-type="float">
            <text:p>88.06818</text:p>
          </table:table-cell>
          <table:table-cell office:value-type="float" office:value="5395.85" calcext:value-type="float">
            <text:p>5395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81873" calcext:value-type="float">
            <text:p>-2.281873</text:p>
          </table:table-cell>
          <table:table-cell office:value-type="float" office:value="9.770576" calcext:value-type="float">
            <text:p>9.770576</text:p>
          </table:table-cell>
          <table:table-cell office:value-type="float" office:value="0" calcext:value-type="float">
            <text:p>0</text:p>
          </table:table-cell>
          <table:table-cell office:value-type="float" office:value="43.75181" calcext:value-type="float">
            <text:p>43.75181</text:p>
          </table:table-cell>
          <table:table-cell office:value-type="float" office:value="6.836781" calcext:value-type="float">
            <text:p>6.836781</text:p>
          </table:table-cell>
          <table:table-cell office:value-type="float" office:value="0.001326373" calcext:value-type="float">
            <text:p>0.001326373</text:p>
          </table:table-cell>
          <table:table-cell office:value-type="float" office:value="0.2356184" calcext:value-type="float">
            <text:p>0.2356184</text:p>
          </table:table-cell>
          <table:table-cell office:value-type="float" office:value="0.05705076" calcext:value-type="float">
            <text:p>0.05705076</text:p>
          </table:table-cell>
          <table:table-cell office:value-type="float" office:value="-0.01222371" calcext:value-type="float">
            <text:p>-0.01222371</text:p>
          </table:table-cell>
          <table:table-cell office:value-type="float" office:value="360" calcext:value-type="float">
            <text:p>360</text:p>
          </table:table-cell>
          <table:table-cell office:value-type="float" office:value="-2.571058" calcext:value-type="float">
            <text:p>-2.571058</text:p>
          </table:table-cell>
          <table:table-cell office:value-type="float" office:value="0" calcext:value-type="float">
            <text:p>0</text:p>
          </table:table-cell>
          <table:table-cell office:value-type="float" office:value="205.6742" calcext:value-type="float">
            <text:p>205.6742</text:p>
          </table:table-cell>
          <table:table-cell office:value-type="float" office:value="272.7478" calcext:value-type="float">
            <text:p>272.7478</text:p>
          </table:table-cell>
          <table:table-cell office:value-type="float" office:value="895.3527" calcext:value-type="float">
            <text:p>895.3527</text:p>
          </table:table-cell>
          <table:table-cell office:value-type="float" office:value="851.9031" calcext:value-type="float">
            <text:p>851.9031</text:p>
          </table:table-cell>
          <table:table-cell office:value-type="float" office:value="833.5062" calcext:value-type="float">
            <text:p>833.5062</text:p>
          </table:table-cell>
          <table:table-cell office:value-type="float" office:value="852.9261" calcext:value-type="float">
            <text:p>852.9261</text:p>
          </table:table-cell>
          <table:table-cell office:value-type="float" office:value="318.4476" calcext:value-type="float">
            <text:p>318.4476</text:p>
          </table:table-cell>
          <table:table-cell office:value-type="float" office:value="436.0887" calcext:value-type="float">
            <text:p>436.0887</text:p>
          </table:table-cell>
          <table:table-cell office:value-type="float" office:value="380.567" calcext:value-type="float">
            <text:p>380.567</text:p>
          </table:table-cell>
          <table:table-cell office:value-type="float" office:value="323.8894" calcext:value-type="float">
            <text:p>323.88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88.01649" calcext:value-type="float">
            <text:p>88.01649</text:p>
          </table:table-cell>
          <table:table-cell office:value-type="float" office:value="5395.834" calcext:value-type="float">
            <text:p>5395.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35261" calcext:value-type="float">
            <text:p>-2.335261</text:p>
          </table:table-cell>
          <table:table-cell office:value-type="float" office:value="9.429872" calcext:value-type="float">
            <text:p>9.429872</text:p>
          </table:table-cell>
          <table:table-cell office:value-type="float" office:value="0" calcext:value-type="float">
            <text:p>0</text:p>
          </table:table-cell>
          <table:table-cell office:value-type="float" office:value="43.72058" calcext:value-type="float">
            <text:p>43.72058</text:p>
          </table:table-cell>
          <table:table-cell office:value-type="float" office:value="6.810858" calcext:value-type="float">
            <text:p>6.810858</text:p>
          </table:table-cell>
          <table:table-cell office:value-type="float" office:value="0.001326439" calcext:value-type="float">
            <text:p>0.001326439</text:p>
          </table:table-cell>
          <table:table-cell office:value-type="float" office:value="0.2393555" calcext:value-type="float">
            <text:p>0.2393555</text:p>
          </table:table-cell>
          <table:table-cell office:value-type="float" office:value="0.05751425" calcext:value-type="float">
            <text:p>0.05751425</text:p>
          </table:table-cell>
          <table:table-cell office:value-type="float" office:value="-0.01858966" calcext:value-type="float">
            <text:p>-0.01858966</text:p>
          </table:table-cell>
          <table:table-cell office:value-type="float" office:value="360" calcext:value-type="float">
            <text:p>360</text:p>
          </table:table-cell>
          <table:table-cell office:value-type="float" office:value="-2.625132" calcext:value-type="float">
            <text:p>-2.625132</text:p>
          </table:table-cell>
          <table:table-cell office:value-type="float" office:value="0" calcext:value-type="float">
            <text:p>0</text:p>
          </table:table-cell>
          <table:table-cell office:value-type="float" office:value="205.6738" calcext:value-type="float">
            <text:p>205.6738</text:p>
          </table:table-cell>
          <table:table-cell office:value-type="float" office:value="272.7428" calcext:value-type="float">
            <text:p>272.7428</text:p>
          </table:table-cell>
          <table:table-cell office:value-type="float" office:value="895.3351" calcext:value-type="float">
            <text:p>895.3351</text:p>
          </table:table-cell>
          <table:table-cell office:value-type="float" office:value="851.8929" calcext:value-type="float">
            <text:p>851.8929</text:p>
          </table:table-cell>
          <table:table-cell office:value-type="float" office:value="833.5031" calcext:value-type="float">
            <text:p>833.5031</text:p>
          </table:table-cell>
          <table:table-cell office:value-type="float" office:value="852.923" calcext:value-type="float">
            <text:p>852.923</text:p>
          </table:table-cell>
          <table:table-cell office:value-type="float" office:value="318.4466" calcext:value-type="float">
            <text:p>318.4466</text:p>
          </table:table-cell>
          <table:table-cell office:value-type="float" office:value="436.0878" calcext:value-type="float">
            <text:p>436.0878</text:p>
          </table:table-cell>
          <table:table-cell office:value-type="float" office:value="380.5667" calcext:value-type="float">
            <text:p>380.5667</text:p>
          </table:table-cell>
          <table:table-cell office:value-type="float" office:value="323.889" calcext:value-type="float">
            <text:p>323.8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87.91504" calcext:value-type="float">
            <text:p>87.91504</text:p>
          </table:table-cell>
          <table:table-cell office:value-type="float" office:value="5395.815" calcext:value-type="float">
            <text:p>5395.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013" calcext:value-type="float">
            <text:p>-2.37013</text:p>
          </table:table-cell>
          <table:table-cell office:value-type="float" office:value="9.1767" calcext:value-type="float">
            <text:p>9.1767</text:p>
          </table:table-cell>
          <table:table-cell office:value-type="float" office:value="0" calcext:value-type="float">
            <text:p>0</text:p>
          </table:table-cell>
          <table:table-cell office:value-type="float" office:value="43.66434" calcext:value-type="float">
            <text:p>43.66434</text:p>
          </table:table-cell>
          <table:table-cell office:value-type="float" office:value="6.736403" calcext:value-type="float">
            <text:p>6.736403</text:p>
          </table:table-cell>
          <table:table-cell office:value-type="float" office:value="0.001326406" calcext:value-type="float">
            <text:p>0.001326406</text:p>
          </table:table-cell>
          <table:table-cell office:value-type="float" office:value="0.3013534" calcext:value-type="float">
            <text:p>0.3013534</text:p>
          </table:table-cell>
          <table:table-cell office:value-type="float" office:value="0.0585054" calcext:value-type="float">
            <text:p>0.0585054</text:p>
          </table:table-cell>
          <table:table-cell office:value-type="float" office:value="-0.01621213" calcext:value-type="float">
            <text:p>-0.01621213</text:p>
          </table:table-cell>
          <table:table-cell office:value-type="float" office:value="360" calcext:value-type="float">
            <text:p>360</text:p>
          </table:table-cell>
          <table:table-cell office:value-type="float" office:value="-2.747762" calcext:value-type="float">
            <text:p>-2.747762</text:p>
          </table:table-cell>
          <table:table-cell office:value-type="float" office:value="0" calcext:value-type="float">
            <text:p>0</text:p>
          </table:table-cell>
          <table:table-cell office:value-type="float" office:value="205.6731" calcext:value-type="float">
            <text:p>205.6731</text:p>
          </table:table-cell>
          <table:table-cell office:value-type="float" office:value="272.7358" calcext:value-type="float">
            <text:p>272.7358</text:p>
          </table:table-cell>
          <table:table-cell office:value-type="float" office:value="895.3176" calcext:value-type="float">
            <text:p>895.3176</text:p>
          </table:table-cell>
          <table:table-cell office:value-type="float" office:value="851.8826" calcext:value-type="float">
            <text:p>851.8826</text:p>
          </table:table-cell>
          <table:table-cell office:value-type="float" office:value="833.4999" calcext:value-type="float">
            <text:p>833.4999</text:p>
          </table:table-cell>
          <table:table-cell office:value-type="float" office:value="852.92" calcext:value-type="float">
            <text:p>852.92</text:p>
          </table:table-cell>
          <table:table-cell office:value-type="float" office:value="318.4456" calcext:value-type="float">
            <text:p>318.4456</text:p>
          </table:table-cell>
          <table:table-cell office:value-type="float" office:value="436.0869" calcext:value-type="float">
            <text:p>436.0869</text:p>
          </table:table-cell>
          <table:table-cell office:value-type="float" office:value="380.5661" calcext:value-type="float">
            <text:p>380.5661</text:p>
          </table:table-cell>
          <table:table-cell office:value-type="float" office:value="323.8884" calcext:value-type="float">
            <text:p>323.88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87.86547" calcext:value-type="float">
            <text:p>87.86547</text:p>
          </table:table-cell>
          <table:table-cell office:value-type="float" office:value="5395.797" calcext:value-type="float">
            <text:p>5395.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69498" calcext:value-type="float">
            <text:p>-2.369498</text:p>
          </table:table-cell>
          <table:table-cell office:value-type="float" office:value="9.222613" calcext:value-type="float">
            <text:p>9.222613</text:p>
          </table:table-cell>
          <table:table-cell office:value-type="float" office:value="0" calcext:value-type="float">
            <text:p>0</text:p>
          </table:table-cell>
          <table:table-cell office:value-type="float" office:value="43.60384" calcext:value-type="float">
            <text:p>43.60384</text:p>
          </table:table-cell>
          <table:table-cell office:value-type="float" office:value="6.714395" calcext:value-type="float">
            <text:p>6.714395</text:p>
          </table:table-cell>
          <table:table-cell office:value-type="float" office:value="0.001326353" calcext:value-type="float">
            <text:p>0.001326353</text:p>
          </table:table-cell>
          <table:table-cell office:value-type="float" office:value="0.3109352" calcext:value-type="float">
            <text:p>0.3109352</text:p>
          </table:table-cell>
          <table:table-cell office:value-type="float" office:value="0.05949229" calcext:value-type="float">
            <text:p>0.05949229</text:p>
          </table:table-cell>
          <table:table-cell office:value-type="float" office:value="-0.01412047" calcext:value-type="float">
            <text:p>-0.01412047</text:p>
          </table:table-cell>
          <table:table-cell office:value-type="float" office:value="360" calcext:value-type="float">
            <text:p>360</text:p>
          </table:table-cell>
          <table:table-cell office:value-type="float" office:value="-2.762213" calcext:value-type="float">
            <text:p>-2.762213</text:p>
          </table:table-cell>
          <table:table-cell office:value-type="float" office:value="0" calcext:value-type="float">
            <text:p>0</text:p>
          </table:table-cell>
          <table:table-cell office:value-type="float" office:value="205.6724" calcext:value-type="float">
            <text:p>205.6724</text:p>
          </table:table-cell>
          <table:table-cell office:value-type="float" office:value="272.7281" calcext:value-type="float">
            <text:p>272.7281</text:p>
          </table:table-cell>
          <table:table-cell office:value-type="float" office:value="895.3004" calcext:value-type="float">
            <text:p>895.3004</text:p>
          </table:table-cell>
          <table:table-cell office:value-type="float" office:value="851.8723" calcext:value-type="float">
            <text:p>851.8723</text:p>
          </table:table-cell>
          <table:table-cell office:value-type="float" office:value="833.4968" calcext:value-type="float">
            <text:p>833.4968</text:p>
          </table:table-cell>
          <table:table-cell office:value-type="float" office:value="852.9169" calcext:value-type="float">
            <text:p>852.9169</text:p>
          </table:table-cell>
          <table:table-cell office:value-type="float" office:value="318.4447" calcext:value-type="float">
            <text:p>318.4447</text:p>
          </table:table-cell>
          <table:table-cell office:value-type="float" office:value="436.086" calcext:value-type="float">
            <text:p>436.086</text:p>
          </table:table-cell>
          <table:table-cell office:value-type="float" office:value="380.5656" calcext:value-type="float">
            <text:p>380.5656</text:p>
          </table:table-cell>
          <table:table-cell office:value-type="float" office:value="323.8877" calcext:value-type="float">
            <text:p>323.88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87.82223" calcext:value-type="float">
            <text:p>87.82223</text:p>
          </table:table-cell>
          <table:table-cell office:value-type="float" office:value="5395.778" calcext:value-type="float">
            <text:p>5395.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69407" calcext:value-type="float">
            <text:p>-2.369407</text:p>
          </table:table-cell>
          <table:table-cell office:value-type="float" office:value="9.371389" calcext:value-type="float">
            <text:p>9.371389</text:p>
          </table:table-cell>
          <table:table-cell office:value-type="float" office:value="0" calcext:value-type="float">
            <text:p>0</text:p>
          </table:table-cell>
          <table:table-cell office:value-type="float" office:value="43.52057" calcext:value-type="float">
            <text:p>43.52057</text:p>
          </table:table-cell>
          <table:table-cell office:value-type="float" office:value="6.700917" calcext:value-type="float">
            <text:p>6.700917</text:p>
          </table:table-cell>
          <table:table-cell office:value-type="float" office:value="0.001324701" calcext:value-type="float">
            <text:p>0.001324701</text:p>
          </table:table-cell>
          <table:table-cell office:value-type="float" office:value="0.3109352" calcext:value-type="float">
            <text:p>0.3109352</text:p>
          </table:table-cell>
          <table:table-cell office:value-type="float" office:value="0.0603766" calcext:value-type="float">
            <text:p>0.0603766</text:p>
          </table:table-cell>
          <table:table-cell office:value-type="float" office:value="-0.01410993" calcext:value-type="float">
            <text:p>-0.01410993</text:p>
          </table:table-cell>
          <table:table-cell office:value-type="float" office:value="360" calcext:value-type="float">
            <text:p>360</text:p>
          </table:table-cell>
          <table:table-cell office:value-type="float" office:value="-2.763019" calcext:value-type="float">
            <text:p>-2.763019</text:p>
          </table:table-cell>
          <table:table-cell office:value-type="float" office:value="0" calcext:value-type="float">
            <text:p>0</text:p>
          </table:table-cell>
          <table:table-cell office:value-type="float" office:value="205.6724" calcext:value-type="float">
            <text:p>205.6724</text:p>
          </table:table-cell>
          <table:table-cell office:value-type="float" office:value="272.7205" calcext:value-type="float">
            <text:p>272.7205</text:p>
          </table:table-cell>
          <table:table-cell office:value-type="float" office:value="895.2777" calcext:value-type="float">
            <text:p>895.2777</text:p>
          </table:table-cell>
          <table:table-cell office:value-type="float" office:value="851.862" calcext:value-type="float">
            <text:p>851.862</text:p>
          </table:table-cell>
          <table:table-cell office:value-type="float" office:value="833.4937" calcext:value-type="float">
            <text:p>833.4937</text:p>
          </table:table-cell>
          <table:table-cell office:value-type="float" office:value="852.9138" calcext:value-type="float">
            <text:p>852.9138</text:p>
          </table:table-cell>
          <table:table-cell office:value-type="float" office:value="318.4437" calcext:value-type="float">
            <text:p>318.4437</text:p>
          </table:table-cell>
          <table:table-cell office:value-type="float" office:value="436.0851" calcext:value-type="float">
            <text:p>436.0851</text:p>
          </table:table-cell>
          <table:table-cell office:value-type="float" office:value="380.5651" calcext:value-type="float">
            <text:p>380.5651</text:p>
          </table:table-cell>
          <table:table-cell office:value-type="float" office:value="323.8872" calcext:value-type="float">
            <text:p>323.88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87.77698" calcext:value-type="float">
            <text:p>87.77698</text:p>
          </table:table-cell>
          <table:table-cell office:value-type="float" office:value="5395.756" calcext:value-type="float">
            <text:p>5395.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1883" calcext:value-type="float">
            <text:p>-2.371883</text:p>
          </table:table-cell>
          <table:table-cell office:value-type="float" office:value="9.406923" calcext:value-type="float">
            <text:p>9.406923</text:p>
          </table:table-cell>
          <table:table-cell office:value-type="float" office:value="0" calcext:value-type="float">
            <text:p>0</text:p>
          </table:table-cell>
          <table:table-cell office:value-type="float" office:value="43.4287" calcext:value-type="float">
            <text:p>43.4287</text:p>
          </table:table-cell>
          <table:table-cell office:value-type="float" office:value="6.68662" calcext:value-type="float">
            <text:p>6.68662</text:p>
          </table:table-cell>
          <table:table-cell office:value-type="float" office:value="0.001324124" calcext:value-type="float">
            <text:p>0.001324124</text:p>
          </table:table-cell>
          <table:table-cell office:value-type="float" office:value="0.3109352" calcext:value-type="float">
            <text:p>0.3109352</text:p>
          </table:table-cell>
          <table:table-cell office:value-type="float" office:value="0.06115712" calcext:value-type="float">
            <text:p>0.06115712</text:p>
          </table:table-cell>
          <table:table-cell office:value-type="float" office:value="-0.01581176" calcext:value-type="float">
            <text:p>-0.01581176</text:p>
          </table:table-cell>
          <table:table-cell office:value-type="float" office:value="360" calcext:value-type="float">
            <text:p>360</text:p>
          </table:table-cell>
          <table:table-cell office:value-type="float" office:value="-2.764574" calcext:value-type="float">
            <text:p>-2.764574</text:p>
          </table:table-cell>
          <table:table-cell office:value-type="float" office:value="0" calcext:value-type="float">
            <text:p>0</text:p>
          </table:table-cell>
          <table:table-cell office:value-type="float" office:value="205.6726" calcext:value-type="float">
            <text:p>205.6726</text:p>
          </table:table-cell>
          <table:table-cell office:value-type="float" office:value="272.7131" calcext:value-type="float">
            <text:p>272.7131</text:p>
          </table:table-cell>
          <table:table-cell office:value-type="float" office:value="895.2538" calcext:value-type="float">
            <text:p>895.2538</text:p>
          </table:table-cell>
          <table:table-cell office:value-type="float" office:value="851.8501" calcext:value-type="float">
            <text:p>851.8501</text:p>
          </table:table-cell>
          <table:table-cell office:value-type="float" office:value="833.4905" calcext:value-type="float">
            <text:p>833.4905</text:p>
          </table:table-cell>
          <table:table-cell office:value-type="float" office:value="852.9108" calcext:value-type="float">
            <text:p>852.9108</text:p>
          </table:table-cell>
          <table:table-cell office:value-type="float" office:value="318.4427" calcext:value-type="float">
            <text:p>318.4427</text:p>
          </table:table-cell>
          <table:table-cell office:value-type="float" office:value="436.0842" calcext:value-type="float">
            <text:p>436.0842</text:p>
          </table:table-cell>
          <table:table-cell office:value-type="float" office:value="380.5647" calcext:value-type="float">
            <text:p>380.5647</text:p>
          </table:table-cell>
          <table:table-cell office:value-type="float" office:value="323.8867" calcext:value-type="float">
            <text:p>323.88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87.70464" calcext:value-type="float">
            <text:p>87.70464</text:p>
          </table:table-cell>
          <table:table-cell office:value-type="float" office:value="5395.732" calcext:value-type="float">
            <text:p>5395.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3136" calcext:value-type="float">
            <text:p>-2.373136</text:p>
          </table:table-cell>
          <table:table-cell office:value-type="float" office:value="9.432034" calcext:value-type="float">
            <text:p>9.432034</text:p>
          </table:table-cell>
          <table:table-cell office:value-type="float" office:value="0" calcext:value-type="float">
            <text:p>0</text:p>
          </table:table-cell>
          <table:table-cell office:value-type="float" office:value="43.32057" calcext:value-type="float">
            <text:p>43.32057</text:p>
          </table:table-cell>
          <table:table-cell office:value-type="float" office:value="6.646631" calcext:value-type="float">
            <text:p>6.646631</text:p>
          </table:table-cell>
          <table:table-cell office:value-type="float" office:value="0.001323825" calcext:value-type="float">
            <text:p>0.001323825</text:p>
          </table:table-cell>
          <table:table-cell office:value-type="float" office:value="0.3379389" calcext:value-type="float">
            <text:p>0.3379389</text:p>
          </table:table-cell>
          <table:table-cell office:value-type="float" office:value="0.06219646" calcext:value-type="float">
            <text:p>0.06219646</text:p>
          </table:table-cell>
          <table:table-cell office:value-type="float" office:value="-0.01364428" calcext:value-type="float">
            <text:p>-0.01364428</text:p>
          </table:table-cell>
          <table:table-cell office:value-type="float" office:value="360" calcext:value-type="float">
            <text:p>360</text:p>
          </table:table-cell>
          <table:table-cell office:value-type="float" office:value="-2.812961" calcext:value-type="float">
            <text:p>-2.812961</text:p>
          </table:table-cell>
          <table:table-cell office:value-type="float" office:value="0" calcext:value-type="float">
            <text:p>0</text:p>
          </table:table-cell>
          <table:table-cell office:value-type="float" office:value="205.6724" calcext:value-type="float">
            <text:p>205.6724</text:p>
          </table:table-cell>
          <table:table-cell office:value-type="float" office:value="272.7056" calcext:value-type="float">
            <text:p>272.7056</text:p>
          </table:table-cell>
          <table:table-cell office:value-type="float" office:value="895.2301" calcext:value-type="float">
            <text:p>895.2301</text:p>
          </table:table-cell>
          <table:table-cell office:value-type="float" office:value="851.8347" calcext:value-type="float">
            <text:p>851.8347</text:p>
          </table:table-cell>
          <table:table-cell office:value-type="float" office:value="833.4875" calcext:value-type="float">
            <text:p>833.4875</text:p>
          </table:table-cell>
          <table:table-cell office:value-type="float" office:value="852.9077" calcext:value-type="float">
            <text:p>852.9077</text:p>
          </table:table-cell>
          <table:table-cell office:value-type="float" office:value="318.4418" calcext:value-type="float">
            <text:p>318.4418</text:p>
          </table:table-cell>
          <table:table-cell office:value-type="float" office:value="436.0833" calcext:value-type="float">
            <text:p>436.0833</text:p>
          </table:table-cell>
          <table:table-cell office:value-type="float" office:value="380.5641" calcext:value-type="float">
            <text:p>380.5641</text:p>
          </table:table-cell>
          <table:table-cell office:value-type="float" office:value="323.886" calcext:value-type="float">
            <text:p>323.8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87.63097" calcext:value-type="float">
            <text:p>87.63097</text:p>
          </table:table-cell>
          <table:table-cell office:value-type="float" office:value="5395.709" calcext:value-type="float">
            <text:p>5395.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3916" calcext:value-type="float">
            <text:p>-2.373916</text:p>
          </table:table-cell>
          <table:table-cell office:value-type="float" office:value="9.455125" calcext:value-type="float">
            <text:p>9.455125</text:p>
          </table:table-cell>
          <table:table-cell office:value-type="float" office:value="0" calcext:value-type="float">
            <text:p>0</text:p>
          </table:table-cell>
          <table:table-cell office:value-type="float" office:value="43.21083" calcext:value-type="float">
            <text:p>43.21083</text:p>
          </table:table-cell>
          <table:table-cell office:value-type="float" office:value="6.605555" calcext:value-type="float">
            <text:p>6.605555</text:p>
          </table:table-cell>
          <table:table-cell office:value-type="float" office:value="0.001322678" calcext:value-type="float">
            <text:p>0.001322678</text:p>
          </table:table-cell>
          <table:table-cell office:value-type="float" office:value="0.3667243" calcext:value-type="float">
            <text:p>0.3667243</text:p>
          </table:table-cell>
          <table:table-cell office:value-type="float" office:value="0.06297113" calcext:value-type="float">
            <text:p>0.06297113</text:p>
          </table:table-cell>
          <table:table-cell office:value-type="float" office:value="-0.01585896" calcext:value-type="float">
            <text:p>-0.01585896</text:p>
          </table:table-cell>
          <table:table-cell office:value-type="float" office:value="360" calcext:value-type="float">
            <text:p>360</text:p>
          </table:table-cell>
          <table:table-cell office:value-type="float" office:value="-2.854907" calcext:value-type="float">
            <text:p>-2.854907</text:p>
          </table:table-cell>
          <table:table-cell office:value-type="float" office:value="0" calcext:value-type="float">
            <text:p>0</text:p>
          </table:table-cell>
          <table:table-cell office:value-type="float" office:value="205.6718" calcext:value-type="float">
            <text:p>205.6718</text:p>
          </table:table-cell>
          <table:table-cell office:value-type="float" office:value="272.698" calcext:value-type="float">
            <text:p>272.698</text:p>
          </table:table-cell>
          <table:table-cell office:value-type="float" office:value="895.2066" calcext:value-type="float">
            <text:p>895.2066</text:p>
          </table:table-cell>
          <table:table-cell office:value-type="float" office:value="851.8193" calcext:value-type="float">
            <text:p>851.8193</text:p>
          </table:table-cell>
          <table:table-cell office:value-type="float" office:value="833.4844" calcext:value-type="float">
            <text:p>833.4844</text:p>
          </table:table-cell>
          <table:table-cell office:value-type="float" office:value="852.9046" calcext:value-type="float">
            <text:p>852.9046</text:p>
          </table:table-cell>
          <table:table-cell office:value-type="float" office:value="318.4408" calcext:value-type="float">
            <text:p>318.4408</text:p>
          </table:table-cell>
          <table:table-cell office:value-type="float" office:value="436.0824" calcext:value-type="float">
            <text:p>436.0824</text:p>
          </table:table-cell>
          <table:table-cell office:value-type="float" office:value="380.5637" calcext:value-type="float">
            <text:p>380.5637</text:p>
          </table:table-cell>
          <table:table-cell office:value-type="float" office:value="323.8856" calcext:value-type="float">
            <text:p>323.88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87.54581" calcext:value-type="float">
            <text:p>87.54581</text:p>
          </table:table-cell>
          <table:table-cell office:value-type="float" office:value="5395.685" calcext:value-type="float">
            <text:p>5395.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3916" calcext:value-type="float">
            <text:p>-2.373916</text:p>
          </table:table-cell>
          <table:table-cell office:value-type="float" office:value="9.470057" calcext:value-type="float">
            <text:p>9.470057</text:p>
          </table:table-cell>
          <table:table-cell office:value-type="float" office:value="0" calcext:value-type="float">
            <text:p>0</text:p>
          </table:table-cell>
          <table:table-cell office:value-type="float" office:value="43.09914" calcext:value-type="float">
            <text:p>43.09914</text:p>
          </table:table-cell>
          <table:table-cell office:value-type="float" office:value="6.553114" calcext:value-type="float">
            <text:p>6.553114</text:p>
          </table:table-cell>
          <table:table-cell office:value-type="float" office:value="0.001322613" calcext:value-type="float">
            <text:p>0.001322613</text:p>
          </table:table-cell>
          <table:table-cell office:value-type="float" office:value="0.4074407" calcext:value-type="float">
            <text:p>0.4074407</text:p>
          </table:table-cell>
          <table:table-cell office:value-type="float" office:value="0.06401866" calcext:value-type="float">
            <text:p>0.06401866</text:p>
          </table:table-cell>
          <table:table-cell office:value-type="float" office:value="-0.013615" calcext:value-type="float">
            <text:p>-0.013615</text:p>
          </table:table-cell>
          <table:table-cell office:value-type="float" office:value="360" calcext:value-type="float">
            <text:p>360</text:p>
          </table:table-cell>
          <table:table-cell office:value-type="float" office:value="-2.91423" calcext:value-type="float">
            <text:p>-2.91423</text:p>
          </table:table-cell>
          <table:table-cell office:value-type="float" office:value="0" calcext:value-type="float">
            <text:p>0</text:p>
          </table:table-cell>
          <table:table-cell office:value-type="float" office:value="205.671" calcext:value-type="float">
            <text:p>205.671</text:p>
          </table:table-cell>
          <table:table-cell office:value-type="float" office:value="272.6904" calcext:value-type="float">
            <text:p>272.6904</text:p>
          </table:table-cell>
          <table:table-cell office:value-type="float" office:value="895.1832" calcext:value-type="float">
            <text:p>895.1832</text:p>
          </table:table-cell>
          <table:table-cell office:value-type="float" office:value="851.8038" calcext:value-type="float">
            <text:p>851.8038</text:p>
          </table:table-cell>
          <table:table-cell office:value-type="float" office:value="833.4814" calcext:value-type="float">
            <text:p>833.4814</text:p>
          </table:table-cell>
          <table:table-cell office:value-type="float" office:value="852.9016" calcext:value-type="float">
            <text:p>852.9016</text:p>
          </table:table-cell>
          <table:table-cell office:value-type="float" office:value="318.4398" calcext:value-type="float">
            <text:p>318.4398</text:p>
          </table:table-cell>
          <table:table-cell office:value-type="float" office:value="436.0815" calcext:value-type="float">
            <text:p>436.0815</text:p>
          </table:table-cell>
          <table:table-cell office:value-type="float" office:value="380.5631" calcext:value-type="float">
            <text:p>380.5631</text:p>
          </table:table-cell>
          <table:table-cell office:value-type="float" office:value="323.8849" calcext:value-type="float">
            <text:p>323.88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87.45955" calcext:value-type="float">
            <text:p>87.45955</text:p>
          </table:table-cell>
          <table:table-cell office:value-type="float" office:value="5395.661" calcext:value-type="float">
            <text:p>5395.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2713" calcext:value-type="float">
            <text:p>-2.372713</text:p>
          </table:table-cell>
          <table:table-cell office:value-type="float" office:value="9.572251" calcext:value-type="float">
            <text:p>9.572251</text:p>
          </table:table-cell>
          <table:table-cell office:value-type="float" office:value="0" calcext:value-type="float">
            <text:p>0</text:p>
          </table:table-cell>
          <table:table-cell office:value-type="float" office:value="42.98946" calcext:value-type="float">
            <text:p>42.98946</text:p>
          </table:table-cell>
          <table:table-cell office:value-type="float" office:value="6.499404" calcext:value-type="float">
            <text:p>6.499404</text:p>
          </table:table-cell>
          <table:table-cell office:value-type="float" office:value="0.001320678" calcext:value-type="float">
            <text:p>0.001320678</text:p>
          </table:table-cell>
          <table:table-cell office:value-type="float" office:value="0.4497932" calcext:value-type="float">
            <text:p>0.4497932</text:p>
          </table:table-cell>
          <table:table-cell office:value-type="float" office:value="0.0648601" calcext:value-type="float">
            <text:p>0.0648601</text:p>
          </table:table-cell>
          <table:table-cell office:value-type="float" office:value="-0.01475395" calcext:value-type="float">
            <text:p>-0.01475395</text:p>
          </table:table-cell>
          <table:table-cell office:value-type="float" office:value="360" calcext:value-type="float">
            <text:p>360</text:p>
          </table:table-cell>
          <table:table-cell office:value-type="float" office:value="-2.966484" calcext:value-type="float">
            <text:p>-2.966484</text:p>
          </table:table-cell>
          <table:table-cell office:value-type="float" office:value="0" calcext:value-type="float">
            <text:p>0</text:p>
          </table:table-cell>
          <table:table-cell office:value-type="float" office:value="205.67" calcext:value-type="float">
            <text:p>205.67</text:p>
          </table:table-cell>
          <table:table-cell office:value-type="float" office:value="272.683" calcext:value-type="float">
            <text:p>272.683</text:p>
          </table:table-cell>
          <table:table-cell office:value-type="float" office:value="895.16" calcext:value-type="float">
            <text:p>895.16</text:p>
          </table:table-cell>
          <table:table-cell office:value-type="float" office:value="851.7885" calcext:value-type="float">
            <text:p>851.7885</text:p>
          </table:table-cell>
          <table:table-cell office:value-type="float" office:value="833.4783" calcext:value-type="float">
            <text:p>833.4783</text:p>
          </table:table-cell>
          <table:table-cell office:value-type="float" office:value="852.8985" calcext:value-type="float">
            <text:p>852.8985</text:p>
          </table:table-cell>
          <table:table-cell office:value-type="float" office:value="318.4389" calcext:value-type="float">
            <text:p>318.4389</text:p>
          </table:table-cell>
          <table:table-cell office:value-type="float" office:value="436.0806" calcext:value-type="float">
            <text:p>436.0806</text:p>
          </table:table-cell>
          <table:table-cell office:value-type="float" office:value="380.5627" calcext:value-type="float">
            <text:p>380.5627</text:p>
          </table:table-cell>
          <table:table-cell office:value-type="float" office:value="323.8845" calcext:value-type="float">
            <text:p>323.88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87.3842" calcext:value-type="float">
            <text:p>87.3842</text:p>
          </table:table-cell>
          <table:table-cell office:value-type="float" office:value="5395.638" calcext:value-type="float">
            <text:p>5395.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0884" calcext:value-type="float">
            <text:p>-2.370884</text:p>
          </table:table-cell>
          <table:table-cell office:value-type="float" office:value="9.669328" calcext:value-type="float">
            <text:p>9.669328</text:p>
          </table:table-cell>
          <table:table-cell office:value-type="float" office:value="0" calcext:value-type="float">
            <text:p>0</text:p>
          </table:table-cell>
          <table:table-cell office:value-type="float" office:value="42.87728" calcext:value-type="float">
            <text:p>42.87728</text:p>
          </table:table-cell>
          <table:table-cell office:value-type="float" office:value="6.456656" calcext:value-type="float">
            <text:p>6.456656</text:p>
          </table:table-cell>
          <table:table-cell office:value-type="float" office:value="0.001320948" calcext:value-type="float">
            <text:p>0.001320948</text:p>
          </table:table-cell>
          <table:table-cell office:value-type="float" office:value="0.4829979" calcext:value-type="float">
            <text:p>0.4829979</text:p>
          </table:table-cell>
          <table:table-cell office:value-type="float" office:value="0.06586402" calcext:value-type="float">
            <text:p>0.06586402</text:p>
          </table:table-cell>
          <table:table-cell office:value-type="float" office:value="-0.01330018" calcext:value-type="float">
            <text:p>-0.01330018</text:p>
          </table:table-cell>
          <table:table-cell office:value-type="float" office:value="360" calcext:value-type="float">
            <text:p>360</text:p>
          </table:table-cell>
          <table:table-cell office:value-type="float" office:value="-3.005263" calcext:value-type="float">
            <text:p>-3.005263</text:p>
          </table:table-cell>
          <table:table-cell office:value-type="float" office:value="0" calcext:value-type="float">
            <text:p>0</text:p>
          </table:table-cell>
          <table:table-cell office:value-type="float" office:value="205.6688" calcext:value-type="float">
            <text:p>205.6688</text:p>
          </table:table-cell>
          <table:table-cell office:value-type="float" office:value="272.6755" calcext:value-type="float">
            <text:p>272.6755</text:p>
          </table:table-cell>
          <table:table-cell office:value-type="float" office:value="895.1368" calcext:value-type="float">
            <text:p>895.1368</text:p>
          </table:table-cell>
          <table:table-cell office:value-type="float" office:value="851.773" calcext:value-type="float">
            <text:p>851.773</text:p>
          </table:table-cell>
          <table:table-cell office:value-type="float" office:value="833.4752" calcext:value-type="float">
            <text:p>833.4752</text:p>
          </table:table-cell>
          <table:table-cell office:value-type="float" office:value="852.8954" calcext:value-type="float">
            <text:p>852.8954</text:p>
          </table:table-cell>
          <table:table-cell office:value-type="float" office:value="318.4379" calcext:value-type="float">
            <text:p>318.4379</text:p>
          </table:table-cell>
          <table:table-cell office:value-type="float" office:value="436.0797" calcext:value-type="float">
            <text:p>436.0797</text:p>
          </table:table-cell>
          <table:table-cell office:value-type="float" office:value="380.5622" calcext:value-type="float">
            <text:p>380.5622</text:p>
          </table:table-cell>
          <table:table-cell office:value-type="float" office:value="323.8839" calcext:value-type="float">
            <text:p>323.88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87.33128" calcext:value-type="float">
            <text:p>87.33128</text:p>
          </table:table-cell>
          <table:table-cell office:value-type="float" office:value="5395.614" calcext:value-type="float">
            <text:p>5395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0884" calcext:value-type="float">
            <text:p>-2.370884</text:p>
          </table:table-cell>
          <table:table-cell office:value-type="float" office:value="9.683784" calcext:value-type="float">
            <text:p>9.683784</text:p>
          </table:table-cell>
          <table:table-cell office:value-type="float" office:value="0" calcext:value-type="float">
            <text:p>0</text:p>
          </table:table-cell>
          <table:table-cell office:value-type="float" office:value="42.76794" calcext:value-type="float">
            <text:p>42.76794</text:p>
          </table:table-cell>
          <table:table-cell office:value-type="float" office:value="6.436371" calcext:value-type="float">
            <text:p>6.436371</text:p>
          </table:table-cell>
          <table:table-cell office:value-type="float" office:value="0.001320835" calcext:value-type="float">
            <text:p>0.001320835</text:p>
          </table:table-cell>
          <table:table-cell office:value-type="float" office:value="0.492263" calcext:value-type="float">
            <text:p>0.492263</text:p>
          </table:table-cell>
          <table:table-cell office:value-type="float" office:value="0.06679792" calcext:value-type="float">
            <text:p>0.06679792</text:p>
          </table:table-cell>
          <table:table-cell office:value-type="float" office:value="-0.01297902" calcext:value-type="float">
            <text:p>-0.01297902</text:p>
          </table:table-cell>
          <table:table-cell office:value-type="float" office:value="360" calcext:value-type="float">
            <text:p>360</text:p>
          </table:table-cell>
          <table:table-cell office:value-type="float" office:value="-3.017798" calcext:value-type="float">
            <text:p>-3.017798</text:p>
          </table:table-cell>
          <table:table-cell office:value-type="float" office:value="0" calcext:value-type="float">
            <text:p>0</text:p>
          </table:table-cell>
          <table:table-cell office:value-type="float" office:value="205.6673" calcext:value-type="float">
            <text:p>205.6673</text:p>
          </table:table-cell>
          <table:table-cell office:value-type="float" office:value="272.6679" calcext:value-type="float">
            <text:p>272.6679</text:p>
          </table:table-cell>
          <table:table-cell office:value-type="float" office:value="895.1138" calcext:value-type="float">
            <text:p>895.1138</text:p>
          </table:table-cell>
          <table:table-cell office:value-type="float" office:value="851.7578" calcext:value-type="float">
            <text:p>851.7578</text:p>
          </table:table-cell>
          <table:table-cell office:value-type="float" office:value="833.4723" calcext:value-type="float">
            <text:p>833.4723</text:p>
          </table:table-cell>
          <table:table-cell office:value-type="float" office:value="852.8924" calcext:value-type="float">
            <text:p>852.8924</text:p>
          </table:table-cell>
          <table:table-cell office:value-type="float" office:value="318.437" calcext:value-type="float">
            <text:p>318.437</text:p>
          </table:table-cell>
          <table:table-cell office:value-type="float" office:value="436.0788" calcext:value-type="float">
            <text:p>436.0788</text:p>
          </table:table-cell>
          <table:table-cell office:value-type="float" office:value="380.5617" calcext:value-type="float">
            <text:p>380.5617</text:p>
          </table:table-cell>
          <table:table-cell office:value-type="float" office:value="323.8833" calcext:value-type="float">
            <text:p>323.88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87.28649" calcext:value-type="float">
            <text:p>87.28649</text:p>
          </table:table-cell>
          <table:table-cell office:value-type="float" office:value="5395.589" calcext:value-type="float">
            <text:p>5395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4349" calcext:value-type="float">
            <text:p>-2.374349</text:p>
          </table:table-cell>
          <table:table-cell office:value-type="float" office:value="9.715395" calcext:value-type="float">
            <text:p>9.715395</text:p>
          </table:table-cell>
          <table:table-cell office:value-type="float" office:value="0" calcext:value-type="float">
            <text:p>0</text:p>
          </table:table-cell>
          <table:table-cell office:value-type="float" office:value="42.66039" calcext:value-type="float">
            <text:p>42.66039</text:p>
          </table:table-cell>
          <table:table-cell office:value-type="float" office:value="6.423966" calcext:value-type="float">
            <text:p>6.423966</text:p>
          </table:table-cell>
          <table:table-cell office:value-type="float" office:value="0.001310058" calcext:value-type="float">
            <text:p>0.001310058</text:p>
          </table:table-cell>
          <table:table-cell office:value-type="float" office:value="0.492263" calcext:value-type="float">
            <text:p>0.492263</text:p>
          </table:table-cell>
          <table:table-cell office:value-type="float" office:value="0.06771903" calcext:value-type="float">
            <text:p>0.06771903</text:p>
          </table:table-cell>
          <table:table-cell office:value-type="float" office:value="-0.01289065" calcext:value-type="float">
            <text:p>-0.01289065</text:p>
          </table:table-cell>
          <table:table-cell office:value-type="float" office:value="360" calcext:value-type="float">
            <text:p>360</text:p>
          </table:table-cell>
          <table:table-cell office:value-type="float" office:value="-3.022283" calcext:value-type="float">
            <text:p>-3.022283</text:p>
          </table:table-cell>
          <table:table-cell office:value-type="float" office:value="0" calcext:value-type="float">
            <text:p>0</text:p>
          </table:table-cell>
          <table:table-cell office:value-type="float" office:value="205.6666" calcext:value-type="float">
            <text:p>205.6666</text:p>
          </table:table-cell>
          <table:table-cell office:value-type="float" office:value="272.6606" calcext:value-type="float">
            <text:p>272.6606</text:p>
          </table:table-cell>
          <table:table-cell office:value-type="float" office:value="895.091" calcext:value-type="float">
            <text:p>895.091</text:p>
          </table:table-cell>
          <table:table-cell office:value-type="float" office:value="851.7425" calcext:value-type="float">
            <text:p>851.7425</text:p>
          </table:table-cell>
          <table:table-cell office:value-type="float" office:value="833.4675" calcext:value-type="float">
            <text:p>833.4675</text:p>
          </table:table-cell>
          <table:table-cell office:value-type="float" office:value="852.8893" calcext:value-type="float">
            <text:p>852.8893</text:p>
          </table:table-cell>
          <table:table-cell office:value-type="float" office:value="318.436" calcext:value-type="float">
            <text:p>318.436</text:p>
          </table:table-cell>
          <table:table-cell office:value-type="float" office:value="436.0779" calcext:value-type="float">
            <text:p>436.0779</text:p>
          </table:table-cell>
          <table:table-cell office:value-type="float" office:value="380.5612" calcext:value-type="float">
            <text:p>380.5612</text:p>
          </table:table-cell>
          <table:table-cell office:value-type="float" office:value="323.8828" calcext:value-type="float">
            <text:p>323.88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87.24061" calcext:value-type="float">
            <text:p>87.24061</text:p>
          </table:table-cell>
          <table:table-cell office:value-type="float" office:value="5395.564" calcext:value-type="float">
            <text:p>5395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8141" calcext:value-type="float">
            <text:p>-2.378141</text:p>
          </table:table-cell>
          <table:table-cell office:value-type="float" office:value="9.754921" calcext:value-type="float">
            <text:p>9.754921</text:p>
          </table:table-cell>
          <table:table-cell office:value-type="float" office:value="0" calcext:value-type="float">
            <text:p>0</text:p>
          </table:table-cell>
          <table:table-cell office:value-type="float" office:value="42.55477" calcext:value-type="float">
            <text:p>42.55477</text:p>
          </table:table-cell>
          <table:table-cell office:value-type="float" office:value="6.410075" calcext:value-type="float">
            <text:p>6.410075</text:p>
          </table:table-cell>
          <table:table-cell office:value-type="float" office:value="0.001308441" calcext:value-type="float">
            <text:p>0.001308441</text:p>
          </table:table-cell>
          <table:table-cell office:value-type="float" office:value="0.492263" calcext:value-type="float">
            <text:p>0.492263</text:p>
          </table:table-cell>
          <table:table-cell office:value-type="float" office:value="0.06862467" calcext:value-type="float">
            <text:p>0.06862467</text:p>
          </table:table-cell>
          <table:table-cell office:value-type="float" office:value="-0.0130858" calcext:value-type="float">
            <text:p>-0.0130858</text:p>
          </table:table-cell>
          <table:table-cell office:value-type="float" office:value="360" calcext:value-type="float">
            <text:p>360</text:p>
          </table:table-cell>
          <table:table-cell office:value-type="float" office:value="-3.026787" calcext:value-type="float">
            <text:p>-3.026787</text:p>
          </table:table-cell>
          <table:table-cell office:value-type="float" office:value="0" calcext:value-type="float">
            <text:p>0</text:p>
          </table:table-cell>
          <table:table-cell office:value-type="float" office:value="205.6662" calcext:value-type="float">
            <text:p>205.6662</text:p>
          </table:table-cell>
          <table:table-cell office:value-type="float" office:value="272.6534" calcext:value-type="float">
            <text:p>272.6534</text:p>
          </table:table-cell>
          <table:table-cell office:value-type="float" office:value="895.0685" calcext:value-type="float">
            <text:p>895.0685</text:p>
          </table:table-cell>
          <table:table-cell office:value-type="float" office:value="851.7274" calcext:value-type="float">
            <text:p>851.7274</text:p>
          </table:table-cell>
          <table:table-cell office:value-type="float" office:value="833.4618" calcext:value-type="float">
            <text:p>833.4618</text:p>
          </table:table-cell>
          <table:table-cell office:value-type="float" office:value="852.8864" calcext:value-type="float">
            <text:p>852.8864</text:p>
          </table:table-cell>
          <table:table-cell office:value-type="float" office:value="318.4351" calcext:value-type="float">
            <text:p>318.4351</text:p>
          </table:table-cell>
          <table:table-cell office:value-type="float" office:value="436.077" calcext:value-type="float">
            <text:p>436.077</text:p>
          </table:table-cell>
          <table:table-cell office:value-type="float" office:value="380.5607" calcext:value-type="float">
            <text:p>380.5607</text:p>
          </table:table-cell>
          <table:table-cell office:value-type="float" office:value="323.8822" calcext:value-type="float">
            <text:p>323.8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87.19389" calcext:value-type="float">
            <text:p>87.19389</text:p>
          </table:table-cell>
          <table:table-cell office:value-type="float" office:value="5395.539" calcext:value-type="float">
            <text:p>5395.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1672" calcext:value-type="float">
            <text:p>-2.381672</text:p>
          </table:table-cell>
          <table:table-cell office:value-type="float" office:value="9.797374" calcext:value-type="float">
            <text:p>9.797374</text:p>
          </table:table-cell>
          <table:table-cell office:value-type="float" office:value="0" calcext:value-type="float">
            <text:p>0</text:p>
          </table:table-cell>
          <table:table-cell office:value-type="float" office:value="42.45128" calcext:value-type="float">
            <text:p>42.45128</text:p>
          </table:table-cell>
          <table:table-cell office:value-type="float" office:value="6.395319" calcext:value-type="float">
            <text:p>6.395319</text:p>
          </table:table-cell>
          <table:table-cell office:value-type="float" office:value="0.001307542" calcext:value-type="float">
            <text:p>0.001307542</text:p>
          </table:table-cell>
          <table:table-cell office:value-type="float" office:value="0.492263" calcext:value-type="float">
            <text:p>0.492263</text:p>
          </table:table-cell>
          <table:table-cell office:value-type="float" office:value="0.06953966" calcext:value-type="float">
            <text:p>0.06953966</text:p>
          </table:table-cell>
          <table:table-cell office:value-type="float" office:value="-0.01314383" calcext:value-type="float">
            <text:p>-0.01314383</text:p>
          </table:table-cell>
          <table:table-cell office:value-type="float" office:value="360" calcext:value-type="float">
            <text:p>360</text:p>
          </table:table-cell>
          <table:table-cell office:value-type="float" office:value="-3.031177" calcext:value-type="float">
            <text:p>-3.031177</text:p>
          </table:table-cell>
          <table:table-cell office:value-type="float" office:value="0" calcext:value-type="float">
            <text:p>0</text:p>
          </table:table-cell>
          <table:table-cell office:value-type="float" office:value="205.6659" calcext:value-type="float">
            <text:p>205.6659</text:p>
          </table:table-cell>
          <table:table-cell office:value-type="float" office:value="272.6461" calcext:value-type="float">
            <text:p>272.6461</text:p>
          </table:table-cell>
          <table:table-cell office:value-type="float" office:value="895.0461" calcext:value-type="float">
            <text:p>895.0461</text:p>
          </table:table-cell>
          <table:table-cell office:value-type="float" office:value="851.7123" calcext:value-type="float">
            <text:p>851.7123</text:p>
          </table:table-cell>
          <table:table-cell office:value-type="float" office:value="833.4561" calcext:value-type="float">
            <text:p>833.4561</text:p>
          </table:table-cell>
          <table:table-cell office:value-type="float" office:value="852.8834" calcext:value-type="float">
            <text:p>852.8834</text:p>
          </table:table-cell>
          <table:table-cell office:value-type="float" office:value="318.4341" calcext:value-type="float">
            <text:p>318.4341</text:p>
          </table:table-cell>
          <table:table-cell office:value-type="float" office:value="436.0761" calcext:value-type="float">
            <text:p>436.0761</text:p>
          </table:table-cell>
          <table:table-cell office:value-type="float" office:value="380.5602" calcext:value-type="float">
            <text:p>380.5602</text:p>
          </table:table-cell>
          <table:table-cell office:value-type="float" office:value="323.8817" calcext:value-type="float">
            <text:p>323.88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87.14049" calcext:value-type="float">
            <text:p>87.14049</text:p>
          </table:table-cell>
          <table:table-cell office:value-type="float" office:value="5395.515" calcext:value-type="float">
            <text:p>5395.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3516" calcext:value-type="float">
            <text:p>-2.383516</text:p>
          </table:table-cell>
          <table:table-cell office:value-type="float" office:value="9.825908" calcext:value-type="float">
            <text:p>9.825908</text:p>
          </table:table-cell>
          <table:table-cell office:value-type="float" office:value="0" calcext:value-type="float">
            <text:p>0</text:p>
          </table:table-cell>
          <table:table-cell office:value-type="float" office:value="42.34098" calcext:value-type="float">
            <text:p>42.34098</text:p>
          </table:table-cell>
          <table:table-cell office:value-type="float" office:value="6.373928" calcext:value-type="float">
            <text:p>6.373928</text:p>
          </table:table-cell>
          <table:table-cell office:value-type="float" office:value="0.001307074" calcext:value-type="float">
            <text:p>0.001307074</text:p>
          </table:table-cell>
          <table:table-cell office:value-type="float" office:value="0.5010168" calcext:value-type="float">
            <text:p>0.5010168</text:p>
          </table:table-cell>
          <table:table-cell office:value-type="float" office:value="0.0704625" calcext:value-type="float">
            <text:p>0.0704625</text:p>
          </table:table-cell>
          <table:table-cell office:value-type="float" office:value="-0.0131292" calcext:value-type="float">
            <text:p>-0.0131292</text:p>
          </table:table-cell>
          <table:table-cell office:value-type="float" office:value="360" calcext:value-type="float">
            <text:p>360</text:p>
          </table:table-cell>
          <table:table-cell office:value-type="float" office:value="-3.056572" calcext:value-type="float">
            <text:p>-3.056572</text:p>
          </table:table-cell>
          <table:table-cell office:value-type="float" office:value="0" calcext:value-type="float">
            <text:p>0</text:p>
          </table:table-cell>
          <table:table-cell office:value-type="float" office:value="205.665" calcext:value-type="float">
            <text:p>205.665</text:p>
          </table:table-cell>
          <table:table-cell office:value-type="float" office:value="272.6393" calcext:value-type="float">
            <text:p>272.6393</text:p>
          </table:table-cell>
          <table:table-cell office:value-type="float" office:value="895.0238" calcext:value-type="float">
            <text:p>895.0238</text:p>
          </table:table-cell>
          <table:table-cell office:value-type="float" office:value="851.6972" calcext:value-type="float">
            <text:p>851.6972</text:p>
          </table:table-cell>
          <table:table-cell office:value-type="float" office:value="833.4504" calcext:value-type="float">
            <text:p>833.4504</text:p>
          </table:table-cell>
          <table:table-cell office:value-type="float" office:value="852.8804" calcext:value-type="float">
            <text:p>852.8804</text:p>
          </table:table-cell>
          <table:table-cell office:value-type="float" office:value="318.4331" calcext:value-type="float">
            <text:p>318.4331</text:p>
          </table:table-cell>
          <table:table-cell office:value-type="float" office:value="436.0752" calcext:value-type="float">
            <text:p>436.0752</text:p>
          </table:table-cell>
          <table:table-cell office:value-type="float" office:value="380.5597" calcext:value-type="float">
            <text:p>380.5597</text:p>
          </table:table-cell>
          <table:table-cell office:value-type="float" office:value="323.8811" calcext:value-type="float">
            <text:p>323.88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87.09457" calcext:value-type="float">
            <text:p>87.09457</text:p>
          </table:table-cell>
          <table:table-cell office:value-type="float" office:value="5395.487" calcext:value-type="float">
            <text:p>5395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3849" calcext:value-type="float">
            <text:p>-2.383849</text:p>
          </table:table-cell>
          <table:table-cell office:value-type="float" office:value="9.870379" calcext:value-type="float">
            <text:p>9.870379</text:p>
          </table:table-cell>
          <table:table-cell office:value-type="float" office:value="0" calcext:value-type="float">
            <text:p>0</text:p>
          </table:table-cell>
          <table:table-cell office:value-type="float" office:value="42.22144" calcext:value-type="float">
            <text:p>42.22144</text:p>
          </table:table-cell>
          <table:table-cell office:value-type="float" office:value="6.36035" calcext:value-type="float">
            <text:p>6.36035</text:p>
          </table:table-cell>
          <table:table-cell office:value-type="float" office:value="0.00130541" calcext:value-type="float">
            <text:p>0.00130541</text:p>
          </table:table-cell>
          <table:table-cell office:value-type="float" office:value="0.5030122" calcext:value-type="float">
            <text:p>0.5030122</text:p>
          </table:table-cell>
          <table:table-cell office:value-type="float" office:value="0.07143238" calcext:value-type="float">
            <text:p>0.07143238</text:p>
          </table:table-cell>
          <table:table-cell office:value-type="float" office:value="-0.01250289" calcext:value-type="float">
            <text:p>-0.01250289</text:p>
          </table:table-cell>
          <table:table-cell office:value-type="float" office:value="360" calcext:value-type="float">
            <text:p>360</text:p>
          </table:table-cell>
          <table:table-cell office:value-type="float" office:value="-3.062536" calcext:value-type="float">
            <text:p>-3.062536</text:p>
          </table:table-cell>
          <table:table-cell office:value-type="float" office:value="0" calcext:value-type="float">
            <text:p>0</text:p>
          </table:table-cell>
          <table:table-cell office:value-type="float" office:value="205.6637" calcext:value-type="float">
            <text:p>205.6637</text:p>
          </table:table-cell>
          <table:table-cell office:value-type="float" office:value="272.6323" calcext:value-type="float">
            <text:p>272.6323</text:p>
          </table:table-cell>
          <table:table-cell office:value-type="float" office:value="895.0016" calcext:value-type="float">
            <text:p>895.0016</text:p>
          </table:table-cell>
          <table:table-cell office:value-type="float" office:value="851.6822" calcext:value-type="float">
            <text:p>851.6822</text:p>
          </table:table-cell>
          <table:table-cell office:value-type="float" office:value="833.4446" calcext:value-type="float">
            <text:p>833.4446</text:p>
          </table:table-cell>
          <table:table-cell office:value-type="float" office:value="852.8754" calcext:value-type="float">
            <text:p>852.8754</text:p>
          </table:table-cell>
          <table:table-cell office:value-type="float" office:value="318.4322" calcext:value-type="float">
            <text:p>318.4322</text:p>
          </table:table-cell>
          <table:table-cell office:value-type="float" office:value="436.0743" calcext:value-type="float">
            <text:p>436.0743</text:p>
          </table:table-cell>
          <table:table-cell office:value-type="float" office:value="380.5592" calcext:value-type="float">
            <text:p>380.5592</text:p>
          </table:table-cell>
          <table:table-cell office:value-type="float" office:value="323.8806" calcext:value-type="float">
            <text:p>323.88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87.03833" calcext:value-type="float">
            <text:p>87.03833</text:p>
          </table:table-cell>
          <table:table-cell office:value-type="float" office:value="5395.458" calcext:value-type="float">
            <text:p>5395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312" calcext:value-type="float">
            <text:p>-2.38312</text:p>
          </table:table-cell>
          <table:table-cell office:value-type="float" office:value="9.925617" calcext:value-type="float">
            <text:p>9.925617</text:p>
          </table:table-cell>
          <table:table-cell office:value-type="float" office:value="0" calcext:value-type="float">
            <text:p>0</text:p>
          </table:table-cell>
          <table:table-cell office:value-type="float" office:value="42.10077" calcext:value-type="float">
            <text:p>42.10077</text:p>
          </table:table-cell>
          <table:table-cell office:value-type="float" office:value="6.336455" calcext:value-type="float">
            <text:p>6.336455</text:p>
          </table:table-cell>
          <table:table-cell office:value-type="float" office:value="0.00130495" calcext:value-type="float">
            <text:p>0.00130495</text:p>
          </table:table-cell>
          <table:table-cell office:value-type="float" office:value="0.5155845" calcext:value-type="float">
            <text:p>0.5155845</text:p>
          </table:table-cell>
          <table:table-cell office:value-type="float" office:value="0.07237092" calcext:value-type="float">
            <text:p>0.07237092</text:p>
          </table:table-cell>
          <table:table-cell office:value-type="float" office:value="-0.01242751" calcext:value-type="float">
            <text:p>-0.01242751</text:p>
          </table:table-cell>
          <table:table-cell office:value-type="float" office:value="360" calcext:value-type="float">
            <text:p>360</text:p>
          </table:table-cell>
          <table:table-cell office:value-type="float" office:value="-3.087526" calcext:value-type="float">
            <text:p>-3.087526</text:p>
          </table:table-cell>
          <table:table-cell office:value-type="float" office:value="0" calcext:value-type="float">
            <text:p>0</text:p>
          </table:table-cell>
          <table:table-cell office:value-type="float" office:value="205.6621" calcext:value-type="float">
            <text:p>205.6621</text:p>
          </table:table-cell>
          <table:table-cell office:value-type="float" office:value="272.6249" calcext:value-type="float">
            <text:p>272.6249</text:p>
          </table:table-cell>
          <table:table-cell office:value-type="float" office:value="894.9781" calcext:value-type="float">
            <text:p>894.9781</text:p>
          </table:table-cell>
          <table:table-cell office:value-type="float" office:value="851.6671" calcext:value-type="float">
            <text:p>851.6671</text:p>
          </table:table-cell>
          <table:table-cell office:value-type="float" office:value="833.439" calcext:value-type="float">
            <text:p>833.439</text:p>
          </table:table-cell>
          <table:table-cell office:value-type="float" office:value="852.8702" calcext:value-type="float">
            <text:p>852.8702</text:p>
          </table:table-cell>
          <table:table-cell office:value-type="float" office:value="318.4312" calcext:value-type="float">
            <text:p>318.4312</text:p>
          </table:table-cell>
          <table:table-cell office:value-type="float" office:value="436.0734" calcext:value-type="float">
            <text:p>436.0734</text:p>
          </table:table-cell>
          <table:table-cell office:value-type="float" office:value="380.5587" calcext:value-type="float">
            <text:p>380.5587</text:p>
          </table:table-cell>
          <table:table-cell office:value-type="float" office:value="323.88" calcext:value-type="float">
            <text:p>323.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86.97627" calcext:value-type="float">
            <text:p>86.97627</text:p>
          </table:table-cell>
          <table:table-cell office:value-type="float" office:value="5395.43" calcext:value-type="float">
            <text:p>5395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3912" calcext:value-type="float">
            <text:p>-2.383912</text:p>
          </table:table-cell>
          <table:table-cell office:value-type="float" office:value="9.942207" calcext:value-type="float">
            <text:p>9.942207</text:p>
          </table:table-cell>
          <table:table-cell office:value-type="float" office:value="0" calcext:value-type="float">
            <text:p>0</text:p>
          </table:table-cell>
          <table:table-cell office:value-type="float" office:value="41.98171" calcext:value-type="float">
            <text:p>41.98171</text:p>
          </table:table-cell>
          <table:table-cell office:value-type="float" office:value="6.306647" calcext:value-type="float">
            <text:p>6.306647</text:p>
          </table:table-cell>
          <table:table-cell office:value-type="float" office:value="0.001302658" calcext:value-type="float">
            <text:p>0.001302658</text:p>
          </table:table-cell>
          <table:table-cell office:value-type="float" office:value="0.5342332" calcext:value-type="float">
            <text:p>0.5342332</text:p>
          </table:table-cell>
          <table:table-cell office:value-type="float" office:value="0.07331653" calcext:value-type="float">
            <text:p>0.07331653</text:p>
          </table:table-cell>
          <table:table-cell office:value-type="float" office:value="-0.01223932" calcext:value-type="float">
            <text:p>-0.01223932</text:p>
          </table:table-cell>
          <table:table-cell office:value-type="float" office:value="360" calcext:value-type="float">
            <text:p>360</text:p>
          </table:table-cell>
          <table:table-cell office:value-type="float" office:value="-3.122828" calcext:value-type="float">
            <text:p>-3.122828</text:p>
          </table:table-cell>
          <table:table-cell office:value-type="float" office:value="0" calcext:value-type="float">
            <text:p>0</text:p>
          </table:table-cell>
          <table:table-cell office:value-type="float" office:value="205.6606" calcext:value-type="float">
            <text:p>205.6606</text:p>
          </table:table-cell>
          <table:table-cell office:value-type="float" office:value="272.6176" calcext:value-type="float">
            <text:p>272.6176</text:p>
          </table:table-cell>
          <table:table-cell office:value-type="float" office:value="894.9547" calcext:value-type="float">
            <text:p>894.9547</text:p>
          </table:table-cell>
          <table:table-cell office:value-type="float" office:value="851.6523" calcext:value-type="float">
            <text:p>851.6523</text:p>
          </table:table-cell>
          <table:table-cell office:value-type="float" office:value="833.4334" calcext:value-type="float">
            <text:p>833.4334</text:p>
          </table:table-cell>
          <table:table-cell office:value-type="float" office:value="852.8651" calcext:value-type="float">
            <text:p>852.8651</text:p>
          </table:table-cell>
          <table:table-cell office:value-type="float" office:value="318.4303" calcext:value-type="float">
            <text:p>318.4303</text:p>
          </table:table-cell>
          <table:table-cell office:value-type="float" office:value="436.0725" calcext:value-type="float">
            <text:p>436.0725</text:p>
          </table:table-cell>
          <table:table-cell office:value-type="float" office:value="380.5582" calcext:value-type="float">
            <text:p>380.5582</text:p>
          </table:table-cell>
          <table:table-cell office:value-type="float" office:value="323.8794" calcext:value-type="float">
            <text:p>323.87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86.90875" calcext:value-type="float">
            <text:p>86.90875</text:p>
          </table:table-cell>
          <table:table-cell office:value-type="float" office:value="5395.402" calcext:value-type="float">
            <text:p>5395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5307" calcext:value-type="float">
            <text:p>-2.385307</text:p>
          </table:table-cell>
          <table:table-cell office:value-type="float" office:value="9.956802" calcext:value-type="float">
            <text:p>9.956802</text:p>
          </table:table-cell>
          <table:table-cell office:value-type="float" office:value="0" calcext:value-type="float">
            <text:p>0</text:p>
          </table:table-cell>
          <table:table-cell office:value-type="float" office:value="41.86275" calcext:value-type="float">
            <text:p>41.86275</text:p>
          </table:table-cell>
          <table:table-cell office:value-type="float" office:value="6.271254" calcext:value-type="float">
            <text:p>6.271254</text:p>
          </table:table-cell>
          <table:table-cell office:value-type="float" office:value="0.001300658" calcext:value-type="float">
            <text:p>0.001300658</text:p>
          </table:table-cell>
          <table:table-cell office:value-type="float" office:value="0.5590731" calcext:value-type="float">
            <text:p>0.5590731</text:p>
          </table:table-cell>
          <table:table-cell office:value-type="float" office:value="0.07426015" calcext:value-type="float">
            <text:p>0.07426015</text:p>
          </table:table-cell>
          <table:table-cell office:value-type="float" office:value="-0.0120899" calcext:value-type="float">
            <text:p>-0.0120899</text:p>
          </table:table-cell>
          <table:table-cell office:value-type="float" office:value="360" calcext:value-type="float">
            <text:p>360</text:p>
          </table:table-cell>
          <table:table-cell office:value-type="float" office:value="-3.16327" calcext:value-type="float">
            <text:p>-3.16327</text:p>
          </table:table-cell>
          <table:table-cell office:value-type="float" office:value="0" calcext:value-type="float">
            <text:p>0</text:p>
          </table:table-cell>
          <table:table-cell office:value-type="float" office:value="205.6591" calcext:value-type="float">
            <text:p>205.6591</text:p>
          </table:table-cell>
          <table:table-cell office:value-type="float" office:value="272.6106" calcext:value-type="float">
            <text:p>272.6106</text:p>
          </table:table-cell>
          <table:table-cell office:value-type="float" office:value="894.9315" calcext:value-type="float">
            <text:p>894.9315</text:p>
          </table:table-cell>
          <table:table-cell office:value-type="float" office:value="851.6375" calcext:value-type="float">
            <text:p>851.6375</text:p>
          </table:table-cell>
          <table:table-cell office:value-type="float" office:value="833.4278" calcext:value-type="float">
            <text:p>833.4278</text:p>
          </table:table-cell>
          <table:table-cell office:value-type="float" office:value="852.86" calcext:value-type="float">
            <text:p>852.86</text:p>
          </table:table-cell>
          <table:table-cell office:value-type="float" office:value="318.4294" calcext:value-type="float">
            <text:p>318.4294</text:p>
          </table:table-cell>
          <table:table-cell office:value-type="float" office:value="436.0716" calcext:value-type="float">
            <text:p>436.0716</text:p>
          </table:table-cell>
          <table:table-cell office:value-type="float" office:value="380.5577" calcext:value-type="float">
            <text:p>380.5577</text:p>
          </table:table-cell>
          <table:table-cell office:value-type="float" office:value="323.8789" calcext:value-type="float">
            <text:p>323.87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86.8418" calcext:value-type="float">
            <text:p>86.8418</text:p>
          </table:table-cell>
          <table:table-cell office:value-type="float" office:value="5395.373" calcext:value-type="float">
            <text:p>5395.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5872" calcext:value-type="float">
            <text:p>-2.385872</text:p>
          </table:table-cell>
          <table:table-cell office:value-type="float" office:value="9.990316" calcext:value-type="float">
            <text:p>9.990316</text:p>
          </table:table-cell>
          <table:table-cell office:value-type="float" office:value="0" calcext:value-type="float">
            <text:p>0</text:p>
          </table:table-cell>
          <table:table-cell office:value-type="float" office:value="41.74341" calcext:value-type="float">
            <text:p>41.74341</text:p>
          </table:table-cell>
          <table:table-cell office:value-type="float" office:value="6.236319" calcext:value-type="float">
            <text:p>6.236319</text:p>
          </table:table-cell>
          <table:table-cell office:value-type="float" office:value="0.001300629" calcext:value-type="float">
            <text:p>0.001300629</text:p>
          </table:table-cell>
          <table:table-cell office:value-type="float" office:value="0.5841036" calcext:value-type="float">
            <text:p>0.5841036</text:p>
          </table:table-cell>
          <table:table-cell office:value-type="float" office:value="0.07521006" calcext:value-type="float">
            <text:p>0.07521006</text:p>
          </table:table-cell>
          <table:table-cell office:value-type="float" office:value="-0.0118827" calcext:value-type="float">
            <text:p>-0.0118827</text:p>
          </table:table-cell>
          <table:table-cell office:value-type="float" office:value="360" calcext:value-type="float">
            <text:p>360</text:p>
          </table:table-cell>
          <table:table-cell office:value-type="float" office:value="-3.197577" calcext:value-type="float">
            <text:p>-3.197577</text:p>
          </table:table-cell>
          <table:table-cell office:value-type="float" office:value="0" calcext:value-type="float">
            <text:p>0</text:p>
          </table:table-cell>
          <table:table-cell office:value-type="float" office:value="205.6575" calcext:value-type="float">
            <text:p>205.6575</text:p>
          </table:table-cell>
          <table:table-cell office:value-type="float" office:value="272.6034" calcext:value-type="float">
            <text:p>272.6034</text:p>
          </table:table-cell>
          <table:table-cell office:value-type="float" office:value="894.9083" calcext:value-type="float">
            <text:p>894.9083</text:p>
          </table:table-cell>
          <table:table-cell office:value-type="float" office:value="851.6226" calcext:value-type="float">
            <text:p>851.6226</text:p>
          </table:table-cell>
          <table:table-cell office:value-type="float" office:value="833.4222" calcext:value-type="float">
            <text:p>833.4222</text:p>
          </table:table-cell>
          <table:table-cell office:value-type="float" office:value="852.855" calcext:value-type="float">
            <text:p>852.855</text:p>
          </table:table-cell>
          <table:table-cell office:value-type="float" office:value="318.4284" calcext:value-type="float">
            <text:p>318.4284</text:p>
          </table:table-cell>
          <table:table-cell office:value-type="float" office:value="436.0707" calcext:value-type="float">
            <text:p>436.0707</text:p>
          </table:table-cell>
          <table:table-cell office:value-type="float" office:value="380.5572" calcext:value-type="float">
            <text:p>380.5572</text:p>
          </table:table-cell>
          <table:table-cell office:value-type="float" office:value="323.8783" calcext:value-type="float">
            <text:p>323.87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86.79282" calcext:value-type="float">
            <text:p>86.79282</text:p>
          </table:table-cell>
          <table:table-cell office:value-type="float" office:value="5395.345" calcext:value-type="float">
            <text:p>5395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694" calcext:value-type="float">
            <text:p>-2.38694</text:p>
          </table:table-cell>
          <table:table-cell office:value-type="float" office:value="10.00275" calcext:value-type="float">
            <text:p>10.00275</text:p>
          </table:table-cell>
          <table:table-cell office:value-type="float" office:value="0" calcext:value-type="float">
            <text:p>0</text:p>
          </table:table-cell>
          <table:table-cell office:value-type="float" office:value="41.62601" calcext:value-type="float">
            <text:p>41.62601</text:p>
          </table:table-cell>
          <table:table-cell office:value-type="float" office:value="6.219345" calcext:value-type="float">
            <text:p>6.219345</text:p>
          </table:table-cell>
          <table:table-cell office:value-type="float" office:value="0.001300492" calcext:value-type="float">
            <text:p>0.001300492</text:p>
          </table:table-cell>
          <table:table-cell office:value-type="float" office:value="0.5905018" calcext:value-type="float">
            <text:p>0.5905018</text:p>
          </table:table-cell>
          <table:table-cell office:value-type="float" office:value="0.07616797" calcext:value-type="float">
            <text:p>0.07616797</text:p>
          </table:table-cell>
          <table:table-cell office:value-type="float" office:value="-0.01155938" calcext:value-type="float">
            <text:p>-0.01155938</text:p>
          </table:table-cell>
          <table:table-cell office:value-type="float" office:value="360" calcext:value-type="float">
            <text:p>360</text:p>
          </table:table-cell>
          <table:table-cell office:value-type="float" office:value="-3.20809" calcext:value-type="float">
            <text:p>-3.20809</text:p>
          </table:table-cell>
          <table:table-cell office:value-type="float" office:value="0" calcext:value-type="float">
            <text:p>0</text:p>
          </table:table-cell>
          <table:table-cell office:value-type="float" office:value="205.6555" calcext:value-type="float">
            <text:p>205.6555</text:p>
          </table:table-cell>
          <table:table-cell office:value-type="float" office:value="272.5963" calcext:value-type="float">
            <text:p>272.5963</text:p>
          </table:table-cell>
          <table:table-cell office:value-type="float" office:value="894.8851" calcext:value-type="float">
            <text:p>894.8851</text:p>
          </table:table-cell>
          <table:table-cell office:value-type="float" office:value="851.6079" calcext:value-type="float">
            <text:p>851.6079</text:p>
          </table:table-cell>
          <table:table-cell office:value-type="float" office:value="833.4167" calcext:value-type="float">
            <text:p>833.4167</text:p>
          </table:table-cell>
          <table:table-cell office:value-type="float" office:value="852.8498" calcext:value-type="float">
            <text:p>852.8498</text:p>
          </table:table-cell>
          <table:table-cell office:value-type="float" office:value="318.4274" calcext:value-type="float">
            <text:p>318.4274</text:p>
          </table:table-cell>
          <table:table-cell office:value-type="float" office:value="436.0698" calcext:value-type="float">
            <text:p>436.0698</text:p>
          </table:table-cell>
          <table:table-cell office:value-type="float" office:value="380.5567" calcext:value-type="float">
            <text:p>380.5567</text:p>
          </table:table-cell>
          <table:table-cell office:value-type="float" office:value="323.8778" calcext:value-type="float">
            <text:p>323.87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86.73309" calcext:value-type="float">
            <text:p>86.73309</text:p>
          </table:table-cell>
          <table:table-cell office:value-type="float" office:value="5395.315" calcext:value-type="float">
            <text:p>5395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5689" calcext:value-type="float">
            <text:p>-2.385689</text:p>
          </table:table-cell>
          <table:table-cell office:value-type="float" office:value="10.13982" calcext:value-type="float">
            <text:p>10.13982</text:p>
          </table:table-cell>
          <table:table-cell office:value-type="float" office:value="0" calcext:value-type="float">
            <text:p>0</text:p>
          </table:table-cell>
          <table:table-cell office:value-type="float" office:value="41.50986" calcext:value-type="float">
            <text:p>41.50986</text:p>
          </table:table-cell>
          <table:table-cell office:value-type="float" office:value="6.191514" calcext:value-type="float">
            <text:p>6.191514</text:p>
          </table:table-cell>
          <table:table-cell office:value-type="float" office:value="0.001297857" calcext:value-type="float">
            <text:p>0.001297857</text:p>
          </table:table-cell>
          <table:table-cell office:value-type="float" office:value="0.6082627" calcext:value-type="float">
            <text:p>0.6082627</text:p>
          </table:table-cell>
          <table:table-cell office:value-type="float" office:value="0.07711373" calcext:value-type="float">
            <text:p>0.07711373</text:p>
          </table:table-cell>
          <table:table-cell office:value-type="float" office:value="-0.01145105" calcext:value-type="float">
            <text:p>-0.01145105</text:p>
          </table:table-cell>
          <table:table-cell office:value-type="float" office:value="360" calcext:value-type="float">
            <text:p>360</text:p>
          </table:table-cell>
          <table:table-cell office:value-type="float" office:value="-3.232875" calcext:value-type="float">
            <text:p>-3.232875</text:p>
          </table:table-cell>
          <table:table-cell office:value-type="float" office:value="0" calcext:value-type="float">
            <text:p>0</text:p>
          </table:table-cell>
          <table:table-cell office:value-type="float" office:value="205.6534" calcext:value-type="float">
            <text:p>205.6534</text:p>
          </table:table-cell>
          <table:table-cell office:value-type="float" office:value="272.5894" calcext:value-type="float">
            <text:p>272.5894</text:p>
          </table:table-cell>
          <table:table-cell office:value-type="float" office:value="894.8621" calcext:value-type="float">
            <text:p>894.8621</text:p>
          </table:table-cell>
          <table:table-cell office:value-type="float" office:value="851.5931" calcext:value-type="float">
            <text:p>851.5931</text:p>
          </table:table-cell>
          <table:table-cell office:value-type="float" office:value="833.4112" calcext:value-type="float">
            <text:p>833.4112</text:p>
          </table:table-cell>
          <table:table-cell office:value-type="float" office:value="852.8447" calcext:value-type="float">
            <text:p>852.8447</text:p>
          </table:table-cell>
          <table:table-cell office:value-type="float" office:value="318.4265" calcext:value-type="float">
            <text:p>318.4265</text:p>
          </table:table-cell>
          <table:table-cell office:value-type="float" office:value="436.0689" calcext:value-type="float">
            <text:p>436.0689</text:p>
          </table:table-cell>
          <table:table-cell office:value-type="float" office:value="380.5562" calcext:value-type="float">
            <text:p>380.5562</text:p>
          </table:table-cell>
          <table:table-cell office:value-type="float" office:value="323.8772" calcext:value-type="float">
            <text:p>323.87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86.67382" calcext:value-type="float">
            <text:p>86.67382</text:p>
          </table:table-cell>
          <table:table-cell office:value-type="float" office:value="5395.287" calcext:value-type="float">
            <text:p>5395.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5787" calcext:value-type="float">
            <text:p>-2.385787</text:p>
          </table:table-cell>
          <table:table-cell office:value-type="float" office:value="10.17679" calcext:value-type="float">
            <text:p>10.17679</text:p>
          </table:table-cell>
          <table:table-cell office:value-type="float" office:value="0" calcext:value-type="float">
            <text:p>0</text:p>
          </table:table-cell>
          <table:table-cell office:value-type="float" office:value="41.39317" calcext:value-type="float">
            <text:p>41.39317</text:p>
          </table:table-cell>
          <table:table-cell office:value-type="float" office:value="6.164148" calcext:value-type="float">
            <text:p>6.164148</text:p>
          </table:table-cell>
          <table:table-cell office:value-type="float" office:value="0.001297836" calcext:value-type="float">
            <text:p>0.001297836</text:p>
          </table:table-cell>
          <table:table-cell office:value-type="float" office:value="0.6261885" calcext:value-type="float">
            <text:p>0.6261885</text:p>
          </table:table-cell>
          <table:table-cell office:value-type="float" office:value="0.07805862" calcext:value-type="float">
            <text:p>0.07805862</text:p>
          </table:table-cell>
          <table:table-cell office:value-type="float" office:value="-0.01137273" calcext:value-type="float">
            <text:p>-0.01137273</text:p>
          </table:table-cell>
          <table:table-cell office:value-type="float" office:value="360" calcext:value-type="float">
            <text:p>360</text:p>
          </table:table-cell>
          <table:table-cell office:value-type="float" office:value="-3.257066" calcext:value-type="float">
            <text:p>-3.257066</text:p>
          </table:table-cell>
          <table:table-cell office:value-type="float" office:value="0" calcext:value-type="float">
            <text:p>0</text:p>
          </table:table-cell>
          <table:table-cell office:value-type="float" office:value="205.6512" calcext:value-type="float">
            <text:p>205.6512</text:p>
          </table:table-cell>
          <table:table-cell office:value-type="float" office:value="272.5826" calcext:value-type="float">
            <text:p>272.5826</text:p>
          </table:table-cell>
          <table:table-cell office:value-type="float" office:value="894.8391" calcext:value-type="float">
            <text:p>894.8391</text:p>
          </table:table-cell>
          <table:table-cell office:value-type="float" office:value="851.5785" calcext:value-type="float">
            <text:p>851.5785</text:p>
          </table:table-cell>
          <table:table-cell office:value-type="float" office:value="833.4058" calcext:value-type="float">
            <text:p>833.4058</text:p>
          </table:table-cell>
          <table:table-cell office:value-type="float" office:value="852.8397" calcext:value-type="float">
            <text:p>852.8397</text:p>
          </table:table-cell>
          <table:table-cell office:value-type="float" office:value="318.4256" calcext:value-type="float">
            <text:p>318.4256</text:p>
          </table:table-cell>
          <table:table-cell office:value-type="float" office:value="436.068" calcext:value-type="float">
            <text:p>436.068</text:p>
          </table:table-cell>
          <table:table-cell office:value-type="float" office:value="380.5557" calcext:value-type="float">
            <text:p>380.5557</text:p>
          </table:table-cell>
          <table:table-cell office:value-type="float" office:value="323.8767" calcext:value-type="float">
            <text:p>323.87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86.61867" calcext:value-type="float">
            <text:p>86.61867</text:p>
          </table:table-cell>
          <table:table-cell office:value-type="float" office:value="5395.259" calcext:value-type="float">
            <text:p>5395.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6416" calcext:value-type="float">
            <text:p>-2.386416</text:p>
          </table:table-cell>
          <table:table-cell office:value-type="float" office:value="10.18962" calcext:value-type="float">
            <text:p>10.18962</text:p>
          </table:table-cell>
          <table:table-cell office:value-type="float" office:value="0" calcext:value-type="float">
            <text:p>0</text:p>
          </table:table-cell>
          <table:table-cell office:value-type="float" office:value="41.27795" calcext:value-type="float">
            <text:p>41.27795</text:p>
          </table:table-cell>
          <table:table-cell office:value-type="float" office:value="6.14088" calcext:value-type="float">
            <text:p>6.14088</text:p>
          </table:table-cell>
          <table:table-cell office:value-type="float" office:value="0.001297703" calcext:value-type="float">
            <text:p>0.001297703</text:p>
          </table:table-cell>
          <table:table-cell office:value-type="float" office:value="0.6397848" calcext:value-type="float">
            <text:p>0.6397848</text:p>
          </table:table-cell>
          <table:table-cell office:value-type="float" office:value="0.07899876" calcext:value-type="float">
            <text:p>0.07899876</text:p>
          </table:table-cell>
          <table:table-cell office:value-type="float" office:value="-0.01133323" calcext:value-type="float">
            <text:p>-0.01133323</text:p>
          </table:table-cell>
          <table:table-cell office:value-type="float" office:value="360" calcext:value-type="float">
            <text:p>360</text:p>
          </table:table-cell>
          <table:table-cell office:value-type="float" office:value="-3.276456" calcext:value-type="float">
            <text:p>-3.276456</text:p>
          </table:table-cell>
          <table:table-cell office:value-type="float" office:value="0" calcext:value-type="float">
            <text:p>0</text:p>
          </table:table-cell>
          <table:table-cell office:value-type="float" office:value="205.6491" calcext:value-type="float">
            <text:p>205.6491</text:p>
          </table:table-cell>
          <table:table-cell office:value-type="float" office:value="272.5754" calcext:value-type="float">
            <text:p>272.5754</text:p>
          </table:table-cell>
          <table:table-cell office:value-type="float" office:value="894.816" calcext:value-type="float">
            <text:p>894.816</text:p>
          </table:table-cell>
          <table:table-cell office:value-type="float" office:value="851.5639" calcext:value-type="float">
            <text:p>851.5639</text:p>
          </table:table-cell>
          <table:table-cell office:value-type="float" office:value="833.4003" calcext:value-type="float">
            <text:p>833.4003</text:p>
          </table:table-cell>
          <table:table-cell office:value-type="float" office:value="852.8346" calcext:value-type="float">
            <text:p>852.8346</text:p>
          </table:table-cell>
          <table:table-cell office:value-type="float" office:value="318.4246" calcext:value-type="float">
            <text:p>318.4246</text:p>
          </table:table-cell>
          <table:table-cell office:value-type="float" office:value="436.0671" calcext:value-type="float">
            <text:p>436.0671</text:p>
          </table:table-cell>
          <table:table-cell office:value-type="float" office:value="380.5552" calcext:value-type="float">
            <text:p>380.5552</text:p>
          </table:table-cell>
          <table:table-cell office:value-type="float" office:value="323.8761" calcext:value-type="float">
            <text:p>323.87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86.5618" calcext:value-type="float">
            <text:p>86.5618</text:p>
          </table:table-cell>
          <table:table-cell office:value-type="float" office:value="5395.23" calcext:value-type="float">
            <text:p>5395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7074" calcext:value-type="float">
            <text:p>-2.387074</text:p>
          </table:table-cell>
          <table:table-cell office:value-type="float" office:value="10.20219" calcext:value-type="float">
            <text:p>10.20219</text:p>
          </table:table-cell>
          <table:table-cell office:value-type="float" office:value="0" calcext:value-type="float">
            <text:p>0</text:p>
          </table:table-cell>
          <table:table-cell office:value-type="float" office:value="41.16329" calcext:value-type="float">
            <text:p>41.16329</text:p>
          </table:table-cell>
          <table:table-cell office:value-type="float" office:value="6.115869" calcext:value-type="float">
            <text:p>6.115869</text:p>
          </table:table-cell>
          <table:table-cell office:value-type="float" office:value="0.001297573" calcext:value-type="float">
            <text:p>0.001297573</text:p>
          </table:table-cell>
          <table:table-cell office:value-type="float" office:value="0.6554924" calcext:value-type="float">
            <text:p>0.6554924</text:p>
          </table:table-cell>
          <table:table-cell office:value-type="float" office:value="0.0799314" calcext:value-type="float">
            <text:p>0.0799314</text:p>
          </table:table-cell>
          <table:table-cell office:value-type="float" office:value="-0.01140899" calcext:value-type="float">
            <text:p>-0.01140899</text:p>
          </table:table-cell>
          <table:table-cell office:value-type="float" office:value="360" calcext:value-type="float">
            <text:p>360</text:p>
          </table:table-cell>
          <table:table-cell office:value-type="float" office:value="-3.298404" calcext:value-type="float">
            <text:p>-3.298404</text:p>
          </table:table-cell>
          <table:table-cell office:value-type="float" office:value="0" calcext:value-type="float">
            <text:p>0</text:p>
          </table:table-cell>
          <table:table-cell office:value-type="float" office:value="205.647" calcext:value-type="float">
            <text:p>205.647</text:p>
          </table:table-cell>
          <table:table-cell office:value-type="float" office:value="272.5683" calcext:value-type="float">
            <text:p>272.5683</text:p>
          </table:table-cell>
          <table:table-cell office:value-type="float" office:value="894.7932" calcext:value-type="float">
            <text:p>894.7932</text:p>
          </table:table-cell>
          <table:table-cell office:value-type="float" office:value="851.5492" calcext:value-type="float">
            <text:p>851.5492</text:p>
          </table:table-cell>
          <table:table-cell office:value-type="float" office:value="833.3949" calcext:value-type="float">
            <text:p>833.3949</text:p>
          </table:table-cell>
          <table:table-cell office:value-type="float" office:value="852.8295" calcext:value-type="float">
            <text:p>852.8295</text:p>
          </table:table-cell>
          <table:table-cell office:value-type="float" office:value="318.4237" calcext:value-type="float">
            <text:p>318.4237</text:p>
          </table:table-cell>
          <table:table-cell office:value-type="float" office:value="436.0662" calcext:value-type="float">
            <text:p>436.0662</text:p>
          </table:table-cell>
          <table:table-cell office:value-type="float" office:value="380.5547" calcext:value-type="float">
            <text:p>380.5547</text:p>
          </table:table-cell>
          <table:table-cell office:value-type="float" office:value="323.8756" calcext:value-type="float">
            <text:p>323.87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86.50431" calcext:value-type="float">
            <text:p>86.50431</text:p>
          </table:table-cell>
          <table:table-cell office:value-type="float" office:value="5395.202" calcext:value-type="float">
            <text:p>5395.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8433" calcext:value-type="float">
            <text:p>-2.388433</text:p>
          </table:table-cell>
          <table:table-cell office:value-type="float" office:value="10.26492" calcext:value-type="float">
            <text:p>10.26492</text:p>
          </table:table-cell>
          <table:table-cell office:value-type="float" office:value="0" calcext:value-type="float">
            <text:p>0</text:p>
          </table:table-cell>
          <table:table-cell office:value-type="float" office:value="41.04854" calcext:value-type="float">
            <text:p>41.04854</text:p>
          </table:table-cell>
          <table:table-cell office:value-type="float" office:value="6.090202" calcext:value-type="float">
            <text:p>6.090202</text:p>
          </table:table-cell>
          <table:table-cell office:value-type="float" office:value="0.001294954" calcext:value-type="float">
            <text:p>0.001294954</text:p>
          </table:table-cell>
          <table:table-cell office:value-type="float" office:value="0.6727427" calcext:value-type="float">
            <text:p>0.6727427</text:p>
          </table:table-cell>
          <table:table-cell office:value-type="float" office:value="0.08086391" calcext:value-type="float">
            <text:p>0.08086391</text:p>
          </table:table-cell>
          <table:table-cell office:value-type="float" office:value="-0.01148617" calcext:value-type="float">
            <text:p>-0.01148617</text:p>
          </table:table-cell>
          <table:table-cell office:value-type="float" office:value="360" calcext:value-type="float">
            <text:p>360</text:p>
          </table:table-cell>
          <table:table-cell office:value-type="float" office:value="-3.321586" calcext:value-type="float">
            <text:p>-3.321586</text:p>
          </table:table-cell>
          <table:table-cell office:value-type="float" office:value="0" calcext:value-type="float">
            <text:p>0</text:p>
          </table:table-cell>
          <table:table-cell office:value-type="float" office:value="205.645" calcext:value-type="float">
            <text:p>205.645</text:p>
          </table:table-cell>
          <table:table-cell office:value-type="float" office:value="272.5611" calcext:value-type="float">
            <text:p>272.5611</text:p>
          </table:table-cell>
          <table:table-cell office:value-type="float" office:value="894.7703" calcext:value-type="float">
            <text:p>894.7703</text:p>
          </table:table-cell>
          <table:table-cell office:value-type="float" office:value="851.5345" calcext:value-type="float">
            <text:p>851.5345</text:p>
          </table:table-cell>
          <table:table-cell office:value-type="float" office:value="833.3895" calcext:value-type="float">
            <text:p>833.3895</text:p>
          </table:table-cell>
          <table:table-cell office:value-type="float" office:value="852.8245" calcext:value-type="float">
            <text:p>852.8245</text:p>
          </table:table-cell>
          <table:table-cell office:value-type="float" office:value="318.4228" calcext:value-type="float">
            <text:p>318.4228</text:p>
          </table:table-cell>
          <table:table-cell office:value-type="float" office:value="436.0653" calcext:value-type="float">
            <text:p>436.0653</text:p>
          </table:table-cell>
          <table:table-cell office:value-type="float" office:value="380.5542" calcext:value-type="float">
            <text:p>380.5542</text:p>
          </table:table-cell>
          <table:table-cell office:value-type="float" office:value="323.875" calcext:value-type="float">
            <text:p>323.8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86.44969" calcext:value-type="float">
            <text:p>86.44969</text:p>
          </table:table-cell>
          <table:table-cell office:value-type="float" office:value="5395.174" calcext:value-type="float">
            <text:p>5395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92249" calcext:value-type="float">
            <text:p>-2.392249</text:p>
          </table:table-cell>
          <table:table-cell office:value-type="float" office:value="10.27708" calcext:value-type="float">
            <text:p>10.27708</text:p>
          </table:table-cell>
          <table:table-cell office:value-type="float" office:value="0" calcext:value-type="float">
            <text:p>0</text:p>
          </table:table-cell>
          <table:table-cell office:value-type="float" office:value="40.93528" calcext:value-type="float">
            <text:p>40.93528</text:p>
          </table:table-cell>
          <table:table-cell office:value-type="float" office:value="6.067348" calcext:value-type="float">
            <text:p>6.067348</text:p>
          </table:table-cell>
          <table:table-cell office:value-type="float" office:value="0.001290023" calcext:value-type="float">
            <text:p>0.001290023</text:p>
          </table:table-cell>
          <table:table-cell office:value-type="float" office:value="0.6869167" calcext:value-type="float">
            <text:p>0.6869167</text:p>
          </table:table-cell>
          <table:table-cell office:value-type="float" office:value="0.08179505" calcext:value-type="float">
            <text:p>0.08179505</text:p>
          </table:table-cell>
          <table:table-cell office:value-type="float" office:value="-0.01157419" calcext:value-type="float">
            <text:p>-0.01157419</text:p>
          </table:table-cell>
          <table:table-cell office:value-type="float" office:value="360" calcext:value-type="float">
            <text:p>360</text:p>
          </table:table-cell>
          <table:table-cell office:value-type="float" office:value="-3.343649" calcext:value-type="float">
            <text:p>-3.343649</text:p>
          </table:table-cell>
          <table:table-cell office:value-type="float" office:value="0" calcext:value-type="float">
            <text:p>0</text:p>
          </table:table-cell>
          <table:table-cell office:value-type="float" office:value="205.6429" calcext:value-type="float">
            <text:p>205.6429</text:p>
          </table:table-cell>
          <table:table-cell office:value-type="float" office:value="272.5538" calcext:value-type="float">
            <text:p>272.5538</text:p>
          </table:table-cell>
          <table:table-cell office:value-type="float" office:value="894.7476" calcext:value-type="float">
            <text:p>894.7476</text:p>
          </table:table-cell>
          <table:table-cell office:value-type="float" office:value="851.52" calcext:value-type="float">
            <text:p>851.52</text:p>
          </table:table-cell>
          <table:table-cell office:value-type="float" office:value="833.3842" calcext:value-type="float">
            <text:p>833.3842</text:p>
          </table:table-cell>
          <table:table-cell office:value-type="float" office:value="852.8195" calcext:value-type="float">
            <text:p>852.8195</text:p>
          </table:table-cell>
          <table:table-cell office:value-type="float" office:value="318.4218" calcext:value-type="float">
            <text:p>318.4218</text:p>
          </table:table-cell>
          <table:table-cell office:value-type="float" office:value="436.0645" calcext:value-type="float">
            <text:p>436.0645</text:p>
          </table:table-cell>
          <table:table-cell office:value-type="float" office:value="380.5537" calcext:value-type="float">
            <text:p>380.5537</text:p>
          </table:table-cell>
          <table:table-cell office:value-type="float" office:value="323.8745" calcext:value-type="float">
            <text:p>323.87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86.39484" calcext:value-type="float">
            <text:p>86.39484</text:p>
          </table:table-cell>
          <table:table-cell office:value-type="float" office:value="5395.146" calcext:value-type="float">
            <text:p>5395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98692" calcext:value-type="float">
            <text:p>-2.398692</text:p>
          </table:table-cell>
          <table:table-cell office:value-type="float" office:value="10.28897" calcext:value-type="float">
            <text:p>10.28897</text:p>
          </table:table-cell>
          <table:table-cell office:value-type="float" office:value="0" calcext:value-type="float">
            <text:p>0</text:p>
          </table:table-cell>
          <table:table-cell office:value-type="float" office:value="40.8226" calcext:value-type="float">
            <text:p>40.8226</text:p>
          </table:table-cell>
          <table:table-cell office:value-type="float" office:value="6.044217" calcext:value-type="float">
            <text:p>6.044217</text:p>
          </table:table-cell>
          <table:table-cell office:value-type="float" office:value="0.001284347" calcext:value-type="float">
            <text:p>0.001284347</text:p>
          </table:table-cell>
          <table:table-cell office:value-type="float" office:value="0.7017226" calcext:value-type="float">
            <text:p>0.7017226</text:p>
          </table:table-cell>
          <table:table-cell office:value-type="float" office:value="0.08273325" calcext:value-type="float">
            <text:p>0.08273325</text:p>
          </table:table-cell>
          <table:table-cell office:value-type="float" office:value="-0.01152907" calcext:value-type="float">
            <text:p>-0.01152907</text:p>
          </table:table-cell>
          <table:table-cell office:value-type="float" office:value="360" calcext:value-type="float">
            <text:p>360</text:p>
          </table:table-cell>
          <table:table-cell office:value-type="float" office:value="-3.369122" calcext:value-type="float">
            <text:p>-3.369122</text:p>
          </table:table-cell>
          <table:table-cell office:value-type="float" office:value="0" calcext:value-type="float">
            <text:p>0</text:p>
          </table:table-cell>
          <table:table-cell office:value-type="float" office:value="205.6409" calcext:value-type="float">
            <text:p>205.6409</text:p>
          </table:table-cell>
          <table:table-cell office:value-type="float" office:value="272.5468" calcext:value-type="float">
            <text:p>272.5468</text:p>
          </table:table-cell>
          <table:table-cell office:value-type="float" office:value="894.7247" calcext:value-type="float">
            <text:p>894.7247</text:p>
          </table:table-cell>
          <table:table-cell office:value-type="float" office:value="851.5055" calcext:value-type="float">
            <text:p>851.5055</text:p>
          </table:table-cell>
          <table:table-cell office:value-type="float" office:value="833.3788" calcext:value-type="float">
            <text:p>833.3788</text:p>
          </table:table-cell>
          <table:table-cell office:value-type="float" office:value="852.8144" calcext:value-type="float">
            <text:p>852.8144</text:p>
          </table:table-cell>
          <table:table-cell office:value-type="float" office:value="318.4209" calcext:value-type="float">
            <text:p>318.4209</text:p>
          </table:table-cell>
          <table:table-cell office:value-type="float" office:value="436.0636" calcext:value-type="float">
            <text:p>436.0636</text:p>
          </table:table-cell>
          <table:table-cell office:value-type="float" office:value="380.5533" calcext:value-type="float">
            <text:p>380.5533</text:p>
          </table:table-cell>
          <table:table-cell office:value-type="float" office:value="323.8739" calcext:value-type="float">
            <text:p>323.87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86.34075" calcext:value-type="float">
            <text:p>86.34075</text:p>
          </table:table-cell>
          <table:table-cell office:value-type="float" office:value="5395.118" calcext:value-type="float">
            <text:p>5395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05256" calcext:value-type="float">
            <text:p>-2.405256</text:p>
          </table:table-cell>
          <table:table-cell office:value-type="float" office:value="10.30082" calcext:value-type="float">
            <text:p>10.30082</text:p>
          </table:table-cell>
          <table:table-cell office:value-type="float" office:value="0" calcext:value-type="float">
            <text:p>0</text:p>
          </table:table-cell>
          <table:table-cell office:value-type="float" office:value="40.71104" calcext:value-type="float">
            <text:p>40.71104</text:p>
          </table:table-cell>
          <table:table-cell office:value-type="float" office:value="6.021748" calcext:value-type="float">
            <text:p>6.021748</text:p>
          </table:table-cell>
          <table:table-cell office:value-type="float" office:value="0.001278232" calcext:value-type="float">
            <text:p>0.001278232</text:p>
          </table:table-cell>
          <table:table-cell office:value-type="float" office:value="0.7158461" calcext:value-type="float">
            <text:p>0.7158461</text:p>
          </table:table-cell>
          <table:table-cell office:value-type="float" office:value="0.08366856" calcext:value-type="float">
            <text:p>0.08366856</text:p>
          </table:table-cell>
          <table:table-cell office:value-type="float" office:value="-0.01156245" calcext:value-type="float">
            <text:p>-0.01156245</text:p>
          </table:table-cell>
          <table:table-cell office:value-type="float" office:value="360" calcext:value-type="float">
            <text:p>360</text:p>
          </table:table-cell>
          <table:table-cell office:value-type="float" office:value="-3.394008" calcext:value-type="float">
            <text:p>-3.394008</text:p>
          </table:table-cell>
          <table:table-cell office:value-type="float" office:value="0" calcext:value-type="float">
            <text:p>0</text:p>
          </table:table-cell>
          <table:table-cell office:value-type="float" office:value="205.6386" calcext:value-type="float">
            <text:p>205.6386</text:p>
          </table:table-cell>
          <table:table-cell office:value-type="float" office:value="272.5397" calcext:value-type="float">
            <text:p>272.5397</text:p>
          </table:table-cell>
          <table:table-cell office:value-type="float" office:value="894.702" calcext:value-type="float">
            <text:p>894.702</text:p>
          </table:table-cell>
          <table:table-cell office:value-type="float" office:value="851.4911" calcext:value-type="float">
            <text:p>851.4911</text:p>
          </table:table-cell>
          <table:table-cell office:value-type="float" office:value="833.3735" calcext:value-type="float">
            <text:p>833.3735</text:p>
          </table:table-cell>
          <table:table-cell office:value-type="float" office:value="852.8094" calcext:value-type="float">
            <text:p>852.8094</text:p>
          </table:table-cell>
          <table:table-cell office:value-type="float" office:value="318.42" calcext:value-type="float">
            <text:p>318.42</text:p>
          </table:table-cell>
          <table:table-cell office:value-type="float" office:value="436.0627" calcext:value-type="float">
            <text:p>436.0627</text:p>
          </table:table-cell>
          <table:table-cell office:value-type="float" office:value="380.5527" calcext:value-type="float">
            <text:p>380.5527</text:p>
          </table:table-cell>
          <table:table-cell office:value-type="float" office:value="323.8734" calcext:value-type="float">
            <text:p>323.87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86.2859" calcext:value-type="float">
            <text:p>86.2859</text:p>
          </table:table-cell>
          <table:table-cell office:value-type="float" office:value="5395.089" calcext:value-type="float">
            <text:p>5395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11817" calcext:value-type="float">
            <text:p>-2.411817</text:p>
          </table:table-cell>
          <table:table-cell office:value-type="float" office:value="10.31303" calcext:value-type="float">
            <text:p>10.31303</text:p>
          </table:table-cell>
          <table:table-cell office:value-type="float" office:value="0" calcext:value-type="float">
            <text:p>0</text:p>
          </table:table-cell>
          <table:table-cell office:value-type="float" office:value="40.59953" calcext:value-type="float">
            <text:p>40.59953</text:p>
          </table:table-cell>
          <table:table-cell office:value-type="float" office:value="5.998796" calcext:value-type="float">
            <text:p>5.998796</text:p>
          </table:table-cell>
          <table:table-cell office:value-type="float" office:value="0.001271828" calcext:value-type="float">
            <text:p>0.001271828</text:p>
          </table:table-cell>
          <table:table-cell office:value-type="float" office:value="0.730232" calcext:value-type="float">
            <text:p>0.730232</text:p>
          </table:table-cell>
          <table:table-cell office:value-type="float" office:value="0.08465222" calcext:value-type="float">
            <text:p>0.08465222</text:p>
          </table:table-cell>
          <table:table-cell office:value-type="float" office:value="-0.01075763" calcext:value-type="float">
            <text:p>-0.01075763</text:p>
          </table:table-cell>
          <table:table-cell office:value-type="float" office:value="360" calcext:value-type="float">
            <text:p>360</text:p>
          </table:table-cell>
          <table:table-cell office:value-type="float" office:value="-3.420221" calcext:value-type="float">
            <text:p>-3.420221</text:p>
          </table:table-cell>
          <table:table-cell office:value-type="float" office:value="0" calcext:value-type="float">
            <text:p>0</text:p>
          </table:table-cell>
          <table:table-cell office:value-type="float" office:value="205.6364" calcext:value-type="float">
            <text:p>205.6364</text:p>
          </table:table-cell>
          <table:table-cell office:value-type="float" office:value="272.5326" calcext:value-type="float">
            <text:p>272.5326</text:p>
          </table:table-cell>
          <table:table-cell office:value-type="float" office:value="894.6794" calcext:value-type="float">
            <text:p>894.6794</text:p>
          </table:table-cell>
          <table:table-cell office:value-type="float" office:value="851.4767" calcext:value-type="float">
            <text:p>851.4767</text:p>
          </table:table-cell>
          <table:table-cell office:value-type="float" office:value="833.3682" calcext:value-type="float">
            <text:p>833.3682</text:p>
          </table:table-cell>
          <table:table-cell office:value-type="float" office:value="852.8044" calcext:value-type="float">
            <text:p>852.8044</text:p>
          </table:table-cell>
          <table:table-cell office:value-type="float" office:value="318.4191" calcext:value-type="float">
            <text:p>318.4191</text:p>
          </table:table-cell>
          <table:table-cell office:value-type="float" office:value="436.0618" calcext:value-type="float">
            <text:p>436.0618</text:p>
          </table:table-cell>
          <table:table-cell office:value-type="float" office:value="380.5522" calcext:value-type="float">
            <text:p>380.5522</text:p>
          </table:table-cell>
          <table:table-cell office:value-type="float" office:value="323.8728" calcext:value-type="float">
            <text:p>323.87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86.22017" calcext:value-type="float">
            <text:p>86.22017</text:p>
          </table:table-cell>
          <table:table-cell office:value-type="float" office:value="5395.067" calcext:value-type="float">
            <text:p>5395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18559" calcext:value-type="float">
            <text:p>-2.418559</text:p>
          </table:table-cell>
          <table:table-cell office:value-type="float" office:value="10.3307" calcext:value-type="float">
            <text:p>10.3307</text:p>
          </table:table-cell>
          <table:table-cell office:value-type="float" office:value="0" calcext:value-type="float">
            <text:p>0</text:p>
          </table:table-cell>
          <table:table-cell office:value-type="float" office:value="40.48521" calcext:value-type="float">
            <text:p>40.48521</text:p>
          </table:table-cell>
          <table:table-cell office:value-type="float" office:value="5.969026" calcext:value-type="float">
            <text:p>5.969026</text:p>
          </table:table-cell>
          <table:table-cell office:value-type="float" office:value="0.001258359" calcext:value-type="float">
            <text:p>0.001258359</text:p>
          </table:table-cell>
          <table:table-cell office:value-type="float" office:value="0.7465039" calcext:value-type="float">
            <text:p>0.7465039</text:p>
          </table:table-cell>
          <table:table-cell office:value-type="float" office:value="0.08567337" calcext:value-type="float">
            <text:p>0.08567337</text:p>
          </table:table-cell>
          <table:table-cell office:value-type="float" office:value="-0.009333167" calcext:value-type="float">
            <text:p>-0.009333167</text:p>
          </table:table-cell>
          <table:table-cell office:value-type="float" office:value="360" calcext:value-type="float">
            <text:p>360</text:p>
          </table:table-cell>
          <table:table-cell office:value-type="float" office:value="-3.450917" calcext:value-type="float">
            <text:p>-3.450917</text:p>
          </table:table-cell>
          <table:table-cell office:value-type="float" office:value="0" calcext:value-type="float">
            <text:p>0</text:p>
          </table:table-cell>
          <table:table-cell office:value-type="float" office:value="205.634" calcext:value-type="float">
            <text:p>205.634</text:p>
          </table:table-cell>
          <table:table-cell office:value-type="float" office:value="272.5268" calcext:value-type="float">
            <text:p>272.5268</text:p>
          </table:table-cell>
          <table:table-cell office:value-type="float" office:value="894.6569" calcext:value-type="float">
            <text:p>894.6569</text:p>
          </table:table-cell>
          <table:table-cell office:value-type="float" office:value="851.4626" calcext:value-type="float">
            <text:p>851.4626</text:p>
          </table:table-cell>
          <table:table-cell office:value-type="float" office:value="833.3629" calcext:value-type="float">
            <text:p>833.3629</text:p>
          </table:table-cell>
          <table:table-cell office:value-type="float" office:value="852.7994" calcext:value-type="float">
            <text:p>852.7994</text:p>
          </table:table-cell>
          <table:table-cell office:value-type="float" office:value="318.4182" calcext:value-type="float">
            <text:p>318.4182</text:p>
          </table:table-cell>
          <table:table-cell office:value-type="float" office:value="436.0609" calcext:value-type="float">
            <text:p>436.0609</text:p>
          </table:table-cell>
          <table:table-cell office:value-type="float" office:value="380.5517" calcext:value-type="float">
            <text:p>380.5517</text:p>
          </table:table-cell>
          <table:table-cell office:value-type="float" office:value="323.8722" calcext:value-type="float">
            <text:p>323.87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86.13277" calcext:value-type="float">
            <text:p>86.13277</text:p>
          </table:table-cell>
          <table:table-cell office:value-type="float" office:value="5395.045" calcext:value-type="float">
            <text:p>5395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19053" calcext:value-type="float">
            <text:p>-2.419053</text:p>
          </table:table-cell>
          <table:table-cell office:value-type="float" office:value="10.55137" calcext:value-type="float">
            <text:p>10.55137</text:p>
          </table:table-cell>
          <table:table-cell office:value-type="float" office:value="0" calcext:value-type="float">
            <text:p>0</text:p>
          </table:table-cell>
          <table:table-cell office:value-type="float" office:value="40.36572" calcext:value-type="float">
            <text:p>40.36572</text:p>
          </table:table-cell>
          <table:table-cell office:value-type="float" office:value="5.918735" calcext:value-type="float">
            <text:p>5.918735</text:p>
          </table:table-cell>
          <table:table-cell office:value-type="float" office:value="0.001255167" calcext:value-type="float">
            <text:p>0.001255167</text:p>
          </table:table-cell>
          <table:table-cell office:value-type="float" office:value="0.7832999" calcext:value-type="float">
            <text:p>0.7832999</text:p>
          </table:table-cell>
          <table:table-cell office:value-type="float" office:value="0.0867044" calcext:value-type="float">
            <text:p>0.0867044</text:p>
          </table:table-cell>
          <table:table-cell office:value-type="float" office:value="-0.007937502" calcext:value-type="float">
            <text:p>-0.007937502</text:p>
          </table:table-cell>
          <table:table-cell office:value-type="float" office:value="360" calcext:value-type="float">
            <text:p>360</text:p>
          </table:table-cell>
          <table:table-cell office:value-type="float" office:value="-3.496428" calcext:value-type="float">
            <text:p>-3.496428</text:p>
          </table:table-cell>
          <table:table-cell office:value-type="float" office:value="0" calcext:value-type="float">
            <text:p>0</text:p>
          </table:table-cell>
          <table:table-cell office:value-type="float" office:value="205.6321" calcext:value-type="float">
            <text:p>205.6321</text:p>
          </table:table-cell>
          <table:table-cell office:value-type="float" office:value="272.5201" calcext:value-type="float">
            <text:p>272.5201</text:p>
          </table:table-cell>
          <table:table-cell office:value-type="float" office:value="894.6343" calcext:value-type="float">
            <text:p>894.6343</text:p>
          </table:table-cell>
          <table:table-cell office:value-type="float" office:value="851.4484" calcext:value-type="float">
            <text:p>851.4484</text:p>
          </table:table-cell>
          <table:table-cell office:value-type="float" office:value="833.3577" calcext:value-type="float">
            <text:p>833.3577</text:p>
          </table:table-cell>
          <table:table-cell office:value-type="float" office:value="852.7945" calcext:value-type="float">
            <text:p>852.7945</text:p>
          </table:table-cell>
          <table:table-cell office:value-type="float" office:value="318.4172" calcext:value-type="float">
            <text:p>318.4172</text:p>
          </table:table-cell>
          <table:table-cell office:value-type="float" office:value="436.06" calcext:value-type="float">
            <text:p>436.06</text:p>
          </table:table-cell>
          <table:table-cell office:value-type="float" office:value="380.5512" calcext:value-type="float">
            <text:p>380.5512</text:p>
          </table:table-cell>
          <table:table-cell office:value-type="float" office:value="323.8716" calcext:value-type="float">
            <text:p>323.87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86.01788" calcext:value-type="float">
            <text:p>86.01788</text:p>
          </table:table-cell>
          <table:table-cell office:value-type="float" office:value="5395.047" calcext:value-type="float">
            <text:p>5395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83565" calcext:value-type="float">
            <text:p>-2.483565</text:p>
          </table:table-cell>
          <table:table-cell office:value-type="float" office:value="10.60832" calcext:value-type="float">
            <text:p>10.60832</text:p>
          </table:table-cell>
          <table:table-cell office:value-type="float" office:value="0" calcext:value-type="float">
            <text:p>0</text:p>
          </table:table-cell>
          <table:table-cell office:value-type="float" office:value="40.19519" calcext:value-type="float">
            <text:p>40.19519</text:p>
          </table:table-cell>
          <table:table-cell office:value-type="float" office:value="5.883346" calcext:value-type="float">
            <text:p>5.883346</text:p>
          </table:table-cell>
          <table:table-cell office:value-type="float" office:value="0.001179458" calcext:value-type="float">
            <text:p>0.001179458</text:p>
          </table:table-cell>
          <table:table-cell office:value-type="float" office:value="0.7840218" calcext:value-type="float">
            <text:p>0.7840218</text:p>
          </table:table-cell>
          <table:table-cell office:value-type="float" office:value="0.08786231" calcext:value-type="float">
            <text:p>0.08786231</text:p>
          </table:table-cell>
          <table:table-cell office:value-type="float" office:value="-0.006726417" calcext:value-type="float">
            <text:p>-0.006726417</text:p>
          </table:table-cell>
          <table:table-cell office:value-type="float" office:value="360" calcext:value-type="float">
            <text:p>360</text:p>
          </table:table-cell>
          <table:table-cell office:value-type="float" office:value="-3.564332" calcext:value-type="float">
            <text:p>-3.564332</text:p>
          </table:table-cell>
          <table:table-cell office:value-type="float" office:value="0" calcext:value-type="float">
            <text:p>0</text:p>
          </table:table-cell>
          <table:table-cell office:value-type="float" office:value="205.6144" calcext:value-type="float">
            <text:p>205.6144</text:p>
          </table:table-cell>
          <table:table-cell office:value-type="float" office:value="272.5128" calcext:value-type="float">
            <text:p>272.5128</text:p>
          </table:table-cell>
          <table:table-cell office:value-type="float" office:value="894.6088" calcext:value-type="float">
            <text:p>894.6088</text:p>
          </table:table-cell>
          <table:table-cell office:value-type="float" office:value="851.4342" calcext:value-type="float">
            <text:p>851.4342</text:p>
          </table:table-cell>
          <table:table-cell office:value-type="float" office:value="833.3525" calcext:value-type="float">
            <text:p>833.3525</text:p>
          </table:table-cell>
          <table:table-cell office:value-type="float" office:value="852.7896" calcext:value-type="float">
            <text:p>852.7896</text:p>
          </table:table-cell>
          <table:table-cell office:value-type="float" office:value="318.4163" calcext:value-type="float">
            <text:p>318.4163</text:p>
          </table:table-cell>
          <table:table-cell office:value-type="float" office:value="436.0591" calcext:value-type="float">
            <text:p>436.0591</text:p>
          </table:table-cell>
          <table:table-cell office:value-type="float" office:value="380.5507" calcext:value-type="float">
            <text:p>380.5507</text:p>
          </table:table-cell>
          <table:table-cell office:value-type="float" office:value="323.8709" calcext:value-type="float">
            <text:p>323.87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85.81415" calcext:value-type="float">
            <text:p>85.81415</text:p>
          </table:table-cell>
          <table:table-cell office:value-type="float" office:value="5395.064" calcext:value-type="float">
            <text:p>5395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788" calcext:value-type="float">
            <text:p>-2.5788</text:p>
          </table:table-cell>
          <table:table-cell office:value-type="float" office:value="10.70942" calcext:value-type="float">
            <text:p>10.70942</text:p>
          </table:table-cell>
          <table:table-cell office:value-type="float" office:value="0" calcext:value-type="float">
            <text:p>0</text:p>
          </table:table-cell>
          <table:table-cell office:value-type="float" office:value="40.0643" calcext:value-type="float">
            <text:p>40.0643</text:p>
          </table:table-cell>
          <table:table-cell office:value-type="float" office:value="5.715608" calcext:value-type="float">
            <text:p>5.715608</text:p>
          </table:table-cell>
          <table:table-cell office:value-type="float" office:value="0.0009770626" calcext:value-type="float">
            <text:p>0.0009770626</text:p>
          </table:table-cell>
          <table:table-cell office:value-type="float" office:value="0.7840218" calcext:value-type="float">
            <text:p>0.7840218</text:p>
          </table:table-cell>
          <table:table-cell office:value-type="float" office:value="0.08901886" calcext:value-type="float">
            <text:p>0.08901886</text:p>
          </table:table-cell>
          <table:table-cell office:value-type="float" office:value="-0.005706377" calcext:value-type="float">
            <text:p>-0.005706377</text:p>
          </table:table-cell>
          <table:table-cell office:value-type="float" office:value="360" calcext:value-type="float">
            <text:p>360</text:p>
          </table:table-cell>
          <table:table-cell office:value-type="float" office:value="-3.661946" calcext:value-type="float">
            <text:p>-3.661946</text:p>
          </table:table-cell>
          <table:table-cell office:value-type="float" office:value="0" calcext:value-type="float">
            <text:p>0</text:p>
          </table:table-cell>
          <table:table-cell office:value-type="float" office:value="205.6493" calcext:value-type="float">
            <text:p>205.6493</text:p>
          </table:table-cell>
          <table:table-cell office:value-type="float" office:value="272.5298" calcext:value-type="float">
            <text:p>272.5298</text:p>
          </table:table-cell>
          <table:table-cell office:value-type="float" office:value="894.5666" calcext:value-type="float">
            <text:p>894.5666</text:p>
          </table:table-cell>
          <table:table-cell office:value-type="float" office:value="851.4185" calcext:value-type="float">
            <text:p>851.4185</text:p>
          </table:table-cell>
          <table:table-cell office:value-type="float" office:value="833.3474" calcext:value-type="float">
            <text:p>833.3474</text:p>
          </table:table-cell>
          <table:table-cell office:value-type="float" office:value="852.7847" calcext:value-type="float">
            <text:p>852.7847</text:p>
          </table:table-cell>
          <table:table-cell office:value-type="float" office:value="318.4154" calcext:value-type="float">
            <text:p>318.4154</text:p>
          </table:table-cell>
          <table:table-cell office:value-type="float" office:value="436.0583" calcext:value-type="float">
            <text:p>436.0583</text:p>
          </table:table-cell>
          <table:table-cell office:value-type="float" office:value="380.5501" calcext:value-type="float">
            <text:p>380.5501</text:p>
          </table:table-cell>
          <table:table-cell office:value-type="float" office:value="323.8703" calcext:value-type="float">
            <text:p>323.87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85.649" calcext:value-type="float">
            <text:p>85.649</text:p>
          </table:table-cell>
          <table:table-cell office:value-type="float" office:value="5395.05" calcext:value-type="float">
            <text:p>539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60646" calcext:value-type="float">
            <text:p>-2.660646</text:p>
          </table:table-cell>
          <table:table-cell office:value-type="float" office:value="10.709" calcext:value-type="float">
            <text:p>10.709</text:p>
          </table:table-cell>
          <table:table-cell office:value-type="float" office:value="0" calcext:value-type="float">
            <text:p>0</text:p>
          </table:table-cell>
          <table:table-cell office:value-type="float" office:value="39.9219" calcext:value-type="float">
            <text:p>39.9219</text:p>
          </table:table-cell>
          <table:table-cell office:value-type="float" office:value="5.618869" calcext:value-type="float">
            <text:p>5.618869</text:p>
          </table:table-cell>
          <table:table-cell office:value-type="float" office:value="0.0008426502" calcext:value-type="float">
            <text:p>0.0008426502</text:p>
          </table:table-cell>
          <table:table-cell office:value-type="float" office:value="0.7840218" calcext:value-type="float">
            <text:p>0.7840218</text:p>
          </table:table-cell>
          <table:table-cell office:value-type="float" office:value="0.09017292" calcext:value-type="float">
            <text:p>0.09017292</text:p>
          </table:table-cell>
          <table:table-cell office:value-type="float" office:value="-0.004766624" calcext:value-type="float">
            <text:p>-0.004766624</text:p>
          </table:table-cell>
          <table:table-cell office:value-type="float" office:value="360" calcext:value-type="float">
            <text:p>360</text:p>
          </table:table-cell>
          <table:table-cell office:value-type="float" office:value="-3.74602" calcext:value-type="float">
            <text:p>-3.74602</text:p>
          </table:table-cell>
          <table:table-cell office:value-type="float" office:value="0" calcext:value-type="float">
            <text:p>0</text:p>
          </table:table-cell>
          <table:table-cell office:value-type="float" office:value="205.669" calcext:value-type="float">
            <text:p>205.669</text:p>
          </table:table-cell>
          <table:table-cell office:value-type="float" office:value="272.5118" calcext:value-type="float">
            <text:p>272.5118</text:p>
          </table:table-cell>
          <table:table-cell office:value-type="float" office:value="894.5198" calcext:value-type="float">
            <text:p>894.5198</text:p>
          </table:table-cell>
          <table:table-cell office:value-type="float" office:value="851.3942" calcext:value-type="float">
            <text:p>851.3942</text:p>
          </table:table-cell>
          <table:table-cell office:value-type="float" office:value="833.3424" calcext:value-type="float">
            <text:p>833.3424</text:p>
          </table:table-cell>
          <table:table-cell office:value-type="float" office:value="852.7798" calcext:value-type="float">
            <text:p>852.7798</text:p>
          </table:table-cell>
          <table:table-cell office:value-type="float" office:value="318.4146" calcext:value-type="float">
            <text:p>318.4146</text:p>
          </table:table-cell>
          <table:table-cell office:value-type="float" office:value="436.0573" calcext:value-type="float">
            <text:p>436.0573</text:p>
          </table:table-cell>
          <table:table-cell office:value-type="float" office:value="380.5496" calcext:value-type="float">
            <text:p>380.5496</text:p>
          </table:table-cell>
          <table:table-cell office:value-type="float" office:value="323.8698" calcext:value-type="float">
            <text:p>323.86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85.4529" calcext:value-type="float">
            <text:p>85.4529</text:p>
          </table:table-cell>
          <table:table-cell office:value-type="float" office:value="5395.035" calcext:value-type="float">
            <text:p>5395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06814" calcext:value-type="float">
            <text:p>-2.806814</text:p>
          </table:table-cell>
          <table:table-cell office:value-type="float" office:value="12.38076" calcext:value-type="float">
            <text:p>12.38076</text:p>
          </table:table-cell>
          <table:table-cell office:value-type="float" office:value="0" calcext:value-type="float">
            <text:p>0</text:p>
          </table:table-cell>
          <table:table-cell office:value-type="float" office:value="39.88411" calcext:value-type="float">
            <text:p>39.88411</text:p>
          </table:table-cell>
          <table:table-cell office:value-type="float" office:value="5.527114" calcext:value-type="float">
            <text:p>5.527114</text:p>
          </table:table-cell>
          <table:table-cell office:value-type="float" office:value="0.000403392" calcext:value-type="float">
            <text:p>0.000403392</text:p>
          </table:table-cell>
          <table:table-cell office:value-type="float" office:value="0.7840218" calcext:value-type="float">
            <text:p>0.7840218</text:p>
          </table:table-cell>
          <table:table-cell office:value-type="float" office:value="0.09107502" calcext:value-type="float">
            <text:p>0.09107502</text:p>
          </table:table-cell>
          <table:table-cell office:value-type="float" office:value="-0.004195661" calcext:value-type="float">
            <text:p>-0.004195661</text:p>
          </table:table-cell>
          <table:table-cell office:value-type="float" office:value="360" calcext:value-type="float">
            <text:p>360</text:p>
          </table:table-cell>
          <table:table-cell office:value-type="float" office:value="-3.8941" calcext:value-type="float">
            <text:p>-3.8941</text:p>
          </table:table-cell>
          <table:table-cell office:value-type="float" office:value="0" calcext:value-type="float">
            <text:p>0</text:p>
          </table:table-cell>
          <table:table-cell office:value-type="float" office:value="205.6449" calcext:value-type="float">
            <text:p>205.6449</text:p>
          </table:table-cell>
          <table:table-cell office:value-type="float" office:value="272.4995" calcext:value-type="float">
            <text:p>272.4995</text:p>
          </table:table-cell>
          <table:table-cell office:value-type="float" office:value="894.4758" calcext:value-type="float">
            <text:p>894.4758</text:p>
          </table:table-cell>
          <table:table-cell office:value-type="float" office:value="851.3696" calcext:value-type="float">
            <text:p>851.3696</text:p>
          </table:table-cell>
          <table:table-cell office:value-type="float" office:value="833.3357" calcext:value-type="float">
            <text:p>833.3357</text:p>
          </table:table-cell>
          <table:table-cell office:value-type="float" office:value="852.775" calcext:value-type="float">
            <text:p>852.775</text:p>
          </table:table-cell>
          <table:table-cell office:value-type="float" office:value="318.4137" calcext:value-type="float">
            <text:p>318.4137</text:p>
          </table:table-cell>
          <table:table-cell office:value-type="float" office:value="436.0565" calcext:value-type="float">
            <text:p>436.0565</text:p>
          </table:table-cell>
          <table:table-cell office:value-type="float" office:value="380.5491" calcext:value-type="float">
            <text:p>380.5491</text:p>
          </table:table-cell>
          <table:table-cell office:value-type="float" office:value="323.8692" calcext:value-type="float">
            <text:p>323.86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85.36146" calcext:value-type="float">
            <text:p>85.36146</text:p>
          </table:table-cell>
          <table:table-cell office:value-type="float" office:value="5395.029" calcext:value-type="float">
            <text:p>5395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62232" calcext:value-type="float">
            <text:p>-2.862232</text:p>
          </table:table-cell>
          <table:table-cell office:value-type="float" office:value="11.99708" calcext:value-type="float">
            <text:p>11.99708</text:p>
          </table:table-cell>
          <table:table-cell office:value-type="float" office:value="0" calcext:value-type="float">
            <text:p>0</text:p>
          </table:table-cell>
          <table:table-cell office:value-type="float" office:value="39.83157" calcext:value-type="float">
            <text:p>39.83157</text:p>
          </table:table-cell>
          <table:table-cell office:value-type="float" office:value="5.477235" calcext:value-type="float">
            <text:p>5.477235</text:p>
          </table:table-cell>
          <table:table-cell office:value-type="float" office:value="0.000310955" calcext:value-type="float">
            <text:p>0.000310955</text:p>
          </table:table-cell>
          <table:table-cell office:value-type="float" office:value="0.8132859" calcext:value-type="float">
            <text:p>0.8132859</text:p>
          </table:table-cell>
          <table:table-cell office:value-type="float" office:value="0.09195131" calcext:value-type="float">
            <text:p>0.09195131</text:p>
          </table:table-cell>
          <table:table-cell office:value-type="float" office:value="-0.003556806" calcext:value-type="float">
            <text:p>-0.003556806</text:p>
          </table:table-cell>
          <table:table-cell office:value-type="float" office:value="360" calcext:value-type="float">
            <text:p>360</text:p>
          </table:table-cell>
          <table:table-cell office:value-type="float" office:value="-3.982892" calcext:value-type="float">
            <text:p>-3.982892</text:p>
          </table:table-cell>
          <table:table-cell office:value-type="float" office:value="0" calcext:value-type="float">
            <text:p>0</text:p>
          </table:table-cell>
          <table:table-cell office:value-type="float" office:value="205.6454" calcext:value-type="float">
            <text:p>205.6454</text:p>
          </table:table-cell>
          <table:table-cell office:value-type="float" office:value="272.4953" calcext:value-type="float">
            <text:p>272.4953</text:p>
          </table:table-cell>
          <table:table-cell office:value-type="float" office:value="894.4578" calcext:value-type="float">
            <text:p>894.4578</text:p>
          </table:table-cell>
          <table:table-cell office:value-type="float" office:value="851.3564" calcext:value-type="float">
            <text:p>851.3564</text:p>
          </table:table-cell>
          <table:table-cell office:value-type="float" office:value="833.3312" calcext:value-type="float">
            <text:p>833.3312</text:p>
          </table:table-cell>
          <table:table-cell office:value-type="float" office:value="852.7703" calcext:value-type="float">
            <text:p>852.7703</text:p>
          </table:table-cell>
          <table:table-cell office:value-type="float" office:value="318.4128" calcext:value-type="float">
            <text:p>318.4128</text:p>
          </table:table-cell>
          <table:table-cell office:value-type="float" office:value="436.0556" calcext:value-type="float">
            <text:p>436.0556</text:p>
          </table:table-cell>
          <table:table-cell office:value-type="float" office:value="380.5486" calcext:value-type="float">
            <text:p>380.5486</text:p>
          </table:table-cell>
          <table:table-cell office:value-type="float" office:value="323.8686" calcext:value-type="float">
            <text:p>323.86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85.23346" calcext:value-type="float">
            <text:p>85.23346</text:p>
          </table:table-cell>
          <table:table-cell office:value-type="float" office:value="5394.997" calcext:value-type="float">
            <text:p>5394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12024" calcext:value-type="float">
            <text:p>-2.912024</text:p>
          </table:table-cell>
          <table:table-cell office:value-type="float" office:value="12.06518" calcext:value-type="float">
            <text:p>12.06518</text:p>
          </table:table-cell>
          <table:table-cell office:value-type="float" office:value="0" calcext:value-type="float">
            <text:p>0</text:p>
          </table:table-cell>
          <table:table-cell office:value-type="float" office:value="39.59712" calcext:value-type="float">
            <text:p>39.59712</text:p>
          </table:table-cell>
          <table:table-cell office:value-type="float" office:value="5.444965" calcext:value-type="float">
            <text:p>5.444965</text:p>
          </table:table-cell>
          <table:table-cell office:value-type="float" office:value="0.0002499318" calcext:value-type="float">
            <text:p>0.0002499318</text:p>
          </table:table-cell>
          <table:table-cell office:value-type="float" office:value="0.8140831" calcext:value-type="float">
            <text:p>0.8140831</text:p>
          </table:table-cell>
          <table:table-cell office:value-type="float" office:value="0.09313837" calcext:value-type="float">
            <text:p>0.09313837</text:p>
          </table:table-cell>
          <table:table-cell office:value-type="float" office:value="-0.002811716" calcext:value-type="float">
            <text:p>-0.002811716</text:p>
          </table:table-cell>
          <table:table-cell office:value-type="float" office:value="360" calcext:value-type="float">
            <text:p>360</text:p>
          </table:table-cell>
          <table:table-cell office:value-type="float" office:value="-4.035537" calcext:value-type="float">
            <text:p>-4.035537</text:p>
          </table:table-cell>
          <table:table-cell office:value-type="float" office:value="0" calcext:value-type="float">
            <text:p>0</text:p>
          </table:table-cell>
          <table:table-cell office:value-type="float" office:value="205.6331" calcext:value-type="float">
            <text:p>205.6331</text:p>
          </table:table-cell>
          <table:table-cell office:value-type="float" office:value="272.4763" calcext:value-type="float">
            <text:p>272.4763</text:p>
          </table:table-cell>
          <table:table-cell office:value-type="float" office:value="894.4059" calcext:value-type="float">
            <text:p>894.4059</text:p>
          </table:table-cell>
          <table:table-cell office:value-type="float" office:value="851.3271" calcext:value-type="float">
            <text:p>851.3271</text:p>
          </table:table-cell>
          <table:table-cell office:value-type="float" office:value="833.3232" calcext:value-type="float">
            <text:p>833.3232</text:p>
          </table:table-cell>
          <table:table-cell office:value-type="float" office:value="852.7656" calcext:value-type="float">
            <text:p>852.7656</text:p>
          </table:table-cell>
          <table:table-cell office:value-type="float" office:value="318.4118" calcext:value-type="float">
            <text:p>318.4118</text:p>
          </table:table-cell>
          <table:table-cell office:value-type="float" office:value="436.0547" calcext:value-type="float">
            <text:p>436.0547</text:p>
          </table:table-cell>
          <table:table-cell office:value-type="float" office:value="380.548" calcext:value-type="float">
            <text:p>380.548</text:p>
          </table:table-cell>
          <table:table-cell office:value-type="float" office:value="323.868" calcext:value-type="float">
            <text:p>323.8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85.01979" calcext:value-type="float">
            <text:p>85.01979</text:p>
          </table:table-cell>
          <table:table-cell office:value-type="float" office:value="5394.977" calcext:value-type="float">
            <text:p>5394.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0329" calcext:value-type="float">
            <text:p>-3.010329</text:p>
          </table:table-cell>
          <table:table-cell office:value-type="float" office:value="12.53186" calcext:value-type="float">
            <text:p>12.53186</text:p>
          </table:table-cell>
          <table:table-cell office:value-type="float" office:value="0" calcext:value-type="float">
            <text:p>0</text:p>
          </table:table-cell>
          <table:table-cell office:value-type="float" office:value="39.4173" calcext:value-type="float">
            <text:p>39.4173</text:p>
          </table:table-cell>
          <table:table-cell office:value-type="float" office:value="5.299261" calcext:value-type="float">
            <text:p>5.299261</text:p>
          </table:table-cell>
          <table:table-cell office:value-type="float" office:value="-0.000003661813" calcext:value-type="float">
            <text:p>-3.661813E-06</text:p>
          </table:table-cell>
          <table:table-cell office:value-type="float" office:value="0.8140831" calcext:value-type="float">
            <text:p>0.8140831</text:p>
          </table:table-cell>
          <table:table-cell office:value-type="float" office:value="0.09429447" calcext:value-type="float">
            <text:p>0.09429447</text:p>
          </table:table-cell>
          <table:table-cell office:value-type="float" office:value="-0.001930424" calcext:value-type="float">
            <text:p>-0.001930424</text:p>
          </table:table-cell>
          <table:table-cell office:value-type="float" office:value="360" calcext:value-type="float">
            <text:p>360</text:p>
          </table:table-cell>
          <table:table-cell office:value-type="float" office:value="-4.136133" calcext:value-type="float">
            <text:p>-4.136133</text:p>
          </table:table-cell>
          <table:table-cell office:value-type="float" office:value="0" calcext:value-type="float">
            <text:p>0</text:p>
          </table:table-cell>
          <table:table-cell office:value-type="float" office:value="205.6734" calcext:value-type="float">
            <text:p>205.6734</text:p>
          </table:table-cell>
          <table:table-cell office:value-type="float" office:value="272.4626" calcext:value-type="float">
            <text:p>272.4626</text:p>
          </table:table-cell>
          <table:table-cell office:value-type="float" office:value="894.3478" calcext:value-type="float">
            <text:p>894.3478</text:p>
          </table:table-cell>
          <table:table-cell office:value-type="float" office:value="851.2933" calcext:value-type="float">
            <text:p>851.2933</text:p>
          </table:table-cell>
          <table:table-cell office:value-type="float" office:value="833.3116" calcext:value-type="float">
            <text:p>833.3116</text:p>
          </table:table-cell>
          <table:table-cell office:value-type="float" office:value="852.7587" calcext:value-type="float">
            <text:p>852.7587</text:p>
          </table:table-cell>
          <table:table-cell office:value-type="float" office:value="318.4111" calcext:value-type="float">
            <text:p>318.4111</text:p>
          </table:table-cell>
          <table:table-cell office:value-type="float" office:value="436.0538" calcext:value-type="float">
            <text:p>436.0538</text:p>
          </table:table-cell>
          <table:table-cell office:value-type="float" office:value="380.5475" calcext:value-type="float">
            <text:p>380.5475</text:p>
          </table:table-cell>
          <table:table-cell office:value-type="float" office:value="323.8675" calcext:value-type="float">
            <text:p>323.86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84.84225" calcext:value-type="float">
            <text:p>84.84225</text:p>
          </table:table-cell>
          <table:table-cell office:value-type="float" office:value="5394.955" calcext:value-type="float">
            <text:p>5394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07668" calcext:value-type="float">
            <text:p>-3.107668</text:p>
          </table:table-cell>
          <table:table-cell office:value-type="float" office:value="15.97267" calcext:value-type="float">
            <text:p>15.97267</text:p>
          </table:table-cell>
          <table:table-cell office:value-type="float" office:value="0" calcext:value-type="float">
            <text:p>0</text:p>
          </table:table-cell>
          <table:table-cell office:value-type="float" office:value="39.33602" calcext:value-type="float">
            <text:p>39.33602</text:p>
          </table:table-cell>
          <table:table-cell office:value-type="float" office:value="5.179573" calcext:value-type="float">
            <text:p>5.179573</text:p>
          </table:table-cell>
          <table:table-cell office:value-type="float" office:value="-0.0002030594" calcext:value-type="float">
            <text:p>-0.0002030594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09928689" calcext:value-type="float">
            <text:p>0.09928689</text:p>
          </table:table-cell>
          <table:table-cell office:value-type="float" office:value="0.09566494" calcext:value-type="float">
            <text:p>0.09566494</text:p>
          </table:table-cell>
          <table:table-cell office:value-type="float" office:value="360" calcext:value-type="float">
            <text:p>360</text:p>
          </table:table-cell>
          <table:table-cell office:value-type="float" office:value="-4.375779" calcext:value-type="float">
            <text:p>-4.375779</text:p>
          </table:table-cell>
          <table:table-cell office:value-type="float" office:value="0" calcext:value-type="float">
            <text:p>0</text:p>
          </table:table-cell>
          <table:table-cell office:value-type="float" office:value="205.6882" calcext:value-type="float">
            <text:p>205.6882</text:p>
          </table:table-cell>
          <table:table-cell office:value-type="float" office:value="272.455" calcext:value-type="float">
            <text:p>272.455</text:p>
          </table:table-cell>
          <table:table-cell office:value-type="float" office:value="894.297" calcext:value-type="float">
            <text:p>894.297</text:p>
          </table:table-cell>
          <table:table-cell office:value-type="float" office:value="851.2649" calcext:value-type="float">
            <text:p>851.2649</text:p>
          </table:table-cell>
          <table:table-cell office:value-type="float" office:value="833.3061" calcext:value-type="float">
            <text:p>833.3061</text:p>
          </table:table-cell>
          <table:table-cell office:value-type="float" office:value="852.7531" calcext:value-type="float">
            <text:p>852.7531</text:p>
          </table:table-cell>
          <table:table-cell office:value-type="float" office:value="318.4119" calcext:value-type="float">
            <text:p>318.4119</text:p>
          </table:table-cell>
          <table:table-cell office:value-type="float" office:value="436.0563" calcext:value-type="float">
            <text:p>436.0563</text:p>
          </table:table-cell>
          <table:table-cell office:value-type="float" office:value="380.5471" calcext:value-type="float">
            <text:p>380.5471</text:p>
          </table:table-cell>
          <table:table-cell office:value-type="float" office:value="323.8669" calcext:value-type="float">
            <text:p>323.86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84.65051" calcext:value-type="float">
            <text:p>84.65051</text:p>
          </table:table-cell>
          <table:table-cell office:value-type="float" office:value="5394.989" calcext:value-type="float">
            <text:p>5394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11882" calcext:value-type="float">
            <text:p>-4.211882</text:p>
          </table:table-cell>
          <table:table-cell office:value-type="float" office:value="19.85434" calcext:value-type="float">
            <text:p>19.85434</text:p>
          </table:table-cell>
          <table:table-cell office:value-type="float" office:value="0" calcext:value-type="float">
            <text:p>0</text:p>
          </table:table-cell>
          <table:table-cell office:value-type="float" office:value="39.46271" calcext:value-type="float">
            <text:p>39.46271</text:p>
          </table:table-cell>
          <table:table-cell office:value-type="float" office:value="5.089759" calcext:value-type="float">
            <text:p>5.089759</text:p>
          </table:table-cell>
          <table:table-cell office:value-type="float" office:value="-0.0002325307" calcext:value-type="float">
            <text:p>-0.0002325307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02409" calcext:value-type="float">
            <text:p>0.102409</text:p>
          </table:table-cell>
          <table:table-cell office:value-type="float" office:value="0.1653749" calcext:value-type="float">
            <text:p>0.1653749</text:p>
          </table:table-cell>
          <table:table-cell office:value-type="float" office:value="360" calcext:value-type="float">
            <text:p>360</text:p>
          </table:table-cell>
          <table:table-cell office:value-type="float" office:value="-5.552855" calcext:value-type="float">
            <text:p>-5.552855</text:p>
          </table:table-cell>
          <table:table-cell office:value-type="float" office:value="0" calcext:value-type="float">
            <text:p>0</text:p>
          </table:table-cell>
          <table:table-cell office:value-type="float" office:value="205.6817" calcext:value-type="float">
            <text:p>205.6817</text:p>
          </table:table-cell>
          <table:table-cell office:value-type="float" office:value="272.4485" calcext:value-type="float">
            <text:p>272.4485</text:p>
          </table:table-cell>
          <table:table-cell office:value-type="float" office:value="894.2686" calcext:value-type="float">
            <text:p>894.2686</text:p>
          </table:table-cell>
          <table:table-cell office:value-type="float" office:value="851.2488" calcext:value-type="float">
            <text:p>851.2488</text:p>
          </table:table-cell>
          <table:table-cell office:value-type="float" office:value="833.3008" calcext:value-type="float">
            <text:p>833.3008</text:p>
          </table:table-cell>
          <table:table-cell office:value-type="float" office:value="852.749" calcext:value-type="float">
            <text:p>852.749</text:p>
          </table:table-cell>
          <table:table-cell office:value-type="float" office:value="318.4106" calcext:value-type="float">
            <text:p>318.4106</text:p>
          </table:table-cell>
          <table:table-cell office:value-type="float" office:value="436.0562" calcext:value-type="float">
            <text:p>436.0562</text:p>
          </table:table-cell>
          <table:table-cell office:value-type="float" office:value="380.5475" calcext:value-type="float">
            <text:p>380.5475</text:p>
          </table:table-cell>
          <table:table-cell office:value-type="float" office:value="323.8666" calcext:value-type="float">
            <text:p>323.86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84.46278" calcext:value-type="float">
            <text:p>84.46278</text:p>
          </table:table-cell>
          <table:table-cell office:value-type="float" office:value="5394.992" calcext:value-type="float">
            <text:p>5394.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6631" calcext:value-type="float">
            <text:p>-4.86631</text:p>
          </table:table-cell>
          <table:table-cell office:value-type="float" office:value="24.06682" calcext:value-type="float">
            <text:p>24.06682</text:p>
          </table:table-cell>
          <table:table-cell office:value-type="float" office:value="0" calcext:value-type="float">
            <text:p>0</text:p>
          </table:table-cell>
          <table:table-cell office:value-type="float" office:value="39.54517" calcext:value-type="float">
            <text:p>39.54517</text:p>
          </table:table-cell>
          <table:table-cell office:value-type="float" office:value="5.009799" calcext:value-type="float">
            <text:p>5.009799</text:p>
          </table:table-cell>
          <table:table-cell office:value-type="float" office:value="-0.00009461467" calcext:value-type="float">
            <text:p>-9.461467E-05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04577" calcext:value-type="float">
            <text:p>0.104577</text:p>
          </table:table-cell>
          <table:table-cell office:value-type="float" office:value="0.1840368" calcext:value-type="float">
            <text:p>0.1840368</text:p>
          </table:table-cell>
          <table:table-cell office:value-type="float" office:value="360" calcext:value-type="float">
            <text:p>360</text:p>
          </table:table-cell>
          <table:table-cell office:value-type="float" office:value="-6.227975" calcext:value-type="float">
            <text:p>-6.227975</text:p>
          </table:table-cell>
          <table:table-cell office:value-type="float" office:value="0" calcext:value-type="float">
            <text:p>0</text:p>
          </table:table-cell>
          <table:table-cell office:value-type="float" office:value="205.688" calcext:value-type="float">
            <text:p>205.688</text:p>
          </table:table-cell>
          <table:table-cell office:value-type="float" office:value="272.4343" calcext:value-type="float">
            <text:p>272.4343</text:p>
          </table:table-cell>
          <table:table-cell office:value-type="float" office:value="894.219" calcext:value-type="float">
            <text:p>894.219</text:p>
          </table:table-cell>
          <table:table-cell office:value-type="float" office:value="851.2219" calcext:value-type="float">
            <text:p>851.2219</text:p>
          </table:table-cell>
          <table:table-cell office:value-type="float" office:value="833.2924" calcext:value-type="float">
            <text:p>833.2924</text:p>
          </table:table-cell>
          <table:table-cell office:value-type="float" office:value="852.7418" calcext:value-type="float">
            <text:p>852.7418</text:p>
          </table:table-cell>
          <table:table-cell office:value-type="float" office:value="318.4086" calcext:value-type="float">
            <text:p>318.4086</text:p>
          </table:table-cell>
          <table:table-cell office:value-type="float" office:value="436.0545" calcext:value-type="float">
            <text:p>436.0545</text:p>
          </table:table-cell>
          <table:table-cell office:value-type="float" office:value="380.5472" calcext:value-type="float">
            <text:p>380.5472</text:p>
          </table:table-cell>
          <table:table-cell office:value-type="float" office:value="323.8662" calcext:value-type="float">
            <text:p>323.86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84.36698" calcext:value-type="float">
            <text:p>84.36698</text:p>
          </table:table-cell>
          <table:table-cell office:value-type="float" office:value="5394.972" calcext:value-type="float">
            <text:p>5394.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14727" calcext:value-type="float">
            <text:p>-5.114727</text:p>
          </table:table-cell>
          <table:table-cell office:value-type="float" office:value="23.75893" calcext:value-type="float">
            <text:p>23.75893</text:p>
          </table:table-cell>
          <table:table-cell office:value-type="float" office:value="0" calcext:value-type="float">
            <text:p>0</text:p>
          </table:table-cell>
          <table:table-cell office:value-type="float" office:value="39.55622" calcext:value-type="float">
            <text:p>39.55622</text:p>
          </table:table-cell>
          <table:table-cell office:value-type="float" office:value="4.984939" calcext:value-type="float">
            <text:p>4.984939</text:p>
          </table:table-cell>
          <table:table-cell office:value-type="float" office:value="0.0000256644" calcext:value-type="float">
            <text:p>2.56644E-05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068008" calcext:value-type="float">
            <text:p>0.1068008</text:p>
          </table:table-cell>
          <table:table-cell office:value-type="float" office:value="0.1897453" calcext:value-type="float">
            <text:p>0.1897453</text:p>
          </table:table-cell>
          <table:table-cell office:value-type="float" office:value="360" calcext:value-type="float">
            <text:p>360</text:p>
          </table:table-cell>
          <table:table-cell office:value-type="float" office:value="-6.484205" calcext:value-type="float">
            <text:p>-6.484205</text:p>
          </table:table-cell>
          <table:table-cell office:value-type="float" office:value="0" calcext:value-type="float">
            <text:p>0</text:p>
          </table:table-cell>
          <table:table-cell office:value-type="float" office:value="205.6862" calcext:value-type="float">
            <text:p>205.6862</text:p>
          </table:table-cell>
          <table:table-cell office:value-type="float" office:value="272.4245" calcext:value-type="float">
            <text:p>272.4245</text:p>
          </table:table-cell>
          <table:table-cell office:value-type="float" office:value="894.1822" calcext:value-type="float">
            <text:p>894.1822</text:p>
          </table:table-cell>
          <table:table-cell office:value-type="float" office:value="851.199" calcext:value-type="float">
            <text:p>851.199</text:p>
          </table:table-cell>
          <table:table-cell office:value-type="float" office:value="833.2855" calcext:value-type="float">
            <text:p>833.2855</text:p>
          </table:table-cell>
          <table:table-cell office:value-type="float" office:value="852.7344" calcext:value-type="float">
            <text:p>852.7344</text:p>
          </table:table-cell>
          <table:table-cell office:value-type="float" office:value="318.4057" calcext:value-type="float">
            <text:p>318.4057</text:p>
          </table:table-cell>
          <table:table-cell office:value-type="float" office:value="436.0527" calcext:value-type="float">
            <text:p>436.0527</text:p>
          </table:table-cell>
          <table:table-cell office:value-type="float" office:value="380.5468" calcext:value-type="float">
            <text:p>380.5468</text:p>
          </table:table-cell>
          <table:table-cell office:value-type="float" office:value="323.8659" calcext:value-type="float">
            <text:p>323.86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84.21835" calcext:value-type="float">
            <text:p>84.21835</text:p>
          </table:table-cell>
          <table:table-cell office:value-type="float" office:value="5394.944" calcext:value-type="float">
            <text:p>5394.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62036" calcext:value-type="float">
            <text:p>-5.362036</text:p>
          </table:table-cell>
          <table:table-cell office:value-type="float" office:value="25.97382" calcext:value-type="float">
            <text:p>25.97382</text:p>
          </table:table-cell>
          <table:table-cell office:value-type="float" office:value="0" calcext:value-type="float">
            <text:p>0</text:p>
          </table:table-cell>
          <table:table-cell office:value-type="float" office:value="39.58777" calcext:value-type="float">
            <text:p>39.58777</text:p>
          </table:table-cell>
          <table:table-cell office:value-type="float" office:value="4.939248" calcext:value-type="float">
            <text:p>4.939248</text:p>
          </table:table-cell>
          <table:table-cell office:value-type="float" office:value="0.0001641194" calcext:value-type="float">
            <text:p>0.0001641194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089447" calcext:value-type="float">
            <text:p>0.1089447</text:p>
          </table:table-cell>
          <table:table-cell office:value-type="float" office:value="0.1920877" calcext:value-type="float">
            <text:p>0.1920877</text:p>
          </table:table-cell>
          <table:table-cell office:value-type="float" office:value="360" calcext:value-type="float">
            <text:p>360</text:p>
          </table:table-cell>
          <table:table-cell office:value-type="float" office:value="-6.735861" calcext:value-type="float">
            <text:p>-6.735861</text:p>
          </table:table-cell>
          <table:table-cell office:value-type="float" office:value="0" calcext:value-type="float">
            <text:p>0</text:p>
          </table:table-cell>
          <table:table-cell office:value-type="float" office:value="205.6771" calcext:value-type="float">
            <text:p>205.6771</text:p>
          </table:table-cell>
          <table:table-cell office:value-type="float" office:value="272.4064" calcext:value-type="float">
            <text:p>272.4064</text:p>
          </table:table-cell>
          <table:table-cell office:value-type="float" office:value="894.1306" calcext:value-type="float">
            <text:p>894.1306</text:p>
          </table:table-cell>
          <table:table-cell office:value-type="float" office:value="851.171" calcext:value-type="float">
            <text:p>851.171</text:p>
          </table:table-cell>
          <table:table-cell office:value-type="float" office:value="833.2756" calcext:value-type="float">
            <text:p>833.2756</text:p>
          </table:table-cell>
          <table:table-cell office:value-type="float" office:value="852.7253" calcext:value-type="float">
            <text:p>852.7253</text:p>
          </table:table-cell>
          <table:table-cell office:value-type="float" office:value="318.4033" calcext:value-type="float">
            <text:p>318.4033</text:p>
          </table:table-cell>
          <table:table-cell office:value-type="float" office:value="436.051" calcext:value-type="float">
            <text:p>436.051</text:p>
          </table:table-cell>
          <table:table-cell office:value-type="float" office:value="380.5464" calcext:value-type="float">
            <text:p>380.5464</text:p>
          </table:table-cell>
          <table:table-cell office:value-type="float" office:value="323.8655" calcext:value-type="float">
            <text:p>323.86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83.99957" calcext:value-type="float">
            <text:p>83.99957</text:p>
          </table:table-cell>
          <table:table-cell office:value-type="float" office:value="5394.875" calcext:value-type="float">
            <text:p>5394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93649" calcext:value-type="float">
            <text:p>-5.693649</text:p>
          </table:table-cell>
          <table:table-cell office:value-type="float" office:value="28.47563" calcext:value-type="float">
            <text:p>28.47563</text:p>
          </table:table-cell>
          <table:table-cell office:value-type="float" office:value="0" calcext:value-type="float">
            <text:p>0</text:p>
          </table:table-cell>
          <table:table-cell office:value-type="float" office:value="39.56947" calcext:value-type="float">
            <text:p>39.56947</text:p>
          </table:table-cell>
          <table:table-cell office:value-type="float" office:value="4.859272" calcext:value-type="float">
            <text:p>4.859272</text:p>
          </table:table-cell>
          <table:table-cell office:value-type="float" office:value="0.0003645952" calcext:value-type="float">
            <text:p>0.0003645952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0491" calcext:value-type="float">
            <text:p>0.110491</text:p>
          </table:table-cell>
          <table:table-cell office:value-type="float" office:value="0.1915848" calcext:value-type="float">
            <text:p>0.1915848</text:p>
          </table:table-cell>
          <table:table-cell office:value-type="float" office:value="360" calcext:value-type="float">
            <text:p>360</text:p>
          </table:table-cell>
          <table:table-cell office:value-type="float" office:value="-7.068316" calcext:value-type="float">
            <text:p>-7.068316</text:p>
          </table:table-cell>
          <table:table-cell office:value-type="float" office:value="0" calcext:value-type="float">
            <text:p>0</text:p>
          </table:table-cell>
          <table:table-cell office:value-type="float" office:value="205.6667" calcext:value-type="float">
            <text:p>205.6667</text:p>
          </table:table-cell>
          <table:table-cell office:value-type="float" office:value="272.374" calcext:value-type="float">
            <text:p>272.374</text:p>
          </table:table-cell>
          <table:table-cell office:value-type="float" office:value="894.0463" calcext:value-type="float">
            <text:p>894.0463</text:p>
          </table:table-cell>
          <table:table-cell office:value-type="float" office:value="851.1276" calcext:value-type="float">
            <text:p>851.1276</text:p>
          </table:table-cell>
          <table:table-cell office:value-type="float" office:value="833.2596" calcext:value-type="float">
            <text:p>833.2596</text:p>
          </table:table-cell>
          <table:table-cell office:value-type="float" office:value="852.7103" calcext:value-type="float">
            <text:p>852.7103</text:p>
          </table:table-cell>
          <table:table-cell office:value-type="float" office:value="318.3998" calcext:value-type="float">
            <text:p>318.3998</text:p>
          </table:table-cell>
          <table:table-cell office:value-type="float" office:value="436.049" calcext:value-type="float">
            <text:p>436.049</text:p>
          </table:table-cell>
          <table:table-cell office:value-type="float" office:value="380.5457" calcext:value-type="float">
            <text:p>380.5457</text:p>
          </table:table-cell>
          <table:table-cell office:value-type="float" office:value="323.8651" calcext:value-type="float">
            <text:p>323.86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83.79771" calcext:value-type="float">
            <text:p>83.79771</text:p>
          </table:table-cell>
          <table:table-cell office:value-type="float" office:value="5394.807" calcext:value-type="float">
            <text:p>5394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3073" calcext:value-type="float">
            <text:p>-5.93073</text:p>
          </table:table-cell>
          <table:table-cell office:value-type="float" office:value="26.97863" calcext:value-type="float">
            <text:p>26.97863</text:p>
          </table:table-cell>
          <table:table-cell office:value-type="float" office:value="0" calcext:value-type="float">
            <text:p>0</text:p>
          </table:table-cell>
          <table:table-cell office:value-type="float" office:value="39.61444" calcext:value-type="float">
            <text:p>39.61444</text:p>
          </table:table-cell>
          <table:table-cell office:value-type="float" office:value="4.780069" calcext:value-type="float">
            <text:p>4.780069</text:p>
          </table:table-cell>
          <table:table-cell office:value-type="float" office:value="0.000504257" calcext:value-type="float">
            <text:p>0.000504257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26636" calcext:value-type="float">
            <text:p>0.1126636</text:p>
          </table:table-cell>
          <table:table-cell office:value-type="float" office:value="0.1928773" calcext:value-type="float">
            <text:p>0.1928773</text:p>
          </table:table-cell>
          <table:table-cell office:value-type="float" office:value="360" calcext:value-type="float">
            <text:p>360</text:p>
          </table:table-cell>
          <table:table-cell office:value-type="float" office:value="-7.308723" calcext:value-type="float">
            <text:p>-7.308723</text:p>
          </table:table-cell>
          <table:table-cell office:value-type="float" office:value="0" calcext:value-type="float">
            <text:p>0</text:p>
          </table:table-cell>
          <table:table-cell office:value-type="float" office:value="205.6631" calcext:value-type="float">
            <text:p>205.6631</text:p>
          </table:table-cell>
          <table:table-cell office:value-type="float" office:value="272.3511" calcext:value-type="float">
            <text:p>272.3511</text:p>
          </table:table-cell>
          <table:table-cell office:value-type="float" office:value="893.9702" calcext:value-type="float">
            <text:p>893.9702</text:p>
          </table:table-cell>
          <table:table-cell office:value-type="float" office:value="851.0819" calcext:value-type="float">
            <text:p>851.0819</text:p>
          </table:table-cell>
          <table:table-cell office:value-type="float" office:value="833.2418" calcext:value-type="float">
            <text:p>833.2418</text:p>
          </table:table-cell>
          <table:table-cell office:value-type="float" office:value="852.6935" calcext:value-type="float">
            <text:p>852.6935</text:p>
          </table:table-cell>
          <table:table-cell office:value-type="float" office:value="318.3958" calcext:value-type="float">
            <text:p>318.3958</text:p>
          </table:table-cell>
          <table:table-cell office:value-type="float" office:value="436.0468" calcext:value-type="float">
            <text:p>436.0468</text:p>
          </table:table-cell>
          <table:table-cell office:value-type="float" office:value="380.545" calcext:value-type="float">
            <text:p>380.545</text:p>
          </table:table-cell>
          <table:table-cell office:value-type="float" office:value="323.8647" calcext:value-type="float">
            <text:p>323.86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83.62202" calcext:value-type="float">
            <text:p>83.62202</text:p>
          </table:table-cell>
          <table:table-cell office:value-type="float" office:value="5394.733" calcext:value-type="float">
            <text:p>5394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21148" calcext:value-type="float">
            <text:p>-6.221148</text:p>
          </table:table-cell>
          <table:table-cell office:value-type="float" office:value="29.49472" calcext:value-type="float">
            <text:p>29.49472</text:p>
          </table:table-cell>
          <table:table-cell office:value-type="float" office:value="0" calcext:value-type="float">
            <text:p>0</text:p>
          </table:table-cell>
          <table:table-cell office:value-type="float" office:value="39.64239" calcext:value-type="float">
            <text:p>39.64239</text:p>
          </table:table-cell>
          <table:table-cell office:value-type="float" office:value="4.717734" calcext:value-type="float">
            <text:p>4.717734</text:p>
          </table:table-cell>
          <table:table-cell office:value-type="float" office:value="0.0006794009" calcext:value-type="float">
            <text:p>0.0006794009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45432" calcext:value-type="float">
            <text:p>0.1145432</text:p>
          </table:table-cell>
          <table:table-cell office:value-type="float" office:value="0.1932042" calcext:value-type="float">
            <text:p>0.1932042</text:p>
          </table:table-cell>
          <table:table-cell office:value-type="float" office:value="360" calcext:value-type="float">
            <text:p>360</text:p>
          </table:table-cell>
          <table:table-cell office:value-type="float" office:value="-7.601173" calcext:value-type="float">
            <text:p>-7.601173</text:p>
          </table:table-cell>
          <table:table-cell office:value-type="float" office:value="0" calcext:value-type="float">
            <text:p>0</text:p>
          </table:table-cell>
          <table:table-cell office:value-type="float" office:value="205.6549" calcext:value-type="float">
            <text:p>205.6549</text:p>
          </table:table-cell>
          <table:table-cell office:value-type="float" office:value="272.3268" calcext:value-type="float">
            <text:p>272.3268</text:p>
          </table:table-cell>
          <table:table-cell office:value-type="float" office:value="893.8997" calcext:value-type="float">
            <text:p>893.8997</text:p>
          </table:table-cell>
          <table:table-cell office:value-type="float" office:value="851.0403" calcext:value-type="float">
            <text:p>851.0403</text:p>
          </table:table-cell>
          <table:table-cell office:value-type="float" office:value="833.2239" calcext:value-type="float">
            <text:p>833.2239</text:p>
          </table:table-cell>
          <table:table-cell office:value-type="float" office:value="852.6768" calcext:value-type="float">
            <text:p>852.6768</text:p>
          </table:table-cell>
          <table:table-cell office:value-type="float" office:value="318.3917" calcext:value-type="float">
            <text:p>318.3917</text:p>
          </table:table-cell>
          <table:table-cell office:value-type="float" office:value="436.0446" calcext:value-type="float">
            <text:p>436.0446</text:p>
          </table:table-cell>
          <table:table-cell office:value-type="float" office:value="380.5442" calcext:value-type="float">
            <text:p>380.5442</text:p>
          </table:table-cell>
          <table:table-cell office:value-type="float" office:value="323.8642" calcext:value-type="float">
            <text:p>323.86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83.42715" calcext:value-type="float">
            <text:p>83.42715</text:p>
          </table:table-cell>
          <table:table-cell office:value-type="float" office:value="5394.647" calcext:value-type="float">
            <text:p>5394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27129" calcext:value-type="float">
            <text:p>-6.527129</text:p>
          </table:table-cell>
          <table:table-cell office:value-type="float" office:value="31.17696" calcext:value-type="float">
            <text:p>31.17696</text:p>
          </table:table-cell>
          <table:table-cell office:value-type="float" office:value="0" calcext:value-type="float">
            <text:p>0</text:p>
          </table:table-cell>
          <table:table-cell office:value-type="float" office:value="39.65187" calcext:value-type="float">
            <text:p>39.65187</text:p>
          </table:table-cell>
          <table:table-cell office:value-type="float" office:value="4.645992" calcext:value-type="float">
            <text:p>4.645992</text:p>
          </table:table-cell>
          <table:table-cell office:value-type="float" office:value="0.0009131832" calcext:value-type="float">
            <text:p>0.0009131832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56904" calcext:value-type="float">
            <text:p>0.1156904</text:p>
          </table:table-cell>
          <table:table-cell office:value-type="float" office:value="0.1911474" calcext:value-type="float">
            <text:p>0.1911474</text:p>
          </table:table-cell>
          <table:table-cell office:value-type="float" office:value="360" calcext:value-type="float">
            <text:p>360</text:p>
          </table:table-cell>
          <table:table-cell office:value-type="float" office:value="-7.90601" calcext:value-type="float">
            <text:p>-7.90601</text:p>
          </table:table-cell>
          <table:table-cell office:value-type="float" office:value="0" calcext:value-type="float">
            <text:p>0</text:p>
          </table:table-cell>
          <table:table-cell office:value-type="float" office:value="205.6412" calcext:value-type="float">
            <text:p>205.6412</text:p>
          </table:table-cell>
          <table:table-cell office:value-type="float" office:value="272.2972" calcext:value-type="float">
            <text:p>272.2972</text:p>
          </table:table-cell>
          <table:table-cell office:value-type="float" office:value="893.8214" calcext:value-type="float">
            <text:p>893.8214</text:p>
          </table:table-cell>
          <table:table-cell office:value-type="float" office:value="850.996" calcext:value-type="float">
            <text:p>850.996</text:p>
          </table:table-cell>
          <table:table-cell office:value-type="float" office:value="833.2057" calcext:value-type="float">
            <text:p>833.2057</text:p>
          </table:table-cell>
          <table:table-cell office:value-type="float" office:value="852.6597" calcext:value-type="float">
            <text:p>852.6597</text:p>
          </table:table-cell>
          <table:table-cell office:value-type="float" office:value="318.3877" calcext:value-type="float">
            <text:p>318.3877</text:p>
          </table:table-cell>
          <table:table-cell office:value-type="float" office:value="436.0424" calcext:value-type="float">
            <text:p>436.0424</text:p>
          </table:table-cell>
          <table:table-cell office:value-type="float" office:value="380.5433" calcext:value-type="float">
            <text:p>380.5433</text:p>
          </table:table-cell>
          <table:table-cell office:value-type="float" office:value="323.8636" calcext:value-type="float">
            <text:p>323.86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83.25389" calcext:value-type="float">
            <text:p>83.25389</text:p>
          </table:table-cell>
          <table:table-cell office:value-type="float" office:value="5394.553" calcext:value-type="float">
            <text:p>5394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88759" calcext:value-type="float">
            <text:p>-6.788759</text:p>
          </table:table-cell>
          <table:table-cell office:value-type="float" office:value="30.60955" calcext:value-type="float">
            <text:p>30.60955</text:p>
          </table:table-cell>
          <table:table-cell office:value-type="float" office:value="0" calcext:value-type="float">
            <text:p>0</text:p>
          </table:table-cell>
          <table:table-cell office:value-type="float" office:value="39.64272" calcext:value-type="float">
            <text:p>39.64272</text:p>
          </table:table-cell>
          <table:table-cell office:value-type="float" office:value="4.595853" calcext:value-type="float">
            <text:p>4.595853</text:p>
          </table:table-cell>
          <table:table-cell office:value-type="float" office:value="0.001138787" calcext:value-type="float">
            <text:p>0.001138787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70113" calcext:value-type="float">
            <text:p>0.1170113</text:p>
          </table:table-cell>
          <table:table-cell office:value-type="float" office:value="0.1890082" calcext:value-type="float">
            <text:p>0.1890082</text:p>
          </table:table-cell>
          <table:table-cell office:value-type="float" office:value="360" calcext:value-type="float">
            <text:p>360</text:p>
          </table:table-cell>
          <table:table-cell office:value-type="float" office:value="-8.166596" calcext:value-type="float">
            <text:p>-8.166596</text:p>
          </table:table-cell>
          <table:table-cell office:value-type="float" office:value="0" calcext:value-type="float">
            <text:p>0</text:p>
          </table:table-cell>
          <table:table-cell office:value-type="float" office:value="205.621" calcext:value-type="float">
            <text:p>205.621</text:p>
          </table:table-cell>
          <table:table-cell office:value-type="float" office:value="272.2686" calcext:value-type="float">
            <text:p>272.2686</text:p>
          </table:table-cell>
          <table:table-cell office:value-type="float" office:value="893.7417" calcext:value-type="float">
            <text:p>893.7417</text:p>
          </table:table-cell>
          <table:table-cell office:value-type="float" office:value="850.9507" calcext:value-type="float">
            <text:p>850.9507</text:p>
          </table:table-cell>
          <table:table-cell office:value-type="float" office:value="833.1866" calcext:value-type="float">
            <text:p>833.1866</text:p>
          </table:table-cell>
          <table:table-cell office:value-type="float" office:value="852.642" calcext:value-type="float">
            <text:p>852.642</text:p>
          </table:table-cell>
          <table:table-cell office:value-type="float" office:value="318.3835" calcext:value-type="float">
            <text:p>318.3835</text:p>
          </table:table-cell>
          <table:table-cell office:value-type="float" office:value="436.0401" calcext:value-type="float">
            <text:p>436.0401</text:p>
          </table:table-cell>
          <table:table-cell office:value-type="float" office:value="380.5424" calcext:value-type="float">
            <text:p>380.5424</text:p>
          </table:table-cell>
          <table:table-cell office:value-type="float" office:value="323.863" calcext:value-type="float">
            <text:p>323.8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83.08675" calcext:value-type="float">
            <text:p>83.08675</text:p>
          </table:table-cell>
          <table:table-cell office:value-type="float" office:value="5394.453" calcext:value-type="float">
            <text:p>5394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75537" calcext:value-type="float">
            <text:p>-7.075537</text:p>
          </table:table-cell>
          <table:table-cell office:value-type="float" office:value="31.06861" calcext:value-type="float">
            <text:p>31.06861</text:p>
          </table:table-cell>
          <table:table-cell office:value-type="float" office:value="0" calcext:value-type="float">
            <text:p>0</text:p>
          </table:table-cell>
          <table:table-cell office:value-type="float" office:value="39.62337" calcext:value-type="float">
            <text:p>39.62337</text:p>
          </table:table-cell>
          <table:table-cell office:value-type="float" office:value="4.546268" calcext:value-type="float">
            <text:p>4.546268</text:p>
          </table:table-cell>
          <table:table-cell office:value-type="float" office:value="0.001417426" calcext:value-type="float">
            <text:p>0.001417426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7904" calcext:value-type="float">
            <text:p>0.117904</text:p>
          </table:table-cell>
          <table:table-cell office:value-type="float" office:value="0.1861832" calcext:value-type="float">
            <text:p>0.1861832</text:p>
          </table:table-cell>
          <table:table-cell office:value-type="float" office:value="360" calcext:value-type="float">
            <text:p>360</text:p>
          </table:table-cell>
          <table:table-cell office:value-type="float" office:value="-8.451162" calcext:value-type="float">
            <text:p>-8.451162</text:p>
          </table:table-cell>
          <table:table-cell office:value-type="float" office:value="0" calcext:value-type="float">
            <text:p>0</text:p>
          </table:table-cell>
          <table:table-cell office:value-type="float" office:value="205.6034" calcext:value-type="float">
            <text:p>205.6034</text:p>
          </table:table-cell>
          <table:table-cell office:value-type="float" office:value="272.2396" calcext:value-type="float">
            <text:p>272.2396</text:p>
          </table:table-cell>
          <table:table-cell office:value-type="float" office:value="893.6622" calcext:value-type="float">
            <text:p>893.6622</text:p>
          </table:table-cell>
          <table:table-cell office:value-type="float" office:value="850.9052" calcext:value-type="float">
            <text:p>850.9052</text:p>
          </table:table-cell>
          <table:table-cell office:value-type="float" office:value="833.1672" calcext:value-type="float">
            <text:p>833.1672</text:p>
          </table:table-cell>
          <table:table-cell office:value-type="float" office:value="852.6239" calcext:value-type="float">
            <text:p>852.6239</text:p>
          </table:table-cell>
          <table:table-cell office:value-type="float" office:value="318.3792" calcext:value-type="float">
            <text:p>318.3792</text:p>
          </table:table-cell>
          <table:table-cell office:value-type="float" office:value="436.0377" calcext:value-type="float">
            <text:p>436.0377</text:p>
          </table:table-cell>
          <table:table-cell office:value-type="float" office:value="380.5415" calcext:value-type="float">
            <text:p>380.5415</text:p>
          </table:table-cell>
          <table:table-cell office:value-type="float" office:value="323.8624" calcext:value-type="float">
            <text:p>323.86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82.90042" calcext:value-type="float">
            <text:p>82.90042</text:p>
          </table:table-cell>
          <table:table-cell office:value-type="float" office:value="5394.35" calcext:value-type="float">
            <text:p>5394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70306" calcext:value-type="float">
            <text:p>-7.370306</text:p>
          </table:table-cell>
          <table:table-cell office:value-type="float" office:value="29.67275" calcext:value-type="float">
            <text:p>29.67275</text:p>
          </table:table-cell>
          <table:table-cell office:value-type="float" office:value="0" calcext:value-type="float">
            <text:p>0</text:p>
          </table:table-cell>
          <table:table-cell office:value-type="float" office:value="39.52002" calcext:value-type="float">
            <text:p>39.52002</text:p>
          </table:table-cell>
          <table:table-cell office:value-type="float" office:value="4.478296" calcext:value-type="float">
            <text:p>4.478296</text:p>
          </table:table-cell>
          <table:table-cell office:value-type="float" office:value="0.001708786" calcext:value-type="float">
            <text:p>0.001708786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84728" calcext:value-type="float">
            <text:p>0.1184728</text:p>
          </table:table-cell>
          <table:table-cell office:value-type="float" office:value="0.1826967" calcext:value-type="float">
            <text:p>0.1826967</text:p>
          </table:table-cell>
          <table:table-cell office:value-type="float" office:value="360" calcext:value-type="float">
            <text:p>360</text:p>
          </table:table-cell>
          <table:table-cell office:value-type="float" office:value="-8.742723" calcext:value-type="float">
            <text:p>-8.742723</text:p>
          </table:table-cell>
          <table:table-cell office:value-type="float" office:value="0" calcext:value-type="float">
            <text:p>0</text:p>
          </table:table-cell>
          <table:table-cell office:value-type="float" office:value="205.6044" calcext:value-type="float">
            <text:p>205.6044</text:p>
          </table:table-cell>
          <table:table-cell office:value-type="float" office:value="272.2055" calcext:value-type="float">
            <text:p>272.2055</text:p>
          </table:table-cell>
          <table:table-cell office:value-type="float" office:value="893.5709" calcext:value-type="float">
            <text:p>893.5709</text:p>
          </table:table-cell>
          <table:table-cell office:value-type="float" office:value="850.8553" calcext:value-type="float">
            <text:p>850.8553</text:p>
          </table:table-cell>
          <table:table-cell office:value-type="float" office:value="833.1473" calcext:value-type="float">
            <text:p>833.1473</text:p>
          </table:table-cell>
          <table:table-cell office:value-type="float" office:value="852.6055" calcext:value-type="float">
            <text:p>852.6055</text:p>
          </table:table-cell>
          <table:table-cell office:value-type="float" office:value="318.3747" calcext:value-type="float">
            <text:p>318.3747</text:p>
          </table:table-cell>
          <table:table-cell office:value-type="float" office:value="436.0351" calcext:value-type="float">
            <text:p>436.0351</text:p>
          </table:table-cell>
          <table:table-cell office:value-type="float" office:value="380.5405" calcext:value-type="float">
            <text:p>380.5405</text:p>
          </table:table-cell>
          <table:table-cell office:value-type="float" office:value="323.8617" calcext:value-type="float">
            <text:p>323.86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82.67503" calcext:value-type="float">
            <text:p>82.67503</text:p>
          </table:table-cell>
          <table:table-cell office:value-type="float" office:value="5394.225" calcext:value-type="float">
            <text:p>5394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16416" calcext:value-type="float">
            <text:p>-7.716416</text:p>
          </table:table-cell>
          <table:table-cell office:value-type="float" office:value="34.64283" calcext:value-type="float">
            <text:p>34.64283</text:p>
          </table:table-cell>
          <table:table-cell office:value-type="float" office:value="0" calcext:value-type="float">
            <text:p>0</text:p>
          </table:table-cell>
          <table:table-cell office:value-type="float" office:value="39.37329" calcext:value-type="float">
            <text:p>39.37329</text:p>
          </table:table-cell>
          <table:table-cell office:value-type="float" office:value="4.396711" calcext:value-type="float">
            <text:p>4.396711</text:p>
          </table:table-cell>
          <table:table-cell office:value-type="float" office:value="0.001971147" calcext:value-type="float">
            <text:p>0.001971147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89808" calcext:value-type="float">
            <text:p>0.1189808</text:p>
          </table:table-cell>
          <table:table-cell office:value-type="float" office:value="0.1790901" calcext:value-type="float">
            <text:p>0.1790901</text:p>
          </table:table-cell>
          <table:table-cell office:value-type="float" office:value="360" calcext:value-type="float">
            <text:p>360</text:p>
          </table:table-cell>
          <table:table-cell office:value-type="float" office:value="-9.085472" calcext:value-type="float">
            <text:p>-9.085472</text:p>
          </table:table-cell>
          <table:table-cell office:value-type="float" office:value="0" calcext:value-type="float">
            <text:p>0</text:p>
          </table:table-cell>
          <table:table-cell office:value-type="float" office:value="205.6058" calcext:value-type="float">
            <text:p>205.6058</text:p>
          </table:table-cell>
          <table:table-cell office:value-type="float" office:value="272.1618" calcext:value-type="float">
            <text:p>272.1618</text:p>
          </table:table-cell>
          <table:table-cell office:value-type="float" office:value="893.4596" calcext:value-type="float">
            <text:p>893.4596</text:p>
          </table:table-cell>
          <table:table-cell office:value-type="float" office:value="850.7924" calcext:value-type="float">
            <text:p>850.7924</text:p>
          </table:table-cell>
          <table:table-cell office:value-type="float" office:value="833.1249" calcext:value-type="float">
            <text:p>833.1249</text:p>
          </table:table-cell>
          <table:table-cell office:value-type="float" office:value="852.5851" calcext:value-type="float">
            <text:p>852.5851</text:p>
          </table:table-cell>
          <table:table-cell office:value-type="float" office:value="318.3698" calcext:value-type="float">
            <text:p>318.3698</text:p>
          </table:table-cell>
          <table:table-cell office:value-type="float" office:value="436.0323" calcext:value-type="float">
            <text:p>436.0323</text:p>
          </table:table-cell>
          <table:table-cell office:value-type="float" office:value="380.5392" calcext:value-type="float">
            <text:p>380.5392</text:p>
          </table:table-cell>
          <table:table-cell office:value-type="float" office:value="323.8611" calcext:value-type="float">
            <text:p>323.86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82.48217" calcext:value-type="float">
            <text:p>82.48217</text:p>
          </table:table-cell>
          <table:table-cell office:value-type="float" office:value="5394.101" calcext:value-type="float">
            <text:p>5394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30369" calcext:value-type="float">
            <text:p>-8.030369</text:p>
          </table:table-cell>
          <table:table-cell office:value-type="float" office:value="31.93012" calcext:value-type="float">
            <text:p>31.93012</text:p>
          </table:table-cell>
          <table:table-cell office:value-type="float" office:value="0" calcext:value-type="float">
            <text:p>0</text:p>
          </table:table-cell>
          <table:table-cell office:value-type="float" office:value="39.29831" calcext:value-type="float">
            <text:p>39.29831</text:p>
          </table:table-cell>
          <table:table-cell office:value-type="float" office:value="4.330439" calcext:value-type="float">
            <text:p>4.330439</text:p>
          </table:table-cell>
          <table:table-cell office:value-type="float" office:value="0.002259403" calcext:value-type="float">
            <text:p>0.002259403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94229" calcext:value-type="float">
            <text:p>0.1194229</text:p>
          </table:table-cell>
          <table:table-cell office:value-type="float" office:value="0.1754548" calcext:value-type="float">
            <text:p>0.1754548</text:p>
          </table:table-cell>
          <table:table-cell office:value-type="float" office:value="360" calcext:value-type="float">
            <text:p>360</text:p>
          </table:table-cell>
          <table:table-cell office:value-type="float" office:value="-9.395944" calcext:value-type="float">
            <text:p>-9.395944</text:p>
          </table:table-cell>
          <table:table-cell office:value-type="float" office:value="0" calcext:value-type="float">
            <text:p>0</text:p>
          </table:table-cell>
          <table:table-cell office:value-type="float" office:value="205.6163" calcext:value-type="float">
            <text:p>205.6163</text:p>
          </table:table-cell>
          <table:table-cell office:value-type="float" office:value="272.1238" calcext:value-type="float">
            <text:p>272.1238</text:p>
          </table:table-cell>
          <table:table-cell office:value-type="float" office:value="893.3552" calcext:value-type="float">
            <text:p>893.3552</text:p>
          </table:table-cell>
          <table:table-cell office:value-type="float" office:value="850.7297" calcext:value-type="float">
            <text:p>850.7297</text:p>
          </table:table-cell>
          <table:table-cell office:value-type="float" office:value="833.1016" calcext:value-type="float">
            <text:p>833.1016</text:p>
          </table:table-cell>
          <table:table-cell office:value-type="float" office:value="852.5635" calcext:value-type="float">
            <text:p>852.5635</text:p>
          </table:table-cell>
          <table:table-cell office:value-type="float" office:value="318.3644" calcext:value-type="float">
            <text:p>318.3644</text:p>
          </table:table-cell>
          <table:table-cell office:value-type="float" office:value="436.0288" calcext:value-type="float">
            <text:p>436.0288</text:p>
          </table:table-cell>
          <table:table-cell office:value-type="float" office:value="380.5379" calcext:value-type="float">
            <text:p>380.5379</text:p>
          </table:table-cell>
          <table:table-cell office:value-type="float" office:value="323.8604" calcext:value-type="float">
            <text:p>323.86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82.2597" calcext:value-type="float">
            <text:p>82.2597</text:p>
          </table:table-cell>
          <table:table-cell office:value-type="float" office:value="5393.963" calcext:value-type="float">
            <text:p>5393.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78705" calcext:value-type="float">
            <text:p>-8.378705</text:p>
          </table:table-cell>
          <table:table-cell office:value-type="float" office:value="33.79934" calcext:value-type="float">
            <text:p>33.79934</text:p>
          </table:table-cell>
          <table:table-cell office:value-type="float" office:value="0" calcext:value-type="float">
            <text:p>0</text:p>
          </table:table-cell>
          <table:table-cell office:value-type="float" office:value="39.20173" calcext:value-type="float">
            <text:p>39.20173</text:p>
          </table:table-cell>
          <table:table-cell office:value-type="float" office:value="4.250935" calcext:value-type="float">
            <text:p>4.250935</text:p>
          </table:table-cell>
          <table:table-cell office:value-type="float" office:value="0.002532316" calcext:value-type="float">
            <text:p>0.002532316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198317" calcext:value-type="float">
            <text:p>0.1198317</text:p>
          </table:table-cell>
          <table:table-cell office:value-type="float" office:value="0.1718467" calcext:value-type="float">
            <text:p>0.1718467</text:p>
          </table:table-cell>
          <table:table-cell office:value-type="float" office:value="360" calcext:value-type="float">
            <text:p>360</text:p>
          </table:table-cell>
          <table:table-cell office:value-type="float" office:value="-9.740808" calcext:value-type="float">
            <text:p>-9.740808</text:p>
          </table:table-cell>
          <table:table-cell office:value-type="float" office:value="0" calcext:value-type="float">
            <text:p>0</text:p>
          </table:table-cell>
          <table:table-cell office:value-type="float" office:value="205.6283" calcext:value-type="float">
            <text:p>205.6283</text:p>
          </table:table-cell>
          <table:table-cell office:value-type="float" office:value="272.079" calcext:value-type="float">
            <text:p>272.079</text:p>
          </table:table-cell>
          <table:table-cell office:value-type="float" office:value="893.2372" calcext:value-type="float">
            <text:p>893.2372</text:p>
          </table:table-cell>
          <table:table-cell office:value-type="float" office:value="850.6603" calcext:value-type="float">
            <text:p>850.6603</text:p>
          </table:table-cell>
          <table:table-cell office:value-type="float" office:value="833.0771" calcext:value-type="float">
            <text:p>833.0771</text:p>
          </table:table-cell>
          <table:table-cell office:value-type="float" office:value="852.5414" calcext:value-type="float">
            <text:p>852.5414</text:p>
          </table:table-cell>
          <table:table-cell office:value-type="float" office:value="318.3589" calcext:value-type="float">
            <text:p>318.3589</text:p>
          </table:table-cell>
          <table:table-cell office:value-type="float" office:value="436.0228" calcext:value-type="float">
            <text:p>436.0228</text:p>
          </table:table-cell>
          <table:table-cell office:value-type="float" office:value="380.5365" calcext:value-type="float">
            <text:p>380.5365</text:p>
          </table:table-cell>
          <table:table-cell office:value-type="float" office:value="323.8596" calcext:value-type="float">
            <text:p>323.85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82.07129" calcext:value-type="float">
            <text:p>82.07129</text:p>
          </table:table-cell>
          <table:table-cell office:value-type="float" office:value="5393.834" calcext:value-type="float">
            <text:p>5393.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89489" calcext:value-type="float">
            <text:p>-8.689489</text:p>
          </table:table-cell>
          <table:table-cell office:value-type="float" office:value="34.5267" calcext:value-type="float">
            <text:p>34.5267</text:p>
          </table:table-cell>
          <table:table-cell office:value-type="float" office:value="0" calcext:value-type="float">
            <text:p>0</text:p>
          </table:table-cell>
          <table:table-cell office:value-type="float" office:value="39.17188" calcext:value-type="float">
            <text:p>39.17188</text:p>
          </table:table-cell>
          <table:table-cell office:value-type="float" office:value="4.191689" calcext:value-type="float">
            <text:p>4.191689</text:p>
          </table:table-cell>
          <table:table-cell office:value-type="float" office:value="0.002835911" calcext:value-type="float">
            <text:p>0.002835911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02204" calcext:value-type="float">
            <text:p>0.1202204</text:p>
          </table:table-cell>
          <table:table-cell office:value-type="float" office:value="0.1682977" calcext:value-type="float">
            <text:p>0.1682977</text:p>
          </table:table-cell>
          <table:table-cell office:value-type="float" office:value="360" calcext:value-type="float">
            <text:p>360</text:p>
          </table:table-cell>
          <table:table-cell office:value-type="float" office:value="-10.04813" calcext:value-type="float">
            <text:p>-10.04813</text:p>
          </table:table-cell>
          <table:table-cell office:value-type="float" office:value="0" calcext:value-type="float">
            <text:p>0</text:p>
          </table:table-cell>
          <table:table-cell office:value-type="float" office:value="205.6351" calcext:value-type="float">
            <text:p>205.6351</text:p>
          </table:table-cell>
          <table:table-cell office:value-type="float" office:value="272.042" calcext:value-type="float">
            <text:p>272.042</text:p>
          </table:table-cell>
          <table:table-cell office:value-type="float" office:value="893.1342" calcext:value-type="float">
            <text:p>893.1342</text:p>
          </table:table-cell>
          <table:table-cell office:value-type="float" office:value="850.5963" calcext:value-type="float">
            <text:p>850.5963</text:p>
          </table:table-cell>
          <table:table-cell office:value-type="float" office:value="833.053" calcext:value-type="float">
            <text:p>833.053</text:p>
          </table:table-cell>
          <table:table-cell office:value-type="float" office:value="852.5191" calcext:value-type="float">
            <text:p>852.5191</text:p>
          </table:table-cell>
          <table:table-cell office:value-type="float" office:value="318.3534" calcext:value-type="float">
            <text:p>318.3534</text:p>
          </table:table-cell>
          <table:table-cell office:value-type="float" office:value="436.0163" calcext:value-type="float">
            <text:p>436.0163</text:p>
          </table:table-cell>
          <table:table-cell office:value-type="float" office:value="380.5351" calcext:value-type="float">
            <text:p>380.5351</text:p>
          </table:table-cell>
          <table:table-cell office:value-type="float" office:value="323.8588" calcext:value-type="float">
            <text:p>323.85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81.86972" calcext:value-type="float">
            <text:p>81.86972</text:p>
          </table:table-cell>
          <table:table-cell office:value-type="float" office:value="5393.706" calcext:value-type="float">
            <text:p>5393.706</text:p>
          </table:table-cell>
          <table:table-cell office:value-type="float" office:value="0" calcext:value-type="float">
            <text:p>0</text:p>
          </table:table-cell>
          <table:table-cell office:value-type="float" office:value="0.0005956715" calcext:value-type="float">
            <text:p>0.0005956715</text:p>
          </table:table-cell>
          <table:table-cell office:value-type="float" office:value="-9.018581" calcext:value-type="float">
            <text:p>-9.018581</text:p>
          </table:table-cell>
          <table:table-cell office:value-type="float" office:value="35.48613" calcext:value-type="float">
            <text:p>35.48613</text:p>
          </table:table-cell>
          <table:table-cell office:value-type="float" office:value="-0.004468126" calcext:value-type="float">
            <text:p>-0.004468126</text:p>
          </table:table-cell>
          <table:table-cell office:value-type="float" office:value="39.12033" calcext:value-type="float">
            <text:p>39.12033</text:p>
          </table:table-cell>
          <table:table-cell office:value-type="float" office:value="4.124325" calcext:value-type="float">
            <text:p>4.124325</text:p>
          </table:table-cell>
          <table:table-cell office:value-type="float" office:value="0.003147956" calcext:value-type="float">
            <text:p>0.003147956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05886" calcext:value-type="float">
            <text:p>0.1205886</text:p>
          </table:table-cell>
          <table:table-cell office:value-type="float" office:value="0.1648043" calcext:value-type="float">
            <text:p>0.1648043</text:p>
          </table:table-cell>
          <table:table-cell office:value-type="float" office:value="360" calcext:value-type="float">
            <text:p>360</text:p>
          </table:table-cell>
          <table:table-cell office:value-type="float" office:value="-10.37722" calcext:value-type="float">
            <text:p>-10.37722</text:p>
          </table:table-cell>
          <table:table-cell office:value-type="float" office:value="0" calcext:value-type="float">
            <text:p>0</text:p>
          </table:table-cell>
          <table:table-cell office:value-type="float" office:value="205.6379" calcext:value-type="float">
            <text:p>205.6379</text:p>
          </table:table-cell>
          <table:table-cell office:value-type="float" office:value="272.003" calcext:value-type="float">
            <text:p>272.003</text:p>
          </table:table-cell>
          <table:table-cell office:value-type="float" office:value="893.0295" calcext:value-type="float">
            <text:p>893.0295</text:p>
          </table:table-cell>
          <table:table-cell office:value-type="float" office:value="850.5338" calcext:value-type="float">
            <text:p>850.5338</text:p>
          </table:table-cell>
          <table:table-cell office:value-type="float" office:value="833.0301" calcext:value-type="float">
            <text:p>833.0301</text:p>
          </table:table-cell>
          <table:table-cell office:value-type="float" office:value="852.4975" calcext:value-type="float">
            <text:p>852.4975</text:p>
          </table:table-cell>
          <table:table-cell office:value-type="float" office:value="318.3479" calcext:value-type="float">
            <text:p>318.3479</text:p>
          </table:table-cell>
          <table:table-cell office:value-type="float" office:value="436.0098" calcext:value-type="float">
            <text:p>436.0098</text:p>
          </table:table-cell>
          <table:table-cell office:value-type="float" office:value="380.5336" calcext:value-type="float">
            <text:p>380.5336</text:p>
          </table:table-cell>
          <table:table-cell office:value-type="float" office:value="323.8581" calcext:value-type="float">
            <text:p>323.858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81.59467" calcext:value-type="float">
            <text:p>81.59467</text:p>
          </table:table-cell>
          <table:table-cell office:value-type="float" office:value="5393.533" calcext:value-type="float">
            <text:p>5393.533</text:p>
          </table:table-cell>
          <table:table-cell office:value-type="float" office:value="0" calcext:value-type="float">
            <text:p>0</text:p>
          </table:table-cell>
          <table:table-cell office:value-type="float" office:value="0.00116613" calcext:value-type="float">
            <text:p>0.00116613</text:p>
          </table:table-cell>
          <table:table-cell office:value-type="float" office:value="-9.450724" calcext:value-type="float">
            <text:p>-9.450724</text:p>
          </table:table-cell>
          <table:table-cell office:value-type="float" office:value="35.01708" calcext:value-type="float">
            <text:p>35.01708</text:p>
          </table:table-cell>
          <table:table-cell office:value-type="float" office:value="-0.01149746" calcext:value-type="float">
            <text:p>-0.01149746</text:p>
          </table:table-cell>
          <table:table-cell office:value-type="float" office:value="38.97416" calcext:value-type="float">
            <text:p>38.97416</text:p>
          </table:table-cell>
          <table:table-cell office:value-type="float" office:value="4.036437" calcext:value-type="float">
            <text:p>4.036437</text:p>
          </table:table-cell>
          <table:table-cell office:value-type="float" office:value="0.003425617" calcext:value-type="float">
            <text:p>0.003425617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09418" calcext:value-type="float">
            <text:p>0.1209418</text:p>
          </table:table-cell>
          <table:table-cell office:value-type="float" office:value="0.1613821" calcext:value-type="float">
            <text:p>0.1613821</text:p>
          </table:table-cell>
          <table:table-cell office:value-type="float" office:value="360" calcext:value-type="float">
            <text:p>360</text:p>
          </table:table-cell>
          <table:table-cell office:value-type="float" office:value="-10.81301" calcext:value-type="float">
            <text:p>-10.81301</text:p>
          </table:table-cell>
          <table:table-cell office:value-type="float" office:value="0" calcext:value-type="float">
            <text:p>0</text:p>
          </table:table-cell>
          <table:table-cell office:value-type="float" office:value="205.6431" calcext:value-type="float">
            <text:p>205.6431</text:p>
          </table:table-cell>
          <table:table-cell office:value-type="float" office:value="271.9424" calcext:value-type="float">
            <text:p>271.9424</text:p>
          </table:table-cell>
          <table:table-cell office:value-type="float" office:value="892.8799" calcext:value-type="float">
            <text:p>892.8799</text:p>
          </table:table-cell>
          <table:table-cell office:value-type="float" office:value="850.4496" calcext:value-type="float">
            <text:p>850.4496</text:p>
          </table:table-cell>
          <table:table-cell office:value-type="float" office:value="833.0002" calcext:value-type="float">
            <text:p>833.0002</text:p>
          </table:table-cell>
          <table:table-cell office:value-type="float" office:value="852.4716" calcext:value-type="float">
            <text:p>852.4716</text:p>
          </table:table-cell>
          <table:table-cell office:value-type="float" office:value="318.3414" calcext:value-type="float">
            <text:p>318.3414</text:p>
          </table:table-cell>
          <table:table-cell office:value-type="float" office:value="436.0031" calcext:value-type="float">
            <text:p>436.0031</text:p>
          </table:table-cell>
          <table:table-cell office:value-type="float" office:value="380.5322" calcext:value-type="float">
            <text:p>380.5322</text:p>
          </table:table-cell>
          <table:table-cell office:value-type="float" office:value="323.8572" calcext:value-type="float">
            <text:p>323.85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81.31025" calcext:value-type="float">
            <text:p>81.31025</text:p>
          </table:table-cell>
          <table:table-cell office:value-type="float" office:value="5393.34" calcext:value-type="float">
            <text:p>5393.34</text:p>
          </table:table-cell>
          <table:table-cell office:value-type="float" office:value="0" calcext:value-type="float">
            <text:p>0</text:p>
          </table:table-cell>
          <table:table-cell office:value-type="float" office:value="0.001777222" calcext:value-type="float">
            <text:p>0.001777222</text:p>
          </table:table-cell>
          <table:table-cell office:value-type="float" office:value="-9.917391" calcext:value-type="float">
            <text:p>-9.917391</text:p>
          </table:table-cell>
          <table:table-cell office:value-type="float" office:value="34.16265" calcext:value-type="float">
            <text:p>34.16265</text:p>
          </table:table-cell>
          <table:table-cell office:value-type="float" office:value="-0.0268956" calcext:value-type="float">
            <text:p>-0.0268956</text:p>
          </table:table-cell>
          <table:table-cell office:value-type="float" office:value="38.87387" calcext:value-type="float">
            <text:p>38.87387</text:p>
          </table:table-cell>
          <table:table-cell office:value-type="float" office:value="3.948308" calcext:value-type="float">
            <text:p>3.948308</text:p>
          </table:table-cell>
          <table:table-cell office:value-type="float" office:value="0.003701551" calcext:value-type="float">
            <text:p>0.003701551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12932" calcext:value-type="float">
            <text:p>0.1212932</text:p>
          </table:table-cell>
          <table:table-cell office:value-type="float" office:value="0.1581756" calcext:value-type="float">
            <text:p>0.1581756</text:p>
          </table:table-cell>
          <table:table-cell office:value-type="float" office:value="360" calcext:value-type="float">
            <text:p>360</text:p>
          </table:table-cell>
          <table:table-cell office:value-type="float" office:value="-11.27696" calcext:value-type="float">
            <text:p>-11.27696</text:p>
          </table:table-cell>
          <table:table-cell office:value-type="float" office:value="0" calcext:value-type="float">
            <text:p>0</text:p>
          </table:table-cell>
          <table:table-cell office:value-type="float" office:value="205.657" calcext:value-type="float">
            <text:p>205.657</text:p>
          </table:table-cell>
          <table:table-cell office:value-type="float" office:value="271.8792" calcext:value-type="float">
            <text:p>271.8792</text:p>
          </table:table-cell>
          <table:table-cell office:value-type="float" office:value="892.7172" calcext:value-type="float">
            <text:p>892.7172</text:p>
          </table:table-cell>
          <table:table-cell office:value-type="float" office:value="850.3535" calcext:value-type="float">
            <text:p>850.3535</text:p>
          </table:table-cell>
          <table:table-cell office:value-type="float" office:value="832.9666" calcext:value-type="float">
            <text:p>832.9666</text:p>
          </table:table-cell>
          <table:table-cell office:value-type="float" office:value="852.4418" calcext:value-type="float">
            <text:p>852.4418</text:p>
          </table:table-cell>
          <table:table-cell office:value-type="float" office:value="318.3333" calcext:value-type="float">
            <text:p>318.3333</text:p>
          </table:table-cell>
          <table:table-cell office:value-type="float" office:value="435.9963" calcext:value-type="float">
            <text:p>435.9963</text:p>
          </table:table-cell>
          <table:table-cell office:value-type="float" office:value="380.5306" calcext:value-type="float">
            <text:p>380.5306</text:p>
          </table:table-cell>
          <table:table-cell office:value-type="float" office:value="323.8564" calcext:value-type="float">
            <text:p>323.85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81.06836" calcext:value-type="float">
            <text:p>81.06836</text:p>
          </table:table-cell>
          <table:table-cell office:value-type="float" office:value="5393.163" calcext:value-type="float">
            <text:p>5393.163</text:p>
          </table:table-cell>
          <table:table-cell office:value-type="float" office:value="0" calcext:value-type="float">
            <text:p>0</text:p>
          </table:table-cell>
          <table:table-cell office:value-type="float" office:value="0.002478332" calcext:value-type="float">
            <text:p>0.002478332</text:p>
          </table:table-cell>
          <table:table-cell office:value-type="float" office:value="-10.34987" calcext:value-type="float">
            <text:p>-10.34987</text:p>
          </table:table-cell>
          <table:table-cell office:value-type="float" office:value="34.14727" calcext:value-type="float">
            <text:p>34.14727</text:p>
          </table:table-cell>
          <table:table-cell office:value-type="float" office:value="-0.0574955" calcext:value-type="float">
            <text:p>-0.0574955</text:p>
          </table:table-cell>
          <table:table-cell office:value-type="float" office:value="38.8419" calcext:value-type="float">
            <text:p>38.8419</text:p>
          </table:table-cell>
          <table:table-cell office:value-type="float" office:value="3.87765" calcext:value-type="float">
            <text:p>3.87765</text:p>
          </table:table-cell>
          <table:table-cell office:value-type="float" office:value="0.003997026" calcext:value-type="float">
            <text:p>0.003997026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16485" calcext:value-type="float">
            <text:p>0.1216485</text:p>
          </table:table-cell>
          <table:table-cell office:value-type="float" office:value="0.155292" calcext:value-type="float">
            <text:p>0.155292</text:p>
          </table:table-cell>
          <table:table-cell office:value-type="float" office:value="360" calcext:value-type="float">
            <text:p>360</text:p>
          </table:table-cell>
          <table:table-cell office:value-type="float" office:value="-11.66765" calcext:value-type="float">
            <text:p>-11.66765</text:p>
          </table:table-cell>
          <table:table-cell office:value-type="float" office:value="0" calcext:value-type="float">
            <text:p>0</text:p>
          </table:table-cell>
          <table:table-cell office:value-type="float" office:value="205.6707" calcext:value-type="float">
            <text:p>205.6707</text:p>
          </table:table-cell>
          <table:table-cell office:value-type="float" office:value="271.8294" calcext:value-type="float">
            <text:p>271.8294</text:p>
          </table:table-cell>
          <table:table-cell office:value-type="float" office:value="892.5788" calcext:value-type="float">
            <text:p>892.5788</text:p>
          </table:table-cell>
          <table:table-cell office:value-type="float" office:value="850.2635" calcext:value-type="float">
            <text:p>850.2635</text:p>
          </table:table-cell>
          <table:table-cell office:value-type="float" office:value="832.9328" calcext:value-type="float">
            <text:p>832.9328</text:p>
          </table:table-cell>
          <table:table-cell office:value-type="float" office:value="852.4099" calcext:value-type="float">
            <text:p>852.4099</text:p>
          </table:table-cell>
          <table:table-cell office:value-type="float" office:value="318.3248" calcext:value-type="float">
            <text:p>318.3248</text:p>
          </table:table-cell>
          <table:table-cell office:value-type="float" office:value="435.9891" calcext:value-type="float">
            <text:p>435.9891</text:p>
          </table:table-cell>
          <table:table-cell office:value-type="float" office:value="380.529" calcext:value-type="float">
            <text:p>380.529</text:p>
          </table:table-cell>
          <table:table-cell office:value-type="float" office:value="323.8555" calcext:value-type="float">
            <text:p>323.85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80.81084" calcext:value-type="float">
            <text:p>80.81084</text:p>
          </table:table-cell>
          <table:table-cell office:value-type="float" office:value="5392.982" calcext:value-type="float">
            <text:p>5392.982</text:p>
          </table:table-cell>
          <table:table-cell office:value-type="float" office:value="0" calcext:value-type="float">
            <text:p>0</text:p>
          </table:table-cell>
          <table:table-cell office:value-type="float" office:value="0.003333784" calcext:value-type="float">
            <text:p>0.003333784</text:p>
          </table:table-cell>
          <table:table-cell office:value-type="float" office:value="-10.81426" calcext:value-type="float">
            <text:p>-10.81426</text:p>
          </table:table-cell>
          <table:table-cell office:value-type="float" office:value="36.66779" calcext:value-type="float">
            <text:p>36.66779</text:p>
          </table:table-cell>
          <table:table-cell office:value-type="float" office:value="-0.1047725" calcext:value-type="float">
            <text:p>-0.1047725</text:p>
          </table:table-cell>
          <table:table-cell office:value-type="float" office:value="38.77087" calcext:value-type="float">
            <text:p>38.77087</text:p>
          </table:table-cell>
          <table:table-cell office:value-type="float" office:value="3.796784" calcext:value-type="float">
            <text:p>3.796784</text:p>
          </table:table-cell>
          <table:table-cell office:value-type="float" office:value="0.004280753" calcext:value-type="float">
            <text:p>0.004280753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19999" calcext:value-type="float">
            <text:p>0.1219999</text:p>
          </table:table-cell>
          <table:table-cell office:value-type="float" office:value="0.1524434" calcext:value-type="float">
            <text:p>0.1524434</text:p>
          </table:table-cell>
          <table:table-cell office:value-type="float" office:value="360" calcext:value-type="float">
            <text:p>360</text:p>
          </table:table-cell>
          <table:table-cell office:value-type="float" office:value="-12.05907" calcext:value-type="float">
            <text:p>-12.05907</text:p>
          </table:table-cell>
          <table:table-cell office:value-type="float" office:value="0" calcext:value-type="float">
            <text:p>0</text:p>
          </table:table-cell>
          <table:table-cell office:value-type="float" office:value="205.6899" calcext:value-type="float">
            <text:p>205.6899</text:p>
          </table:table-cell>
          <table:table-cell office:value-type="float" office:value="271.7729" calcext:value-type="float">
            <text:p>271.7729</text:p>
          </table:table-cell>
          <table:table-cell office:value-type="float" office:value="892.4286" calcext:value-type="float">
            <text:p>892.4286</text:p>
          </table:table-cell>
          <table:table-cell office:value-type="float" office:value="850.173" calcext:value-type="float">
            <text:p>850.173</text:p>
          </table:table-cell>
          <table:table-cell office:value-type="float" office:value="832.9002" calcext:value-type="float">
            <text:p>832.9002</text:p>
          </table:table-cell>
          <table:table-cell office:value-type="float" office:value="852.3802" calcext:value-type="float">
            <text:p>852.3802</text:p>
          </table:table-cell>
          <table:table-cell office:value-type="float" office:value="318.3167" calcext:value-type="float">
            <text:p>318.3167</text:p>
          </table:table-cell>
          <table:table-cell office:value-type="float" office:value="435.982" calcext:value-type="float">
            <text:p>435.982</text:p>
          </table:table-cell>
          <table:table-cell office:value-type="float" office:value="380.5273" calcext:value-type="float">
            <text:p>380.5273</text:p>
          </table:table-cell>
          <table:table-cell office:value-type="float" office:value="323.8546" calcext:value-type="float">
            <text:p>323.85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80.51175" calcext:value-type="float">
            <text:p>80.51175</text:p>
          </table:table-cell>
          <table:table-cell office:value-type="float" office:value="5392.768" calcext:value-type="float">
            <text:p>5392.768</text:p>
          </table:table-cell>
          <table:table-cell office:value-type="float" office:value="0" calcext:value-type="float">
            <text:p>0</text:p>
          </table:table-cell>
          <table:table-cell office:value-type="float" office:value="0.004384237" calcext:value-type="float">
            <text:p>0.004384237</text:p>
          </table:table-cell>
          <table:table-cell office:value-type="float" office:value="-11.35176" calcext:value-type="float">
            <text:p>-11.35176</text:p>
          </table:table-cell>
          <table:table-cell office:value-type="float" office:value="39.84659" calcext:value-type="float">
            <text:p>39.84659</text:p>
          </table:table-cell>
          <table:table-cell office:value-type="float" office:value="-0.1660063" calcext:value-type="float">
            <text:p>-0.1660063</text:p>
          </table:table-cell>
          <table:table-cell office:value-type="float" office:value="38.68933" calcext:value-type="float">
            <text:p>38.68933</text:p>
          </table:table-cell>
          <table:table-cell office:value-type="float" office:value="3.710011" calcext:value-type="float">
            <text:p>3.710011</text:p>
          </table:table-cell>
          <table:table-cell office:value-type="float" office:value="0.004554255" calcext:value-type="float">
            <text:p>0.004554255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23493" calcext:value-type="float">
            <text:p>0.1223493</text:p>
          </table:table-cell>
          <table:table-cell office:value-type="float" office:value="0.1510683" calcext:value-type="float">
            <text:p>0.1510683</text:p>
          </table:table-cell>
          <table:table-cell office:value-type="float" office:value="360" calcext:value-type="float">
            <text:p>360</text:p>
          </table:table-cell>
          <table:table-cell office:value-type="float" office:value="-12.44589" calcext:value-type="float">
            <text:p>-12.44589</text:p>
          </table:table-cell>
          <table:table-cell office:value-type="float" office:value="0" calcext:value-type="float">
            <text:p>0</text:p>
          </table:table-cell>
          <table:table-cell office:value-type="float" office:value="205.7088" calcext:value-type="float">
            <text:p>205.7088</text:p>
          </table:table-cell>
          <table:table-cell office:value-type="float" office:value="271.7028" calcext:value-type="float">
            <text:p>271.7028</text:p>
          </table:table-cell>
          <table:table-cell office:value-type="float" office:value="892.2485" calcext:value-type="float">
            <text:p>892.2485</text:p>
          </table:table-cell>
          <table:table-cell office:value-type="float" office:value="850.0664" calcext:value-type="float">
            <text:p>850.0664</text:p>
          </table:table-cell>
          <table:table-cell office:value-type="float" office:value="832.8633" calcext:value-type="float">
            <text:p>832.8633</text:p>
          </table:table-cell>
          <table:table-cell office:value-type="float" office:value="852.3471" calcext:value-type="float">
            <text:p>852.3471</text:p>
          </table:table-cell>
          <table:table-cell office:value-type="float" office:value="318.3079" calcext:value-type="float">
            <text:p>318.3079</text:p>
          </table:table-cell>
          <table:table-cell office:value-type="float" office:value="435.9746" calcext:value-type="float">
            <text:p>435.9746</text:p>
          </table:table-cell>
          <table:table-cell office:value-type="float" office:value="380.5257" calcext:value-type="float">
            <text:p>380.5257</text:p>
          </table:table-cell>
          <table:table-cell office:value-type="float" office:value="323.8537" calcext:value-type="float">
            <text:p>323.85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80.1754" calcext:value-type="float">
            <text:p>80.1754</text:p>
          </table:table-cell>
          <table:table-cell office:value-type="float" office:value="5392.514" calcext:value-type="float">
            <text:p>5392.514</text:p>
          </table:table-cell>
          <table:table-cell office:value-type="float" office:value="0" calcext:value-type="float">
            <text:p>0</text:p>
          </table:table-cell>
          <table:table-cell office:value-type="float" office:value="0.005702078" calcext:value-type="float">
            <text:p>0.005702078</text:p>
          </table:table-cell>
          <table:table-cell office:value-type="float" office:value="-11.96729" calcext:value-type="float">
            <text:p>-11.96729</text:p>
          </table:table-cell>
          <table:table-cell office:value-type="float" office:value="41.26869" calcext:value-type="float">
            <text:p>41.26869</text:p>
          </table:table-cell>
          <table:table-cell office:value-type="float" office:value="-0.2431059" calcext:value-type="float">
            <text:p>-0.2431059</text:p>
          </table:table-cell>
          <table:table-cell office:value-type="float" office:value="38.59393" calcext:value-type="float">
            <text:p>38.59393</text:p>
          </table:table-cell>
          <table:table-cell office:value-type="float" office:value="3.620385" calcext:value-type="float">
            <text:p>3.620385</text:p>
          </table:table-cell>
          <table:table-cell office:value-type="float" office:value="0.004813724" calcext:value-type="float">
            <text:p>0.004813724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26978" calcext:value-type="float">
            <text:p>0.1226978</text:p>
          </table:table-cell>
          <table:table-cell office:value-type="float" office:value="0.1512955" calcext:value-type="float">
            <text:p>0.1512955</text:p>
          </table:table-cell>
          <table:table-cell office:value-type="float" office:value="360" calcext:value-type="float">
            <text:p>360</text:p>
          </table:table-cell>
          <table:table-cell office:value-type="float" office:value="-12.81507" calcext:value-type="float">
            <text:p>-12.81507</text:p>
          </table:table-cell>
          <table:table-cell office:value-type="float" office:value="0" calcext:value-type="float">
            <text:p>0</text:p>
          </table:table-cell>
          <table:table-cell office:value-type="float" office:value="205.7317" calcext:value-type="float">
            <text:p>205.7317</text:p>
          </table:table-cell>
          <table:table-cell office:value-type="float" office:value="271.6212" calcext:value-type="float">
            <text:p>271.6212</text:p>
          </table:table-cell>
          <table:table-cell office:value-type="float" office:value="892.036" calcext:value-type="float">
            <text:p>892.036</text:p>
          </table:table-cell>
          <table:table-cell office:value-type="float" office:value="849.9429" calcext:value-type="float">
            <text:p>849.9429</text:p>
          </table:table-cell>
          <table:table-cell office:value-type="float" office:value="832.8171" calcext:value-type="float">
            <text:p>832.8171</text:p>
          </table:table-cell>
          <table:table-cell office:value-type="float" office:value="852.3079" calcext:value-type="float">
            <text:p>852.3079</text:p>
          </table:table-cell>
          <table:table-cell office:value-type="float" office:value="318.2981" calcext:value-type="float">
            <text:p>318.2981</text:p>
          </table:table-cell>
          <table:table-cell office:value-type="float" office:value="435.9669" calcext:value-type="float">
            <text:p>435.9669</text:p>
          </table:table-cell>
          <table:table-cell office:value-type="float" office:value="380.5239" calcext:value-type="float">
            <text:p>380.5239</text:p>
          </table:table-cell>
          <table:table-cell office:value-type="float" office:value="323.8527" calcext:value-type="float">
            <text:p>323.85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79.84711" calcext:value-type="float">
            <text:p>79.84711</text:p>
          </table:table-cell>
          <table:table-cell office:value-type="float" office:value="5392.252" calcext:value-type="float">
            <text:p>5392.252</text:p>
          </table:table-cell>
          <table:table-cell office:value-type="float" office:value="0" calcext:value-type="float">
            <text:p>0</text:p>
          </table:table-cell>
          <table:table-cell office:value-type="float" office:value="0.007322409" calcext:value-type="float">
            <text:p>0.007322409</text:p>
          </table:table-cell>
          <table:table-cell office:value-type="float" office:value="-12.605" calcext:value-type="float">
            <text:p>-12.605</text:p>
          </table:table-cell>
          <table:table-cell office:value-type="float" office:value="41.25625" calcext:value-type="float">
            <text:p>41.25625</text:p>
          </table:table-cell>
          <table:table-cell office:value-type="float" office:value="-0.3344704" calcext:value-type="float">
            <text:p>-0.3344704</text:p>
          </table:table-cell>
          <table:table-cell office:value-type="float" office:value="38.56174" calcext:value-type="float">
            <text:p>38.56174</text:p>
          </table:table-cell>
          <table:table-cell office:value-type="float" office:value="3.532663" calcext:value-type="float">
            <text:p>3.532663</text:p>
          </table:table-cell>
          <table:table-cell office:value-type="float" office:value="0.005073533" calcext:value-type="float">
            <text:p>0.005073533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3046" calcext:value-type="float">
            <text:p>0.123046</text:p>
          </table:table-cell>
          <table:table-cell office:value-type="float" office:value="0.1515137" calcext:value-type="float">
            <text:p>0.1515137</text:p>
          </table:table-cell>
          <table:table-cell office:value-type="float" office:value="360" calcext:value-type="float">
            <text:p>360</text:p>
          </table:table-cell>
          <table:table-cell office:value-type="float" office:value="-13.10847" calcext:value-type="float">
            <text:p>-13.10847</text:p>
          </table:table-cell>
          <table:table-cell office:value-type="float" office:value="0" calcext:value-type="float">
            <text:p>0</text:p>
          </table:table-cell>
          <table:table-cell office:value-type="float" office:value="205.7594" calcext:value-type="float">
            <text:p>205.7594</text:p>
          </table:table-cell>
          <table:table-cell office:value-type="float" office:value="271.5432" calcext:value-type="float">
            <text:p>271.5432</text:p>
          </table:table-cell>
          <table:table-cell office:value-type="float" office:value="891.8245" calcext:value-type="float">
            <text:p>891.8245</text:p>
          </table:table-cell>
          <table:table-cell office:value-type="float" office:value="849.8152" calcext:value-type="float">
            <text:p>849.8152</text:p>
          </table:table-cell>
          <table:table-cell office:value-type="float" office:value="832.7687" calcext:value-type="float">
            <text:p>832.7687</text:p>
          </table:table-cell>
          <table:table-cell office:value-type="float" office:value="852.2659" calcext:value-type="float">
            <text:p>852.2659</text:p>
          </table:table-cell>
          <table:table-cell office:value-type="float" office:value="318.2872" calcext:value-type="float">
            <text:p>318.2872</text:p>
          </table:table-cell>
          <table:table-cell office:value-type="float" office:value="435.9584" calcext:value-type="float">
            <text:p>435.9584</text:p>
          </table:table-cell>
          <table:table-cell office:value-type="float" office:value="380.5221" calcext:value-type="float">
            <text:p>380.5221</text:p>
          </table:table-cell>
          <table:table-cell office:value-type="float" office:value="323.8517" calcext:value-type="float">
            <text:p>323.85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79.58599" calcext:value-type="float">
            <text:p>79.58599</text:p>
          </table:table-cell>
          <table:table-cell office:value-type="float" office:value="5392.034" calcext:value-type="float">
            <text:p>5392.034</text:p>
          </table:table-cell>
          <table:table-cell office:value-type="float" office:value="0" calcext:value-type="float">
            <text:p>0</text:p>
          </table:table-cell>
          <table:table-cell office:value-type="float" office:value="0.009276255" calcext:value-type="float">
            <text:p>0.009276255</text:p>
          </table:table-cell>
          <table:table-cell office:value-type="float" office:value="-13.1462" calcext:value-type="float">
            <text:p>-13.1462</text:p>
          </table:table-cell>
          <table:table-cell office:value-type="float" office:value="43.23688" calcext:value-type="float">
            <text:p>43.23688</text:p>
          </table:table-cell>
          <table:table-cell office:value-type="float" office:value="-0.4243811" calcext:value-type="float">
            <text:p>-0.4243811</text:p>
          </table:table-cell>
          <table:table-cell office:value-type="float" office:value="38.56803" calcext:value-type="float">
            <text:p>38.56803</text:p>
          </table:table-cell>
          <table:table-cell office:value-type="float" office:value="3.470018" calcext:value-type="float">
            <text:p>3.470018</text:p>
          </table:table-cell>
          <table:table-cell office:value-type="float" office:value="0.005360403" calcext:value-type="float">
            <text:p>0.005360403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33935" calcext:value-type="float">
            <text:p>0.1233935</text:p>
          </table:table-cell>
          <table:table-cell office:value-type="float" office:value="0.151716" calcext:value-type="float">
            <text:p>0.151716</text:p>
          </table:table-cell>
          <table:table-cell office:value-type="float" office:value="360" calcext:value-type="float">
            <text:p>360</text:p>
          </table:table-cell>
          <table:table-cell office:value-type="float" office:value="-13.31646" calcext:value-type="float">
            <text:p>-13.31646</text:p>
          </table:table-cell>
          <table:table-cell office:value-type="float" office:value="0" calcext:value-type="float">
            <text:p>0</text:p>
          </table:table-cell>
          <table:table-cell office:value-type="float" office:value="205.7756" calcext:value-type="float">
            <text:p>205.7756</text:p>
          </table:table-cell>
          <table:table-cell office:value-type="float" office:value="271.4879" calcext:value-type="float">
            <text:p>271.4879</text:p>
          </table:table-cell>
          <table:table-cell office:value-type="float" office:value="891.6589" calcext:value-type="float">
            <text:p>891.6589</text:p>
          </table:table-cell>
          <table:table-cell office:value-type="float" office:value="849.705" calcext:value-type="float">
            <text:p>849.705</text:p>
          </table:table-cell>
          <table:table-cell office:value-type="float" office:value="832.7267" calcext:value-type="float">
            <text:p>832.7267</text:p>
          </table:table-cell>
          <table:table-cell office:value-type="float" office:value="852.2274" calcext:value-type="float">
            <text:p>852.2274</text:p>
          </table:table-cell>
          <table:table-cell office:value-type="float" office:value="318.2767" calcext:value-type="float">
            <text:p>318.2767</text:p>
          </table:table-cell>
          <table:table-cell office:value-type="float" office:value="435.9497" calcext:value-type="float">
            <text:p>435.9497</text:p>
          </table:table-cell>
          <table:table-cell office:value-type="float" office:value="380.5203" calcext:value-type="float">
            <text:p>380.5203</text:p>
          </table:table-cell>
          <table:table-cell office:value-type="float" office:value="323.8506" calcext:value-type="float">
            <text:p>323.85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79.29102" calcext:value-type="float">
            <text:p>79.29102</text:p>
          </table:table-cell>
          <table:table-cell office:value-type="float" office:value="5391.825" calcext:value-type="float">
            <text:p>5391.825</text:p>
          </table:table-cell>
          <table:table-cell office:value-type="float" office:value="0" calcext:value-type="float">
            <text:p>0</text:p>
          </table:table-cell>
          <table:table-cell office:value-type="float" office:value="0.01160051" calcext:value-type="float">
            <text:p>0.01160051</text:p>
          </table:table-cell>
          <table:table-cell office:value-type="float" office:value="-13.71881" calcext:value-type="float">
            <text:p>-13.71881</text:p>
          </table:table-cell>
          <table:table-cell office:value-type="float" office:value="46.4469" calcext:value-type="float">
            <text:p>46.4469</text:p>
          </table:table-cell>
          <table:table-cell office:value-type="float" office:value="-0.5183684" calcext:value-type="float">
            <text:p>-0.5183684</text:p>
          </table:table-cell>
          <table:table-cell office:value-type="float" office:value="38.5706" calcext:value-type="float">
            <text:p>38.5706</text:p>
          </table:table-cell>
          <table:table-cell office:value-type="float" office:value="3.389787" calcext:value-type="float">
            <text:p>3.389787</text:p>
          </table:table-cell>
          <table:table-cell office:value-type="float" office:value="0.005639946" calcext:value-type="float">
            <text:p>0.005639946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37372" calcext:value-type="float">
            <text:p>0.1237372</text:p>
          </table:table-cell>
          <table:table-cell office:value-type="float" office:value="0.1518895" calcext:value-type="float">
            <text:p>0.1518895</text:p>
          </table:table-cell>
          <table:table-cell office:value-type="float" office:value="360" calcext:value-type="float">
            <text:p>360</text:p>
          </table:table-cell>
          <table:table-cell office:value-type="float" office:value="-13.27359" calcext:value-type="float">
            <text:p>-13.27359</text:p>
          </table:table-cell>
          <table:table-cell office:value-type="float" office:value="0" calcext:value-type="float">
            <text:p>0</text:p>
          </table:table-cell>
          <table:table-cell office:value-type="float" office:value="205.7814" calcext:value-type="float">
            <text:p>205.7814</text:p>
          </table:table-cell>
          <table:table-cell office:value-type="float" office:value="271.4261" calcext:value-type="float">
            <text:p>271.4261</text:p>
          </table:table-cell>
          <table:table-cell office:value-type="float" office:value="891.4914" calcext:value-type="float">
            <text:p>891.4914</text:p>
          </table:table-cell>
          <table:table-cell office:value-type="float" office:value="849.6003" calcext:value-type="float">
            <text:p>849.6003</text:p>
          </table:table-cell>
          <table:table-cell office:value-type="float" office:value="832.6878" calcext:value-type="float">
            <text:p>832.6878</text:p>
          </table:table-cell>
          <table:table-cell office:value-type="float" office:value="852.1917" calcext:value-type="float">
            <text:p>852.1917</text:p>
          </table:table-cell>
          <table:table-cell office:value-type="float" office:value="318.2672" calcext:value-type="float">
            <text:p>318.2672</text:p>
          </table:table-cell>
          <table:table-cell office:value-type="float" office:value="435.9412" calcext:value-type="float">
            <text:p>435.9412</text:p>
          </table:table-cell>
          <table:table-cell office:value-type="float" office:value="380.5185" calcext:value-type="float">
            <text:p>380.5185</text:p>
          </table:table-cell>
          <table:table-cell office:value-type="float" office:value="323.8493" calcext:value-type="float">
            <text:p>323.84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78.97212" calcext:value-type="float">
            <text:p>78.97212</text:p>
          </table:table-cell>
          <table:table-cell office:value-type="float" office:value="5391.565" calcext:value-type="float">
            <text:p>5391.565</text:p>
          </table:table-cell>
          <table:table-cell office:value-type="float" office:value="0" calcext:value-type="float">
            <text:p>0</text:p>
          </table:table-cell>
          <table:table-cell office:value-type="float" office:value="0.01444042" calcext:value-type="float">
            <text:p>0.01444042</text:p>
          </table:table-cell>
          <table:table-cell office:value-type="float" office:value="-14.36108" calcext:value-type="float">
            <text:p>-14.36108</text:p>
          </table:table-cell>
          <table:table-cell office:value-type="float" office:value="45.68929" calcext:value-type="float">
            <text:p>45.68929</text:p>
          </table:table-cell>
          <table:table-cell office:value-type="float" office:value="-0.6313424" calcext:value-type="float">
            <text:p>-0.6313424</text:p>
          </table:table-cell>
          <table:table-cell office:value-type="float" office:value="38.53106" calcext:value-type="float">
            <text:p>38.53106</text:p>
          </table:table-cell>
          <table:table-cell office:value-type="float" office:value="3.306297" calcext:value-type="float">
            <text:p>3.306297</text:p>
          </table:table-cell>
          <table:table-cell office:value-type="float" office:value="0.005910162" calcext:value-type="float">
            <text:p>0.005910162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40777" calcext:value-type="float">
            <text:p>0.1240777</text:p>
          </table:table-cell>
          <table:table-cell office:value-type="float" office:value="0.1520332" calcext:value-type="float">
            <text:p>0.1520332</text:p>
          </table:table-cell>
          <table:table-cell office:value-type="float" office:value="360" calcext:value-type="float">
            <text:p>360</text:p>
          </table:table-cell>
          <table:table-cell office:value-type="float" office:value="-13.15554" calcext:value-type="float">
            <text:p>-13.15554</text:p>
          </table:table-cell>
          <table:table-cell office:value-type="float" office:value="0" calcext:value-type="float">
            <text:p>0</text:p>
          </table:table-cell>
          <table:table-cell office:value-type="float" office:value="205.8082" calcext:value-type="float">
            <text:p>205.8082</text:p>
          </table:table-cell>
          <table:table-cell office:value-type="float" office:value="271.3483" calcext:value-type="float">
            <text:p>271.3483</text:p>
          </table:table-cell>
          <table:table-cell office:value-type="float" office:value="891.2835" calcext:value-type="float">
            <text:p>891.2835</text:p>
          </table:table-cell>
          <table:table-cell office:value-type="float" office:value="849.4753" calcext:value-type="float">
            <text:p>849.4753</text:p>
          </table:table-cell>
          <table:table-cell office:value-type="float" office:value="832.6407" calcext:value-type="float">
            <text:p>832.6407</text:p>
          </table:table-cell>
          <table:table-cell office:value-type="float" office:value="852.1506" calcext:value-type="float">
            <text:p>852.1506</text:p>
          </table:table-cell>
          <table:table-cell office:value-type="float" office:value="318.2569" calcext:value-type="float">
            <text:p>318.2569</text:p>
          </table:table-cell>
          <table:table-cell office:value-type="float" office:value="435.9326" calcext:value-type="float">
            <text:p>435.9326</text:p>
          </table:table-cell>
          <table:table-cell office:value-type="float" office:value="380.5167" calcext:value-type="float">
            <text:p>380.5167</text:p>
          </table:table-cell>
          <table:table-cell office:value-type="float" office:value="323.848" calcext:value-type="float">
            <text:p>323.8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78.6092" calcext:value-type="float">
            <text:p>78.6092</text:p>
          </table:table-cell>
          <table:table-cell office:value-type="float" office:value="5391.265" calcext:value-type="float">
            <text:p>5391.265</text:p>
          </table:table-cell>
          <table:table-cell office:value-type="float" office:value="0" calcext:value-type="float">
            <text:p>0</text:p>
          </table:table-cell>
          <table:table-cell office:value-type="float" office:value="0.0179453" calcext:value-type="float">
            <text:p>0.0179453</text:p>
          </table:table-cell>
          <table:table-cell office:value-type="float" office:value="-15.10161" calcext:value-type="float">
            <text:p>-15.10161</text:p>
          </table:table-cell>
          <table:table-cell office:value-type="float" office:value="46.68697" calcext:value-type="float">
            <text:p>46.68697</text:p>
          </table:table-cell>
          <table:table-cell office:value-type="float" office:value="-0.7655798" calcext:value-type="float">
            <text:p>-0.7655798</text:p>
          </table:table-cell>
          <table:table-cell office:value-type="float" office:value="38.44573" calcext:value-type="float">
            <text:p>38.44573</text:p>
          </table:table-cell>
          <table:table-cell office:value-type="float" office:value="3.218155" calcext:value-type="float">
            <text:p>3.218155</text:p>
          </table:table-cell>
          <table:table-cell office:value-type="float" office:value="0.006183254" calcext:value-type="float">
            <text:p>0.006183254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44157" calcext:value-type="float">
            <text:p>0.1244157</text:p>
          </table:table-cell>
          <table:table-cell office:value-type="float" office:value="0.1521421" calcext:value-type="float">
            <text:p>0.1521421</text:p>
          </table:table-cell>
          <table:table-cell office:value-type="float" office:value="360" calcext:value-type="float">
            <text:p>360</text:p>
          </table:table-cell>
          <table:table-cell office:value-type="float" office:value="-12.95724" calcext:value-type="float">
            <text:p>-12.95724</text:p>
          </table:table-cell>
          <table:table-cell office:value-type="float" office:value="0" calcext:value-type="float">
            <text:p>0</text:p>
          </table:table-cell>
          <table:table-cell office:value-type="float" office:value="205.839" calcext:value-type="float">
            <text:p>205.839</text:p>
          </table:table-cell>
          <table:table-cell office:value-type="float" office:value="271.2575" calcext:value-type="float">
            <text:p>271.2575</text:p>
          </table:table-cell>
          <table:table-cell office:value-type="float" office:value="891.0386" calcext:value-type="float">
            <text:p>891.0386</text:p>
          </table:table-cell>
          <table:table-cell office:value-type="float" office:value="849.3305" calcext:value-type="float">
            <text:p>849.3305</text:p>
          </table:table-cell>
          <table:table-cell office:value-type="float" office:value="832.5852" calcext:value-type="float">
            <text:p>832.5852</text:p>
          </table:table-cell>
          <table:table-cell office:value-type="float" office:value="852.1047" calcext:value-type="float">
            <text:p>852.1047</text:p>
          </table:table-cell>
          <table:table-cell office:value-type="float" office:value="318.2452" calcext:value-type="float">
            <text:p>318.2452</text:p>
          </table:table-cell>
          <table:table-cell office:value-type="float" office:value="435.924" calcext:value-type="float">
            <text:p>435.924</text:p>
          </table:table-cell>
          <table:table-cell office:value-type="float" office:value="380.5143" calcext:value-type="float">
            <text:p>380.5143</text:p>
          </table:table-cell>
          <table:table-cell office:value-type="float" office:value="323.8466" calcext:value-type="float">
            <text:p>323.84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78.24507" calcext:value-type="float">
            <text:p>78.24507</text:p>
          </table:table-cell>
          <table:table-cell office:value-type="float" office:value="5390.935" calcext:value-type="float">
            <text:p>5390.935</text:p>
          </table:table-cell>
          <table:table-cell office:value-type="float" office:value="0" calcext:value-type="float">
            <text:p>0</text:p>
          </table:table-cell>
          <table:table-cell office:value-type="float" office:value="0.02216439" calcext:value-type="float">
            <text:p>0.02216439</text:p>
          </table:table-cell>
          <table:table-cell office:value-type="float" office:value="-15.89105" calcext:value-type="float">
            <text:p>-15.89105</text:p>
          </table:table-cell>
          <table:table-cell office:value-type="float" office:value="50.88436" calcext:value-type="float">
            <text:p>50.88436</text:p>
          </table:table-cell>
          <table:table-cell office:value-type="float" office:value="-0.9183275" calcext:value-type="float">
            <text:p>-0.9183275</text:p>
          </table:table-cell>
          <table:table-cell office:value-type="float" office:value="38.39987" calcext:value-type="float">
            <text:p>38.39987</text:p>
          </table:table-cell>
          <table:table-cell office:value-type="float" office:value="3.138805" calcext:value-type="float">
            <text:p>3.138805</text:p>
          </table:table-cell>
          <table:table-cell office:value-type="float" office:value="0.00645624" calcext:value-type="float">
            <text:p>0.00645624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47511" calcext:value-type="float">
            <text:p>0.1247511</text:p>
          </table:table-cell>
          <table:table-cell office:value-type="float" office:value="0.1522072" calcext:value-type="float">
            <text:p>0.1522072</text:p>
          </table:table-cell>
          <table:table-cell office:value-type="float" office:value="360" calcext:value-type="float">
            <text:p>360</text:p>
          </table:table-cell>
          <table:table-cell office:value-type="float" office:value="-12.59403" calcext:value-type="float">
            <text:p>-12.59403</text:p>
          </table:table-cell>
          <table:table-cell office:value-type="float" office:value="0" calcext:value-type="float">
            <text:p>0</text:p>
          </table:table-cell>
          <table:table-cell office:value-type="float" office:value="205.8682" calcext:value-type="float">
            <text:p>205.8682</text:p>
          </table:table-cell>
          <table:table-cell office:value-type="float" office:value="271.1637" calcext:value-type="float">
            <text:p>271.1637</text:p>
          </table:table-cell>
          <table:table-cell office:value-type="float" office:value="890.7806" calcext:value-type="float">
            <text:p>890.7806</text:p>
          </table:table-cell>
          <table:table-cell office:value-type="float" office:value="849.1772" calcext:value-type="float">
            <text:p>849.1772</text:p>
          </table:table-cell>
          <table:table-cell office:value-type="float" office:value="832.5239" calcext:value-type="float">
            <text:p>832.5239</text:p>
          </table:table-cell>
          <table:table-cell office:value-type="float" office:value="852.0543" calcext:value-type="float">
            <text:p>852.0543</text:p>
          </table:table-cell>
          <table:table-cell office:value-type="float" office:value="318.2323" calcext:value-type="float">
            <text:p>318.2323</text:p>
          </table:table-cell>
          <table:table-cell office:value-type="float" office:value="435.9151" calcext:value-type="float">
            <text:p>435.9151</text:p>
          </table:table-cell>
          <table:table-cell office:value-type="float" office:value="380.5095" calcext:value-type="float">
            <text:p>380.5095</text:p>
          </table:table-cell>
          <table:table-cell office:value-type="float" office:value="323.8453" calcext:value-type="float">
            <text:p>323.84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77.90122" calcext:value-type="float">
            <text:p>77.90122</text:p>
          </table:table-cell>
          <table:table-cell office:value-type="float" office:value="5390.605" calcext:value-type="float">
            <text:p>5390.605</text:p>
          </table:table-cell>
          <table:table-cell office:value-type="float" office:value="0" calcext:value-type="float">
            <text:p>0</text:p>
          </table:table-cell>
          <table:table-cell office:value-type="float" office:value="0.02727048" calcext:value-type="float">
            <text:p>0.02727048</text:p>
          </table:table-cell>
          <table:table-cell office:value-type="float" office:value="-16.68909" calcext:value-type="float">
            <text:p>-16.68909</text:p>
          </table:table-cell>
          <table:table-cell office:value-type="float" office:value="51.37238" calcext:value-type="float">
            <text:p>51.37238</text:p>
          </table:table-cell>
          <table:table-cell office:value-type="float" office:value="-1.096873" calcext:value-type="float">
            <text:p>-1.096873</text:p>
          </table:table-cell>
          <table:table-cell office:value-type="float" office:value="38.38689" calcext:value-type="float">
            <text:p>38.38689</text:p>
          </table:table-cell>
          <table:table-cell office:value-type="float" office:value="3.065031" calcext:value-type="float">
            <text:p>3.065031</text:p>
          </table:table-cell>
          <table:table-cell office:value-type="float" office:value="0.006713991" calcext:value-type="float">
            <text:p>0.006713991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50846" calcext:value-type="float">
            <text:p>0.1250846</text:p>
          </table:table-cell>
          <table:table-cell office:value-type="float" office:value="0.152225" calcext:value-type="float">
            <text:p>0.152225</text:p>
          </table:table-cell>
          <table:table-cell office:value-type="float" office:value="360" calcext:value-type="float">
            <text:p>360</text:p>
          </table:table-cell>
          <table:table-cell office:value-type="float" office:value="-12.09896" calcext:value-type="float">
            <text:p>-12.09896</text:p>
          </table:table-cell>
          <table:table-cell office:value-type="float" office:value="0" calcext:value-type="float">
            <text:p>0</text:p>
          </table:table-cell>
          <table:table-cell office:value-type="float" office:value="205.8974" calcext:value-type="float">
            <text:p>205.8974</text:p>
          </table:table-cell>
          <table:table-cell office:value-type="float" office:value="271.075" calcext:value-type="float">
            <text:p>271.075</text:p>
          </table:table-cell>
          <table:table-cell office:value-type="float" office:value="890.5344" calcext:value-type="float">
            <text:p>890.5344</text:p>
          </table:table-cell>
          <table:table-cell office:value-type="float" office:value="849.0258" calcext:value-type="float">
            <text:p>849.0258</text:p>
          </table:table-cell>
          <table:table-cell office:value-type="float" office:value="832.4626" calcext:value-type="float">
            <text:p>832.4626</text:p>
          </table:table-cell>
          <table:table-cell office:value-type="float" office:value="852.0021" calcext:value-type="float">
            <text:p>852.0021</text:p>
          </table:table-cell>
          <table:table-cell office:value-type="float" office:value="318.2192" calcext:value-type="float">
            <text:p>318.2192</text:p>
          </table:table-cell>
          <table:table-cell office:value-type="float" office:value="435.906" calcext:value-type="float">
            <text:p>435.906</text:p>
          </table:table-cell>
          <table:table-cell office:value-type="float" office:value="380.5047" calcext:value-type="float">
            <text:p>380.5047</text:p>
          </table:table-cell>
          <table:table-cell office:value-type="float" office:value="323.8439" calcext:value-type="float">
            <text:p>323.84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77.56916" calcext:value-type="float">
            <text:p>77.56916</text:p>
          </table:table-cell>
          <table:table-cell office:value-type="float" office:value="5390.285" calcext:value-type="float">
            <text:p>5390.285</text:p>
          </table:table-cell>
          <table:table-cell office:value-type="float" office:value="0" calcext:value-type="float">
            <text:p>0</text:p>
          </table:table-cell>
          <table:table-cell office:value-type="float" office:value="0.03345903" calcext:value-type="float">
            <text:p>0.03345903</text:p>
          </table:table-cell>
          <table:table-cell office:value-type="float" office:value="-17.49053" calcext:value-type="float">
            <text:p>-17.49053</text:p>
          </table:table-cell>
          <table:table-cell office:value-type="float" office:value="54.95437" calcext:value-type="float">
            <text:p>54.95437</text:p>
          </table:table-cell>
          <table:table-cell office:value-type="float" office:value="-1.302267" calcext:value-type="float">
            <text:p>-1.302267</text:p>
          </table:table-cell>
          <table:table-cell office:value-type="float" office:value="38.37846" calcext:value-type="float">
            <text:p>38.37846</text:p>
          </table:table-cell>
          <table:table-cell office:value-type="float" office:value="2.99042" calcext:value-type="float">
            <text:p>2.99042</text:p>
          </table:table-cell>
          <table:table-cell office:value-type="float" office:value="0.006999036" calcext:value-type="float">
            <text:p>0.006999036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54167" calcext:value-type="float">
            <text:p>0.1254167</text:p>
          </table:table-cell>
          <table:table-cell office:value-type="float" office:value="0.1521843" calcext:value-type="float">
            <text:p>0.1521843</text:p>
          </table:table-cell>
          <table:table-cell office:value-type="float" office:value="360" calcext:value-type="float">
            <text:p>360</text:p>
          </table:table-cell>
          <table:table-cell office:value-type="float" office:value="-11.34735" calcext:value-type="float">
            <text:p>-11.34735</text:p>
          </table:table-cell>
          <table:table-cell office:value-type="float" office:value="0" calcext:value-type="float">
            <text:p>0</text:p>
          </table:table-cell>
          <table:table-cell office:value-type="float" office:value="205.9289" calcext:value-type="float">
            <text:p>205.9289</text:p>
          </table:table-cell>
          <table:table-cell office:value-type="float" office:value="270.9905" calcext:value-type="float">
            <text:p>270.9905</text:p>
          </table:table-cell>
          <table:table-cell office:value-type="float" office:value="890.2972" calcext:value-type="float">
            <text:p>890.2972</text:p>
          </table:table-cell>
          <table:table-cell office:value-type="float" office:value="848.8786" calcext:value-type="float">
            <text:p>848.8786</text:p>
          </table:table-cell>
          <table:table-cell office:value-type="float" office:value="832.4019" calcext:value-type="float">
            <text:p>832.4019</text:p>
          </table:table-cell>
          <table:table-cell office:value-type="float" office:value="851.9501" calcext:value-type="float">
            <text:p>851.9501</text:p>
          </table:table-cell>
          <table:table-cell office:value-type="float" office:value="318.2061" calcext:value-type="float">
            <text:p>318.2061</text:p>
          </table:table-cell>
          <table:table-cell office:value-type="float" office:value="435.8965" calcext:value-type="float">
            <text:p>435.8965</text:p>
          </table:table-cell>
          <table:table-cell office:value-type="float" office:value="380.4999" calcext:value-type="float">
            <text:p>380.4999</text:p>
          </table:table-cell>
          <table:table-cell office:value-type="float" office:value="323.8425" calcext:value-type="float">
            <text:p>323.84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77.21384" calcext:value-type="float">
            <text:p>77.21384</text:p>
          </table:table-cell>
          <table:table-cell office:value-type="float" office:value="5389.934" calcext:value-type="float">
            <text:p>5389.934</text:p>
          </table:table-cell>
          <table:table-cell office:value-type="float" office:value="0" calcext:value-type="float">
            <text:p>0</text:p>
          </table:table-cell>
          <table:table-cell office:value-type="float" office:value="0.0412745" calcext:value-type="float">
            <text:p>0.0412745</text:p>
          </table:table-cell>
          <table:table-cell office:value-type="float" office:value="-18.36842" calcext:value-type="float">
            <text:p>-18.36842</text:p>
          </table:table-cell>
          <table:table-cell office:value-type="float" office:value="56.98276" calcext:value-type="float">
            <text:p>56.98276</text:p>
          </table:table-cell>
          <table:table-cell office:value-type="float" office:value="-1.552563" calcext:value-type="float">
            <text:p>-1.552563</text:p>
          </table:table-cell>
          <table:table-cell office:value-type="float" office:value="38.35213" calcext:value-type="float">
            <text:p>38.35213</text:p>
          </table:table-cell>
          <table:table-cell office:value-type="float" office:value="2.915744" calcext:value-type="float">
            <text:p>2.915744</text:p>
          </table:table-cell>
          <table:table-cell office:value-type="float" office:value="0.007258241" calcext:value-type="float">
            <text:p>0.007258241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57471" calcext:value-type="float">
            <text:p>0.1257471</text:p>
          </table:table-cell>
          <table:table-cell office:value-type="float" office:value="0.1520697" calcext:value-type="float">
            <text:p>0.1520697</text:p>
          </table:table-cell>
          <table:table-cell office:value-type="float" office:value="360" calcext:value-type="float">
            <text:p>360</text:p>
          </table:table-cell>
          <table:table-cell office:value-type="float" office:value="-10.43307" calcext:value-type="float">
            <text:p>-10.43307</text:p>
          </table:table-cell>
          <table:table-cell office:value-type="float" office:value="0" calcext:value-type="float">
            <text:p>0</text:p>
          </table:table-cell>
          <table:table-cell office:value-type="float" office:value="205.9609" calcext:value-type="float">
            <text:p>205.9609</text:p>
          </table:table-cell>
          <table:table-cell office:value-type="float" office:value="270.8962" calcext:value-type="float">
            <text:p>270.8962</text:p>
          </table:table-cell>
          <table:table-cell office:value-type="float" office:value="890.0351" calcext:value-type="float">
            <text:p>890.0351</text:p>
          </table:table-cell>
          <table:table-cell office:value-type="float" office:value="848.7214" calcext:value-type="float">
            <text:p>848.7214</text:p>
          </table:table-cell>
          <table:table-cell office:value-type="float" office:value="832.3359" calcext:value-type="float">
            <text:p>832.3359</text:p>
          </table:table-cell>
          <table:table-cell office:value-type="float" office:value="851.8958" calcext:value-type="float">
            <text:p>851.8958</text:p>
          </table:table-cell>
          <table:table-cell office:value-type="float" office:value="318.1927" calcext:value-type="float">
            <text:p>318.1927</text:p>
          </table:table-cell>
          <table:table-cell office:value-type="float" office:value="435.8869" calcext:value-type="float">
            <text:p>435.8869</text:p>
          </table:table-cell>
          <table:table-cell office:value-type="float" office:value="380.4952" calcext:value-type="float">
            <text:p>380.4952</text:p>
          </table:table-cell>
          <table:table-cell office:value-type="float" office:value="323.8412" calcext:value-type="float">
            <text:p>323.84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76.8559" calcext:value-type="float">
            <text:p>76.8559</text:p>
          </table:table-cell>
          <table:table-cell office:value-type="float" office:value="5389.567" calcext:value-type="float">
            <text:p>5389.567</text:p>
          </table:table-cell>
          <table:table-cell office:value-type="float" office:value="0" calcext:value-type="float">
            <text:p>0</text:p>
          </table:table-cell>
          <table:table-cell office:value-type="float" office:value="0.05110431" calcext:value-type="float">
            <text:p>0.05110431</text:p>
          </table:table-cell>
          <table:table-cell office:value-type="float" office:value="-19.30755" calcext:value-type="float">
            <text:p>-19.30755</text:p>
          </table:table-cell>
          <table:table-cell office:value-type="float" office:value="62.17616" calcext:value-type="float">
            <text:p>62.17616</text:p>
          </table:table-cell>
          <table:table-cell office:value-type="float" office:value="-1.847042" calcext:value-type="float">
            <text:p>-1.847042</text:p>
          </table:table-cell>
          <table:table-cell office:value-type="float" office:value="38.34058" calcext:value-type="float">
            <text:p>38.34058</text:p>
          </table:table-cell>
          <table:table-cell office:value-type="float" office:value="2.841427" calcext:value-type="float">
            <text:p>2.841427</text:p>
          </table:table-cell>
          <table:table-cell office:value-type="float" office:value="0.007525946" calcext:value-type="float">
            <text:p>0.007525946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60775" calcext:value-type="float">
            <text:p>0.1260775</text:p>
          </table:table-cell>
          <table:table-cell office:value-type="float" office:value="0.1518673" calcext:value-type="float">
            <text:p>0.1518673</text:p>
          </table:table-cell>
          <table:table-cell office:value-type="float" office:value="360" calcext:value-type="float">
            <text:p>360</text:p>
          </table:table-cell>
          <table:table-cell office:value-type="float" office:value="-9.342943" calcext:value-type="float">
            <text:p>-9.342943</text:p>
          </table:table-cell>
          <table:table-cell office:value-type="float" office:value="0" calcext:value-type="float">
            <text:p>0</text:p>
          </table:table-cell>
          <table:table-cell office:value-type="float" office:value="205.9945" calcext:value-type="float">
            <text:p>205.9945</text:p>
          </table:table-cell>
          <table:table-cell office:value-type="float" office:value="270.8015" calcext:value-type="float">
            <text:p>270.8015</text:p>
          </table:table-cell>
          <table:table-cell office:value-type="float" office:value="889.7674" calcext:value-type="float">
            <text:p>889.7674</text:p>
          </table:table-cell>
          <table:table-cell office:value-type="float" office:value="848.5569" calcext:value-type="float">
            <text:p>848.5569</text:p>
          </table:table-cell>
          <table:table-cell office:value-type="float" office:value="832.2666" calcext:value-type="float">
            <text:p>832.2666</text:p>
          </table:table-cell>
          <table:table-cell office:value-type="float" office:value="851.8388" calcext:value-type="float">
            <text:p>851.8388</text:p>
          </table:table-cell>
          <table:table-cell office:value-type="float" office:value="318.1786" calcext:value-type="float">
            <text:p>318.1786</text:p>
          </table:table-cell>
          <table:table-cell office:value-type="float" office:value="435.8774" calcext:value-type="float">
            <text:p>435.8774</text:p>
          </table:table-cell>
          <table:table-cell office:value-type="float" office:value="380.4907" calcext:value-type="float">
            <text:p>380.4907</text:p>
          </table:table-cell>
          <table:table-cell office:value-type="float" office:value="323.8398" calcext:value-type="float">
            <text:p>323.839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76.49226" calcext:value-type="float">
            <text:p>76.49226</text:p>
          </table:table-cell>
          <table:table-cell office:value-type="float" office:value="5389.184" calcext:value-type="float">
            <text:p>5389.184</text:p>
          </table:table-cell>
          <table:table-cell office:value-type="float" office:value="0" calcext:value-type="float">
            <text:p>0</text:p>
          </table:table-cell>
          <table:table-cell office:value-type="float" office:value="0.06345718" calcext:value-type="float">
            <text:p>0.06345718</text:p>
          </table:table-cell>
          <table:table-cell office:value-type="float" office:value="-20.30409" calcext:value-type="float">
            <text:p>-20.30409</text:p>
          </table:table-cell>
          <table:table-cell office:value-type="float" office:value="64.92611" calcext:value-type="float">
            <text:p>64.92611</text:p>
          </table:table-cell>
          <table:table-cell office:value-type="float" office:value="-2.186974" calcext:value-type="float">
            <text:p>-2.186974</text:p>
          </table:table-cell>
          <table:table-cell office:value-type="float" office:value="38.31967" calcext:value-type="float">
            <text:p>38.31967</text:p>
          </table:table-cell>
          <table:table-cell office:value-type="float" office:value="2.770076" calcext:value-type="float">
            <text:p>2.770076</text:p>
          </table:table-cell>
          <table:table-cell office:value-type="float" office:value="0.007823341" calcext:value-type="float">
            <text:p>0.007823341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64064" calcext:value-type="float">
            <text:p>0.1264064</text:p>
          </table:table-cell>
          <table:table-cell office:value-type="float" office:value="0.1515483" calcext:value-type="float">
            <text:p>0.1515483</text:p>
          </table:table-cell>
          <table:table-cell office:value-type="float" office:value="360" calcext:value-type="float">
            <text:p>360</text:p>
          </table:table-cell>
          <table:table-cell office:value-type="float" office:value="-7.981231" calcext:value-type="float">
            <text:p>-7.981231</text:p>
          </table:table-cell>
          <table:table-cell office:value-type="float" office:value="0" calcext:value-type="float">
            <text:p>0</text:p>
          </table:table-cell>
          <table:table-cell office:value-type="float" office:value="206.0276" calcext:value-type="float">
            <text:p>206.0276</text:p>
          </table:table-cell>
          <table:table-cell office:value-type="float" office:value="270.702" calcext:value-type="float">
            <text:p>270.702</text:p>
          </table:table-cell>
          <table:table-cell office:value-type="float" office:value="889.4899" calcext:value-type="float">
            <text:p>889.4899</text:p>
          </table:table-cell>
          <table:table-cell office:value-type="float" office:value="848.3843" calcext:value-type="float">
            <text:p>848.3843</text:p>
          </table:table-cell>
          <table:table-cell office:value-type="float" office:value="832.1951" calcext:value-type="float">
            <text:p>832.1951</text:p>
          </table:table-cell>
          <table:table-cell office:value-type="float" office:value="851.7806" calcext:value-type="float">
            <text:p>851.7806</text:p>
          </table:table-cell>
          <table:table-cell office:value-type="float" office:value="318.1641" calcext:value-type="float">
            <text:p>318.1641</text:p>
          </table:table-cell>
          <table:table-cell office:value-type="float" office:value="435.868" calcext:value-type="float">
            <text:p>435.868</text:p>
          </table:table-cell>
          <table:table-cell office:value-type="float" office:value="380.4862" calcext:value-type="float">
            <text:p>380.4862</text:p>
          </table:table-cell>
          <table:table-cell office:value-type="float" office:value="323.8384" calcext:value-type="float">
            <text:p>323.83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76.12926" calcext:value-type="float">
            <text:p>76.12926</text:p>
          </table:table-cell>
          <table:table-cell office:value-type="float" office:value="5388.788" calcext:value-type="float">
            <text:p>5388.788</text:p>
          </table:table-cell>
          <table:table-cell office:value-type="float" office:value="0" calcext:value-type="float">
            <text:p>0</text:p>
          </table:table-cell>
          <table:table-cell office:value-type="float" office:value="0.07883812" calcext:value-type="float">
            <text:p>0.07883812</text:p>
          </table:table-cell>
          <table:table-cell office:value-type="float" office:value="-21.36304" calcext:value-type="float">
            <text:p>-21.36304</text:p>
          </table:table-cell>
          <table:table-cell office:value-type="float" office:value="66.82362" calcext:value-type="float">
            <text:p>66.82362</text:p>
          </table:table-cell>
          <table:table-cell office:value-type="float" office:value="-2.589383" calcext:value-type="float">
            <text:p>-2.589383</text:p>
          </table:table-cell>
          <table:table-cell office:value-type="float" office:value="38.29854" calcext:value-type="float">
            <text:p>38.29854</text:p>
          </table:table-cell>
          <table:table-cell office:value-type="float" office:value="2.700465" calcext:value-type="float">
            <text:p>2.700465</text:p>
          </table:table-cell>
          <table:table-cell office:value-type="float" office:value="0.008115112" calcext:value-type="float">
            <text:p>0.008115112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67337" calcext:value-type="float">
            <text:p>0.1267337</text:p>
          </table:table-cell>
          <table:table-cell office:value-type="float" office:value="0.151074" calcext:value-type="float">
            <text:p>0.151074</text:p>
          </table:table-cell>
          <table:table-cell office:value-type="float" office:value="360" calcext:value-type="float">
            <text:p>360</text:p>
          </table:table-cell>
          <table:table-cell office:value-type="float" office:value="-6.593505" calcext:value-type="float">
            <text:p>-6.593505</text:p>
          </table:table-cell>
          <table:table-cell office:value-type="float" office:value="0" calcext:value-type="float">
            <text:p>0</text:p>
          </table:table-cell>
          <table:table-cell office:value-type="float" office:value="206.0612" calcext:value-type="float">
            <text:p>206.0612</text:p>
          </table:table-cell>
          <table:table-cell office:value-type="float" office:value="270.6013" calcext:value-type="float">
            <text:p>270.6013</text:p>
          </table:table-cell>
          <table:table-cell office:value-type="float" office:value="889.2067" calcext:value-type="float">
            <text:p>889.2067</text:p>
          </table:table-cell>
          <table:table-cell office:value-type="float" office:value="848.2076" calcext:value-type="float">
            <text:p>848.2076</text:p>
          </table:table-cell>
          <table:table-cell office:value-type="float" office:value="832.1219" calcext:value-type="float">
            <text:p>832.1219</text:p>
          </table:table-cell>
          <table:table-cell office:value-type="float" office:value="851.7203" calcext:value-type="float">
            <text:p>851.7203</text:p>
          </table:table-cell>
          <table:table-cell office:value-type="float" office:value="318.1492" calcext:value-type="float">
            <text:p>318.1492</text:p>
          </table:table-cell>
          <table:table-cell office:value-type="float" office:value="435.8588" calcext:value-type="float">
            <text:p>435.8588</text:p>
          </table:table-cell>
          <table:table-cell office:value-type="float" office:value="380.4823" calcext:value-type="float">
            <text:p>380.4823</text:p>
          </table:table-cell>
          <table:table-cell office:value-type="float" office:value="323.8372" calcext:value-type="float">
            <text:p>323.83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75.71472" calcext:value-type="float">
            <text:p>75.71472</text:p>
          </table:table-cell>
          <table:table-cell office:value-type="float" office:value="5388.334" calcext:value-type="float">
            <text:p>5388.334</text:p>
          </table:table-cell>
          <table:table-cell office:value-type="float" office:value="0" calcext:value-type="float">
            <text:p>0</text:p>
          </table:table-cell>
          <table:table-cell office:value-type="float" office:value="0.09851918" calcext:value-type="float">
            <text:p>0.09851918</text:p>
          </table:table-cell>
          <table:table-cell office:value-type="float" office:value="-22.56537" calcext:value-type="float">
            <text:p>-22.56537</text:p>
          </table:table-cell>
          <table:table-cell office:value-type="float" office:value="70.26463" calcext:value-type="float">
            <text:p>70.26463</text:p>
          </table:table-cell>
          <table:table-cell office:value-type="float" office:value="-3.043515" calcext:value-type="float">
            <text:p>-3.043515</text:p>
          </table:table-cell>
          <table:table-cell office:value-type="float" office:value="38.21306" calcext:value-type="float">
            <text:p>38.21306</text:p>
          </table:table-cell>
          <table:table-cell office:value-type="float" office:value="2.62161" calcext:value-type="float">
            <text:p>2.62161</text:p>
          </table:table-cell>
          <table:table-cell office:value-type="float" office:value="0.008376277" calcext:value-type="float">
            <text:p>0.008376277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70588" calcext:value-type="float">
            <text:p>0.1270588</text:p>
          </table:table-cell>
          <table:table-cell office:value-type="float" office:value="0.1503909" calcext:value-type="float">
            <text:p>0.1503909</text:p>
          </table:table-cell>
          <table:table-cell office:value-type="float" office:value="360" calcext:value-type="float">
            <text:p>360</text:p>
          </table:table-cell>
          <table:table-cell office:value-type="float" office:value="-5.186213" calcext:value-type="float">
            <text:p>-5.186213</text:p>
          </table:table-cell>
          <table:table-cell office:value-type="float" office:value="0" calcext:value-type="float">
            <text:p>0</text:p>
          </table:table-cell>
          <table:table-cell office:value-type="float" office:value="206.1012" calcext:value-type="float">
            <text:p>206.1012</text:p>
          </table:table-cell>
          <table:table-cell office:value-type="float" office:value="270.4854" calcext:value-type="float">
            <text:p>270.4854</text:p>
          </table:table-cell>
          <table:table-cell office:value-type="float" office:value="888.8774" calcext:value-type="float">
            <text:p>888.8774</text:p>
          </table:table-cell>
          <table:table-cell office:value-type="float" office:value="848.0021" calcext:value-type="float">
            <text:p>848.0021</text:p>
          </table:table-cell>
          <table:table-cell office:value-type="float" office:value="832.04" calcext:value-type="float">
            <text:p>832.04</text:p>
          </table:table-cell>
          <table:table-cell office:value-type="float" office:value="851.6526" calcext:value-type="float">
            <text:p>851.6526</text:p>
          </table:table-cell>
          <table:table-cell office:value-type="float" office:value="318.133" calcext:value-type="float">
            <text:p>318.133</text:p>
          </table:table-cell>
          <table:table-cell office:value-type="float" office:value="435.8496" calcext:value-type="float">
            <text:p>435.8496</text:p>
          </table:table-cell>
          <table:table-cell office:value-type="float" office:value="380.4795" calcext:value-type="float">
            <text:p>380.4795</text:p>
          </table:table-cell>
          <table:table-cell office:value-type="float" office:value="323.8363" calcext:value-type="float">
            <text:p>323.83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75.32049" calcext:value-type="float">
            <text:p>75.32049</text:p>
          </table:table-cell>
          <table:table-cell office:value-type="float" office:value="5387.857" calcext:value-type="float">
            <text:p>5387.857</text:p>
          </table:table-cell>
          <table:table-cell office:value-type="float" office:value="0" calcext:value-type="float">
            <text:p>0</text:p>
          </table:table-cell>
          <table:table-cell office:value-type="float" office:value="0.1223366" calcext:value-type="float">
            <text:p>0.1223366</text:p>
          </table:table-cell>
          <table:table-cell office:value-type="float" office:value="-23.81974" calcext:value-type="float">
            <text:p>-23.81974</text:p>
          </table:table-cell>
          <table:table-cell office:value-type="float" office:value="74.08132" calcext:value-type="float">
            <text:p>74.08132</text:p>
          </table:table-cell>
          <table:table-cell office:value-type="float" office:value="-3.539434" calcext:value-type="float">
            <text:p>-3.539434</text:p>
          </table:table-cell>
          <table:table-cell office:value-type="float" office:value="38.20657" calcext:value-type="float">
            <text:p>38.20657</text:p>
          </table:table-cell>
          <table:table-cell office:value-type="float" office:value="2.552982" calcext:value-type="float">
            <text:p>2.552982</text:p>
          </table:table-cell>
          <table:table-cell office:value-type="float" office:value="0.008676661" calcext:value-type="float">
            <text:p>0.008676661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73807" calcext:value-type="float">
            <text:p>0.1273807</text:p>
          </table:table-cell>
          <table:table-cell office:value-type="float" office:value="0.1494541" calcext:value-type="float">
            <text:p>0.1494541</text:p>
          </table:table-cell>
          <table:table-cell office:value-type="float" office:value="360" calcext:value-type="float">
            <text:p>360</text:p>
          </table:table-cell>
          <table:table-cell office:value-type="float" office:value="-3.160944" calcext:value-type="float">
            <text:p>-3.160944</text:p>
          </table:table-cell>
          <table:table-cell office:value-type="float" office:value="0" calcext:value-type="float">
            <text:p>0</text:p>
          </table:table-cell>
          <table:table-cell office:value-type="float" office:value="206.1376" calcext:value-type="float">
            <text:p>206.1376</text:p>
          </table:table-cell>
          <table:table-cell office:value-type="float" office:value="270.3728" calcext:value-type="float">
            <text:p>270.3728</text:p>
          </table:table-cell>
          <table:table-cell office:value-type="float" office:value="888.5521" calcext:value-type="float">
            <text:p>888.5521</text:p>
          </table:table-cell>
          <table:table-cell office:value-type="float" office:value="847.7925" calcext:value-type="float">
            <text:p>847.7925</text:p>
          </table:table-cell>
          <table:table-cell office:value-type="float" office:value="831.9519" calcext:value-type="float">
            <text:p>831.9519</text:p>
          </table:table-cell>
          <table:table-cell office:value-type="float" office:value="851.5801" calcext:value-type="float">
            <text:p>851.5801</text:p>
          </table:table-cell>
          <table:table-cell office:value-type="float" office:value="318.1157" calcext:value-type="float">
            <text:p>318.1157</text:p>
          </table:table-cell>
          <table:table-cell office:value-type="float" office:value="435.8379" calcext:value-type="float">
            <text:p>435.8379</text:p>
          </table:table-cell>
          <table:table-cell office:value-type="float" office:value="380.4784" calcext:value-type="float">
            <text:p>380.4784</text:p>
          </table:table-cell>
          <table:table-cell office:value-type="float" office:value="323.8359" calcext:value-type="float">
            <text:p>323.83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74.98091" calcext:value-type="float">
            <text:p>74.98091</text:p>
          </table:table-cell>
          <table:table-cell office:value-type="float" office:value="5387.43" calcext:value-type="float">
            <text:p>5387.43</text:p>
          </table:table-cell>
          <table:table-cell office:value-type="float" office:value="0" calcext:value-type="float">
            <text:p>0</text:p>
          </table:table-cell>
          <table:table-cell office:value-type="float" office:value="0.1498305" calcext:value-type="float">
            <text:p>0.1498305</text:p>
          </table:table-cell>
          <table:table-cell office:value-type="float" office:value="-24.80483" calcext:value-type="float">
            <text:p>-24.80483</text:p>
          </table:table-cell>
          <table:table-cell office:value-type="float" office:value="75.52155" calcext:value-type="float">
            <text:p>75.52155</text:p>
          </table:table-cell>
          <table:table-cell office:value-type="float" office:value="-4.082903" calcext:value-type="float">
            <text:p>-4.082903</text:p>
          </table:table-cell>
          <table:table-cell office:value-type="float" office:value="38.2253" calcext:value-type="float">
            <text:p>38.2253</text:p>
          </table:table-cell>
          <table:table-cell office:value-type="float" office:value="2.49817" calcext:value-type="float">
            <text:p>2.49817</text:p>
          </table:table-cell>
          <table:table-cell office:value-type="float" office:value="0.008948863" calcext:value-type="float">
            <text:p>0.008948863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77012" calcext:value-type="float">
            <text:p>0.1277012</text:p>
          </table:table-cell>
          <table:table-cell office:value-type="float" office:value="0.1482635" calcext:value-type="float">
            <text:p>0.1482635</text:p>
          </table:table-cell>
          <table:table-cell office:value-type="float" office:value="360" calcext:value-type="float">
            <text:p>360</text:p>
          </table:table-cell>
          <table:table-cell office:value-type="float" office:value="-1.186328" calcext:value-type="float">
            <text:p>-1.186328</text:p>
          </table:table-cell>
          <table:table-cell office:value-type="float" office:value="0" calcext:value-type="float">
            <text:p>0</text:p>
          </table:table-cell>
          <table:table-cell office:value-type="float" office:value="206.1559" calcext:value-type="float">
            <text:p>206.1559</text:p>
          </table:table-cell>
          <table:table-cell office:value-type="float" office:value="270.2812" calcext:value-type="float">
            <text:p>270.2812</text:p>
          </table:table-cell>
          <table:table-cell office:value-type="float" office:value="888.275" calcext:value-type="float">
            <text:p>888.275</text:p>
          </table:table-cell>
          <table:table-cell office:value-type="float" office:value="847.6068" calcext:value-type="float">
            <text:p>847.6068</text:p>
          </table:table-cell>
          <table:table-cell office:value-type="float" office:value="831.8716" calcext:value-type="float">
            <text:p>831.8716</text:p>
          </table:table-cell>
          <table:table-cell office:value-type="float" office:value="851.5112" calcext:value-type="float">
            <text:p>851.5112</text:p>
          </table:table-cell>
          <table:table-cell office:value-type="float" office:value="318.0991" calcext:value-type="float">
            <text:p>318.0991</text:p>
          </table:table-cell>
          <table:table-cell office:value-type="float" office:value="435.8264" calcext:value-type="float">
            <text:p>435.8264</text:p>
          </table:table-cell>
          <table:table-cell office:value-type="float" office:value="380.4787" calcext:value-type="float">
            <text:p>380.4787</text:p>
          </table:table-cell>
          <table:table-cell office:value-type="float" office:value="323.8365" calcext:value-type="float">
            <text:p>323.83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74.68421" calcext:value-type="float">
            <text:p>74.68421</text:p>
          </table:table-cell>
          <table:table-cell office:value-type="float" office:value="5387.084" calcext:value-type="float">
            <text:p>5387.084</text:p>
          </table:table-cell>
          <table:table-cell office:value-type="float" office:value="0" calcext:value-type="float">
            <text:p>0</text:p>
          </table:table-cell>
          <table:table-cell office:value-type="float" office:value="0.1816379" calcext:value-type="float">
            <text:p>0.1816379</text:p>
          </table:table-cell>
          <table:table-cell office:value-type="float" office:value="-26.0063" calcext:value-type="float">
            <text:p>-26.0063</text:p>
          </table:table-cell>
          <table:table-cell office:value-type="float" office:value="80.46757" calcext:value-type="float">
            <text:p>80.46757</text:p>
          </table:table-cell>
          <table:table-cell office:value-type="float" office:value="-4.691338" calcext:value-type="float">
            <text:p>-4.691338</text:p>
          </table:table-cell>
          <table:table-cell office:value-type="float" office:value="38.25266" calcext:value-type="float">
            <text:p>38.25266</text:p>
          </table:table-cell>
          <table:table-cell office:value-type="float" office:value="2.446066" calcext:value-type="float">
            <text:p>2.446066</text:p>
          </table:table-cell>
          <table:table-cell office:value-type="float" office:value="0.009211089" calcext:value-type="float">
            <text:p>0.009211089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80216" calcext:value-type="float">
            <text:p>0.1280216</text:p>
          </table:table-cell>
          <table:table-cell office:value-type="float" office:value="0.1467823" calcext:value-type="float">
            <text:p>0.1467823</text:p>
          </table:table-cell>
          <table:table-cell office:value-type="float" office:value="360" calcext:value-type="float">
            <text:p>360</text:p>
          </table:table-cell>
          <table:table-cell office:value-type="float" office:value="2.097959" calcext:value-type="float">
            <text:p>2.097959</text:p>
          </table:table-cell>
          <table:table-cell office:value-type="float" office:value="0" calcext:value-type="float">
            <text:p>0</text:p>
          </table:table-cell>
          <table:table-cell office:value-type="float" office:value="206.1551" calcext:value-type="float">
            <text:p>206.1551</text:p>
          </table:table-cell>
          <table:table-cell office:value-type="float" office:value="270.2063" calcext:value-type="float">
            <text:p>270.2063</text:p>
          </table:table-cell>
          <table:table-cell office:value-type="float" office:value="888.0485" calcext:value-type="float">
            <text:p>888.0485</text:p>
          </table:table-cell>
          <table:table-cell office:value-type="float" office:value="847.4603" calcext:value-type="float">
            <text:p>847.4603</text:p>
          </table:table-cell>
          <table:table-cell office:value-type="float" office:value="831.8058" calcext:value-type="float">
            <text:p>831.8058</text:p>
          </table:table-cell>
          <table:table-cell office:value-type="float" office:value="851.456" calcext:value-type="float">
            <text:p>851.456</text:p>
          </table:table-cell>
          <table:table-cell office:value-type="float" office:value="318.0846" calcext:value-type="float">
            <text:p>318.0846</text:p>
          </table:table-cell>
          <table:table-cell office:value-type="float" office:value="435.8159" calcext:value-type="float">
            <text:p>435.8159</text:p>
          </table:table-cell>
          <table:table-cell office:value-type="float" office:value="380.4808" calcext:value-type="float">
            <text:p>380.4808</text:p>
          </table:table-cell>
          <table:table-cell office:value-type="float" office:value="323.8388" calcext:value-type="float">
            <text:p>323.83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74.44454" calcext:value-type="float">
            <text:p>74.44454</text:p>
          </table:table-cell>
          <table:table-cell office:value-type="float" office:value="5386.758" calcext:value-type="float">
            <text:p>5386.758</text:p>
          </table:table-cell>
          <table:table-cell office:value-type="float" office:value="0" calcext:value-type="float">
            <text:p>0</text:p>
          </table:table-cell>
          <table:table-cell office:value-type="float" office:value="0.2212127" calcext:value-type="float">
            <text:p>0.2212127</text:p>
          </table:table-cell>
          <table:table-cell office:value-type="float" office:value="-27.16906" calcext:value-type="float">
            <text:p>-27.16906</text:p>
          </table:table-cell>
          <table:table-cell office:value-type="float" office:value="85.24915" calcext:value-type="float">
            <text:p>85.24915</text:p>
          </table:table-cell>
          <table:table-cell office:value-type="float" office:value="-5.423605" calcext:value-type="float">
            <text:p>-5.423605</text:p>
          </table:table-cell>
          <table:table-cell office:value-type="float" office:value="38.23479" calcext:value-type="float">
            <text:p>38.23479</text:p>
          </table:table-cell>
          <table:table-cell office:value-type="float" office:value="2.396734" calcext:value-type="float">
            <text:p>2.396734</text:p>
          </table:table-cell>
          <table:table-cell office:value-type="float" office:value="0.009478056" calcext:value-type="float">
            <text:p>0.009478056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83402" calcext:value-type="float">
            <text:p>0.1283402</text:p>
          </table:table-cell>
          <table:table-cell office:value-type="float" office:value="0.1449169" calcext:value-type="float">
            <text:p>0.1449169</text:p>
          </table:table-cell>
          <table:table-cell office:value-type="float" office:value="360" calcext:value-type="float">
            <text:p>360</text:p>
          </table:table-cell>
          <table:table-cell office:value-type="float" office:value="5.574824" calcext:value-type="float">
            <text:p>5.574824</text:p>
          </table:table-cell>
          <table:table-cell office:value-type="float" office:value="0" calcext:value-type="float">
            <text:p>0</text:p>
          </table:table-cell>
          <table:table-cell office:value-type="float" office:value="206.1821" calcext:value-type="float">
            <text:p>206.1821</text:p>
          </table:table-cell>
          <table:table-cell office:value-type="float" office:value="270.1337" calcext:value-type="float">
            <text:p>270.1337</text:p>
          </table:table-cell>
          <table:table-cell office:value-type="float" office:value="887.837" calcext:value-type="float">
            <text:p>887.837</text:p>
          </table:table-cell>
          <table:table-cell office:value-type="float" office:value="847.3209" calcext:value-type="float">
            <text:p>847.3209</text:p>
          </table:table-cell>
          <table:table-cell office:value-type="float" office:value="831.7471" calcext:value-type="float">
            <text:p>831.7471</text:p>
          </table:table-cell>
          <table:table-cell office:value-type="float" office:value="851.4048" calcext:value-type="float">
            <text:p>851.4048</text:p>
          </table:table-cell>
          <table:table-cell office:value-type="float" office:value="318.0721" calcext:value-type="float">
            <text:p>318.0721</text:p>
          </table:table-cell>
          <table:table-cell office:value-type="float" office:value="435.8089" calcext:value-type="float">
            <text:p>435.8089</text:p>
          </table:table-cell>
          <table:table-cell office:value-type="float" office:value="380.4853" calcext:value-type="float">
            <text:p>380.4853</text:p>
          </table:table-cell>
          <table:table-cell office:value-type="float" office:value="323.8439" calcext:value-type="float">
            <text:p>323.84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74.21221" calcext:value-type="float">
            <text:p>74.21221</text:p>
          </table:table-cell>
          <table:table-cell office:value-type="float" office:value="5386.434" calcext:value-type="float">
            <text:p>5386.434</text:p>
          </table:table-cell>
          <table:table-cell office:value-type="float" office:value="0" calcext:value-type="float">
            <text:p>0</text:p>
          </table:table-cell>
          <table:table-cell office:value-type="float" office:value="0.2702803" calcext:value-type="float">
            <text:p>0.2702803</text:p>
          </table:table-cell>
          <table:table-cell office:value-type="float" office:value="-28.43891" calcext:value-type="float">
            <text:p>-28.43891</text:p>
          </table:table-cell>
          <table:table-cell office:value-type="float" office:value="86.11693" calcext:value-type="float">
            <text:p>86.11693</text:p>
          </table:table-cell>
          <table:table-cell office:value-type="float" office:value="-6.324296" calcext:value-type="float">
            <text:p>-6.324296</text:p>
          </table:table-cell>
          <table:table-cell office:value-type="float" office:value="38.21028" calcext:value-type="float">
            <text:p>38.21028</text:p>
          </table:table-cell>
          <table:table-cell office:value-type="float" office:value="2.346489" calcext:value-type="float">
            <text:p>2.346489</text:p>
          </table:table-cell>
          <table:table-cell office:value-type="float" office:value="0.009760328" calcext:value-type="float">
            <text:p>0.009760328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86573" calcext:value-type="float">
            <text:p>0.1286573</text:p>
          </table:table-cell>
          <table:table-cell office:value-type="float" office:value="0.1426198" calcext:value-type="float">
            <text:p>0.1426198</text:p>
          </table:table-cell>
          <table:table-cell office:value-type="float" office:value="360" calcext:value-type="float">
            <text:p>360</text:p>
          </table:table-cell>
          <table:table-cell office:value-type="float" office:value="9.330737" calcext:value-type="float">
            <text:p>9.330737</text:p>
          </table:table-cell>
          <table:table-cell office:value-type="float" office:value="0" calcext:value-type="float">
            <text:p>0</text:p>
          </table:table-cell>
          <table:table-cell office:value-type="float" office:value="206.2095" calcext:value-type="float">
            <text:p>206.2095</text:p>
          </table:table-cell>
          <table:table-cell office:value-type="float" office:value="270.059" calcext:value-type="float">
            <text:p>270.059</text:p>
          </table:table-cell>
          <table:table-cell office:value-type="float" office:value="887.6252" calcext:value-type="float">
            <text:p>887.6252</text:p>
          </table:table-cell>
          <table:table-cell office:value-type="float" office:value="847.181" calcext:value-type="float">
            <text:p>847.181</text:p>
          </table:table-cell>
          <table:table-cell office:value-type="float" office:value="831.6917" calcext:value-type="float">
            <text:p>831.6917</text:p>
          </table:table-cell>
          <table:table-cell office:value-type="float" office:value="851.3552" calcext:value-type="float">
            <text:p>851.3552</text:p>
          </table:table-cell>
          <table:table-cell office:value-type="float" office:value="318.0606" calcext:value-type="float">
            <text:p>318.0606</text:p>
          </table:table-cell>
          <table:table-cell office:value-type="float" office:value="435.8031" calcext:value-type="float">
            <text:p>435.8031</text:p>
          </table:table-cell>
          <table:table-cell office:value-type="float" office:value="380.4936" calcext:value-type="float">
            <text:p>380.4936</text:p>
          </table:table-cell>
          <table:table-cell office:value-type="float" office:value="323.8509" calcext:value-type="float">
            <text:p>323.85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73.95798" calcext:value-type="float">
            <text:p>73.95798</text:p>
          </table:table-cell>
          <table:table-cell office:value-type="float" office:value="5386.072" calcext:value-type="float">
            <text:p>5386.072</text:p>
          </table:table-cell>
          <table:table-cell office:value-type="float" office:value="0" calcext:value-type="float">
            <text:p>0</text:p>
          </table:table-cell>
          <table:table-cell office:value-type="float" office:value="0.3319007" calcext:value-type="float">
            <text:p>0.3319007</text:p>
          </table:table-cell>
          <table:table-cell office:value-type="float" office:value="-29.83061" calcext:value-type="float">
            <text:p>-29.83061</text:p>
          </table:table-cell>
          <table:table-cell office:value-type="float" office:value="91.28164" calcext:value-type="float">
            <text:p>91.28164</text:p>
          </table:table-cell>
          <table:table-cell office:value-type="float" office:value="-7.378767" calcext:value-type="float">
            <text:p>-7.378767</text:p>
          </table:table-cell>
          <table:table-cell office:value-type="float" office:value="38.1811" calcext:value-type="float">
            <text:p>38.1811</text:p>
          </table:table-cell>
          <table:table-cell office:value-type="float" office:value="2.295972" calcext:value-type="float">
            <text:p>2.295972</text:p>
          </table:table-cell>
          <table:table-cell office:value-type="float" office:value="0.01002718" calcext:value-type="float">
            <text:p>0.01002718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289732" calcext:value-type="float">
            <text:p>0.1289732</text:p>
          </table:table-cell>
          <table:table-cell office:value-type="float" office:value="0.1398302" calcext:value-type="float">
            <text:p>0.1398302</text:p>
          </table:table-cell>
          <table:table-cell office:value-type="float" office:value="360" calcext:value-type="float">
            <text:p>360</text:p>
          </table:table-cell>
          <table:table-cell office:value-type="float" office:value="12.23251" calcext:value-type="float">
            <text:p>12.23251</text:p>
          </table:table-cell>
          <table:table-cell office:value-type="float" office:value="0" calcext:value-type="float">
            <text:p>0</text:p>
          </table:table-cell>
          <table:table-cell office:value-type="float" office:value="206.2332" calcext:value-type="float">
            <text:p>206.2332</text:p>
          </table:table-cell>
          <table:table-cell office:value-type="float" office:value="269.9738" calcext:value-type="float">
            <text:p>269.9738</text:p>
          </table:table-cell>
          <table:table-cell office:value-type="float" office:value="887.3836" calcext:value-type="float">
            <text:p>887.3836</text:p>
          </table:table-cell>
          <table:table-cell office:value-type="float" office:value="847.0267" calcext:value-type="float">
            <text:p>847.0267</text:p>
          </table:table-cell>
          <table:table-cell office:value-type="float" office:value="831.6304" calcext:value-type="float">
            <text:p>831.6304</text:p>
          </table:table-cell>
          <table:table-cell office:value-type="float" office:value="851.3019" calcext:value-type="float">
            <text:p>851.3019</text:p>
          </table:table-cell>
          <table:table-cell office:value-type="float" office:value="318.0492" calcext:value-type="float">
            <text:p>318.0492</text:p>
          </table:table-cell>
          <table:table-cell office:value-type="float" office:value="435.7983" calcext:value-type="float">
            <text:p>435.7983</text:p>
          </table:table-cell>
          <table:table-cell office:value-type="float" office:value="380.5063" calcext:value-type="float">
            <text:p>380.5063</text:p>
          </table:table-cell>
          <table:table-cell office:value-type="float" office:value="323.8603" calcext:value-type="float">
            <text:p>323.86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73.68813" calcext:value-type="float">
            <text:p>73.68813</text:p>
          </table:table-cell>
          <table:table-cell office:value-type="float" office:value="5385.74" calcext:value-type="float">
            <text:p>5385.74</text:p>
          </table:table-cell>
          <table:table-cell office:value-type="float" office:value="0" calcext:value-type="float">
            <text:p>0</text:p>
          </table:table-cell>
          <table:table-cell office:value-type="float" office:value="0.4045111" calcext:value-type="float">
            <text:p>0.4045111</text:p>
          </table:table-cell>
          <table:table-cell office:value-type="float" office:value="-31.11576" calcext:value-type="float">
            <text:p>-31.11576</text:p>
          </table:table-cell>
          <table:table-cell office:value-type="float" office:value="94.77312" calcext:value-type="float">
            <text:p>94.77312</text:p>
          </table:table-cell>
          <table:table-cell office:value-type="float" office:value="-8.431748" calcext:value-type="float">
            <text:p>-8.431748</text:p>
          </table:table-cell>
          <table:table-cell office:value-type="float" office:value="38.2298" calcext:value-type="float">
            <text:p>38.2298</text:p>
          </table:table-cell>
          <table:table-cell office:value-type="float" office:value="2.222735" calcext:value-type="float">
            <text:p>2.222735</text:p>
          </table:table-cell>
          <table:table-cell office:value-type="float" office:value="0.0101738" calcext:value-type="float">
            <text:p>0.0101738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305439" calcext:value-type="float">
            <text:p>0.1305439</text:p>
          </table:table-cell>
          <table:table-cell office:value-type="float" office:value="0.1441324" calcext:value-type="float">
            <text:p>0.1441324</text:p>
          </table:table-cell>
          <table:table-cell office:value-type="float" office:value="360" calcext:value-type="float">
            <text:p>360</text:p>
          </table:table-cell>
          <table:table-cell office:value-type="float" office:value="17.63256" calcext:value-type="float">
            <text:p>17.63256</text:p>
          </table:table-cell>
          <table:table-cell office:value-type="float" office:value="0" calcext:value-type="float">
            <text:p>0</text:p>
          </table:table-cell>
          <table:table-cell office:value-type="float" office:value="206.2318" calcext:value-type="float">
            <text:p>206.2318</text:p>
          </table:table-cell>
          <table:table-cell office:value-type="float" office:value="269.9044" calcext:value-type="float">
            <text:p>269.9044</text:p>
          </table:table-cell>
          <table:table-cell office:value-type="float" office:value="887.1654" calcext:value-type="float">
            <text:p>887.1654</text:p>
          </table:table-cell>
          <table:table-cell office:value-type="float" office:value="846.8815" calcext:value-type="float">
            <text:p>846.8815</text:p>
          </table:table-cell>
          <table:table-cell office:value-type="float" office:value="831.574" calcext:value-type="float">
            <text:p>831.574</text:p>
          </table:table-cell>
          <table:table-cell office:value-type="float" office:value="851.2508" calcext:value-type="float">
            <text:p>851.2508</text:p>
          </table:table-cell>
          <table:table-cell office:value-type="float" office:value="318.038" calcext:value-type="float">
            <text:p>318.038</text:p>
          </table:table-cell>
          <table:table-cell office:value-type="float" office:value="435.7943" calcext:value-type="float">
            <text:p>435.7943</text:p>
          </table:table-cell>
          <table:table-cell office:value-type="float" office:value="380.5231" calcext:value-type="float">
            <text:p>380.5231</text:p>
          </table:table-cell>
          <table:table-cell office:value-type="float" office:value="323.8719" calcext:value-type="float">
            <text:p>323.87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73.51082" calcext:value-type="float">
            <text:p>73.51082</text:p>
          </table:table-cell>
          <table:table-cell office:value-type="float" office:value="5385.463" calcext:value-type="float">
            <text:p>5385.463</text:p>
          </table:table-cell>
          <table:table-cell office:value-type="float" office:value="0" calcext:value-type="float">
            <text:p>0</text:p>
          </table:table-cell>
          <table:table-cell office:value-type="float" office:value="0.4845839" calcext:value-type="float">
            <text:p>0.4845839</text:p>
          </table:table-cell>
          <table:table-cell office:value-type="float" office:value="-32.40768" calcext:value-type="float">
            <text:p>-32.40768</text:p>
          </table:table-cell>
          <table:table-cell office:value-type="float" office:value="98.36481" calcext:value-type="float">
            <text:p>98.36481</text:p>
          </table:table-cell>
          <table:table-cell office:value-type="float" office:value="-9.547164" calcext:value-type="float">
            <text:p>-9.547164</text:p>
          </table:table-cell>
          <table:table-cell office:value-type="float" office:value="38.24253" calcext:value-type="float">
            <text:p>38.24253</text:p>
          </table:table-cell>
          <table:table-cell office:value-type="float" office:value="2.189966" calcext:value-type="float">
            <text:p>2.189966</text:p>
          </table:table-cell>
          <table:table-cell office:value-type="float" office:value="0.01037444" calcext:value-type="float">
            <text:p>0.01037444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324398" calcext:value-type="float">
            <text:p>0.1324398</text:p>
          </table:table-cell>
          <table:table-cell office:value-type="float" office:value="0.148761" calcext:value-type="float">
            <text:p>0.148761</text:p>
          </table:table-cell>
          <table:table-cell office:value-type="float" office:value="360" calcext:value-type="float">
            <text:p>360</text:p>
          </table:table-cell>
          <table:table-cell office:value-type="float" office:value="20.15741" calcext:value-type="float">
            <text:p>20.15741</text:p>
          </table:table-cell>
          <table:table-cell office:value-type="float" office:value="0" calcext:value-type="float">
            <text:p>0</text:p>
          </table:table-cell>
          <table:table-cell office:value-type="float" office:value="206.2168" calcext:value-type="float">
            <text:p>206.2168</text:p>
          </table:table-cell>
          <table:table-cell office:value-type="float" office:value="269.8514" calcext:value-type="float">
            <text:p>269.8514</text:p>
          </table:table-cell>
          <table:table-cell office:value-type="float" office:value="887.0013" calcext:value-type="float">
            <text:p>887.0013</text:p>
          </table:table-cell>
          <table:table-cell office:value-type="float" office:value="846.7646" calcext:value-type="float">
            <text:p>846.7646</text:p>
          </table:table-cell>
          <table:table-cell office:value-type="float" office:value="831.5255" calcext:value-type="float">
            <text:p>831.5255</text:p>
          </table:table-cell>
          <table:table-cell office:value-type="float" office:value="851.2057" calcext:value-type="float">
            <text:p>851.2057</text:p>
          </table:table-cell>
          <table:table-cell office:value-type="float" office:value="318.0292" calcext:value-type="float">
            <text:p>318.0292</text:p>
          </table:table-cell>
          <table:table-cell office:value-type="float" office:value="435.7913" calcext:value-type="float">
            <text:p>435.7913</text:p>
          </table:table-cell>
          <table:table-cell office:value-type="float" office:value="380.5432" calcext:value-type="float">
            <text:p>380.5432</text:p>
          </table:table-cell>
          <table:table-cell office:value-type="float" office:value="323.8846" calcext:value-type="float">
            <text:p>323.88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73.31454" calcext:value-type="float">
            <text:p>73.31454</text:p>
          </table:table-cell>
          <table:table-cell office:value-type="float" office:value="5385.177" calcext:value-type="float">
            <text:p>5385.177</text:p>
          </table:table-cell>
          <table:table-cell office:value-type="float" office:value="0" calcext:value-type="float">
            <text:p>0</text:p>
          </table:table-cell>
          <table:table-cell office:value-type="float" office:value="0.5738379" calcext:value-type="float">
            <text:p>0.5738379</text:p>
          </table:table-cell>
          <table:table-cell office:value-type="float" office:value="-34.04255" calcext:value-type="float">
            <text:p>-34.04255</text:p>
          </table:table-cell>
          <table:table-cell office:value-type="float" office:value="103.7918" calcext:value-type="float">
            <text:p>103.7918</text:p>
          </table:table-cell>
          <table:table-cell office:value-type="float" office:value="-10.74556" calcext:value-type="float">
            <text:p>-10.74556</text:p>
          </table:table-cell>
          <table:table-cell office:value-type="float" office:value="38.24522" calcext:value-type="float">
            <text:p>38.24522</text:p>
          </table:table-cell>
          <table:table-cell office:value-type="float" office:value="2.148642" calcext:value-type="float">
            <text:p>2.148642</text:p>
          </table:table-cell>
          <table:table-cell office:value-type="float" office:value="0.01058135" calcext:value-type="float">
            <text:p>0.01058135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34069" calcext:value-type="float">
            <text:p>0.134069</text:p>
          </table:table-cell>
          <table:table-cell office:value-type="float" office:value="0.1522678" calcext:value-type="float">
            <text:p>0.1522678</text:p>
          </table:table-cell>
          <table:table-cell office:value-type="float" office:value="360" calcext:value-type="float">
            <text:p>360</text:p>
          </table:table-cell>
          <table:table-cell office:value-type="float" office:value="26.23417" calcext:value-type="float">
            <text:p>26.23417</text:p>
          </table:table-cell>
          <table:table-cell office:value-type="float" office:value="0" calcext:value-type="float">
            <text:p>0</text:p>
          </table:table-cell>
          <table:table-cell office:value-type="float" office:value="206.2109" calcext:value-type="float">
            <text:p>206.2109</text:p>
          </table:table-cell>
          <table:table-cell office:value-type="float" office:value="269.7867" calcext:value-type="float">
            <text:p>269.7867</text:p>
          </table:table-cell>
          <table:table-cell office:value-type="float" office:value="886.8182" calcext:value-type="float">
            <text:p>886.8182</text:p>
          </table:table-cell>
          <table:table-cell office:value-type="float" office:value="846.6429" calcext:value-type="float">
            <text:p>846.6429</text:p>
          </table:table-cell>
          <table:table-cell office:value-type="float" office:value="831.4784" calcext:value-type="float">
            <text:p>831.4784</text:p>
          </table:table-cell>
          <table:table-cell office:value-type="float" office:value="851.1622" calcext:value-type="float">
            <text:p>851.1622</text:p>
          </table:table-cell>
          <table:table-cell office:value-type="float" office:value="318.0215" calcext:value-type="float">
            <text:p>318.0215</text:p>
          </table:table-cell>
          <table:table-cell office:value-type="float" office:value="435.7889" calcext:value-type="float">
            <text:p>435.7889</text:p>
          </table:table-cell>
          <table:table-cell office:value-type="float" office:value="380.5652" calcext:value-type="float">
            <text:p>380.5652</text:p>
          </table:table-cell>
          <table:table-cell office:value-type="float" office:value="323.8982" calcext:value-type="float">
            <text:p>323.89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73.15231" calcext:value-type="float">
            <text:p>73.15231</text:p>
          </table:table-cell>
          <table:table-cell office:value-type="float" office:value="5384.881" calcext:value-type="float">
            <text:p>5384.881</text:p>
          </table:table-cell>
          <table:table-cell office:value-type="float" office:value="0" calcext:value-type="float">
            <text:p>0</text:p>
          </table:table-cell>
          <table:table-cell office:value-type="float" office:value="0.6715015" calcext:value-type="float">
            <text:p>0.6715015</text:p>
          </table:table-cell>
          <table:table-cell office:value-type="float" office:value="-35.71121" calcext:value-type="float">
            <text:p>-35.71121</text:p>
          </table:table-cell>
          <table:table-cell office:value-type="float" office:value="107.4408" calcext:value-type="float">
            <text:p>107.4408</text:p>
          </table:table-cell>
          <table:table-cell office:value-type="float" office:value="-12.06686" calcext:value-type="float">
            <text:p>-12.06686</text:p>
          </table:table-cell>
          <table:table-cell office:value-type="float" office:value="38.20484" calcext:value-type="float">
            <text:p>38.20484</text:p>
          </table:table-cell>
          <table:table-cell office:value-type="float" office:value="2.106038" calcext:value-type="float">
            <text:p>2.106038</text:p>
          </table:table-cell>
          <table:table-cell office:value-type="float" office:value="0.01083773" calcext:value-type="float">
            <text:p>0.01083773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346892" calcext:value-type="float">
            <text:p>0.1346892</text:p>
          </table:table-cell>
          <table:table-cell office:value-type="float" office:value="0.149591" calcext:value-type="float">
            <text:p>0.149591</text:p>
          </table:table-cell>
          <table:table-cell office:value-type="float" office:value="360" calcext:value-type="float">
            <text:p>360</text:p>
          </table:table-cell>
          <table:table-cell office:value-type="float" office:value="30.63545" calcext:value-type="float">
            <text:p>30.63545</text:p>
          </table:table-cell>
          <table:table-cell office:value-type="float" office:value="0" calcext:value-type="float">
            <text:p>0</text:p>
          </table:table-cell>
          <table:table-cell office:value-type="float" office:value="206.2326" calcext:value-type="float">
            <text:p>206.2326</text:p>
          </table:table-cell>
          <table:table-cell office:value-type="float" office:value="269.7208" calcext:value-type="float">
            <text:p>269.7208</text:p>
          </table:table-cell>
          <table:table-cell office:value-type="float" office:value="886.6329" calcext:value-type="float">
            <text:p>886.6329</text:p>
          </table:table-cell>
          <table:table-cell office:value-type="float" office:value="846.5195" calcext:value-type="float">
            <text:p>846.5195</text:p>
          </table:table-cell>
          <table:table-cell office:value-type="float" office:value="831.4304" calcext:value-type="float">
            <text:p>831.4304</text:p>
          </table:table-cell>
          <table:table-cell office:value-type="float" office:value="851.119" calcext:value-type="float">
            <text:p>851.119</text:p>
          </table:table-cell>
          <table:table-cell office:value-type="float" office:value="318.0147" calcext:value-type="float">
            <text:p>318.0147</text:p>
          </table:table-cell>
          <table:table-cell office:value-type="float" office:value="435.7868" calcext:value-type="float">
            <text:p>435.7868</text:p>
          </table:table-cell>
          <table:table-cell office:value-type="float" office:value="380.5884" calcext:value-type="float">
            <text:p>380.5884</text:p>
          </table:table-cell>
          <table:table-cell office:value-type="float" office:value="323.9126" calcext:value-type="float">
            <text:p>323.91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72.92075" calcext:value-type="float">
            <text:p>72.92075</text:p>
          </table:table-cell>
          <table:table-cell office:value-type="float" office:value="5384.555" calcext:value-type="float">
            <text:p>5384.555</text:p>
          </table:table-cell>
          <table:table-cell office:value-type="float" office:value="0" calcext:value-type="float">
            <text:p>0</text:p>
          </table:table-cell>
          <table:table-cell office:value-type="float" office:value="0.7808682" calcext:value-type="float">
            <text:p>0.7808682</text:p>
          </table:table-cell>
          <table:table-cell office:value-type="float" office:value="-37.46248" calcext:value-type="float">
            <text:p>-37.46248</text:p>
          </table:table-cell>
          <table:table-cell office:value-type="float" office:value="114.6847" calcext:value-type="float">
            <text:p>114.6847</text:p>
          </table:table-cell>
          <table:table-cell office:value-type="float" office:value="-13.44127" calcext:value-type="float">
            <text:p>-13.44127</text:p>
          </table:table-cell>
          <table:table-cell office:value-type="float" office:value="38.22243" calcext:value-type="float">
            <text:p>38.22243</text:p>
          </table:table-cell>
          <table:table-cell office:value-type="float" office:value="2.059313" calcext:value-type="float">
            <text:p>2.059313</text:p>
          </table:table-cell>
          <table:table-cell office:value-type="float" office:value="0.01107828" calcext:value-type="float">
            <text:p>0.01107828</text:p>
          </table:table-cell>
          <table:table-cell office:value-type="float" office:value="0.8503822" calcext:value-type="float">
            <text:p>0.8503822</text:p>
          </table:table-cell>
          <table:table-cell office:value-type="float" office:value="0.135049" calcext:value-type="float">
            <text:p>0.135049</text:p>
          </table:table-cell>
          <table:table-cell office:value-type="float" office:value="0.1449356" calcext:value-type="float">
            <text:p>0.1449356</text:p>
          </table:table-cell>
          <table:table-cell office:value-type="float" office:value="360" calcext:value-type="float">
            <text:p>360</text:p>
          </table:table-cell>
          <table:table-cell office:value-type="float" office:value="36.07939" calcext:value-type="float">
            <text:p>36.07939</text:p>
          </table:table-cell>
          <table:table-cell office:value-type="float" office:value="0" calcext:value-type="float">
            <text:p>0</text:p>
          </table:table-cell>
          <table:table-cell office:value-type="float" office:value="206.2146" calcext:value-type="float">
            <text:p>206.2146</text:p>
          </table:table-cell>
          <table:table-cell office:value-type="float" office:value="269.6456" calcext:value-type="float">
            <text:p>269.6456</text:p>
          </table:table-cell>
          <table:table-cell office:value-type="float" office:value="886.4178" calcext:value-type="float">
            <text:p>886.4178</text:p>
          </table:table-cell>
          <table:table-cell office:value-type="float" office:value="846.3813" calcext:value-type="float">
            <text:p>846.3813</text:p>
          </table:table-cell>
          <table:table-cell office:value-type="float" office:value="831.3792" calcext:value-type="float">
            <text:p>831.3792</text:p>
          </table:table-cell>
          <table:table-cell office:value-type="float" office:value="851.074" calcext:value-type="float">
            <text:p>851.074</text:p>
          </table:table-cell>
          <table:table-cell office:value-type="float" office:value="318.0085" calcext:value-type="float">
            <text:p>318.0085</text:p>
          </table:table-cell>
          <table:table-cell office:value-type="float" office:value="435.7851" calcext:value-type="float">
            <text:p>435.7851</text:p>
          </table:table-cell>
          <table:table-cell office:value-type="float" office:value="380.6117" calcext:value-type="float">
            <text:p>380.6117</text:p>
          </table:table-cell>
          <table:table-cell office:value-type="float" office:value="323.9286" calcext:value-type="float">
            <text:p>323.92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72.66394" calcext:value-type="float">
            <text:p>72.66394</text:p>
          </table:table-cell>
          <table:table-cell office:value-type="float" office:value="5384.222" calcext:value-type="float">
            <text:p>5384.222</text:p>
          </table:table-cell>
          <table:table-cell office:value-type="float" office:value="0" calcext:value-type="float">
            <text:p>0</text:p>
          </table:table-cell>
          <table:table-cell office:value-type="float" office:value="0.8971313" calcext:value-type="float">
            <text:p>0.8971313</text:p>
          </table:table-cell>
          <table:table-cell office:value-type="float" office:value="-39.00536" calcext:value-type="float">
            <text:p>-39.00536</text:p>
          </table:table-cell>
          <table:table-cell office:value-type="float" office:value="117.7038" calcext:value-type="float">
            <text:p>117.7038</text:p>
          </table:table-cell>
          <table:table-cell office:value-type="float" office:value="-14.84217" calcext:value-type="float">
            <text:p>-14.84217</text:p>
          </table:table-cell>
          <table:table-cell office:value-type="float" office:value="38.27921" calcext:value-type="float">
            <text:p>38.27921</text:p>
          </table:table-cell>
          <table:table-cell office:value-type="float" office:value="1.97767" calcext:value-type="float">
            <text:p>1.97767</text:p>
          </table:table-cell>
          <table:table-cell office:value-type="float" office:value="0.01119315" calcext:value-type="float">
            <text:p>0.0111931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381231" calcext:value-type="float">
            <text:p>0.1381231</text:p>
          </table:table-cell>
          <table:table-cell office:value-type="float" office:value="0.1631035" calcext:value-type="float">
            <text:p>0.1631035</text:p>
          </table:table-cell>
          <table:table-cell office:value-type="float" office:value="360" calcext:value-type="float">
            <text:p>360</text:p>
          </table:table-cell>
          <table:table-cell office:value-type="float" office:value="44.39292" calcext:value-type="float">
            <text:p>44.39292</text:p>
          </table:table-cell>
          <table:table-cell office:value-type="float" office:value="0" calcext:value-type="float">
            <text:p>0</text:p>
          </table:table-cell>
          <table:table-cell office:value-type="float" office:value="206.193" calcext:value-type="float">
            <text:p>206.193</text:p>
          </table:table-cell>
          <table:table-cell office:value-type="float" office:value="269.5758" calcext:value-type="float">
            <text:p>269.5758</text:p>
          </table:table-cell>
          <table:table-cell office:value-type="float" office:value="886.2047" calcext:value-type="float">
            <text:p>886.2047</text:p>
          </table:table-cell>
          <table:table-cell office:value-type="float" office:value="846.2413" calcext:value-type="float">
            <text:p>846.2413</text:p>
          </table:table-cell>
          <table:table-cell office:value-type="float" office:value="831.3281" calcext:value-type="float">
            <text:p>831.3281</text:p>
          </table:table-cell>
          <table:table-cell office:value-type="float" office:value="851.0283" calcext:value-type="float">
            <text:p>851.0283</text:p>
          </table:table-cell>
          <table:table-cell office:value-type="float" office:value="318.0031" calcext:value-type="float">
            <text:p>318.0031</text:p>
          </table:table-cell>
          <table:table-cell office:value-type="float" office:value="435.7836" calcext:value-type="float">
            <text:p>435.7836</text:p>
          </table:table-cell>
          <table:table-cell office:value-type="float" office:value="380.6334" calcext:value-type="float">
            <text:p>380.6334</text:p>
          </table:table-cell>
          <table:table-cell office:value-type="float" office:value="323.9467" calcext:value-type="float">
            <text:p>323.94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72.47953" calcext:value-type="float">
            <text:p>72.47953</text:p>
          </table:table-cell>
          <table:table-cell office:value-type="float" office:value="5383.909" calcext:value-type="float">
            <text:p>5383.909</text:p>
          </table:table-cell>
          <table:table-cell office:value-type="float" office:value="0" calcext:value-type="float">
            <text:p>0</text:p>
          </table:table-cell>
          <table:table-cell office:value-type="float" office:value="1.017796" calcext:value-type="float">
            <text:p>1.017796</text:p>
          </table:table-cell>
          <table:table-cell office:value-type="float" office:value="-41.0279" calcext:value-type="float">
            <text:p>-41.0279</text:p>
          </table:table-cell>
          <table:table-cell office:value-type="float" office:value="125.8268" calcext:value-type="float">
            <text:p>125.8268</text:p>
          </table:table-cell>
          <table:table-cell office:value-type="float" office:value="-16.40506" calcext:value-type="float">
            <text:p>-16.40506</text:p>
          </table:table-cell>
          <table:table-cell office:value-type="float" office:value="38.27427" calcext:value-type="float">
            <text:p>38.27427</text:p>
          </table:table-cell>
          <table:table-cell office:value-type="float" office:value="1.939965" calcext:value-type="float">
            <text:p>1.939965</text:p>
          </table:table-cell>
          <table:table-cell office:value-type="float" office:value="0.0113944" calcext:value-type="float">
            <text:p>0.011394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397672" calcext:value-type="float">
            <text:p>0.1397672</text:p>
          </table:table-cell>
          <table:table-cell office:value-type="float" office:value="0.1673345" calcext:value-type="float">
            <text:p>0.1673345</text:p>
          </table:table-cell>
          <table:table-cell office:value-type="float" office:value="360" calcext:value-type="float">
            <text:p>360</text:p>
          </table:table-cell>
          <table:table-cell office:value-type="float" office:value="52.54683" calcext:value-type="float">
            <text:p>52.54683</text:p>
          </table:table-cell>
          <table:table-cell office:value-type="float" office:value="0" calcext:value-type="float">
            <text:p>0</text:p>
          </table:table-cell>
          <table:table-cell office:value-type="float" office:value="206.185" calcext:value-type="float">
            <text:p>206.185</text:p>
          </table:table-cell>
          <table:table-cell office:value-type="float" office:value="269.5077" calcext:value-type="float">
            <text:p>269.5077</text:p>
          </table:table-cell>
          <table:table-cell office:value-type="float" office:value="886.0099" calcext:value-type="float">
            <text:p>886.0099</text:p>
          </table:table-cell>
          <table:table-cell office:value-type="float" office:value="846.1116" calcext:value-type="float">
            <text:p>846.1116</text:p>
          </table:table-cell>
          <table:table-cell office:value-type="float" office:value="831.2793" calcext:value-type="float">
            <text:p>831.2793</text:p>
          </table:table-cell>
          <table:table-cell office:value-type="float" office:value="850.9843" calcext:value-type="float">
            <text:p>850.9843</text:p>
          </table:table-cell>
          <table:table-cell office:value-type="float" office:value="317.9985" calcext:value-type="float">
            <text:p>317.9985</text:p>
          </table:table-cell>
          <table:table-cell office:value-type="float" office:value="435.7824" calcext:value-type="float">
            <text:p>435.7824</text:p>
          </table:table-cell>
          <table:table-cell office:value-type="float" office:value="380.653" calcext:value-type="float">
            <text:p>380.653</text:p>
          </table:table-cell>
          <table:table-cell office:value-type="float" office:value="323.9672" calcext:value-type="float">
            <text:p>323.9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72.34547" calcext:value-type="float">
            <text:p>72.34547</text:p>
          </table:table-cell>
          <table:table-cell office:value-type="float" office:value="5383.604" calcext:value-type="float">
            <text:p>5383.604</text:p>
          </table:table-cell>
          <table:table-cell office:value-type="float" office:value="0" calcext:value-type="float">
            <text:p>0</text:p>
          </table:table-cell>
          <table:table-cell office:value-type="float" office:value="1.146938" calcext:value-type="float">
            <text:p>1.146938</text:p>
          </table:table-cell>
          <table:table-cell office:value-type="float" office:value="-43.0714" calcext:value-type="float">
            <text:p>-43.0714</text:p>
          </table:table-cell>
          <table:table-cell office:value-type="float" office:value="131.656" calcext:value-type="float">
            <text:p>131.656</text:p>
          </table:table-cell>
          <table:table-cell office:value-type="float" office:value="-18.12525" calcext:value-type="float">
            <text:p>-18.12525</text:p>
          </table:table-cell>
          <table:table-cell office:value-type="float" office:value="38.21811" calcext:value-type="float">
            <text:p>38.21811</text:p>
          </table:table-cell>
          <table:table-cell office:value-type="float" office:value="1.903413" calcext:value-type="float">
            <text:p>1.903413</text:p>
          </table:table-cell>
          <table:table-cell office:value-type="float" office:value="0.01164862" calcext:value-type="float">
            <text:p>0.0116486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03923" calcext:value-type="float">
            <text:p>0.1403923</text:p>
          </table:table-cell>
          <table:table-cell office:value-type="float" office:value="0.1633622" calcext:value-type="float">
            <text:p>0.1633622</text:p>
          </table:table-cell>
          <table:table-cell office:value-type="float" office:value="360" calcext:value-type="float">
            <text:p>360</text:p>
          </table:table-cell>
          <table:table-cell office:value-type="float" office:value="58.15796" calcext:value-type="float">
            <text:p>58.15796</text:p>
          </table:table-cell>
          <table:table-cell office:value-type="float" office:value="0" calcext:value-type="float">
            <text:p>0</text:p>
          </table:table-cell>
          <table:table-cell office:value-type="float" office:value="206.2041" calcext:value-type="float">
            <text:p>206.2041</text:p>
          </table:table-cell>
          <table:table-cell office:value-type="float" office:value="269.4413" calcext:value-type="float">
            <text:p>269.4413</text:p>
          </table:table-cell>
          <table:table-cell office:value-type="float" office:value="885.8259" calcext:value-type="float">
            <text:p>885.8259</text:p>
          </table:table-cell>
          <table:table-cell office:value-type="float" office:value="845.9894" calcext:value-type="float">
            <text:p>845.9894</text:p>
          </table:table-cell>
          <table:table-cell office:value-type="float" office:value="831.2338" calcext:value-type="float">
            <text:p>831.2338</text:p>
          </table:table-cell>
          <table:table-cell office:value-type="float" office:value="850.9429" calcext:value-type="float">
            <text:p>850.9429</text:p>
          </table:table-cell>
          <table:table-cell office:value-type="float" office:value="317.9954" calcext:value-type="float">
            <text:p>317.9954</text:p>
          </table:table-cell>
          <table:table-cell office:value-type="float" office:value="435.7819" calcext:value-type="float">
            <text:p>435.7819</text:p>
          </table:table-cell>
          <table:table-cell office:value-type="float" office:value="380.6703" calcext:value-type="float">
            <text:p>380.6703</text:p>
          </table:table-cell>
          <table:table-cell office:value-type="float" office:value="323.9907" calcext:value-type="float">
            <text:p>323.99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72.16292" calcext:value-type="float">
            <text:p>72.16292</text:p>
          </table:table-cell>
          <table:table-cell office:value-type="float" office:value="5383.239" calcext:value-type="float">
            <text:p>5383.239</text:p>
          </table:table-cell>
          <table:table-cell office:value-type="float" office:value="0" calcext:value-type="float">
            <text:p>0</text:p>
          </table:table-cell>
          <table:table-cell office:value-type="float" office:value="1.293978" calcext:value-type="float">
            <text:p>1.293978</text:p>
          </table:table-cell>
          <table:table-cell office:value-type="float" office:value="-45.3883" calcext:value-type="float">
            <text:p>-45.3883</text:p>
          </table:table-cell>
          <table:table-cell office:value-type="float" office:value="139.9311" calcext:value-type="float">
            <text:p>139.9311</text:p>
          </table:table-cell>
          <table:table-cell office:value-type="float" office:value="-20.04431" calcext:value-type="float">
            <text:p>-20.04431</text:p>
          </table:table-cell>
          <table:table-cell office:value-type="float" office:value="38.13995" calcext:value-type="float">
            <text:p>38.13995</text:p>
          </table:table-cell>
          <table:table-cell office:value-type="float" office:value="1.858221" calcext:value-type="float">
            <text:p>1.858221</text:p>
          </table:table-cell>
          <table:table-cell office:value-type="float" office:value="0.01191527" calcext:value-type="float">
            <text:p>0.0119152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07504" calcext:value-type="float">
            <text:p>0.1407504</text:p>
          </table:table-cell>
          <table:table-cell office:value-type="float" office:value="0.1562895" calcext:value-type="float">
            <text:p>0.1562895</text:p>
          </table:table-cell>
          <table:table-cell office:value-type="float" office:value="360" calcext:value-type="float">
            <text:p>360</text:p>
          </table:table-cell>
          <table:table-cell office:value-type="float" office:value="65.08417" calcext:value-type="float">
            <text:p>65.08417</text:p>
          </table:table-cell>
          <table:table-cell office:value-type="float" office:value="0" calcext:value-type="float">
            <text:p>0</text:p>
          </table:table-cell>
          <table:table-cell office:value-type="float" office:value="206.2256" calcext:value-type="float">
            <text:p>206.2256</text:p>
          </table:table-cell>
          <table:table-cell office:value-type="float" office:value="269.3541" calcext:value-type="float">
            <text:p>269.3541</text:p>
          </table:table-cell>
          <table:table-cell office:value-type="float" office:value="885.5912" calcext:value-type="float">
            <text:p>885.5912</text:p>
          </table:table-cell>
          <table:table-cell office:value-type="float" office:value="845.8433" calcext:value-type="float">
            <text:p>845.8433</text:p>
          </table:table-cell>
          <table:table-cell office:value-type="float" office:value="831.1824" calcext:value-type="float">
            <text:p>831.1824</text:p>
          </table:table-cell>
          <table:table-cell office:value-type="float" office:value="850.8978" calcext:value-type="float">
            <text:p>850.8978</text:p>
          </table:table-cell>
          <table:table-cell office:value-type="float" office:value="317.9931" calcext:value-type="float">
            <text:p>317.9931</text:p>
          </table:table-cell>
          <table:table-cell office:value-type="float" office:value="435.782" calcext:value-type="float">
            <text:p>435.782</text:p>
          </table:table-cell>
          <table:table-cell office:value-type="float" office:value="380.6853" calcext:value-type="float">
            <text:p>380.6853</text:p>
          </table:table-cell>
          <table:table-cell office:value-type="float" office:value="324.0194" calcext:value-type="float">
            <text:p>324.01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71.98453" calcext:value-type="float">
            <text:p>71.98453</text:p>
          </table:table-cell>
          <table:table-cell office:value-type="float" office:value="5382.823" calcext:value-type="float">
            <text:p>5382.823</text:p>
          </table:table-cell>
          <table:table-cell office:value-type="float" office:value="0" calcext:value-type="float">
            <text:p>0</text:p>
          </table:table-cell>
          <table:table-cell office:value-type="float" office:value="1.457954" calcext:value-type="float">
            <text:p>1.457954</text:p>
          </table:table-cell>
          <table:table-cell office:value-type="float" office:value="-47.7815" calcext:value-type="float">
            <text:p>-47.7815</text:p>
          </table:table-cell>
          <table:table-cell office:value-type="float" office:value="145.3833" calcext:value-type="float">
            <text:p>145.3833</text:p>
          </table:table-cell>
          <table:table-cell office:value-type="float" office:value="-21.95765" calcext:value-type="float">
            <text:p>-21.95765</text:p>
          </table:table-cell>
          <table:table-cell office:value-type="float" office:value="38.07667" calcext:value-type="float">
            <text:p>38.07667</text:p>
          </table:table-cell>
          <table:table-cell office:value-type="float" office:value="1.815319" calcext:value-type="float">
            <text:p>1.815319</text:p>
          </table:table-cell>
          <table:table-cell office:value-type="float" office:value="0.01219125" calcext:value-type="float">
            <text:p>0.0121912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10814" calcext:value-type="float">
            <text:p>0.1410814</text:p>
          </table:table-cell>
          <table:table-cell office:value-type="float" office:value="0.1477255" calcext:value-type="float">
            <text:p>0.1477255</text:p>
          </table:table-cell>
          <table:table-cell office:value-type="float" office:value="360" calcext:value-type="float">
            <text:p>360</text:p>
          </table:table-cell>
          <table:table-cell office:value-type="float" office:value="73.80414" calcext:value-type="float">
            <text:p>73.80414</text:p>
          </table:table-cell>
          <table:table-cell office:value-type="float" office:value="0" calcext:value-type="float">
            <text:p>0</text:p>
          </table:table-cell>
          <table:table-cell office:value-type="float" office:value="206.2536" calcext:value-type="float">
            <text:p>206.2536</text:p>
          </table:table-cell>
          <table:table-cell office:value-type="float" office:value="269.261" calcext:value-type="float">
            <text:p>269.261</text:p>
          </table:table-cell>
          <table:table-cell office:value-type="float" office:value="885.3342" calcext:value-type="float">
            <text:p>885.3342</text:p>
          </table:table-cell>
          <table:table-cell office:value-type="float" office:value="845.6792" calcext:value-type="float">
            <text:p>845.6792</text:p>
          </table:table-cell>
          <table:table-cell office:value-type="float" office:value="831.1235" calcext:value-type="float">
            <text:p>831.1235</text:p>
          </table:table-cell>
          <table:table-cell office:value-type="float" office:value="850.8462" calcext:value-type="float">
            <text:p>850.8462</text:p>
          </table:table-cell>
          <table:table-cell office:value-type="float" office:value="317.9901" calcext:value-type="float">
            <text:p>317.9901</text:p>
          </table:table-cell>
          <table:table-cell office:value-type="float" office:value="435.782" calcext:value-type="float">
            <text:p>435.782</text:p>
          </table:table-cell>
          <table:table-cell office:value-type="float" office:value="380.6986" calcext:value-type="float">
            <text:p>380.6986</text:p>
          </table:table-cell>
          <table:table-cell office:value-type="float" office:value="324.0544" calcext:value-type="float">
            <text:p>324.05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71.84695" calcext:value-type="float">
            <text:p>71.84695</text:p>
          </table:table-cell>
          <table:table-cell office:value-type="float" office:value="5382.43" calcext:value-type="float">
            <text:p>5382.43</text:p>
          </table:table-cell>
          <table:table-cell office:value-type="float" office:value="0" calcext:value-type="float">
            <text:p>0</text:p>
          </table:table-cell>
          <table:table-cell office:value-type="float" office:value="1.629899" calcext:value-type="float">
            <text:p>1.629899</text:p>
          </table:table-cell>
          <table:table-cell office:value-type="float" office:value="-50.17099" calcext:value-type="float">
            <text:p>-50.17099</text:p>
          </table:table-cell>
          <table:table-cell office:value-type="float" office:value="153.1776" calcext:value-type="float">
            <text:p>153.1776</text:p>
          </table:table-cell>
          <table:table-cell office:value-type="float" office:value="-23.94775" calcext:value-type="float">
            <text:p>-23.94775</text:p>
          </table:table-cell>
          <table:table-cell office:value-type="float" office:value="38.01214" calcext:value-type="float">
            <text:p>38.01214</text:p>
          </table:table-cell>
          <table:table-cell office:value-type="float" office:value="1.776208" calcext:value-type="float">
            <text:p>1.776208</text:p>
          </table:table-cell>
          <table:table-cell office:value-type="float" office:value="0.01258822" calcext:value-type="float">
            <text:p>0.0125882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14066" calcext:value-type="float">
            <text:p>0.1414066</text:p>
          </table:table-cell>
          <table:table-cell office:value-type="float" office:value="0.1379716" calcext:value-type="float">
            <text:p>0.1379716</text:p>
          </table:table-cell>
          <table:table-cell office:value-type="float" office:value="360" calcext:value-type="float">
            <text:p>360</text:p>
          </table:table-cell>
          <table:table-cell office:value-type="float" office:value="83.18348" calcext:value-type="float">
            <text:p>83.18348</text:p>
          </table:table-cell>
          <table:table-cell office:value-type="float" office:value="0" calcext:value-type="float">
            <text:p>0</text:p>
          </table:table-cell>
          <table:table-cell office:value-type="float" office:value="206.2822" calcext:value-type="float">
            <text:p>206.2822</text:p>
          </table:table-cell>
          <table:table-cell office:value-type="float" office:value="269.1783" calcext:value-type="float">
            <text:p>269.1783</text:p>
          </table:table-cell>
          <table:table-cell office:value-type="float" office:value="885.1053" calcext:value-type="float">
            <text:p>885.1053</text:p>
          </table:table-cell>
          <table:table-cell office:value-type="float" office:value="845.5273" calcext:value-type="float">
            <text:p>845.5273</text:p>
          </table:table-cell>
          <table:table-cell office:value-type="float" office:value="831.0678" calcext:value-type="float">
            <text:p>831.0678</text:p>
          </table:table-cell>
          <table:table-cell office:value-type="float" office:value="850.7959" calcext:value-type="float">
            <text:p>850.7959</text:p>
          </table:table-cell>
          <table:table-cell office:value-type="float" office:value="317.9878" calcext:value-type="float">
            <text:p>317.9878</text:p>
          </table:table-cell>
          <table:table-cell office:value-type="float" office:value="435.78" calcext:value-type="float">
            <text:p>435.78</text:p>
          </table:table-cell>
          <table:table-cell office:value-type="float" office:value="380.7107" calcext:value-type="float">
            <text:p>380.7107</text:p>
          </table:table-cell>
          <table:table-cell office:value-type="float" office:value="324.0961" calcext:value-type="float">
            <text:p>324.09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71.71827" calcext:value-type="float">
            <text:p>71.71827</text:p>
          </table:table-cell>
          <table:table-cell office:value-type="float" office:value="5382.026" calcext:value-type="float">
            <text:p>5382.026</text:p>
          </table:table-cell>
          <table:table-cell office:value-type="float" office:value="0" calcext:value-type="float">
            <text:p>0</text:p>
          </table:table-cell>
          <table:table-cell office:value-type="float" office:value="1.815639" calcext:value-type="float">
            <text:p>1.815639</text:p>
          </table:table-cell>
          <table:table-cell office:value-type="float" office:value="-52.68663" calcext:value-type="float">
            <text:p>-52.68663</text:p>
          </table:table-cell>
          <table:table-cell office:value-type="float" office:value="164.138" calcext:value-type="float">
            <text:p>164.138</text:p>
          </table:table-cell>
          <table:table-cell office:value-type="float" office:value="-26.03057" calcext:value-type="float">
            <text:p>-26.03057</text:p>
          </table:table-cell>
          <table:table-cell office:value-type="float" office:value="37.9283" calcext:value-type="float">
            <text:p>37.9283</text:p>
          </table:table-cell>
          <table:table-cell office:value-type="float" office:value="1.736082" calcext:value-type="float">
            <text:p>1.736082</text:p>
          </table:table-cell>
          <table:table-cell office:value-type="float" office:value="0.01303164" calcext:value-type="float">
            <text:p>0.0130316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17242" calcext:value-type="float">
            <text:p>0.1417242</text:p>
          </table:table-cell>
          <table:table-cell office:value-type="float" office:value="0.1270192" calcext:value-type="float">
            <text:p>0.1270192</text:p>
          </table:table-cell>
          <table:table-cell office:value-type="float" office:value="360" calcext:value-type="float">
            <text:p>360</text:p>
          </table:table-cell>
          <table:table-cell office:value-type="float" office:value="91.94511" calcext:value-type="float">
            <text:p>91.94511</text:p>
          </table:table-cell>
          <table:table-cell office:value-type="float" office:value="0" calcext:value-type="float">
            <text:p>0</text:p>
          </table:table-cell>
          <table:table-cell office:value-type="float" office:value="206.312" calcext:value-type="float">
            <text:p>206.312</text:p>
          </table:table-cell>
          <table:table-cell office:value-type="float" office:value="269.0924" calcext:value-type="float">
            <text:p>269.0924</text:p>
          </table:table-cell>
          <table:table-cell office:value-type="float" office:value="884.8744" calcext:value-type="float">
            <text:p>884.8744</text:p>
          </table:table-cell>
          <table:table-cell office:value-type="float" office:value="845.3721" calcext:value-type="float">
            <text:p>845.3721</text:p>
          </table:table-cell>
          <table:table-cell office:value-type="float" office:value="831.0113" calcext:value-type="float">
            <text:p>831.0113</text:p>
          </table:table-cell>
          <table:table-cell office:value-type="float" office:value="850.745" calcext:value-type="float">
            <text:p>850.745</text:p>
          </table:table-cell>
          <table:table-cell office:value-type="float" office:value="317.9864" calcext:value-type="float">
            <text:p>317.9864</text:p>
          </table:table-cell>
          <table:table-cell office:value-type="float" office:value="435.7783" calcext:value-type="float">
            <text:p>435.7783</text:p>
          </table:table-cell>
          <table:table-cell office:value-type="float" office:value="380.7218" calcext:value-type="float">
            <text:p>380.7218</text:p>
          </table:table-cell>
          <table:table-cell office:value-type="float" office:value="324.1447" calcext:value-type="float">
            <text:p>324.14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71.60609" calcext:value-type="float">
            <text:p>71.60609</text:p>
          </table:table-cell>
          <table:table-cell office:value-type="float" office:value="5381.604" calcext:value-type="float">
            <text:p>5381.604</text:p>
          </table:table-cell>
          <table:table-cell office:value-type="float" office:value="0" calcext:value-type="float">
            <text:p>0</text:p>
          </table:table-cell>
          <table:table-cell office:value-type="float" office:value="2.018486" calcext:value-type="float">
            <text:p>2.018486</text:p>
          </table:table-cell>
          <table:table-cell office:value-type="float" office:value="-55.30497" calcext:value-type="float">
            <text:p>-55.30497</text:p>
          </table:table-cell>
          <table:table-cell office:value-type="float" office:value="172.2534" calcext:value-type="float">
            <text:p>172.2534</text:p>
          </table:table-cell>
          <table:table-cell office:value-type="float" office:value="-28.10421" calcext:value-type="float">
            <text:p>-28.10421</text:p>
          </table:table-cell>
          <table:table-cell office:value-type="float" office:value="37.82286" calcext:value-type="float">
            <text:p>37.82286</text:p>
          </table:table-cell>
          <table:table-cell office:value-type="float" office:value="1.697249" calcext:value-type="float">
            <text:p>1.697249</text:p>
          </table:table-cell>
          <table:table-cell office:value-type="float" office:value="0.01358914" calcext:value-type="float">
            <text:p>0.0135891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20389" calcext:value-type="float">
            <text:p>0.1420389</text:p>
          </table:table-cell>
          <table:table-cell office:value-type="float" office:value="0.1152011" calcext:value-type="float">
            <text:p>0.1152011</text:p>
          </table:table-cell>
          <table:table-cell office:value-type="float" office:value="360" calcext:value-type="float">
            <text:p>360</text:p>
          </table:table-cell>
          <table:table-cell office:value-type="float" office:value="100.4629" calcext:value-type="float">
            <text:p>100.4629</text:p>
          </table:table-cell>
          <table:table-cell office:value-type="float" office:value="0" calcext:value-type="float">
            <text:p>0</text:p>
          </table:table-cell>
          <table:table-cell office:value-type="float" office:value="206.3441" calcext:value-type="float">
            <text:p>206.3441</text:p>
          </table:table-cell>
          <table:table-cell office:value-type="float" office:value="269.0054" calcext:value-type="float">
            <text:p>269.0054</text:p>
          </table:table-cell>
          <table:table-cell office:value-type="float" office:value="884.6417" calcext:value-type="float">
            <text:p>884.6417</text:p>
          </table:table-cell>
          <table:table-cell office:value-type="float" office:value="845.2135" calcext:value-type="float">
            <text:p>845.2135</text:p>
          </table:table-cell>
          <table:table-cell office:value-type="float" office:value="830.9512" calcext:value-type="float">
            <text:p>830.9512</text:p>
          </table:table-cell>
          <table:table-cell office:value-type="float" office:value="850.6915" calcext:value-type="float">
            <text:p>850.6915</text:p>
          </table:table-cell>
          <table:table-cell office:value-type="float" office:value="317.9854" calcext:value-type="float">
            <text:p>317.9854</text:p>
          </table:table-cell>
          <table:table-cell office:value-type="float" office:value="435.7768" calcext:value-type="float">
            <text:p>435.7768</text:p>
          </table:table-cell>
          <table:table-cell office:value-type="float" office:value="380.7322" calcext:value-type="float">
            <text:p>380.7322</text:p>
          </table:table-cell>
          <table:table-cell office:value-type="float" office:value="324.2015" calcext:value-type="float">
            <text:p>324.20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71.51637" calcext:value-type="float">
            <text:p>71.51637</text:p>
          </table:table-cell>
          <table:table-cell office:value-type="float" office:value="5381.183" calcext:value-type="float">
            <text:p>5381.183</text:p>
          </table:table-cell>
          <table:table-cell office:value-type="float" office:value="0" calcext:value-type="float">
            <text:p>0</text:p>
          </table:table-cell>
          <table:table-cell office:value-type="float" office:value="2.236969" calcext:value-type="float">
            <text:p>2.236969</text:p>
          </table:table-cell>
          <table:table-cell office:value-type="float" office:value="-57.96782" calcext:value-type="float">
            <text:p>-57.96782</text:p>
          </table:table-cell>
          <table:table-cell office:value-type="float" office:value="182.4628" calcext:value-type="float">
            <text:p>182.4628</text:p>
          </table:table-cell>
          <table:table-cell office:value-type="float" office:value="-30.20187" calcext:value-type="float">
            <text:p>-30.20187</text:p>
          </table:table-cell>
          <table:table-cell office:value-type="float" office:value="37.69255" calcext:value-type="float">
            <text:p>37.69255</text:p>
          </table:table-cell>
          <table:table-cell office:value-type="float" office:value="1.659343" calcext:value-type="float">
            <text:p>1.659343</text:p>
          </table:table-cell>
          <table:table-cell office:value-type="float" office:value="-0.01000759" calcext:value-type="float">
            <text:p>-0.0100075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23536" calcext:value-type="float">
            <text:p>0.1423536</text:p>
          </table:table-cell>
          <table:table-cell office:value-type="float" office:value="0.1028096" calcext:value-type="float">
            <text:p>0.1028096</text:p>
          </table:table-cell>
          <table:table-cell office:value-type="float" office:value="360" calcext:value-type="float">
            <text:p>360</text:p>
          </table:table-cell>
          <table:table-cell office:value-type="float" office:value="109.5814" calcext:value-type="float">
            <text:p>109.5814</text:p>
          </table:table-cell>
          <table:table-cell office:value-type="float" office:value="0" calcext:value-type="float">
            <text:p>0</text:p>
          </table:table-cell>
          <table:table-cell office:value-type="float" office:value="206.375" calcext:value-type="float">
            <text:p>206.375</text:p>
          </table:table-cell>
          <table:table-cell office:value-type="float" office:value="268.9213" calcext:value-type="float">
            <text:p>268.9213</text:p>
          </table:table-cell>
          <table:table-cell office:value-type="float" office:value="884.4193" calcext:value-type="float">
            <text:p>884.4193</text:p>
          </table:table-cell>
          <table:table-cell office:value-type="float" office:value="845.0557" calcext:value-type="float">
            <text:p>845.0557</text:p>
          </table:table-cell>
          <table:table-cell office:value-type="float" office:value="830.8904" calcext:value-type="float">
            <text:p>830.8904</text:p>
          </table:table-cell>
          <table:table-cell office:value-type="float" office:value="850.6375" calcext:value-type="float">
            <text:p>850.6375</text:p>
          </table:table-cell>
          <table:table-cell office:value-type="float" office:value="317.9844" calcext:value-type="float">
            <text:p>317.9844</text:p>
          </table:table-cell>
          <table:table-cell office:value-type="float" office:value="435.7754" calcext:value-type="float">
            <text:p>435.7754</text:p>
          </table:table-cell>
          <table:table-cell office:value-type="float" office:value="380.742" calcext:value-type="float">
            <text:p>380.742</text:p>
          </table:table-cell>
          <table:table-cell office:value-type="float" office:value="324.2698" calcext:value-type="float">
            <text:p>324.269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71.45222" calcext:value-type="float">
            <text:p>71.45222</text:p>
          </table:table-cell>
          <table:table-cell office:value-type="float" office:value="5380.774" calcext:value-type="float">
            <text:p>5380.774</text:p>
          </table:table-cell>
          <table:table-cell office:value-type="float" office:value="0" calcext:value-type="float">
            <text:p>0</text:p>
          </table:table-cell>
          <table:table-cell office:value-type="float" office:value="2.471078" calcext:value-type="float">
            <text:p>2.471078</text:p>
          </table:table-cell>
          <table:table-cell office:value-type="float" office:value="-60.68099" calcext:value-type="float">
            <text:p>-60.68099</text:p>
          </table:table-cell>
          <table:table-cell office:value-type="float" office:value="191.2834" calcext:value-type="float">
            <text:p>191.2834</text:p>
          </table:table-cell>
          <table:table-cell office:value-type="float" office:value="-32.3585" calcext:value-type="float">
            <text:p>-32.3585</text:p>
          </table:table-cell>
          <table:table-cell office:value-type="float" office:value="37.54148" calcext:value-type="float">
            <text:p>37.54148</text:p>
          </table:table-cell>
          <table:table-cell office:value-type="float" office:value="1.621971" calcext:value-type="float">
            <text:p>1.621971</text:p>
          </table:table-cell>
          <table:table-cell office:value-type="float" office:value="0.01332934" calcext:value-type="float">
            <text:p>0.0133293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2668" calcext:value-type="float">
            <text:p>0.142668</text:p>
          </table:table-cell>
          <table:table-cell office:value-type="float" office:value="0.0898936" calcext:value-type="float">
            <text:p>0.0898936</text:p>
          </table:table-cell>
          <table:table-cell office:value-type="float" office:value="360" calcext:value-type="float">
            <text:p>360</text:p>
          </table:table-cell>
          <table:table-cell office:value-type="float" office:value="119.1325" calcext:value-type="float">
            <text:p>119.1325</text:p>
          </table:table-cell>
          <table:table-cell office:value-type="float" office:value="0" calcext:value-type="float">
            <text:p>0</text:p>
          </table:table-cell>
          <table:table-cell office:value-type="float" office:value="206.4047" calcext:value-type="float">
            <text:p>206.4047</text:p>
          </table:table-cell>
          <table:table-cell office:value-type="float" office:value="268.8421" calcext:value-type="float">
            <text:p>268.8421</text:p>
          </table:table-cell>
          <table:table-cell office:value-type="float" office:value="884.2111" calcext:value-type="float">
            <text:p>884.2111</text:p>
          </table:table-cell>
          <table:table-cell office:value-type="float" office:value="844.9028" calcext:value-type="float">
            <text:p>844.9028</text:p>
          </table:table-cell>
          <table:table-cell office:value-type="float" office:value="830.8315" calcext:value-type="float">
            <text:p>830.8315</text:p>
          </table:table-cell>
          <table:table-cell office:value-type="float" office:value="850.5832" calcext:value-type="float">
            <text:p>850.5832</text:p>
          </table:table-cell>
          <table:table-cell office:value-type="float" office:value="317.9834" calcext:value-type="float">
            <text:p>317.9834</text:p>
          </table:table-cell>
          <table:table-cell office:value-type="float" office:value="435.774" calcext:value-type="float">
            <text:p>435.774</text:p>
          </table:table-cell>
          <table:table-cell office:value-type="float" office:value="380.7513" calcext:value-type="float">
            <text:p>380.7513</text:p>
          </table:table-cell>
          <table:table-cell office:value-type="float" office:value="324.3506" calcext:value-type="float">
            <text:p>324.35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71.43385" calcext:value-type="float">
            <text:p>71.43385</text:p>
          </table:table-cell>
          <table:table-cell office:value-type="float" office:value="5380.397" calcext:value-type="float">
            <text:p>5380.397</text:p>
          </table:table-cell>
          <table:table-cell office:value-type="float" office:value="0" calcext:value-type="float">
            <text:p>0</text:p>
          </table:table-cell>
          <table:table-cell office:value-type="float" office:value="2.717751" calcext:value-type="float">
            <text:p>2.717751</text:p>
          </table:table-cell>
          <table:table-cell office:value-type="float" office:value="-63.26059" calcext:value-type="float">
            <text:p>-63.26059</text:p>
          </table:table-cell>
          <table:table-cell office:value-type="float" office:value="193.2865" calcext:value-type="float">
            <text:p>193.2865</text:p>
          </table:table-cell>
          <table:table-cell office:value-type="float" office:value="-34.43232" calcext:value-type="float">
            <text:p>-34.43232</text:p>
          </table:table-cell>
          <table:table-cell office:value-type="float" office:value="37.41838" calcext:value-type="float">
            <text:p>37.41838</text:p>
          </table:table-cell>
          <table:table-cell office:value-type="float" office:value="1.590506" calcext:value-type="float">
            <text:p>1.590506</text:p>
          </table:table-cell>
          <table:table-cell office:value-type="float" office:value="-0.00745922" calcext:value-type="float">
            <text:p>-0.0074592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29854" calcext:value-type="float">
            <text:p>0.1429854</text:p>
          </table:table-cell>
          <table:table-cell office:value-type="float" office:value="0.0767442" calcext:value-type="float">
            <text:p>0.0767442</text:p>
          </table:table-cell>
          <table:table-cell office:value-type="float" office:value="360" calcext:value-type="float">
            <text:p>360</text:p>
          </table:table-cell>
          <table:table-cell office:value-type="float" office:value="124.1371" calcext:value-type="float">
            <text:p>124.1371</text:p>
          </table:table-cell>
          <table:table-cell office:value-type="float" office:value="0" calcext:value-type="float">
            <text:p>0</text:p>
          </table:table-cell>
          <table:table-cell office:value-type="float" office:value="206.4291" calcext:value-type="float">
            <text:p>206.4291</text:p>
          </table:table-cell>
          <table:table-cell office:value-type="float" office:value="268.7772" calcext:value-type="float">
            <text:p>268.7772</text:p>
          </table:table-cell>
          <table:table-cell office:value-type="float" office:value="884.0321" calcext:value-type="float">
            <text:p>884.0321</text:p>
          </table:table-cell>
          <table:table-cell office:value-type="float" office:value="844.7662" calcext:value-type="float">
            <text:p>844.7662</text:p>
          </table:table-cell>
          <table:table-cell office:value-type="float" office:value="830.7761" calcext:value-type="float">
            <text:p>830.7761</text:p>
          </table:table-cell>
          <table:table-cell office:value-type="float" office:value="850.5307" calcext:value-type="float">
            <text:p>850.5307</text:p>
          </table:table-cell>
          <table:table-cell office:value-type="float" office:value="317.9831" calcext:value-type="float">
            <text:p>317.9831</text:p>
          </table:table-cell>
          <table:table-cell office:value-type="float" office:value="435.7728" calcext:value-type="float">
            <text:p>435.7728</text:p>
          </table:table-cell>
          <table:table-cell office:value-type="float" office:value="380.7601" calcext:value-type="float">
            <text:p>380.7601</text:p>
          </table:table-cell>
          <table:table-cell office:value-type="float" office:value="324.4443" calcext:value-type="float">
            <text:p>324.44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71.38642" calcext:value-type="float">
            <text:p>71.38642</text:p>
          </table:table-cell>
          <table:table-cell office:value-type="float" office:value="5380.047" calcext:value-type="float">
            <text:p>5380.047</text:p>
          </table:table-cell>
          <table:table-cell office:value-type="float" office:value="0" calcext:value-type="float">
            <text:p>0</text:p>
          </table:table-cell>
          <table:table-cell office:value-type="float" office:value="2.976455" calcext:value-type="float">
            <text:p>2.976455</text:p>
          </table:table-cell>
          <table:table-cell office:value-type="float" office:value="-65.05682" calcext:value-type="float">
            <text:p>-65.05682</text:p>
          </table:table-cell>
          <table:table-cell office:value-type="float" office:value="199.9913" calcext:value-type="float">
            <text:p>199.9913</text:p>
          </table:table-cell>
          <table:table-cell office:value-type="float" office:value="-36.46731" calcext:value-type="float">
            <text:p>-36.46731</text:p>
          </table:table-cell>
          <table:table-cell office:value-type="float" office:value="37.39928" calcext:value-type="float">
            <text:p>37.39928</text:p>
          </table:table-cell>
          <table:table-cell office:value-type="float" office:value="1.549834" calcext:value-type="float">
            <text:p>1.549834</text:p>
          </table:table-cell>
          <table:table-cell office:value-type="float" office:value="-0.002705342" calcext:value-type="float">
            <text:p>-0.00270534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34011" calcext:value-type="float">
            <text:p>0.1434011</text:p>
          </table:table-cell>
          <table:table-cell office:value-type="float" office:value="0.06936848" calcext:value-type="float">
            <text:p>0.06936848</text:p>
          </table:table-cell>
          <table:table-cell office:value-type="float" office:value="360" calcext:value-type="float">
            <text:p>360</text:p>
          </table:table-cell>
          <table:table-cell office:value-type="float" office:value="132.3342" calcext:value-type="float">
            <text:p>132.3342</text:p>
          </table:table-cell>
          <table:table-cell office:value-type="float" office:value="0" calcext:value-type="float">
            <text:p>0</text:p>
          </table:table-cell>
          <table:table-cell office:value-type="float" office:value="206.4121" calcext:value-type="float">
            <text:p>206.4121</text:p>
          </table:table-cell>
          <table:table-cell office:value-type="float" office:value="268.7115" calcext:value-type="float">
            <text:p>268.7115</text:p>
          </table:table-cell>
          <table:table-cell office:value-type="float" office:value="883.8618" calcext:value-type="float">
            <text:p>883.8618</text:p>
          </table:table-cell>
          <table:table-cell office:value-type="float" office:value="844.6469" calcext:value-type="float">
            <text:p>844.6469</text:p>
          </table:table-cell>
          <table:table-cell office:value-type="float" office:value="830.7276" calcext:value-type="float">
            <text:p>830.7276</text:p>
          </table:table-cell>
          <table:table-cell office:value-type="float" office:value="850.4813" calcext:value-type="float">
            <text:p>850.4813</text:p>
          </table:table-cell>
          <table:table-cell office:value-type="float" office:value="317.9833" calcext:value-type="float">
            <text:p>317.9833</text:p>
          </table:table-cell>
          <table:table-cell office:value-type="float" office:value="435.7715" calcext:value-type="float">
            <text:p>435.7715</text:p>
          </table:table-cell>
          <table:table-cell office:value-type="float" office:value="380.7683" calcext:value-type="float">
            <text:p>380.7683</text:p>
          </table:table-cell>
          <table:table-cell office:value-type="float" office:value="324.5504" calcext:value-type="float">
            <text:p>324.55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71.39082" calcext:value-type="float">
            <text:p>71.39082</text:p>
          </table:table-cell>
          <table:table-cell office:value-type="float" office:value="5379.757" calcext:value-type="float">
            <text:p>5379.757</text:p>
          </table:table-cell>
          <table:table-cell office:value-type="float" office:value="0" calcext:value-type="float">
            <text:p>0</text:p>
          </table:table-cell>
          <table:table-cell office:value-type="float" office:value="3.238274" calcext:value-type="float">
            <text:p>3.238274</text:p>
          </table:table-cell>
          <table:table-cell office:value-type="float" office:value="-67.05381" calcext:value-type="float">
            <text:p>-67.05381</text:p>
          </table:table-cell>
          <table:table-cell office:value-type="float" office:value="206.0631" calcext:value-type="float">
            <text:p>206.0631</text:p>
          </table:table-cell>
          <table:table-cell office:value-type="float" office:value="-38.42805" calcext:value-type="float">
            <text:p>-38.42805</text:p>
          </table:table-cell>
          <table:table-cell office:value-type="float" office:value="37.41171" calcext:value-type="float">
            <text:p>37.41171</text:p>
          </table:table-cell>
          <table:table-cell office:value-type="float" office:value="1.530545" calcext:value-type="float">
            <text:p>1.530545</text:p>
          </table:table-cell>
          <table:table-cell office:value-type="float" office:value="0.001641358" calcext:value-type="float">
            <text:p>0.00164135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37164" calcext:value-type="float">
            <text:p>0.1437164</text:p>
          </table:table-cell>
          <table:table-cell office:value-type="float" office:value="0.05496852" calcext:value-type="float">
            <text:p>0.05496852</text:p>
          </table:table-cell>
          <table:table-cell office:value-type="float" office:value="360" calcext:value-type="float">
            <text:p>360</text:p>
          </table:table-cell>
          <table:table-cell office:value-type="float" office:value="138.3982" calcext:value-type="float">
            <text:p>138.3982</text:p>
          </table:table-cell>
          <table:table-cell office:value-type="float" office:value="0" calcext:value-type="float">
            <text:p>0</text:p>
          </table:table-cell>
          <table:table-cell office:value-type="float" office:value="206.3977" calcext:value-type="float">
            <text:p>206.3977</text:p>
          </table:table-cell>
          <table:table-cell office:value-type="float" office:value="268.6589" calcext:value-type="float">
            <text:p>268.6589</text:p>
          </table:table-cell>
          <table:table-cell office:value-type="float" office:value="883.7071" calcext:value-type="float">
            <text:p>883.7071</text:p>
          </table:table-cell>
          <table:table-cell office:value-type="float" office:value="844.5559" calcext:value-type="float">
            <text:p>844.5559</text:p>
          </table:table-cell>
          <table:table-cell office:value-type="float" office:value="830.6898" calcext:value-type="float">
            <text:p>830.6898</text:p>
          </table:table-cell>
          <table:table-cell office:value-type="float" office:value="850.4427" calcext:value-type="float">
            <text:p>850.4427</text:p>
          </table:table-cell>
          <table:table-cell office:value-type="float" office:value="317.9844" calcext:value-type="float">
            <text:p>317.9844</text:p>
          </table:table-cell>
          <table:table-cell office:value-type="float" office:value="435.7706" calcext:value-type="float">
            <text:p>435.7706</text:p>
          </table:table-cell>
          <table:table-cell office:value-type="float" office:value="380.7758" calcext:value-type="float">
            <text:p>380.7758</text:p>
          </table:table-cell>
          <table:table-cell office:value-type="float" office:value="324.6661" calcext:value-type="float">
            <text:p>324.66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71.39511" calcext:value-type="float">
            <text:p>71.39511</text:p>
          </table:table-cell>
          <table:table-cell office:value-type="float" office:value="5379.493" calcext:value-type="float">
            <text:p>5379.493</text:p>
          </table:table-cell>
          <table:table-cell office:value-type="float" office:value="0" calcext:value-type="float">
            <text:p>0</text:p>
          </table:table-cell>
          <table:table-cell office:value-type="float" office:value="3.509039" calcext:value-type="float">
            <text:p>3.509039</text:p>
          </table:table-cell>
          <table:table-cell office:value-type="float" office:value="-69.71417" calcext:value-type="float">
            <text:p>-69.71417</text:p>
          </table:table-cell>
          <table:table-cell office:value-type="float" office:value="215.0683" calcext:value-type="float">
            <text:p>215.0683</text:p>
          </table:table-cell>
          <table:table-cell office:value-type="float" office:value="-40.56337" calcext:value-type="float">
            <text:p>-40.56337</text:p>
          </table:table-cell>
          <table:table-cell office:value-type="float" office:value="37.42565" calcext:value-type="float">
            <text:p>37.42565</text:p>
          </table:table-cell>
          <table:table-cell office:value-type="float" office:value="1.508597" calcext:value-type="float">
            <text:p>1.508597</text:p>
          </table:table-cell>
          <table:table-cell office:value-type="float" office:value="0.008868554" calcext:value-type="float">
            <text:p>0.00886855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40329" calcext:value-type="float">
            <text:p>0.1440329</text:p>
          </table:table-cell>
          <table:table-cell office:value-type="float" office:value="0.04008804" calcext:value-type="float">
            <text:p>0.04008804</text:p>
          </table:table-cell>
          <table:table-cell office:value-type="float" office:value="360" calcext:value-type="float">
            <text:p>360</text:p>
          </table:table-cell>
          <table:table-cell office:value-type="float" office:value="152.6048" calcext:value-type="float">
            <text:p>152.6048</text:p>
          </table:table-cell>
          <table:table-cell office:value-type="float" office:value="0" calcext:value-type="float">
            <text:p>0</text:p>
          </table:table-cell>
          <table:table-cell office:value-type="float" office:value="206.3757" calcext:value-type="float">
            <text:p>206.3757</text:p>
          </table:table-cell>
          <table:table-cell office:value-type="float" office:value="268.6053" calcext:value-type="float">
            <text:p>268.6053</text:p>
          </table:table-cell>
          <table:table-cell office:value-type="float" office:value="883.5586" calcext:value-type="float">
            <text:p>883.5586</text:p>
          </table:table-cell>
          <table:table-cell office:value-type="float" office:value="844.4722" calcext:value-type="float">
            <text:p>844.4722</text:p>
          </table:table-cell>
          <table:table-cell office:value-type="float" office:value="830.6595" calcext:value-type="float">
            <text:p>830.6595</text:p>
          </table:table-cell>
          <table:table-cell office:value-type="float" office:value="850.4087" calcext:value-type="float">
            <text:p>850.4087</text:p>
          </table:table-cell>
          <table:table-cell office:value-type="float" office:value="317.9874" calcext:value-type="float">
            <text:p>317.9874</text:p>
          </table:table-cell>
          <table:table-cell office:value-type="float" office:value="435.7728" calcext:value-type="float">
            <text:p>435.7728</text:p>
          </table:table-cell>
          <table:table-cell office:value-type="float" office:value="380.7828" calcext:value-type="float">
            <text:p>380.7828</text:p>
          </table:table-cell>
          <table:table-cell office:value-type="float" office:value="324.7874" calcext:value-type="float">
            <text:p>324.787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71.42101" calcext:value-type="float">
            <text:p>71.42101</text:p>
          </table:table-cell>
          <table:table-cell office:value-type="float" office:value="5379.218" calcext:value-type="float">
            <text:p>5379.218</text:p>
          </table:table-cell>
          <table:table-cell office:value-type="float" office:value="0" calcext:value-type="float">
            <text:p>0</text:p>
          </table:table-cell>
          <table:table-cell office:value-type="float" office:value="3.795709" calcext:value-type="float">
            <text:p>3.795709</text:p>
          </table:table-cell>
          <table:table-cell office:value-type="float" office:value="-72.73985" calcext:value-type="float">
            <text:p>-72.73985</text:p>
          </table:table-cell>
          <table:table-cell office:value-type="float" office:value="225.1538" calcext:value-type="float">
            <text:p>225.1538</text:p>
          </table:table-cell>
          <table:table-cell office:value-type="float" office:value="-43.06478" calcext:value-type="float">
            <text:p>-43.06478</text:p>
          </table:table-cell>
          <table:table-cell office:value-type="float" office:value="37.42353" calcext:value-type="float">
            <text:p>37.42353</text:p>
          </table:table-cell>
          <table:table-cell office:value-type="float" office:value="1.486167" calcext:value-type="float">
            <text:p>1.486167</text:p>
          </table:table-cell>
          <table:table-cell office:value-type="float" office:value="0.0170233" calcext:value-type="float">
            <text:p>0.017023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43505" calcext:value-type="float">
            <text:p>0.1443505</text:p>
          </table:table-cell>
          <table:table-cell office:value-type="float" office:value="0.02455235" calcext:value-type="float">
            <text:p>0.02455235</text:p>
          </table:table-cell>
          <table:table-cell office:value-type="float" office:value="360" calcext:value-type="float">
            <text:p>360</text:p>
          </table:table-cell>
          <table:table-cell office:value-type="float" office:value="166.057" calcext:value-type="float">
            <text:p>166.057</text:p>
          </table:table-cell>
          <table:table-cell office:value-type="float" office:value="0" calcext:value-type="float">
            <text:p>0</text:p>
          </table:table-cell>
          <table:table-cell office:value-type="float" office:value="206.3618" calcext:value-type="float">
            <text:p>206.3618</text:p>
          </table:table-cell>
          <table:table-cell office:value-type="float" office:value="268.551" calcext:value-type="float">
            <text:p>268.551</text:p>
          </table:table-cell>
          <table:table-cell office:value-type="float" office:value="883.4094" calcext:value-type="float">
            <text:p>883.4094</text:p>
          </table:table-cell>
          <table:table-cell office:value-type="float" office:value="844.3865" calcext:value-type="float">
            <text:p>844.3865</text:p>
          </table:table-cell>
          <table:table-cell office:value-type="float" office:value="830.6298" calcext:value-type="float">
            <text:p>830.6298</text:p>
          </table:table-cell>
          <table:table-cell office:value-type="float" office:value="850.3762" calcext:value-type="float">
            <text:p>850.3762</text:p>
          </table:table-cell>
          <table:table-cell office:value-type="float" office:value="317.992" calcext:value-type="float">
            <text:p>317.992</text:p>
          </table:table-cell>
          <table:table-cell office:value-type="float" office:value="435.7757" calcext:value-type="float">
            <text:p>435.7757</text:p>
          </table:table-cell>
          <table:table-cell office:value-type="float" office:value="380.7896" calcext:value-type="float">
            <text:p>380.7896</text:p>
          </table:table-cell>
          <table:table-cell office:value-type="float" office:value="324.9112" calcext:value-type="float">
            <text:p>324.91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71.49686" calcext:value-type="float">
            <text:p>71.49686</text:p>
          </table:table-cell>
          <table:table-cell office:value-type="float" office:value="5378.944" calcext:value-type="float">
            <text:p>5378.944</text:p>
          </table:table-cell>
          <table:table-cell office:value-type="float" office:value="0" calcext:value-type="float">
            <text:p>0</text:p>
          </table:table-cell>
          <table:table-cell office:value-type="float" office:value="4.104981" calcext:value-type="float">
            <text:p>4.104981</text:p>
          </table:table-cell>
          <table:table-cell office:value-type="float" office:value="-75.94003" calcext:value-type="float">
            <text:p>-75.94003</text:p>
          </table:table-cell>
          <table:table-cell office:value-type="float" office:value="234.8013" calcext:value-type="float">
            <text:p>234.8013</text:p>
          </table:table-cell>
          <table:table-cell office:value-type="float" office:value="-45.89741" calcext:value-type="float">
            <text:p>-45.89741</text:p>
          </table:table-cell>
          <table:table-cell office:value-type="float" office:value="37.37413" calcext:value-type="float">
            <text:p>37.37413</text:p>
          </table:table-cell>
          <table:table-cell office:value-type="float" office:value="1.463302" calcext:value-type="float">
            <text:p>1.463302</text:p>
          </table:table-cell>
          <table:table-cell office:value-type="float" office:value="0.01996556" calcext:value-type="float">
            <text:p>0.0199655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4668" calcext:value-type="float">
            <text:p>0.144668</text:p>
          </table:table-cell>
          <table:table-cell office:value-type="float" office:value="0.008499365" calcext:value-type="float">
            <text:p>0.008499365</text:p>
          </table:table-cell>
          <table:table-cell office:value-type="float" office:value="360" calcext:value-type="float">
            <text:p>360</text:p>
          </table:table-cell>
          <table:table-cell office:value-type="float" office:value="177.607" calcext:value-type="float">
            <text:p>177.607</text:p>
          </table:table-cell>
          <table:table-cell office:value-type="float" office:value="0" calcext:value-type="float">
            <text:p>0</text:p>
          </table:table-cell>
          <table:table-cell office:value-type="float" office:value="206.3702" calcext:value-type="float">
            <text:p>206.3702</text:p>
          </table:table-cell>
          <table:table-cell office:value-type="float" office:value="268.4992" calcext:value-type="float">
            <text:p>268.4992</text:p>
          </table:table-cell>
          <table:table-cell office:value-type="float" office:value="883.2698" calcext:value-type="float">
            <text:p>883.2698</text:p>
          </table:table-cell>
          <table:table-cell office:value-type="float" office:value="844.3051" calcext:value-type="float">
            <text:p>844.3051</text:p>
          </table:table-cell>
          <table:table-cell office:value-type="float" office:value="830.6042" calcext:value-type="float">
            <text:p>830.6042</text:p>
          </table:table-cell>
          <table:table-cell office:value-type="float" office:value="850.3475" calcext:value-type="float">
            <text:p>850.3475</text:p>
          </table:table-cell>
          <table:table-cell office:value-type="float" office:value="317.999" calcext:value-type="float">
            <text:p>317.999</text:p>
          </table:table-cell>
          <table:table-cell office:value-type="float" office:value="435.78" calcext:value-type="float">
            <text:p>435.78</text:p>
          </table:table-cell>
          <table:table-cell office:value-type="float" office:value="380.7968" calcext:value-type="float">
            <text:p>380.7968</text:p>
          </table:table-cell>
          <table:table-cell office:value-type="float" office:value="325.0374" calcext:value-type="float">
            <text:p>325.037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71.61537" calcext:value-type="float">
            <text:p>71.61537</text:p>
          </table:table-cell>
          <table:table-cell office:value-type="float" office:value="5378.696" calcext:value-type="float">
            <text:p>5378.696</text:p>
          </table:table-cell>
          <table:table-cell office:value-type="float" office:value="0" calcext:value-type="float">
            <text:p>0</text:p>
          </table:table-cell>
          <table:table-cell office:value-type="float" office:value="4.437349" calcext:value-type="float">
            <text:p>4.437349</text:p>
          </table:table-cell>
          <table:table-cell office:value-type="float" office:value="-78.74339" calcext:value-type="float">
            <text:p>-78.74339</text:p>
          </table:table-cell>
          <table:table-cell office:value-type="float" office:value="242.2922" calcext:value-type="float">
            <text:p>242.2922</text:p>
          </table:table-cell>
          <table:table-cell office:value-type="float" office:value="-48.94993" calcext:value-type="float">
            <text:p>-48.94993</text:p>
          </table:table-cell>
          <table:table-cell office:value-type="float" office:value="37.32881" calcext:value-type="float">
            <text:p>37.32881</text:p>
          </table:table-cell>
          <table:table-cell office:value-type="float" office:value="1.444623" calcext:value-type="float">
            <text:p>1.444623</text:p>
          </table:table-cell>
          <table:table-cell office:value-type="float" office:value="0.02065593" calcext:value-type="float">
            <text:p>0.0206559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49856" calcext:value-type="float">
            <text:p>0.1449856</text:p>
          </table:table-cell>
          <table:table-cell office:value-type="float" office:value="-0.007926561" calcext:value-type="float">
            <text:p>-0.007926561</text:p>
          </table:table-cell>
          <table:table-cell office:value-type="float" office:value="360" calcext:value-type="float">
            <text:p>360</text:p>
          </table:table-cell>
          <table:table-cell office:value-type="float" office:value="186.7604" calcext:value-type="float">
            <text:p>186.7604</text:p>
          </table:table-cell>
          <table:table-cell office:value-type="float" office:value="0" calcext:value-type="float">
            <text:p>0</text:p>
          </table:table-cell>
          <table:table-cell office:value-type="float" office:value="206.374" calcext:value-type="float">
            <text:p>206.374</text:p>
          </table:table-cell>
          <table:table-cell office:value-type="float" office:value="268.4575" calcext:value-type="float">
            <text:p>268.4575</text:p>
          </table:table-cell>
          <table:table-cell office:value-type="float" office:value="883.1564" calcext:value-type="float">
            <text:p>883.1564</text:p>
          </table:table-cell>
          <table:table-cell office:value-type="float" office:value="844.2354" calcext:value-type="float">
            <text:p>844.2354</text:p>
          </table:table-cell>
          <table:table-cell office:value-type="float" office:value="830.5857" calcext:value-type="float">
            <text:p>830.5857</text:p>
          </table:table-cell>
          <table:table-cell office:value-type="float" office:value="850.3232" calcext:value-type="float">
            <text:p>850.3232</text:p>
          </table:table-cell>
          <table:table-cell office:value-type="float" office:value="318.0088" calcext:value-type="float">
            <text:p>318.0088</text:p>
          </table:table-cell>
          <table:table-cell office:value-type="float" office:value="435.7858" calcext:value-type="float">
            <text:p>435.7858</text:p>
          </table:table-cell>
          <table:table-cell office:value-type="float" office:value="380.8047" calcext:value-type="float">
            <text:p>380.8047</text:p>
          </table:table-cell>
          <table:table-cell office:value-type="float" office:value="325.1667" calcext:value-type="float">
            <text:p>325.1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71.72723" calcext:value-type="float">
            <text:p>71.72723</text:p>
          </table:table-cell>
          <table:table-cell office:value-type="float" office:value="5378.467" calcext:value-type="float">
            <text:p>5378.467</text:p>
          </table:table-cell>
          <table:table-cell office:value-type="float" office:value="0" calcext:value-type="float">
            <text:p>0</text:p>
          </table:table-cell>
          <table:table-cell office:value-type="float" office:value="4.797138" calcext:value-type="float">
            <text:p>4.797138</text:p>
          </table:table-cell>
          <table:table-cell office:value-type="float" office:value="-81.85706" calcext:value-type="float">
            <text:p>-81.85706</text:p>
          </table:table-cell>
          <table:table-cell office:value-type="float" office:value="252.491" calcext:value-type="float">
            <text:p>252.491</text:p>
          </table:table-cell>
          <table:table-cell office:value-type="float" office:value="-52.21456" calcext:value-type="float">
            <text:p>-52.21456</text:p>
          </table:table-cell>
          <table:table-cell office:value-type="float" office:value="37.32996" calcext:value-type="float">
            <text:p>37.32996</text:p>
          </table:table-cell>
          <table:table-cell office:value-type="float" office:value="1.425765" calcext:value-type="float">
            <text:p>1.425765</text:p>
          </table:table-cell>
          <table:table-cell office:value-type="float" office:value="0.02103463" calcext:value-type="float">
            <text:p>0.0210346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53039" calcext:value-type="float">
            <text:p>0.1453039</text:p>
          </table:table-cell>
          <table:table-cell office:value-type="float" office:value="-0.02485312" calcext:value-type="float">
            <text:p>-0.02485312</text:p>
          </table:table-cell>
          <table:table-cell office:value-type="float" office:value="360" calcext:value-type="float">
            <text:p>360</text:p>
          </table:table-cell>
          <table:table-cell office:value-type="float" office:value="198.9839" calcext:value-type="float">
            <text:p>198.9839</text:p>
          </table:table-cell>
          <table:table-cell office:value-type="float" office:value="0" calcext:value-type="float">
            <text:p>0</text:p>
          </table:table-cell>
          <table:table-cell office:value-type="float" office:value="206.3512" calcext:value-type="float">
            <text:p>206.3512</text:p>
          </table:table-cell>
          <table:table-cell office:value-type="float" office:value="268.4104" calcext:value-type="float">
            <text:p>268.4104</text:p>
          </table:table-cell>
          <table:table-cell office:value-type="float" office:value="883.0501" calcext:value-type="float">
            <text:p>883.0501</text:p>
          </table:table-cell>
          <table:table-cell office:value-type="float" office:value="844.1721" calcext:value-type="float">
            <text:p>844.1721</text:p>
          </table:table-cell>
          <table:table-cell office:value-type="float" office:value="830.58" calcext:value-type="float">
            <text:p>830.58</text:p>
          </table:table-cell>
          <table:table-cell office:value-type="float" office:value="850.309" calcext:value-type="float">
            <text:p>850.309</text:p>
          </table:table-cell>
          <table:table-cell office:value-type="float" office:value="318.0212" calcext:value-type="float">
            <text:p>318.0212</text:p>
          </table:table-cell>
          <table:table-cell office:value-type="float" office:value="435.7933" calcext:value-type="float">
            <text:p>435.7933</text:p>
          </table:table-cell>
          <table:table-cell office:value-type="float" office:value="380.8133" calcext:value-type="float">
            <text:p>380.8133</text:p>
          </table:table-cell>
          <table:table-cell office:value-type="float" office:value="325.2995" calcext:value-type="float">
            <text:p>325.29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71.87019" calcext:value-type="float">
            <text:p>71.87019</text:p>
          </table:table-cell>
          <table:table-cell office:value-type="float" office:value="5378.235" calcext:value-type="float">
            <text:p>5378.235</text:p>
          </table:table-cell>
          <table:table-cell office:value-type="float" office:value="0" calcext:value-type="float">
            <text:p>0</text:p>
          </table:table-cell>
          <table:table-cell office:value-type="float" office:value="5.193229" calcext:value-type="float">
            <text:p>5.193229</text:p>
          </table:table-cell>
          <table:table-cell office:value-type="float" office:value="-86.08765" calcext:value-type="float">
            <text:p>-86.08765</text:p>
          </table:table-cell>
          <table:table-cell office:value-type="float" office:value="263.4457" calcext:value-type="float">
            <text:p>263.4457</text:p>
          </table:table-cell>
          <table:table-cell office:value-type="float" office:value="-55.75522" calcext:value-type="float">
            <text:p>-55.75522</text:p>
          </table:table-cell>
          <table:table-cell office:value-type="float" office:value="37.31881" calcext:value-type="float">
            <text:p>37.31881</text:p>
          </table:table-cell>
          <table:table-cell office:value-type="float" office:value="1.40547" calcext:value-type="float">
            <text:p>1.40547</text:p>
          </table:table-cell>
          <table:table-cell office:value-type="float" office:value="0.02170867" calcext:value-type="float">
            <text:p>0.0217086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56229" calcext:value-type="float">
            <text:p>0.1456229</text:p>
          </table:table-cell>
          <table:table-cell office:value-type="float" office:value="-0.0427646" calcext:value-type="float">
            <text:p>-0.0427646</text:p>
          </table:table-cell>
          <table:table-cell office:value-type="float" office:value="360" calcext:value-type="float">
            <text:p>360</text:p>
          </table:table-cell>
          <table:table-cell office:value-type="float" office:value="210.9861" calcext:value-type="float">
            <text:p>210.9861</text:p>
          </table:table-cell>
          <table:table-cell office:value-type="float" office:value="0" calcext:value-type="float">
            <text:p>0</text:p>
          </table:table-cell>
          <table:table-cell office:value-type="float" office:value="206.3347" calcext:value-type="float">
            <text:p>206.3347</text:p>
          </table:table-cell>
          <table:table-cell office:value-type="float" office:value="268.3649" calcext:value-type="float">
            <text:p>268.3649</text:p>
          </table:table-cell>
          <table:table-cell office:value-type="float" office:value="882.944" calcext:value-type="float">
            <text:p>882.944</text:p>
          </table:table-cell>
          <table:table-cell office:value-type="float" office:value="844.1127" calcext:value-type="float">
            <text:p>844.1127</text:p>
          </table:table-cell>
          <table:table-cell office:value-type="float" office:value="830.5792" calcext:value-type="float">
            <text:p>830.5792</text:p>
          </table:table-cell>
          <table:table-cell office:value-type="float" office:value="850.2993" calcext:value-type="float">
            <text:p>850.2993</text:p>
          </table:table-cell>
          <table:table-cell office:value-type="float" office:value="318.0367" calcext:value-type="float">
            <text:p>318.0367</text:p>
          </table:table-cell>
          <table:table-cell office:value-type="float" office:value="435.8026" calcext:value-type="float">
            <text:p>435.8026</text:p>
          </table:table-cell>
          <table:table-cell office:value-type="float" office:value="380.8227" calcext:value-type="float">
            <text:p>380.8227</text:p>
          </table:table-cell>
          <table:table-cell office:value-type="float" office:value="325.4352" calcext:value-type="float">
            <text:p>325.43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72.06449" calcext:value-type="float">
            <text:p>72.06449</text:p>
          </table:table-cell>
          <table:table-cell office:value-type="float" office:value="5377.992" calcext:value-type="float">
            <text:p>5377.992</text:p>
          </table:table-cell>
          <table:table-cell office:value-type="float" office:value="0" calcext:value-type="float">
            <text:p>0</text:p>
          </table:table-cell>
          <table:table-cell office:value-type="float" office:value="5.635241" calcext:value-type="float">
            <text:p>5.635241</text:p>
          </table:table-cell>
          <table:table-cell office:value-type="float" office:value="-90.37484" calcext:value-type="float">
            <text:p>-90.37484</text:p>
          </table:table-cell>
          <table:table-cell office:value-type="float" office:value="279.1341" calcext:value-type="float">
            <text:p>279.1341</text:p>
          </table:table-cell>
          <table:table-cell office:value-type="float" office:value="-59.55982" calcext:value-type="float">
            <text:p>-59.55982</text:p>
          </table:table-cell>
          <table:table-cell office:value-type="float" office:value="37.22794" calcext:value-type="float">
            <text:p>37.22794</text:p>
          </table:table-cell>
          <table:table-cell office:value-type="float" office:value="1.380676" calcext:value-type="float">
            <text:p>1.380676</text:p>
          </table:table-cell>
          <table:table-cell office:value-type="float" office:value="0.003581111" calcext:value-type="float">
            <text:p>0.00358111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59419" calcext:value-type="float">
            <text:p>0.1459419</text:p>
          </table:table-cell>
          <table:table-cell office:value-type="float" office:value="-0.06143309" calcext:value-type="float">
            <text:p>-0.06143309</text:p>
          </table:table-cell>
          <table:table-cell office:value-type="float" office:value="360" calcext:value-type="float">
            <text:p>360</text:p>
          </table:table-cell>
          <table:table-cell office:value-type="float" office:value="221.5402" calcext:value-type="float">
            <text:p>221.5402</text:p>
          </table:table-cell>
          <table:table-cell office:value-type="float" office:value="0" calcext:value-type="float">
            <text:p>0</text:p>
          </table:table-cell>
          <table:table-cell office:value-type="float" office:value="206.3436" calcext:value-type="float">
            <text:p>206.3436</text:p>
          </table:table-cell>
          <table:table-cell office:value-type="float" office:value="268.3204" calcext:value-type="float">
            <text:p>268.3204</text:p>
          </table:table-cell>
          <table:table-cell office:value-type="float" office:value="882.8365" calcext:value-type="float">
            <text:p>882.8365</text:p>
          </table:table-cell>
          <table:table-cell office:value-type="float" office:value="844.0557" calcext:value-type="float">
            <text:p>844.0557</text:p>
          </table:table-cell>
          <table:table-cell office:value-type="float" office:value="830.581" calcext:value-type="float">
            <text:p>830.581</text:p>
          </table:table-cell>
          <table:table-cell office:value-type="float" office:value="850.2935" calcext:value-type="float">
            <text:p>850.2935</text:p>
          </table:table-cell>
          <table:table-cell office:value-type="float" office:value="318.0559" calcext:value-type="float">
            <text:p>318.0559</text:p>
          </table:table-cell>
          <table:table-cell office:value-type="float" office:value="435.8138" calcext:value-type="float">
            <text:p>435.8138</text:p>
          </table:table-cell>
          <table:table-cell office:value-type="float" office:value="380.8331" calcext:value-type="float">
            <text:p>380.8331</text:p>
          </table:table-cell>
          <table:table-cell office:value-type="float" office:value="325.5744" calcext:value-type="float">
            <text:p>325.57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72.29934" calcext:value-type="float">
            <text:p>72.29934</text:p>
          </table:table-cell>
          <table:table-cell office:value-type="float" office:value="5377.707" calcext:value-type="float">
            <text:p>5377.707</text:p>
          </table:table-cell>
          <table:table-cell office:value-type="float" office:value="0" calcext:value-type="float">
            <text:p>0</text:p>
          </table:table-cell>
          <table:table-cell office:value-type="float" office:value="6.131699" calcext:value-type="float">
            <text:p>6.131699</text:p>
          </table:table-cell>
          <table:table-cell office:value-type="float" office:value="-94.82247" calcext:value-type="float">
            <text:p>-94.82247</text:p>
          </table:table-cell>
          <table:table-cell office:value-type="float" office:value="289.0537" calcext:value-type="float">
            <text:p>289.0537</text:p>
          </table:table-cell>
          <table:table-cell office:value-type="float" office:value="-63.49902" calcext:value-type="float">
            <text:p>-63.49902</text:p>
          </table:table-cell>
          <table:table-cell office:value-type="float" office:value="37.06089" calcext:value-type="float">
            <text:p>37.06089</text:p>
          </table:table-cell>
          <table:table-cell office:value-type="float" office:value="1.352541" calcext:value-type="float">
            <text:p>1.352541</text:p>
          </table:table-cell>
          <table:table-cell office:value-type="float" office:value="0.02360182" calcext:value-type="float">
            <text:p>0.0236018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62611" calcext:value-type="float">
            <text:p>0.1462611</text:p>
          </table:table-cell>
          <table:table-cell office:value-type="float" office:value="-0.08078099" calcext:value-type="float">
            <text:p>-0.08078099</text:p>
          </table:table-cell>
          <table:table-cell office:value-type="float" office:value="360" calcext:value-type="float">
            <text:p>360</text:p>
          </table:table-cell>
          <table:table-cell office:value-type="float" office:value="231.3968" calcext:value-type="float">
            <text:p>231.3968</text:p>
          </table:table-cell>
          <table:table-cell office:value-type="float" office:value="0" calcext:value-type="float">
            <text:p>0</text:p>
          </table:table-cell>
          <table:table-cell office:value-type="float" office:value="206.3602" calcext:value-type="float">
            <text:p>206.3602</text:p>
          </table:table-cell>
          <table:table-cell office:value-type="float" office:value="268.2721" calcext:value-type="float">
            <text:p>268.2721</text:p>
          </table:table-cell>
          <table:table-cell office:value-type="float" office:value="882.7177" calcext:value-type="float">
            <text:p>882.7177</text:p>
          </table:table-cell>
          <table:table-cell office:value-type="float" office:value="843.9922" calcext:value-type="float">
            <text:p>843.9922</text:p>
          </table:table-cell>
          <table:table-cell office:value-type="float" office:value="830.5858" calcext:value-type="float">
            <text:p>830.5858</text:p>
          </table:table-cell>
          <table:table-cell office:value-type="float" office:value="850.2872" calcext:value-type="float">
            <text:p>850.2872</text:p>
          </table:table-cell>
          <table:table-cell office:value-type="float" office:value="318.0786" calcext:value-type="float">
            <text:p>318.0786</text:p>
          </table:table-cell>
          <table:table-cell office:value-type="float" office:value="435.8271" calcext:value-type="float">
            <text:p>435.8271</text:p>
          </table:table-cell>
          <table:table-cell office:value-type="float" office:value="380.8445" calcext:value-type="float">
            <text:p>380.8445</text:p>
          </table:table-cell>
          <table:table-cell office:value-type="float" office:value="325.7193" calcext:value-type="float">
            <text:p>325.7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72.5415" calcext:value-type="float">
            <text:p>72.5415</text:p>
          </table:table-cell>
          <table:table-cell office:value-type="float" office:value="5377.416" calcext:value-type="float">
            <text:p>5377.416</text:p>
          </table:table-cell>
          <table:table-cell office:value-type="float" office:value="0" calcext:value-type="float">
            <text:p>0</text:p>
          </table:table-cell>
          <table:table-cell office:value-type="float" office:value="6.643378" calcext:value-type="float">
            <text:p>6.643378</text:p>
          </table:table-cell>
          <table:table-cell office:value-type="float" office:value="-98.67019" calcext:value-type="float">
            <text:p>-98.67019</text:p>
          </table:table-cell>
          <table:table-cell office:value-type="float" office:value="300.9265" calcext:value-type="float">
            <text:p>300.9265</text:p>
          </table:table-cell>
          <table:table-cell office:value-type="float" office:value="-67.319" calcext:value-type="float">
            <text:p>-67.319</text:p>
          </table:table-cell>
          <table:table-cell office:value-type="float" office:value="36.91006" calcext:value-type="float">
            <text:p>36.91006</text:p>
          </table:table-cell>
          <table:table-cell office:value-type="float" office:value="1.323303" calcext:value-type="float">
            <text:p>1.323303</text:p>
          </table:table-cell>
          <table:table-cell office:value-type="float" office:value="0.001540834" calcext:value-type="float">
            <text:p>0.00154083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65949" calcext:value-type="float">
            <text:p>0.1465949</text:p>
          </table:table-cell>
          <table:table-cell office:value-type="float" office:value="-0.0994947" calcext:value-type="float">
            <text:p>-0.0994947</text:p>
          </table:table-cell>
          <table:table-cell office:value-type="float" office:value="360" calcext:value-type="float">
            <text:p>360</text:p>
          </table:table-cell>
          <table:table-cell office:value-type="float" office:value="239.5843" calcext:value-type="float">
            <text:p>239.5843</text:p>
          </table:table-cell>
          <table:table-cell office:value-type="float" office:value="0" calcext:value-type="float">
            <text:p>0</text:p>
          </table:table-cell>
          <table:table-cell office:value-type="float" office:value="206.3668" calcext:value-type="float">
            <text:p>206.3668</text:p>
          </table:table-cell>
          <table:table-cell office:value-type="float" office:value="268.2277" calcext:value-type="float">
            <text:p>268.2277</text:p>
          </table:table-cell>
          <table:table-cell office:value-type="float" office:value="882.6072" calcext:value-type="float">
            <text:p>882.6072</text:p>
          </table:table-cell>
          <table:table-cell office:value-type="float" office:value="843.9311" calcext:value-type="float">
            <text:p>843.9311</text:p>
          </table:table-cell>
          <table:table-cell office:value-type="float" office:value="830.5898" calcext:value-type="float">
            <text:p>830.5898</text:p>
          </table:table-cell>
          <table:table-cell office:value-type="float" office:value="850.2825" calcext:value-type="float">
            <text:p>850.2825</text:p>
          </table:table-cell>
          <table:table-cell office:value-type="float" office:value="318.1035" calcext:value-type="float">
            <text:p>318.1035</text:p>
          </table:table-cell>
          <table:table-cell office:value-type="float" office:value="435.842" calcext:value-type="float">
            <text:p>435.842</text:p>
          </table:table-cell>
          <table:table-cell office:value-type="float" office:value="380.8568" calcext:value-type="float">
            <text:p>380.8568</text:p>
          </table:table-cell>
          <table:table-cell office:value-type="float" office:value="325.8586" calcext:value-type="float">
            <text:p>325.85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72.71425" calcext:value-type="float">
            <text:p>72.71425</text:p>
          </table:table-cell>
          <table:table-cell office:value-type="float" office:value="5377.119" calcext:value-type="float">
            <text:p>5377.119</text:p>
          </table:table-cell>
          <table:table-cell office:value-type="float" office:value="0" calcext:value-type="float">
            <text:p>0</text:p>
          </table:table-cell>
          <table:table-cell office:value-type="float" office:value="7.153317" calcext:value-type="float">
            <text:p>7.153317</text:p>
          </table:table-cell>
          <table:table-cell office:value-type="float" office:value="-101.656" calcext:value-type="float">
            <text:p>-101.656</text:p>
          </table:table-cell>
          <table:table-cell office:value-type="float" office:value="308.0162" calcext:value-type="float">
            <text:p>308.0162</text:p>
          </table:table-cell>
          <table:table-cell office:value-type="float" office:value="-70.91895" calcext:value-type="float">
            <text:p>-70.91895</text:p>
          </table:table-cell>
          <table:table-cell office:value-type="float" office:value="36.88124" calcext:value-type="float">
            <text:p>36.88124</text:p>
          </table:table-cell>
          <table:table-cell office:value-type="float" office:value="1.28192" calcext:value-type="float">
            <text:p>1.28192</text:p>
          </table:table-cell>
          <table:table-cell office:value-type="float" office:value="0.004704368" calcext:value-type="float">
            <text:p>0.00470436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7019" calcext:value-type="float">
            <text:p>0.147019</text:p>
          </table:table-cell>
          <table:table-cell office:value-type="float" office:value="-0.1111274" calcext:value-type="float">
            <text:p>-0.1111274</text:p>
          </table:table-cell>
          <table:table-cell office:value-type="float" office:value="360" calcext:value-type="float">
            <text:p>360</text:p>
          </table:table-cell>
          <table:table-cell office:value-type="float" office:value="245.3362" calcext:value-type="float">
            <text:p>245.3362</text:p>
          </table:table-cell>
          <table:table-cell office:value-type="float" office:value="0" calcext:value-type="float">
            <text:p>0</text:p>
          </table:table-cell>
          <table:table-cell office:value-type="float" office:value="206.3287" calcext:value-type="float">
            <text:p>206.3287</text:p>
          </table:table-cell>
          <table:table-cell office:value-type="float" office:value="268.1764" calcext:value-type="float">
            <text:p>268.1764</text:p>
          </table:table-cell>
          <table:table-cell office:value-type="float" office:value="882.4977" calcext:value-type="float">
            <text:p>882.4977</text:p>
          </table:table-cell>
          <table:table-cell office:value-type="float" office:value="843.8687" calcext:value-type="float">
            <text:p>843.8687</text:p>
          </table:table-cell>
          <table:table-cell office:value-type="float" office:value="830.5919" calcext:value-type="float">
            <text:p>830.5919</text:p>
          </table:table-cell>
          <table:table-cell office:value-type="float" office:value="850.2768" calcext:value-type="float">
            <text:p>850.2768</text:p>
          </table:table-cell>
          <table:table-cell office:value-type="float" office:value="318.1288" calcext:value-type="float">
            <text:p>318.1288</text:p>
          </table:table-cell>
          <table:table-cell office:value-type="float" office:value="435.8567" calcext:value-type="float">
            <text:p>435.8567</text:p>
          </table:table-cell>
          <table:table-cell office:value-type="float" office:value="380.8698" calcext:value-type="float">
            <text:p>380.8698</text:p>
          </table:table-cell>
          <table:table-cell office:value-type="float" office:value="325.9878" calcext:value-type="float">
            <text:p>325.987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72.90438" calcext:value-type="float">
            <text:p>72.90438</text:p>
          </table:table-cell>
          <table:table-cell office:value-type="float" office:value="5376.833" calcext:value-type="float">
            <text:p>5376.833</text:p>
          </table:table-cell>
          <table:table-cell office:value-type="float" office:value="0" calcext:value-type="float">
            <text:p>0</text:p>
          </table:table-cell>
          <table:table-cell office:value-type="float" office:value="7.702214" calcext:value-type="float">
            <text:p>7.702214</text:p>
          </table:table-cell>
          <table:table-cell office:value-type="float" office:value="-104.2728" calcext:value-type="float">
            <text:p>-104.2728</text:p>
          </table:table-cell>
          <table:table-cell office:value-type="float" office:value="314.1979" calcext:value-type="float">
            <text:p>314.1979</text:p>
          </table:table-cell>
          <table:table-cell office:value-type="float" office:value="-73.92793" calcext:value-type="float">
            <text:p>-73.92793</text:p>
          </table:table-cell>
          <table:table-cell office:value-type="float" office:value="36.84288" calcext:value-type="float">
            <text:p>36.84288</text:p>
          </table:table-cell>
          <table:table-cell office:value-type="float" office:value="1.25904" calcext:value-type="float">
            <text:p>1.25904</text:p>
          </table:table-cell>
          <table:table-cell office:value-type="float" office:value="0.00771812" calcext:value-type="float">
            <text:p>0.0077181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73384" calcext:value-type="float">
            <text:p>0.1473384</text:p>
          </table:table-cell>
          <table:table-cell office:value-type="float" office:value="-0.132366" calcext:value-type="float">
            <text:p>-0.132366</text:p>
          </table:table-cell>
          <table:table-cell office:value-type="float" office:value="360" calcext:value-type="float">
            <text:p>360</text:p>
          </table:table-cell>
          <table:table-cell office:value-type="float" office:value="249.4116" calcext:value-type="float">
            <text:p>249.4116</text:p>
          </table:table-cell>
          <table:table-cell office:value-type="float" office:value="0" calcext:value-type="float">
            <text:p>0</text:p>
          </table:table-cell>
          <table:table-cell office:value-type="float" office:value="206.2798" calcext:value-type="float">
            <text:p>206.2798</text:p>
          </table:table-cell>
          <table:table-cell office:value-type="float" office:value="268.123" calcext:value-type="float">
            <text:p>268.123</text:p>
          </table:table-cell>
          <table:table-cell office:value-type="float" office:value="882.4194" calcext:value-type="float">
            <text:p>882.4194</text:p>
          </table:table-cell>
          <table:table-cell office:value-type="float" office:value="843.8035" calcext:value-type="float">
            <text:p>843.8035</text:p>
          </table:table-cell>
          <table:table-cell office:value-type="float" office:value="830.5914" calcext:value-type="float">
            <text:p>830.5914</text:p>
          </table:table-cell>
          <table:table-cell office:value-type="float" office:value="850.2687" calcext:value-type="float">
            <text:p>850.2687</text:p>
          </table:table-cell>
          <table:table-cell office:value-type="float" office:value="318.1526" calcext:value-type="float">
            <text:p>318.1526</text:p>
          </table:table-cell>
          <table:table-cell office:value-type="float" office:value="435.869" calcext:value-type="float">
            <text:p>435.869</text:p>
          </table:table-cell>
          <table:table-cell office:value-type="float" office:value="380.8827" calcext:value-type="float">
            <text:p>380.8827</text:p>
          </table:table-cell>
          <table:table-cell office:value-type="float" office:value="326.1206" calcext:value-type="float">
            <text:p>326.12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73.11785" calcext:value-type="float">
            <text:p>73.11785</text:p>
          </table:table-cell>
          <table:table-cell office:value-type="float" office:value="5376.553" calcext:value-type="float">
            <text:p>5376.553</text:p>
          </table:table-cell>
          <table:table-cell office:value-type="float" office:value="0" calcext:value-type="float">
            <text:p>0</text:p>
          </table:table-cell>
          <table:table-cell office:value-type="float" office:value="8.289071" calcext:value-type="float">
            <text:p>8.289071</text:p>
          </table:table-cell>
          <table:table-cell office:value-type="float" office:value="-107.1476" calcext:value-type="float">
            <text:p>-107.1476</text:p>
          </table:table-cell>
          <table:table-cell office:value-type="float" office:value="324.286" calcext:value-type="float">
            <text:p>324.286</text:p>
          </table:table-cell>
          <table:table-cell office:value-type="float" office:value="-76.62829" calcext:value-type="float">
            <text:p>-76.62829</text:p>
          </table:table-cell>
          <table:table-cell office:value-type="float" office:value="36.8238" calcext:value-type="float">
            <text:p>36.8238</text:p>
          </table:table-cell>
          <table:table-cell office:value-type="float" office:value="1.236205" calcext:value-type="float">
            <text:p>1.236205</text:p>
          </table:table-cell>
          <table:table-cell office:value-type="float" office:value="0.01051235" calcext:value-type="float">
            <text:p>0.0105123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76588" calcext:value-type="float">
            <text:p>0.1476588</text:p>
          </table:table-cell>
          <table:table-cell office:value-type="float" office:value="-0.1543179" calcext:value-type="float">
            <text:p>-0.1543179</text:p>
          </table:table-cell>
          <table:table-cell office:value-type="float" office:value="360" calcext:value-type="float">
            <text:p>360</text:p>
          </table:table-cell>
          <table:table-cell office:value-type="float" office:value="264.0577" calcext:value-type="float">
            <text:p>264.0577</text:p>
          </table:table-cell>
          <table:table-cell office:value-type="float" office:value="0" calcext:value-type="float">
            <text:p>0</text:p>
          </table:table-cell>
          <table:table-cell office:value-type="float" office:value="206.2276" calcext:value-type="float">
            <text:p>206.2276</text:p>
          </table:table-cell>
          <table:table-cell office:value-type="float" office:value="268.0678" calcext:value-type="float">
            <text:p>268.0678</text:p>
          </table:table-cell>
          <table:table-cell office:value-type="float" office:value="882.3902" calcext:value-type="float">
            <text:p>882.3902</text:p>
          </table:table-cell>
          <table:table-cell office:value-type="float" office:value="843.7317" calcext:value-type="float">
            <text:p>843.7317</text:p>
          </table:table-cell>
          <table:table-cell office:value-type="float" office:value="830.589" calcext:value-type="float">
            <text:p>830.589</text:p>
          </table:table-cell>
          <table:table-cell office:value-type="float" office:value="850.2572" calcext:value-type="float">
            <text:p>850.2572</text:p>
          </table:table-cell>
          <table:table-cell office:value-type="float" office:value="318.1743" calcext:value-type="float">
            <text:p>318.1743</text:p>
          </table:table-cell>
          <table:table-cell office:value-type="float" office:value="435.8804" calcext:value-type="float">
            <text:p>435.8804</text:p>
          </table:table-cell>
          <table:table-cell office:value-type="float" office:value="380.8952" calcext:value-type="float">
            <text:p>380.8952</text:p>
          </table:table-cell>
          <table:table-cell office:value-type="float" office:value="326.2537" calcext:value-type="float">
            <text:p>326.25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73.23286" calcext:value-type="float">
            <text:p>73.23286</text:p>
          </table:table-cell>
          <table:table-cell office:value-type="float" office:value="5376.233" calcext:value-type="float">
            <text:p>5376.233</text:p>
          </table:table-cell>
          <table:table-cell office:value-type="float" office:value="0" calcext:value-type="float">
            <text:p>0</text:p>
          </table:table-cell>
          <table:table-cell office:value-type="float" office:value="8.763251" calcext:value-type="float">
            <text:p>8.763251</text:p>
          </table:table-cell>
          <table:table-cell office:value-type="float" office:value="-111.3141" calcext:value-type="float">
            <text:p>-111.3141</text:p>
          </table:table-cell>
          <table:table-cell office:value-type="float" office:value="335.8613" calcext:value-type="float">
            <text:p>335.8613</text:p>
          </table:table-cell>
          <table:table-cell office:value-type="float" office:value="-79.82183" calcext:value-type="float">
            <text:p>-79.82183</text:p>
          </table:table-cell>
          <table:table-cell office:value-type="float" office:value="36.86097" calcext:value-type="float">
            <text:p>36.86097</text:p>
          </table:table-cell>
          <table:table-cell office:value-type="float" office:value="1.214931" calcext:value-type="float">
            <text:p>1.214931</text:p>
          </table:table-cell>
          <table:table-cell office:value-type="float" office:value="0.01532129" calcext:value-type="float">
            <text:p>0.0153212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79793" calcext:value-type="float">
            <text:p>0.1479793</text:p>
          </table:table-cell>
          <table:table-cell office:value-type="float" office:value="-0.1772113" calcext:value-type="float">
            <text:p>-0.1772113</text:p>
          </table:table-cell>
          <table:table-cell office:value-type="float" office:value="360" calcext:value-type="float">
            <text:p>360</text:p>
          </table:table-cell>
          <table:table-cell office:value-type="float" office:value="273.4899" calcext:value-type="float">
            <text:p>273.4899</text:p>
          </table:table-cell>
          <table:table-cell office:value-type="float" office:value="0" calcext:value-type="float">
            <text:p>0</text:p>
          </table:table-cell>
          <table:table-cell office:value-type="float" office:value="206.1772" calcext:value-type="float">
            <text:p>206.1772</text:p>
          </table:table-cell>
          <table:table-cell office:value-type="float" office:value="268.0154" calcext:value-type="float">
            <text:p>268.0154</text:p>
          </table:table-cell>
          <table:table-cell office:value-type="float" office:value="882.2262" calcext:value-type="float">
            <text:p>882.2262</text:p>
          </table:table-cell>
          <table:table-cell office:value-type="float" office:value="843.6612" calcext:value-type="float">
            <text:p>843.6612</text:p>
          </table:table-cell>
          <table:table-cell office:value-type="float" office:value="830.5829" calcext:value-type="float">
            <text:p>830.5829</text:p>
          </table:table-cell>
          <table:table-cell office:value-type="float" office:value="850.2435" calcext:value-type="float">
            <text:p>850.2435</text:p>
          </table:table-cell>
          <table:table-cell office:value-type="float" office:value="318.195" calcext:value-type="float">
            <text:p>318.195</text:p>
          </table:table-cell>
          <table:table-cell office:value-type="float" office:value="435.8908" calcext:value-type="float">
            <text:p>435.8908</text:p>
          </table:table-cell>
          <table:table-cell office:value-type="float" office:value="380.9071" calcext:value-type="float">
            <text:p>380.9071</text:p>
          </table:table-cell>
          <table:table-cell office:value-type="float" office:value="326.3843" calcext:value-type="float">
            <text:p>326.38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73.36909" calcext:value-type="float">
            <text:p>73.36909</text:p>
          </table:table-cell>
          <table:table-cell office:value-type="float" office:value="5375.942" calcext:value-type="float">
            <text:p>5375.942</text:p>
          </table:table-cell>
          <table:table-cell office:value-type="float" office:value="0" calcext:value-type="float">
            <text:p>0</text:p>
          </table:table-cell>
          <table:table-cell office:value-type="float" office:value="9.222375" calcext:value-type="float">
            <text:p>9.222375</text:p>
          </table:table-cell>
          <table:table-cell office:value-type="float" office:value="-115.3361" calcext:value-type="float">
            <text:p>-115.3361</text:p>
          </table:table-cell>
          <table:table-cell office:value-type="float" office:value="347.573" calcext:value-type="float">
            <text:p>347.573</text:p>
          </table:table-cell>
          <table:table-cell office:value-type="float" office:value="-83.01173" calcext:value-type="float">
            <text:p>-83.01173</text:p>
          </table:table-cell>
          <table:table-cell office:value-type="float" office:value="36.88754" calcext:value-type="float">
            <text:p>36.88754</text:p>
          </table:table-cell>
          <table:table-cell office:value-type="float" office:value="1.197035" calcext:value-type="float">
            <text:p>1.197035</text:p>
          </table:table-cell>
          <table:table-cell office:value-type="float" office:value="0.01985957" calcext:value-type="float">
            <text:p>0.0198595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83015" calcext:value-type="float">
            <text:p>0.1483015</text:p>
          </table:table-cell>
          <table:table-cell office:value-type="float" office:value="-0.2004063" calcext:value-type="float">
            <text:p>-0.2004063</text:p>
          </table:table-cell>
          <table:table-cell office:value-type="float" office:value="360" calcext:value-type="float">
            <text:p>360</text:p>
          </table:table-cell>
          <table:table-cell office:value-type="float" office:value="287.074" calcext:value-type="float">
            <text:p>287.074</text:p>
          </table:table-cell>
          <table:table-cell office:value-type="float" office:value="0" calcext:value-type="float">
            <text:p>0</text:p>
          </table:table-cell>
          <table:table-cell office:value-type="float" office:value="206.1371" calcext:value-type="float">
            <text:p>206.1371</text:p>
          </table:table-cell>
          <table:table-cell office:value-type="float" office:value="267.9698" calcext:value-type="float">
            <text:p>267.9698</text:p>
          </table:table-cell>
          <table:table-cell office:value-type="float" office:value="882.0886" calcext:value-type="float">
            <text:p>882.0886</text:p>
          </table:table-cell>
          <table:table-cell office:value-type="float" office:value="843.5975" calcext:value-type="float">
            <text:p>843.5975</text:p>
          </table:table-cell>
          <table:table-cell office:value-type="float" office:value="830.5767" calcext:value-type="float">
            <text:p>830.5767</text:p>
          </table:table-cell>
          <table:table-cell office:value-type="float" office:value="850.2294" calcext:value-type="float">
            <text:p>850.2294</text:p>
          </table:table-cell>
          <table:table-cell office:value-type="float" office:value="318.2151" calcext:value-type="float">
            <text:p>318.2151</text:p>
          </table:table-cell>
          <table:table-cell office:value-type="float" office:value="435.901" calcext:value-type="float">
            <text:p>435.901</text:p>
          </table:table-cell>
          <table:table-cell office:value-type="float" office:value="380.9189" calcext:value-type="float">
            <text:p>380.9189</text:p>
          </table:table-cell>
          <table:table-cell office:value-type="float" office:value="326.5129" calcext:value-type="float">
            <text:p>326.51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73.55014" calcext:value-type="float">
            <text:p>73.55014</text:p>
          </table:table-cell>
          <table:table-cell office:value-type="float" office:value="5375.723" calcext:value-type="float">
            <text:p>5375.723</text:p>
          </table:table-cell>
          <table:table-cell office:value-type="float" office:value="0" calcext:value-type="float">
            <text:p>0</text:p>
          </table:table-cell>
          <table:table-cell office:value-type="float" office:value="9.654573" calcext:value-type="float">
            <text:p>9.654573</text:p>
          </table:table-cell>
          <table:table-cell office:value-type="float" office:value="-119.4054" calcext:value-type="float">
            <text:p>-119.4054</text:p>
          </table:table-cell>
          <table:table-cell office:value-type="float" office:value="359.0584" calcext:value-type="float">
            <text:p>359.0584</text:p>
          </table:table-cell>
          <table:table-cell office:value-type="float" office:value="-86.16415" calcext:value-type="float">
            <text:p>-86.16415</text:p>
          </table:table-cell>
          <table:table-cell office:value-type="float" office:value="36.89938" calcext:value-type="float">
            <text:p>36.89938</text:p>
          </table:table-cell>
          <table:table-cell office:value-type="float" office:value="1.184847" calcext:value-type="float">
            <text:p>1.184847</text:p>
          </table:table-cell>
          <table:table-cell office:value-type="float" office:value="0.02398091" calcext:value-type="float">
            <text:p>0.0239809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86254" calcext:value-type="float">
            <text:p>0.1486254</text:p>
          </table:table-cell>
          <table:table-cell office:value-type="float" office:value="-0.2237083" calcext:value-type="float">
            <text:p>-0.2237083</text:p>
          </table:table-cell>
          <table:table-cell office:value-type="float" office:value="360" calcext:value-type="float">
            <text:p>360</text:p>
          </table:table-cell>
          <table:table-cell office:value-type="float" office:value="297.8526" calcext:value-type="float">
            <text:p>297.8526</text:p>
          </table:table-cell>
          <table:table-cell office:value-type="float" office:value="0" calcext:value-type="float">
            <text:p>0</text:p>
          </table:table-cell>
          <table:table-cell office:value-type="float" office:value="206.1122" calcext:value-type="float">
            <text:p>206.1122</text:p>
          </table:table-cell>
          <table:table-cell office:value-type="float" office:value="267.9403" calcext:value-type="float">
            <text:p>267.9403</text:p>
          </table:table-cell>
          <table:table-cell office:value-type="float" office:value="881.9929" calcext:value-type="float">
            <text:p>881.9929</text:p>
          </table:table-cell>
          <table:table-cell office:value-type="float" office:value="843.5526" calcext:value-type="float">
            <text:p>843.5526</text:p>
          </table:table-cell>
          <table:table-cell office:value-type="float" office:value="830.5818" calcext:value-type="float">
            <text:p>830.5818</text:p>
          </table:table-cell>
          <table:table-cell office:value-type="float" office:value="850.2217" calcext:value-type="float">
            <text:p>850.2217</text:p>
          </table:table-cell>
          <table:table-cell office:value-type="float" office:value="318.2359" calcext:value-type="float">
            <text:p>318.2359</text:p>
          </table:table-cell>
          <table:table-cell office:value-type="float" office:value="435.9131" calcext:value-type="float">
            <text:p>435.9131</text:p>
          </table:table-cell>
          <table:table-cell office:value-type="float" office:value="380.9305" calcext:value-type="float">
            <text:p>380.9305</text:p>
          </table:table-cell>
          <table:table-cell office:value-type="float" office:value="326.6398" calcext:value-type="float">
            <text:p>326.63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73.73676" calcext:value-type="float">
            <text:p>73.73676</text:p>
          </table:table-cell>
          <table:table-cell office:value-type="float" office:value="5375.522" calcext:value-type="float">
            <text:p>5375.522</text:p>
          </table:table-cell>
          <table:table-cell office:value-type="float" office:value="0" calcext:value-type="float">
            <text:p>0</text:p>
          </table:table-cell>
          <table:table-cell office:value-type="float" office:value="10.09056" calcext:value-type="float">
            <text:p>10.09056</text:p>
          </table:table-cell>
          <table:table-cell office:value-type="float" office:value="-123.5621" calcext:value-type="float">
            <text:p>-123.5621</text:p>
          </table:table-cell>
          <table:table-cell office:value-type="float" office:value="369.8805" calcext:value-type="float">
            <text:p>369.8805</text:p>
          </table:table-cell>
          <table:table-cell office:value-type="float" office:value="-89.60294" calcext:value-type="float">
            <text:p>-89.60294</text:p>
          </table:table-cell>
          <table:table-cell office:value-type="float" office:value="36.89721" calcext:value-type="float">
            <text:p>36.89721</text:p>
          </table:table-cell>
          <table:table-cell office:value-type="float" office:value="1.170921" calcext:value-type="float">
            <text:p>1.170921</text:p>
          </table:table-cell>
          <table:table-cell office:value-type="float" office:value="0.02824936" calcext:value-type="float">
            <text:p>0.0282493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895" calcext:value-type="float">
            <text:p>0.14895</text:p>
          </table:table-cell>
          <table:table-cell office:value-type="float" office:value="-0.2469038" calcext:value-type="float">
            <text:p>-0.2469038</text:p>
          </table:table-cell>
          <table:table-cell office:value-type="float" office:value="360" calcext:value-type="float">
            <text:p>360</text:p>
          </table:table-cell>
          <table:table-cell office:value-type="float" office:value="309.8407" calcext:value-type="float">
            <text:p>309.8407</text:p>
          </table:table-cell>
          <table:table-cell office:value-type="float" office:value="0" calcext:value-type="float">
            <text:p>0</text:p>
          </table:table-cell>
          <table:table-cell office:value-type="float" office:value="206.0912" calcext:value-type="float">
            <text:p>206.0912</text:p>
          </table:table-cell>
          <table:table-cell office:value-type="float" office:value="267.9129" calcext:value-type="float">
            <text:p>267.9129</text:p>
          </table:table-cell>
          <table:table-cell office:value-type="float" office:value="881.9054" calcext:value-type="float">
            <text:p>881.9054</text:p>
          </table:table-cell>
          <table:table-cell office:value-type="float" office:value="843.5096" calcext:value-type="float">
            <text:p>843.5096</text:p>
          </table:table-cell>
          <table:table-cell office:value-type="float" office:value="830.5914" calcext:value-type="float">
            <text:p>830.5914</text:p>
          </table:table-cell>
          <table:table-cell office:value-type="float" office:value="850.2186" calcext:value-type="float">
            <text:p>850.2186</text:p>
          </table:table-cell>
          <table:table-cell office:value-type="float" office:value="318.2578" calcext:value-type="float">
            <text:p>318.2578</text:p>
          </table:table-cell>
          <table:table-cell office:value-type="float" office:value="435.9266" calcext:value-type="float">
            <text:p>435.9266</text:p>
          </table:table-cell>
          <table:table-cell office:value-type="float" office:value="380.9421" calcext:value-type="float">
            <text:p>380.9421</text:p>
          </table:table-cell>
          <table:table-cell office:value-type="float" office:value="326.7658" calcext:value-type="float">
            <text:p>326.76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73.94711" calcext:value-type="float">
            <text:p>73.94711</text:p>
          </table:table-cell>
          <table:table-cell office:value-type="float" office:value="5375.319" calcext:value-type="float">
            <text:p>5375.319</text:p>
          </table:table-cell>
          <table:table-cell office:value-type="float" office:value="0" calcext:value-type="float">
            <text:p>0</text:p>
          </table:table-cell>
          <table:table-cell office:value-type="float" office:value="10.55092" calcext:value-type="float">
            <text:p>10.55092</text:p>
          </table:table-cell>
          <table:table-cell office:value-type="float" office:value="-127.8977" calcext:value-type="float">
            <text:p>-127.8977</text:p>
          </table:table-cell>
          <table:table-cell office:value-type="float" office:value="381.4773" calcext:value-type="float">
            <text:p>381.4773</text:p>
          </table:table-cell>
          <table:table-cell office:value-type="float" office:value="-93.31284" calcext:value-type="float">
            <text:p>-93.31284</text:p>
          </table:table-cell>
          <table:table-cell office:value-type="float" office:value="36.85175" calcext:value-type="float">
            <text:p>36.85175</text:p>
          </table:table-cell>
          <table:table-cell office:value-type="float" office:value="1.155283" calcext:value-type="float">
            <text:p>1.155283</text:p>
          </table:table-cell>
          <table:table-cell office:value-type="float" office:value="0.02927172" calcext:value-type="float">
            <text:p>0.0292717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92741" calcext:value-type="float">
            <text:p>0.1492741</text:p>
          </table:table-cell>
          <table:table-cell office:value-type="float" office:value="-0.27016" calcext:value-type="float">
            <text:p>-0.27016</text:p>
          </table:table-cell>
          <table:table-cell office:value-type="float" office:value="360" calcext:value-type="float">
            <text:p>360</text:p>
          </table:table-cell>
          <table:table-cell office:value-type="float" office:value="320.7908" calcext:value-type="float">
            <text:p>320.7908</text:p>
          </table:table-cell>
          <table:table-cell office:value-type="float" office:value="0" calcext:value-type="float">
            <text:p>0</text:p>
          </table:table-cell>
          <table:table-cell office:value-type="float" office:value="206.0877" calcext:value-type="float">
            <text:p>206.0877</text:p>
          </table:table-cell>
          <table:table-cell office:value-type="float" office:value="267.8862" calcext:value-type="float">
            <text:p>267.8862</text:p>
          </table:table-cell>
          <table:table-cell office:value-type="float" office:value="881.813" calcext:value-type="float">
            <text:p>881.813</text:p>
          </table:table-cell>
          <table:table-cell office:value-type="float" office:value="843.4742" calcext:value-type="float">
            <text:p>843.4742</text:p>
          </table:table-cell>
          <table:table-cell office:value-type="float" office:value="830.5972" calcext:value-type="float">
            <text:p>830.5972</text:p>
          </table:table-cell>
          <table:table-cell office:value-type="float" office:value="850.2173" calcext:value-type="float">
            <text:p>850.2173</text:p>
          </table:table-cell>
          <table:table-cell office:value-type="float" office:value="318.2817" calcext:value-type="float">
            <text:p>318.2817</text:p>
          </table:table-cell>
          <table:table-cell office:value-type="float" office:value="435.9412" calcext:value-type="float">
            <text:p>435.9412</text:p>
          </table:table-cell>
          <table:table-cell office:value-type="float" office:value="380.9542" calcext:value-type="float">
            <text:p>380.9542</text:p>
          </table:table-cell>
          <table:table-cell office:value-type="float" office:value="326.8917" calcext:value-type="float">
            <text:p>326.89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74.18559" calcext:value-type="float">
            <text:p>74.18559</text:p>
          </table:table-cell>
          <table:table-cell office:value-type="float" office:value="5375.118" calcext:value-type="float">
            <text:p>5375.118</text:p>
          </table:table-cell>
          <table:table-cell office:value-type="float" office:value="0" calcext:value-type="float">
            <text:p>0</text:p>
          </table:table-cell>
          <table:table-cell office:value-type="float" office:value="11.02969" calcext:value-type="float">
            <text:p>11.02969</text:p>
          </table:table-cell>
          <table:table-cell office:value-type="float" office:value="-132.2986" calcext:value-type="float">
            <text:p>-132.2986</text:p>
          </table:table-cell>
          <table:table-cell office:value-type="float" office:value="395.9245" calcext:value-type="float">
            <text:p>395.9245</text:p>
          </table:table-cell>
          <table:table-cell office:value-type="float" office:value="-97.12644" calcext:value-type="float">
            <text:p>-97.12644</text:p>
          </table:table-cell>
          <table:table-cell office:value-type="float" office:value="36.73294" calcext:value-type="float">
            <text:p>36.73294</text:p>
          </table:table-cell>
          <table:table-cell office:value-type="float" office:value="1.138191" calcext:value-type="float">
            <text:p>1.138191</text:p>
          </table:table-cell>
          <table:table-cell office:value-type="float" office:value="0.01471221" calcext:value-type="float">
            <text:p>0.0147122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95977" calcext:value-type="float">
            <text:p>0.1495977</text:p>
          </table:table-cell>
          <table:table-cell office:value-type="float" office:value="-0.2935612" calcext:value-type="float">
            <text:p>-0.2935612</text:p>
          </table:table-cell>
          <table:table-cell office:value-type="float" office:value="360" calcext:value-type="float">
            <text:p>360</text:p>
          </table:table-cell>
          <table:table-cell office:value-type="float" office:value="332.1709" calcext:value-type="float">
            <text:p>332.1709</text:p>
          </table:table-cell>
          <table:table-cell office:value-type="float" office:value="0" calcext:value-type="float">
            <text:p>0</text:p>
          </table:table-cell>
          <table:table-cell office:value-type="float" office:value="206.0919" calcext:value-type="float">
            <text:p>206.0919</text:p>
          </table:table-cell>
          <table:table-cell office:value-type="float" office:value="267.8643" calcext:value-type="float">
            <text:p>267.8643</text:p>
          </table:table-cell>
          <table:table-cell office:value-type="float" office:value="881.7295" calcext:value-type="float">
            <text:p>881.7295</text:p>
          </table:table-cell>
          <table:table-cell office:value-type="float" office:value="843.4385" calcext:value-type="float">
            <text:p>843.4385</text:p>
          </table:table-cell>
          <table:table-cell office:value-type="float" office:value="830.6073" calcext:value-type="float">
            <text:p>830.6073</text:p>
          </table:table-cell>
          <table:table-cell office:value-type="float" office:value="850.2177" calcext:value-type="float">
            <text:p>850.2177</text:p>
          </table:table-cell>
          <table:table-cell office:value-type="float" office:value="318.3077" calcext:value-type="float">
            <text:p>318.3077</text:p>
          </table:table-cell>
          <table:table-cell office:value-type="float" office:value="435.9569" calcext:value-type="float">
            <text:p>435.9569</text:p>
          </table:table-cell>
          <table:table-cell office:value-type="float" office:value="380.9668" calcext:value-type="float">
            <text:p>380.9668</text:p>
          </table:table-cell>
          <table:table-cell office:value-type="float" office:value="327.0179" calcext:value-type="float">
            <text:p>327.01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74.448" calcext:value-type="float">
            <text:p>74.448</text:p>
          </table:table-cell>
          <table:table-cell office:value-type="float" office:value="5374.907" calcext:value-type="float">
            <text:p>5374.907</text:p>
          </table:table-cell>
          <table:table-cell office:value-type="float" office:value="0" calcext:value-type="float">
            <text:p>0</text:p>
          </table:table-cell>
          <table:table-cell office:value-type="float" office:value="11.52802" calcext:value-type="float">
            <text:p>11.52802</text:p>
          </table:table-cell>
          <table:table-cell office:value-type="float" office:value="-136.7343" calcext:value-type="float">
            <text:p>-136.7343</text:p>
          </table:table-cell>
          <table:table-cell office:value-type="float" office:value="407.5275" calcext:value-type="float">
            <text:p>407.5275</text:p>
          </table:table-cell>
          <table:table-cell office:value-type="float" office:value="-101.0061" calcext:value-type="float">
            <text:p>-101.0061</text:p>
          </table:table-cell>
          <table:table-cell office:value-type="float" office:value="36.57391" calcext:value-type="float">
            <text:p>36.57391</text:p>
          </table:table-cell>
          <table:table-cell office:value-type="float" office:value="1.120468" calcext:value-type="float">
            <text:p>1.120468</text:p>
          </table:table-cell>
          <table:table-cell office:value-type="float" office:value="0.02691621" calcext:value-type="float">
            <text:p>0.0269162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499199" calcext:value-type="float">
            <text:p>0.1499199</text:p>
          </table:table-cell>
          <table:table-cell office:value-type="float" office:value="-0.3172407" calcext:value-type="float">
            <text:p>-0.3172407</text:p>
          </table:table-cell>
          <table:table-cell office:value-type="float" office:value="360" calcext:value-type="float">
            <text:p>360</text:p>
          </table:table-cell>
          <table:table-cell office:value-type="float" office:value="342.7563" calcext:value-type="float">
            <text:p>342.7563</text:p>
          </table:table-cell>
          <table:table-cell office:value-type="float" office:value="0" calcext:value-type="float">
            <text:p>0</text:p>
          </table:table-cell>
          <table:table-cell office:value-type="float" office:value="206.0987" calcext:value-type="float">
            <text:p>206.0987</text:p>
          </table:table-cell>
          <table:table-cell office:value-type="float" office:value="267.8443" calcext:value-type="float">
            <text:p>267.8443</text:p>
          </table:table-cell>
          <table:table-cell office:value-type="float" office:value="881.6514" calcext:value-type="float">
            <text:p>881.6514</text:p>
          </table:table-cell>
          <table:table-cell office:value-type="float" office:value="843.4037" calcext:value-type="float">
            <text:p>843.4037</text:p>
          </table:table-cell>
          <table:table-cell office:value-type="float" office:value="830.6168" calcext:value-type="float">
            <text:p>830.6168</text:p>
          </table:table-cell>
          <table:table-cell office:value-type="float" office:value="850.2193" calcext:value-type="float">
            <text:p>850.2193</text:p>
          </table:table-cell>
          <table:table-cell office:value-type="float" office:value="318.3354" calcext:value-type="float">
            <text:p>318.3354</text:p>
          </table:table-cell>
          <table:table-cell office:value-type="float" office:value="435.9731" calcext:value-type="float">
            <text:p>435.9731</text:p>
          </table:table-cell>
          <table:table-cell office:value-type="float" office:value="380.9801" calcext:value-type="float">
            <text:p>380.9801</text:p>
          </table:table-cell>
          <table:table-cell office:value-type="float" office:value="327.1444" calcext:value-type="float">
            <text:p>327.14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74.7205" calcext:value-type="float">
            <text:p>74.7205</text:p>
          </table:table-cell>
          <table:table-cell office:value-type="float" office:value="5374.686" calcext:value-type="float">
            <text:p>5374.686</text:p>
          </table:table-cell>
          <table:table-cell office:value-type="float" office:value="0" calcext:value-type="float">
            <text:p>0</text:p>
          </table:table-cell>
          <table:table-cell office:value-type="float" office:value="12.04176" calcext:value-type="float">
            <text:p>12.04176</text:p>
          </table:table-cell>
          <table:table-cell office:value-type="float" office:value="-141.1812" calcext:value-type="float">
            <text:p>-141.1812</text:p>
          </table:table-cell>
          <table:table-cell office:value-type="float" office:value="418.8989" calcext:value-type="float">
            <text:p>418.8989</text:p>
          </table:table-cell>
          <table:table-cell office:value-type="float" office:value="-104.8983" calcext:value-type="float">
            <text:p>-104.8983</text:p>
          </table:table-cell>
          <table:table-cell office:value-type="float" office:value="36.38183" calcext:value-type="float">
            <text:p>36.38183</text:p>
          </table:table-cell>
          <table:table-cell office:value-type="float" office:value="1.100923" calcext:value-type="float">
            <text:p>1.100923</text:p>
          </table:table-cell>
          <table:table-cell office:value-type="float" office:value="0.01118322" calcext:value-type="float">
            <text:p>0.0111832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02404" calcext:value-type="float">
            <text:p>0.1502404</text:p>
          </table:table-cell>
          <table:table-cell office:value-type="float" office:value="-0.3412819" calcext:value-type="float">
            <text:p>-0.3412819</text:p>
          </table:table-cell>
          <table:table-cell office:value-type="float" office:value="360" calcext:value-type="float">
            <text:p>360</text:p>
          </table:table-cell>
          <table:table-cell office:value-type="float" office:value="352.1488" calcext:value-type="float">
            <text:p>352.1488</text:p>
          </table:table-cell>
          <table:table-cell office:value-type="float" office:value="0" calcext:value-type="float">
            <text:p>0</text:p>
          </table:table-cell>
          <table:table-cell office:value-type="float" office:value="206.1075" calcext:value-type="float">
            <text:p>206.1075</text:p>
          </table:table-cell>
          <table:table-cell office:value-type="float" office:value="267.8243" calcext:value-type="float">
            <text:p>267.8243</text:p>
          </table:table-cell>
          <table:table-cell office:value-type="float" office:value="881.5728" calcext:value-type="float">
            <text:p>881.5728</text:p>
          </table:table-cell>
          <table:table-cell office:value-type="float" office:value="843.366" calcext:value-type="float">
            <text:p>843.366</text:p>
          </table:table-cell>
          <table:table-cell office:value-type="float" office:value="830.6271" calcext:value-type="float">
            <text:p>830.6271</text:p>
          </table:table-cell>
          <table:table-cell office:value-type="float" office:value="850.2204" calcext:value-type="float">
            <text:p>850.2204</text:p>
          </table:table-cell>
          <table:table-cell office:value-type="float" office:value="318.3644" calcext:value-type="float">
            <text:p>318.3644</text:p>
          </table:table-cell>
          <table:table-cell office:value-type="float" office:value="435.9904" calcext:value-type="float">
            <text:p>435.9904</text:p>
          </table:table-cell>
          <table:table-cell office:value-type="float" office:value="380.9943" calcext:value-type="float">
            <text:p>380.9943</text:p>
          </table:table-cell>
          <table:table-cell office:value-type="float" office:value="327.2712" calcext:value-type="float">
            <text:p>327.27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74.99787" calcext:value-type="float">
            <text:p>74.99787</text:p>
          </table:table-cell>
          <table:table-cell office:value-type="float" office:value="5374.46" calcext:value-type="float">
            <text:p>5374.46</text:p>
          </table:table-cell>
          <table:table-cell office:value-type="float" office:value="0" calcext:value-type="float">
            <text:p>0</text:p>
          </table:table-cell>
          <table:table-cell office:value-type="float" office:value="12.55907" calcext:value-type="float">
            <text:p>12.55907</text:p>
          </table:table-cell>
          <table:table-cell office:value-type="float" office:value="-145.5127" calcext:value-type="float">
            <text:p>-145.5127</text:p>
          </table:table-cell>
          <table:table-cell office:value-type="float" office:value="432.7148" calcext:value-type="float">
            <text:p>432.7148</text:p>
          </table:table-cell>
          <table:table-cell office:value-type="float" office:value="-108.6492" calcext:value-type="float">
            <text:p>-108.6492</text:p>
          </table:table-cell>
          <table:table-cell office:value-type="float" office:value="36.16249" calcext:value-type="float">
            <text:p>36.16249</text:p>
          </table:table-cell>
          <table:table-cell office:value-type="float" office:value="1.08145" calcext:value-type="float">
            <text:p>1.08145</text:p>
          </table:table-cell>
          <table:table-cell office:value-type="float" office:value="0.01464835" calcext:value-type="float">
            <text:p>0.0146483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05594" calcext:value-type="float">
            <text:p>0.1505594</text:p>
          </table:table-cell>
          <table:table-cell office:value-type="float" office:value="-0.365731" calcext:value-type="float">
            <text:p>-0.365731</text:p>
          </table:table-cell>
          <table:table-cell office:value-type="float" office:value="360" calcext:value-type="float">
            <text:p>360</text:p>
          </table:table-cell>
          <table:table-cell office:value-type="float" office:value="360.3865" calcext:value-type="float">
            <text:p>360.3865</text:p>
          </table:table-cell>
          <table:table-cell office:value-type="float" office:value="0" calcext:value-type="float">
            <text:p>0</text:p>
          </table:table-cell>
          <table:table-cell office:value-type="float" office:value="206.118" calcext:value-type="float">
            <text:p>206.118</text:p>
          </table:table-cell>
          <table:table-cell office:value-type="float" office:value="267.8073" calcext:value-type="float">
            <text:p>267.8073</text:p>
          </table:table-cell>
          <table:table-cell office:value-type="float" office:value="881.4937" calcext:value-type="float">
            <text:p>881.4937</text:p>
          </table:table-cell>
          <table:table-cell office:value-type="float" office:value="843.326" calcext:value-type="float">
            <text:p>843.326</text:p>
          </table:table-cell>
          <table:table-cell office:value-type="float" office:value="830.6358" calcext:value-type="float">
            <text:p>830.6358</text:p>
          </table:table-cell>
          <table:table-cell office:value-type="float" office:value="850.2203" calcext:value-type="float">
            <text:p>850.2203</text:p>
          </table:table-cell>
          <table:table-cell office:value-type="float" office:value="318.3939" calcext:value-type="float">
            <text:p>318.3939</text:p>
          </table:table-cell>
          <table:table-cell office:value-type="float" office:value="436.0084" calcext:value-type="float">
            <text:p>436.0084</text:p>
          </table:table-cell>
          <table:table-cell office:value-type="float" office:value="381.0092" calcext:value-type="float">
            <text:p>381.0092</text:p>
          </table:table-cell>
          <table:table-cell office:value-type="float" office:value="327.3974" calcext:value-type="float">
            <text:p>327.39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75.26749" calcext:value-type="float">
            <text:p>75.26749</text:p>
          </table:table-cell>
          <table:table-cell office:value-type="float" office:value="5374.22" calcext:value-type="float">
            <text:p>5374.22</text:p>
          </table:table-cell>
          <table:table-cell office:value-type="float" office:value="0" calcext:value-type="float">
            <text:p>0</text:p>
          </table:table-cell>
          <table:table-cell office:value-type="float" office:value="13.07678" calcext:value-type="float">
            <text:p>13.07678</text:p>
          </table:table-cell>
          <table:table-cell office:value-type="float" office:value="-149.7189" calcext:value-type="float">
            <text:p>-149.7189</text:p>
          </table:table-cell>
          <table:table-cell office:value-type="float" office:value="439.5532" calcext:value-type="float">
            <text:p>439.5532</text:p>
          </table:table-cell>
          <table:table-cell office:value-type="float" office:value="-112.2358" calcext:value-type="float">
            <text:p>-112.2358</text:p>
          </table:table-cell>
          <table:table-cell office:value-type="float" office:value="35.92184" calcext:value-type="float">
            <text:p>35.92184</text:p>
          </table:table-cell>
          <table:table-cell office:value-type="float" office:value="1.06101" calcext:value-type="float">
            <text:p>1.06101</text:p>
          </table:table-cell>
          <table:table-cell office:value-type="float" office:value="0.02326842" calcext:value-type="float">
            <text:p>0.0232684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08758" calcext:value-type="float">
            <text:p>0.1508758</text:p>
          </table:table-cell>
          <table:table-cell office:value-type="float" office:value="-0.3905391" calcext:value-type="float">
            <text:p>-0.3905391</text:p>
          </table:table-cell>
          <table:table-cell office:value-type="float" office:value="360" calcext:value-type="float">
            <text:p>360</text:p>
          </table:table-cell>
          <table:table-cell office:value-type="float" office:value="368.1067" calcext:value-type="float">
            <text:p>368.1067</text:p>
          </table:table-cell>
          <table:table-cell office:value-type="float" office:value="0" calcext:value-type="float">
            <text:p>0</text:p>
          </table:table-cell>
          <table:table-cell office:value-type="float" office:value="206.1304" calcext:value-type="float">
            <text:p>206.1304</text:p>
          </table:table-cell>
          <table:table-cell office:value-type="float" office:value="267.7897" calcext:value-type="float">
            <text:p>267.7897</text:p>
          </table:table-cell>
          <table:table-cell office:value-type="float" office:value="881.4078" calcext:value-type="float">
            <text:p>881.4078</text:p>
          </table:table-cell>
          <table:table-cell office:value-type="float" office:value="843.2786" calcext:value-type="float">
            <text:p>843.2786</text:p>
          </table:table-cell>
          <table:table-cell office:value-type="float" office:value="830.6419" calcext:value-type="float">
            <text:p>830.6419</text:p>
          </table:table-cell>
          <table:table-cell office:value-type="float" office:value="850.2184" calcext:value-type="float">
            <text:p>850.2184</text:p>
          </table:table-cell>
          <table:table-cell office:value-type="float" office:value="318.4227" calcext:value-type="float">
            <text:p>318.4227</text:p>
          </table:table-cell>
          <table:table-cell office:value-type="float" office:value="436.0255" calcext:value-type="float">
            <text:p>436.0255</text:p>
          </table:table-cell>
          <table:table-cell office:value-type="float" office:value="381.0245" calcext:value-type="float">
            <text:p>381.0245</text:p>
          </table:table-cell>
          <table:table-cell office:value-type="float" office:value="327.5201" calcext:value-type="float">
            <text:p>327.52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75.49436" calcext:value-type="float">
            <text:p>75.49436</text:p>
          </table:table-cell>
          <table:table-cell office:value-type="float" office:value="5373.984" calcext:value-type="float">
            <text:p>5373.984</text:p>
          </table:table-cell>
          <table:table-cell office:value-type="float" office:value="0" calcext:value-type="float">
            <text:p>0</text:p>
          </table:table-cell>
          <table:table-cell office:value-type="float" office:value="13.57121" calcext:value-type="float">
            <text:p>13.57121</text:p>
          </table:table-cell>
          <table:table-cell office:value-type="float" office:value="-153.4227" calcext:value-type="float">
            <text:p>-153.4227</text:p>
          </table:table-cell>
          <table:table-cell office:value-type="float" office:value="453.7182" calcext:value-type="float">
            <text:p>453.7182</text:p>
          </table:table-cell>
          <table:table-cell office:value-type="float" office:value="-115.4667" calcext:value-type="float">
            <text:p>-115.4667</text:p>
          </table:table-cell>
          <table:table-cell office:value-type="float" office:value="35.82224" calcext:value-type="float">
            <text:p>35.82224</text:p>
          </table:table-cell>
          <table:table-cell office:value-type="float" office:value="1.043864" calcext:value-type="float">
            <text:p>1.043864</text:p>
          </table:table-cell>
          <table:table-cell office:value-type="float" office:value="0.0237314" calcext:value-type="float">
            <text:p>0.023731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1191" calcext:value-type="float">
            <text:p>0.151191</text:p>
          </table:table-cell>
          <table:table-cell office:value-type="float" office:value="-0.4152642" calcext:value-type="float">
            <text:p>-0.4152642</text:p>
          </table:table-cell>
          <table:table-cell office:value-type="float" office:value="360" calcext:value-type="float">
            <text:p>360</text:p>
          </table:table-cell>
          <table:table-cell office:value-type="float" office:value="375.1714" calcext:value-type="float">
            <text:p>375.1714</text:p>
          </table:table-cell>
          <table:table-cell office:value-type="float" office:value="0" calcext:value-type="float">
            <text:p>0</text:p>
          </table:table-cell>
          <table:table-cell office:value-type="float" office:value="206.1073" calcext:value-type="float">
            <text:p>206.1073</text:p>
          </table:table-cell>
          <table:table-cell office:value-type="float" office:value="267.776" calcext:value-type="float">
            <text:p>267.776</text:p>
          </table:table-cell>
          <table:table-cell office:value-type="float" office:value="881.3285" calcext:value-type="float">
            <text:p>881.3285</text:p>
          </table:table-cell>
          <table:table-cell office:value-type="float" office:value="843.2301" calcext:value-type="float">
            <text:p>843.2301</text:p>
          </table:table-cell>
          <table:table-cell office:value-type="float" office:value="830.6473" calcext:value-type="float">
            <text:p>830.6473</text:p>
          </table:table-cell>
          <table:table-cell office:value-type="float" office:value="850.2163" calcext:value-type="float">
            <text:p>850.2163</text:p>
          </table:table-cell>
          <table:table-cell office:value-type="float" office:value="318.4499" calcext:value-type="float">
            <text:p>318.4499</text:p>
          </table:table-cell>
          <table:table-cell office:value-type="float" office:value="436.0398" calcext:value-type="float">
            <text:p>436.0398</text:p>
          </table:table-cell>
          <table:table-cell office:value-type="float" office:value="381.04" calcext:value-type="float">
            <text:p>381.04</text:p>
          </table:table-cell>
          <table:table-cell office:value-type="float" office:value="327.6333" calcext:value-type="float">
            <text:p>327.63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75.70377" calcext:value-type="float">
            <text:p>75.70377</text:p>
          </table:table-cell>
          <table:table-cell office:value-type="float" office:value="5373.755" calcext:value-type="float">
            <text:p>5373.755</text:p>
          </table:table-cell>
          <table:table-cell office:value-type="float" office:value="0" calcext:value-type="float">
            <text:p>0</text:p>
          </table:table-cell>
          <table:table-cell office:value-type="float" office:value="14.04924" calcext:value-type="float">
            <text:p>14.04924</text:p>
          </table:table-cell>
          <table:table-cell office:value-type="float" office:value="-157.1998" calcext:value-type="float">
            <text:p>-157.1998</text:p>
          </table:table-cell>
          <table:table-cell office:value-type="float" office:value="462.7376" calcext:value-type="float">
            <text:p>462.7376</text:p>
          </table:table-cell>
          <table:table-cell office:value-type="float" office:value="-118.3779" calcext:value-type="float">
            <text:p>-118.3779</text:p>
          </table:table-cell>
          <table:table-cell office:value-type="float" office:value="35.74024" calcext:value-type="float">
            <text:p>35.74024</text:p>
          </table:table-cell>
          <table:table-cell office:value-type="float" office:value="1.027291" calcext:value-type="float">
            <text:p>1.027291</text:p>
          </table:table-cell>
          <table:table-cell office:value-type="float" office:value="0.03959338" calcext:value-type="float">
            <text:p>0.0395933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15069" calcext:value-type="float">
            <text:p>0.1515069</text:p>
          </table:table-cell>
          <table:table-cell office:value-type="float" office:value="-0.4395465" calcext:value-type="float">
            <text:p>-0.4395465</text:p>
          </table:table-cell>
          <table:table-cell office:value-type="float" office:value="360" calcext:value-type="float">
            <text:p>360</text:p>
          </table:table-cell>
          <table:table-cell office:value-type="float" office:value="384.5475" calcext:value-type="float">
            <text:p>384.5475</text:p>
          </table:table-cell>
          <table:table-cell office:value-type="float" office:value="0" calcext:value-type="float">
            <text:p>0</text:p>
          </table:table-cell>
          <table:table-cell office:value-type="float" office:value="206.0803" calcext:value-type="float">
            <text:p>206.0803</text:p>
          </table:table-cell>
          <table:table-cell office:value-type="float" office:value="267.7626" calcext:value-type="float">
            <text:p>267.7626</text:p>
          </table:table-cell>
          <table:table-cell office:value-type="float" office:value="881.2506" calcext:value-type="float">
            <text:p>881.2506</text:p>
          </table:table-cell>
          <table:table-cell office:value-type="float" office:value="843.1782" calcext:value-type="float">
            <text:p>843.1782</text:p>
          </table:table-cell>
          <table:table-cell office:value-type="float" office:value="830.6517" calcext:value-type="float">
            <text:p>830.6517</text:p>
          </table:table-cell>
          <table:table-cell office:value-type="float" office:value="850.2125" calcext:value-type="float">
            <text:p>850.2125</text:p>
          </table:table-cell>
          <table:table-cell office:value-type="float" office:value="318.4752" calcext:value-type="float">
            <text:p>318.4752</text:p>
          </table:table-cell>
          <table:table-cell office:value-type="float" office:value="436.0534" calcext:value-type="float">
            <text:p>436.0534</text:p>
          </table:table-cell>
          <table:table-cell office:value-type="float" office:value="381.0553" calcext:value-type="float">
            <text:p>381.0553</text:p>
          </table:table-cell>
          <table:table-cell office:value-type="float" office:value="327.7451" calcext:value-type="float">
            <text:p>327.74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75.93352" calcext:value-type="float">
            <text:p>75.93352</text:p>
          </table:table-cell>
          <table:table-cell office:value-type="float" office:value="5373.561" calcext:value-type="float">
            <text:p>5373.561</text:p>
          </table:table-cell>
          <table:table-cell office:value-type="float" office:value="0" calcext:value-type="float">
            <text:p>0</text:p>
          </table:table-cell>
          <table:table-cell office:value-type="float" office:value="14.48942" calcext:value-type="float">
            <text:p>14.48942</text:p>
          </table:table-cell>
          <table:table-cell office:value-type="float" office:value="-160.6503" calcext:value-type="float">
            <text:p>-160.6503</text:p>
          </table:table-cell>
          <table:table-cell office:value-type="float" office:value="468.9997" calcext:value-type="float">
            <text:p>468.9997</text:p>
          </table:table-cell>
          <table:table-cell office:value-type="float" office:value="-121.141" calcext:value-type="float">
            <text:p>-121.141</text:p>
          </table:table-cell>
          <table:table-cell office:value-type="float" office:value="35.59293" calcext:value-type="float">
            <text:p>35.59293</text:p>
          </table:table-cell>
          <table:table-cell office:value-type="float" office:value="1.013297" calcext:value-type="float">
            <text:p>1.013297</text:p>
          </table:table-cell>
          <table:table-cell office:value-type="float" office:value="0.02711564" calcext:value-type="float">
            <text:p>0.0271156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18212" calcext:value-type="float">
            <text:p>0.1518212</text:p>
          </table:table-cell>
          <table:table-cell office:value-type="float" office:value="-0.4635375" calcext:value-type="float">
            <text:p>-0.4635375</text:p>
          </table:table-cell>
          <table:table-cell office:value-type="float" office:value="360" calcext:value-type="float">
            <text:p>360</text:p>
          </table:table-cell>
          <table:table-cell office:value-type="float" office:value="394.7291" calcext:value-type="float">
            <text:p>394.7291</text:p>
          </table:table-cell>
          <table:table-cell office:value-type="float" office:value="0" calcext:value-type="float">
            <text:p>0</text:p>
          </table:table-cell>
          <table:table-cell office:value-type="float" office:value="206.0861" calcext:value-type="float">
            <text:p>206.0861</text:p>
          </table:table-cell>
          <table:table-cell office:value-type="float" office:value="267.7498" calcext:value-type="float">
            <text:p>267.7498</text:p>
          </table:table-cell>
          <table:table-cell office:value-type="float" office:value="881.1892" calcext:value-type="float">
            <text:p>881.1892</text:p>
          </table:table-cell>
          <table:table-cell office:value-type="float" office:value="843.1356" calcext:value-type="float">
            <text:p>843.1356</text:p>
          </table:table-cell>
          <table:table-cell office:value-type="float" office:value="830.6572" calcext:value-type="float">
            <text:p>830.6572</text:p>
          </table:table-cell>
          <table:table-cell office:value-type="float" office:value="850.209" calcext:value-type="float">
            <text:p>850.209</text:p>
          </table:table-cell>
          <table:table-cell office:value-type="float" office:value="318.4981" calcext:value-type="float">
            <text:p>318.4981</text:p>
          </table:table-cell>
          <table:table-cell office:value-type="float" office:value="436.0674" calcext:value-type="float">
            <text:p>436.0674</text:p>
          </table:table-cell>
          <table:table-cell office:value-type="float" office:value="381.0701" calcext:value-type="float">
            <text:p>381.0701</text:p>
          </table:table-cell>
          <table:table-cell office:value-type="float" office:value="327.8516" calcext:value-type="float">
            <text:p>327.85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76.14384" calcext:value-type="float">
            <text:p>76.14384</text:p>
          </table:table-cell>
          <table:table-cell office:value-type="float" office:value="5373.365" calcext:value-type="float">
            <text:p>5373.365</text:p>
          </table:table-cell>
          <table:table-cell office:value-type="float" office:value="0" calcext:value-type="float">
            <text:p>0</text:p>
          </table:table-cell>
          <table:table-cell office:value-type="float" office:value="14.91756" calcext:value-type="float">
            <text:p>14.91756</text:p>
          </table:table-cell>
          <table:table-cell office:value-type="float" office:value="-164.1909" calcext:value-type="float">
            <text:p>-164.1909</text:p>
          </table:table-cell>
          <table:table-cell office:value-type="float" office:value="480.028" calcext:value-type="float">
            <text:p>480.028</text:p>
          </table:table-cell>
          <table:table-cell office:value-type="float" office:value="-124.0727" calcext:value-type="float">
            <text:p>-124.0727</text:p>
          </table:table-cell>
          <table:table-cell office:value-type="float" office:value="35.4075" calcext:value-type="float">
            <text:p>35.4075</text:p>
          </table:table-cell>
          <table:table-cell office:value-type="float" office:value="0.9968323" calcext:value-type="float">
            <text:p>0.9968323</text:p>
          </table:table-cell>
          <table:table-cell office:value-type="float" office:value="0.03944134" calcext:value-type="float">
            <text:p>0.0394413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21336" calcext:value-type="float">
            <text:p>0.1521336</text:p>
          </table:table-cell>
          <table:table-cell office:value-type="float" office:value="-0.4873197" calcext:value-type="float">
            <text:p>-0.4873197</text:p>
          </table:table-cell>
          <table:table-cell office:value-type="float" office:value="360" calcext:value-type="float">
            <text:p>360</text:p>
          </table:table-cell>
          <table:table-cell office:value-type="float" office:value="402.4704" calcext:value-type="float">
            <text:p>402.4704</text:p>
          </table:table-cell>
          <table:table-cell office:value-type="float" office:value="0" calcext:value-type="float">
            <text:p>0</text:p>
          </table:table-cell>
          <table:table-cell office:value-type="float" office:value="206.0948" calcext:value-type="float">
            <text:p>206.0948</text:p>
          </table:table-cell>
          <table:table-cell office:value-type="float" office:value="267.7374" calcext:value-type="float">
            <text:p>267.7374</text:p>
          </table:table-cell>
          <table:table-cell office:value-type="float" office:value="881.122" calcext:value-type="float">
            <text:p>881.122</text:p>
          </table:table-cell>
          <table:table-cell office:value-type="float" office:value="843.0932" calcext:value-type="float">
            <text:p>843.0932</text:p>
          </table:table-cell>
          <table:table-cell office:value-type="float" office:value="830.6574" calcext:value-type="float">
            <text:p>830.6574</text:p>
          </table:table-cell>
          <table:table-cell office:value-type="float" office:value="850.2047" calcext:value-type="float">
            <text:p>850.2047</text:p>
          </table:table-cell>
          <table:table-cell office:value-type="float" office:value="318.5197" calcext:value-type="float">
            <text:p>318.5197</text:p>
          </table:table-cell>
          <table:table-cell office:value-type="float" office:value="436.0828" calcext:value-type="float">
            <text:p>436.0828</text:p>
          </table:table-cell>
          <table:table-cell office:value-type="float" office:value="381.0846" calcext:value-type="float">
            <text:p>381.0846</text:p>
          </table:table-cell>
          <table:table-cell office:value-type="float" office:value="327.9486" calcext:value-type="float">
            <text:p>327.948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76.37002" calcext:value-type="float">
            <text:p>76.37002</text:p>
          </table:table-cell>
          <table:table-cell office:value-type="float" office:value="5373.15" calcext:value-type="float">
            <text:p>5373.15</text:p>
          </table:table-cell>
          <table:table-cell office:value-type="float" office:value="0" calcext:value-type="float">
            <text:p>0</text:p>
          </table:table-cell>
          <table:table-cell office:value-type="float" office:value="15.37616" calcext:value-type="float">
            <text:p>15.37616</text:p>
          </table:table-cell>
          <table:table-cell office:value-type="float" office:value="-167.8702" calcext:value-type="float">
            <text:p>-167.8702</text:p>
          </table:table-cell>
          <table:table-cell office:value-type="float" office:value="493.5429" calcext:value-type="float">
            <text:p>493.5429</text:p>
          </table:table-cell>
          <table:table-cell office:value-type="float" office:value="-127.1118" calcext:value-type="float">
            <text:p>-127.1118</text:p>
          </table:table-cell>
          <table:table-cell office:value-type="float" office:value="35.20004" calcext:value-type="float">
            <text:p>35.20004</text:p>
          </table:table-cell>
          <table:table-cell office:value-type="float" office:value="0.9789589" calcext:value-type="float">
            <text:p>0.9789589</text:p>
          </table:table-cell>
          <table:table-cell office:value-type="float" office:value="0.02399329" calcext:value-type="float">
            <text:p>0.0239932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2444" calcext:value-type="float">
            <text:p>0.152444</text:p>
          </table:table-cell>
          <table:table-cell office:value-type="float" office:value="-0.511059" calcext:value-type="float">
            <text:p>-0.511059</text:p>
          </table:table-cell>
          <table:table-cell office:value-type="float" office:value="360" calcext:value-type="float">
            <text:p>360</text:p>
          </table:table-cell>
          <table:table-cell office:value-type="float" office:value="408.8698" calcext:value-type="float">
            <text:p>408.8698</text:p>
          </table:table-cell>
          <table:table-cell office:value-type="float" office:value="0" calcext:value-type="float">
            <text:p>0</text:p>
          </table:table-cell>
          <table:table-cell office:value-type="float" office:value="206.1044" calcext:value-type="float">
            <text:p>206.1044</text:p>
          </table:table-cell>
          <table:table-cell office:value-type="float" office:value="267.7229" calcext:value-type="float">
            <text:p>267.7229</text:p>
          </table:table-cell>
          <table:table-cell office:value-type="float" office:value="881.0438" calcext:value-type="float">
            <text:p>881.0438</text:p>
          </table:table-cell>
          <table:table-cell office:value-type="float" office:value="843.0441" calcext:value-type="float">
            <text:p>843.0441</text:p>
          </table:table-cell>
          <table:table-cell office:value-type="float" office:value="830.6556" calcext:value-type="float">
            <text:p>830.6556</text:p>
          </table:table-cell>
          <table:table-cell office:value-type="float" office:value="850.1985" calcext:value-type="float">
            <text:p>850.1985</text:p>
          </table:table-cell>
          <table:table-cell office:value-type="float" office:value="318.5406" calcext:value-type="float">
            <text:p>318.5406</text:p>
          </table:table-cell>
          <table:table-cell office:value-type="float" office:value="436.0973" calcext:value-type="float">
            <text:p>436.0973</text:p>
          </table:table-cell>
          <table:table-cell office:value-type="float" office:value="381.0988" calcext:value-type="float">
            <text:p>381.0988</text:p>
          </table:table-cell>
          <table:table-cell office:value-type="float" office:value="328.069" calcext:value-type="float">
            <text:p>328.06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76.6844" calcext:value-type="float">
            <text:p>76.6844</text:p>
          </table:table-cell>
          <table:table-cell office:value-type="float" office:value="5372.931" calcext:value-type="float">
            <text:p>5372.931</text:p>
          </table:table-cell>
          <table:table-cell office:value-type="float" office:value="0" calcext:value-type="float">
            <text:p>0</text:p>
          </table:table-cell>
          <table:table-cell office:value-type="float" office:value="15.91421" calcext:value-type="float">
            <text:p>15.91421</text:p>
          </table:table-cell>
          <table:table-cell office:value-type="float" office:value="-171.4588" calcext:value-type="float">
            <text:p>-171.4588</text:p>
          </table:table-cell>
          <table:table-cell office:value-type="float" office:value="500.856" calcext:value-type="float">
            <text:p>500.856</text:p>
          </table:table-cell>
          <table:table-cell office:value-type="float" office:value="-130.0396" calcext:value-type="float">
            <text:p>-130.0396</text:p>
          </table:table-cell>
          <table:table-cell office:value-type="float" office:value="35.02042" calcext:value-type="float">
            <text:p>35.02042</text:p>
          </table:table-cell>
          <table:table-cell office:value-type="float" office:value="0.9630062" calcext:value-type="float">
            <text:p>0.9630062</text:p>
          </table:table-cell>
          <table:table-cell office:value-type="float" office:value="0.03358958" calcext:value-type="float">
            <text:p>0.0335895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27519" calcext:value-type="float">
            <text:p>0.1527519</text:p>
          </table:table-cell>
          <table:table-cell office:value-type="float" office:value="-0.5346813" calcext:value-type="float">
            <text:p>-0.5346813</text:p>
          </table:table-cell>
          <table:table-cell office:value-type="float" office:value="360" calcext:value-type="float">
            <text:p>360</text:p>
          </table:table-cell>
          <table:table-cell office:value-type="float" office:value="415.029" calcext:value-type="float">
            <text:p>415.029</text:p>
          </table:table-cell>
          <table:table-cell office:value-type="float" office:value="0" calcext:value-type="float">
            <text:p>0</text:p>
          </table:table-cell>
          <table:table-cell office:value-type="float" office:value="206.1125" calcext:value-type="float">
            <text:p>206.1125</text:p>
          </table:table-cell>
          <table:table-cell office:value-type="float" office:value="267.7119" calcext:value-type="float">
            <text:p>267.7119</text:p>
          </table:table-cell>
          <table:table-cell office:value-type="float" office:value="880.9626" calcext:value-type="float">
            <text:p>880.9626</text:p>
          </table:table-cell>
          <table:table-cell office:value-type="float" office:value="842.9958" calcext:value-type="float">
            <text:p>842.9958</text:p>
          </table:table-cell>
          <table:table-cell office:value-type="float" office:value="830.655" calcext:value-type="float">
            <text:p>830.655</text:p>
          </table:table-cell>
          <table:table-cell office:value-type="float" office:value="850.1908" calcext:value-type="float">
            <text:p>850.1908</text:p>
          </table:table-cell>
          <table:table-cell office:value-type="float" office:value="318.5598" calcext:value-type="float">
            <text:p>318.5598</text:p>
          </table:table-cell>
          <table:table-cell office:value-type="float" office:value="436.1097" calcext:value-type="float">
            <text:p>436.1097</text:p>
          </table:table-cell>
          <table:table-cell office:value-type="float" office:value="381.1128" calcext:value-type="float">
            <text:p>381.1128</text:p>
          </table:table-cell>
          <table:table-cell office:value-type="float" office:value="328.275" calcext:value-type="float">
            <text:p>328.2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77.00631" calcext:value-type="float">
            <text:p>77.00631</text:p>
          </table:table-cell>
          <table:table-cell office:value-type="float" office:value="5372.706" calcext:value-type="float">
            <text:p>5372.706</text:p>
          </table:table-cell>
          <table:table-cell office:value-type="float" office:value="0" calcext:value-type="float">
            <text:p>0</text:p>
          </table:table-cell>
          <table:table-cell office:value-type="float" office:value="16.46901" calcext:value-type="float">
            <text:p>16.46901</text:p>
          </table:table-cell>
          <table:table-cell office:value-type="float" office:value="-175.0305" calcext:value-type="float">
            <text:p>-175.0305</text:p>
          </table:table-cell>
          <table:table-cell office:value-type="float" office:value="508.2875" calcext:value-type="float">
            <text:p>508.2875</text:p>
          </table:table-cell>
          <table:table-cell office:value-type="float" office:value="-132.925" calcext:value-type="float">
            <text:p>-132.925</text:p>
          </table:table-cell>
          <table:table-cell office:value-type="float" office:value="34.84792" calcext:value-type="float">
            <text:p>34.84792</text:p>
          </table:table-cell>
          <table:table-cell office:value-type="float" office:value="0.9457831" calcext:value-type="float">
            <text:p>0.9457831</text:p>
          </table:table-cell>
          <table:table-cell office:value-type="float" office:value="0.04461031" calcext:value-type="float">
            <text:p>0.0446103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30588" calcext:value-type="float">
            <text:p>0.1530588</text:p>
          </table:table-cell>
          <table:table-cell office:value-type="float" office:value="-0.5578262" calcext:value-type="float">
            <text:p>-0.5578262</text:p>
          </table:table-cell>
          <table:table-cell office:value-type="float" office:value="360" calcext:value-type="float">
            <text:p>360</text:p>
          </table:table-cell>
          <table:table-cell office:value-type="float" office:value="421.0726" calcext:value-type="float">
            <text:p>421.0726</text:p>
          </table:table-cell>
          <table:table-cell office:value-type="float" office:value="0" calcext:value-type="float">
            <text:p>0</text:p>
          </table:table-cell>
          <table:table-cell office:value-type="float" office:value="206.1202" calcext:value-type="float">
            <text:p>206.1202</text:p>
          </table:table-cell>
          <table:table-cell office:value-type="float" office:value="267.6976" calcext:value-type="float">
            <text:p>267.6976</text:p>
          </table:table-cell>
          <table:table-cell office:value-type="float" office:value="880.8749" calcext:value-type="float">
            <text:p>880.8749</text:p>
          </table:table-cell>
          <table:table-cell office:value-type="float" office:value="842.9456" calcext:value-type="float">
            <text:p>842.9456</text:p>
          </table:table-cell>
          <table:table-cell office:value-type="float" office:value="830.6536" calcext:value-type="float">
            <text:p>830.6536</text:p>
          </table:table-cell>
          <table:table-cell office:value-type="float" office:value="850.1823" calcext:value-type="float">
            <text:p>850.1823</text:p>
          </table:table-cell>
          <table:table-cell office:value-type="float" office:value="318.578" calcext:value-type="float">
            <text:p>318.578</text:p>
          </table:table-cell>
          <table:table-cell office:value-type="float" office:value="436.1217" calcext:value-type="float">
            <text:p>436.1217</text:p>
          </table:table-cell>
          <table:table-cell office:value-type="float" office:value="381.1265" calcext:value-type="float">
            <text:p>381.1265</text:p>
          </table:table-cell>
          <table:table-cell office:value-type="float" office:value="328.5002" calcext:value-type="float">
            <text:p>328.50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77.30557" calcext:value-type="float">
            <text:p>77.30557</text:p>
          </table:table-cell>
          <table:table-cell office:value-type="float" office:value="5372.496" calcext:value-type="float">
            <text:p>5372.496</text:p>
          </table:table-cell>
          <table:table-cell office:value-type="float" office:value="0" calcext:value-type="float">
            <text:p>0</text:p>
          </table:table-cell>
          <table:table-cell office:value-type="float" office:value="16.98589" calcext:value-type="float">
            <text:p>16.98589</text:p>
          </table:table-cell>
          <table:table-cell office:value-type="float" office:value="-178.4354" calcext:value-type="float">
            <text:p>-178.4354</text:p>
          </table:table-cell>
          <table:table-cell office:value-type="float" office:value="515.6907" calcext:value-type="float">
            <text:p>515.6907</text:p>
          </table:table-cell>
          <table:table-cell office:value-type="float" office:value="-135.6396" calcext:value-type="float">
            <text:p>-135.6396</text:p>
          </table:table-cell>
          <table:table-cell office:value-type="float" office:value="34.7109" calcext:value-type="float">
            <text:p>34.7109</text:p>
          </table:table-cell>
          <table:table-cell office:value-type="float" office:value="0.9316134" calcext:value-type="float">
            <text:p>0.9316134</text:p>
          </table:table-cell>
          <table:table-cell office:value-type="float" office:value="0.03309198" calcext:value-type="float">
            <text:p>0.0330919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3364" calcext:value-type="float">
            <text:p>0.153364</text:p>
          </table:table-cell>
          <table:table-cell office:value-type="float" office:value="-0.5803134" calcext:value-type="float">
            <text:p>-0.5803134</text:p>
          </table:table-cell>
          <table:table-cell office:value-type="float" office:value="360" calcext:value-type="float">
            <text:p>360</text:p>
          </table:table-cell>
          <table:table-cell office:value-type="float" office:value="429.7483" calcext:value-type="float">
            <text:p>429.7483</text:p>
          </table:table-cell>
          <table:table-cell office:value-type="float" office:value="0" calcext:value-type="float">
            <text:p>0</text:p>
          </table:table-cell>
          <table:table-cell office:value-type="float" office:value="206.1275" calcext:value-type="float">
            <text:p>206.1275</text:p>
          </table:table-cell>
          <table:table-cell office:value-type="float" office:value="267.6876" calcext:value-type="float">
            <text:p>267.6876</text:p>
          </table:table-cell>
          <table:table-cell office:value-type="float" office:value="880.7963" calcext:value-type="float">
            <text:p>880.7963</text:p>
          </table:table-cell>
          <table:table-cell office:value-type="float" office:value="842.8984" calcext:value-type="float">
            <text:p>842.8984</text:p>
          </table:table-cell>
          <table:table-cell office:value-type="float" office:value="830.6505" calcext:value-type="float">
            <text:p>830.6505</text:p>
          </table:table-cell>
          <table:table-cell office:value-type="float" office:value="850.1731" calcext:value-type="float">
            <text:p>850.1731</text:p>
          </table:table-cell>
          <table:table-cell office:value-type="float" office:value="318.596" calcext:value-type="float">
            <text:p>318.596</text:p>
          </table:table-cell>
          <table:table-cell office:value-type="float" office:value="436.1324" calcext:value-type="float">
            <text:p>436.1324</text:p>
          </table:table-cell>
          <table:table-cell office:value-type="float" office:value="381.1399" calcext:value-type="float">
            <text:p>381.1399</text:p>
          </table:table-cell>
          <table:table-cell office:value-type="float" office:value="328.7012" calcext:value-type="float">
            <text:p>328.70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77.5871" calcext:value-type="float">
            <text:p>77.5871</text:p>
          </table:table-cell>
          <table:table-cell office:value-type="float" office:value="5372.312" calcext:value-type="float">
            <text:p>5372.312</text:p>
          </table:table-cell>
          <table:table-cell office:value-type="float" office:value="0" calcext:value-type="float">
            <text:p>0</text:p>
          </table:table-cell>
          <table:table-cell office:value-type="float" office:value="17.46802" calcext:value-type="float">
            <text:p>17.46802</text:p>
          </table:table-cell>
          <table:table-cell office:value-type="float" office:value="-181.7302" calcext:value-type="float">
            <text:p>-181.7302</text:p>
          </table:table-cell>
          <table:table-cell office:value-type="float" office:value="523.9423" calcext:value-type="float">
            <text:p>523.9423</text:p>
          </table:table-cell>
          <table:table-cell office:value-type="float" office:value="-138.3221" calcext:value-type="float">
            <text:p>-138.3221</text:p>
          </table:table-cell>
          <table:table-cell office:value-type="float" office:value="34.59148" calcext:value-type="float">
            <text:p>34.59148</text:p>
          </table:table-cell>
          <table:table-cell office:value-type="float" office:value="0.918758" calcext:value-type="float">
            <text:p>0.918758</text:p>
          </table:table-cell>
          <table:table-cell office:value-type="float" office:value="0.04189286" calcext:value-type="float">
            <text:p>0.0418928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36684" calcext:value-type="float">
            <text:p>0.1536684</text:p>
          </table:table-cell>
          <table:table-cell office:value-type="float" office:value="-0.6021355" calcext:value-type="float">
            <text:p>-0.6021355</text:p>
          </table:table-cell>
          <table:table-cell office:value-type="float" office:value="360" calcext:value-type="float">
            <text:p>360</text:p>
          </table:table-cell>
          <table:table-cell office:value-type="float" office:value="438.4579" calcext:value-type="float">
            <text:p>438.4579</text:p>
          </table:table-cell>
          <table:table-cell office:value-type="float" office:value="0" calcext:value-type="float">
            <text:p>0</text:p>
          </table:table-cell>
          <table:table-cell office:value-type="float" office:value="206.1353" calcext:value-type="float">
            <text:p>206.1353</text:p>
          </table:table-cell>
          <table:table-cell office:value-type="float" office:value="267.6811" calcext:value-type="float">
            <text:p>267.6811</text:p>
          </table:table-cell>
          <table:table-cell office:value-type="float" office:value="880.7297" calcext:value-type="float">
            <text:p>880.7297</text:p>
          </table:table-cell>
          <table:table-cell office:value-type="float" office:value="842.8592" calcext:value-type="float">
            <text:p>842.8592</text:p>
          </table:table-cell>
          <table:table-cell office:value-type="float" office:value="830.649" calcext:value-type="float">
            <text:p>830.649</text:p>
          </table:table-cell>
          <table:table-cell office:value-type="float" office:value="850.1649" calcext:value-type="float">
            <text:p>850.1649</text:p>
          </table:table-cell>
          <table:table-cell office:value-type="float" office:value="318.6137" calcext:value-type="float">
            <text:p>318.6137</text:p>
          </table:table-cell>
          <table:table-cell office:value-type="float" office:value="436.1442" calcext:value-type="float">
            <text:p>436.1442</text:p>
          </table:table-cell>
          <table:table-cell office:value-type="float" office:value="381.153" calcext:value-type="float">
            <text:p>381.153</text:p>
          </table:table-cell>
          <table:table-cell office:value-type="float" office:value="328.8849" calcext:value-type="float">
            <text:p>328.88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77.85099" calcext:value-type="float">
            <text:p>77.85099</text:p>
          </table:table-cell>
          <table:table-cell office:value-type="float" office:value="5372.128" calcext:value-type="float">
            <text:p>5372.128</text:p>
          </table:table-cell>
          <table:table-cell office:value-type="float" office:value="0" calcext:value-type="float">
            <text:p>0</text:p>
          </table:table-cell>
          <table:table-cell office:value-type="float" office:value="17.93661" calcext:value-type="float">
            <text:p>17.93661</text:p>
          </table:table-cell>
          <table:table-cell office:value-type="float" office:value="-185.1308" calcext:value-type="float">
            <text:p>-185.1308</text:p>
          </table:table-cell>
          <table:table-cell office:value-type="float" office:value="539.2988" calcext:value-type="float">
            <text:p>539.2988</text:p>
          </table:table-cell>
          <table:table-cell office:value-type="float" office:value="-141.135" calcext:value-type="float">
            <text:p>-141.135</text:p>
          </table:table-cell>
          <table:table-cell office:value-type="float" office:value="34.47279" calcext:value-type="float">
            <text:p>34.47279</text:p>
          </table:table-cell>
          <table:table-cell office:value-type="float" office:value="0.9055485" calcext:value-type="float">
            <text:p>0.9055485</text:p>
          </table:table-cell>
          <table:table-cell office:value-type="float" office:value="0.05289382" calcext:value-type="float">
            <text:p>0.0528938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39711" calcext:value-type="float">
            <text:p>0.1539711</text:p>
          </table:table-cell>
          <table:table-cell office:value-type="float" office:value="-0.6234426" calcext:value-type="float">
            <text:p>-0.6234426</text:p>
          </table:table-cell>
          <table:table-cell office:value-type="float" office:value="360" calcext:value-type="float">
            <text:p>360</text:p>
          </table:table-cell>
          <table:table-cell office:value-type="float" office:value="446.403" calcext:value-type="float">
            <text:p>446.403</text:p>
          </table:table-cell>
          <table:table-cell office:value-type="float" office:value="0" calcext:value-type="float">
            <text:p>0</text:p>
          </table:table-cell>
          <table:table-cell office:value-type="float" office:value="206.1447" calcext:value-type="float">
            <text:p>206.1447</text:p>
          </table:table-cell>
          <table:table-cell office:value-type="float" office:value="267.6732" calcext:value-type="float">
            <text:p>267.6732</text:p>
          </table:table-cell>
          <table:table-cell office:value-type="float" office:value="880.6591" calcext:value-type="float">
            <text:p>880.6591</text:p>
          </table:table-cell>
          <table:table-cell office:value-type="float" office:value="842.8189" calcext:value-type="float">
            <text:p>842.8189</text:p>
          </table:table-cell>
          <table:table-cell office:value-type="float" office:value="830.6466" calcext:value-type="float">
            <text:p>830.6466</text:p>
          </table:table-cell>
          <table:table-cell office:value-type="float" office:value="850.1566" calcext:value-type="float">
            <text:p>850.1566</text:p>
          </table:table-cell>
          <table:table-cell office:value-type="float" office:value="318.6313" calcext:value-type="float">
            <text:p>318.6313</text:p>
          </table:table-cell>
          <table:table-cell office:value-type="float" office:value="436.1573" calcext:value-type="float">
            <text:p>436.1573</text:p>
          </table:table-cell>
          <table:table-cell office:value-type="float" office:value="381.1658" calcext:value-type="float">
            <text:p>381.1658</text:p>
          </table:table-cell>
          <table:table-cell office:value-type="float" office:value="329.054" calcext:value-type="float">
            <text:p>329.05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78.10413" calcext:value-type="float">
            <text:p>78.10413</text:p>
          </table:table-cell>
          <table:table-cell office:value-type="float" office:value="5371.959" calcext:value-type="float">
            <text:p>5371.959</text:p>
          </table:table-cell>
          <table:table-cell office:value-type="float" office:value="0" calcext:value-type="float">
            <text:p>0</text:p>
          </table:table-cell>
          <table:table-cell office:value-type="float" office:value="18.38429" calcext:value-type="float">
            <text:p>18.38429</text:p>
          </table:table-cell>
          <table:table-cell office:value-type="float" office:value="-188.4933" calcext:value-type="float">
            <text:p>-188.4933</text:p>
          </table:table-cell>
          <table:table-cell office:value-type="float" office:value="545.1697" calcext:value-type="float">
            <text:p>545.1697</text:p>
          </table:table-cell>
          <table:table-cell office:value-type="float" office:value="-143.9443" calcext:value-type="float">
            <text:p>-143.9443</text:p>
          </table:table-cell>
          <table:table-cell office:value-type="float" office:value="34.37162" calcext:value-type="float">
            <text:p>34.37162</text:p>
          </table:table-cell>
          <table:table-cell office:value-type="float" office:value="0.8936391" calcext:value-type="float">
            <text:p>0.8936391</text:p>
          </table:table-cell>
          <table:table-cell office:value-type="float" office:value="0.03746133" calcext:value-type="float">
            <text:p>0.0374613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42716" calcext:value-type="float">
            <text:p>0.1542716</text:p>
          </table:table-cell>
          <table:table-cell office:value-type="float" office:value="-0.644276" calcext:value-type="float">
            <text:p>-0.644276</text:p>
          </table:table-cell>
          <table:table-cell office:value-type="float" office:value="360" calcext:value-type="float">
            <text:p>360</text:p>
          </table:table-cell>
          <table:table-cell office:value-type="float" office:value="454.1049" calcext:value-type="float">
            <text:p>454.1049</text:p>
          </table:table-cell>
          <table:table-cell office:value-type="float" office:value="0" calcext:value-type="float">
            <text:p>0</text:p>
          </table:table-cell>
          <table:table-cell office:value-type="float" office:value="206.1538" calcext:value-type="float">
            <text:p>206.1538</text:p>
          </table:table-cell>
          <table:table-cell office:value-type="float" office:value="267.6681" calcext:value-type="float">
            <text:p>267.6681</text:p>
          </table:table-cell>
          <table:table-cell office:value-type="float" office:value="880.5956" calcext:value-type="float">
            <text:p>880.5956</text:p>
          </table:table-cell>
          <table:table-cell office:value-type="float" office:value="842.7825" calcext:value-type="float">
            <text:p>842.7825</text:p>
          </table:table-cell>
          <table:table-cell office:value-type="float" office:value="830.6466" calcext:value-type="float">
            <text:p>830.6466</text:p>
          </table:table-cell>
          <table:table-cell office:value-type="float" office:value="850.1491" calcext:value-type="float">
            <text:p>850.1491</text:p>
          </table:table-cell>
          <table:table-cell office:value-type="float" office:value="318.6491" calcext:value-type="float">
            <text:p>318.6491</text:p>
          </table:table-cell>
          <table:table-cell office:value-type="float" office:value="436.1707" calcext:value-type="float">
            <text:p>436.1707</text:p>
          </table:table-cell>
          <table:table-cell office:value-type="float" office:value="381.1784" calcext:value-type="float">
            <text:p>381.1784</text:p>
          </table:table-cell>
          <table:table-cell office:value-type="float" office:value="329.2105" calcext:value-type="float">
            <text:p>329.21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78.34482" calcext:value-type="float">
            <text:p>78.34482</text:p>
          </table:table-cell>
          <table:table-cell office:value-type="float" office:value="5371.797" calcext:value-type="float">
            <text:p>5371.797</text:p>
          </table:table-cell>
          <table:table-cell office:value-type="float" office:value="0" calcext:value-type="float">
            <text:p>0</text:p>
          </table:table-cell>
          <table:table-cell office:value-type="float" office:value="18.82043" calcext:value-type="float">
            <text:p>18.82043</text:p>
          </table:table-cell>
          <table:table-cell office:value-type="float" office:value="-191.8983" calcext:value-type="float">
            <text:p>-191.8983</text:p>
          </table:table-cell>
          <table:table-cell office:value-type="float" office:value="550.3885" calcext:value-type="float">
            <text:p>550.3885</text:p>
          </table:table-cell>
          <table:table-cell office:value-type="float" office:value="-146.8361" calcext:value-type="float">
            <text:p>-146.8361</text:p>
          </table:table-cell>
          <table:table-cell office:value-type="float" office:value="34.27037" calcext:value-type="float">
            <text:p>34.27037</text:p>
          </table:table-cell>
          <table:table-cell office:value-type="float" office:value="0.8810388" calcext:value-type="float">
            <text:p>0.8810388</text:p>
          </table:table-cell>
          <table:table-cell office:value-type="float" office:value="0.04433121" calcext:value-type="float">
            <text:p>0.0443312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45713" calcext:value-type="float">
            <text:p>0.1545713</text:p>
          </table:table-cell>
          <table:table-cell office:value-type="float" office:value="-0.664661" calcext:value-type="float">
            <text:p>-0.664661</text:p>
          </table:table-cell>
          <table:table-cell office:value-type="float" office:value="360" calcext:value-type="float">
            <text:p>360</text:p>
          </table:table-cell>
          <table:table-cell office:value-type="float" office:value="460.7316" calcext:value-type="float">
            <text:p>460.7316</text:p>
          </table:table-cell>
          <table:table-cell office:value-type="float" office:value="0" calcext:value-type="float">
            <text:p>0</text:p>
          </table:table-cell>
          <table:table-cell office:value-type="float" office:value="206.1639" calcext:value-type="float">
            <text:p>206.1639</text:p>
          </table:table-cell>
          <table:table-cell office:value-type="float" office:value="267.6631" calcext:value-type="float">
            <text:p>267.6631</text:p>
          </table:table-cell>
          <table:table-cell office:value-type="float" office:value="880.5336" calcext:value-type="float">
            <text:p>880.5336</text:p>
          </table:table-cell>
          <table:table-cell office:value-type="float" office:value="842.7479" calcext:value-type="float">
            <text:p>842.7479</text:p>
          </table:table-cell>
          <table:table-cell office:value-type="float" office:value="830.6476" calcext:value-type="float">
            <text:p>830.6476</text:p>
          </table:table-cell>
          <table:table-cell office:value-type="float" office:value="850.1421" calcext:value-type="float">
            <text:p>850.1421</text:p>
          </table:table-cell>
          <table:table-cell office:value-type="float" office:value="318.6667" calcext:value-type="float">
            <text:p>318.6667</text:p>
          </table:table-cell>
          <table:table-cell office:value-type="float" office:value="436.1839" calcext:value-type="float">
            <text:p>436.1839</text:p>
          </table:table-cell>
          <table:table-cell office:value-type="float" office:value="381.1908" calcext:value-type="float">
            <text:p>381.1908</text:p>
          </table:table-cell>
          <table:table-cell office:value-type="float" office:value="329.356" calcext:value-type="float">
            <text:p>329.3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78.57007" calcext:value-type="float">
            <text:p>78.57007</text:p>
          </table:table-cell>
          <table:table-cell office:value-type="float" office:value="5371.608" calcext:value-type="float">
            <text:p>5371.608</text:p>
          </table:table-cell>
          <table:table-cell office:value-type="float" office:value="0" calcext:value-type="float">
            <text:p>0</text:p>
          </table:table-cell>
          <table:table-cell office:value-type="float" office:value="19.26316" calcext:value-type="float">
            <text:p>19.26316</text:p>
          </table:table-cell>
          <table:table-cell office:value-type="float" office:value="-195.5056" calcext:value-type="float">
            <text:p>-195.5056</text:p>
          </table:table-cell>
          <table:table-cell office:value-type="float" office:value="562.758" calcext:value-type="float">
            <text:p>562.758</text:p>
          </table:table-cell>
          <table:table-cell office:value-type="float" office:value="-149.896" calcext:value-type="float">
            <text:p>-149.896</text:p>
          </table:table-cell>
          <table:table-cell office:value-type="float" office:value="34.14241" calcext:value-type="float">
            <text:p>34.14241</text:p>
          </table:table-cell>
          <table:table-cell office:value-type="float" office:value="0.865658" calcext:value-type="float">
            <text:p>0.865658</text:p>
          </table:table-cell>
          <table:table-cell office:value-type="float" office:value="0.05041874" calcext:value-type="float">
            <text:p>0.0504187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487" calcext:value-type="float">
            <text:p>0.15487</text:p>
          </table:table-cell>
          <table:table-cell office:value-type="float" office:value="-0.6846768" calcext:value-type="float">
            <text:p>-0.6846768</text:p>
          </table:table-cell>
          <table:table-cell office:value-type="float" office:value="360" calcext:value-type="float">
            <text:p>360</text:p>
          </table:table-cell>
          <table:table-cell office:value-type="float" office:value="464.9357" calcext:value-type="float">
            <text:p>464.9357</text:p>
          </table:table-cell>
          <table:table-cell office:value-type="float" office:value="0" calcext:value-type="float">
            <text:p>0</text:p>
          </table:table-cell>
          <table:table-cell office:value-type="float" office:value="206.1772" calcext:value-type="float">
            <text:p>206.1772</text:p>
          </table:table-cell>
          <table:table-cell office:value-type="float" office:value="267.6568" calcext:value-type="float">
            <text:p>267.6568</text:p>
          </table:table-cell>
          <table:table-cell office:value-type="float" office:value="880.4591" calcext:value-type="float">
            <text:p>880.4591</text:p>
          </table:table-cell>
          <table:table-cell office:value-type="float" office:value="842.6941" calcext:value-type="float">
            <text:p>842.6941</text:p>
          </table:table-cell>
          <table:table-cell office:value-type="float" office:value="830.65" calcext:value-type="float">
            <text:p>830.65</text:p>
          </table:table-cell>
          <table:table-cell office:value-type="float" office:value="850.1336" calcext:value-type="float">
            <text:p>850.1336</text:p>
          </table:table-cell>
          <table:table-cell office:value-type="float" office:value="318.6842" calcext:value-type="float">
            <text:p>318.6842</text:p>
          </table:table-cell>
          <table:table-cell office:value-type="float" office:value="436.1971" calcext:value-type="float">
            <text:p>436.1971</text:p>
          </table:table-cell>
          <table:table-cell office:value-type="float" office:value="381.2031" calcext:value-type="float">
            <text:p>381.2031</text:p>
          </table:table-cell>
          <table:table-cell office:value-type="float" office:value="329.4918" calcext:value-type="float">
            <text:p>329.49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78.78291" calcext:value-type="float">
            <text:p>78.78291</text:p>
          </table:table-cell>
          <table:table-cell office:value-type="float" office:value="5371.404" calcext:value-type="float">
            <text:p>5371.404</text:p>
          </table:table-cell>
          <table:table-cell office:value-type="float" office:value="0" calcext:value-type="float">
            <text:p>0</text:p>
          </table:table-cell>
          <table:table-cell office:value-type="float" office:value="19.7037" calcext:value-type="float">
            <text:p>19.7037</text:p>
          </table:table-cell>
          <table:table-cell office:value-type="float" office:value="-199.108" calcext:value-type="float">
            <text:p>-199.108</text:p>
          </table:table-cell>
          <table:table-cell office:value-type="float" office:value="575.9358" calcext:value-type="float">
            <text:p>575.9358</text:p>
          </table:table-cell>
          <table:table-cell office:value-type="float" office:value="-152.9038" calcext:value-type="float">
            <text:p>-152.9038</text:p>
          </table:table-cell>
          <table:table-cell office:value-type="float" office:value="34.00656" calcext:value-type="float">
            <text:p>34.00656</text:p>
          </table:table-cell>
          <table:table-cell office:value-type="float" office:value="0.8499225" calcext:value-type="float">
            <text:p>0.8499225</text:p>
          </table:table-cell>
          <table:table-cell office:value-type="float" office:value="0.06393813" calcext:value-type="float">
            <text:p>0.0639381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51671" calcext:value-type="float">
            <text:p>0.1551671</text:p>
          </table:table-cell>
          <table:table-cell office:value-type="float" office:value="-0.7043668" calcext:value-type="float">
            <text:p>-0.7043668</text:p>
          </table:table-cell>
          <table:table-cell office:value-type="float" office:value="360" calcext:value-type="float">
            <text:p>360</text:p>
          </table:table-cell>
          <table:table-cell office:value-type="float" office:value="469.6753" calcext:value-type="float">
            <text:p>469.6753</text:p>
          </table:table-cell>
          <table:table-cell office:value-type="float" office:value="0" calcext:value-type="float">
            <text:p>0</text:p>
          </table:table-cell>
          <table:table-cell office:value-type="float" office:value="206.1916" calcext:value-type="float">
            <text:p>206.1916</text:p>
          </table:table-cell>
          <table:table-cell office:value-type="float" office:value="267.6486" calcext:value-type="float">
            <text:p>267.6486</text:p>
          </table:table-cell>
          <table:table-cell office:value-type="float" office:value="880.3784" calcext:value-type="float">
            <text:p>880.3784</text:p>
          </table:table-cell>
          <table:table-cell office:value-type="float" office:value="842.6416" calcext:value-type="float">
            <text:p>842.6416</text:p>
          </table:table-cell>
          <table:table-cell office:value-type="float" office:value="830.6426" calcext:value-type="float">
            <text:p>830.6426</text:p>
          </table:table-cell>
          <table:table-cell office:value-type="float" office:value="850.1235" calcext:value-type="float">
            <text:p>850.1235</text:p>
          </table:table-cell>
          <table:table-cell office:value-type="float" office:value="318.7007" calcext:value-type="float">
            <text:p>318.7007</text:p>
          </table:table-cell>
          <table:table-cell office:value-type="float" office:value="436.2102" calcext:value-type="float">
            <text:p>436.2102</text:p>
          </table:table-cell>
          <table:table-cell office:value-type="float" office:value="381.2152" calcext:value-type="float">
            <text:p>381.2152</text:p>
          </table:table-cell>
          <table:table-cell office:value-type="float" office:value="329.6189" calcext:value-type="float">
            <text:p>329.618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79.0737" calcext:value-type="float">
            <text:p>79.0737</text:p>
          </table:table-cell>
          <table:table-cell office:value-type="float" office:value="5371.187" calcext:value-type="float">
            <text:p>5371.187</text:p>
          </table:table-cell>
          <table:table-cell office:value-type="float" office:value="0" calcext:value-type="float">
            <text:p>0</text:p>
          </table:table-cell>
          <table:table-cell office:value-type="float" office:value="20.22945" calcext:value-type="float">
            <text:p>20.22945</text:p>
          </table:table-cell>
          <table:table-cell office:value-type="float" office:value="-202.6657" calcext:value-type="float">
            <text:p>-202.6657</text:p>
          </table:table-cell>
          <table:table-cell office:value-type="float" office:value="582.5286" calcext:value-type="float">
            <text:p>582.5286</text:p>
          </table:table-cell>
          <table:table-cell office:value-type="float" office:value="-155.8492" calcext:value-type="float">
            <text:p>-155.8492</text:p>
          </table:table-cell>
          <table:table-cell office:value-type="float" office:value="33.87014" calcext:value-type="float">
            <text:p>33.87014</text:p>
          </table:table-cell>
          <table:table-cell office:value-type="float" office:value="0.9233198" calcext:value-type="float">
            <text:p>0.9233198</text:p>
          </table:table-cell>
          <table:table-cell office:value-type="float" office:value="0.0490425" calcext:value-type="float">
            <text:p>0.049042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54613" calcext:value-type="float">
            <text:p>0.1554613</text:p>
          </table:table-cell>
          <table:table-cell office:value-type="float" office:value="-0.7237319" calcext:value-type="float">
            <text:p>-0.7237319</text:p>
          </table:table-cell>
          <table:table-cell office:value-type="float" office:value="360" calcext:value-type="float">
            <text:p>360</text:p>
          </table:table-cell>
          <table:table-cell office:value-type="float" office:value="473.3528" calcext:value-type="float">
            <text:p>473.3528</text:p>
          </table:table-cell>
          <table:table-cell office:value-type="float" office:value="0" calcext:value-type="float">
            <text:p>0</text:p>
          </table:table-cell>
          <table:table-cell office:value-type="float" office:value="206.2081" calcext:value-type="float">
            <text:p>206.2081</text:p>
          </table:table-cell>
          <table:table-cell office:value-type="float" office:value="267.6407" calcext:value-type="float">
            <text:p>267.6407</text:p>
          </table:table-cell>
          <table:table-cell office:value-type="float" office:value="880.2911" calcext:value-type="float">
            <text:p>880.2911</text:p>
          </table:table-cell>
          <table:table-cell office:value-type="float" office:value="842.5853" calcext:value-type="float">
            <text:p>842.5853</text:p>
          </table:table-cell>
          <table:table-cell office:value-type="float" office:value="830.6326" calcext:value-type="float">
            <text:p>830.6326</text:p>
          </table:table-cell>
          <table:table-cell office:value-type="float" office:value="850.112" calcext:value-type="float">
            <text:p>850.112</text:p>
          </table:table-cell>
          <table:table-cell office:value-type="float" office:value="318.7163" calcext:value-type="float">
            <text:p>318.7163</text:p>
          </table:table-cell>
          <table:table-cell office:value-type="float" office:value="436.2197" calcext:value-type="float">
            <text:p>436.2197</text:p>
          </table:table-cell>
          <table:table-cell office:value-type="float" office:value="381.2273" calcext:value-type="float">
            <text:p>381.2273</text:p>
          </table:table-cell>
          <table:table-cell office:value-type="float" office:value="329.7391" calcext:value-type="float">
            <text:p>329.73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79.26121" calcext:value-type="float">
            <text:p>79.26121</text:p>
          </table:table-cell>
          <table:table-cell office:value-type="float" office:value="5370.976" calcext:value-type="float">
            <text:p>5370.976</text:p>
          </table:table-cell>
          <table:table-cell office:value-type="float" office:value="0" calcext:value-type="float">
            <text:p>0</text:p>
          </table:table-cell>
          <table:table-cell office:value-type="float" office:value="20.64821" calcext:value-type="float">
            <text:p>20.64821</text:p>
          </table:table-cell>
          <table:table-cell office:value-type="float" office:value="-206.0371" calcext:value-type="float">
            <text:p>-206.0371</text:p>
          </table:table-cell>
          <table:table-cell office:value-type="float" office:value="591.2184" calcext:value-type="float">
            <text:p>591.2184</text:p>
          </table:table-cell>
          <table:table-cell office:value-type="float" office:value="-158.5894" calcext:value-type="float">
            <text:p>-158.5894</text:p>
          </table:table-cell>
          <table:table-cell office:value-type="float" office:value="33.78025" calcext:value-type="float">
            <text:p>33.78025</text:p>
          </table:table-cell>
          <table:table-cell office:value-type="float" office:value="0.9049458" calcext:value-type="float">
            <text:p>0.9049458</text:p>
          </table:table-cell>
          <table:table-cell office:value-type="float" office:value="0.0592709" calcext:value-type="float">
            <text:p>0.059270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57565" calcext:value-type="float">
            <text:p>0.1557565</text:p>
          </table:table-cell>
          <table:table-cell office:value-type="float" office:value="-0.7423703" calcext:value-type="float">
            <text:p>-0.7423703</text:p>
          </table:table-cell>
          <table:table-cell office:value-type="float" office:value="360" calcext:value-type="float">
            <text:p>360</text:p>
          </table:table-cell>
          <table:table-cell office:value-type="float" office:value="477.1854" calcext:value-type="float">
            <text:p>477.1854</text:p>
          </table:table-cell>
          <table:table-cell office:value-type="float" office:value="0" calcext:value-type="float">
            <text:p>0</text:p>
          </table:table-cell>
          <table:table-cell office:value-type="float" office:value="206.2208" calcext:value-type="float">
            <text:p>206.2208</text:p>
          </table:table-cell>
          <table:table-cell office:value-type="float" office:value="267.6333" calcext:value-type="float">
            <text:p>267.6333</text:p>
          </table:table-cell>
          <table:table-cell office:value-type="float" office:value="880.21" calcext:value-type="float">
            <text:p>880.21</text:p>
          </table:table-cell>
          <table:table-cell office:value-type="float" office:value="842.529" calcext:value-type="float">
            <text:p>842.529</text:p>
          </table:table-cell>
          <table:table-cell office:value-type="float" office:value="830.6219" calcext:value-type="float">
            <text:p>830.6219</text:p>
          </table:table-cell>
          <table:table-cell office:value-type="float" office:value="850.0993" calcext:value-type="float">
            <text:p>850.0993</text:p>
          </table:table-cell>
          <table:table-cell office:value-type="float" office:value="318.7311" calcext:value-type="float">
            <text:p>318.7311</text:p>
          </table:table-cell>
          <table:table-cell office:value-type="float" office:value="436.2285" calcext:value-type="float">
            <text:p>436.2285</text:p>
          </table:table-cell>
          <table:table-cell office:value-type="float" office:value="381.2391" calcext:value-type="float">
            <text:p>381.2391</text:p>
          </table:table-cell>
          <table:table-cell office:value-type="float" office:value="329.8535" calcext:value-type="float">
            <text:p>329.85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79.44333" calcext:value-type="float">
            <text:p>79.44333</text:p>
          </table:table-cell>
          <table:table-cell office:value-type="float" office:value="5370.803" calcext:value-type="float">
            <text:p>5370.803</text:p>
          </table:table-cell>
          <table:table-cell office:value-type="float" office:value="0" calcext:value-type="float">
            <text:p>0</text:p>
          </table:table-cell>
          <table:table-cell office:value-type="float" office:value="21.0404" calcext:value-type="float">
            <text:p>21.0404</text:p>
          </table:table-cell>
          <table:table-cell office:value-type="float" office:value="-209.1458" calcext:value-type="float">
            <text:p>-209.1458</text:p>
          </table:table-cell>
          <table:table-cell office:value-type="float" office:value="601.5232" calcext:value-type="float">
            <text:p>601.5232</text:p>
          </table:table-cell>
          <table:table-cell office:value-type="float" office:value="-161.1512" calcext:value-type="float">
            <text:p>-161.1512</text:p>
          </table:table-cell>
          <table:table-cell office:value-type="float" office:value="33.7128" calcext:value-type="float">
            <text:p>33.7128</text:p>
          </table:table-cell>
          <table:table-cell office:value-type="float" office:value="0.8854147" calcext:value-type="float">
            <text:p>0.8854147</text:p>
          </table:table-cell>
          <table:table-cell office:value-type="float" office:value="0.06988797" calcext:value-type="float">
            <text:p>0.0698879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60538" calcext:value-type="float">
            <text:p>0.1560538</text:p>
          </table:table-cell>
          <table:table-cell office:value-type="float" office:value="-0.760074" calcext:value-type="float">
            <text:p>-0.760074</text:p>
          </table:table-cell>
          <table:table-cell office:value-type="float" office:value="360" calcext:value-type="float">
            <text:p>360</text:p>
          </table:table-cell>
          <table:table-cell office:value-type="float" office:value="484.91" calcext:value-type="float">
            <text:p>484.91</text:p>
          </table:table-cell>
          <table:table-cell office:value-type="float" office:value="0" calcext:value-type="float">
            <text:p>0</text:p>
          </table:table-cell>
          <table:table-cell office:value-type="float" office:value="206.2336" calcext:value-type="float">
            <text:p>206.2336</text:p>
          </table:table-cell>
          <table:table-cell office:value-type="float" office:value="267.6295" calcext:value-type="float">
            <text:p>267.6295</text:p>
          </table:table-cell>
          <table:table-cell office:value-type="float" office:value="880.1464" calcext:value-type="float">
            <text:p>880.1464</text:p>
          </table:table-cell>
          <table:table-cell office:value-type="float" office:value="842.4839" calcext:value-type="float">
            <text:p>842.4839</text:p>
          </table:table-cell>
          <table:table-cell office:value-type="float" office:value="830.6145" calcext:value-type="float">
            <text:p>830.6145</text:p>
          </table:table-cell>
          <table:table-cell office:value-type="float" office:value="850.0889" calcext:value-type="float">
            <text:p>850.0889</text:p>
          </table:table-cell>
          <table:table-cell office:value-type="float" office:value="318.7461" calcext:value-type="float">
            <text:p>318.7461</text:p>
          </table:table-cell>
          <table:table-cell office:value-type="float" office:value="436.239" calcext:value-type="float">
            <text:p>436.239</text:p>
          </table:table-cell>
          <table:table-cell office:value-type="float" office:value="381.2506" calcext:value-type="float">
            <text:p>381.2506</text:p>
          </table:table-cell>
          <table:table-cell office:value-type="float" office:value="329.9632" calcext:value-type="float">
            <text:p>329.96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80.09248" calcext:value-type="float">
            <text:p>80.09248</text:p>
          </table:table-cell>
          <table:table-cell office:value-type="float" office:value="5370.64" calcext:value-type="float">
            <text:p>5370.64</text:p>
          </table:table-cell>
          <table:table-cell office:value-type="float" office:value="0" calcext:value-type="float">
            <text:p>0</text:p>
          </table:table-cell>
          <table:table-cell office:value-type="float" office:value="21.94404" calcext:value-type="float">
            <text:p>21.94404</text:p>
          </table:table-cell>
          <table:table-cell office:value-type="float" office:value="-210.9432" calcext:value-type="float">
            <text:p>-210.9432</text:p>
          </table:table-cell>
          <table:table-cell office:value-type="float" office:value="604.7314" calcext:value-type="float">
            <text:p>604.7314</text:p>
          </table:table-cell>
          <table:table-cell office:value-type="float" office:value="-163.8248" calcext:value-type="float">
            <text:p>-163.8248</text:p>
          </table:table-cell>
          <table:table-cell office:value-type="float" office:value="33.72939" calcext:value-type="float">
            <text:p>33.72939</text:p>
          </table:table-cell>
          <table:table-cell office:value-type="float" office:value="1.378413" calcext:value-type="float">
            <text:p>1.378413</text:p>
          </table:table-cell>
          <table:table-cell office:value-type="float" office:value="0.05458233" calcext:value-type="float">
            <text:p>0.0545823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63768" calcext:value-type="float">
            <text:p>0.1563768</text:p>
          </table:table-cell>
          <table:table-cell office:value-type="float" office:value="-0.775604" calcext:value-type="float">
            <text:p>-0.775604</text:p>
          </table:table-cell>
          <table:table-cell office:value-type="float" office:value="360" calcext:value-type="float">
            <text:p>360</text:p>
          </table:table-cell>
          <table:table-cell office:value-type="float" office:value="486.9855" calcext:value-type="float">
            <text:p>486.9855</text:p>
          </table:table-cell>
          <table:table-cell office:value-type="float" office:value="0" calcext:value-type="float">
            <text:p>0</text:p>
          </table:table-cell>
          <table:table-cell office:value-type="float" office:value="206.2204" calcext:value-type="float">
            <text:p>206.2204</text:p>
          </table:table-cell>
          <table:table-cell office:value-type="float" office:value="267.6222" calcext:value-type="float">
            <text:p>267.6222</text:p>
          </table:table-cell>
          <table:table-cell office:value-type="float" office:value="880.0753" calcext:value-type="float">
            <text:p>880.0753</text:p>
          </table:table-cell>
          <table:table-cell office:value-type="float" office:value="842.441" calcext:value-type="float">
            <text:p>842.441</text:p>
          </table:table-cell>
          <table:table-cell office:value-type="float" office:value="830.6089" calcext:value-type="float">
            <text:p>830.6089</text:p>
          </table:table-cell>
          <table:table-cell office:value-type="float" office:value="850.079" calcext:value-type="float">
            <text:p>850.079</text:p>
          </table:table-cell>
          <table:table-cell office:value-type="float" office:value="318.7612" calcext:value-type="float">
            <text:p>318.7612</text:p>
          </table:table-cell>
          <table:table-cell office:value-type="float" office:value="436.2504" calcext:value-type="float">
            <text:p>436.2504</text:p>
          </table:table-cell>
          <table:table-cell office:value-type="float" office:value="381.2619" calcext:value-type="float">
            <text:p>381.2619</text:p>
          </table:table-cell>
          <table:table-cell office:value-type="float" office:value="330.0688" calcext:value-type="float">
            <text:p>330.068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81.62238" calcext:value-type="float">
            <text:p>81.62238</text:p>
          </table:table-cell>
          <table:table-cell office:value-type="float" office:value="5370.481" calcext:value-type="float">
            <text:p>5370.481</text:p>
          </table:table-cell>
          <table:table-cell office:value-type="float" office:value="0" calcext:value-type="float">
            <text:p>0</text:p>
          </table:table-cell>
          <table:table-cell office:value-type="float" office:value="23.74413" calcext:value-type="float">
            <text:p>23.74413</text:p>
          </table:table-cell>
          <table:table-cell office:value-type="float" office:value="-214.5623" calcext:value-type="float">
            <text:p>-214.5623</text:p>
          </table:table-cell>
          <table:table-cell office:value-type="float" office:value="614.5892" calcext:value-type="float">
            <text:p>614.5892</text:p>
          </table:table-cell>
          <table:table-cell office:value-type="float" office:value="-166.4658" calcext:value-type="float">
            <text:p>-166.4658</text:p>
          </table:table-cell>
          <table:table-cell office:value-type="float" office:value="33.77167" calcext:value-type="float">
            <text:p>33.77167</text:p>
          </table:table-cell>
          <table:table-cell office:value-type="float" office:value="2.770095" calcext:value-type="float">
            <text:p>2.770095</text:p>
          </table:table-cell>
          <table:table-cell office:value-type="float" office:value="0.05961946" calcext:value-type="float">
            <text:p>0.0596194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66869" calcext:value-type="float">
            <text:p>0.1566869</text:p>
          </table:table-cell>
          <table:table-cell office:value-type="float" office:value="-0.7921141" calcext:value-type="float">
            <text:p>-0.7921141</text:p>
          </table:table-cell>
          <table:table-cell office:value-type="float" office:value="360" calcext:value-type="float">
            <text:p>360</text:p>
          </table:table-cell>
          <table:table-cell office:value-type="float" office:value="496.8067" calcext:value-type="float">
            <text:p>496.8067</text:p>
          </table:table-cell>
          <table:table-cell office:value-type="float" office:value="0" calcext:value-type="float">
            <text:p>0</text:p>
          </table:table-cell>
          <table:table-cell office:value-type="float" office:value="206.2035" calcext:value-type="float">
            <text:p>206.2035</text:p>
          </table:table-cell>
          <table:table-cell office:value-type="float" office:value="267.6076" calcext:value-type="float">
            <text:p>267.6076</text:p>
          </table:table-cell>
          <table:table-cell office:value-type="float" office:value="879.9971" calcext:value-type="float">
            <text:p>879.9971</text:p>
          </table:table-cell>
          <table:table-cell office:value-type="float" office:value="842.4031" calcext:value-type="float">
            <text:p>842.4031</text:p>
          </table:table-cell>
          <table:table-cell office:value-type="float" office:value="830.6035" calcext:value-type="float">
            <text:p>830.6035</text:p>
          </table:table-cell>
          <table:table-cell office:value-type="float" office:value="850.0706" calcext:value-type="float">
            <text:p>850.0706</text:p>
          </table:table-cell>
          <table:table-cell office:value-type="float" office:value="318.7768" calcext:value-type="float">
            <text:p>318.7768</text:p>
          </table:table-cell>
          <table:table-cell office:value-type="float" office:value="436.2621" calcext:value-type="float">
            <text:p>436.2621</text:p>
          </table:table-cell>
          <table:table-cell office:value-type="float" office:value="381.2731" calcext:value-type="float">
            <text:p>381.2731</text:p>
          </table:table-cell>
          <table:table-cell office:value-type="float" office:value="330.1709" calcext:value-type="float">
            <text:p>330.170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81.80386" calcext:value-type="float">
            <text:p>81.80386</text:p>
          </table:table-cell>
          <table:table-cell office:value-type="float" office:value="5370.323" calcext:value-type="float">
            <text:p>5370.323</text:p>
          </table:table-cell>
          <table:table-cell office:value-type="float" office:value="0" calcext:value-type="float">
            <text:p>0</text:p>
          </table:table-cell>
          <table:table-cell office:value-type="float" office:value="24.19689" calcext:value-type="float">
            <text:p>24.19689</text:p>
          </table:table-cell>
          <table:table-cell office:value-type="float" office:value="-217.5432" calcext:value-type="float">
            <text:p>-217.5432</text:p>
          </table:table-cell>
          <table:table-cell office:value-type="float" office:value="621.0697" calcext:value-type="float">
            <text:p>621.0697</text:p>
          </table:table-cell>
          <table:table-cell office:value-type="float" office:value="-169.237" calcext:value-type="float">
            <text:p>-169.237</text:p>
          </table:table-cell>
          <table:table-cell office:value-type="float" office:value="33.80904" calcext:value-type="float">
            <text:p>33.80904</text:p>
          </table:table-cell>
          <table:table-cell office:value-type="float" office:value="2.757015" calcext:value-type="float">
            <text:p>2.757015</text:p>
          </table:table-cell>
          <table:table-cell office:value-type="float" office:value="0.06889017" calcext:value-type="float">
            <text:p>0.0688901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70043" calcext:value-type="float">
            <text:p>0.1570043</text:p>
          </table:table-cell>
          <table:table-cell office:value-type="float" office:value="-0.8077784" calcext:value-type="float">
            <text:p>-0.8077784</text:p>
          </table:table-cell>
          <table:table-cell office:value-type="float" office:value="360" calcext:value-type="float">
            <text:p>360</text:p>
          </table:table-cell>
          <table:table-cell office:value-type="float" office:value="505.2233" calcext:value-type="float">
            <text:p>505.2233</text:p>
          </table:table-cell>
          <table:table-cell office:value-type="float" office:value="0" calcext:value-type="float">
            <text:p>0</text:p>
          </table:table-cell>
          <table:table-cell office:value-type="float" office:value="206.1836" calcext:value-type="float">
            <text:p>206.1836</text:p>
          </table:table-cell>
          <table:table-cell office:value-type="float" office:value="267.5999" calcext:value-type="float">
            <text:p>267.5999</text:p>
          </table:table-cell>
          <table:table-cell office:value-type="float" office:value="879.9322" calcext:value-type="float">
            <text:p>879.9322</text:p>
          </table:table-cell>
          <table:table-cell office:value-type="float" office:value="842.3726" calcext:value-type="float">
            <text:p>842.3726</text:p>
          </table:table-cell>
          <table:table-cell office:value-type="float" office:value="830.6084" calcext:value-type="float">
            <text:p>830.6084</text:p>
          </table:table-cell>
          <table:table-cell office:value-type="float" office:value="850.0682" calcext:value-type="float">
            <text:p>850.0682</text:p>
          </table:table-cell>
          <table:table-cell office:value-type="float" office:value="318.7987" calcext:value-type="float">
            <text:p>318.7987</text:p>
          </table:table-cell>
          <table:table-cell office:value-type="float" office:value="436.279" calcext:value-type="float">
            <text:p>436.279</text:p>
          </table:table-cell>
          <table:table-cell office:value-type="float" office:value="381.287" calcext:value-type="float">
            <text:p>381.287</text:p>
          </table:table-cell>
          <table:table-cell office:value-type="float" office:value="330.2761" calcext:value-type="float">
            <text:p>330.276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82.0254" calcext:value-type="float">
            <text:p>82.0254</text:p>
          </table:table-cell>
          <table:table-cell office:value-type="float" office:value="5370.138" calcext:value-type="float">
            <text:p>5370.138</text:p>
          </table:table-cell>
          <table:table-cell office:value-type="float" office:value="0" calcext:value-type="float">
            <text:p>0</text:p>
          </table:table-cell>
          <table:table-cell office:value-type="float" office:value="24.7454" calcext:value-type="float">
            <text:p>24.7454</text:p>
          </table:table-cell>
          <table:table-cell office:value-type="float" office:value="-220.8144" calcext:value-type="float">
            <text:p>-220.8144</text:p>
          </table:table-cell>
          <table:table-cell office:value-type="float" office:value="630.2379" calcext:value-type="float">
            <text:p>630.2379</text:p>
          </table:table-cell>
          <table:table-cell office:value-type="float" office:value="-172.3191" calcext:value-type="float">
            <text:p>-172.3191</text:p>
          </table:table-cell>
          <table:table-cell office:value-type="float" office:value="33.86361" calcext:value-type="float">
            <text:p>33.86361</text:p>
          </table:table-cell>
          <table:table-cell office:value-type="float" office:value="2.737891" calcext:value-type="float">
            <text:p>2.737891</text:p>
          </table:table-cell>
          <table:table-cell office:value-type="float" office:value="0.07190584" calcext:value-type="float">
            <text:p>0.0719058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7327" calcext:value-type="float">
            <text:p>0.157327</text:p>
          </table:table-cell>
          <table:table-cell office:value-type="float" office:value="-0.822794" calcext:value-type="float">
            <text:p>-0.822794</text:p>
          </table:table-cell>
          <table:table-cell office:value-type="float" office:value="360" calcext:value-type="float">
            <text:p>360</text:p>
          </table:table-cell>
          <table:table-cell office:value-type="float" office:value="510.8677" calcext:value-type="float">
            <text:p>510.8677</text:p>
          </table:table-cell>
          <table:table-cell office:value-type="float" office:value="0" calcext:value-type="float">
            <text:p>0</text:p>
          </table:table-cell>
          <table:table-cell office:value-type="float" office:value="206.151" calcext:value-type="float">
            <text:p>206.151</text:p>
          </table:table-cell>
          <table:table-cell office:value-type="float" office:value="267.5874" calcext:value-type="float">
            <text:p>267.5874</text:p>
          </table:table-cell>
          <table:table-cell office:value-type="float" office:value="879.8627" calcext:value-type="float">
            <text:p>879.8627</text:p>
          </table:table-cell>
          <table:table-cell office:value-type="float" office:value="842.3432" calcext:value-type="float">
            <text:p>842.3432</text:p>
          </table:table-cell>
          <table:table-cell office:value-type="float" office:value="830.621" calcext:value-type="float">
            <text:p>830.621</text:p>
          </table:table-cell>
          <table:table-cell office:value-type="float" office:value="850.0725" calcext:value-type="float">
            <text:p>850.0725</text:p>
          </table:table-cell>
          <table:table-cell office:value-type="float" office:value="318.8287" calcext:value-type="float">
            <text:p>318.8287</text:p>
          </table:table-cell>
          <table:table-cell office:value-type="float" office:value="436.3029" calcext:value-type="float">
            <text:p>436.3029</text:p>
          </table:table-cell>
          <table:table-cell office:value-type="float" office:value="381.3051" calcext:value-type="float">
            <text:p>381.3051</text:p>
          </table:table-cell>
          <table:table-cell office:value-type="float" office:value="330.3861" calcext:value-type="float">
            <text:p>330.38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83.9184" calcext:value-type="float">
            <text:p>83.9184</text:p>
          </table:table-cell>
          <table:table-cell office:value-type="float" office:value="5369.961" calcext:value-type="float">
            <text:p>5369.961</text:p>
          </table:table-cell>
          <table:table-cell office:value-type="float" office:value="0" calcext:value-type="float">
            <text:p>0</text:p>
          </table:table-cell>
          <table:table-cell office:value-type="float" office:value="26.92072" calcext:value-type="float">
            <text:p>26.92072</text:p>
          </table:table-cell>
          <table:table-cell office:value-type="float" office:value="-224.93" calcext:value-type="float">
            <text:p>-224.93</text:p>
          </table:table-cell>
          <table:table-cell office:value-type="float" office:value="640.309" calcext:value-type="float">
            <text:p>640.309</text:p>
          </table:table-cell>
          <table:table-cell office:value-type="float" office:value="-175.3331" calcext:value-type="float">
            <text:p>-175.3331</text:p>
          </table:table-cell>
          <table:table-cell office:value-type="float" office:value="33.90407" calcext:value-type="float">
            <text:p>33.90407</text:p>
          </table:table-cell>
          <table:table-cell office:value-type="float" office:value="4.302024" calcext:value-type="float">
            <text:p>4.302024</text:p>
          </table:table-cell>
          <table:table-cell office:value-type="float" office:value="0.07813501" calcext:value-type="float">
            <text:p>0.0781350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76546" calcext:value-type="float">
            <text:p>0.1576546</text:p>
          </table:table-cell>
          <table:table-cell office:value-type="float" office:value="-0.8375434" calcext:value-type="float">
            <text:p>-0.8375434</text:p>
          </table:table-cell>
          <table:table-cell office:value-type="float" office:value="360" calcext:value-type="float">
            <text:p>360</text:p>
          </table:table-cell>
          <table:table-cell office:value-type="float" office:value="518.4639" calcext:value-type="float">
            <text:p>518.4639</text:p>
          </table:table-cell>
          <table:table-cell office:value-type="float" office:value="0" calcext:value-type="float">
            <text:p>0</text:p>
          </table:table-cell>
          <table:table-cell office:value-type="float" office:value="206.1301" calcext:value-type="float">
            <text:p>206.1301</text:p>
          </table:table-cell>
          <table:table-cell office:value-type="float" office:value="267.5833" calcext:value-type="float">
            <text:p>267.5833</text:p>
          </table:table-cell>
          <table:table-cell office:value-type="float" office:value="879.8239" calcext:value-type="float">
            <text:p>879.8239</text:p>
          </table:table-cell>
          <table:table-cell office:value-type="float" office:value="842.329" calcext:value-type="float">
            <text:p>842.329</text:p>
          </table:table-cell>
          <table:table-cell office:value-type="float" office:value="830.6417" calcext:value-type="float">
            <text:p>830.6417</text:p>
          </table:table-cell>
          <table:table-cell office:value-type="float" office:value="850.0829" calcext:value-type="float">
            <text:p>850.0829</text:p>
          </table:table-cell>
          <table:table-cell office:value-type="float" office:value="318.8654" calcext:value-type="float">
            <text:p>318.8654</text:p>
          </table:table-cell>
          <table:table-cell office:value-type="float" office:value="436.3329" calcext:value-type="float">
            <text:p>436.3329</text:p>
          </table:table-cell>
          <table:table-cell office:value-type="float" office:value="381.3265" calcext:value-type="float">
            <text:p>381.3265</text:p>
          </table:table-cell>
          <table:table-cell office:value-type="float" office:value="330.4975" calcext:value-type="float">
            <text:p>330.49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84.42931" calcext:value-type="float">
            <text:p>84.42931</text:p>
          </table:table-cell>
          <table:table-cell office:value-type="float" office:value="5369.823" calcext:value-type="float">
            <text:p>5369.823</text:p>
          </table:table-cell>
          <table:table-cell office:value-type="float" office:value="0" calcext:value-type="float">
            <text:p>0</text:p>
          </table:table-cell>
          <table:table-cell office:value-type="float" office:value="27.66464" calcext:value-type="float">
            <text:p>27.66464</text:p>
          </table:table-cell>
          <table:table-cell office:value-type="float" office:value="-228.5977" calcext:value-type="float">
            <text:p>-228.5977</text:p>
          </table:table-cell>
          <table:table-cell office:value-type="float" office:value="650.1589" calcext:value-type="float">
            <text:p>650.1589</text:p>
          </table:table-cell>
          <table:table-cell office:value-type="float" office:value="-178.3637" calcext:value-type="float">
            <text:p>-178.3637</text:p>
          </table:table-cell>
          <table:table-cell office:value-type="float" office:value="33.90965" calcext:value-type="float">
            <text:p>33.90965</text:p>
          </table:table-cell>
          <table:table-cell office:value-type="float" office:value="4.405851" calcext:value-type="float">
            <text:p>4.405851</text:p>
          </table:table-cell>
          <table:table-cell office:value-type="float" office:value="0.06652509" calcext:value-type="float">
            <text:p>0.0665250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7985" calcext:value-type="float">
            <text:p>0.157985</text:p>
          </table:table-cell>
          <table:table-cell office:value-type="float" office:value="-0.8517237" calcext:value-type="float">
            <text:p>-0.8517237</text:p>
          </table:table-cell>
          <table:table-cell office:value-type="float" office:value="360" calcext:value-type="float">
            <text:p>360</text:p>
          </table:table-cell>
          <table:table-cell office:value-type="float" office:value="526.6956" calcext:value-type="float">
            <text:p>526.6956</text:p>
          </table:table-cell>
          <table:table-cell office:value-type="float" office:value="0" calcext:value-type="float">
            <text:p>0</text:p>
          </table:table-cell>
          <table:table-cell office:value-type="float" office:value="206.1277" calcext:value-type="float">
            <text:p>206.1277</text:p>
          </table:table-cell>
          <table:table-cell office:value-type="float" office:value="267.5916" calcext:value-type="float">
            <text:p>267.5916</text:p>
          </table:table-cell>
          <table:table-cell office:value-type="float" office:value="879.8201" calcext:value-type="float">
            <text:p>879.8201</text:p>
          </table:table-cell>
          <table:table-cell office:value-type="float" office:value="842.3348" calcext:value-type="float">
            <text:p>842.3348</text:p>
          </table:table-cell>
          <table:table-cell office:value-type="float" office:value="830.6722" calcext:value-type="float">
            <text:p>830.6722</text:p>
          </table:table-cell>
          <table:table-cell office:value-type="float" office:value="850.1015" calcext:value-type="float">
            <text:p>850.1015</text:p>
          </table:table-cell>
          <table:table-cell office:value-type="float" office:value="318.9095" calcext:value-type="float">
            <text:p>318.9095</text:p>
          </table:table-cell>
          <table:table-cell office:value-type="float" office:value="436.3679" calcext:value-type="float">
            <text:p>436.3679</text:p>
          </table:table-cell>
          <table:table-cell office:value-type="float" office:value="381.3508" calcext:value-type="float">
            <text:p>381.3508</text:p>
          </table:table-cell>
          <table:table-cell office:value-type="float" office:value="330.6065" calcext:value-type="float">
            <text:p>330.606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84.91602" calcext:value-type="float">
            <text:p>84.91602</text:p>
          </table:table-cell>
          <table:table-cell office:value-type="float" office:value="5369.68" calcext:value-type="float">
            <text:p>5369.68</text:p>
          </table:table-cell>
          <table:table-cell office:value-type="float" office:value="0" calcext:value-type="float">
            <text:p>0</text:p>
          </table:table-cell>
          <table:table-cell office:value-type="float" office:value="28.37141" calcext:value-type="float">
            <text:p>28.37141</text:p>
          </table:table-cell>
          <table:table-cell office:value-type="float" office:value="-232.2647" calcext:value-type="float">
            <text:p>-232.2647</text:p>
          </table:table-cell>
          <table:table-cell office:value-type="float" office:value="661.9851" calcext:value-type="float">
            <text:p>661.9851</text:p>
          </table:table-cell>
          <table:table-cell office:value-type="float" office:value="-181.5271" calcext:value-type="float">
            <text:p>-181.5271</text:p>
          </table:table-cell>
          <table:table-cell office:value-type="float" office:value="33.86831" calcext:value-type="float">
            <text:p>33.86831</text:p>
          </table:table-cell>
          <table:table-cell office:value-type="float" office:value="4.395051" calcext:value-type="float">
            <text:p>4.395051</text:p>
          </table:table-cell>
          <table:table-cell office:value-type="float" office:value="0.07583997" calcext:value-type="float">
            <text:p>0.0758399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83135" calcext:value-type="float">
            <text:p>0.1583135</text:p>
          </table:table-cell>
          <table:table-cell office:value-type="float" office:value="-0.8657715" calcext:value-type="float">
            <text:p>-0.8657715</text:p>
          </table:table-cell>
          <table:table-cell office:value-type="float" office:value="360" calcext:value-type="float">
            <text:p>360</text:p>
          </table:table-cell>
          <table:table-cell office:value-type="float" office:value="534.4898" calcext:value-type="float">
            <text:p>534.4898</text:p>
          </table:table-cell>
          <table:table-cell office:value-type="float" office:value="0" calcext:value-type="float">
            <text:p>0</text:p>
          </table:table-cell>
          <table:table-cell office:value-type="float" office:value="206.1305" calcext:value-type="float">
            <text:p>206.1305</text:p>
          </table:table-cell>
          <table:table-cell office:value-type="float" office:value="267.6078" calcext:value-type="float">
            <text:p>267.6078</text:p>
          </table:table-cell>
          <table:table-cell office:value-type="float" office:value="879.831" calcext:value-type="float">
            <text:p>879.831</text:p>
          </table:table-cell>
          <table:table-cell office:value-type="float" office:value="842.3521" calcext:value-type="float">
            <text:p>842.3521</text:p>
          </table:table-cell>
          <table:table-cell office:value-type="float" office:value="830.7151" calcext:value-type="float">
            <text:p>830.7151</text:p>
          </table:table-cell>
          <table:table-cell office:value-type="float" office:value="850.1289" calcext:value-type="float">
            <text:p>850.1289</text:p>
          </table:table-cell>
          <table:table-cell office:value-type="float" office:value="318.9626" calcext:value-type="float">
            <text:p>318.9626</text:p>
          </table:table-cell>
          <table:table-cell office:value-type="float" office:value="436.4102" calcext:value-type="float">
            <text:p>436.4102</text:p>
          </table:table-cell>
          <table:table-cell office:value-type="float" office:value="381.3794" calcext:value-type="float">
            <text:p>381.3794</text:p>
          </table:table-cell>
          <table:table-cell office:value-type="float" office:value="330.7187" calcext:value-type="float">
            <text:p>330.71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85.72909" calcext:value-type="float">
            <text:p>85.72909</text:p>
          </table:table-cell>
          <table:table-cell office:value-type="float" office:value="5369.533" calcext:value-type="float">
            <text:p>5369.533</text:p>
          </table:table-cell>
          <table:table-cell office:value-type="float" office:value="0" calcext:value-type="float">
            <text:p>0</text:p>
          </table:table-cell>
          <table:table-cell office:value-type="float" office:value="29.39686" calcext:value-type="float">
            <text:p>29.39686</text:p>
          </table:table-cell>
          <table:table-cell office:value-type="float" office:value="-235.8696" calcext:value-type="float">
            <text:p>-235.8696</text:p>
          </table:table-cell>
          <table:table-cell office:value-type="float" office:value="667.656" calcext:value-type="float">
            <text:p>667.656</text:p>
          </table:table-cell>
          <table:table-cell office:value-type="float" office:value="-184.6697" calcext:value-type="float">
            <text:p>-184.6697</text:p>
          </table:table-cell>
          <table:table-cell office:value-type="float" office:value="33.80453" calcext:value-type="float">
            <text:p>33.80453</text:p>
          </table:table-cell>
          <table:table-cell office:value-type="float" office:value="4.572249" calcext:value-type="float">
            <text:p>4.572249</text:p>
          </table:table-cell>
          <table:table-cell office:value-type="float" office:value="0.06404902" calcext:value-type="float">
            <text:p>0.0640490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86385" calcext:value-type="float">
            <text:p>0.1586385</text:p>
          </table:table-cell>
          <table:table-cell office:value-type="float" office:value="-0.8799903" calcext:value-type="float">
            <text:p>-0.8799903</text:p>
          </table:table-cell>
          <table:table-cell office:value-type="float" office:value="360" calcext:value-type="float">
            <text:p>360</text:p>
          </table:table-cell>
          <table:table-cell office:value-type="float" office:value="540.9674" calcext:value-type="float">
            <text:p>540.9674</text:p>
          </table:table-cell>
          <table:table-cell office:value-type="float" office:value="0" calcext:value-type="float">
            <text:p>0</text:p>
          </table:table-cell>
          <table:table-cell office:value-type="float" office:value="206.1383" calcext:value-type="float">
            <text:p>206.1383</text:p>
          </table:table-cell>
          <table:table-cell office:value-type="float" office:value="267.6346" calcext:value-type="float">
            <text:p>267.6346</text:p>
          </table:table-cell>
          <table:table-cell office:value-type="float" office:value="879.8642" calcext:value-type="float">
            <text:p>879.8642</text:p>
          </table:table-cell>
          <table:table-cell office:value-type="float" office:value="842.3873" calcext:value-type="float">
            <text:p>842.3873</text:p>
          </table:table-cell>
          <table:table-cell office:value-type="float" office:value="830.7787" calcext:value-type="float">
            <text:p>830.7787</text:p>
          </table:table-cell>
          <table:table-cell office:value-type="float" office:value="850.1696" calcext:value-type="float">
            <text:p>850.1696</text:p>
          </table:table-cell>
          <table:table-cell office:value-type="float" office:value="319.0294" calcext:value-type="float">
            <text:p>319.0294</text:p>
          </table:table-cell>
          <table:table-cell office:value-type="float" office:value="436.4639" calcext:value-type="float">
            <text:p>436.4639</text:p>
          </table:table-cell>
          <table:table-cell office:value-type="float" office:value="381.4155" calcext:value-type="float">
            <text:p>381.4155</text:p>
          </table:table-cell>
          <table:table-cell office:value-type="float" office:value="330.8445" calcext:value-type="float">
            <text:p>330.84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87.63802" calcext:value-type="float">
            <text:p>87.63802</text:p>
          </table:table-cell>
          <table:table-cell office:value-type="float" office:value="5369.385" calcext:value-type="float">
            <text:p>5369.385</text:p>
          </table:table-cell>
          <table:table-cell office:value-type="float" office:value="0" calcext:value-type="float">
            <text:p>0</text:p>
          </table:table-cell>
          <table:table-cell office:value-type="float" office:value="31.56778" calcext:value-type="float">
            <text:p>31.56778</text:p>
          </table:table-cell>
          <table:table-cell office:value-type="float" office:value="-238.2132" calcext:value-type="float">
            <text:p>-238.2132</text:p>
          </table:table-cell>
          <table:table-cell office:value-type="float" office:value="674.1992" calcext:value-type="float">
            <text:p>674.1992</text:p>
          </table:table-cell>
          <table:table-cell office:value-type="float" office:value="-187.7811" calcext:value-type="float">
            <text:p>-187.7811</text:p>
          </table:table-cell>
          <table:table-cell office:value-type="float" office:value="33.83128" calcext:value-type="float">
            <text:p>33.83128</text:p>
          </table:table-cell>
          <table:table-cell office:value-type="float" office:value="5.762666" calcext:value-type="float">
            <text:p>5.762666</text:p>
          </table:table-cell>
          <table:table-cell office:value-type="float" office:value="0.07709584" calcext:value-type="float">
            <text:p>0.0770958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90553" calcext:value-type="float">
            <text:p>0.1590553</text:p>
          </table:table-cell>
          <table:table-cell office:value-type="float" office:value="-0.8896754" calcext:value-type="float">
            <text:p>-0.8896754</text:p>
          </table:table-cell>
          <table:table-cell office:value-type="float" office:value="360" calcext:value-type="float">
            <text:p>360</text:p>
          </table:table-cell>
          <table:table-cell office:value-type="float" office:value="542.2775" calcext:value-type="float">
            <text:p>542.2775</text:p>
          </table:table-cell>
          <table:table-cell office:value-type="float" office:value="0" calcext:value-type="float">
            <text:p>0</text:p>
          </table:table-cell>
          <table:table-cell office:value-type="float" office:value="206.1297" calcext:value-type="float">
            <text:p>206.1297</text:p>
          </table:table-cell>
          <table:table-cell office:value-type="float" office:value="267.6663" calcext:value-type="float">
            <text:p>267.6663</text:p>
          </table:table-cell>
          <table:table-cell office:value-type="float" office:value="879.9081" calcext:value-type="float">
            <text:p>879.9081</text:p>
          </table:table-cell>
          <table:table-cell office:value-type="float" office:value="842.4391" calcext:value-type="float">
            <text:p>842.4391</text:p>
          </table:table-cell>
          <table:table-cell office:value-type="float" office:value="830.8527" calcext:value-type="float">
            <text:p>830.8527</text:p>
          </table:table-cell>
          <table:table-cell office:value-type="float" office:value="850.2264" calcext:value-type="float">
            <text:p>850.2264</text:p>
          </table:table-cell>
          <table:table-cell office:value-type="float" office:value="319.1084" calcext:value-type="float">
            <text:p>319.1084</text:p>
          </table:table-cell>
          <table:table-cell office:value-type="float" office:value="436.5276" calcext:value-type="float">
            <text:p>436.5276</text:p>
          </table:table-cell>
          <table:table-cell office:value-type="float" office:value="381.4582" calcext:value-type="float">
            <text:p>381.4582</text:p>
          </table:table-cell>
          <table:table-cell office:value-type="float" office:value="330.9807" calcext:value-type="float">
            <text:p>330.98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88.65199" calcext:value-type="float">
            <text:p>88.65199</text:p>
          </table:table-cell>
          <table:table-cell office:value-type="float" office:value="5369.254" calcext:value-type="float">
            <text:p>5369.254</text:p>
          </table:table-cell>
          <table:table-cell office:value-type="float" office:value="0" calcext:value-type="float">
            <text:p>0</text:p>
          </table:table-cell>
          <table:table-cell office:value-type="float" office:value="32.89722" calcext:value-type="float">
            <text:p>32.89722</text:p>
          </table:table-cell>
          <table:table-cell office:value-type="float" office:value="-240.6381" calcext:value-type="float">
            <text:p>-240.6381</text:p>
          </table:table-cell>
          <table:table-cell office:value-type="float" office:value="679.3714" calcext:value-type="float">
            <text:p>679.3714</text:p>
          </table:table-cell>
          <table:table-cell office:value-type="float" office:value="-190.7237" calcext:value-type="float">
            <text:p>-190.7237</text:p>
          </table:table-cell>
          <table:table-cell office:value-type="float" office:value="33.9312" calcext:value-type="float">
            <text:p>33.9312</text:p>
          </table:table-cell>
          <table:table-cell office:value-type="float" office:value="6.027392" calcext:value-type="float">
            <text:p>6.027392</text:p>
          </table:table-cell>
          <table:table-cell office:value-type="float" office:value="0.08036309" calcext:value-type="float">
            <text:p>0.0803630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94123" calcext:value-type="float">
            <text:p>0.1594123</text:p>
          </table:table-cell>
          <table:table-cell office:value-type="float" office:value="-0.9027981" calcext:value-type="float">
            <text:p>-0.9027981</text:p>
          </table:table-cell>
          <table:table-cell office:value-type="float" office:value="360" calcext:value-type="float">
            <text:p>360</text:p>
          </table:table-cell>
          <table:table-cell office:value-type="float" office:value="547.7061" calcext:value-type="float">
            <text:p>547.7061</text:p>
          </table:table-cell>
          <table:table-cell office:value-type="float" office:value="0" calcext:value-type="float">
            <text:p>0</text:p>
          </table:table-cell>
          <table:table-cell office:value-type="float" office:value="206.1126" calcext:value-type="float">
            <text:p>206.1126</text:p>
          </table:table-cell>
          <table:table-cell office:value-type="float" office:value="267.6974" calcext:value-type="float">
            <text:p>267.6974</text:p>
          </table:table-cell>
          <table:table-cell office:value-type="float" office:value="879.9473" calcext:value-type="float">
            <text:p>879.9473</text:p>
          </table:table-cell>
          <table:table-cell office:value-type="float" office:value="842.5015" calcext:value-type="float">
            <text:p>842.5015</text:p>
          </table:table-cell>
          <table:table-cell office:value-type="float" office:value="830.9301" calcext:value-type="float">
            <text:p>830.9301</text:p>
          </table:table-cell>
          <table:table-cell office:value-type="float" office:value="850.3076" calcext:value-type="float">
            <text:p>850.3076</text:p>
          </table:table-cell>
          <table:table-cell office:value-type="float" office:value="319.1957" calcext:value-type="float">
            <text:p>319.1957</text:p>
          </table:table-cell>
          <table:table-cell office:value-type="float" office:value="436.5988" calcext:value-type="float">
            <text:p>436.5988</text:p>
          </table:table-cell>
          <table:table-cell office:value-type="float" office:value="381.505" calcext:value-type="float">
            <text:p>381.505</text:p>
          </table:table-cell>
          <table:table-cell office:value-type="float" office:value="331.1184" calcext:value-type="float">
            <text:p>331.11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89.43414" calcext:value-type="float">
            <text:p>89.43414</text:p>
          </table:table-cell>
          <table:table-cell office:value-type="float" office:value="5369.122" calcext:value-type="float">
            <text:p>5369.122</text:p>
          </table:table-cell>
          <table:table-cell office:value-type="float" office:value="0" calcext:value-type="float">
            <text:p>0</text:p>
          </table:table-cell>
          <table:table-cell office:value-type="float" office:value="34.01227" calcext:value-type="float">
            <text:p>34.01227</text:p>
          </table:table-cell>
          <table:table-cell office:value-type="float" office:value="-242.8294" calcext:value-type="float">
            <text:p>-242.8294</text:p>
          </table:table-cell>
          <table:table-cell office:value-type="float" office:value="685.2784" calcext:value-type="float">
            <text:p>685.2784</text:p>
          </table:table-cell>
          <table:table-cell office:value-type="float" office:value="-193.5612" calcext:value-type="float">
            <text:p>-193.5612</text:p>
          </table:table-cell>
          <table:table-cell office:value-type="float" office:value="34.03008" calcext:value-type="float">
            <text:p>34.03008</text:p>
          </table:table-cell>
          <table:table-cell office:value-type="float" office:value="5.989294" calcext:value-type="float">
            <text:p>5.989294</text:p>
          </table:table-cell>
          <table:table-cell office:value-type="float" office:value="0.08302221" calcext:value-type="float">
            <text:p>0.0830222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597477" calcext:value-type="float">
            <text:p>0.1597477</text:p>
          </table:table-cell>
          <table:table-cell office:value-type="float" office:value="-0.9168513" calcext:value-type="float">
            <text:p>-0.9168513</text:p>
          </table:table-cell>
          <table:table-cell office:value-type="float" office:value="360" calcext:value-type="float">
            <text:p>360</text:p>
          </table:table-cell>
          <table:table-cell office:value-type="float" office:value="555.4769" calcext:value-type="float">
            <text:p>555.4769</text:p>
          </table:table-cell>
          <table:table-cell office:value-type="float" office:value="0" calcext:value-type="float">
            <text:p>0</text:p>
          </table:table-cell>
          <table:table-cell office:value-type="float" office:value="206.0933" calcext:value-type="float">
            <text:p>206.0933</text:p>
          </table:table-cell>
          <table:table-cell office:value-type="float" office:value="267.7288" calcext:value-type="float">
            <text:p>267.7288</text:p>
          </table:table-cell>
          <table:table-cell office:value-type="float" office:value="880.0583" calcext:value-type="float">
            <text:p>880.0583</text:p>
          </table:table-cell>
          <table:table-cell office:value-type="float" office:value="842.5667" calcext:value-type="float">
            <text:p>842.5667</text:p>
          </table:table-cell>
          <table:table-cell office:value-type="float" office:value="831.0087" calcext:value-type="float">
            <text:p>831.0087</text:p>
          </table:table-cell>
          <table:table-cell office:value-type="float" office:value="850.3891" calcext:value-type="float">
            <text:p>850.3891</text:p>
          </table:table-cell>
          <table:table-cell office:value-type="float" office:value="319.2853" calcext:value-type="float">
            <text:p>319.2853</text:p>
          </table:table-cell>
          <table:table-cell office:value-type="float" office:value="436.672" calcext:value-type="float">
            <text:p>436.672</text:p>
          </table:table-cell>
          <table:table-cell office:value-type="float" office:value="381.5524" calcext:value-type="float">
            <text:p>381.5524</text:p>
          </table:table-cell>
          <table:table-cell office:value-type="float" office:value="331.2481" calcext:value-type="float">
            <text:p>331.24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90.14711" calcext:value-type="float">
            <text:p>90.14711</text:p>
          </table:table-cell>
          <table:table-cell office:value-type="float" office:value="5368.969" calcext:value-type="float">
            <text:p>5368.969</text:p>
          </table:table-cell>
          <table:table-cell office:value-type="float" office:value="0" calcext:value-type="float">
            <text:p>0</text:p>
          </table:table-cell>
          <table:table-cell office:value-type="float" office:value="35.07853" calcext:value-type="float">
            <text:p>35.07853</text:p>
          </table:table-cell>
          <table:table-cell office:value-type="float" office:value="-246.4573" calcext:value-type="float">
            <text:p>-246.4573</text:p>
          </table:table-cell>
          <table:table-cell office:value-type="float" office:value="695.3838" calcext:value-type="float">
            <text:p>695.3838</text:p>
          </table:table-cell>
          <table:table-cell office:value-type="float" office:value="-196.556" calcext:value-type="float">
            <text:p>-196.556</text:p>
          </table:table-cell>
          <table:table-cell office:value-type="float" office:value="34.14874" calcext:value-type="float">
            <text:p>34.14874</text:p>
          </table:table-cell>
          <table:table-cell office:value-type="float" office:value="5.947041" calcext:value-type="float">
            <text:p>5.947041</text:p>
          </table:table-cell>
          <table:table-cell office:value-type="float" office:value="0.08506569" calcext:value-type="float">
            <text:p>0.0850656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00883" calcext:value-type="float">
            <text:p>0.1600883</text:p>
          </table:table-cell>
          <table:table-cell office:value-type="float" office:value="-0.9311467" calcext:value-type="float">
            <text:p>-0.9311467</text:p>
          </table:table-cell>
          <table:table-cell office:value-type="float" office:value="360" calcext:value-type="float">
            <text:p>360</text:p>
          </table:table-cell>
          <table:table-cell office:value-type="float" office:value="564.0184" calcext:value-type="float">
            <text:p>564.0184</text:p>
          </table:table-cell>
          <table:table-cell office:value-type="float" office:value="0" calcext:value-type="float">
            <text:p>0</text:p>
          </table:table-cell>
          <table:table-cell office:value-type="float" office:value="206.0743" calcext:value-type="float">
            <text:p>206.0743</text:p>
          </table:table-cell>
          <table:table-cell office:value-type="float" office:value="267.7563" calcext:value-type="float">
            <text:p>267.7563</text:p>
          </table:table-cell>
          <table:table-cell office:value-type="float" office:value="880.1121" calcext:value-type="float">
            <text:p>880.1121</text:p>
          </table:table-cell>
          <table:table-cell office:value-type="float" office:value="842.6267" calcext:value-type="float">
            <text:p>842.6267</text:p>
          </table:table-cell>
          <table:table-cell office:value-type="float" office:value="831.0895" calcext:value-type="float">
            <text:p>831.0895</text:p>
          </table:table-cell>
          <table:table-cell office:value-type="float" office:value="850.4659" calcext:value-type="float">
            <text:p>850.4659</text:p>
          </table:table-cell>
          <table:table-cell office:value-type="float" office:value="319.3747" calcext:value-type="float">
            <text:p>319.3747</text:p>
          </table:table-cell>
          <table:table-cell office:value-type="float" office:value="436.7437" calcext:value-type="float">
            <text:p>436.7437</text:p>
          </table:table-cell>
          <table:table-cell office:value-type="float" office:value="381.5984" calcext:value-type="float">
            <text:p>381.5984</text:p>
          </table:table-cell>
          <table:table-cell office:value-type="float" office:value="331.3641" calcext:value-type="float">
            <text:p>331.36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93.12377" calcext:value-type="float">
            <text:p>93.12377</text:p>
          </table:table-cell>
          <table:table-cell office:value-type="float" office:value="5368.814" calcext:value-type="float">
            <text:p>5368.814</text:p>
          </table:table-cell>
          <table:table-cell office:value-type="float" office:value="0" calcext:value-type="float">
            <text:p>0</text:p>
          </table:table-cell>
          <table:table-cell office:value-type="float" office:value="38.41523" calcext:value-type="float">
            <text:p>38.41523</text:p>
          </table:table-cell>
          <table:table-cell office:value-type="float" office:value="-250.9225" calcext:value-type="float">
            <text:p>-250.9225</text:p>
          </table:table-cell>
          <table:table-cell office:value-type="float" office:value="705.9591" calcext:value-type="float">
            <text:p>705.9591</text:p>
          </table:table-cell>
          <table:table-cell office:value-type="float" office:value="-199.6778" calcext:value-type="float">
            <text:p>-199.6778</text:p>
          </table:table-cell>
          <table:table-cell office:value-type="float" office:value="34.2643" calcext:value-type="float">
            <text:p>34.2643</text:p>
          </table:table-cell>
          <table:table-cell office:value-type="float" office:value="8.178902" calcext:value-type="float">
            <text:p>8.178902</text:p>
          </table:table-cell>
          <table:table-cell office:value-type="float" office:value="0.08821353" calcext:value-type="float">
            <text:p>0.0882135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04317" calcext:value-type="float">
            <text:p>0.1604317</text:p>
          </table:table-cell>
          <table:table-cell office:value-type="float" office:value="-0.9455671" calcext:value-type="float">
            <text:p>-0.9455671</text:p>
          </table:table-cell>
          <table:table-cell office:value-type="float" office:value="360" calcext:value-type="float">
            <text:p>360</text:p>
          </table:table-cell>
          <table:table-cell office:value-type="float" office:value="570.5566" calcext:value-type="float">
            <text:p>570.5566</text:p>
          </table:table-cell>
          <table:table-cell office:value-type="float" office:value="0" calcext:value-type="float">
            <text:p>0</text:p>
          </table:table-cell>
          <table:table-cell office:value-type="float" office:value="206.0562" calcext:value-type="float">
            <text:p>206.0562</text:p>
          </table:table-cell>
          <table:table-cell office:value-type="float" office:value="267.7845" calcext:value-type="float">
            <text:p>267.7845</text:p>
          </table:table-cell>
          <table:table-cell office:value-type="float" office:value="880.1477" calcext:value-type="float">
            <text:p>880.1477</text:p>
          </table:table-cell>
          <table:table-cell office:value-type="float" office:value="842.6893" calcext:value-type="float">
            <text:p>842.6893</text:p>
          </table:table-cell>
          <table:table-cell office:value-type="float" office:value="831.1741" calcext:value-type="float">
            <text:p>831.1741</text:p>
          </table:table-cell>
          <table:table-cell office:value-type="float" office:value="850.5424" calcext:value-type="float">
            <text:p>850.5424</text:p>
          </table:table-cell>
          <table:table-cell office:value-type="float" office:value="319.4664" calcext:value-type="float">
            <text:p>319.4664</text:p>
          </table:table-cell>
          <table:table-cell office:value-type="float" office:value="436.8173" calcext:value-type="float">
            <text:p>436.8173</text:p>
          </table:table-cell>
          <table:table-cell office:value-type="float" office:value="381.6451" calcext:value-type="float">
            <text:p>381.6451</text:p>
          </table:table-cell>
          <table:table-cell office:value-type="float" office:value="331.4728" calcext:value-type="float">
            <text:p>331.47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96.16654" calcext:value-type="float">
            <text:p>96.16654</text:p>
          </table:table-cell>
          <table:table-cell office:value-type="float" office:value="5368.66" calcext:value-type="float">
            <text:p>5368.66</text:p>
          </table:table-cell>
          <table:table-cell office:value-type="float" office:value="0" calcext:value-type="float">
            <text:p>0</text:p>
          </table:table-cell>
          <table:table-cell office:value-type="float" office:value="41.82566" calcext:value-type="float">
            <text:p>41.82566</text:p>
          </table:table-cell>
          <table:table-cell office:value-type="float" office:value="-255.1655" calcext:value-type="float">
            <text:p>-255.1655</text:p>
          </table:table-cell>
          <table:table-cell office:value-type="float" office:value="715.6534" calcext:value-type="float">
            <text:p>715.6534</text:p>
          </table:table-cell>
          <table:table-cell office:value-type="float" office:value="-202.8106" calcext:value-type="float">
            <text:p>-202.8106</text:p>
          </table:table-cell>
          <table:table-cell office:value-type="float" office:value="34.37685" calcext:value-type="float">
            <text:p>34.37685</text:p>
          </table:table-cell>
          <table:table-cell office:value-type="float" office:value="10.43155" calcext:value-type="float">
            <text:p>10.43155</text:p>
          </table:table-cell>
          <table:table-cell office:value-type="float" office:value="0.09319678" calcext:value-type="float">
            <text:p>0.0931967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07787" calcext:value-type="float">
            <text:p>0.1607787</text:p>
          </table:table-cell>
          <table:table-cell office:value-type="float" office:value="-0.959523" calcext:value-type="float">
            <text:p>-0.959523</text:p>
          </table:table-cell>
          <table:table-cell office:value-type="float" office:value="360" calcext:value-type="float">
            <text:p>360</text:p>
          </table:table-cell>
          <table:table-cell office:value-type="float" office:value="577.3889" calcext:value-type="float">
            <text:p>577.3889</text:p>
          </table:table-cell>
          <table:table-cell office:value-type="float" office:value="0" calcext:value-type="float">
            <text:p>0</text:p>
          </table:table-cell>
          <table:table-cell office:value-type="float" office:value="206.0393" calcext:value-type="float">
            <text:p>206.0393</text:p>
          </table:table-cell>
          <table:table-cell office:value-type="float" office:value="267.8164" calcext:value-type="float">
            <text:p>267.8164</text:p>
          </table:table-cell>
          <table:table-cell office:value-type="float" office:value="880.1897" calcext:value-type="float">
            <text:p>880.1897</text:p>
          </table:table-cell>
          <table:table-cell office:value-type="float" office:value="842.7615" calcext:value-type="float">
            <text:p>842.7615</text:p>
          </table:table-cell>
          <table:table-cell office:value-type="float" office:value="831.2599" calcext:value-type="float">
            <text:p>831.2599</text:p>
          </table:table-cell>
          <table:table-cell office:value-type="float" office:value="850.6295" calcext:value-type="float">
            <text:p>850.6295</text:p>
          </table:table-cell>
          <table:table-cell office:value-type="float" office:value="319.5643" calcext:value-type="float">
            <text:p>319.5643</text:p>
          </table:table-cell>
          <table:table-cell office:value-type="float" office:value="436.8959" calcext:value-type="float">
            <text:p>436.8959</text:p>
          </table:table-cell>
          <table:table-cell office:value-type="float" office:value="381.6952" calcext:value-type="float">
            <text:p>381.6952</text:p>
          </table:table-cell>
          <table:table-cell office:value-type="float" office:value="331.5801" calcext:value-type="float">
            <text:p>331.58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96.96663" calcext:value-type="float">
            <text:p>96.96663</text:p>
          </table:table-cell>
          <table:table-cell office:value-type="float" office:value="5368.498" calcext:value-type="float">
            <text:p>5368.498</text:p>
          </table:table-cell>
          <table:table-cell office:value-type="float" office:value="0" calcext:value-type="float">
            <text:p>0</text:p>
          </table:table-cell>
          <table:table-cell office:value-type="float" office:value="43.00864" calcext:value-type="float">
            <text:p>43.00864</text:p>
          </table:table-cell>
          <table:table-cell office:value-type="float" office:value="-258.3782" calcext:value-type="float">
            <text:p>-258.3782</text:p>
          </table:table-cell>
          <table:table-cell office:value-type="float" office:value="722.6572" calcext:value-type="float">
            <text:p>722.6572</text:p>
          </table:table-cell>
          <table:table-cell office:value-type="float" office:value="-206.0065" calcext:value-type="float">
            <text:p>-206.0065</text:p>
          </table:table-cell>
          <table:table-cell office:value-type="float" office:value="34.48756" calcext:value-type="float">
            <text:p>34.48756</text:p>
          </table:table-cell>
          <table:table-cell office:value-type="float" office:value="10.36928" calcext:value-type="float">
            <text:p>10.36928</text:p>
          </table:table-cell>
          <table:table-cell office:value-type="float" office:value="0.09633289" calcext:value-type="float">
            <text:p>0.0963328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12229" calcext:value-type="float">
            <text:p>0.1612229</text:p>
          </table:table-cell>
          <table:table-cell office:value-type="float" office:value="-0.9670137" calcext:value-type="float">
            <text:p>-0.9670137</text:p>
          </table:table-cell>
          <table:table-cell office:value-type="float" office:value="360" calcext:value-type="float">
            <text:p>360</text:p>
          </table:table-cell>
          <table:table-cell office:value-type="float" office:value="583.1924" calcext:value-type="float">
            <text:p>583.1924</text:p>
          </table:table-cell>
          <table:table-cell office:value-type="float" office:value="0" calcext:value-type="float">
            <text:p>0</text:p>
          </table:table-cell>
          <table:table-cell office:value-type="float" office:value="206.0253" calcext:value-type="float">
            <text:p>206.0253</text:p>
          </table:table-cell>
          <table:table-cell office:value-type="float" office:value="267.8565" calcext:value-type="float">
            <text:p>267.8565</text:p>
          </table:table-cell>
          <table:table-cell office:value-type="float" office:value="880.2444" calcext:value-type="float">
            <text:p>880.2444</text:p>
          </table:table-cell>
          <table:table-cell office:value-type="float" office:value="842.8369" calcext:value-type="float">
            <text:p>842.8369</text:p>
          </table:table-cell>
          <table:table-cell office:value-type="float" office:value="831.3552" calcext:value-type="float">
            <text:p>831.3552</text:p>
          </table:table-cell>
          <table:table-cell office:value-type="float" office:value="850.7236" calcext:value-type="float">
            <text:p>850.7236</text:p>
          </table:table-cell>
          <table:table-cell office:value-type="float" office:value="319.6704" calcext:value-type="float">
            <text:p>319.6704</text:p>
          </table:table-cell>
          <table:table-cell office:value-type="float" office:value="436.9816" calcext:value-type="float">
            <text:p>436.9816</text:p>
          </table:table-cell>
          <table:table-cell office:value-type="float" office:value="381.75" calcext:value-type="float">
            <text:p>381.75</text:p>
          </table:table-cell>
          <table:table-cell office:value-type="float" office:value="331.688" calcext:value-type="float">
            <text:p>331.6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97.81703" calcext:value-type="float">
            <text:p>97.81703</text:p>
          </table:table-cell>
          <table:table-cell office:value-type="float" office:value="5368.335" calcext:value-type="float">
            <text:p>5368.335</text:p>
          </table:table-cell>
          <table:table-cell office:value-type="float" office:value="0" calcext:value-type="float">
            <text:p>0</text:p>
          </table:table-cell>
          <table:table-cell office:value-type="float" office:value="44.25941" calcext:value-type="float">
            <text:p>44.25941</text:p>
          </table:table-cell>
          <table:table-cell office:value-type="float" office:value="-261.6448" calcext:value-type="float">
            <text:p>-261.6448</text:p>
          </table:table-cell>
          <table:table-cell office:value-type="float" office:value="730.3823" calcext:value-type="float">
            <text:p>730.3823</text:p>
          </table:table-cell>
          <table:table-cell office:value-type="float" office:value="-209.1337" calcext:value-type="float">
            <text:p>-209.1337</text:p>
          </table:table-cell>
          <table:table-cell office:value-type="float" office:value="34.6221" calcext:value-type="float">
            <text:p>34.6221</text:p>
          </table:table-cell>
          <table:table-cell office:value-type="float" office:value="10.31049" calcext:value-type="float">
            <text:p>10.31049</text:p>
          </table:table-cell>
          <table:table-cell office:value-type="float" office:value="0.09675852" calcext:value-type="float">
            <text:p>0.0967585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15867" calcext:value-type="float">
            <text:p>0.1615867</text:p>
          </table:table-cell>
          <table:table-cell office:value-type="float" office:value="-0.9802183" calcext:value-type="float">
            <text:p>-0.9802183</text:p>
          </table:table-cell>
          <table:table-cell office:value-type="float" office:value="360" calcext:value-type="float">
            <text:p>360</text:p>
          </table:table-cell>
          <table:table-cell office:value-type="float" office:value="588.8975" calcext:value-type="float">
            <text:p>588.8975</text:p>
          </table:table-cell>
          <table:table-cell office:value-type="float" office:value="0" calcext:value-type="float">
            <text:p>0</text:p>
          </table:table-cell>
          <table:table-cell office:value-type="float" office:value="206.0081" calcext:value-type="float">
            <text:p>206.0081</text:p>
          </table:table-cell>
          <table:table-cell office:value-type="float" office:value="267.8956" calcext:value-type="float">
            <text:p>267.8956</text:p>
          </table:table-cell>
          <table:table-cell office:value-type="float" office:value="880.2985" calcext:value-type="float">
            <text:p>880.2985</text:p>
          </table:table-cell>
          <table:table-cell office:value-type="float" office:value="842.9289" calcext:value-type="float">
            <text:p>842.9289</text:p>
          </table:table-cell>
          <table:table-cell office:value-type="float" office:value="831.4587" calcext:value-type="float">
            <text:p>831.4587</text:p>
          </table:table-cell>
          <table:table-cell office:value-type="float" office:value="850.8234" calcext:value-type="float">
            <text:p>850.8234</text:p>
          </table:table-cell>
          <table:table-cell office:value-type="float" office:value="319.7835" calcext:value-type="float">
            <text:p>319.7835</text:p>
          </table:table-cell>
          <table:table-cell office:value-type="float" office:value="437.0757" calcext:value-type="float">
            <text:p>437.0757</text:p>
          </table:table-cell>
          <table:table-cell office:value-type="float" office:value="381.8091" calcext:value-type="float">
            <text:p>381.8091</text:p>
          </table:table-cell>
          <table:table-cell office:value-type="float" office:value="331.7971" calcext:value-type="float">
            <text:p>331.79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98.73682" calcext:value-type="float">
            <text:p>98.73682</text:p>
          </table:table-cell>
          <table:table-cell office:value-type="float" office:value="5368.17" calcext:value-type="float">
            <text:p>5368.17</text:p>
          </table:table-cell>
          <table:table-cell office:value-type="float" office:value="0" calcext:value-type="float">
            <text:p>0</text:p>
          </table:table-cell>
          <table:table-cell office:value-type="float" office:value="45.59777" calcext:value-type="float">
            <text:p>45.59777</text:p>
          </table:table-cell>
          <table:table-cell office:value-type="float" office:value="-265.529" calcext:value-type="float">
            <text:p>-265.529</text:p>
          </table:table-cell>
          <table:table-cell office:value-type="float" office:value="739.6122" calcext:value-type="float">
            <text:p>739.6122</text:p>
          </table:table-cell>
          <table:table-cell office:value-type="float" office:value="-212.2536" calcext:value-type="float">
            <text:p>-212.2536</text:p>
          </table:table-cell>
          <table:table-cell office:value-type="float" office:value="34.76175" calcext:value-type="float">
            <text:p>34.76175</text:p>
          </table:table-cell>
          <table:table-cell office:value-type="float" office:value="10.24438" calcext:value-type="float">
            <text:p>10.24438</text:p>
          </table:table-cell>
          <table:table-cell office:value-type="float" office:value="0.09727449" calcext:value-type="float">
            <text:p>0.0972744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19398" calcext:value-type="float">
            <text:p>0.1619398</text:p>
          </table:table-cell>
          <table:table-cell office:value-type="float" office:value="-0.9931271" calcext:value-type="float">
            <text:p>-0.9931271</text:p>
          </table:table-cell>
          <table:table-cell office:value-type="float" office:value="360" calcext:value-type="float">
            <text:p>360</text:p>
          </table:table-cell>
          <table:table-cell office:value-type="float" office:value="594.7867" calcext:value-type="float">
            <text:p>594.7867</text:p>
          </table:table-cell>
          <table:table-cell office:value-type="float" office:value="0" calcext:value-type="float">
            <text:p>0</text:p>
          </table:table-cell>
          <table:table-cell office:value-type="float" office:value="205.9931" calcext:value-type="float">
            <text:p>205.9931</text:p>
          </table:table-cell>
          <table:table-cell office:value-type="float" office:value="267.9406" calcext:value-type="float">
            <text:p>267.9406</text:p>
          </table:table-cell>
          <table:table-cell office:value-type="float" office:value="880.3643" calcext:value-type="float">
            <text:p>880.3643</text:p>
          </table:table-cell>
          <table:table-cell office:value-type="float" office:value="843.0311" calcext:value-type="float">
            <text:p>843.0311</text:p>
          </table:table-cell>
          <table:table-cell office:value-type="float" office:value="831.5697" calcext:value-type="float">
            <text:p>831.5697</text:p>
          </table:table-cell>
          <table:table-cell office:value-type="float" office:value="850.9279" calcext:value-type="float">
            <text:p>850.9279</text:p>
          </table:table-cell>
          <table:table-cell office:value-type="float" office:value="319.9113" calcext:value-type="float">
            <text:p>319.9113</text:p>
          </table:table-cell>
          <table:table-cell office:value-type="float" office:value="437.1784" calcext:value-type="float">
            <text:p>437.1784</text:p>
          </table:table-cell>
          <table:table-cell office:value-type="float" office:value="381.8736" calcext:value-type="float">
            <text:p>381.8736</text:p>
          </table:table-cell>
          <table:table-cell office:value-type="float" office:value="331.9093" calcext:value-type="float">
            <text:p>331.90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99.75746" calcext:value-type="float">
            <text:p>99.75746</text:p>
          </table:table-cell>
          <table:table-cell office:value-type="float" office:value="5368.006" calcext:value-type="float">
            <text:p>5368.006</text:p>
          </table:table-cell>
          <table:table-cell office:value-type="float" office:value="0" calcext:value-type="float">
            <text:p>0</text:p>
          </table:table-cell>
          <table:table-cell office:value-type="float" office:value="47.04247" calcext:value-type="float">
            <text:p>47.04247</text:p>
          </table:table-cell>
          <table:table-cell office:value-type="float" office:value="-269.6346" calcext:value-type="float">
            <text:p>-269.6346</text:p>
          </table:table-cell>
          <table:table-cell office:value-type="float" office:value="749.5476" calcext:value-type="float">
            <text:p>749.5476</text:p>
          </table:table-cell>
          <table:table-cell office:value-type="float" office:value="-215.3739" calcext:value-type="float">
            <text:p>-215.3739</text:p>
          </table:table-cell>
          <table:table-cell office:value-type="float" office:value="34.89959" calcext:value-type="float">
            <text:p>34.89959</text:p>
          </table:table-cell>
          <table:table-cell office:value-type="float" office:value="10.17562" calcext:value-type="float">
            <text:p>10.17562</text:p>
          </table:table-cell>
          <table:table-cell office:value-type="float" office:value="0.09793973" calcext:value-type="float">
            <text:p>0.0979397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2296" calcext:value-type="float">
            <text:p>0.162296</text:p>
          </table:table-cell>
          <table:table-cell office:value-type="float" office:value="-1.005782" calcext:value-type="float">
            <text:p>-1.005782</text:p>
          </table:table-cell>
          <table:table-cell office:value-type="float" office:value="360" calcext:value-type="float">
            <text:p>360</text:p>
          </table:table-cell>
          <table:table-cell office:value-type="float" office:value="601.7854" calcext:value-type="float">
            <text:p>601.7854</text:p>
          </table:table-cell>
          <table:table-cell office:value-type="float" office:value="0" calcext:value-type="float">
            <text:p>0</text:p>
          </table:table-cell>
          <table:table-cell office:value-type="float" office:value="205.9827" calcext:value-type="float">
            <text:p>205.9827</text:p>
          </table:table-cell>
          <table:table-cell office:value-type="float" office:value="267.9944" calcext:value-type="float">
            <text:p>267.9944</text:p>
          </table:table-cell>
          <table:table-cell office:value-type="float" office:value="880.4513" calcext:value-type="float">
            <text:p>880.4513</text:p>
          </table:table-cell>
          <table:table-cell office:value-type="float" office:value="843.1364" calcext:value-type="float">
            <text:p>843.1364</text:p>
          </table:table-cell>
          <table:table-cell office:value-type="float" office:value="831.7041" calcext:value-type="float">
            <text:p>831.7041</text:p>
          </table:table-cell>
          <table:table-cell office:value-type="float" office:value="851.0406" calcext:value-type="float">
            <text:p>851.0406</text:p>
          </table:table-cell>
          <table:table-cell office:value-type="float" office:value="320.0524" calcext:value-type="float">
            <text:p>320.0524</text:p>
          </table:table-cell>
          <table:table-cell office:value-type="float" office:value="437.2909" calcext:value-type="float">
            <text:p>437.2909</text:p>
          </table:table-cell>
          <table:table-cell office:value-type="float" office:value="381.9449" calcext:value-type="float">
            <text:p>381.9449</text:p>
          </table:table-cell>
          <table:table-cell office:value-type="float" office:value="332.0265" calcext:value-type="float">
            <text:p>332.02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100.9006" calcext:value-type="float">
            <text:p>100.9006</text:p>
          </table:table-cell>
          <table:table-cell office:value-type="float" office:value="5367.848" calcext:value-type="float">
            <text:p>5367.848</text:p>
          </table:table-cell>
          <table:table-cell office:value-type="float" office:value="0" calcext:value-type="float">
            <text:p>0</text:p>
          </table:table-cell>
          <table:table-cell office:value-type="float" office:value="48.60568" calcext:value-type="float">
            <text:p>48.60568</text:p>
          </table:table-cell>
          <table:table-cell office:value-type="float" office:value="-273.6672" calcext:value-type="float">
            <text:p>-273.6672</text:p>
          </table:table-cell>
          <table:table-cell office:value-type="float" office:value="758.6013" calcext:value-type="float">
            <text:p>758.6013</text:p>
          </table:table-cell>
          <table:table-cell office:value-type="float" office:value="-218.5318" calcext:value-type="float">
            <text:p>-218.5318</text:p>
          </table:table-cell>
          <table:table-cell office:value-type="float" office:value="35.02574" calcext:value-type="float">
            <text:p>35.02574</text:p>
          </table:table-cell>
          <table:table-cell office:value-type="float" office:value="10.10525" calcext:value-type="float">
            <text:p>10.10525</text:p>
          </table:table-cell>
          <table:table-cell office:value-type="float" office:value="0.0987578" calcext:value-type="float">
            <text:p>0.098757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26534" calcext:value-type="float">
            <text:p>0.1626534</text:p>
          </table:table-cell>
          <table:table-cell office:value-type="float" office:value="-1.018049" calcext:value-type="float">
            <text:p>-1.018049</text:p>
          </table:table-cell>
          <table:table-cell office:value-type="float" office:value="360" calcext:value-type="float">
            <text:p>360</text:p>
          </table:table-cell>
          <table:table-cell office:value-type="float" office:value="605.8784" calcext:value-type="float">
            <text:p>605.8784</text:p>
          </table:table-cell>
          <table:table-cell office:value-type="float" office:value="0" calcext:value-type="float">
            <text:p>0</text:p>
          </table:table-cell>
          <table:table-cell office:value-type="float" office:value="205.9767" calcext:value-type="float">
            <text:p>205.9767</text:p>
          </table:table-cell>
          <table:table-cell office:value-type="float" office:value="268.0589" calcext:value-type="float">
            <text:p>268.0589</text:p>
          </table:table-cell>
          <table:table-cell office:value-type="float" office:value="880.5686" calcext:value-type="float">
            <text:p>880.5686</text:p>
          </table:table-cell>
          <table:table-cell office:value-type="float" office:value="843.2617" calcext:value-type="float">
            <text:p>843.2617</text:p>
          </table:table-cell>
          <table:table-cell office:value-type="float" office:value="831.8535" calcext:value-type="float">
            <text:p>831.8535</text:p>
          </table:table-cell>
          <table:table-cell office:value-type="float" office:value="851.1666" calcext:value-type="float">
            <text:p>851.1666</text:p>
          </table:table-cell>
          <table:table-cell office:value-type="float" office:value="320.2071" calcext:value-type="float">
            <text:p>320.2071</text:p>
          </table:table-cell>
          <table:table-cell office:value-type="float" office:value="437.4147" calcext:value-type="float">
            <text:p>437.4147</text:p>
          </table:table-cell>
          <table:table-cell office:value-type="float" office:value="382.023" calcext:value-type="float">
            <text:p>382.023</text:p>
          </table:table-cell>
          <table:table-cell office:value-type="float" office:value="332.1488" calcext:value-type="float">
            <text:p>332.14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102.2185" calcext:value-type="float">
            <text:p>102.2185</text:p>
          </table:table-cell>
          <table:table-cell office:value-type="float" office:value="5367.689" calcext:value-type="float">
            <text:p>5367.689</text:p>
          </table:table-cell>
          <table:table-cell office:value-type="float" office:value="0" calcext:value-type="float">
            <text:p>0</text:p>
          </table:table-cell>
          <table:table-cell office:value-type="float" office:value="50.33369" calcext:value-type="float">
            <text:p>50.33369</text:p>
          </table:table-cell>
          <table:table-cell office:value-type="float" office:value="-277.6525" calcext:value-type="float">
            <text:p>-277.6525</text:p>
          </table:table-cell>
          <table:table-cell office:value-type="float" office:value="767.3179" calcext:value-type="float">
            <text:p>767.3179</text:p>
          </table:table-cell>
          <table:table-cell office:value-type="float" office:value="-221.7293" calcext:value-type="float">
            <text:p>-221.7293</text:p>
          </table:table-cell>
          <table:table-cell office:value-type="float" office:value="35.1265" calcext:value-type="float">
            <text:p>35.1265</text:p>
          </table:table-cell>
          <table:table-cell office:value-type="float" office:value="10.05886" calcext:value-type="float">
            <text:p>10.05886</text:p>
          </table:table-cell>
          <table:table-cell office:value-type="float" office:value="0.09970149" calcext:value-type="float">
            <text:p>0.0997014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30125" calcext:value-type="float">
            <text:p>0.1630125</text:p>
          </table:table-cell>
          <table:table-cell office:value-type="float" office:value="-1.029846" calcext:value-type="float">
            <text:p>-1.029846</text:p>
          </table:table-cell>
          <table:table-cell office:value-type="float" office:value="360" calcext:value-type="float">
            <text:p>360</text:p>
          </table:table-cell>
          <table:table-cell office:value-type="float" office:value="612.4645" calcext:value-type="float">
            <text:p>612.4645</text:p>
          </table:table-cell>
          <table:table-cell office:value-type="float" office:value="0" calcext:value-type="float">
            <text:p>0</text:p>
          </table:table-cell>
          <table:table-cell office:value-type="float" office:value="205.9771" calcext:value-type="float">
            <text:p>205.9771</text:p>
          </table:table-cell>
          <table:table-cell office:value-type="float" office:value="268.137" calcext:value-type="float">
            <text:p>268.137</text:p>
          </table:table-cell>
          <table:table-cell office:value-type="float" office:value="880.7118" calcext:value-type="float">
            <text:p>880.7118</text:p>
          </table:table-cell>
          <table:table-cell office:value-type="float" office:value="843.4121" calcext:value-type="float">
            <text:p>843.4121</text:p>
          </table:table-cell>
          <table:table-cell office:value-type="float" office:value="832.016" calcext:value-type="float">
            <text:p>832.016</text:p>
          </table:table-cell>
          <table:table-cell office:value-type="float" office:value="851.3151" calcext:value-type="float">
            <text:p>851.3151</text:p>
          </table:table-cell>
          <table:table-cell office:value-type="float" office:value="320.3768" calcext:value-type="float">
            <text:p>320.3768</text:p>
          </table:table-cell>
          <table:table-cell office:value-type="float" office:value="437.5516" calcext:value-type="float">
            <text:p>437.5516</text:p>
          </table:table-cell>
          <table:table-cell office:value-type="float" office:value="382.1096" calcext:value-type="float">
            <text:p>382.1096</text:p>
          </table:table-cell>
          <table:table-cell office:value-type="float" office:value="332.2779" calcext:value-type="float">
            <text:p>332.27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103.6519" calcext:value-type="float">
            <text:p>103.6519</text:p>
          </table:table-cell>
          <table:table-cell office:value-type="float" office:value="5367.524" calcext:value-type="float">
            <text:p>5367.524</text:p>
          </table:table-cell>
          <table:table-cell office:value-type="float" office:value="0" calcext:value-type="float">
            <text:p>0</text:p>
          </table:table-cell>
          <table:table-cell office:value-type="float" office:value="52.20024" calcext:value-type="float">
            <text:p>52.20024</text:p>
          </table:table-cell>
          <table:table-cell office:value-type="float" office:value="-280.594" calcext:value-type="float">
            <text:p>-280.594</text:p>
          </table:table-cell>
          <table:table-cell office:value-type="float" office:value="774.7341" calcext:value-type="float">
            <text:p>774.7341</text:p>
          </table:table-cell>
          <table:table-cell office:value-type="float" office:value="-224.9961" calcext:value-type="float">
            <text:p>-224.9961</text:p>
          </table:table-cell>
          <table:table-cell office:value-type="float" office:value="35.24796" calcext:value-type="float">
            <text:p>35.24796</text:p>
          </table:table-cell>
          <table:table-cell office:value-type="float" office:value="9.984081" calcext:value-type="float">
            <text:p>9.984081</text:p>
          </table:table-cell>
          <table:table-cell office:value-type="float" office:value="0.1004164" calcext:value-type="float">
            <text:p>0.100416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343" calcext:value-type="float">
            <text:p>0.16343</text:p>
          </table:table-cell>
          <table:table-cell office:value-type="float" office:value="-1.038015" calcext:value-type="float">
            <text:p>-1.038015</text:p>
          </table:table-cell>
          <table:table-cell office:value-type="float" office:value="360" calcext:value-type="float">
            <text:p>360</text:p>
          </table:table-cell>
          <table:table-cell office:value-type="float" office:value="615.2255" calcext:value-type="float">
            <text:p>615.2255</text:p>
          </table:table-cell>
          <table:table-cell office:value-type="float" office:value="0" calcext:value-type="float">
            <text:p>0</text:p>
          </table:table-cell>
          <table:table-cell office:value-type="float" office:value="205.9778" calcext:value-type="float">
            <text:p>205.9778</text:p>
          </table:table-cell>
          <table:table-cell office:value-type="float" office:value="268.2312" calcext:value-type="float">
            <text:p>268.2312</text:p>
          </table:table-cell>
          <table:table-cell office:value-type="float" office:value="880.8847" calcext:value-type="float">
            <text:p>880.8847</text:p>
          </table:table-cell>
          <table:table-cell office:value-type="float" office:value="843.576" calcext:value-type="float">
            <text:p>843.576</text:p>
          </table:table-cell>
          <table:table-cell office:value-type="float" office:value="832.1976" calcext:value-type="float">
            <text:p>832.1976</text:p>
          </table:table-cell>
          <table:table-cell office:value-type="float" office:value="851.4794" calcext:value-type="float">
            <text:p>851.4794</text:p>
          </table:table-cell>
          <table:table-cell office:value-type="float" office:value="320.5637" calcext:value-type="float">
            <text:p>320.5637</text:p>
          </table:table-cell>
          <table:table-cell office:value-type="float" office:value="437.7025" calcext:value-type="float">
            <text:p>437.7025</text:p>
          </table:table-cell>
          <table:table-cell office:value-type="float" office:value="382.2039" calcext:value-type="float">
            <text:p>382.2039</text:p>
          </table:table-cell>
          <table:table-cell office:value-type="float" office:value="332.412" calcext:value-type="float">
            <text:p>332.4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105.2819" calcext:value-type="float">
            <text:p>105.2819</text:p>
          </table:table-cell>
          <table:table-cell office:value-type="float" office:value="5367.394" calcext:value-type="float">
            <text:p>5367.394</text:p>
          </table:table-cell>
          <table:table-cell office:value-type="float" office:value="0" calcext:value-type="float">
            <text:p>0</text:p>
          </table:table-cell>
          <table:table-cell office:value-type="float" office:value="54.18173" calcext:value-type="float">
            <text:p>54.18173</text:p>
          </table:table-cell>
          <table:table-cell office:value-type="float" office:value="-284.472" calcext:value-type="float">
            <text:p>-284.472</text:p>
          </table:table-cell>
          <table:table-cell office:value-type="float" office:value="783.9782" calcext:value-type="float">
            <text:p>783.9782</text:p>
          </table:table-cell>
          <table:table-cell office:value-type="float" office:value="-227.996" calcext:value-type="float">
            <text:p>-227.996</text:p>
          </table:table-cell>
          <table:table-cell office:value-type="float" office:value="35.35809" calcext:value-type="float">
            <text:p>35.35809</text:p>
          </table:table-cell>
          <table:table-cell office:value-type="float" office:value="9.998952" calcext:value-type="float">
            <text:p>9.998952</text:p>
          </table:table-cell>
          <table:table-cell office:value-type="float" office:value="0.1010543" calcext:value-type="float">
            <text:p>0.101054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37909" calcext:value-type="float">
            <text:p>0.1637909</text:p>
          </table:table-cell>
          <table:table-cell office:value-type="float" office:value="-1.049406" calcext:value-type="float">
            <text:p>-1.049406</text:p>
          </table:table-cell>
          <table:table-cell office:value-type="float" office:value="360" calcext:value-type="float">
            <text:p>360</text:p>
          </table:table-cell>
          <table:table-cell office:value-type="float" office:value="619.7726" calcext:value-type="float">
            <text:p>619.7726</text:p>
          </table:table-cell>
          <table:table-cell office:value-type="float" office:value="0" calcext:value-type="float">
            <text:p>0</text:p>
          </table:table-cell>
          <table:table-cell office:value-type="float" office:value="205.9773" calcext:value-type="float">
            <text:p>205.9773</text:p>
          </table:table-cell>
          <table:table-cell office:value-type="float" office:value="268.3294" calcext:value-type="float">
            <text:p>268.3294</text:p>
          </table:table-cell>
          <table:table-cell office:value-type="float" office:value="881.1079" calcext:value-type="float">
            <text:p>881.1079</text:p>
          </table:table-cell>
          <table:table-cell office:value-type="float" office:value="843.775" calcext:value-type="float">
            <text:p>843.775</text:p>
          </table:table-cell>
          <table:table-cell office:value-type="float" office:value="832.3965" calcext:value-type="float">
            <text:p>832.3965</text:p>
          </table:table-cell>
          <table:table-cell office:value-type="float" office:value="851.6556" calcext:value-type="float">
            <text:p>851.6556</text:p>
          </table:table-cell>
          <table:table-cell office:value-type="float" office:value="320.7615" calcext:value-type="float">
            <text:p>320.7615</text:p>
          </table:table-cell>
          <table:table-cell office:value-type="float" office:value="437.8608" calcext:value-type="float">
            <text:p>437.8608</text:p>
          </table:table-cell>
          <table:table-cell office:value-type="float" office:value="382.3022" calcext:value-type="float">
            <text:p>382.3022</text:p>
          </table:table-cell>
          <table:table-cell office:value-type="float" office:value="332.5475" calcext:value-type="float">
            <text:p>332.54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107.0947" calcext:value-type="float">
            <text:p>107.0947</text:p>
          </table:table-cell>
          <table:table-cell office:value-type="float" office:value="5367.298" calcext:value-type="float">
            <text:p>5367.298</text:p>
          </table:table-cell>
          <table:table-cell office:value-type="float" office:value="0" calcext:value-type="float">
            <text:p>0</text:p>
          </table:table-cell>
          <table:table-cell office:value-type="float" office:value="56.3284" calcext:value-type="float">
            <text:p>56.3284</text:p>
          </table:table-cell>
          <table:table-cell office:value-type="float" office:value="-288.1373" calcext:value-type="float">
            <text:p>-288.1373</text:p>
          </table:table-cell>
          <table:table-cell office:value-type="float" office:value="792.0834" calcext:value-type="float">
            <text:p>792.0834</text:p>
          </table:table-cell>
          <table:table-cell office:value-type="float" office:value="-230.9705" calcext:value-type="float">
            <text:p>-230.9705</text:p>
          </table:table-cell>
          <table:table-cell office:value-type="float" office:value="35.45659" calcext:value-type="float">
            <text:p>35.45659</text:p>
          </table:table-cell>
          <table:table-cell office:value-type="float" office:value="10.12954" calcext:value-type="float">
            <text:p>10.12954</text:p>
          </table:table-cell>
          <table:table-cell office:value-type="float" office:value="0.1018294" calcext:value-type="float">
            <text:p>0.101829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41534" calcext:value-type="float">
            <text:p>0.1641534</text:p>
          </table:table-cell>
          <table:table-cell office:value-type="float" office:value="-1.060186" calcext:value-type="float">
            <text:p>-1.060186</text:p>
          </table:table-cell>
          <table:table-cell office:value-type="float" office:value="360" calcext:value-type="float">
            <text:p>360</text:p>
          </table:table-cell>
          <table:table-cell office:value-type="float" office:value="626.8474" calcext:value-type="float">
            <text:p>626.8474</text:p>
          </table:table-cell>
          <table:table-cell office:value-type="float" office:value="0" calcext:value-type="float">
            <text:p>0</text:p>
          </table:table-cell>
          <table:table-cell office:value-type="float" office:value="205.9796" calcext:value-type="float">
            <text:p>205.9796</text:p>
          </table:table-cell>
          <table:table-cell office:value-type="float" office:value="268.4357" calcext:value-type="float">
            <text:p>268.4357</text:p>
          </table:table-cell>
          <table:table-cell office:value-type="float" office:value="881.3578" calcext:value-type="float">
            <text:p>881.3578</text:p>
          </table:table-cell>
          <table:table-cell office:value-type="float" office:value="843.9963" calcext:value-type="float">
            <text:p>843.9963</text:p>
          </table:table-cell>
          <table:table-cell office:value-type="float" office:value="832.612" calcext:value-type="float">
            <text:p>832.612</text:p>
          </table:table-cell>
          <table:table-cell office:value-type="float" office:value="851.8463" calcext:value-type="float">
            <text:p>851.8463</text:p>
          </table:table-cell>
          <table:table-cell office:value-type="float" office:value="320.9662" calcext:value-type="float">
            <text:p>320.9662</text:p>
          </table:table-cell>
          <table:table-cell office:value-type="float" office:value="438.0227" calcext:value-type="float">
            <text:p>438.0227</text:p>
          </table:table-cell>
          <table:table-cell office:value-type="float" office:value="382.402" calcext:value-type="float">
            <text:p>382.402</text:p>
          </table:table-cell>
          <table:table-cell office:value-type="float" office:value="332.6823" calcext:value-type="float">
            <text:p>332.68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109.123" calcext:value-type="float">
            <text:p>109.123</text:p>
          </table:table-cell>
          <table:table-cell office:value-type="float" office:value="5367.19" calcext:value-type="float">
            <text:p>5367.19</text:p>
          </table:table-cell>
          <table:table-cell office:value-type="float" office:value="0" calcext:value-type="float">
            <text:p>0</text:p>
          </table:table-cell>
          <table:table-cell office:value-type="float" office:value="58.70243" calcext:value-type="float">
            <text:p>58.70243</text:p>
          </table:table-cell>
          <table:table-cell office:value-type="float" office:value="-291.9793" calcext:value-type="float">
            <text:p>-291.9793</text:p>
          </table:table-cell>
          <table:table-cell office:value-type="float" office:value="800.215" calcext:value-type="float">
            <text:p>800.215</text:p>
          </table:table-cell>
          <table:table-cell office:value-type="float" office:value="-234.1755" calcext:value-type="float">
            <text:p>-234.1755</text:p>
          </table:table-cell>
          <table:table-cell office:value-type="float" office:value="35.52986" calcext:value-type="float">
            <text:p>35.52986</text:p>
          </table:table-cell>
          <table:table-cell office:value-type="float" office:value="10.45906" calcext:value-type="float">
            <text:p>10.45906</text:p>
          </table:table-cell>
          <table:table-cell office:value-type="float" office:value="0.1028407" calcext:value-type="float">
            <text:p>0.102840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45161" calcext:value-type="float">
            <text:p>0.1645161</text:p>
          </table:table-cell>
          <table:table-cell office:value-type="float" office:value="-1.070992" calcext:value-type="float">
            <text:p>-1.070992</text:p>
          </table:table-cell>
          <table:table-cell office:value-type="float" office:value="360" calcext:value-type="float">
            <text:p>360</text:p>
          </table:table-cell>
          <table:table-cell office:value-type="float" office:value="633.3402" calcext:value-type="float">
            <text:p>633.3402</text:p>
          </table:table-cell>
          <table:table-cell office:value-type="float" office:value="0" calcext:value-type="float">
            <text:p>0</text:p>
          </table:table-cell>
          <table:table-cell office:value-type="float" office:value="205.9897" calcext:value-type="float">
            <text:p>205.9897</text:p>
          </table:table-cell>
          <table:table-cell office:value-type="float" office:value="268.5418" calcext:value-type="float">
            <text:p>268.5418</text:p>
          </table:table-cell>
          <table:table-cell office:value-type="float" office:value="881.6021" calcext:value-type="float">
            <text:p>881.6021</text:p>
          </table:table-cell>
          <table:table-cell office:value-type="float" office:value="844.217" calcext:value-type="float">
            <text:p>844.217</text:p>
          </table:table-cell>
          <table:table-cell office:value-type="float" office:value="832.8254" calcext:value-type="float">
            <text:p>832.8254</text:p>
          </table:table-cell>
          <table:table-cell office:value-type="float" office:value="852.0381" calcext:value-type="float">
            <text:p>852.0381</text:p>
          </table:table-cell>
          <table:table-cell office:value-type="float" office:value="321.1723" calcext:value-type="float">
            <text:p>321.1723</text:p>
          </table:table-cell>
          <table:table-cell office:value-type="float" office:value="438.1862" calcext:value-type="float">
            <text:p>438.1862</text:p>
          </table:table-cell>
          <table:table-cell office:value-type="float" office:value="382.5024" calcext:value-type="float">
            <text:p>382.5024</text:p>
          </table:table-cell>
          <table:table-cell office:value-type="float" office:value="332.8162" calcext:value-type="float">
            <text:p>332.816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111.1599" calcext:value-type="float">
            <text:p>111.1599</text:p>
          </table:table-cell>
          <table:table-cell office:value-type="float" office:value="5367.062" calcext:value-type="float">
            <text:p>5367.062</text:p>
          </table:table-cell>
          <table:table-cell office:value-type="float" office:value="0" calcext:value-type="float">
            <text:p>0</text:p>
          </table:table-cell>
          <table:table-cell office:value-type="float" office:value="61.08941" calcext:value-type="float">
            <text:p>61.08941</text:p>
          </table:table-cell>
          <table:table-cell office:value-type="float" office:value="-295.8833" calcext:value-type="float">
            <text:p>-295.8833</text:p>
          </table:table-cell>
          <table:table-cell office:value-type="float" office:value="808.9604" calcext:value-type="float">
            <text:p>808.9604</text:p>
          </table:table-cell>
          <table:table-cell office:value-type="float" office:value="-237.5363" calcext:value-type="float">
            <text:p>-237.5363</text:p>
          </table:table-cell>
          <table:table-cell office:value-type="float" office:value="35.58703" calcext:value-type="float">
            <text:p>35.58703</text:p>
          </table:table-cell>
          <table:table-cell office:value-type="float" office:value="10.7868" calcext:value-type="float">
            <text:p>10.7868</text:p>
          </table:table-cell>
          <table:table-cell office:value-type="float" office:value="0.1040176" calcext:value-type="float">
            <text:p>0.104017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49034" calcext:value-type="float">
            <text:p>0.1649034</text:p>
          </table:table-cell>
          <table:table-cell office:value-type="float" office:value="-1.081372" calcext:value-type="float">
            <text:p>-1.081372</text:p>
          </table:table-cell>
          <table:table-cell office:value-type="float" office:value="360" calcext:value-type="float">
            <text:p>360</text:p>
          </table:table-cell>
          <table:table-cell office:value-type="float" office:value="633.2421" calcext:value-type="float">
            <text:p>633.2421</text:p>
          </table:table-cell>
          <table:table-cell office:value-type="float" office:value="0" calcext:value-type="float">
            <text:p>0</text:p>
          </table:table-cell>
          <table:table-cell office:value-type="float" office:value="206.0043" calcext:value-type="float">
            <text:p>206.0043</text:p>
          </table:table-cell>
          <table:table-cell office:value-type="float" office:value="268.6493" calcext:value-type="float">
            <text:p>268.6493</text:p>
          </table:table-cell>
          <table:table-cell office:value-type="float" office:value="881.8414" calcext:value-type="float">
            <text:p>881.8414</text:p>
          </table:table-cell>
          <table:table-cell office:value-type="float" office:value="844.4326" calcext:value-type="float">
            <text:p>844.4326</text:p>
          </table:table-cell>
          <table:table-cell office:value-type="float" office:value="833.0349" calcext:value-type="float">
            <text:p>833.0349</text:p>
          </table:table-cell>
          <table:table-cell office:value-type="float" office:value="852.226" calcext:value-type="float">
            <text:p>852.226</text:p>
          </table:table-cell>
          <table:table-cell office:value-type="float" office:value="321.3801" calcext:value-type="float">
            <text:p>321.3801</text:p>
          </table:table-cell>
          <table:table-cell office:value-type="float" office:value="438.351" calcext:value-type="float">
            <text:p>438.351</text:p>
          </table:table-cell>
          <table:table-cell office:value-type="float" office:value="382.6036" calcext:value-type="float">
            <text:p>382.6036</text:p>
          </table:table-cell>
          <table:table-cell office:value-type="float" office:value="332.9486" calcext:value-type="float">
            <text:p>332.94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113.5865" calcext:value-type="float">
            <text:p>113.5865</text:p>
          </table:table-cell>
          <table:table-cell office:value-type="float" office:value="5366.926" calcext:value-type="float">
            <text:p>5366.926</text:p>
          </table:table-cell>
          <table:table-cell office:value-type="float" office:value="0" calcext:value-type="float">
            <text:p>0</text:p>
          </table:table-cell>
          <table:table-cell office:value-type="float" office:value="63.87014" calcext:value-type="float">
            <text:p>63.87014</text:p>
          </table:table-cell>
          <table:table-cell office:value-type="float" office:value="-299.7788" calcext:value-type="float">
            <text:p>-299.7788</text:p>
          </table:table-cell>
          <table:table-cell office:value-type="float" office:value="818.2711" calcext:value-type="float">
            <text:p>818.2711</text:p>
          </table:table-cell>
          <table:table-cell office:value-type="float" office:value="-240.8721" calcext:value-type="float">
            <text:p>-240.8721</text:p>
          </table:table-cell>
          <table:table-cell office:value-type="float" office:value="35.64873" calcext:value-type="float">
            <text:p>35.64873</text:p>
          </table:table-cell>
          <table:table-cell office:value-type="float" office:value="11.53642" calcext:value-type="float">
            <text:p>11.53642</text:p>
          </table:table-cell>
          <table:table-cell office:value-type="float" office:value="0.08869009" calcext:value-type="float">
            <text:p>0.0886900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52668" calcext:value-type="float">
            <text:p>0.1652668</text:p>
          </table:table-cell>
          <table:table-cell office:value-type="float" office:value="-1.091744" calcext:value-type="float">
            <text:p>-1.091744</text:p>
          </table:table-cell>
          <table:table-cell office:value-type="float" office:value="360" calcext:value-type="float">
            <text:p>360</text:p>
          </table:table-cell>
          <table:table-cell office:value-type="float" office:value="637.8221" calcext:value-type="float">
            <text:p>637.8221</text:p>
          </table:table-cell>
          <table:table-cell office:value-type="float" office:value="0" calcext:value-type="float">
            <text:p>0</text:p>
          </table:table-cell>
          <table:table-cell office:value-type="float" office:value="206.0193" calcext:value-type="float">
            <text:p>206.0193</text:p>
          </table:table-cell>
          <table:table-cell office:value-type="float" office:value="268.7552" calcext:value-type="float">
            <text:p>268.7552</text:p>
          </table:table-cell>
          <table:table-cell office:value-type="float" office:value="882.0709" calcext:value-type="float">
            <text:p>882.0709</text:p>
          </table:table-cell>
          <table:table-cell office:value-type="float" office:value="844.6381" calcext:value-type="float">
            <text:p>844.6381</text:p>
          </table:table-cell>
          <table:table-cell office:value-type="float" office:value="833.2409" calcext:value-type="float">
            <text:p>833.2409</text:p>
          </table:table-cell>
          <table:table-cell office:value-type="float" office:value="852.4103" calcext:value-type="float">
            <text:p>852.4103</text:p>
          </table:table-cell>
          <table:table-cell office:value-type="float" office:value="321.5866" calcext:value-type="float">
            <text:p>321.5866</text:p>
          </table:table-cell>
          <table:table-cell office:value-type="float" office:value="438.5124" calcext:value-type="float">
            <text:p>438.5124</text:p>
          </table:table-cell>
          <table:table-cell office:value-type="float" office:value="382.7025" calcext:value-type="float">
            <text:p>382.7025</text:p>
          </table:table-cell>
          <table:table-cell office:value-type="float" office:value="333.0768" calcext:value-type="float">
            <text:p>333.07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116.3037" calcext:value-type="float">
            <text:p>116.3037</text:p>
          </table:table-cell>
          <table:table-cell office:value-type="float" office:value="5366.795" calcext:value-type="float">
            <text:p>5366.795</text:p>
          </table:table-cell>
          <table:table-cell office:value-type="float" office:value="0" calcext:value-type="float">
            <text:p>0</text:p>
          </table:table-cell>
          <table:table-cell office:value-type="float" office:value="66.90022" calcext:value-type="float">
            <text:p>66.90022</text:p>
          </table:table-cell>
          <table:table-cell office:value-type="float" office:value="-303.5894" calcext:value-type="float">
            <text:p>-303.5894</text:p>
          </table:table-cell>
          <table:table-cell office:value-type="float" office:value="826.1327" calcext:value-type="float">
            <text:p>826.1327</text:p>
          </table:table-cell>
          <table:table-cell office:value-type="float" office:value="-244.1465" calcext:value-type="float">
            <text:p>-244.1465</text:p>
          </table:table-cell>
          <table:table-cell office:value-type="float" office:value="35.66745" calcext:value-type="float">
            <text:p>35.66745</text:p>
          </table:table-cell>
          <table:table-cell office:value-type="float" office:value="12.58658" calcext:value-type="float">
            <text:p>12.58658</text:p>
          </table:table-cell>
          <table:table-cell office:value-type="float" office:value="0.1089251" calcext:value-type="float">
            <text:p>0.108925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56304" calcext:value-type="float">
            <text:p>0.1656304</text:p>
          </table:table-cell>
          <table:table-cell office:value-type="float" office:value="-1.102317" calcext:value-type="float">
            <text:p>-1.102317</text:p>
          </table:table-cell>
          <table:table-cell office:value-type="float" office:value="360" calcext:value-type="float">
            <text:p>360</text:p>
          </table:table-cell>
          <table:table-cell office:value-type="float" office:value="643.6481" calcext:value-type="float">
            <text:p>643.6481</text:p>
          </table:table-cell>
          <table:table-cell office:value-type="float" office:value="0" calcext:value-type="float">
            <text:p>0</text:p>
          </table:table-cell>
          <table:table-cell office:value-type="float" office:value="206.0296" calcext:value-type="float">
            <text:p>206.0296</text:p>
          </table:table-cell>
          <table:table-cell office:value-type="float" office:value="268.8635" calcext:value-type="float">
            <text:p>268.8635</text:p>
          </table:table-cell>
          <table:table-cell office:value-type="float" office:value="882.3092" calcext:value-type="float">
            <text:p>882.3092</text:p>
          </table:table-cell>
          <table:table-cell office:value-type="float" office:value="844.8439" calcext:value-type="float">
            <text:p>844.8439</text:p>
          </table:table-cell>
          <table:table-cell office:value-type="float" office:value="833.4456" calcext:value-type="float">
            <text:p>833.4456</text:p>
          </table:table-cell>
          <table:table-cell office:value-type="float" office:value="852.5914" calcext:value-type="float">
            <text:p>852.5914</text:p>
          </table:table-cell>
          <table:table-cell office:value-type="float" office:value="321.7936" calcext:value-type="float">
            <text:p>321.7936</text:p>
          </table:table-cell>
          <table:table-cell office:value-type="float" office:value="438.6716" calcext:value-type="float">
            <text:p>438.6716</text:p>
          </table:table-cell>
          <table:table-cell office:value-type="float" office:value="382.7998" calcext:value-type="float">
            <text:p>382.7998</text:p>
          </table:table-cell>
          <table:table-cell office:value-type="float" office:value="333.2015" calcext:value-type="float">
            <text:p>333.20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119.2335" calcext:value-type="float">
            <text:p>119.2335</text:p>
          </table:table-cell>
          <table:table-cell office:value-type="float" office:value="5366.661" calcext:value-type="float">
            <text:p>5366.661</text:p>
          </table:table-cell>
          <table:table-cell office:value-type="float" office:value="0" calcext:value-type="float">
            <text:p>0</text:p>
          </table:table-cell>
          <table:table-cell office:value-type="float" office:value="70.12997" calcext:value-type="float">
            <text:p>70.12997</text:p>
          </table:table-cell>
          <table:table-cell office:value-type="float" office:value="-307.4367" calcext:value-type="float">
            <text:p>-307.4367</text:p>
          </table:table-cell>
          <table:table-cell office:value-type="float" office:value="837.976" calcext:value-type="float">
            <text:p>837.976</text:p>
          </table:table-cell>
          <table:table-cell office:value-type="float" office:value="-247.4941" calcext:value-type="float">
            <text:p>-247.4941</text:p>
          </table:table-cell>
          <table:table-cell office:value-type="float" office:value="35.6435" calcext:value-type="float">
            <text:p>35.6435</text:p>
          </table:table-cell>
          <table:table-cell office:value-type="float" office:value="13.84424" calcext:value-type="float">
            <text:p>13.84424</text:p>
          </table:table-cell>
          <table:table-cell office:value-type="float" office:value="0.08684772" calcext:value-type="float">
            <text:p>0.0868477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5993" calcext:value-type="float">
            <text:p>0.165993</text:p>
          </table:table-cell>
          <table:table-cell office:value-type="float" office:value="-1.113074" calcext:value-type="float">
            <text:p>-1.113074</text:p>
          </table:table-cell>
          <table:table-cell office:value-type="float" office:value="360" calcext:value-type="float">
            <text:p>360</text:p>
          </table:table-cell>
          <table:table-cell office:value-type="float" office:value="648.9224" calcext:value-type="float">
            <text:p>648.9224</text:p>
          </table:table-cell>
          <table:table-cell office:value-type="float" office:value="0" calcext:value-type="float">
            <text:p>0</text:p>
          </table:table-cell>
          <table:table-cell office:value-type="float" office:value="206.041" calcext:value-type="float">
            <text:p>206.041</text:p>
          </table:table-cell>
          <table:table-cell office:value-type="float" office:value="268.9711" calcext:value-type="float">
            <text:p>268.9711</text:p>
          </table:table-cell>
          <table:table-cell office:value-type="float" office:value="882.5505" calcext:value-type="float">
            <text:p>882.5505</text:p>
          </table:table-cell>
          <table:table-cell office:value-type="float" office:value="845.0497" calcext:value-type="float">
            <text:p>845.0497</text:p>
          </table:table-cell>
          <table:table-cell office:value-type="float" office:value="833.6503" calcext:value-type="float">
            <text:p>833.6503</text:p>
          </table:table-cell>
          <table:table-cell office:value-type="float" office:value="852.7734" calcext:value-type="float">
            <text:p>852.7734</text:p>
          </table:table-cell>
          <table:table-cell office:value-type="float" office:value="322.0015" calcext:value-type="float">
            <text:p>322.0015</text:p>
          </table:table-cell>
          <table:table-cell office:value-type="float" office:value="438.8296" calcext:value-type="float">
            <text:p>438.8296</text:p>
          </table:table-cell>
          <table:table-cell office:value-type="float" office:value="382.8965" calcext:value-type="float">
            <text:p>382.8965</text:p>
          </table:table-cell>
          <table:table-cell office:value-type="float" office:value="333.324" calcext:value-type="float">
            <text:p>333.3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122.1417" calcext:value-type="float">
            <text:p>122.1417</text:p>
          </table:table-cell>
          <table:table-cell office:value-type="float" office:value="5366.509" calcext:value-type="float">
            <text:p>5366.509</text:p>
          </table:table-cell>
          <table:table-cell office:value-type="float" office:value="0" calcext:value-type="float">
            <text:p>0</text:p>
          </table:table-cell>
          <table:table-cell office:value-type="float" office:value="73.34679" calcext:value-type="float">
            <text:p>73.34679</text:p>
          </table:table-cell>
          <table:table-cell office:value-type="float" office:value="-311.4043" calcext:value-type="float">
            <text:p>-311.4043</text:p>
          </table:table-cell>
          <table:table-cell office:value-type="float" office:value="845.5967" calcext:value-type="float">
            <text:p>845.5967</text:p>
          </table:table-cell>
          <table:table-cell office:value-type="float" office:value="-250.9758" calcext:value-type="float">
            <text:p>-250.9758</text:p>
          </table:table-cell>
          <table:table-cell office:value-type="float" office:value="35.60833" calcext:value-type="float">
            <text:p>35.60833</text:p>
          </table:table-cell>
          <table:table-cell office:value-type="float" office:value="15.08694" calcext:value-type="float">
            <text:p>15.08694</text:p>
          </table:table-cell>
          <table:table-cell office:value-type="float" office:value="0.0945263" calcext:value-type="float">
            <text:p>0.094526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63535" calcext:value-type="float">
            <text:p>0.1663535</text:p>
          </table:table-cell>
          <table:table-cell office:value-type="float" office:value="-1.123996" calcext:value-type="float">
            <text:p>-1.123996</text:p>
          </table:table-cell>
          <table:table-cell office:value-type="float" office:value="360" calcext:value-type="float">
            <text:p>360</text:p>
          </table:table-cell>
          <table:table-cell office:value-type="float" office:value="653.0137" calcext:value-type="float">
            <text:p>653.0137</text:p>
          </table:table-cell>
          <table:table-cell office:value-type="float" office:value="0" calcext:value-type="float">
            <text:p>0</text:p>
          </table:table-cell>
          <table:table-cell office:value-type="float" office:value="206.0576" calcext:value-type="float">
            <text:p>206.0576</text:p>
          </table:table-cell>
          <table:table-cell office:value-type="float" office:value="269.0768" calcext:value-type="float">
            <text:p>269.0768</text:p>
          </table:table-cell>
          <table:table-cell office:value-type="float" office:value="882.7822" calcext:value-type="float">
            <text:p>882.7822</text:p>
          </table:table-cell>
          <table:table-cell office:value-type="float" office:value="845.2452" calcext:value-type="float">
            <text:p>845.2452</text:p>
          </table:table-cell>
          <table:table-cell office:value-type="float" office:value="833.8511" calcext:value-type="float">
            <text:p>833.8511</text:p>
          </table:table-cell>
          <table:table-cell office:value-type="float" office:value="852.9528" calcext:value-type="float">
            <text:p>852.9528</text:p>
          </table:table-cell>
          <table:table-cell office:value-type="float" office:value="322.2124" calcext:value-type="float">
            <text:p>322.2124</text:p>
          </table:table-cell>
          <table:table-cell office:value-type="float" office:value="438.9867" calcext:value-type="float">
            <text:p>438.9867</text:p>
          </table:table-cell>
          <table:table-cell office:value-type="float" office:value="382.9922" calcext:value-type="float">
            <text:p>382.9922</text:p>
          </table:table-cell>
          <table:table-cell office:value-type="float" office:value="333.444" calcext:value-type="float">
            <text:p>333.44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124.9552" calcext:value-type="float">
            <text:p>124.9552</text:p>
          </table:table-cell>
          <table:table-cell office:value-type="float" office:value="5366.37" calcext:value-type="float">
            <text:p>5366.37</text:p>
          </table:table-cell>
          <table:table-cell office:value-type="float" office:value="0" calcext:value-type="float">
            <text:p>0</text:p>
          </table:table-cell>
          <table:table-cell office:value-type="float" office:value="76.61974" calcext:value-type="float">
            <text:p>76.61974</text:p>
          </table:table-cell>
          <table:table-cell office:value-type="float" office:value="-314.2775" calcext:value-type="float">
            <text:p>-314.2775</text:p>
          </table:table-cell>
          <table:table-cell office:value-type="float" office:value="853.5226" calcext:value-type="float">
            <text:p>853.5226</text:p>
          </table:table-cell>
          <table:table-cell office:value-type="float" office:value="-254.4904" calcext:value-type="float">
            <text:p>-254.4904</text:p>
          </table:table-cell>
          <table:table-cell office:value-type="float" office:value="35.75563" calcext:value-type="float">
            <text:p>35.75563</text:p>
          </table:table-cell>
          <table:table-cell office:value-type="float" office:value="16.28242" calcext:value-type="float">
            <text:p>16.28242</text:p>
          </table:table-cell>
          <table:table-cell office:value-type="float" office:value="0.1053577" calcext:value-type="float">
            <text:p>0.105357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67374" calcext:value-type="float">
            <text:p>0.1667374</text:p>
          </table:table-cell>
          <table:table-cell office:value-type="float" office:value="-1.133344" calcext:value-type="float">
            <text:p>-1.133344</text:p>
          </table:table-cell>
          <table:table-cell office:value-type="float" office:value="360" calcext:value-type="float">
            <text:p>360</text:p>
          </table:table-cell>
          <table:table-cell office:value-type="float" office:value="651.2762" calcext:value-type="float">
            <text:p>651.2762</text:p>
          </table:table-cell>
          <table:table-cell office:value-type="float" office:value="0" calcext:value-type="float">
            <text:p>0</text:p>
          </table:table-cell>
          <table:table-cell office:value-type="float" office:value="206.0787" calcext:value-type="float">
            <text:p>206.0787</text:p>
          </table:table-cell>
          <table:table-cell office:value-type="float" office:value="269.1852" calcext:value-type="float">
            <text:p>269.1852</text:p>
          </table:table-cell>
          <table:table-cell office:value-type="float" office:value="883.0083" calcext:value-type="float">
            <text:p>883.0083</text:p>
          </table:table-cell>
          <table:table-cell office:value-type="float" office:value="845.4327" calcext:value-type="float">
            <text:p>845.4327</text:p>
          </table:table-cell>
          <table:table-cell office:value-type="float" office:value="834.0463" calcext:value-type="float">
            <text:p>834.0463</text:p>
          </table:table-cell>
          <table:table-cell office:value-type="float" office:value="853.1273" calcext:value-type="float">
            <text:p>853.1273</text:p>
          </table:table-cell>
          <table:table-cell office:value-type="float" office:value="322.4196" calcext:value-type="float">
            <text:p>322.4196</text:p>
          </table:table-cell>
          <table:table-cell office:value-type="float" office:value="439.1395" calcext:value-type="float">
            <text:p>439.1395</text:p>
          </table:table-cell>
          <table:table-cell office:value-type="float" office:value="383.0844" calcext:value-type="float">
            <text:p>383.0844</text:p>
          </table:table-cell>
          <table:table-cell office:value-type="float" office:value="333.559" calcext:value-type="float">
            <text:p>333.5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128.4859" calcext:value-type="float">
            <text:p>128.4859</text:p>
          </table:table-cell>
          <table:table-cell office:value-type="float" office:value="5366.218" calcext:value-type="float">
            <text:p>5366.218</text:p>
          </table:table-cell>
          <table:table-cell office:value-type="float" office:value="0" calcext:value-type="float">
            <text:p>0</text:p>
          </table:table-cell>
          <table:table-cell office:value-type="float" office:value="80.7187" calcext:value-type="float">
            <text:p>80.7187</text:p>
          </table:table-cell>
          <table:table-cell office:value-type="float" office:value="-318.0302" calcext:value-type="float">
            <text:p>-318.0302</text:p>
          </table:table-cell>
          <table:table-cell office:value-type="float" office:value="861.5211" calcext:value-type="float">
            <text:p>861.5211</text:p>
          </table:table-cell>
          <table:table-cell office:value-type="float" office:value="-258.0315" calcext:value-type="float">
            <text:p>-258.0315</text:p>
          </table:table-cell>
          <table:table-cell office:value-type="float" office:value="35.98722" calcext:value-type="float">
            <text:p>35.98722</text:p>
          </table:table-cell>
          <table:table-cell office:value-type="float" office:value="18.40093" calcext:value-type="float">
            <text:p>18.40093</text:p>
          </table:table-cell>
          <table:table-cell office:value-type="float" office:value="0.1079525" calcext:value-type="float">
            <text:p>0.107952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71223" calcext:value-type="float">
            <text:p>0.1671223</text:p>
          </table:table-cell>
          <table:table-cell office:value-type="float" office:value="-1.143304" calcext:value-type="float">
            <text:p>-1.143304</text:p>
          </table:table-cell>
          <table:table-cell office:value-type="float" office:value="360" calcext:value-type="float">
            <text:p>360</text:p>
          </table:table-cell>
          <table:table-cell office:value-type="float" office:value="655.0748" calcext:value-type="float">
            <text:p>655.0748</text:p>
          </table:table-cell>
          <table:table-cell office:value-type="float" office:value="0" calcext:value-type="float">
            <text:p>0</text:p>
          </table:table-cell>
          <table:table-cell office:value-type="float" office:value="206.0779" calcext:value-type="float">
            <text:p>206.0779</text:p>
          </table:table-cell>
          <table:table-cell office:value-type="float" office:value="269.259" calcext:value-type="float">
            <text:p>269.259</text:p>
          </table:table-cell>
          <table:table-cell office:value-type="float" office:value="883.1649" calcext:value-type="float">
            <text:p>883.1649</text:p>
          </table:table-cell>
          <table:table-cell office:value-type="float" office:value="845.6039" calcext:value-type="float">
            <text:p>845.6039</text:p>
          </table:table-cell>
          <table:table-cell office:value-type="float" office:value="834.2239" calcext:value-type="float">
            <text:p>834.2239</text:p>
          </table:table-cell>
          <table:table-cell office:value-type="float" office:value="853.2905" calcext:value-type="float">
            <text:p>853.2905</text:p>
          </table:table-cell>
          <table:table-cell office:value-type="float" office:value="322.6106" calcext:value-type="float">
            <text:p>322.6106</text:p>
          </table:table-cell>
          <table:table-cell office:value-type="float" office:value="439.2794" calcext:value-type="float">
            <text:p>439.2794</text:p>
          </table:table-cell>
          <table:table-cell office:value-type="float" office:value="383.1678" calcext:value-type="float">
            <text:p>383.1678</text:p>
          </table:table-cell>
          <table:table-cell office:value-type="float" office:value="333.6628" calcext:value-type="float">
            <text:p>333.66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131.5864" calcext:value-type="float">
            <text:p>131.5864</text:p>
          </table:table-cell>
          <table:table-cell office:value-type="float" office:value="5366.065" calcext:value-type="float">
            <text:p>5366.065</text:p>
          </table:table-cell>
          <table:table-cell office:value-type="float" office:value="0" calcext:value-type="float">
            <text:p>0</text:p>
          </table:table-cell>
          <table:table-cell office:value-type="float" office:value="84.36189" calcext:value-type="float">
            <text:p>84.36189</text:p>
          </table:table-cell>
          <table:table-cell office:value-type="float" office:value="-322.2749" calcext:value-type="float">
            <text:p>-322.2749</text:p>
          </table:table-cell>
          <table:table-cell office:value-type="float" office:value="871.7996" calcext:value-type="float">
            <text:p>871.7996</text:p>
          </table:table-cell>
          <table:table-cell office:value-type="float" office:value="-261.5335" calcext:value-type="float">
            <text:p>-261.5335</text:p>
          </table:table-cell>
          <table:table-cell office:value-type="float" office:value="36.19185" calcext:value-type="float">
            <text:p>36.19185</text:p>
          </table:table-cell>
          <table:table-cell office:value-type="float" office:value="20.1784" calcext:value-type="float">
            <text:p>20.1784</text:p>
          </table:table-cell>
          <table:table-cell office:value-type="float" office:value="0.1110609" calcext:value-type="float">
            <text:p>0.111060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74856" calcext:value-type="float">
            <text:p>0.1674856</text:p>
          </table:table-cell>
          <table:table-cell office:value-type="float" office:value="-1.154145" calcext:value-type="float">
            <text:p>-1.154145</text:p>
          </table:table-cell>
          <table:table-cell office:value-type="float" office:value="360" calcext:value-type="float">
            <text:p>360</text:p>
          </table:table-cell>
          <table:table-cell office:value-type="float" office:value="654.9479" calcext:value-type="float">
            <text:p>654.9479</text:p>
          </table:table-cell>
          <table:table-cell office:value-type="float" office:value="0" calcext:value-type="float">
            <text:p>0</text:p>
          </table:table-cell>
          <table:table-cell office:value-type="float" office:value="206.0793" calcext:value-type="float">
            <text:p>206.0793</text:p>
          </table:table-cell>
          <table:table-cell office:value-type="float" office:value="269.3272" calcext:value-type="float">
            <text:p>269.3272</text:p>
          </table:table-cell>
          <table:table-cell office:value-type="float" office:value="883.3004" calcext:value-type="float">
            <text:p>883.3004</text:p>
          </table:table-cell>
          <table:table-cell office:value-type="float" office:value="845.7626" calcext:value-type="float">
            <text:p>845.7626</text:p>
          </table:table-cell>
          <table:table-cell office:value-type="float" office:value="834.3995" calcext:value-type="float">
            <text:p>834.3995</text:p>
          </table:table-cell>
          <table:table-cell office:value-type="float" office:value="853.4348" calcext:value-type="float">
            <text:p>853.4348</text:p>
          </table:table-cell>
          <table:table-cell office:value-type="float" office:value="322.7912" calcext:value-type="float">
            <text:p>322.7912</text:p>
          </table:table-cell>
          <table:table-cell office:value-type="float" office:value="439.4115" calcext:value-type="float">
            <text:p>439.4115</text:p>
          </table:table-cell>
          <table:table-cell office:value-type="float" office:value="383.2458" calcext:value-type="float">
            <text:p>383.2458</text:p>
          </table:table-cell>
          <table:table-cell office:value-type="float" office:value="333.7594" calcext:value-type="float">
            <text:p>333.759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135.2045" calcext:value-type="float">
            <text:p>135.2045</text:p>
          </table:table-cell>
          <table:table-cell office:value-type="float" office:value="5365.921" calcext:value-type="float">
            <text:p>5365.921</text:p>
          </table:table-cell>
          <table:table-cell office:value-type="float" office:value="0" calcext:value-type="float">
            <text:p>0</text:p>
          </table:table-cell>
          <table:table-cell office:value-type="float" office:value="88.53948" calcext:value-type="float">
            <text:p>88.53948</text:p>
          </table:table-cell>
          <table:table-cell office:value-type="float" office:value="-326.6722" calcext:value-type="float">
            <text:p>-326.6722</text:p>
          </table:table-cell>
          <table:table-cell office:value-type="float" office:value="882.5999" calcext:value-type="float">
            <text:p>882.5999</text:p>
          </table:table-cell>
          <table:table-cell office:value-type="float" office:value="-265.014" calcext:value-type="float">
            <text:p>-265.014</text:p>
          </table:table-cell>
          <table:table-cell office:value-type="float" office:value="36.3987" calcext:value-type="float">
            <text:p>36.3987</text:p>
          </table:table-cell>
          <table:table-cell office:value-type="float" office:value="22.55353" calcext:value-type="float">
            <text:p>22.55353</text:p>
          </table:table-cell>
          <table:table-cell office:value-type="float" office:value="0.1150751" calcext:value-type="float">
            <text:p>0.115075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78503" calcext:value-type="float">
            <text:p>0.1678503</text:p>
          </table:table-cell>
          <table:table-cell office:value-type="float" office:value="-1.165059" calcext:value-type="float">
            <text:p>-1.165059</text:p>
          </table:table-cell>
          <table:table-cell office:value-type="float" office:value="360" calcext:value-type="float">
            <text:p>360</text:p>
          </table:table-cell>
          <table:table-cell office:value-type="float" office:value="658.188" calcext:value-type="float">
            <text:p>658.188</text:p>
          </table:table-cell>
          <table:table-cell office:value-type="float" office:value="0" calcext:value-type="float">
            <text:p>0</text:p>
          </table:table-cell>
          <table:table-cell office:value-type="float" office:value="206.0832" calcext:value-type="float">
            <text:p>206.0832</text:p>
          </table:table-cell>
          <table:table-cell office:value-type="float" office:value="269.3885" calcext:value-type="float">
            <text:p>269.3885</text:p>
          </table:table-cell>
          <table:table-cell office:value-type="float" office:value="883.4289" calcext:value-type="float">
            <text:p>883.4289</text:p>
          </table:table-cell>
          <table:table-cell office:value-type="float" office:value="845.906" calcext:value-type="float">
            <text:p>845.906</text:p>
          </table:table-cell>
          <table:table-cell office:value-type="float" office:value="834.5667" calcext:value-type="float">
            <text:p>834.5667</text:p>
          </table:table-cell>
          <table:table-cell office:value-type="float" office:value="853.571" calcext:value-type="float">
            <text:p>853.571</text:p>
          </table:table-cell>
          <table:table-cell office:value-type="float" office:value="322.9602" calcext:value-type="float">
            <text:p>322.9602</text:p>
          </table:table-cell>
          <table:table-cell office:value-type="float" office:value="439.5366" calcext:value-type="float">
            <text:p>439.5366</text:p>
          </table:table-cell>
          <table:table-cell office:value-type="float" office:value="383.3193" calcext:value-type="float">
            <text:p>383.3193</text:p>
          </table:table-cell>
          <table:table-cell office:value-type="float" office:value="333.8496" calcext:value-type="float">
            <text:p>333.849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138.5506" calcext:value-type="float">
            <text:p>138.5506</text:p>
          </table:table-cell>
          <table:table-cell office:value-type="float" office:value="5365.784" calcext:value-type="float">
            <text:p>5365.784</text:p>
          </table:table-cell>
          <table:table-cell office:value-type="float" office:value="0" calcext:value-type="float">
            <text:p>0</text:p>
          </table:table-cell>
          <table:table-cell office:value-type="float" office:value="92.43787" calcext:value-type="float">
            <text:p>92.43787</text:p>
          </table:table-cell>
          <table:table-cell office:value-type="float" office:value="-331.0593" calcext:value-type="float">
            <text:p>-331.0593</text:p>
          </table:table-cell>
          <table:table-cell office:value-type="float" office:value="892.8778" calcext:value-type="float">
            <text:p>892.8778</text:p>
          </table:table-cell>
          <table:table-cell office:value-type="float" office:value="-268.5201" calcext:value-type="float">
            <text:p>-268.5201</text:p>
          </table:table-cell>
          <table:table-cell office:value-type="float" office:value="36.59285" calcext:value-type="float">
            <text:p>36.59285</text:p>
          </table:table-cell>
          <table:table-cell office:value-type="float" office:value="24.70609" calcext:value-type="float">
            <text:p>24.70609</text:p>
          </table:table-cell>
          <table:table-cell office:value-type="float" office:value="0.1167829" calcext:value-type="float">
            <text:p>0.116782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82163" calcext:value-type="float">
            <text:p>0.1682163</text:p>
          </table:table-cell>
          <table:table-cell office:value-type="float" office:value="-1.175869" calcext:value-type="float">
            <text:p>-1.175869</text:p>
          </table:table-cell>
          <table:table-cell office:value-type="float" office:value="360" calcext:value-type="float">
            <text:p>360</text:p>
          </table:table-cell>
          <table:table-cell office:value-type="float" office:value="660.6563" calcext:value-type="float">
            <text:p>660.6563</text:p>
          </table:table-cell>
          <table:table-cell office:value-type="float" office:value="0" calcext:value-type="float">
            <text:p>0</text:p>
          </table:table-cell>
          <table:table-cell office:value-type="float" office:value="206.089" calcext:value-type="float">
            <text:p>206.089</text:p>
          </table:table-cell>
          <table:table-cell office:value-type="float" office:value="269.4474" calcext:value-type="float">
            <text:p>269.4474</text:p>
          </table:table-cell>
          <table:table-cell office:value-type="float" office:value="883.5613" calcext:value-type="float">
            <text:p>883.5613</text:p>
          </table:table-cell>
          <table:table-cell office:value-type="float" office:value="846.0416" calcext:value-type="float">
            <text:p>846.0416</text:p>
          </table:table-cell>
          <table:table-cell office:value-type="float" office:value="834.7212" calcext:value-type="float">
            <text:p>834.7212</text:p>
          </table:table-cell>
          <table:table-cell office:value-type="float" office:value="853.7088" calcext:value-type="float">
            <text:p>853.7088</text:p>
          </table:table-cell>
          <table:table-cell office:value-type="float" office:value="323.1162" calcext:value-type="float">
            <text:p>323.1162</text:p>
          </table:table-cell>
          <table:table-cell office:value-type="float" office:value="439.6561" calcext:value-type="float">
            <text:p>439.6561</text:p>
          </table:table-cell>
          <table:table-cell office:value-type="float" office:value="383.3897" calcext:value-type="float">
            <text:p>383.3897</text:p>
          </table:table-cell>
          <table:table-cell office:value-type="float" office:value="333.9348" calcext:value-type="float">
            <text:p>333.93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141.6059" calcext:value-type="float">
            <text:p>141.6059</text:p>
          </table:table-cell>
          <table:table-cell office:value-type="float" office:value="5365.648" calcext:value-type="float">
            <text:p>5365.648</text:p>
          </table:table-cell>
          <table:table-cell office:value-type="float" office:value="0" calcext:value-type="float">
            <text:p>0</text:p>
          </table:table-cell>
          <table:table-cell office:value-type="float" office:value="95.96105" calcext:value-type="float">
            <text:p>95.96105</text:p>
          </table:table-cell>
          <table:table-cell office:value-type="float" office:value="-335.3798" calcext:value-type="float">
            <text:p>-335.3798</text:p>
          </table:table-cell>
          <table:table-cell office:value-type="float" office:value="903.5718" calcext:value-type="float">
            <text:p>903.5718</text:p>
          </table:table-cell>
          <table:table-cell office:value-type="float" office:value="-272.0596" calcext:value-type="float">
            <text:p>-272.0596</text:p>
          </table:table-cell>
          <table:table-cell office:value-type="float" office:value="36.72343" calcext:value-type="float">
            <text:p>36.72343</text:p>
          </table:table-cell>
          <table:table-cell office:value-type="float" office:value="26.57392" calcext:value-type="float">
            <text:p>26.57392</text:p>
          </table:table-cell>
          <table:table-cell office:value-type="float" office:value="0.1177202" calcext:value-type="float">
            <text:p>0.1177202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85834" calcext:value-type="float">
            <text:p>0.1685834</text:p>
          </table:table-cell>
          <table:table-cell office:value-type="float" office:value="-1.1867" calcext:value-type="float">
            <text:p>-1.1867</text:p>
          </table:table-cell>
          <table:table-cell office:value-type="float" office:value="360" calcext:value-type="float">
            <text:p>360</text:p>
          </table:table-cell>
          <table:table-cell office:value-type="float" office:value="663.1166" calcext:value-type="float">
            <text:p>663.1166</text:p>
          </table:table-cell>
          <table:table-cell office:value-type="float" office:value="0" calcext:value-type="float">
            <text:p>0</text:p>
          </table:table-cell>
          <table:table-cell office:value-type="float" office:value="206.1005" calcext:value-type="float">
            <text:p>206.1005</text:p>
          </table:table-cell>
          <table:table-cell office:value-type="float" office:value="269.5104" calcext:value-type="float">
            <text:p>269.5104</text:p>
          </table:table-cell>
          <table:table-cell office:value-type="float" office:value="883.7017" calcext:value-type="float">
            <text:p>883.7017</text:p>
          </table:table-cell>
          <table:table-cell office:value-type="float" office:value="846.1749" calcext:value-type="float">
            <text:p>846.1749</text:p>
          </table:table-cell>
          <table:table-cell office:value-type="float" office:value="834.8782" calcext:value-type="float">
            <text:p>834.8782</text:p>
          </table:table-cell>
          <table:table-cell office:value-type="float" office:value="853.8362" calcext:value-type="float">
            <text:p>853.8362</text:p>
          </table:table-cell>
          <table:table-cell office:value-type="float" office:value="323.2676" calcext:value-type="float">
            <text:p>323.2676</text:p>
          </table:table-cell>
          <table:table-cell office:value-type="float" office:value="439.7733" calcext:value-type="float">
            <text:p>439.7733</text:p>
          </table:table-cell>
          <table:table-cell office:value-type="float" office:value="383.4582" calcext:value-type="float">
            <text:p>383.4582</text:p>
          </table:table-cell>
          <table:table-cell office:value-type="float" office:value="334.0166" calcext:value-type="float">
            <text:p>334.01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145.0397" calcext:value-type="float">
            <text:p>145.0397</text:p>
          </table:table-cell>
          <table:table-cell office:value-type="float" office:value="5365.538" calcext:value-type="float">
            <text:p>5365.538</text:p>
          </table:table-cell>
          <table:table-cell office:value-type="float" office:value="0" calcext:value-type="float">
            <text:p>0</text:p>
          </table:table-cell>
          <table:table-cell office:value-type="float" office:value="99.86835" calcext:value-type="float">
            <text:p>99.86835</text:p>
          </table:table-cell>
          <table:table-cell office:value-type="float" office:value="-338.6061" calcext:value-type="float">
            <text:p>-338.6061</text:p>
          </table:table-cell>
          <table:table-cell office:value-type="float" office:value="911.1567" calcext:value-type="float">
            <text:p>911.1567</text:p>
          </table:table-cell>
          <table:table-cell office:value-type="float" office:value="-275.674" calcext:value-type="float">
            <text:p>-275.674</text:p>
          </table:table-cell>
          <table:table-cell office:value-type="float" office:value="36.86069" calcext:value-type="float">
            <text:p>36.86069</text:p>
          </table:table-cell>
          <table:table-cell office:value-type="float" office:value="28.81286" calcext:value-type="float">
            <text:p>28.81286</text:p>
          </table:table-cell>
          <table:table-cell office:value-type="float" office:value="0.1184827" calcext:value-type="float">
            <text:p>0.118482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89804" calcext:value-type="float">
            <text:p>0.1689804</text:p>
          </table:table-cell>
          <table:table-cell office:value-type="float" office:value="-1.195471" calcext:value-type="float">
            <text:p>-1.195471</text:p>
          </table:table-cell>
          <table:table-cell office:value-type="float" office:value="360" calcext:value-type="float">
            <text:p>360</text:p>
          </table:table-cell>
          <table:table-cell office:value-type="float" office:value="663.4277" calcext:value-type="float">
            <text:p>663.4277</text:p>
          </table:table-cell>
          <table:table-cell office:value-type="float" office:value="0" calcext:value-type="float">
            <text:p>0</text:p>
          </table:table-cell>
          <table:table-cell office:value-type="float" office:value="206.1202" calcext:value-type="float">
            <text:p>206.1202</text:p>
          </table:table-cell>
          <table:table-cell office:value-type="float" office:value="269.5847" calcext:value-type="float">
            <text:p>269.5847</text:p>
          </table:table-cell>
          <table:table-cell office:value-type="float" office:value="883.8572" calcext:value-type="float">
            <text:p>883.8572</text:p>
          </table:table-cell>
          <table:table-cell office:value-type="float" office:value="846.3145" calcext:value-type="float">
            <text:p>846.3145</text:p>
          </table:table-cell>
          <table:table-cell office:value-type="float" office:value="835.0366" calcext:value-type="float">
            <text:p>835.0366</text:p>
          </table:table-cell>
          <table:table-cell office:value-type="float" office:value="853.9628" calcext:value-type="float">
            <text:p>853.9628</text:p>
          </table:table-cell>
          <table:table-cell office:value-type="float" office:value="323.4172" calcext:value-type="float">
            <text:p>323.4172</text:p>
          </table:table-cell>
          <table:table-cell office:value-type="float" office:value="439.8887" calcext:value-type="float">
            <text:p>439.8887</text:p>
          </table:table-cell>
          <table:table-cell office:value-type="float" office:value="383.5257" calcext:value-type="float">
            <text:p>383.5257</text:p>
          </table:table-cell>
          <table:table-cell office:value-type="float" office:value="334.0962" calcext:value-type="float">
            <text:p>334.09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148.6033" calcext:value-type="float">
            <text:p>148.6033</text:p>
          </table:table-cell>
          <table:table-cell office:value-type="float" office:value="5365.413" calcext:value-type="float">
            <text:p>5365.413</text:p>
          </table:table-cell>
          <table:table-cell office:value-type="float" office:value="0" calcext:value-type="float">
            <text:p>0</text:p>
          </table:table-cell>
          <table:table-cell office:value-type="float" office:value="104.0439" calcext:value-type="float">
            <text:p>104.0439</text:p>
          </table:table-cell>
          <table:table-cell office:value-type="float" office:value="-343.2671" calcext:value-type="float">
            <text:p>-343.2671</text:p>
          </table:table-cell>
          <table:table-cell office:value-type="float" office:value="923.1458" calcext:value-type="float">
            <text:p>923.1458</text:p>
          </table:table-cell>
          <table:table-cell office:value-type="float" office:value="-279.502" calcext:value-type="float">
            <text:p>-279.502</text:p>
          </table:table-cell>
          <table:table-cell office:value-type="float" office:value="37.1071" calcext:value-type="float">
            <text:p>37.1071</text:p>
          </table:table-cell>
          <table:table-cell office:value-type="float" office:value="31.28261" calcext:value-type="float">
            <text:p>31.28261</text:p>
          </table:table-cell>
          <table:table-cell office:value-type="float" office:value="0.1190728" calcext:value-type="float">
            <text:p>0.119072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93482" calcext:value-type="float">
            <text:p>0.1693482</text:p>
          </table:table-cell>
          <table:table-cell office:value-type="float" office:value="-1.206473" calcext:value-type="float">
            <text:p>-1.206473</text:p>
          </table:table-cell>
          <table:table-cell office:value-type="float" office:value="360" calcext:value-type="float">
            <text:p>360</text:p>
          </table:table-cell>
          <table:table-cell office:value-type="float" office:value="663.7493" calcext:value-type="float">
            <text:p>663.7493</text:p>
          </table:table-cell>
          <table:table-cell office:value-type="float" office:value="0" calcext:value-type="float">
            <text:p>0</text:p>
          </table:table-cell>
          <table:table-cell office:value-type="float" office:value="206.1305" calcext:value-type="float">
            <text:p>206.1305</text:p>
          </table:table-cell>
          <table:table-cell office:value-type="float" office:value="269.6337" calcext:value-type="float">
            <text:p>269.6337</text:p>
          </table:table-cell>
          <table:table-cell office:value-type="float" office:value="883.9724" calcext:value-type="float">
            <text:p>883.9724</text:p>
          </table:table-cell>
          <table:table-cell office:value-type="float" office:value="846.4358" calcext:value-type="float">
            <text:p>846.4358</text:p>
          </table:table-cell>
          <table:table-cell office:value-type="float" office:value="835.1815" calcext:value-type="float">
            <text:p>835.1815</text:p>
          </table:table-cell>
          <table:table-cell office:value-type="float" office:value="854.0922" calcext:value-type="float">
            <text:p>854.0922</text:p>
          </table:table-cell>
          <table:table-cell office:value-type="float" office:value="323.5616" calcext:value-type="float">
            <text:p>323.5616</text:p>
          </table:table-cell>
          <table:table-cell office:value-type="float" office:value="439.9995" calcext:value-type="float">
            <text:p>439.9995</text:p>
          </table:table-cell>
          <table:table-cell office:value-type="float" office:value="383.5918" calcext:value-type="float">
            <text:p>383.5918</text:p>
          </table:table-cell>
          <table:table-cell office:value-type="float" office:value="334.173" calcext:value-type="float">
            <text:p>334.17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151.7901" calcext:value-type="float">
            <text:p>151.7901</text:p>
          </table:table-cell>
          <table:table-cell office:value-type="float" office:value="5365.291" calcext:value-type="float">
            <text:p>5365.291</text:p>
          </table:table-cell>
          <table:table-cell office:value-type="float" office:value="0" calcext:value-type="float">
            <text:p>0</text:p>
          </table:table-cell>
          <table:table-cell office:value-type="float" office:value="107.8614" calcext:value-type="float">
            <text:p>107.8614</text:p>
          </table:table-cell>
          <table:table-cell office:value-type="float" office:value="-347.2838" calcext:value-type="float">
            <text:p>-347.2838</text:p>
          </table:table-cell>
          <table:table-cell office:value-type="float" office:value="931.6485" calcext:value-type="float">
            <text:p>931.6485</text:p>
          </table:table-cell>
          <table:table-cell office:value-type="float" office:value="-283.3347" calcext:value-type="float">
            <text:p>-283.3347</text:p>
          </table:table-cell>
          <table:table-cell office:value-type="float" office:value="37.34422" calcext:value-type="float">
            <text:p>37.34422</text:p>
          </table:table-cell>
          <table:table-cell office:value-type="float" office:value="33.38973" calcext:value-type="float">
            <text:p>33.38973</text:p>
          </table:table-cell>
          <table:table-cell office:value-type="float" office:value="0.1196684" calcext:value-type="float">
            <text:p>0.119668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697177" calcext:value-type="float">
            <text:p>0.1697177</text:p>
          </table:table-cell>
          <table:table-cell office:value-type="float" office:value="-1.217132" calcext:value-type="float">
            <text:p>-1.217132</text:p>
          </table:table-cell>
          <table:table-cell office:value-type="float" office:value="360" calcext:value-type="float">
            <text:p>360</text:p>
          </table:table-cell>
          <table:table-cell office:value-type="float" office:value="661.6177" calcext:value-type="float">
            <text:p>661.6177</text:p>
          </table:table-cell>
          <table:table-cell office:value-type="float" office:value="0" calcext:value-type="float">
            <text:p>0</text:p>
          </table:table-cell>
          <table:table-cell office:value-type="float" office:value="206.1576" calcext:value-type="float">
            <text:p>206.1576</text:p>
          </table:table-cell>
          <table:table-cell office:value-type="float" office:value="269.6912" calcext:value-type="float">
            <text:p>269.6912</text:p>
          </table:table-cell>
          <table:table-cell office:value-type="float" office:value="884.0753" calcext:value-type="float">
            <text:p>884.0753</text:p>
          </table:table-cell>
          <table:table-cell office:value-type="float" office:value="846.551" calcext:value-type="float">
            <text:p>846.551</text:p>
          </table:table-cell>
          <table:table-cell office:value-type="float" office:value="835.3251" calcext:value-type="float">
            <text:p>835.3251</text:p>
          </table:table-cell>
          <table:table-cell office:value-type="float" office:value="854.2156" calcext:value-type="float">
            <text:p>854.2156</text:p>
          </table:table-cell>
          <table:table-cell office:value-type="float" office:value="323.7029" calcext:value-type="float">
            <text:p>323.7029</text:p>
          </table:table-cell>
          <table:table-cell office:value-type="float" office:value="440.1075" calcext:value-type="float">
            <text:p>440.1075</text:p>
          </table:table-cell>
          <table:table-cell office:value-type="float" office:value="383.6565" calcext:value-type="float">
            <text:p>383.6565</text:p>
          </table:table-cell>
          <table:table-cell office:value-type="float" office:value="334.2472" calcext:value-type="float">
            <text:p>334.247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154.0952" calcext:value-type="float">
            <text:p>154.0952</text:p>
          </table:table-cell>
          <table:table-cell office:value-type="float" office:value="5365.181" calcext:value-type="float">
            <text:p>5365.181</text:p>
          </table:table-cell>
          <table:table-cell office:value-type="float" office:value="0" calcext:value-type="float">
            <text:p>0</text:p>
          </table:table-cell>
          <table:table-cell office:value-type="float" office:value="110.7124" calcext:value-type="float">
            <text:p>110.7124</text:p>
          </table:table-cell>
          <table:table-cell office:value-type="float" office:value="-349.4009" calcext:value-type="float">
            <text:p>-349.4009</text:p>
          </table:table-cell>
          <table:table-cell office:value-type="float" office:value="935.9446" calcext:value-type="float">
            <text:p>935.9446</text:p>
          </table:table-cell>
          <table:table-cell office:value-type="float" office:value="-286.7188" calcext:value-type="float">
            <text:p>-286.7188</text:p>
          </table:table-cell>
          <table:table-cell office:value-type="float" office:value="37.53923" calcext:value-type="float">
            <text:p>37.53923</text:p>
          </table:table-cell>
          <table:table-cell office:value-type="float" office:value="34.58404" calcext:value-type="float">
            <text:p>34.58404</text:p>
          </table:table-cell>
          <table:table-cell office:value-type="float" office:value="0.1198206" calcext:value-type="float">
            <text:p>0.119820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00896" calcext:value-type="float">
            <text:p>0.1700896</text:p>
          </table:table-cell>
          <table:table-cell office:value-type="float" office:value="-1.227831" calcext:value-type="float">
            <text:p>-1.227831</text:p>
          </table:table-cell>
          <table:table-cell office:value-type="float" office:value="360" calcext:value-type="float">
            <text:p>360</text:p>
          </table:table-cell>
          <table:table-cell office:value-type="float" office:value="661.1387" calcext:value-type="float">
            <text:p>661.1387</text:p>
          </table:table-cell>
          <table:table-cell office:value-type="float" office:value="0" calcext:value-type="float">
            <text:p>0</text:p>
          </table:table-cell>
          <table:table-cell office:value-type="float" office:value="206.1776" calcext:value-type="float">
            <text:p>206.1776</text:p>
          </table:table-cell>
          <table:table-cell office:value-type="float" office:value="269.7472" calcext:value-type="float">
            <text:p>269.7472</text:p>
          </table:table-cell>
          <table:table-cell office:value-type="float" office:value="884.2565" calcext:value-type="float">
            <text:p>884.2565</text:p>
          </table:table-cell>
          <table:table-cell office:value-type="float" office:value="846.6662" calcext:value-type="float">
            <text:p>846.6662</text:p>
          </table:table-cell>
          <table:table-cell office:value-type="float" office:value="835.4591" calcext:value-type="float">
            <text:p>835.4591</text:p>
          </table:table-cell>
          <table:table-cell office:value-type="float" office:value="854.34" calcext:value-type="float">
            <text:p>854.34</text:p>
          </table:table-cell>
          <table:table-cell office:value-type="float" office:value="323.8342" calcext:value-type="float">
            <text:p>323.8342</text:p>
          </table:table-cell>
          <table:table-cell office:value-type="float" office:value="440.2124" calcext:value-type="float">
            <text:p>440.2124</text:p>
          </table:table-cell>
          <table:table-cell office:value-type="float" office:value="383.7194" calcext:value-type="float">
            <text:p>383.7194</text:p>
          </table:table-cell>
          <table:table-cell office:value-type="float" office:value="334.3185" calcext:value-type="float">
            <text:p>334.318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155.8581" calcext:value-type="float">
            <text:p>155.8581</text:p>
          </table:table-cell>
          <table:table-cell office:value-type="float" office:value="5365.099" calcext:value-type="float">
            <text:p>5365.099</text:p>
          </table:table-cell>
          <table:table-cell office:value-type="float" office:value="0" calcext:value-type="float">
            <text:p>0</text:p>
          </table:table-cell>
          <table:table-cell office:value-type="float" office:value="112.9086" calcext:value-type="float">
            <text:p>112.9086</text:p>
          </table:table-cell>
          <table:table-cell office:value-type="float" office:value="-352.542" calcext:value-type="float">
            <text:p>-352.542</text:p>
          </table:table-cell>
          <table:table-cell office:value-type="float" office:value="945.7169" calcext:value-type="float">
            <text:p>945.7169</text:p>
          </table:table-cell>
          <table:table-cell office:value-type="float" office:value="-289.9756" calcext:value-type="float">
            <text:p>-289.9756</text:p>
          </table:table-cell>
          <table:table-cell office:value-type="float" office:value="37.70411" calcext:value-type="float">
            <text:p>37.70411</text:p>
          </table:table-cell>
          <table:table-cell office:value-type="float" office:value="35.32074" calcext:value-type="float">
            <text:p>35.32074</text:p>
          </table:table-cell>
          <table:table-cell office:value-type="float" office:value="0.1200377" calcext:value-type="float">
            <text:p>0.120037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04619" calcext:value-type="float">
            <text:p>0.1704619</text:p>
          </table:table-cell>
          <table:table-cell office:value-type="float" office:value="-1.23906" calcext:value-type="float">
            <text:p>-1.23906</text:p>
          </table:table-cell>
          <table:table-cell office:value-type="float" office:value="360" calcext:value-type="float">
            <text:p>360</text:p>
          </table:table-cell>
          <table:table-cell office:value-type="float" office:value="661.4946" calcext:value-type="float">
            <text:p>661.4946</text:p>
          </table:table-cell>
          <table:table-cell office:value-type="float" office:value="0" calcext:value-type="float">
            <text:p>0</text:p>
          </table:table-cell>
          <table:table-cell office:value-type="float" office:value="206.1881" calcext:value-type="float">
            <text:p>206.1881</text:p>
          </table:table-cell>
          <table:table-cell office:value-type="float" office:value="269.806" calcext:value-type="float">
            <text:p>269.806</text:p>
          </table:table-cell>
          <table:table-cell office:value-type="float" office:value="884.3922" calcext:value-type="float">
            <text:p>884.3922</text:p>
          </table:table-cell>
          <table:table-cell office:value-type="float" office:value="846.783" calcext:value-type="float">
            <text:p>846.783</text:p>
          </table:table-cell>
          <table:table-cell office:value-type="float" office:value="835.595" calcext:value-type="float">
            <text:p>835.595</text:p>
          </table:table-cell>
          <table:table-cell office:value-type="float" office:value="854.469" calcext:value-type="float">
            <text:p>854.469</text:p>
          </table:table-cell>
          <table:table-cell office:value-type="float" office:value="323.9621" calcext:value-type="float">
            <text:p>323.9621</text:p>
          </table:table-cell>
          <table:table-cell office:value-type="float" office:value="440.3142" calcext:value-type="float">
            <text:p>440.3142</text:p>
          </table:table-cell>
          <table:table-cell office:value-type="float" office:value="383.7807" calcext:value-type="float">
            <text:p>383.7807</text:p>
          </table:table-cell>
          <table:table-cell office:value-type="float" office:value="334.3845" calcext:value-type="float">
            <text:p>334.38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156.6566" calcext:value-type="float">
            <text:p>156.6566</text:p>
          </table:table-cell>
          <table:table-cell office:value-type="float" office:value="5365.032" calcext:value-type="float">
            <text:p>5365.032</text:p>
          </table:table-cell>
          <table:table-cell office:value-type="float" office:value="0" calcext:value-type="float">
            <text:p>0</text:p>
          </table:table-cell>
          <table:table-cell office:value-type="float" office:value="114.2164" calcext:value-type="float">
            <text:p>114.2164</text:p>
          </table:table-cell>
          <table:table-cell office:value-type="float" office:value="-355.495" calcext:value-type="float">
            <text:p>-355.495</text:p>
          </table:table-cell>
          <table:table-cell office:value-type="float" office:value="951.3569" calcext:value-type="float">
            <text:p>951.3569</text:p>
          </table:table-cell>
          <table:table-cell office:value-type="float" office:value="-290.7791" calcext:value-type="float">
            <text:p>-290.7791</text:p>
          </table:table-cell>
          <table:table-cell office:value-type="float" office:value="37.92018" calcext:value-type="float">
            <text:p>37.92018</text:p>
          </table:table-cell>
          <table:table-cell office:value-type="float" office:value="35.15731" calcext:value-type="float">
            <text:p>35.15731</text:p>
          </table:table-cell>
          <table:table-cell office:value-type="float" office:value="0.1203085" calcext:value-type="float">
            <text:p>0.120308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08353" calcext:value-type="float">
            <text:p>0.1708353</text:p>
          </table:table-cell>
          <table:table-cell office:value-type="float" office:value="-1.250525" calcext:value-type="float">
            <text:p>-1.250525</text:p>
          </table:table-cell>
          <table:table-cell office:value-type="float" office:value="360" calcext:value-type="float">
            <text:p>360</text:p>
          </table:table-cell>
          <table:table-cell office:value-type="float" office:value="662.9426" calcext:value-type="float">
            <text:p>662.9426</text:p>
          </table:table-cell>
          <table:table-cell office:value-type="float" office:value="0" calcext:value-type="float">
            <text:p>0</text:p>
          </table:table-cell>
          <table:table-cell office:value-type="float" office:value="206.2038" calcext:value-type="float">
            <text:p>206.2038</text:p>
          </table:table-cell>
          <table:table-cell office:value-type="float" office:value="269.8604" calcext:value-type="float">
            <text:p>269.8604</text:p>
          </table:table-cell>
          <table:table-cell office:value-type="float" office:value="884.5238" calcext:value-type="float">
            <text:p>884.5238</text:p>
          </table:table-cell>
          <table:table-cell office:value-type="float" office:value="846.9019" calcext:value-type="float">
            <text:p>846.9019</text:p>
          </table:table-cell>
          <table:table-cell office:value-type="float" office:value="835.7299" calcext:value-type="float">
            <text:p>835.7299</text:p>
          </table:table-cell>
          <table:table-cell office:value-type="float" office:value="854.5977" calcext:value-type="float">
            <text:p>854.5977</text:p>
          </table:table-cell>
          <table:table-cell office:value-type="float" office:value="324.0875" calcext:value-type="float">
            <text:p>324.0875</text:p>
          </table:table-cell>
          <table:table-cell office:value-type="float" office:value="440.4144" calcext:value-type="float">
            <text:p>440.4144</text:p>
          </table:table-cell>
          <table:table-cell office:value-type="float" office:value="383.8405" calcext:value-type="float">
            <text:p>383.8405</text:p>
          </table:table-cell>
          <table:table-cell office:value-type="float" office:value="334.4109" calcext:value-type="float">
            <text:p>334.41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157.4531" calcext:value-type="float">
            <text:p>157.4531</text:p>
          </table:table-cell>
          <table:table-cell office:value-type="float" office:value="5364.952" calcext:value-type="float">
            <text:p>5364.952</text:p>
          </table:table-cell>
          <table:table-cell office:value-type="float" office:value="0" calcext:value-type="float">
            <text:p>0</text:p>
          </table:table-cell>
          <table:table-cell office:value-type="float" office:value="115.5471" calcext:value-type="float">
            <text:p>115.5471</text:p>
          </table:table-cell>
          <table:table-cell office:value-type="float" office:value="-357.4215" calcext:value-type="float">
            <text:p>-357.4215</text:p>
          </table:table-cell>
          <table:table-cell office:value-type="float" office:value="954.3819" calcext:value-type="float">
            <text:p>954.3819</text:p>
          </table:table-cell>
          <table:table-cell office:value-type="float" office:value="-291.4285" calcext:value-type="float">
            <text:p>-291.4285</text:p>
          </table:table-cell>
          <table:table-cell office:value-type="float" office:value="38.14088" calcext:value-type="float">
            <text:p>38.14088</text:p>
          </table:table-cell>
          <table:table-cell office:value-type="float" office:value="34.99062" calcext:value-type="float">
            <text:p>34.99062</text:p>
          </table:table-cell>
          <table:table-cell office:value-type="float" office:value="0.12056" calcext:value-type="float">
            <text:p>0.1205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12101" calcext:value-type="float">
            <text:p>0.1712101</text:p>
          </table:table-cell>
          <table:table-cell office:value-type="float" office:value="-1.261527" calcext:value-type="float">
            <text:p>-1.261527</text:p>
          </table:table-cell>
          <table:table-cell office:value-type="float" office:value="360" calcext:value-type="float">
            <text:p>360</text:p>
          </table:table-cell>
          <table:table-cell office:value-type="float" office:value="663.8286" calcext:value-type="float">
            <text:p>663.8286</text:p>
          </table:table-cell>
          <table:table-cell office:value-type="float" office:value="0" calcext:value-type="float">
            <text:p>0</text:p>
          </table:table-cell>
          <table:table-cell office:value-type="float" office:value="206.224" calcext:value-type="float">
            <text:p>206.224</text:p>
          </table:table-cell>
          <table:table-cell office:value-type="float" office:value="269.9117" calcext:value-type="float">
            <text:p>269.9117</text:p>
          </table:table-cell>
          <table:table-cell office:value-type="float" office:value="884.6453" calcext:value-type="float">
            <text:p>884.6453</text:p>
          </table:table-cell>
          <table:table-cell office:value-type="float" office:value="847.0122" calcext:value-type="float">
            <text:p>847.0122</text:p>
          </table:table-cell>
          <table:table-cell office:value-type="float" office:value="835.8676" calcext:value-type="float">
            <text:p>835.8676</text:p>
          </table:table-cell>
          <table:table-cell office:value-type="float" office:value="854.7258" calcext:value-type="float">
            <text:p>854.7258</text:p>
          </table:table-cell>
          <table:table-cell office:value-type="float" office:value="324.2151" calcext:value-type="float">
            <text:p>324.2151</text:p>
          </table:table-cell>
          <table:table-cell office:value-type="float" office:value="440.5164" calcext:value-type="float">
            <text:p>440.5164</text:p>
          </table:table-cell>
          <table:table-cell office:value-type="float" office:value="383.9006" calcext:value-type="float">
            <text:p>383.9006</text:p>
          </table:table-cell>
          <table:table-cell office:value-type="float" office:value="334.4348" calcext:value-type="float">
            <text:p>334.43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158.3036" calcext:value-type="float">
            <text:p>158.3036</text:p>
          </table:table-cell>
          <table:table-cell office:value-type="float" office:value="5364.892" calcext:value-type="float">
            <text:p>5364.892</text:p>
          </table:table-cell>
          <table:table-cell office:value-type="float" office:value="0" calcext:value-type="float">
            <text:p>0</text:p>
          </table:table-cell>
          <table:table-cell office:value-type="float" office:value="116.8368" calcext:value-type="float">
            <text:p>116.8368</text:p>
          </table:table-cell>
          <table:table-cell office:value-type="float" office:value="-359.1889" calcext:value-type="float">
            <text:p>-359.1889</text:p>
          </table:table-cell>
          <table:table-cell office:value-type="float" office:value="957.5463" calcext:value-type="float">
            <text:p>957.5463</text:p>
          </table:table-cell>
          <table:table-cell office:value-type="float" office:value="-292.0362" calcext:value-type="float">
            <text:p>-292.0362</text:p>
          </table:table-cell>
          <table:table-cell office:value-type="float" office:value="38.31241" calcext:value-type="float">
            <text:p>38.31241</text:p>
          </table:table-cell>
          <table:table-cell office:value-type="float" office:value="34.87102" calcext:value-type="float">
            <text:p>34.87102</text:p>
          </table:table-cell>
          <table:table-cell office:value-type="float" office:value="0.1208327" calcext:value-type="float">
            <text:p>0.120832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15856" calcext:value-type="float">
            <text:p>0.1715856</text:p>
          </table:table-cell>
          <table:table-cell office:value-type="float" office:value="-1.271854" calcext:value-type="float">
            <text:p>-1.271854</text:p>
          </table:table-cell>
          <table:table-cell office:value-type="float" office:value="360" calcext:value-type="float">
            <text:p>360</text:p>
          </table:table-cell>
          <table:table-cell office:value-type="float" office:value="664.224" calcext:value-type="float">
            <text:p>664.224</text:p>
          </table:table-cell>
          <table:table-cell office:value-type="float" office:value="0" calcext:value-type="float">
            <text:p>0</text:p>
          </table:table-cell>
          <table:table-cell office:value-type="float" office:value="206.2358" calcext:value-type="float">
            <text:p>206.2358</text:p>
          </table:table-cell>
          <table:table-cell office:value-type="float" office:value="269.9662" calcext:value-type="float">
            <text:p>269.9662</text:p>
          </table:table-cell>
          <table:table-cell office:value-type="float" office:value="884.7936" calcext:value-type="float">
            <text:p>884.7936</text:p>
          </table:table-cell>
          <table:table-cell office:value-type="float" office:value="847.1379" calcext:value-type="float">
            <text:p>847.1379</text:p>
          </table:table-cell>
          <table:table-cell office:value-type="float" office:value="836.0046" calcext:value-type="float">
            <text:p>836.0046</text:p>
          </table:table-cell>
          <table:table-cell office:value-type="float" office:value="854.8532" calcext:value-type="float">
            <text:p>854.8532</text:p>
          </table:table-cell>
          <table:table-cell office:value-type="float" office:value="324.3405" calcext:value-type="float">
            <text:p>324.3405</text:p>
          </table:table-cell>
          <table:table-cell office:value-type="float" office:value="440.6164" calcext:value-type="float">
            <text:p>440.6164</text:p>
          </table:table-cell>
          <table:table-cell office:value-type="float" office:value="383.959" calcext:value-type="float">
            <text:p>383.959</text:p>
          </table:table-cell>
          <table:table-cell office:value-type="float" office:value="334.4565" calcext:value-type="float">
            <text:p>334.456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159.0317" calcext:value-type="float">
            <text:p>159.0317</text:p>
          </table:table-cell>
          <table:table-cell office:value-type="float" office:value="5364.834" calcext:value-type="float">
            <text:p>5364.834</text:p>
          </table:table-cell>
          <table:table-cell office:value-type="float" office:value="0" calcext:value-type="float">
            <text:p>0</text:p>
          </table:table-cell>
          <table:table-cell office:value-type="float" office:value="118.099" calcext:value-type="float">
            <text:p>118.099</text:p>
          </table:table-cell>
          <table:table-cell office:value-type="float" office:value="-360.8526" calcext:value-type="float">
            <text:p>-360.8526</text:p>
          </table:table-cell>
          <table:table-cell office:value-type="float" office:value="959.4808" calcext:value-type="float">
            <text:p>959.4808</text:p>
          </table:table-cell>
          <table:table-cell office:value-type="float" office:value="-292.6319" calcext:value-type="float">
            <text:p>-292.6319</text:p>
          </table:table-cell>
          <table:table-cell office:value-type="float" office:value="38.53922" calcext:value-type="float">
            <text:p>38.53922</text:p>
          </table:table-cell>
          <table:table-cell office:value-type="float" office:value="34.67681" calcext:value-type="float">
            <text:p>34.67681</text:p>
          </table:table-cell>
          <table:table-cell office:value-type="float" office:value="0.1211221" calcext:value-type="float">
            <text:p>0.121122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19625" calcext:value-type="float">
            <text:p>0.1719625</text:p>
          </table:table-cell>
          <table:table-cell office:value-type="float" office:value="-1.281452" calcext:value-type="float">
            <text:p>-1.281452</text:p>
          </table:table-cell>
          <table:table-cell office:value-type="float" office:value="360" calcext:value-type="float">
            <text:p>360</text:p>
          </table:table-cell>
          <table:table-cell office:value-type="float" office:value="663.4072" calcext:value-type="float">
            <text:p>663.4072</text:p>
          </table:table-cell>
          <table:table-cell office:value-type="float" office:value="0" calcext:value-type="float">
            <text:p>0</text:p>
          </table:table-cell>
          <table:table-cell office:value-type="float" office:value="206.2589" calcext:value-type="float">
            <text:p>206.2589</text:p>
          </table:table-cell>
          <table:table-cell office:value-type="float" office:value="270.0139" calcext:value-type="float">
            <text:p>270.0139</text:p>
          </table:table-cell>
          <table:table-cell office:value-type="float" office:value="884.9269" calcext:value-type="float">
            <text:p>884.9269</text:p>
          </table:table-cell>
          <table:table-cell office:value-type="float" office:value="847.2519" calcext:value-type="float">
            <text:p>847.2519</text:p>
          </table:table-cell>
          <table:table-cell office:value-type="float" office:value="836.134" calcext:value-type="float">
            <text:p>836.134</text:p>
          </table:table-cell>
          <table:table-cell office:value-type="float" office:value="854.9766" calcext:value-type="float">
            <text:p>854.9766</text:p>
          </table:table-cell>
          <table:table-cell office:value-type="float" office:value="324.4618" calcext:value-type="float">
            <text:p>324.4618</text:p>
          </table:table-cell>
          <table:table-cell office:value-type="float" office:value="440.7131" calcext:value-type="float">
            <text:p>440.7131</text:p>
          </table:table-cell>
          <table:table-cell office:value-type="float" office:value="384.0149" calcext:value-type="float">
            <text:p>384.0149</text:p>
          </table:table-cell>
          <table:table-cell office:value-type="float" office:value="334.4763" calcext:value-type="float">
            <text:p>334.476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159.7113" calcext:value-type="float">
            <text:p>159.7113</text:p>
          </table:table-cell>
          <table:table-cell office:value-type="float" office:value="5364.769" calcext:value-type="float">
            <text:p>5364.769</text:p>
          </table:table-cell>
          <table:table-cell office:value-type="float" office:value="0" calcext:value-type="float">
            <text:p>0</text:p>
          </table:table-cell>
          <table:table-cell office:value-type="float" office:value="119.3256" calcext:value-type="float">
            <text:p>119.3256</text:p>
          </table:table-cell>
          <table:table-cell office:value-type="float" office:value="-362.4623" calcext:value-type="float">
            <text:p>-362.4623</text:p>
          </table:table-cell>
          <table:table-cell office:value-type="float" office:value="962.4089" calcext:value-type="float">
            <text:p>962.4089</text:p>
          </table:table-cell>
          <table:table-cell office:value-type="float" office:value="-293.2181" calcext:value-type="float">
            <text:p>-293.2181</text:p>
          </table:table-cell>
          <table:table-cell office:value-type="float" office:value="38.7714" calcext:value-type="float">
            <text:p>38.7714</text:p>
          </table:table-cell>
          <table:table-cell office:value-type="float" office:value="34.49173" calcext:value-type="float">
            <text:p>34.49173</text:p>
          </table:table-cell>
          <table:table-cell office:value-type="float" office:value="0.121418" calcext:value-type="float">
            <text:p>0.12141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23405" calcext:value-type="float">
            <text:p>0.1723405</text:p>
          </table:table-cell>
          <table:table-cell office:value-type="float" office:value="-1.290336" calcext:value-type="float">
            <text:p>-1.290336</text:p>
          </table:table-cell>
          <table:table-cell office:value-type="float" office:value="360" calcext:value-type="float">
            <text:p>360</text:p>
          </table:table-cell>
          <table:table-cell office:value-type="float" office:value="662.8635" calcext:value-type="float">
            <text:p>662.8635</text:p>
          </table:table-cell>
          <table:table-cell office:value-type="float" office:value="0" calcext:value-type="float">
            <text:p>0</text:p>
          </table:table-cell>
          <table:table-cell office:value-type="float" office:value="206.2766" calcext:value-type="float">
            <text:p>206.2766</text:p>
          </table:table-cell>
          <table:table-cell office:value-type="float" office:value="270.0558" calcext:value-type="float">
            <text:p>270.0558</text:p>
          </table:table-cell>
          <table:table-cell office:value-type="float" office:value="885.0498" calcext:value-type="float">
            <text:p>885.0498</text:p>
          </table:table-cell>
          <table:table-cell office:value-type="float" office:value="847.3472" calcext:value-type="float">
            <text:p>847.3472</text:p>
          </table:table-cell>
          <table:table-cell office:value-type="float" office:value="836.2634" calcext:value-type="float">
            <text:p>836.2634</text:p>
          </table:table-cell>
          <table:table-cell office:value-type="float" office:value="855.0878" calcext:value-type="float">
            <text:p>855.0878</text:p>
          </table:table-cell>
          <table:table-cell office:value-type="float" office:value="324.5781" calcext:value-type="float">
            <text:p>324.5781</text:p>
          </table:table-cell>
          <table:table-cell office:value-type="float" office:value="440.8061" calcext:value-type="float">
            <text:p>440.8061</text:p>
          </table:table-cell>
          <table:table-cell office:value-type="float" office:value="384.0684" calcext:value-type="float">
            <text:p>384.0684</text:p>
          </table:table-cell>
          <table:table-cell office:value-type="float" office:value="334.4943" calcext:value-type="float">
            <text:p>334.49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160.3663" calcext:value-type="float">
            <text:p>160.3663</text:p>
          </table:table-cell>
          <table:table-cell office:value-type="float" office:value="5364.72" calcext:value-type="float">
            <text:p>5364.72</text:p>
          </table:table-cell>
          <table:table-cell office:value-type="float" office:value="0" calcext:value-type="float">
            <text:p>0</text:p>
          </table:table-cell>
          <table:table-cell office:value-type="float" office:value="120.5032" calcext:value-type="float">
            <text:p>120.5032</text:p>
          </table:table-cell>
          <table:table-cell office:value-type="float" office:value="-364.0487" calcext:value-type="float">
            <text:p>-364.0487</text:p>
          </table:table-cell>
          <table:table-cell office:value-type="float" office:value="964.8454" calcext:value-type="float">
            <text:p>964.8454</text:p>
          </table:table-cell>
          <table:table-cell office:value-type="float" office:value="-293.7793" calcext:value-type="float">
            <text:p>-293.7793</text:p>
          </table:table-cell>
          <table:table-cell office:value-type="float" office:value="38.99504" calcext:value-type="float">
            <text:p>38.99504</text:p>
          </table:table-cell>
          <table:table-cell office:value-type="float" office:value="34.30165" calcext:value-type="float">
            <text:p>34.30165</text:p>
          </table:table-cell>
          <table:table-cell office:value-type="float" office:value="0.121746" calcext:value-type="float">
            <text:p>0.12174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27211" calcext:value-type="float">
            <text:p>0.1727211</text:p>
          </table:table-cell>
          <table:table-cell office:value-type="float" office:value="-1.298531" calcext:value-type="float">
            <text:p>-1.298531</text:p>
          </table:table-cell>
          <table:table-cell office:value-type="float" office:value="360" calcext:value-type="float">
            <text:p>360</text:p>
          </table:table-cell>
          <table:table-cell office:value-type="float" office:value="661.8995" calcext:value-type="float">
            <text:p>661.8995</text:p>
          </table:table-cell>
          <table:table-cell office:value-type="float" office:value="0" calcext:value-type="float">
            <text:p>0</text:p>
          </table:table-cell>
          <table:table-cell office:value-type="float" office:value="206.295" calcext:value-type="float">
            <text:p>206.295</text:p>
          </table:table-cell>
          <table:table-cell office:value-type="float" office:value="270.0987" calcext:value-type="float">
            <text:p>270.0987</text:p>
          </table:table-cell>
          <table:table-cell office:value-type="float" office:value="885.1812" calcext:value-type="float">
            <text:p>885.1812</text:p>
          </table:table-cell>
          <table:table-cell office:value-type="float" office:value="847.4487" calcext:value-type="float">
            <text:p>847.4487</text:p>
          </table:table-cell>
          <table:table-cell office:value-type="float" office:value="836.3979" calcext:value-type="float">
            <text:p>836.3979</text:p>
          </table:table-cell>
          <table:table-cell office:value-type="float" office:value="855.1855" calcext:value-type="float">
            <text:p>855.1855</text:p>
          </table:table-cell>
          <table:table-cell office:value-type="float" office:value="324.69" calcext:value-type="float">
            <text:p>324.69</text:p>
          </table:table-cell>
          <table:table-cell office:value-type="float" office:value="440.8955" calcext:value-type="float">
            <text:p>440.8955</text:p>
          </table:table-cell>
          <table:table-cell office:value-type="float" office:value="384.1197" calcext:value-type="float">
            <text:p>384.1197</text:p>
          </table:table-cell>
          <table:table-cell office:value-type="float" office:value="334.511" calcext:value-type="float">
            <text:p>334.5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160.8728" calcext:value-type="float">
            <text:p>160.8728</text:p>
          </table:table-cell>
          <table:table-cell office:value-type="float" office:value="5364.67" calcext:value-type="float">
            <text:p>5364.67</text:p>
          </table:table-cell>
          <table:table-cell office:value-type="float" office:value="0" calcext:value-type="float">
            <text:p>0</text:p>
          </table:table-cell>
          <table:table-cell office:value-type="float" office:value="121.6554" calcext:value-type="float">
            <text:p>121.6554</text:p>
          </table:table-cell>
          <table:table-cell office:value-type="float" office:value="-365.714" calcext:value-type="float">
            <text:p>-365.714</text:p>
          </table:table-cell>
          <table:table-cell office:value-type="float" office:value="967.2438" calcext:value-type="float">
            <text:p>967.2438</text:p>
          </table:table-cell>
          <table:table-cell office:value-type="float" office:value="-294.3386" calcext:value-type="float">
            <text:p>-294.3386</text:p>
          </table:table-cell>
          <table:table-cell office:value-type="float" office:value="39.28414" calcext:value-type="float">
            <text:p>39.28414</text:p>
          </table:table-cell>
          <table:table-cell office:value-type="float" office:value="34.03061" calcext:value-type="float">
            <text:p>34.03061</text:p>
          </table:table-cell>
          <table:table-cell office:value-type="float" office:value="0.1221111" calcext:value-type="float">
            <text:p>0.122111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31016" calcext:value-type="float">
            <text:p>0.1731016</text:p>
          </table:table-cell>
          <table:table-cell office:value-type="float" office:value="-1.30605" calcext:value-type="float">
            <text:p>-1.30605</text:p>
          </table:table-cell>
          <table:table-cell office:value-type="float" office:value="360" calcext:value-type="float">
            <text:p>360</text:p>
          </table:table-cell>
          <table:table-cell office:value-type="float" office:value="660.4324" calcext:value-type="float">
            <text:p>660.4324</text:p>
          </table:table-cell>
          <table:table-cell office:value-type="float" office:value="0" calcext:value-type="float">
            <text:p>0</text:p>
          </table:table-cell>
          <table:table-cell office:value-type="float" office:value="206.3219" calcext:value-type="float">
            <text:p>206.3219</text:p>
          </table:table-cell>
          <table:table-cell office:value-type="float" office:value="270.1335" calcext:value-type="float">
            <text:p>270.1335</text:p>
          </table:table-cell>
          <table:table-cell office:value-type="float" office:value="885.287" calcext:value-type="float">
            <text:p>885.287</text:p>
          </table:table-cell>
          <table:table-cell office:value-type="float" office:value="847.5334" calcext:value-type="float">
            <text:p>847.5334</text:p>
          </table:table-cell>
          <table:table-cell office:value-type="float" office:value="836.5247" calcext:value-type="float">
            <text:p>836.5247</text:p>
          </table:table-cell>
          <table:table-cell office:value-type="float" office:value="855.2772" calcext:value-type="float">
            <text:p>855.2772</text:p>
          </table:table-cell>
          <table:table-cell office:value-type="float" office:value="324.7974" calcext:value-type="float">
            <text:p>324.7974</text:p>
          </table:table-cell>
          <table:table-cell office:value-type="float" office:value="440.9817" calcext:value-type="float">
            <text:p>440.9817</text:p>
          </table:table-cell>
          <table:table-cell office:value-type="float" office:value="384.1689" calcext:value-type="float">
            <text:p>384.1689</text:p>
          </table:table-cell>
          <table:table-cell office:value-type="float" office:value="334.5264" calcext:value-type="float">
            <text:p>334.52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161.325" calcext:value-type="float">
            <text:p>161.325</text:p>
          </table:table-cell>
          <table:table-cell office:value-type="float" office:value="5364.614" calcext:value-type="float">
            <text:p>5364.614</text:p>
          </table:table-cell>
          <table:table-cell office:value-type="float" office:value="0" calcext:value-type="float">
            <text:p>0</text:p>
          </table:table-cell>
          <table:table-cell office:value-type="float" office:value="122.7818" calcext:value-type="float">
            <text:p>122.7818</text:p>
          </table:table-cell>
          <table:table-cell office:value-type="float" office:value="-366.8914" calcext:value-type="float">
            <text:p>-366.8914</text:p>
          </table:table-cell>
          <table:table-cell office:value-type="float" office:value="964.3514" calcext:value-type="float">
            <text:p>964.3514</text:p>
          </table:table-cell>
          <table:table-cell office:value-type="float" office:value="-294.9068" calcext:value-type="float">
            <text:p>-294.9068</text:p>
          </table:table-cell>
          <table:table-cell office:value-type="float" office:value="39.57125" calcext:value-type="float">
            <text:p>39.57125</text:p>
          </table:table-cell>
          <table:table-cell office:value-type="float" office:value="33.71532" calcext:value-type="float">
            <text:p>33.71532</text:p>
          </table:table-cell>
          <table:table-cell office:value-type="float" office:value="0.1222953" calcext:value-type="float">
            <text:p>0.122295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35869" calcext:value-type="float">
            <text:p>0.1735869</text:p>
          </table:table-cell>
          <table:table-cell office:value-type="float" office:value="-1.309086" calcext:value-type="float">
            <text:p>-1.309086</text:p>
          </table:table-cell>
          <table:table-cell office:value-type="float" office:value="360" calcext:value-type="float">
            <text:p>360</text:p>
          </table:table-cell>
          <table:table-cell office:value-type="float" office:value="659.2578" calcext:value-type="float">
            <text:p>659.2578</text:p>
          </table:table-cell>
          <table:table-cell office:value-type="float" office:value="0" calcext:value-type="float">
            <text:p>0</text:p>
          </table:table-cell>
          <table:table-cell office:value-type="float" office:value="206.3786" calcext:value-type="float">
            <text:p>206.3786</text:p>
          </table:table-cell>
          <table:table-cell office:value-type="float" office:value="270.1732" calcext:value-type="float">
            <text:p>270.1732</text:p>
          </table:table-cell>
          <table:table-cell office:value-type="float" office:value="885.3781" calcext:value-type="float">
            <text:p>885.3781</text:p>
          </table:table-cell>
          <table:table-cell office:value-type="float" office:value="847.6043" calcext:value-type="float">
            <text:p>847.6043</text:p>
          </table:table-cell>
          <table:table-cell office:value-type="float" office:value="836.6429" calcext:value-type="float">
            <text:p>836.6429</text:p>
          </table:table-cell>
          <table:table-cell office:value-type="float" office:value="855.3632" calcext:value-type="float">
            <text:p>855.3632</text:p>
          </table:table-cell>
          <table:table-cell office:value-type="float" office:value="324.9008" calcext:value-type="float">
            <text:p>324.9008</text:p>
          </table:table-cell>
          <table:table-cell office:value-type="float" office:value="441.0644" calcext:value-type="float">
            <text:p>441.0644</text:p>
          </table:table-cell>
          <table:table-cell office:value-type="float" office:value="384.2163" calcext:value-type="float">
            <text:p>384.2163</text:p>
          </table:table-cell>
          <table:table-cell office:value-type="float" office:value="334.5406" calcext:value-type="float">
            <text:p>334.54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161.7401" calcext:value-type="float">
            <text:p>161.7401</text:p>
          </table:table-cell>
          <table:table-cell office:value-type="float" office:value="5364.546" calcext:value-type="float">
            <text:p>5364.546</text:p>
          </table:table-cell>
          <table:table-cell office:value-type="float" office:value="0" calcext:value-type="float">
            <text:p>0</text:p>
          </table:table-cell>
          <table:table-cell office:value-type="float" office:value="123.8788" calcext:value-type="float">
            <text:p>123.8788</text:p>
          </table:table-cell>
          <table:table-cell office:value-type="float" office:value="-367.9507" calcext:value-type="float">
            <text:p>-367.9507</text:p>
          </table:table-cell>
          <table:table-cell office:value-type="float" office:value="965.9697" calcext:value-type="float">
            <text:p>965.9697</text:p>
          </table:table-cell>
          <table:table-cell office:value-type="float" office:value="-295.454" calcext:value-type="float">
            <text:p>-295.454</text:p>
          </table:table-cell>
          <table:table-cell office:value-type="float" office:value="39.86679" calcext:value-type="float">
            <text:p>39.86679</text:p>
          </table:table-cell>
          <table:table-cell office:value-type="float" office:value="33.43838" calcext:value-type="float">
            <text:p>33.43838</text:p>
          </table:table-cell>
          <table:table-cell office:value-type="float" office:value="0.1224477" calcext:value-type="float">
            <text:p>0.122447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39674" calcext:value-type="float">
            <text:p>0.1739674</text:p>
          </table:table-cell>
          <table:table-cell office:value-type="float" office:value="-1.315675" calcext:value-type="float">
            <text:p>-1.315675</text:p>
          </table:table-cell>
          <table:table-cell office:value-type="float" office:value="360" calcext:value-type="float">
            <text:p>360</text:p>
          </table:table-cell>
          <table:table-cell office:value-type="float" office:value="658.2048" calcext:value-type="float">
            <text:p>658.2048</text:p>
          </table:table-cell>
          <table:table-cell office:value-type="float" office:value="0" calcext:value-type="float">
            <text:p>0</text:p>
          </table:table-cell>
          <table:table-cell office:value-type="float" office:value="206.4156" calcext:value-type="float">
            <text:p>206.4156</text:p>
          </table:table-cell>
          <table:table-cell office:value-type="float" office:value="270.2007" calcext:value-type="float">
            <text:p>270.2007</text:p>
          </table:table-cell>
          <table:table-cell office:value-type="float" office:value="885.4528" calcext:value-type="float">
            <text:p>885.4528</text:p>
          </table:table-cell>
          <table:table-cell office:value-type="float" office:value="847.6672" calcext:value-type="float">
            <text:p>847.6672</text:p>
          </table:table-cell>
          <table:table-cell office:value-type="float" office:value="836.7506" calcext:value-type="float">
            <text:p>836.7506</text:p>
          </table:table-cell>
          <table:table-cell office:value-type="float" office:value="855.4408" calcext:value-type="float">
            <text:p>855.4408</text:p>
          </table:table-cell>
          <table:table-cell office:value-type="float" office:value="324.9995" calcext:value-type="float">
            <text:p>324.9995</text:p>
          </table:table-cell>
          <table:table-cell office:value-type="float" office:value="441.1441" calcext:value-type="float">
            <text:p>441.1441</text:p>
          </table:table-cell>
          <table:table-cell office:value-type="float" office:value="384.2619" calcext:value-type="float">
            <text:p>384.2619</text:p>
          </table:table-cell>
          <table:table-cell office:value-type="float" office:value="334.5539" calcext:value-type="float">
            <text:p>334.55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162.3071" calcext:value-type="float">
            <text:p>162.3071</text:p>
          </table:table-cell>
          <table:table-cell office:value-type="float" office:value="5364.493" calcext:value-type="float">
            <text:p>5364.493</text:p>
          </table:table-cell>
          <table:table-cell office:value-type="float" office:value="0" calcext:value-type="float">
            <text:p>0</text:p>
          </table:table-cell>
          <table:table-cell office:value-type="float" office:value="124.9298" calcext:value-type="float">
            <text:p>124.9298</text:p>
          </table:table-cell>
          <table:table-cell office:value-type="float" office:value="-369.0208" calcext:value-type="float">
            <text:p>-369.0208</text:p>
          </table:table-cell>
          <table:table-cell office:value-type="float" office:value="968.6237" calcext:value-type="float">
            <text:p>968.6237</text:p>
          </table:table-cell>
          <table:table-cell office:value-type="float" office:value="-295.9675" calcext:value-type="float">
            <text:p>-295.9675</text:p>
          </table:table-cell>
          <table:table-cell office:value-type="float" office:value="40.05044" calcext:value-type="float">
            <text:p>40.05044</text:p>
          </table:table-cell>
          <table:table-cell office:value-type="float" office:value="33.29095" calcext:value-type="float">
            <text:p>33.29095</text:p>
          </table:table-cell>
          <table:table-cell office:value-type="float" office:value="0.1226034" calcext:value-type="float">
            <text:p>0.122603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43482" calcext:value-type="float">
            <text:p>0.1743482</text:p>
          </table:table-cell>
          <table:table-cell office:value-type="float" office:value="-1.321754" calcext:value-type="float">
            <text:p>-1.321754</text:p>
          </table:table-cell>
          <table:table-cell office:value-type="float" office:value="360" calcext:value-type="float">
            <text:p>360</text:p>
          </table:table-cell>
          <table:table-cell office:value-type="float" office:value="657.1406" calcext:value-type="float">
            <text:p>657.1406</text:p>
          </table:table-cell>
          <table:table-cell office:value-type="float" office:value="0" calcext:value-type="float">
            <text:p>0</text:p>
          </table:table-cell>
          <table:table-cell office:value-type="float" office:value="206.436" calcext:value-type="float">
            <text:p>206.436</text:p>
          </table:table-cell>
          <table:table-cell office:value-type="float" office:value="270.237" calcext:value-type="float">
            <text:p>270.237</text:p>
          </table:table-cell>
          <table:table-cell office:value-type="float" office:value="885.5585" calcext:value-type="float">
            <text:p>885.5585</text:p>
          </table:table-cell>
          <table:table-cell office:value-type="float" office:value="847.7433" calcext:value-type="float">
            <text:p>847.7433</text:p>
          </table:table-cell>
          <table:table-cell office:value-type="float" office:value="836.8654" calcext:value-type="float">
            <text:p>836.8654</text:p>
          </table:table-cell>
          <table:table-cell office:value-type="float" office:value="855.5191" calcext:value-type="float">
            <text:p>855.5191</text:p>
          </table:table-cell>
          <table:table-cell office:value-type="float" office:value="325.0952" calcext:value-type="float">
            <text:p>325.0952</text:p>
          </table:table-cell>
          <table:table-cell office:value-type="float" office:value="441.2212" calcext:value-type="float">
            <text:p>441.2212</text:p>
          </table:table-cell>
          <table:table-cell office:value-type="float" office:value="384.3059" calcext:value-type="float">
            <text:p>384.3059</text:p>
          </table:table-cell>
          <table:table-cell office:value-type="float" office:value="334.5663" calcext:value-type="float">
            <text:p>334.566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162.8452" calcext:value-type="float">
            <text:p>162.8452</text:p>
          </table:table-cell>
          <table:table-cell office:value-type="float" office:value="5364.459" calcext:value-type="float">
            <text:p>5364.459</text:p>
          </table:table-cell>
          <table:table-cell office:value-type="float" office:value="0" calcext:value-type="float">
            <text:p>0</text:p>
          </table:table-cell>
          <table:table-cell office:value-type="float" office:value="125.9447" calcext:value-type="float">
            <text:p>125.9447</text:p>
          </table:table-cell>
          <table:table-cell office:value-type="float" office:value="-370.2303" calcext:value-type="float">
            <text:p>-370.2303</text:p>
          </table:table-cell>
          <table:table-cell office:value-type="float" office:value="970.7909" calcext:value-type="float">
            <text:p>970.7909</text:p>
          </table:table-cell>
          <table:table-cell office:value-type="float" office:value="-296.4618" calcext:value-type="float">
            <text:p>-296.4618</text:p>
          </table:table-cell>
          <table:table-cell office:value-type="float" office:value="40.24138" calcext:value-type="float">
            <text:p>40.24138</text:p>
          </table:table-cell>
          <table:table-cell office:value-type="float" office:value="33.1156" calcext:value-type="float">
            <text:p>33.1156</text:p>
          </table:table-cell>
          <table:table-cell office:value-type="float" office:value="0.1227866" calcext:value-type="float">
            <text:p>0.122786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47302" calcext:value-type="float">
            <text:p>0.1747302</text:p>
          </table:table-cell>
          <table:table-cell office:value-type="float" office:value="-1.327457" calcext:value-type="float">
            <text:p>-1.327457</text:p>
          </table:table-cell>
          <table:table-cell office:value-type="float" office:value="360" calcext:value-type="float">
            <text:p>360</text:p>
          </table:table-cell>
          <table:table-cell office:value-type="float" office:value="655.9365" calcext:value-type="float">
            <text:p>655.9365</text:p>
          </table:table-cell>
          <table:table-cell office:value-type="float" office:value="0" calcext:value-type="float">
            <text:p>0</text:p>
          </table:table-cell>
          <table:table-cell office:value-type="float" office:value="206.46" calcext:value-type="float">
            <text:p>206.46</text:p>
          </table:table-cell>
          <table:table-cell office:value-type="float" office:value="270.2759" calcext:value-type="float">
            <text:p>270.2759</text:p>
          </table:table-cell>
          <table:table-cell office:value-type="float" office:value="885.6742" calcext:value-type="float">
            <text:p>885.6742</text:p>
          </table:table-cell>
          <table:table-cell office:value-type="float" office:value="847.8308" calcext:value-type="float">
            <text:p>847.8308</text:p>
          </table:table-cell>
          <table:table-cell office:value-type="float" office:value="836.979" calcext:value-type="float">
            <text:p>836.979</text:p>
          </table:table-cell>
          <table:table-cell office:value-type="float" office:value="855.5974" calcext:value-type="float">
            <text:p>855.5974</text:p>
          </table:table-cell>
          <table:table-cell office:value-type="float" office:value="325.1885" calcext:value-type="float">
            <text:p>325.1885</text:p>
          </table:table-cell>
          <table:table-cell office:value-type="float" office:value="441.2963" calcext:value-type="float">
            <text:p>441.2963</text:p>
          </table:table-cell>
          <table:table-cell office:value-type="float" office:value="384.3486" calcext:value-type="float">
            <text:p>384.3486</text:p>
          </table:table-cell>
          <table:table-cell office:value-type="float" office:value="334.5779" calcext:value-type="float">
            <text:p>334.577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163.243" calcext:value-type="float">
            <text:p>163.243</text:p>
          </table:table-cell>
          <table:table-cell office:value-type="float" office:value="5364.434" calcext:value-type="float">
            <text:p>5364.434</text:p>
          </table:table-cell>
          <table:table-cell office:value-type="float" office:value="0" calcext:value-type="float">
            <text:p>0</text:p>
          </table:table-cell>
          <table:table-cell office:value-type="float" office:value="126.943" calcext:value-type="float">
            <text:p>126.943</text:p>
          </table:table-cell>
          <table:table-cell office:value-type="float" office:value="-371.6237" calcext:value-type="float">
            <text:p>-371.6237</text:p>
          </table:table-cell>
          <table:table-cell office:value-type="float" office:value="972.5126" calcext:value-type="float">
            <text:p>972.5126</text:p>
          </table:table-cell>
          <table:table-cell office:value-type="float" office:value="-296.9568" calcext:value-type="float">
            <text:p>-296.9568</text:p>
          </table:table-cell>
          <table:table-cell office:value-type="float" office:value="40.50576" calcext:value-type="float">
            <text:p>40.50576</text:p>
          </table:table-cell>
          <table:table-cell office:value-type="float" office:value="32.84494" calcext:value-type="float">
            <text:p>32.84494</text:p>
          </table:table-cell>
          <table:table-cell office:value-type="float" office:value="0.122997" calcext:value-type="float">
            <text:p>0.12299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51132" calcext:value-type="float">
            <text:p>0.1751132</text:p>
          </table:table-cell>
          <table:table-cell office:value-type="float" office:value="-1.332808" calcext:value-type="float">
            <text:p>-1.332808</text:p>
          </table:table-cell>
          <table:table-cell office:value-type="float" office:value="360" calcext:value-type="float">
            <text:p>360</text:p>
          </table:table-cell>
          <table:table-cell office:value-type="float" office:value="654.5483" calcext:value-type="float">
            <text:p>654.5483</text:p>
          </table:table-cell>
          <table:table-cell office:value-type="float" office:value="0" calcext:value-type="float">
            <text:p>0</text:p>
          </table:table-cell>
          <table:table-cell office:value-type="float" office:value="206.4976" calcext:value-type="float">
            <text:p>206.4976</text:p>
          </table:table-cell>
          <table:table-cell office:value-type="float" office:value="270.3083" calcext:value-type="float">
            <text:p>270.3083</text:p>
          </table:table-cell>
          <table:table-cell office:value-type="float" office:value="885.7695" calcext:value-type="float">
            <text:p>885.7695</text:p>
          </table:table-cell>
          <table:table-cell office:value-type="float" office:value="847.9114" calcext:value-type="float">
            <text:p>847.9114</text:p>
          </table:table-cell>
          <table:table-cell office:value-type="float" office:value="837.0845" calcext:value-type="float">
            <text:p>837.0845</text:p>
          </table:table-cell>
          <table:table-cell office:value-type="float" office:value="855.6717" calcext:value-type="float">
            <text:p>855.6717</text:p>
          </table:table-cell>
          <table:table-cell office:value-type="float" office:value="325.2788" calcext:value-type="float">
            <text:p>325.2788</text:p>
          </table:table-cell>
          <table:table-cell office:value-type="float" office:value="441.3695" calcext:value-type="float">
            <text:p>441.3695</text:p>
          </table:table-cell>
          <table:table-cell office:value-type="float" office:value="384.3906" calcext:value-type="float">
            <text:p>384.3906</text:p>
          </table:table-cell>
          <table:table-cell office:value-type="float" office:value="334.5888" calcext:value-type="float">
            <text:p>334.588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163.4756" calcext:value-type="float">
            <text:p>163.4756</text:p>
          </table:table-cell>
          <table:table-cell office:value-type="float" office:value="5364.414" calcext:value-type="float">
            <text:p>5364.414</text:p>
          </table:table-cell>
          <table:table-cell office:value-type="float" office:value="0" calcext:value-type="float">
            <text:p>0</text:p>
          </table:table-cell>
          <table:table-cell office:value-type="float" office:value="127.9278" calcext:value-type="float">
            <text:p>127.9278</text:p>
          </table:table-cell>
          <table:table-cell office:value-type="float" office:value="-373.0261" calcext:value-type="float">
            <text:p>-373.0261</text:p>
          </table:table-cell>
          <table:table-cell office:value-type="float" office:value="974.1207" calcext:value-type="float">
            <text:p>974.1207</text:p>
          </table:table-cell>
          <table:table-cell office:value-type="float" office:value="-297.4487" calcext:value-type="float">
            <text:p>-297.4487</text:p>
          </table:table-cell>
          <table:table-cell office:value-type="float" office:value="40.8564" calcext:value-type="float">
            <text:p>40.8564</text:p>
          </table:table-cell>
          <table:table-cell office:value-type="float" office:value="32.45355" calcext:value-type="float">
            <text:p>32.45355</text:p>
          </table:table-cell>
          <table:table-cell office:value-type="float" office:value="0.1232117" calcext:value-type="float">
            <text:p>0.123211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5498" calcext:value-type="float">
            <text:p>0.175498</text:p>
          </table:table-cell>
          <table:table-cell office:value-type="float" office:value="-1.3378" calcext:value-type="float">
            <text:p>-1.3378</text:p>
          </table:table-cell>
          <table:table-cell office:value-type="float" office:value="360" calcext:value-type="float">
            <text:p>360</text:p>
          </table:table-cell>
          <table:table-cell office:value-type="float" office:value="653.1508" calcext:value-type="float">
            <text:p>653.1508</text:p>
          </table:table-cell>
          <table:table-cell office:value-type="float" office:value="0" calcext:value-type="float">
            <text:p>0</text:p>
          </table:table-cell>
          <table:table-cell office:value-type="float" office:value="206.5571" calcext:value-type="float">
            <text:p>206.5571</text:p>
          </table:table-cell>
          <table:table-cell office:value-type="float" office:value="270.3356" calcext:value-type="float">
            <text:p>270.3356</text:p>
          </table:table-cell>
          <table:table-cell office:value-type="float" office:value="885.8445" calcext:value-type="float">
            <text:p>885.8445</text:p>
          </table:table-cell>
          <table:table-cell office:value-type="float" office:value="847.9816" calcext:value-type="float">
            <text:p>847.9816</text:p>
          </table:table-cell>
          <table:table-cell office:value-type="float" office:value="837.1785" calcext:value-type="float">
            <text:p>837.1785</text:p>
          </table:table-cell>
          <table:table-cell office:value-type="float" office:value="855.7408" calcext:value-type="float">
            <text:p>855.7408</text:p>
          </table:table-cell>
          <table:table-cell office:value-type="float" office:value="325.3658" calcext:value-type="float">
            <text:p>325.3658</text:p>
          </table:table-cell>
          <table:table-cell office:value-type="float" office:value="441.4406" calcext:value-type="float">
            <text:p>441.4406</text:p>
          </table:table-cell>
          <table:table-cell office:value-type="float" office:value="384.4315" calcext:value-type="float">
            <text:p>384.4315</text:p>
          </table:table-cell>
          <table:table-cell office:value-type="float" office:value="334.5992" calcext:value-type="float">
            <text:p>334.59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163.4431" calcext:value-type="float">
            <text:p>163.4431</text:p>
          </table:table-cell>
          <table:table-cell office:value-type="float" office:value="5364.383" calcext:value-type="float">
            <text:p>5364.383</text:p>
          </table:table-cell>
          <table:table-cell office:value-type="float" office:value="0" calcext:value-type="float">
            <text:p>0</text:p>
          </table:table-cell>
          <table:table-cell office:value-type="float" office:value="128.9095" calcext:value-type="float">
            <text:p>128.9095</text:p>
          </table:table-cell>
          <table:table-cell office:value-type="float" office:value="-374.6603" calcext:value-type="float">
            <text:p>-374.6603</text:p>
          </table:table-cell>
          <table:table-cell office:value-type="float" office:value="977.0405" calcext:value-type="float">
            <text:p>977.0405</text:p>
          </table:table-cell>
          <table:table-cell office:value-type="float" office:value="-297.9486" calcext:value-type="float">
            <text:p>-297.9486</text:p>
          </table:table-cell>
          <table:table-cell office:value-type="float" office:value="41.34262" calcext:value-type="float">
            <text:p>41.34262</text:p>
          </table:table-cell>
          <table:table-cell office:value-type="float" office:value="31.90912" calcext:value-type="float">
            <text:p>31.90912</text:p>
          </table:table-cell>
          <table:table-cell office:value-type="float" office:value="0.1234216" calcext:value-type="float">
            <text:p>0.123421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58836" calcext:value-type="float">
            <text:p>0.1758836</text:p>
          </table:table-cell>
          <table:table-cell office:value-type="float" office:value="-1.342448" calcext:value-type="float">
            <text:p>-1.342448</text:p>
          </table:table-cell>
          <table:table-cell office:value-type="float" office:value="360" calcext:value-type="float">
            <text:p>360</text:p>
          </table:table-cell>
          <table:table-cell office:value-type="float" office:value="651.521" calcext:value-type="float">
            <text:p>651.521</text:p>
          </table:table-cell>
          <table:table-cell office:value-type="float" office:value="0" calcext:value-type="float">
            <text:p>0</text:p>
          </table:table-cell>
          <table:table-cell office:value-type="float" office:value="206.6298" calcext:value-type="float">
            <text:p>206.6298</text:p>
          </table:table-cell>
          <table:table-cell office:value-type="float" office:value="270.3445" calcext:value-type="float">
            <text:p>270.3445</text:p>
          </table:table-cell>
          <table:table-cell office:value-type="float" office:value="885.8725" calcext:value-type="float">
            <text:p>885.8725</text:p>
          </table:table-cell>
          <table:table-cell office:value-type="float" office:value="848.0176" calcext:value-type="float">
            <text:p>848.0176</text:p>
          </table:table-cell>
          <table:table-cell office:value-type="float" office:value="837.2556" calcext:value-type="float">
            <text:p>837.2556</text:p>
          </table:table-cell>
          <table:table-cell office:value-type="float" office:value="855.798" calcext:value-type="float">
            <text:p>855.798</text:p>
          </table:table-cell>
          <table:table-cell office:value-type="float" office:value="325.4488" calcext:value-type="float">
            <text:p>325.4488</text:p>
          </table:table-cell>
          <table:table-cell office:value-type="float" office:value="441.5095" calcext:value-type="float">
            <text:p>441.5095</text:p>
          </table:table-cell>
          <table:table-cell office:value-type="float" office:value="384.4713" calcext:value-type="float">
            <text:p>384.4713</text:p>
          </table:table-cell>
          <table:table-cell office:value-type="float" office:value="334.6089" calcext:value-type="float">
            <text:p>334.608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163.422" calcext:value-type="float">
            <text:p>163.422</text:p>
          </table:table-cell>
          <table:table-cell office:value-type="float" office:value="5364.346" calcext:value-type="float">
            <text:p>5364.346</text:p>
          </table:table-cell>
          <table:table-cell office:value-type="float" office:value="0" calcext:value-type="float">
            <text:p>0</text:p>
          </table:table-cell>
          <table:table-cell office:value-type="float" office:value="129.8756" calcext:value-type="float">
            <text:p>129.8756</text:p>
          </table:table-cell>
          <table:table-cell office:value-type="float" office:value="-376.3053" calcext:value-type="float">
            <text:p>-376.3053</text:p>
          </table:table-cell>
          <table:table-cell office:value-type="float" office:value="980.4376" calcext:value-type="float">
            <text:p>980.4376</text:p>
          </table:table-cell>
          <table:table-cell office:value-type="float" office:value="-298.4441" calcext:value-type="float">
            <text:p>-298.4441</text:p>
          </table:table-cell>
          <table:table-cell office:value-type="float" office:value="41.773" calcext:value-type="float">
            <text:p>41.773</text:p>
          </table:table-cell>
          <table:table-cell office:value-type="float" office:value="31.41183" calcext:value-type="float">
            <text:p>31.41183</text:p>
          </table:table-cell>
          <table:table-cell office:value-type="float" office:value="0.1236448" calcext:value-type="float">
            <text:p>0.123644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62698" calcext:value-type="float">
            <text:p>0.1762698</text:p>
          </table:table-cell>
          <table:table-cell office:value-type="float" office:value="-1.346795" calcext:value-type="float">
            <text:p>-1.346795</text:p>
          </table:table-cell>
          <table:table-cell office:value-type="float" office:value="360" calcext:value-type="float">
            <text:p>360</text:p>
          </table:table-cell>
          <table:table-cell office:value-type="float" office:value="649.8802" calcext:value-type="float">
            <text:p>649.8802</text:p>
          </table:table-cell>
          <table:table-cell office:value-type="float" office:value="0" calcext:value-type="float">
            <text:p>0</text:p>
          </table:table-cell>
          <table:table-cell office:value-type="float" office:value="206.7057" calcext:value-type="float">
            <text:p>206.7057</text:p>
          </table:table-cell>
          <table:table-cell office:value-type="float" office:value="270.3507" calcext:value-type="float">
            <text:p>270.3507</text:p>
          </table:table-cell>
          <table:table-cell office:value-type="float" office:value="885.8923" calcext:value-type="float">
            <text:p>885.8923</text:p>
          </table:table-cell>
          <table:table-cell office:value-type="float" office:value="848.0403" calcext:value-type="float">
            <text:p>848.0403</text:p>
          </table:table-cell>
          <table:table-cell office:value-type="float" office:value="837.3266" calcext:value-type="float">
            <text:p>837.3266</text:p>
          </table:table-cell>
          <table:table-cell office:value-type="float" office:value="855.8481" calcext:value-type="float">
            <text:p>855.8481</text:p>
          </table:table-cell>
          <table:table-cell office:value-type="float" office:value="325.5271" calcext:value-type="float">
            <text:p>325.5271</text:p>
          </table:table-cell>
          <table:table-cell office:value-type="float" office:value="441.5758" calcext:value-type="float">
            <text:p>441.5758</text:p>
          </table:table-cell>
          <table:table-cell office:value-type="float" office:value="384.5098" calcext:value-type="float">
            <text:p>384.5098</text:p>
          </table:table-cell>
          <table:table-cell office:value-type="float" office:value="334.6181" calcext:value-type="float">
            <text:p>334.61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583.5648" calcext:value-type="float">
            <text:p>583.5648</text:p>
          </table:table-cell>
          <table:table-cell office:value-type="float" office:value="5364.26" calcext:value-type="float">
            <text:p>5364.2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77.7046" calcext:value-type="float">
            <text:p>-377.7046</text:p>
          </table:table-cell>
          <table:table-cell office:value-type="float" office:value="988.6436" calcext:value-type="float">
            <text:p>988.643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1.87646" calcext:value-type="float">
            <text:p>41.87646</text:p>
          </table:table-cell>
          <table:table-cell office:value-type="float" office:value="353.0994" calcext:value-type="float">
            <text:p>353.0994</text:p>
          </table:table-cell>
          <table:table-cell office:value-type="float" office:value="0.1238938" calcext:value-type="float">
            <text:p>0.1238938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66524" calcext:value-type="float">
            <text:p>0.1766524</text:p>
          </table:table-cell>
          <table:table-cell office:value-type="float" office:value="-1.351243" calcext:value-type="float">
            <text:p>-1.351243</text:p>
          </table:table-cell>
          <table:table-cell office:value-type="float" office:value="360" calcext:value-type="float">
            <text:p>360</text:p>
          </table:table-cell>
          <table:table-cell office:value-type="float" office:value="648.4852" calcext:value-type="float">
            <text:p>648.4852</text:p>
          </table:table-cell>
          <table:table-cell office:value-type="float" office:value="0" calcext:value-type="float">
            <text:p>0</text:p>
          </table:table-cell>
          <table:table-cell office:value-type="float" office:value="206.7691" calcext:value-type="float">
            <text:p>206.7691</text:p>
          </table:table-cell>
          <table:table-cell office:value-type="float" office:value="277.0387" calcext:value-type="float">
            <text:p>277.0387</text:p>
          </table:table-cell>
          <table:table-cell office:value-type="float" office:value="907.2312" calcext:value-type="float">
            <text:p>907.2312</text:p>
          </table:table-cell>
          <table:table-cell office:value-type="float" office:value="864.4153" calcext:value-type="float">
            <text:p>864.4153</text:p>
          </table:table-cell>
          <table:table-cell office:value-type="float" office:value="851.1417" calcext:value-type="float">
            <text:p>851.1417</text:p>
          </table:table-cell>
          <table:table-cell office:value-type="float" office:value="866.847" calcext:value-type="float">
            <text:p>866.847</text:p>
          </table:table-cell>
          <table:table-cell office:value-type="float" office:value="337.0125" calcext:value-type="float">
            <text:p>337.0125</text:p>
          </table:table-cell>
          <table:table-cell office:value-type="float" office:value="450.5338" calcext:value-type="float">
            <text:p>450.5338</text:p>
          </table:table-cell>
          <table:table-cell office:value-type="float" office:value="390.0598" calcext:value-type="float">
            <text:p>390.0598</text:p>
          </table:table-cell>
          <table:table-cell office:value-type="float" office:value="337.7159" calcext:value-type="float">
            <text:p>337.71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582.7988" calcext:value-type="float">
            <text:p>582.7988</text:p>
          </table:table-cell>
          <table:table-cell office:value-type="float" office:value="5364.166" calcext:value-type="float">
            <text:p>5364.16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78.9333" calcext:value-type="float">
            <text:p>-378.9333</text:p>
          </table:table-cell>
          <table:table-cell office:value-type="float" office:value="991.3038" calcext:value-type="float">
            <text:p>991.303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2.24422" calcext:value-type="float">
            <text:p>42.24422</text:p>
          </table:table-cell>
          <table:table-cell office:value-type="float" office:value="352.7101" calcext:value-type="float">
            <text:p>352.7101</text:p>
          </table:table-cell>
          <table:table-cell office:value-type="float" office:value="0.124165" calcext:value-type="float">
            <text:p>0.12416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70262" calcext:value-type="float">
            <text:p>0.1770262</text:p>
          </table:table-cell>
          <table:table-cell office:value-type="float" office:value="-1.354881" calcext:value-type="float">
            <text:p>-1.354881</text:p>
          </table:table-cell>
          <table:table-cell office:value-type="float" office:value="360" calcext:value-type="float">
            <text:p>360</text:p>
          </table:table-cell>
          <table:table-cell office:value-type="float" office:value="647.2599" calcext:value-type="float">
            <text:p>647.2599</text:p>
          </table:table-cell>
          <table:table-cell office:value-type="float" office:value="0" calcext:value-type="float">
            <text:p>0</text:p>
          </table:table-cell>
          <table:table-cell office:value-type="float" office:value="206.8191" calcext:value-type="float">
            <text:p>206.8191</text:p>
          </table:table-cell>
          <table:table-cell office:value-type="float" office:value="276.9881" calcext:value-type="float">
            <text:p>276.9881</text:p>
          </table:table-cell>
          <table:table-cell office:value-type="float" office:value="907.0671" calcext:value-type="float">
            <text:p>907.0671</text:p>
          </table:table-cell>
          <table:table-cell office:value-type="float" office:value="864.2908" calcext:value-type="float">
            <text:p>864.2908</text:p>
          </table:table-cell>
          <table:table-cell office:value-type="float" office:value="851.0778" calcext:value-type="float">
            <text:p>851.0778</text:p>
          </table:table-cell>
          <table:table-cell office:value-type="float" office:value="866.7944" calcext:value-type="float">
            <text:p>866.7944</text:p>
          </table:table-cell>
          <table:table-cell office:value-type="float" office:value="336.9849" calcext:value-type="float">
            <text:p>336.9849</text:p>
          </table:table-cell>
          <table:table-cell office:value-type="float" office:value="450.5169" calcext:value-type="float">
            <text:p>450.5169</text:p>
          </table:table-cell>
          <table:table-cell office:value-type="float" office:value="390.0481" calcext:value-type="float">
            <text:p>390.0481</text:p>
          </table:table-cell>
          <table:table-cell office:value-type="float" office:value="337.7074" calcext:value-type="float">
            <text:p>337.707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581.6181" calcext:value-type="float">
            <text:p>581.6181</text:p>
          </table:table-cell>
          <table:table-cell office:value-type="float" office:value="5364.147" calcext:value-type="float">
            <text:p>5364.14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0.3871" calcext:value-type="float">
            <text:p>-380.3871</text:p>
          </table:table-cell>
          <table:table-cell office:value-type="float" office:value="994.0279" calcext:value-type="float">
            <text:p>994.027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2.86616" calcext:value-type="float">
            <text:p>42.86616</text:p>
          </table:table-cell>
          <table:table-cell office:value-type="float" office:value="351.9706" calcext:value-type="float">
            <text:p>351.9706</text:p>
          </table:table-cell>
          <table:table-cell office:value-type="float" office:value="0.124464" calcext:value-type="float">
            <text:p>0.12446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74001" calcext:value-type="float">
            <text:p>0.1774001</text:p>
          </table:table-cell>
          <table:table-cell office:value-type="float" office:value="-1.358057" calcext:value-type="float">
            <text:p>-1.358057</text:p>
          </table:table-cell>
          <table:table-cell office:value-type="float" office:value="360" calcext:value-type="float">
            <text:p>360</text:p>
          </table:table-cell>
          <table:table-cell office:value-type="float" office:value="645.8093" calcext:value-type="float">
            <text:p>645.8093</text:p>
          </table:table-cell>
          <table:table-cell office:value-type="float" office:value="0" calcext:value-type="float">
            <text:p>0</text:p>
          </table:table-cell>
          <table:table-cell office:value-type="float" office:value="206.9259" calcext:value-type="float">
            <text:p>206.9259</text:p>
          </table:table-cell>
          <table:table-cell office:value-type="float" office:value="276.9262" calcext:value-type="float">
            <text:p>276.9262</text:p>
          </table:table-cell>
          <table:table-cell office:value-type="float" office:value="906.8801" calcext:value-type="float">
            <text:p>906.8801</text:p>
          </table:table-cell>
          <table:table-cell office:value-type="float" office:value="864.1569" calcext:value-type="float">
            <text:p>864.1569</text:p>
          </table:table-cell>
          <table:table-cell office:value-type="float" office:value="851.0114" calcext:value-type="float">
            <text:p>851.0114</text:p>
          </table:table-cell>
          <table:table-cell office:value-type="float" office:value="866.7415" calcext:value-type="float">
            <text:p>866.7415</text:p>
          </table:table-cell>
          <table:table-cell office:value-type="float" office:value="336.9573" calcext:value-type="float">
            <text:p>336.9573</text:p>
          </table:table-cell>
          <table:table-cell office:value-type="float" office:value="450.5002" calcext:value-type="float">
            <text:p>450.5002</text:p>
          </table:table-cell>
          <table:table-cell office:value-type="float" office:value="390.0361" calcext:value-type="float">
            <text:p>390.0361</text:p>
          </table:table-cell>
          <table:table-cell office:value-type="float" office:value="337.6989" calcext:value-type="float">
            <text:p>337.698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580.4769" calcext:value-type="float">
            <text:p>580.4769</text:p>
          </table:table-cell>
          <table:table-cell office:value-type="float" office:value="5364.1" calcext:value-type="float">
            <text:p>5364.1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1.7894" calcext:value-type="float">
            <text:p>-381.7894</text:p>
          </table:table-cell>
          <table:table-cell office:value-type="float" office:value="998.6687" calcext:value-type="float">
            <text:p>998.668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3.39985" calcext:value-type="float">
            <text:p>43.39985</text:p>
          </table:table-cell>
          <table:table-cell office:value-type="float" office:value="351.3526" calcext:value-type="float">
            <text:p>351.3526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77749" calcext:value-type="float">
            <text:p>0.1777749</text:p>
          </table:table-cell>
          <table:table-cell office:value-type="float" office:value="-1.360778" calcext:value-type="float">
            <text:p>-1.360778</text:p>
          </table:table-cell>
          <table:table-cell office:value-type="float" office:value="360" calcext:value-type="float">
            <text:p>360</text:p>
          </table:table-cell>
          <table:table-cell office:value-type="float" office:value="644.4096" calcext:value-type="float">
            <text:p>644.4096</text:p>
          </table:table-cell>
          <table:table-cell office:value-type="float" office:value="0" calcext:value-type="float">
            <text:p>0</text:p>
          </table:table-cell>
          <table:table-cell office:value-type="float" office:value="207.0174" calcext:value-type="float">
            <text:p>207.0174</text:p>
          </table:table-cell>
          <table:table-cell office:value-type="float" office:value="276.854" calcext:value-type="float">
            <text:p>276.854</text:p>
          </table:table-cell>
          <table:table-cell office:value-type="float" office:value="906.6597" calcext:value-type="float">
            <text:p>906.6597</text:p>
          </table:table-cell>
          <table:table-cell office:value-type="float" office:value="863.9915" calcext:value-type="float">
            <text:p>863.9915</text:p>
          </table:table-cell>
          <table:table-cell office:value-type="float" office:value="850.9369" calcext:value-type="float">
            <text:p>850.9369</text:p>
          </table:table-cell>
          <table:table-cell office:value-type="float" office:value="866.6826" calcext:value-type="float">
            <text:p>866.6826</text:p>
          </table:table-cell>
          <table:table-cell office:value-type="float" office:value="336.9244" calcext:value-type="float">
            <text:p>336.9244</text:p>
          </table:table-cell>
          <table:table-cell office:value-type="float" office:value="450.4825" calcext:value-type="float">
            <text:p>450.4825</text:p>
          </table:table-cell>
          <table:table-cell office:value-type="float" office:value="390.0238" calcext:value-type="float">
            <text:p>390.0238</text:p>
          </table:table-cell>
          <table:table-cell office:value-type="float" office:value="337.6901" calcext:value-type="float">
            <text:p>337.69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579.6772" calcext:value-type="float">
            <text:p>579.6772</text:p>
          </table:table-cell>
          <table:table-cell office:value-type="float" office:value="5364.018" calcext:value-type="float">
            <text:p>5364.01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2.8807" calcext:value-type="float">
            <text:p>-382.8807</text:p>
          </table:table-cell>
          <table:table-cell office:value-type="float" office:value="1002.237" calcext:value-type="float">
            <text:p>1002.23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3.73496" calcext:value-type="float">
            <text:p>43.73496</text:p>
          </table:table-cell>
          <table:table-cell office:value-type="float" office:value="350.9846" calcext:value-type="float">
            <text:p>350.9846</text:p>
          </table:table-cell>
          <table:table-cell office:value-type="float" office:value="0.1251301" calcext:value-type="float">
            <text:p>0.1251301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81497" calcext:value-type="float">
            <text:p>0.1781497</text:p>
          </table:table-cell>
          <table:table-cell office:value-type="float" office:value="-1.363079" calcext:value-type="float">
            <text:p>-1.363079</text:p>
          </table:table-cell>
          <table:table-cell office:value-type="float" office:value="360" calcext:value-type="float">
            <text:p>360</text:p>
          </table:table-cell>
          <table:table-cell office:value-type="float" office:value="643.3206" calcext:value-type="float">
            <text:p>643.3206</text:p>
          </table:table-cell>
          <table:table-cell office:value-type="float" office:value="0" calcext:value-type="float">
            <text:p>0</text:p>
          </table:table-cell>
          <table:table-cell office:value-type="float" office:value="207.0711" calcext:value-type="float">
            <text:p>207.0711</text:p>
          </table:table-cell>
          <table:table-cell office:value-type="float" office:value="276.7995" calcext:value-type="float">
            <text:p>276.7995</text:p>
          </table:table-cell>
          <table:table-cell office:value-type="float" office:value="906.4811" calcext:value-type="float">
            <text:p>906.4811</text:p>
          </table:table-cell>
          <table:table-cell office:value-type="float" office:value="863.8552" calcext:value-type="float">
            <text:p>863.8552</text:p>
          </table:table-cell>
          <table:table-cell office:value-type="float" office:value="850.8683" calcext:value-type="float">
            <text:p>850.8683</text:p>
          </table:table-cell>
          <table:table-cell office:value-type="float" office:value="866.6259" calcext:value-type="float">
            <text:p>866.6259</text:p>
          </table:table-cell>
          <table:table-cell office:value-type="float" office:value="336.8921" calcext:value-type="float">
            <text:p>336.8921</text:p>
          </table:table-cell>
          <table:table-cell office:value-type="float" office:value="450.4645" calcext:value-type="float">
            <text:p>450.4645</text:p>
          </table:table-cell>
          <table:table-cell office:value-type="float" office:value="390.0112" calcext:value-type="float">
            <text:p>390.0112</text:p>
          </table:table-cell>
          <table:table-cell office:value-type="float" office:value="337.6812" calcext:value-type="float">
            <text:p>337.68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578.8411" calcext:value-type="float">
            <text:p>578.8411</text:p>
          </table:table-cell>
          <table:table-cell office:value-type="float" office:value="5363.966" calcext:value-type="float">
            <text:p>5363.96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3.955" calcext:value-type="float">
            <text:p>-383.955</text:p>
          </table:table-cell>
          <table:table-cell office:value-type="float" office:value="1004.724" calcext:value-type="float">
            <text:p>1004.724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4.09487" calcext:value-type="float">
            <text:p>44.09487</text:p>
          </table:table-cell>
          <table:table-cell office:value-type="float" office:value="350.5528" calcext:value-type="float">
            <text:p>350.5528</text:p>
          </table:table-cell>
          <table:table-cell office:value-type="float" office:value="0.1255164" calcext:value-type="float">
            <text:p>0.125516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85245" calcext:value-type="float">
            <text:p>0.1785245</text:p>
          </table:table-cell>
          <table:table-cell office:value-type="float" office:value="-1.364954" calcext:value-type="float">
            <text:p>-1.364954</text:p>
          </table:table-cell>
          <table:table-cell office:value-type="float" office:value="360" calcext:value-type="float">
            <text:p>360</text:p>
          </table:table-cell>
          <table:table-cell office:value-type="float" office:value="642.2482" calcext:value-type="float">
            <text:p>642.2482</text:p>
          </table:table-cell>
          <table:table-cell office:value-type="float" office:value="0" calcext:value-type="float">
            <text:p>0</text:p>
          </table:table-cell>
          <table:table-cell office:value-type="float" office:value="207.1349" calcext:value-type="float">
            <text:p>207.1349</text:p>
          </table:table-cell>
          <table:table-cell office:value-type="float" office:value="276.7481" calcext:value-type="float">
            <text:p>276.7481</text:p>
          </table:table-cell>
          <table:table-cell office:value-type="float" office:value="906.3183" calcext:value-type="float">
            <text:p>906.3183</text:p>
          </table:table-cell>
          <table:table-cell office:value-type="float" office:value="863.7319" calcext:value-type="float">
            <text:p>863.7319</text:p>
          </table:table-cell>
          <table:table-cell office:value-type="float" office:value="850.8062" calcext:value-type="float">
            <text:p>850.8062</text:p>
          </table:table-cell>
          <table:table-cell office:value-type="float" office:value="866.5739" calcext:value-type="float">
            <text:p>866.5739</text:p>
          </table:table-cell>
          <table:table-cell office:value-type="float" office:value="336.8628" calcext:value-type="float">
            <text:p>336.8628</text:p>
          </table:table-cell>
          <table:table-cell office:value-type="float" office:value="450.4471" calcext:value-type="float">
            <text:p>450.4471</text:p>
          </table:table-cell>
          <table:table-cell office:value-type="float" office:value="389.9984" calcext:value-type="float">
            <text:p>389.9984</text:p>
          </table:table-cell>
          <table:table-cell office:value-type="float" office:value="337.6721" calcext:value-type="float">
            <text:p>337.67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577.8342" calcext:value-type="float">
            <text:p>577.8342</text:p>
          </table:table-cell>
          <table:table-cell office:value-type="float" office:value="5363.935" calcext:value-type="float">
            <text:p>5363.93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5.1357" calcext:value-type="float">
            <text:p>-385.1357</text:p>
          </table:table-cell>
          <table:table-cell office:value-type="float" office:value="1007.461" calcext:value-type="float">
            <text:p>1007.46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4.55187" calcext:value-type="float">
            <text:p>44.55187</text:p>
          </table:table-cell>
          <table:table-cell office:value-type="float" office:value="349.987" calcext:value-type="float">
            <text:p>349.987</text:p>
          </table:table-cell>
          <table:table-cell office:value-type="float" office:value="0.1259365" calcext:value-type="float">
            <text:p>0.125936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88993" calcext:value-type="float">
            <text:p>0.1788993</text:p>
          </table:table-cell>
          <table:table-cell office:value-type="float" office:value="-1.366439" calcext:value-type="float">
            <text:p>-1.366439</text:p>
          </table:table-cell>
          <table:table-cell office:value-type="float" office:value="360" calcext:value-type="float">
            <text:p>360</text:p>
          </table:table-cell>
          <table:table-cell office:value-type="float" office:value="641.069" calcext:value-type="float">
            <text:p>641.069</text:p>
          </table:table-cell>
          <table:table-cell office:value-type="float" office:value="0" calcext:value-type="float">
            <text:p>0</text:p>
          </table:table-cell>
          <table:table-cell office:value-type="float" office:value="207.2187" calcext:value-type="float">
            <text:p>207.2187</text:p>
          </table:table-cell>
          <table:table-cell office:value-type="float" office:value="276.6924" calcext:value-type="float">
            <text:p>276.6924</text:p>
          </table:table-cell>
          <table:table-cell office:value-type="float" office:value="906.1383" calcext:value-type="float">
            <text:p>906.1383</text:p>
          </table:table-cell>
          <table:table-cell office:value-type="float" office:value="863.5998" calcext:value-type="float">
            <text:p>863.5998</text:p>
          </table:table-cell>
          <table:table-cell office:value-type="float" office:value="850.7413" calcext:value-type="float">
            <text:p>850.7413</text:p>
          </table:table-cell>
          <table:table-cell office:value-type="float" office:value="866.5202" calcext:value-type="float">
            <text:p>866.5202</text:p>
          </table:table-cell>
          <table:table-cell office:value-type="float" office:value="336.8332" calcext:value-type="float">
            <text:p>336.8332</text:p>
          </table:table-cell>
          <table:table-cell office:value-type="float" office:value="450.4298" calcext:value-type="float">
            <text:p>450.4298</text:p>
          </table:table-cell>
          <table:table-cell office:value-type="float" office:value="389.9857" calcext:value-type="float">
            <text:p>389.9857</text:p>
          </table:table-cell>
          <table:table-cell office:value-type="float" office:value="337.6628" calcext:value-type="float">
            <text:p>337.66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576.7446" calcext:value-type="float">
            <text:p>576.7446</text:p>
          </table:table-cell>
          <table:table-cell office:value-type="float" office:value="5363.913" calcext:value-type="float">
            <text:p>5363.913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6.3591" calcext:value-type="float">
            <text:p>-386.3591</text:p>
          </table:table-cell>
          <table:table-cell office:value-type="float" office:value="1010.732" calcext:value-type="float">
            <text:p>1010.732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5.0922" calcext:value-type="float">
            <text:p>45.0922</text:p>
          </table:table-cell>
          <table:table-cell office:value-type="float" office:value="349.3621" calcext:value-type="float">
            <text:p>349.3621</text:p>
          </table:table-cell>
          <table:table-cell office:value-type="float" office:value="0.1263554" calcext:value-type="float">
            <text:p>0.126355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92753" calcext:value-type="float">
            <text:p>0.1792753</text:p>
          </table:table-cell>
          <table:table-cell office:value-type="float" office:value="-1.367551" calcext:value-type="float">
            <text:p>-1.367551</text:p>
          </table:table-cell>
          <table:table-cell office:value-type="float" office:value="360" calcext:value-type="float">
            <text:p>360</text:p>
          </table:table-cell>
          <table:table-cell office:value-type="float" office:value="639.8469" calcext:value-type="float">
            <text:p>639.8469</text:p>
          </table:table-cell>
          <table:table-cell office:value-type="float" office:value="0" calcext:value-type="float">
            <text:p>0</text:p>
          </table:table-cell>
          <table:table-cell office:value-type="float" office:value="207.313" calcext:value-type="float">
            <text:p>207.313</text:p>
          </table:table-cell>
          <table:table-cell office:value-type="float" office:value="276.6353" calcext:value-type="float">
            <text:p>276.6353</text:p>
          </table:table-cell>
          <table:table-cell office:value-type="float" office:value="905.9508" calcext:value-type="float">
            <text:p>905.9508</text:p>
          </table:table-cell>
          <table:table-cell office:value-type="float" office:value="863.46" calcext:value-type="float">
            <text:p>863.46</text:p>
          </table:table-cell>
          <table:table-cell office:value-type="float" office:value="850.6719" calcext:value-type="float">
            <text:p>850.6719</text:p>
          </table:table-cell>
          <table:table-cell office:value-type="float" office:value="866.4638" calcext:value-type="float">
            <text:p>866.4638</text:p>
          </table:table-cell>
          <table:table-cell office:value-type="float" office:value="336.8018" calcext:value-type="float">
            <text:p>336.8018</text:p>
          </table:table-cell>
          <table:table-cell office:value-type="float" office:value="450.4123" calcext:value-type="float">
            <text:p>450.4123</text:p>
          </table:table-cell>
          <table:table-cell office:value-type="float" office:value="389.9728" calcext:value-type="float">
            <text:p>389.9728</text:p>
          </table:table-cell>
          <table:table-cell office:value-type="float" office:value="337.6535" calcext:value-type="float">
            <text:p>337.653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575.7435" calcext:value-type="float">
            <text:p>575.7435</text:p>
          </table:table-cell>
          <table:table-cell office:value-type="float" office:value="5363.884" calcext:value-type="float">
            <text:p>5363.884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7.4973" calcext:value-type="float">
            <text:p>-387.4973</text:p>
          </table:table-cell>
          <table:table-cell office:value-type="float" office:value="1014.212" calcext:value-type="float">
            <text:p>1014.212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5.56251" calcext:value-type="float">
            <text:p>45.56251</text:p>
          </table:table-cell>
          <table:table-cell office:value-type="float" office:value="348.8144" calcext:value-type="float">
            <text:p>348.8144</text:p>
          </table:table-cell>
          <table:table-cell office:value-type="float" office:value="0.1267947" calcext:value-type="float">
            <text:p>0.1267947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796515" calcext:value-type="float">
            <text:p>0.1796515</text:p>
          </table:table-cell>
          <table:table-cell office:value-type="float" office:value="-1.368317" calcext:value-type="float">
            <text:p>-1.368317</text:p>
          </table:table-cell>
          <table:table-cell office:value-type="float" office:value="360" calcext:value-type="float">
            <text:p>360</text:p>
          </table:table-cell>
          <table:table-cell office:value-type="float" office:value="638.7095" calcext:value-type="float">
            <text:p>638.7095</text:p>
          </table:table-cell>
          <table:table-cell office:value-type="float" office:value="0" calcext:value-type="float">
            <text:p>0</text:p>
          </table:table-cell>
          <table:table-cell office:value-type="float" office:value="207.3928" calcext:value-type="float">
            <text:p>207.3928</text:p>
          </table:table-cell>
          <table:table-cell office:value-type="float" office:value="276.5801" calcext:value-type="float">
            <text:p>276.5801</text:p>
          </table:table-cell>
          <table:table-cell office:value-type="float" office:value="905.7698" calcext:value-type="float">
            <text:p>905.7698</text:p>
          </table:table-cell>
          <table:table-cell office:value-type="float" office:value="863.326" calcext:value-type="float">
            <text:p>863.326</text:p>
          </table:table-cell>
          <table:table-cell office:value-type="float" office:value="850.6057" calcext:value-type="float">
            <text:p>850.6057</text:p>
          </table:table-cell>
          <table:table-cell office:value-type="float" office:value="866.4095" calcext:value-type="float">
            <text:p>866.4095</text:p>
          </table:table-cell>
          <table:table-cell office:value-type="float" office:value="336.7708" calcext:value-type="float">
            <text:p>336.7708</text:p>
          </table:table-cell>
          <table:table-cell office:value-type="float" office:value="450.3947" calcext:value-type="float">
            <text:p>450.3947</text:p>
          </table:table-cell>
          <table:table-cell office:value-type="float" office:value="389.9598" calcext:value-type="float">
            <text:p>389.9598</text:p>
          </table:table-cell>
          <table:table-cell office:value-type="float" office:value="337.644" calcext:value-type="float">
            <text:p>337.6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574.9285" calcext:value-type="float">
            <text:p>574.9285</text:p>
          </table:table-cell>
          <table:table-cell office:value-type="float" office:value="5363.838" calcext:value-type="float">
            <text:p>5363.83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8.4677" calcext:value-type="float">
            <text:p>-388.4677</text:p>
          </table:table-cell>
          <table:table-cell office:value-type="float" office:value="1017.211" calcext:value-type="float">
            <text:p>1017.21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5.8909" calcext:value-type="float">
            <text:p>45.8909</text:p>
          </table:table-cell>
          <table:table-cell office:value-type="float" office:value="348.4204" calcext:value-type="float">
            <text:p>348.4204</text:p>
          </table:table-cell>
          <table:table-cell office:value-type="float" office:value="0.1272924" calcext:value-type="float">
            <text:p>0.127292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00277" calcext:value-type="float">
            <text:p>0.1800277</text:p>
          </table:table-cell>
          <table:table-cell office:value-type="float" office:value="-1.368755" calcext:value-type="float">
            <text:p>-1.368755</text:p>
          </table:table-cell>
          <table:table-cell office:value-type="float" office:value="360" calcext:value-type="float">
            <text:p>360</text:p>
          </table:table-cell>
          <table:table-cell office:value-type="float" office:value="637.7397" calcext:value-type="float">
            <text:p>637.7397</text:p>
          </table:table-cell>
          <table:table-cell office:value-type="float" office:value="0" calcext:value-type="float">
            <text:p>0</text:p>
          </table:table-cell>
          <table:table-cell office:value-type="float" office:value="207.4538" calcext:value-type="float">
            <text:p>207.4538</text:p>
          </table:table-cell>
          <table:table-cell office:value-type="float" office:value="276.5308" calcext:value-type="float">
            <text:p>276.5308</text:p>
          </table:table-cell>
          <table:table-cell office:value-type="float" office:value="905.6025" calcext:value-type="float">
            <text:p>905.6025</text:p>
          </table:table-cell>
          <table:table-cell office:value-type="float" office:value="863.1993" calcext:value-type="float">
            <text:p>863.1993</text:p>
          </table:table-cell>
          <table:table-cell office:value-type="float" office:value="850.5432" calcext:value-type="float">
            <text:p>850.5432</text:p>
          </table:table-cell>
          <table:table-cell office:value-type="float" office:value="866.3582" calcext:value-type="float">
            <text:p>866.3582</text:p>
          </table:table-cell>
          <table:table-cell office:value-type="float" office:value="336.7402" calcext:value-type="float">
            <text:p>336.7402</text:p>
          </table:table-cell>
          <table:table-cell office:value-type="float" office:value="450.3773" calcext:value-type="float">
            <text:p>450.3773</text:p>
          </table:table-cell>
          <table:table-cell office:value-type="float" office:value="389.9468" calcext:value-type="float">
            <text:p>389.9468</text:p>
          </table:table-cell>
          <table:table-cell office:value-type="float" office:value="337.6343" calcext:value-type="float">
            <text:p>337.63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574.3607" calcext:value-type="float">
            <text:p>574.3607</text:p>
          </table:table-cell>
          <table:table-cell office:value-type="float" office:value="5363.764" calcext:value-type="float">
            <text:p>5363.764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9.2131" calcext:value-type="float">
            <text:p>-389.2131</text:p>
          </table:table-cell>
          <table:table-cell office:value-type="float" office:value="1019.648" calcext:value-type="float">
            <text:p>1019.64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6.04693" calcext:value-type="float">
            <text:p>46.04693</text:p>
          </table:table-cell>
          <table:table-cell office:value-type="float" office:value="348.2479" calcext:value-type="float">
            <text:p>348.2479</text:p>
          </table:table-cell>
          <table:table-cell office:value-type="float" office:value="0.1278606" calcext:value-type="float">
            <text:p>0.1278606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04053" calcext:value-type="float">
            <text:p>0.1804053</text:p>
          </table:table-cell>
          <table:table-cell office:value-type="float" office:value="-1.368883" calcext:value-type="float">
            <text:p>-1.368883</text:p>
          </table:table-cell>
          <table:table-cell office:value-type="float" office:value="360" calcext:value-type="float">
            <text:p>360</text:p>
          </table:table-cell>
          <table:table-cell office:value-type="float" office:value="636.9945" calcext:value-type="float">
            <text:p>636.9945</text:p>
          </table:table-cell>
          <table:table-cell office:value-type="float" office:value="0" calcext:value-type="float">
            <text:p>0</text:p>
          </table:table-cell>
          <table:table-cell office:value-type="float" office:value="207.4819" calcext:value-type="float">
            <text:p>207.4819</text:p>
          </table:table-cell>
          <table:table-cell office:value-type="float" office:value="276.4839" calcext:value-type="float">
            <text:p>276.4839</text:p>
          </table:table-cell>
          <table:table-cell office:value-type="float" office:value="905.4453" calcext:value-type="float">
            <text:p>905.4453</text:p>
          </table:table-cell>
          <table:table-cell office:value-type="float" office:value="863.0781" calcext:value-type="float">
            <text:p>863.0781</text:p>
          </table:table-cell>
          <table:table-cell office:value-type="float" office:value="850.4858" calcext:value-type="float">
            <text:p>850.4858</text:p>
          </table:table-cell>
          <table:table-cell office:value-type="float" office:value="866.3121" calcext:value-type="float">
            <text:p>866.3121</text:p>
          </table:table-cell>
          <table:table-cell office:value-type="float" office:value="336.7103" calcext:value-type="float">
            <text:p>336.7103</text:p>
          </table:table-cell>
          <table:table-cell office:value-type="float" office:value="450.3604" calcext:value-type="float">
            <text:p>450.3604</text:p>
          </table:table-cell>
          <table:table-cell office:value-type="float" office:value="389.9337" calcext:value-type="float">
            <text:p>389.9337</text:p>
          </table:table-cell>
          <table:table-cell office:value-type="float" office:value="337.6247" calcext:value-type="float">
            <text:p>337.62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573.8683" calcext:value-type="float">
            <text:p>573.8683</text:p>
          </table:table-cell>
          <table:table-cell office:value-type="float" office:value="5363.7" calcext:value-type="float">
            <text:p>5363.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89.8552" calcext:value-type="float">
            <text:p>-389.8552</text:p>
          </table:table-cell>
          <table:table-cell office:value-type="float" office:value="1021.267" calcext:value-type="float">
            <text:p>1021.26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5.98904" calcext:value-type="float">
            <text:p>45.98904</text:p>
          </table:table-cell>
          <table:table-cell office:value-type="float" office:value="348.145" calcext:value-type="float">
            <text:p>348.145</text:p>
          </table:table-cell>
          <table:table-cell office:value-type="float" office:value="0.1284124" calcext:value-type="float">
            <text:p>0.128412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07832" calcext:value-type="float">
            <text:p>0.1807832</text:p>
          </table:table-cell>
          <table:table-cell office:value-type="float" office:value="-1.368731" calcext:value-type="float">
            <text:p>-1.368731</text:p>
          </table:table-cell>
          <table:table-cell office:value-type="float" office:value="360" calcext:value-type="float">
            <text:p>360</text:p>
          </table:table-cell>
          <table:table-cell office:value-type="float" office:value="636.3524" calcext:value-type="float">
            <text:p>636.3524</text:p>
          </table:table-cell>
          <table:table-cell office:value-type="float" office:value="0" calcext:value-type="float">
            <text:p>0</text:p>
          </table:table-cell>
          <table:table-cell office:value-type="float" office:value="207.5229" calcext:value-type="float">
            <text:p>207.5229</text:p>
          </table:table-cell>
          <table:table-cell office:value-type="float" office:value="276.4362" calcext:value-type="float">
            <text:p>276.4362</text:p>
          </table:table-cell>
          <table:table-cell office:value-type="float" office:value="905.2885" calcext:value-type="float">
            <text:p>905.2885</text:p>
          </table:table-cell>
          <table:table-cell office:value-type="float" office:value="862.9587" calcext:value-type="float">
            <text:p>862.9587</text:p>
          </table:table-cell>
          <table:table-cell office:value-type="float" office:value="850.4293" calcext:value-type="float">
            <text:p>850.4293</text:p>
          </table:table-cell>
          <table:table-cell office:value-type="float" office:value="866.2669" calcext:value-type="float">
            <text:p>866.2669</text:p>
          </table:table-cell>
          <table:table-cell office:value-type="float" office:value="336.6811" calcext:value-type="float">
            <text:p>336.6811</text:p>
          </table:table-cell>
          <table:table-cell office:value-type="float" office:value="450.344" calcext:value-type="float">
            <text:p>450.344</text:p>
          </table:table-cell>
          <table:table-cell office:value-type="float" office:value="389.9206" calcext:value-type="float">
            <text:p>389.9206</text:p>
          </table:table-cell>
          <table:table-cell office:value-type="float" office:value="337.6149" calcext:value-type="float">
            <text:p>337.61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573.3744" calcext:value-type="float">
            <text:p>573.3744</text:p>
          </table:table-cell>
          <table:table-cell office:value-type="float" office:value="5363.638" calcext:value-type="float">
            <text:p>5363.63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0.4817" calcext:value-type="float">
            <text:p>-390.4817</text:p>
          </table:table-cell>
          <table:table-cell office:value-type="float" office:value="1022.71" calcext:value-type="float">
            <text:p>1022.7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5.92269" calcext:value-type="float">
            <text:p>45.92269</text:p>
          </table:table-cell>
          <table:table-cell office:value-type="float" office:value="348.0491" calcext:value-type="float">
            <text:p>348.0491</text:p>
          </table:table-cell>
          <table:table-cell office:value-type="float" office:value="0.1289105" calcext:value-type="float">
            <text:p>0.128910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11634" calcext:value-type="float">
            <text:p>0.1811634</text:p>
          </table:table-cell>
          <table:table-cell office:value-type="float" office:value="-1.368309" calcext:value-type="float">
            <text:p>-1.368309</text:p>
          </table:table-cell>
          <table:table-cell office:value-type="float" office:value="360" calcext:value-type="float">
            <text:p>360</text:p>
          </table:table-cell>
          <table:table-cell office:value-type="float" office:value="635.7256" calcext:value-type="float">
            <text:p>635.7256</text:p>
          </table:table-cell>
          <table:table-cell office:value-type="float" office:value="0" calcext:value-type="float">
            <text:p>0</text:p>
          </table:table-cell>
          <table:table-cell office:value-type="float" office:value="207.5645" calcext:value-type="float">
            <text:p>207.5645</text:p>
          </table:table-cell>
          <table:table-cell office:value-type="float" office:value="276.3866" calcext:value-type="float">
            <text:p>276.3866</text:p>
          </table:table-cell>
          <table:table-cell office:value-type="float" office:value="905.1285" calcext:value-type="float">
            <text:p>905.1285</text:p>
          </table:table-cell>
          <table:table-cell office:value-type="float" office:value="862.8372" calcext:value-type="float">
            <text:p>862.8372</text:p>
          </table:table-cell>
          <table:table-cell office:value-type="float" office:value="850.372" calcext:value-type="float">
            <text:p>850.372</text:p>
          </table:table-cell>
          <table:table-cell office:value-type="float" office:value="866.2215" calcext:value-type="float">
            <text:p>866.2215</text:p>
          </table:table-cell>
          <table:table-cell office:value-type="float" office:value="336.6517" calcext:value-type="float">
            <text:p>336.6517</text:p>
          </table:table-cell>
          <table:table-cell office:value-type="float" office:value="450.3278" calcext:value-type="float">
            <text:p>450.3278</text:p>
          </table:table-cell>
          <table:table-cell office:value-type="float" office:value="389.9079" calcext:value-type="float">
            <text:p>389.9079</text:p>
          </table:table-cell>
          <table:table-cell office:value-type="float" office:value="337.6051" calcext:value-type="float">
            <text:p>337.60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572.8832" calcext:value-type="float">
            <text:p>572.8832</text:p>
          </table:table-cell>
          <table:table-cell office:value-type="float" office:value="5363.557" calcext:value-type="float">
            <text:p>5363.55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1.1154" calcext:value-type="float">
            <text:p>-391.1154</text:p>
          </table:table-cell>
          <table:table-cell office:value-type="float" office:value="1024.208" calcext:value-type="float">
            <text:p>1024.20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6.06578" calcext:value-type="float">
            <text:p>46.06578</text:p>
          </table:table-cell>
          <table:table-cell office:value-type="float" office:value="347.948" calcext:value-type="float">
            <text:p>347.948</text:p>
          </table:table-cell>
          <table:table-cell office:value-type="float" office:value="0.129403" calcext:value-type="float">
            <text:p>0.129403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15439" calcext:value-type="float">
            <text:p>0.1815439</text:p>
          </table:table-cell>
          <table:table-cell office:value-type="float" office:value="-1.367652" calcext:value-type="float">
            <text:p>-1.367652</text:p>
          </table:table-cell>
          <table:table-cell office:value-type="float" office:value="360" calcext:value-type="float">
            <text:p>360</text:p>
          </table:table-cell>
          <table:table-cell office:value-type="float" office:value="635.0914" calcext:value-type="float">
            <text:p>635.0914</text:p>
          </table:table-cell>
          <table:table-cell office:value-type="float" office:value="0" calcext:value-type="float">
            <text:p>0</text:p>
          </table:table-cell>
          <table:table-cell office:value-type="float" office:value="207.5859" calcext:value-type="float">
            <text:p>207.5859</text:p>
          </table:table-cell>
          <table:table-cell office:value-type="float" office:value="276.3394" calcext:value-type="float">
            <text:p>276.3394</text:p>
          </table:table-cell>
          <table:table-cell office:value-type="float" office:value="904.9727" calcext:value-type="float">
            <text:p>904.9727</text:p>
          </table:table-cell>
          <table:table-cell office:value-type="float" office:value="862.7187" calcext:value-type="float">
            <text:p>862.7187</text:p>
          </table:table-cell>
          <table:table-cell office:value-type="float" office:value="850.3149" calcext:value-type="float">
            <text:p>850.3149</text:p>
          </table:table-cell>
          <table:table-cell office:value-type="float" office:value="866.176" calcext:value-type="float">
            <text:p>866.176</text:p>
          </table:table-cell>
          <table:table-cell office:value-type="float" office:value="336.622" calcext:value-type="float">
            <text:p>336.622</text:p>
          </table:table-cell>
          <table:table-cell office:value-type="float" office:value="450.3116" calcext:value-type="float">
            <text:p>450.3116</text:p>
          </table:table-cell>
          <table:table-cell office:value-type="float" office:value="389.8953" calcext:value-type="float">
            <text:p>389.8953</text:p>
          </table:table-cell>
          <table:table-cell office:value-type="float" office:value="337.5952" calcext:value-type="float">
            <text:p>337.595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572.463" calcext:value-type="float">
            <text:p>572.463</text:p>
          </table:table-cell>
          <table:table-cell office:value-type="float" office:value="5363.478" calcext:value-type="float">
            <text:p>5363.47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1.673" calcext:value-type="float">
            <text:p>-391.673</text:p>
          </table:table-cell>
          <table:table-cell office:value-type="float" office:value="1025.857" calcext:value-type="float">
            <text:p>1025.85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6.12358" calcext:value-type="float">
            <text:p>46.12358</text:p>
          </table:table-cell>
          <table:table-cell office:value-type="float" office:value="347.902" calcext:value-type="float">
            <text:p>347.902</text:p>
          </table:table-cell>
          <table:table-cell office:value-type="float" office:value="0.1298994" calcext:value-type="float">
            <text:p>0.129899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19244" calcext:value-type="float">
            <text:p>0.1819244</text:p>
          </table:table-cell>
          <table:table-cell office:value-type="float" office:value="-1.366763" calcext:value-type="float">
            <text:p>-1.366763</text:p>
          </table:table-cell>
          <table:table-cell office:value-type="float" office:value="360" calcext:value-type="float">
            <text:p>360</text:p>
          </table:table-cell>
          <table:table-cell office:value-type="float" office:value="634.533" calcext:value-type="float">
            <text:p>634.533</text:p>
          </table:table-cell>
          <table:table-cell office:value-type="float" office:value="0" calcext:value-type="float">
            <text:p>0</text:p>
          </table:table-cell>
          <table:table-cell office:value-type="float" office:value="207.6052" calcext:value-type="float">
            <text:p>207.6052</text:p>
          </table:table-cell>
          <table:table-cell office:value-type="float" office:value="276.2952" calcext:value-type="float">
            <text:p>276.2952</text:p>
          </table:table-cell>
          <table:table-cell office:value-type="float" office:value="904.8251" calcext:value-type="float">
            <text:p>904.8251</text:p>
          </table:table-cell>
          <table:table-cell office:value-type="float" office:value="862.6052" calcext:value-type="float">
            <text:p>862.6052</text:p>
          </table:table-cell>
          <table:table-cell office:value-type="float" office:value="850.2595" calcext:value-type="float">
            <text:p>850.2595</text:p>
          </table:table-cell>
          <table:table-cell office:value-type="float" office:value="866.132" calcext:value-type="float">
            <text:p>866.132</text:p>
          </table:table-cell>
          <table:table-cell office:value-type="float" office:value="336.593" calcext:value-type="float">
            <text:p>336.593</text:p>
          </table:table-cell>
          <table:table-cell office:value-type="float" office:value="450.2957" calcext:value-type="float">
            <text:p>450.2957</text:p>
          </table:table-cell>
          <table:table-cell office:value-type="float" office:value="389.8827" calcext:value-type="float">
            <text:p>389.8827</text:p>
          </table:table-cell>
          <table:table-cell office:value-type="float" office:value="337.5854" calcext:value-type="float">
            <text:p>337.58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571.9517" calcext:value-type="float">
            <text:p>571.9517</text:p>
          </table:table-cell>
          <table:table-cell office:value-type="float" office:value="5363.425" calcext:value-type="float">
            <text:p>5363.42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2.2718" calcext:value-type="float">
            <text:p>-392.2718</text:p>
          </table:table-cell>
          <table:table-cell office:value-type="float" office:value="1026.478" calcext:value-type="float">
            <text:p>1026.47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6.35274" calcext:value-type="float">
            <text:p>46.35274</text:p>
          </table:table-cell>
          <table:table-cell office:value-type="float" office:value="347.6994" calcext:value-type="float">
            <text:p>347.6994</text:p>
          </table:table-cell>
          <table:table-cell office:value-type="float" office:value="0.1303649" calcext:value-type="float">
            <text:p>0.1303649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23061" calcext:value-type="float">
            <text:p>0.1823061</text:p>
          </table:table-cell>
          <table:table-cell office:value-type="float" office:value="-1.365678" calcext:value-type="float">
            <text:p>-1.365678</text:p>
          </table:table-cell>
          <table:table-cell office:value-type="float" office:value="360" calcext:value-type="float">
            <text:p>360</text:p>
          </table:table-cell>
          <table:table-cell office:value-type="float" office:value="633.9333" calcext:value-type="float">
            <text:p>633.9333</text:p>
          </table:table-cell>
          <table:table-cell office:value-type="float" office:value="0" calcext:value-type="float">
            <text:p>0</text:p>
          </table:table-cell>
          <table:table-cell office:value-type="float" office:value="207.6545" calcext:value-type="float">
            <text:p>207.6545</text:p>
          </table:table-cell>
          <table:table-cell office:value-type="float" office:value="276.2626" calcext:value-type="float">
            <text:p>276.2626</text:p>
          </table:table-cell>
          <table:table-cell office:value-type="float" office:value="904.7041" calcext:value-type="float">
            <text:p>904.7041</text:p>
          </table:table-cell>
          <table:table-cell office:value-type="float" office:value="862.506" calcext:value-type="float">
            <text:p>862.506</text:p>
          </table:table-cell>
          <table:table-cell office:value-type="float" office:value="850.2087" calcext:value-type="float">
            <text:p>850.2087</text:p>
          </table:table-cell>
          <table:table-cell office:value-type="float" office:value="866.0909" calcext:value-type="float">
            <text:p>866.0909</text:p>
          </table:table-cell>
          <table:table-cell office:value-type="float" office:value="336.5653" calcext:value-type="float">
            <text:p>336.5653</text:p>
          </table:table-cell>
          <table:table-cell office:value-type="float" office:value="450.2801" calcext:value-type="float">
            <text:p>450.2801</text:p>
          </table:table-cell>
          <table:table-cell office:value-type="float" office:value="389.8702" calcext:value-type="float">
            <text:p>389.8702</text:p>
          </table:table-cell>
          <table:table-cell office:value-type="float" office:value="337.5754" calcext:value-type="float">
            <text:p>337.57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571.5577" calcext:value-type="float">
            <text:p>571.5577</text:p>
          </table:table-cell>
          <table:table-cell office:value-type="float" office:value="5363.384" calcext:value-type="float">
            <text:p>5363.384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2.767" calcext:value-type="float">
            <text:p>-392.767</text:p>
          </table:table-cell>
          <table:table-cell office:value-type="float" office:value="1027.643" calcext:value-type="float">
            <text:p>1027.643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6.50647" calcext:value-type="float">
            <text:p>46.50647</text:p>
          </table:table-cell>
          <table:table-cell office:value-type="float" office:value="347.5645" calcext:value-type="float">
            <text:p>347.5645</text:p>
          </table:table-cell>
          <table:table-cell office:value-type="float" office:value="0.1308484" calcext:value-type="float">
            <text:p>0.130848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26895" calcext:value-type="float">
            <text:p>0.1826895</text:p>
          </table:table-cell>
          <table:table-cell office:value-type="float" office:value="-1.364402" calcext:value-type="float">
            <text:p>-1.364402</text:p>
          </table:table-cell>
          <table:table-cell office:value-type="float" office:value="360" calcext:value-type="float">
            <text:p>360</text:p>
          </table:table-cell>
          <table:table-cell office:value-type="float" office:value="633.4368" calcext:value-type="float">
            <text:p>633.4368</text:p>
          </table:table-cell>
          <table:table-cell office:value-type="float" office:value="0" calcext:value-type="float">
            <text:p>0</text:p>
          </table:table-cell>
          <table:table-cell office:value-type="float" office:value="207.678" calcext:value-type="float">
            <text:p>207.678</text:p>
          </table:table-cell>
          <table:table-cell office:value-type="float" office:value="276.238" calcext:value-type="float">
            <text:p>276.238</text:p>
          </table:table-cell>
          <table:table-cell office:value-type="float" office:value="904.6156" calcext:value-type="float">
            <text:p>904.6156</text:p>
          </table:table-cell>
          <table:table-cell office:value-type="float" office:value="862.4302" calcext:value-type="float">
            <text:p>862.4302</text:p>
          </table:table-cell>
          <table:table-cell office:value-type="float" office:value="850.1682" calcext:value-type="float">
            <text:p>850.1682</text:p>
          </table:table-cell>
          <table:table-cell office:value-type="float" office:value="866.0557" calcext:value-type="float">
            <text:p>866.0557</text:p>
          </table:table-cell>
          <table:table-cell office:value-type="float" office:value="336.5424" calcext:value-type="float">
            <text:p>336.5424</text:p>
          </table:table-cell>
          <table:table-cell office:value-type="float" office:value="450.2657" calcext:value-type="float">
            <text:p>450.2657</text:p>
          </table:table-cell>
          <table:table-cell office:value-type="float" office:value="389.8578" calcext:value-type="float">
            <text:p>389.8578</text:p>
          </table:table-cell>
          <table:table-cell office:value-type="float" office:value="337.5656" calcext:value-type="float">
            <text:p>337.56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571.0809" calcext:value-type="float">
            <text:p>571.0809</text:p>
          </table:table-cell>
          <table:table-cell office:value-type="float" office:value="5363.354" calcext:value-type="float">
            <text:p>5363.354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3.3104" calcext:value-type="float">
            <text:p>-393.3104</text:p>
          </table:table-cell>
          <table:table-cell office:value-type="float" office:value="1029.187" calcext:value-type="float">
            <text:p>1029.18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6.73255" calcext:value-type="float">
            <text:p>46.73255</text:p>
          </table:table-cell>
          <table:table-cell office:value-type="float" office:value="347.3415" calcext:value-type="float">
            <text:p>347.3415</text:p>
          </table:table-cell>
          <table:table-cell office:value-type="float" office:value="0.1313214" calcext:value-type="float">
            <text:p>0.131321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30729" calcext:value-type="float">
            <text:p>0.1830729</text:p>
          </table:table-cell>
          <table:table-cell office:value-type="float" office:value="-1.362943" calcext:value-type="float">
            <text:p>-1.362943</text:p>
          </table:table-cell>
          <table:table-cell office:value-type="float" office:value="360" calcext:value-type="float">
            <text:p>360</text:p>
          </table:table-cell>
          <table:table-cell office:value-type="float" office:value="632.8921" calcext:value-type="float">
            <text:p>632.8921</text:p>
          </table:table-cell>
          <table:table-cell office:value-type="float" office:value="0" calcext:value-type="float">
            <text:p>0</text:p>
          </table:table-cell>
          <table:table-cell office:value-type="float" office:value="207.715" calcext:value-type="float">
            <text:p>207.715</text:p>
          </table:table-cell>
          <table:table-cell office:value-type="float" office:value="276.2119" calcext:value-type="float">
            <text:p>276.2119</text:p>
          </table:table-cell>
          <table:table-cell office:value-type="float" office:value="904.5265" calcext:value-type="float">
            <text:p>904.5265</text:p>
          </table:table-cell>
          <table:table-cell office:value-type="float" office:value="862.356" calcext:value-type="float">
            <text:p>862.356</text:p>
          </table:table-cell>
          <table:table-cell office:value-type="float" office:value="850.1279" calcext:value-type="float">
            <text:p>850.1279</text:p>
          </table:table-cell>
          <table:table-cell office:value-type="float" office:value="866.0222" calcext:value-type="float">
            <text:p>866.0222</text:p>
          </table:table-cell>
          <table:table-cell office:value-type="float" office:value="336.5208" calcext:value-type="float">
            <text:p>336.5208</text:p>
          </table:table-cell>
          <table:table-cell office:value-type="float" office:value="450.2518" calcext:value-type="float">
            <text:p>450.2518</text:p>
          </table:table-cell>
          <table:table-cell office:value-type="float" office:value="389.8459" calcext:value-type="float">
            <text:p>389.8459</text:p>
          </table:table-cell>
          <table:table-cell office:value-type="float" office:value="337.5558" calcext:value-type="float">
            <text:p>337.555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570.4659" calcext:value-type="float">
            <text:p>570.4659</text:p>
          </table:table-cell>
          <table:table-cell office:value-type="float" office:value="5363.342" calcext:value-type="float">
            <text:p>5363.342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3.962" calcext:value-type="float">
            <text:p>-393.962</text:p>
          </table:table-cell>
          <table:table-cell office:value-type="float" office:value="1030.391" calcext:value-type="float">
            <text:p>1030.39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7.08466" calcext:value-type="float">
            <text:p>47.08466</text:p>
          </table:table-cell>
          <table:table-cell office:value-type="float" office:value="346.9788" calcext:value-type="float">
            <text:p>346.9788</text:p>
          </table:table-cell>
          <table:table-cell office:value-type="float" office:value="0.1317515" calcext:value-type="float">
            <text:p>0.1317515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34563" calcext:value-type="float">
            <text:p>0.1834563</text:p>
          </table:table-cell>
          <table:table-cell office:value-type="float" office:value="-1.361322" calcext:value-type="float">
            <text:p>-1.361322</text:p>
          </table:table-cell>
          <table:table-cell office:value-type="float" office:value="360" calcext:value-type="float">
            <text:p>360</text:p>
          </table:table-cell>
          <table:table-cell office:value-type="float" office:value="632.2389" calcext:value-type="float">
            <text:p>632.2389</text:p>
          </table:table-cell>
          <table:table-cell office:value-type="float" office:value="0" calcext:value-type="float">
            <text:p>0</text:p>
          </table:table-cell>
          <table:table-cell office:value-type="float" office:value="207.7746" calcext:value-type="float">
            <text:p>207.7746</text:p>
          </table:table-cell>
          <table:table-cell office:value-type="float" office:value="276.1842" calcext:value-type="float">
            <text:p>276.1842</text:p>
          </table:table-cell>
          <table:table-cell office:value-type="float" office:value="904.4326" calcext:value-type="float">
            <text:p>904.4326</text:p>
          </table:table-cell>
          <table:table-cell office:value-type="float" office:value="862.2799" calcext:value-type="float">
            <text:p>862.2799</text:p>
          </table:table-cell>
          <table:table-cell office:value-type="float" office:value="850.0891" calcext:value-type="float">
            <text:p>850.0891</text:p>
          </table:table-cell>
          <table:table-cell office:value-type="float" office:value="865.989" calcext:value-type="float">
            <text:p>865.989</text:p>
          </table:table-cell>
          <table:table-cell office:value-type="float" office:value="336.4996" calcext:value-type="float">
            <text:p>336.4996</text:p>
          </table:table-cell>
          <table:table-cell office:value-type="float" office:value="450.2388" calcext:value-type="float">
            <text:p>450.2388</text:p>
          </table:table-cell>
          <table:table-cell office:value-type="float" office:value="389.8354" calcext:value-type="float">
            <text:p>389.8354</text:p>
          </table:table-cell>
          <table:table-cell office:value-type="float" office:value="337.546" calcext:value-type="float">
            <text:p>337.54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570.0397" calcext:value-type="float">
            <text:p>570.0397</text:p>
          </table:table-cell>
          <table:table-cell office:value-type="float" office:value="5363.315" calcext:value-type="float">
            <text:p>5363.31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4.4522" calcext:value-type="float">
            <text:p>-394.4522</text:p>
          </table:table-cell>
          <table:table-cell office:value-type="float" office:value="1031.29" calcext:value-type="float">
            <text:p>1031.2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7.2812" calcext:value-type="float">
            <text:p>47.2812</text:p>
          </table:table-cell>
          <table:table-cell office:value-type="float" office:value="346.7931" calcext:value-type="float">
            <text:p>346.7931</text:p>
          </table:table-cell>
          <table:table-cell office:value-type="float" office:value="0.132184" calcext:value-type="float">
            <text:p>0.132184</text:p>
          </table:table-cell>
          <table:table-cell office:value-type="float" office:value="0.8555264" calcext:value-type="float">
            <text:p>0.8555264</text:p>
          </table:table-cell>
          <table:table-cell office:value-type="float" office:value="0.1838399" calcext:value-type="float">
            <text:p>0.1838399</text:p>
          </table:table-cell>
          <table:table-cell office:value-type="float" office:value="-1.359556" calcext:value-type="float">
            <text:p>-1.359556</text:p>
          </table:table-cell>
          <table:table-cell office:value-type="float" office:value="360" calcext:value-type="float">
            <text:p>360</text:p>
          </table:table-cell>
          <table:table-cell office:value-type="float" office:value="631.7471" calcext:value-type="float">
            <text:p>631.7471</text:p>
          </table:table-cell>
          <table:table-cell office:value-type="float" office:value="0" calcext:value-type="float">
            <text:p>0</text:p>
          </table:table-cell>
          <table:table-cell office:value-type="float" office:value="207.804" calcext:value-type="float">
            <text:p>207.804</text:p>
          </table:table-cell>
          <table:table-cell office:value-type="float" office:value="276.1604" calcext:value-type="float">
            <text:p>276.1604</text:p>
          </table:table-cell>
          <table:table-cell office:value-type="float" office:value="904.3511" calcext:value-type="float">
            <text:p>904.3511</text:p>
          </table:table-cell>
          <table:table-cell office:value-type="float" office:value="862.2081" calcext:value-type="float">
            <text:p>862.2081</text:p>
          </table:table-cell>
          <table:table-cell office:value-type="float" office:value="850.0526" calcext:value-type="float">
            <text:p>850.0526</text:p>
          </table:table-cell>
          <table:table-cell office:value-type="float" office:value="865.956" calcext:value-type="float">
            <text:p>865.956</text:p>
          </table:table-cell>
          <table:table-cell office:value-type="float" office:value="336.4789" calcext:value-type="float">
            <text:p>336.4789</text:p>
          </table:table-cell>
          <table:table-cell office:value-type="float" office:value="450.2275" calcext:value-type="float">
            <text:p>450.2275</text:p>
          </table:table-cell>
          <table:table-cell office:value-type="float" office:value="389.8268" calcext:value-type="float">
            <text:p>389.8268</text:p>
          </table:table-cell>
          <table:table-cell office:value-type="float" office:value="337.5364" calcext:value-type="float">
            <text:p>337.53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569.6042" calcext:value-type="float">
            <text:p>569.6042</text:p>
          </table:table-cell>
          <table:table-cell office:value-type="float" office:value="5363.295" calcext:value-type="float">
            <text:p>5363.29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4.8657" calcext:value-type="float">
            <text:p>-394.8657</text:p>
          </table:table-cell>
          <table:table-cell office:value-type="float" office:value="1026.769" calcext:value-type="float">
            <text:p>1026.76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7.48522" calcext:value-type="float">
            <text:p>47.48522</text:p>
          </table:table-cell>
          <table:table-cell office:value-type="float" office:value="346.567" calcext:value-type="float">
            <text:p>346.567</text:p>
          </table:table-cell>
          <table:table-cell office:value-type="float" office:value="0.1323962" calcext:value-type="float">
            <text:p>0.1323962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843221" calcext:value-type="float">
            <text:p>0.1843221</text:p>
          </table:table-cell>
          <table:table-cell office:value-type="float" office:value="-1.356511" calcext:value-type="float">
            <text:p>-1.356511</text:p>
          </table:table-cell>
          <table:table-cell office:value-type="float" office:value="360" calcext:value-type="float">
            <text:p>360</text:p>
          </table:table-cell>
          <table:table-cell office:value-type="float" office:value="631.3188" calcext:value-type="float">
            <text:p>631.3188</text:p>
          </table:table-cell>
          <table:table-cell office:value-type="float" office:value="0" calcext:value-type="float">
            <text:p>0</text:p>
          </table:table-cell>
          <table:table-cell office:value-type="float" office:value="207.8418" calcext:value-type="float">
            <text:p>207.8418</text:p>
          </table:table-cell>
          <table:table-cell office:value-type="float" office:value="276.1422" calcext:value-type="float">
            <text:p>276.1422</text:p>
          </table:table-cell>
          <table:table-cell office:value-type="float" office:value="904.277" calcext:value-type="float">
            <text:p>904.277</text:p>
          </table:table-cell>
          <table:table-cell office:value-type="float" office:value="862.1421" calcext:value-type="float">
            <text:p>862.1421</text:p>
          </table:table-cell>
          <table:table-cell office:value-type="float" office:value="850.0204" calcext:value-type="float">
            <text:p>850.0204</text:p>
          </table:table-cell>
          <table:table-cell office:value-type="float" office:value="865.9269" calcext:value-type="float">
            <text:p>865.9269</text:p>
          </table:table-cell>
          <table:table-cell office:value-type="float" office:value="336.4581" calcext:value-type="float">
            <text:p>336.4581</text:p>
          </table:table-cell>
          <table:table-cell office:value-type="float" office:value="450.2184" calcext:value-type="float">
            <text:p>450.2184</text:p>
          </table:table-cell>
          <table:table-cell office:value-type="float" office:value="389.8185" calcext:value-type="float">
            <text:p>389.8185</text:p>
          </table:table-cell>
          <table:table-cell office:value-type="float" office:value="337.527" calcext:value-type="float">
            <text:p>337.52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569.056" calcext:value-type="float">
            <text:p>569.056</text:p>
          </table:table-cell>
          <table:table-cell office:value-type="float" office:value="5363.29" calcext:value-type="float">
            <text:p>5363.2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5.3633" calcext:value-type="float">
            <text:p>-395.3633</text:p>
          </table:table-cell>
          <table:table-cell office:value-type="float" office:value="1027.654" calcext:value-type="float">
            <text:p>1027.654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7.80109" calcext:value-type="float">
            <text:p>47.80109</text:p>
          </table:table-cell>
          <table:table-cell office:value-type="float" office:value="346.2453" calcext:value-type="float">
            <text:p>346.2453</text:p>
          </table:table-cell>
          <table:table-cell office:value-type="float" office:value="0.132537" calcext:value-type="float">
            <text:p>0.13253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847041" calcext:value-type="float">
            <text:p>0.1847041</text:p>
          </table:table-cell>
          <table:table-cell office:value-type="float" office:value="-1.354716" calcext:value-type="float">
            <text:p>-1.354716</text:p>
          </table:table-cell>
          <table:table-cell office:value-type="float" office:value="360" calcext:value-type="float">
            <text:p>360</text:p>
          </table:table-cell>
          <table:table-cell office:value-type="float" office:value="630.8193" calcext:value-type="float">
            <text:p>630.8193</text:p>
          </table:table-cell>
          <table:table-cell office:value-type="float" office:value="0" calcext:value-type="float">
            <text:p>0</text:p>
          </table:table-cell>
          <table:table-cell office:value-type="float" office:value="207.8899" calcext:value-type="float">
            <text:p>207.8899</text:p>
          </table:table-cell>
          <table:table-cell office:value-type="float" office:value="276.1183" calcext:value-type="float">
            <text:p>276.1183</text:p>
          </table:table-cell>
          <table:table-cell office:value-type="float" office:value="904.1971" calcext:value-type="float">
            <text:p>904.1971</text:p>
          </table:table-cell>
          <table:table-cell office:value-type="float" office:value="862.0726" calcext:value-type="float">
            <text:p>862.0726</text:p>
          </table:table-cell>
          <table:table-cell office:value-type="float" office:value="849.9895" calcext:value-type="float">
            <text:p>849.9895</text:p>
          </table:table-cell>
          <table:table-cell office:value-type="float" office:value="865.8971" calcext:value-type="float">
            <text:p>865.8971</text:p>
          </table:table-cell>
          <table:table-cell office:value-type="float" office:value="336.4377" calcext:value-type="float">
            <text:p>336.4377</text:p>
          </table:table-cell>
          <table:table-cell office:value-type="float" office:value="450.21" calcext:value-type="float">
            <text:p>450.21</text:p>
          </table:table-cell>
          <table:table-cell office:value-type="float" office:value="389.8105" calcext:value-type="float">
            <text:p>389.8105</text:p>
          </table:table-cell>
          <table:table-cell office:value-type="float" office:value="337.5177" calcext:value-type="float">
            <text:p>337.517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568.3099" calcext:value-type="float">
            <text:p>568.3099</text:p>
          </table:table-cell>
          <table:table-cell office:value-type="float" office:value="5363.306" calcext:value-type="float">
            <text:p>5363.30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6.0254" calcext:value-type="float">
            <text:p>-396.0254</text:p>
          </table:table-cell>
          <table:table-cell office:value-type="float" office:value="1028.582" calcext:value-type="float">
            <text:p>1028.582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8.28752" calcext:value-type="float">
            <text:p>48.28752</text:p>
          </table:table-cell>
          <table:table-cell office:value-type="float" office:value="345.7378" calcext:value-type="float">
            <text:p>345.7378</text:p>
          </table:table-cell>
          <table:table-cell office:value-type="float" office:value="0.1326695" calcext:value-type="float">
            <text:p>0.132669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850871" calcext:value-type="float">
            <text:p>0.1850871</text:p>
          </table:table-cell>
          <table:table-cell office:value-type="float" office:value="-1.352807" calcext:value-type="float">
            <text:p>-1.352807</text:p>
          </table:table-cell>
          <table:table-cell office:value-type="float" office:value="360" calcext:value-type="float">
            <text:p>360</text:p>
          </table:table-cell>
          <table:table-cell office:value-type="float" office:value="630.155" calcext:value-type="float">
            <text:p>630.155</text:p>
          </table:table-cell>
          <table:table-cell office:value-type="float" office:value="0" calcext:value-type="float">
            <text:p>0</text:p>
          </table:table-cell>
          <table:table-cell office:value-type="float" office:value="207.9624" calcext:value-type="float">
            <text:p>207.9624</text:p>
          </table:table-cell>
          <table:table-cell office:value-type="float" office:value="276.0923" calcext:value-type="float">
            <text:p>276.0923</text:p>
          </table:table-cell>
          <table:table-cell office:value-type="float" office:value="904.1107" calcext:value-type="float">
            <text:p>904.1107</text:p>
          </table:table-cell>
          <table:table-cell office:value-type="float" office:value="861.9995" calcext:value-type="float">
            <text:p>861.9995</text:p>
          </table:table-cell>
          <table:table-cell office:value-type="float" office:value="849.9573" calcext:value-type="float">
            <text:p>849.9573</text:p>
          </table:table-cell>
          <table:table-cell office:value-type="float" office:value="865.8663" calcext:value-type="float">
            <text:p>865.8663</text:p>
          </table:table-cell>
          <table:table-cell office:value-type="float" office:value="336.4173" calcext:value-type="float">
            <text:p>336.4173</text:p>
          </table:table-cell>
          <table:table-cell office:value-type="float" office:value="450.2015" calcext:value-type="float">
            <text:p>450.2015</text:p>
          </table:table-cell>
          <table:table-cell office:value-type="float" office:value="389.8027" calcext:value-type="float">
            <text:p>389.8027</text:p>
          </table:table-cell>
          <table:table-cell office:value-type="float" office:value="337.5085" calcext:value-type="float">
            <text:p>337.50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567.1147" calcext:value-type="float">
            <text:p>567.1147</text:p>
          </table:table-cell>
          <table:table-cell office:value-type="float" office:value="5363.362" calcext:value-type="float">
            <text:p>5363.362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7.091" calcext:value-type="float">
            <text:p>-397.091</text:p>
          </table:table-cell>
          <table:table-cell office:value-type="float" office:value="1031.876" calcext:value-type="float">
            <text:p>1031.87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49.15987" calcext:value-type="float">
            <text:p>49.15987</text:p>
          </table:table-cell>
          <table:table-cell office:value-type="float" office:value="344.8606" calcext:value-type="float">
            <text:p>344.8606</text:p>
          </table:table-cell>
          <table:table-cell office:value-type="float" office:value="0.132807" calcext:value-type="float">
            <text:p>0.13280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854698" calcext:value-type="float">
            <text:p>0.1854698</text:p>
          </table:table-cell>
          <table:table-cell office:value-type="float" office:value="-1.350806" calcext:value-type="float">
            <text:p>-1.350806</text:p>
          </table:table-cell>
          <table:table-cell office:value-type="float" office:value="360" calcext:value-type="float">
            <text:p>360</text:p>
          </table:table-cell>
          <table:table-cell office:value-type="float" office:value="629.0871" calcext:value-type="float">
            <text:p>629.0871</text:p>
          </table:table-cell>
          <table:table-cell office:value-type="float" office:value="0" calcext:value-type="float">
            <text:p>0</text:p>
          </table:table-cell>
          <table:table-cell office:value-type="float" office:value="208.0614" calcext:value-type="float">
            <text:p>208.0614</text:p>
          </table:table-cell>
          <table:table-cell office:value-type="float" office:value="276.056" calcext:value-type="float">
            <text:p>276.056</text:p>
          </table:table-cell>
          <table:table-cell office:value-type="float" office:value="903.9949" calcext:value-type="float">
            <text:p>903.9949</text:p>
          </table:table-cell>
          <table:table-cell office:value-type="float" office:value="861.9127" calcext:value-type="float">
            <text:p>861.9127</text:p>
          </table:table-cell>
          <table:table-cell office:value-type="float" office:value="849.9156" calcext:value-type="float">
            <text:p>849.9156</text:p>
          </table:table-cell>
          <table:table-cell office:value-type="float" office:value="865.8323" calcext:value-type="float">
            <text:p>865.8323</text:p>
          </table:table-cell>
          <table:table-cell office:value-type="float" office:value="336.3959" calcext:value-type="float">
            <text:p>336.3959</text:p>
          </table:table-cell>
          <table:table-cell office:value-type="float" office:value="450.193" calcext:value-type="float">
            <text:p>450.193</text:p>
          </table:table-cell>
          <table:table-cell office:value-type="float" office:value="389.795" calcext:value-type="float">
            <text:p>389.795</text:p>
          </table:table-cell>
          <table:table-cell office:value-type="float" office:value="337.4995" calcext:value-type="float">
            <text:p>337.499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565.6282" calcext:value-type="float">
            <text:p>565.6282</text:p>
          </table:table-cell>
          <table:table-cell office:value-type="float" office:value="5363.462" calcext:value-type="float">
            <text:p>5363.462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398.4064" calcext:value-type="float">
            <text:p>-398.4064</text:p>
          </table:table-cell>
          <table:table-cell office:value-type="float" office:value="1034.878" calcext:value-type="float">
            <text:p>1034.87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0.21795" calcext:value-type="float">
            <text:p>50.21795</text:p>
          </table:table-cell>
          <table:table-cell office:value-type="float" office:value="343.7128" calcext:value-type="float">
            <text:p>343.7128</text:p>
          </table:table-cell>
          <table:table-cell office:value-type="float" office:value="0.1329522" calcext:value-type="float">
            <text:p>0.1329522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858532" calcext:value-type="float">
            <text:p>0.1858532</text:p>
          </table:table-cell>
          <table:table-cell office:value-type="float" office:value="-1.348732" calcext:value-type="float">
            <text:p>-1.348732</text:p>
          </table:table-cell>
          <table:table-cell office:value-type="float" office:value="360" calcext:value-type="float">
            <text:p>360</text:p>
          </table:table-cell>
          <table:table-cell office:value-type="float" office:value="627.7695" calcext:value-type="float">
            <text:p>627.7695</text:p>
          </table:table-cell>
          <table:table-cell office:value-type="float" office:value="0" calcext:value-type="float">
            <text:p>0</text:p>
          </table:table-cell>
          <table:table-cell office:value-type="float" office:value="208.2176" calcext:value-type="float">
            <text:p>208.2176</text:p>
          </table:table-cell>
          <table:table-cell office:value-type="float" office:value="276.0165" calcext:value-type="float">
            <text:p>276.0165</text:p>
          </table:table-cell>
          <table:table-cell office:value-type="float" office:value="903.8691" calcext:value-type="float">
            <text:p>903.8691</text:p>
          </table:table-cell>
          <table:table-cell office:value-type="float" office:value="861.8176" calcext:value-type="float">
            <text:p>861.8176</text:p>
          </table:table-cell>
          <table:table-cell office:value-type="float" office:value="849.8686" calcext:value-type="float">
            <text:p>849.8686</text:p>
          </table:table-cell>
          <table:table-cell office:value-type="float" office:value="865.7944" calcext:value-type="float">
            <text:p>865.7944</text:p>
          </table:table-cell>
          <table:table-cell office:value-type="float" office:value="336.3724" calcext:value-type="float">
            <text:p>336.3724</text:p>
          </table:table-cell>
          <table:table-cell office:value-type="float" office:value="450.1838" calcext:value-type="float">
            <text:p>450.1838</text:p>
          </table:table-cell>
          <table:table-cell office:value-type="float" office:value="389.7871" calcext:value-type="float">
            <text:p>389.7871</text:p>
          </table:table-cell>
          <table:table-cell office:value-type="float" office:value="337.4906" calcext:value-type="float">
            <text:p>337.49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563.3837" calcext:value-type="float">
            <text:p>563.3837</text:p>
          </table:table-cell>
          <table:table-cell office:value-type="float" office:value="5363.671" calcext:value-type="float">
            <text:p>5363.671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00.1687" calcext:value-type="float">
            <text:p>-400.1687</text:p>
          </table:table-cell>
          <table:table-cell office:value-type="float" office:value="1037.436" calcext:value-type="float">
            <text:p>1037.43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1.76838" calcext:value-type="float">
            <text:p>51.76838</text:p>
          </table:table-cell>
          <table:table-cell office:value-type="float" office:value="341.7828" calcext:value-type="float">
            <text:p>341.7828</text:p>
          </table:table-cell>
          <table:table-cell office:value-type="float" office:value="0.1330943" calcext:value-type="float">
            <text:p>0.1330943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86322" calcext:value-type="float">
            <text:p>0.186322</text:p>
          </table:table-cell>
          <table:table-cell office:value-type="float" office:value="-1.346035" calcext:value-type="float">
            <text:p>-1.346035</text:p>
          </table:table-cell>
          <table:table-cell office:value-type="float" office:value="360" calcext:value-type="float">
            <text:p>360</text:p>
          </table:table-cell>
          <table:table-cell office:value-type="float" office:value="626.0041" calcext:value-type="float">
            <text:p>626.0041</text:p>
          </table:table-cell>
          <table:table-cell office:value-type="float" office:value="0" calcext:value-type="float">
            <text:p>0</text:p>
          </table:table-cell>
          <table:table-cell office:value-type="float" office:value="208.5658" calcext:value-type="float">
            <text:p>208.5658</text:p>
          </table:table-cell>
          <table:table-cell office:value-type="float" office:value="276.0003" calcext:value-type="float">
            <text:p>276.0003</text:p>
          </table:table-cell>
          <table:table-cell office:value-type="float" office:value="903.7085" calcext:value-type="float">
            <text:p>903.7085</text:p>
          </table:table-cell>
          <table:table-cell office:value-type="float" office:value="861.6967" calcext:value-type="float">
            <text:p>861.6967</text:p>
          </table:table-cell>
          <table:table-cell office:value-type="float" office:value="849.8113" calcext:value-type="float">
            <text:p>849.8113</text:p>
          </table:table-cell>
          <table:table-cell office:value-type="float" office:value="865.7499" calcext:value-type="float">
            <text:p>865.7499</text:p>
          </table:table-cell>
          <table:table-cell office:value-type="float" office:value="336.3452" calcext:value-type="float">
            <text:p>336.3452</text:p>
          </table:table-cell>
          <table:table-cell office:value-type="float" office:value="450.1732" calcext:value-type="float">
            <text:p>450.1732</text:p>
          </table:table-cell>
          <table:table-cell office:value-type="float" office:value="389.7791" calcext:value-type="float">
            <text:p>389.7791</text:p>
          </table:table-cell>
          <table:table-cell office:value-type="float" office:value="337.4818" calcext:value-type="float">
            <text:p>337.48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561.0933" calcext:value-type="float">
            <text:p>561.0933</text:p>
          </table:table-cell>
          <table:table-cell office:value-type="float" office:value="5363.917" calcext:value-type="float">
            <text:p>5363.91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01.854" calcext:value-type="float">
            <text:p>-401.854</text:p>
          </table:table-cell>
          <table:table-cell office:value-type="float" office:value="1037.507" calcext:value-type="float">
            <text:p>1037.50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3.17076" calcext:value-type="float">
            <text:p>53.17076</text:p>
          </table:table-cell>
          <table:table-cell office:value-type="float" office:value="339.808" calcext:value-type="float">
            <text:p>339.808</text:p>
          </table:table-cell>
          <table:table-cell office:value-type="float" office:value="0.1331736" calcext:value-type="float">
            <text:p>0.1331736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867059" calcext:value-type="float">
            <text:p>0.1867059</text:p>
          </table:table-cell>
          <table:table-cell office:value-type="float" office:value="-1.343993" calcext:value-type="float">
            <text:p>-1.343993</text:p>
          </table:table-cell>
          <table:table-cell office:value-type="float" office:value="360" calcext:value-type="float">
            <text:p>360</text:p>
          </table:table-cell>
          <table:table-cell office:value-type="float" office:value="624.3165" calcext:value-type="float">
            <text:p>624.3165</text:p>
          </table:table-cell>
          <table:table-cell office:value-type="float" office:value="0" calcext:value-type="float">
            <text:p>0</text:p>
          </table:table-cell>
          <table:table-cell office:value-type="float" office:value="208.9984" calcext:value-type="float">
            <text:p>208.9984</text:p>
          </table:table-cell>
          <table:table-cell office:value-type="float" office:value="276.0138" calcext:value-type="float">
            <text:p>276.0138</text:p>
          </table:table-cell>
          <table:table-cell office:value-type="float" office:value="903.5258" calcext:value-type="float">
            <text:p>903.5258</text:p>
          </table:table-cell>
          <table:table-cell office:value-type="float" office:value="861.5516" calcext:value-type="float">
            <text:p>861.5516</text:p>
          </table:table-cell>
          <table:table-cell office:value-type="float" office:value="849.7413" calcext:value-type="float">
            <text:p>849.7413</text:p>
          </table:table-cell>
          <table:table-cell office:value-type="float" office:value="865.6953" calcext:value-type="float">
            <text:p>865.6953</text:p>
          </table:table-cell>
          <table:table-cell office:value-type="float" office:value="336.3116" calcext:value-type="float">
            <text:p>336.3116</text:p>
          </table:table-cell>
          <table:table-cell office:value-type="float" office:value="450.1618" calcext:value-type="float">
            <text:p>450.1618</text:p>
          </table:table-cell>
          <table:table-cell office:value-type="float" office:value="389.7706" calcext:value-type="float">
            <text:p>389.7706</text:p>
          </table:table-cell>
          <table:table-cell office:value-type="float" office:value="337.4729" calcext:value-type="float">
            <text:p>337.47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559.1898" calcext:value-type="float">
            <text:p>559.1898</text:p>
          </table:table-cell>
          <table:table-cell office:value-type="float" office:value="5364.082" calcext:value-type="float">
            <text:p>5364.082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03.6751" calcext:value-type="float">
            <text:p>-403.6751</text:p>
          </table:table-cell>
          <table:table-cell office:value-type="float" office:value="1041.808" calcext:value-type="float">
            <text:p>1041.80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4.31135" calcext:value-type="float">
            <text:p>54.31135</text:p>
          </table:table-cell>
          <table:table-cell office:value-type="float" office:value="338.4457" calcext:value-type="float">
            <text:p>338.4457</text:p>
          </table:table-cell>
          <table:table-cell office:value-type="float" office:value="0.1332788" calcext:value-type="float">
            <text:p>0.1332788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870879" calcext:value-type="float">
            <text:p>0.1870879</text:p>
          </table:table-cell>
          <table:table-cell office:value-type="float" office:value="-1.341984" calcext:value-type="float">
            <text:p>-1.341984</text:p>
          </table:table-cell>
          <table:table-cell office:value-type="float" office:value="360" calcext:value-type="float">
            <text:p>360</text:p>
          </table:table-cell>
          <table:table-cell office:value-type="float" office:value="622.4931" calcext:value-type="float">
            <text:p>622.4931</text:p>
          </table:table-cell>
          <table:table-cell office:value-type="float" office:value="0" calcext:value-type="float">
            <text:p>0</text:p>
          </table:table-cell>
          <table:table-cell office:value-type="float" office:value="209.2177" calcext:value-type="float">
            <text:p>209.2177</text:p>
          </table:table-cell>
          <table:table-cell office:value-type="float" office:value="275.9544" calcext:value-type="float">
            <text:p>275.9544</text:p>
          </table:table-cell>
          <table:table-cell office:value-type="float" office:value="903.3337" calcext:value-type="float">
            <text:p>903.3337</text:p>
          </table:table-cell>
          <table:table-cell office:value-type="float" office:value="861.4104" calcext:value-type="float">
            <text:p>861.4104</text:p>
          </table:table-cell>
          <table:table-cell office:value-type="float" office:value="849.6671" calcext:value-type="float">
            <text:p>849.6671</text:p>
          </table:table-cell>
          <table:table-cell office:value-type="float" office:value="865.6381" calcext:value-type="float">
            <text:p>865.6381</text:p>
          </table:table-cell>
          <table:table-cell office:value-type="float" office:value="336.274" calcext:value-type="float">
            <text:p>336.274</text:p>
          </table:table-cell>
          <table:table-cell office:value-type="float" office:value="450.1456" calcext:value-type="float">
            <text:p>450.1456</text:p>
          </table:table-cell>
          <table:table-cell office:value-type="float" office:value="389.7614" calcext:value-type="float">
            <text:p>389.7614</text:p>
          </table:table-cell>
          <table:table-cell office:value-type="float" office:value="337.464" calcext:value-type="float">
            <text:p>337.4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558.225" calcext:value-type="float">
            <text:p>558.225</text:p>
          </table:table-cell>
          <table:table-cell office:value-type="float" office:value="5364.127" calcext:value-type="float">
            <text:p>5364.12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04.6284" calcext:value-type="float">
            <text:p>-404.6284</text:p>
          </table:table-cell>
          <table:table-cell office:value-type="float" office:value="1045.363" calcext:value-type="float">
            <text:p>1045.363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4.74987" calcext:value-type="float">
            <text:p>54.74987</text:p>
          </table:table-cell>
          <table:table-cell office:value-type="float" office:value="337.8893" calcext:value-type="float">
            <text:p>337.8893</text:p>
          </table:table-cell>
          <table:table-cell office:value-type="float" office:value="0.1333694" calcext:value-type="float">
            <text:p>0.133369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897462" calcext:value-type="float">
            <text:p>0.1897462</text:p>
          </table:table-cell>
          <table:table-cell office:value-type="float" office:value="-1.317244" calcext:value-type="float">
            <text:p>-1.317244</text:p>
          </table:table-cell>
          <table:table-cell office:value-type="float" office:value="360" calcext:value-type="float">
            <text:p>360</text:p>
          </table:table-cell>
          <table:table-cell office:value-type="float" office:value="621.5125" calcext:value-type="float">
            <text:p>621.5125</text:p>
          </table:table-cell>
          <table:table-cell office:value-type="float" office:value="0" calcext:value-type="float">
            <text:p>0</text:p>
          </table:table-cell>
          <table:table-cell office:value-type="float" office:value="209.3322" calcext:value-type="float">
            <text:p>209.3322</text:p>
          </table:table-cell>
          <table:table-cell office:value-type="float" office:value="275.916" calcext:value-type="float">
            <text:p>275.916</text:p>
          </table:table-cell>
          <table:table-cell office:value-type="float" office:value="903.1955" calcext:value-type="float">
            <text:p>903.1955</text:p>
          </table:table-cell>
          <table:table-cell office:value-type="float" office:value="861.2995" calcext:value-type="float">
            <text:p>861.2995</text:p>
          </table:table-cell>
          <table:table-cell office:value-type="float" office:value="849.6008" calcext:value-type="float">
            <text:p>849.6008</text:p>
          </table:table-cell>
          <table:table-cell office:value-type="float" office:value="865.5853" calcext:value-type="float">
            <text:p>865.5853</text:p>
          </table:table-cell>
          <table:table-cell office:value-type="float" office:value="336.2383" calcext:value-type="float">
            <text:p>336.2383</text:p>
          </table:table-cell>
          <table:table-cell office:value-type="float" office:value="450.1285" calcext:value-type="float">
            <text:p>450.1285</text:p>
          </table:table-cell>
          <table:table-cell office:value-type="float" office:value="389.7519" calcext:value-type="float">
            <text:p>389.7519</text:p>
          </table:table-cell>
          <table:table-cell office:value-type="float" office:value="337.4548" calcext:value-type="float">
            <text:p>337.45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556.9599" calcext:value-type="float">
            <text:p>556.9599</text:p>
          </table:table-cell>
          <table:table-cell office:value-type="float" office:value="5364.228" calcext:value-type="float">
            <text:p>5364.22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05.8895" calcext:value-type="float">
            <text:p>-405.8895</text:p>
          </table:table-cell>
          <table:table-cell office:value-type="float" office:value="1050.402" calcext:value-type="float">
            <text:p>1050.402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5.44571" calcext:value-type="float">
            <text:p>55.44571</text:p>
          </table:table-cell>
          <table:table-cell office:value-type="float" office:value="336.9967" calcext:value-type="float">
            <text:p>336.9967</text:p>
          </table:table-cell>
          <table:table-cell office:value-type="float" office:value="0.1335077" calcext:value-type="float">
            <text:p>0.133507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931386" calcext:value-type="float">
            <text:p>0.1931386</text:p>
          </table:table-cell>
          <table:table-cell office:value-type="float" office:value="-1.291642" calcext:value-type="float">
            <text:p>-1.291642</text:p>
          </table:table-cell>
          <table:table-cell office:value-type="float" office:value="360" calcext:value-type="float">
            <text:p>360</text:p>
          </table:table-cell>
          <table:table-cell office:value-type="float" office:value="620.2225" calcext:value-type="float">
            <text:p>620.2225</text:p>
          </table:table-cell>
          <table:table-cell office:value-type="float" office:value="0" calcext:value-type="float">
            <text:p>0</text:p>
          </table:table-cell>
          <table:table-cell office:value-type="float" office:value="209.4854" calcext:value-type="float">
            <text:p>209.4854</text:p>
          </table:table-cell>
          <table:table-cell office:value-type="float" office:value="275.8801" calcext:value-type="float">
            <text:p>275.8801</text:p>
          </table:table-cell>
          <table:table-cell office:value-type="float" office:value="903.0736" calcext:value-type="float">
            <text:p>903.0736</text:p>
          </table:table-cell>
          <table:table-cell office:value-type="float" office:value="861.2047" calcext:value-type="float">
            <text:p>861.2047</text:p>
          </table:table-cell>
          <table:table-cell office:value-type="float" office:value="849.5426" calcext:value-type="float">
            <text:p>849.5426</text:p>
          </table:table-cell>
          <table:table-cell office:value-type="float" office:value="865.5387" calcext:value-type="float">
            <text:p>865.5387</text:p>
          </table:table-cell>
          <table:table-cell office:value-type="float" office:value="336.2064" calcext:value-type="float">
            <text:p>336.2064</text:p>
          </table:table-cell>
          <table:table-cell office:value-type="float" office:value="450.1121" calcext:value-type="float">
            <text:p>450.1121</text:p>
          </table:table-cell>
          <table:table-cell office:value-type="float" office:value="389.7423" calcext:value-type="float">
            <text:p>389.7423</text:p>
          </table:table-cell>
          <table:table-cell office:value-type="float" office:value="337.4456" calcext:value-type="float">
            <text:p>337.44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555.1453" calcext:value-type="float">
            <text:p>555.1453</text:p>
          </table:table-cell>
          <table:table-cell office:value-type="float" office:value="5364.399" calcext:value-type="float">
            <text:p>5364.39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07.5743" calcext:value-type="float">
            <text:p>-407.5743</text:p>
          </table:table-cell>
          <table:table-cell office:value-type="float" office:value="1056.815" calcext:value-type="float">
            <text:p>1056.815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6.57381" calcext:value-type="float">
            <text:p>56.57381</text:p>
          </table:table-cell>
          <table:table-cell office:value-type="float" office:value="335.6023" calcext:value-type="float">
            <text:p>335.6023</text:p>
          </table:table-cell>
          <table:table-cell office:value-type="float" office:value="0.1336944" calcext:value-type="float">
            <text:p>0.133694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963735" calcext:value-type="float">
            <text:p>0.1963735</text:p>
          </table:table-cell>
          <table:table-cell office:value-type="float" office:value="-1.27473" calcext:value-type="float">
            <text:p>-1.27473</text:p>
          </table:table-cell>
          <table:table-cell office:value-type="float" office:value="360" calcext:value-type="float">
            <text:p>360</text:p>
          </table:table-cell>
          <table:table-cell office:value-type="float" office:value="618.5178" calcext:value-type="float">
            <text:p>618.5178</text:p>
          </table:table-cell>
          <table:table-cell office:value-type="float" office:value="0" calcext:value-type="float">
            <text:p>0</text:p>
          </table:table-cell>
          <table:table-cell office:value-type="float" office:value="209.7019" calcext:value-type="float">
            <text:p>209.7019</text:p>
          </table:table-cell>
          <table:table-cell office:value-type="float" office:value="275.8372" calcext:value-type="float">
            <text:p>275.8372</text:p>
          </table:table-cell>
          <table:table-cell office:value-type="float" office:value="902.9346" calcext:value-type="float">
            <text:p>902.9346</text:p>
          </table:table-cell>
          <table:table-cell office:value-type="float" office:value="861.1016" calcext:value-type="float">
            <text:p>861.1016</text:p>
          </table:table-cell>
          <table:table-cell office:value-type="float" office:value="849.478" calcext:value-type="float">
            <text:p>849.478</text:p>
          </table:table-cell>
          <table:table-cell office:value-type="float" office:value="865.4901" calcext:value-type="float">
            <text:p>865.4901</text:p>
          </table:table-cell>
          <table:table-cell office:value-type="float" office:value="336.1743" calcext:value-type="float">
            <text:p>336.1743</text:p>
          </table:table-cell>
          <table:table-cell office:value-type="float" office:value="450.096" calcext:value-type="float">
            <text:p>450.096</text:p>
          </table:table-cell>
          <table:table-cell office:value-type="float" office:value="389.7328" calcext:value-type="float">
            <text:p>389.7328</text:p>
          </table:table-cell>
          <table:table-cell office:value-type="float" office:value="337.4363" calcext:value-type="float">
            <text:p>337.43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553.6052" calcext:value-type="float">
            <text:p>553.6052</text:p>
          </table:table-cell>
          <table:table-cell office:value-type="float" office:value="5364.538" calcext:value-type="float">
            <text:p>5364.53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09.0225" calcext:value-type="float">
            <text:p>-409.0225</text:p>
          </table:table-cell>
          <table:table-cell office:value-type="float" office:value="1062.343" calcext:value-type="float">
            <text:p>1062.343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7.46751" calcext:value-type="float">
            <text:p>57.46751</text:p>
          </table:table-cell>
          <table:table-cell office:value-type="float" office:value="334.4651" calcext:value-type="float">
            <text:p>334.4651</text:p>
          </table:table-cell>
          <table:table-cell office:value-type="float" office:value="0.1339163" calcext:value-type="float">
            <text:p>0.1339163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1988873" calcext:value-type="float">
            <text:p>0.1988873</text:p>
          </table:table-cell>
          <table:table-cell office:value-type="float" office:value="-1.263597" calcext:value-type="float">
            <text:p>-1.263597</text:p>
          </table:table-cell>
          <table:table-cell office:value-type="float" office:value="360" calcext:value-type="float">
            <text:p>360</text:p>
          </table:table-cell>
          <table:table-cell office:value-type="float" office:value="617.0561" calcext:value-type="float">
            <text:p>617.0561</text:p>
          </table:table-cell>
          <table:table-cell office:value-type="float" office:value="0" calcext:value-type="float">
            <text:p>0</text:p>
          </table:table-cell>
          <table:table-cell office:value-type="float" office:value="209.8882" calcext:value-type="float">
            <text:p>209.8882</text:p>
          </table:table-cell>
          <table:table-cell office:value-type="float" office:value="275.7985" calcext:value-type="float">
            <text:p>275.7985</text:p>
          </table:table-cell>
          <table:table-cell office:value-type="float" office:value="902.8035" calcext:value-type="float">
            <text:p>902.8035</text:p>
          </table:table-cell>
          <table:table-cell office:value-type="float" office:value="861.0027" calcext:value-type="float">
            <text:p>861.0027</text:p>
          </table:table-cell>
          <table:table-cell office:value-type="float" office:value="849.4141" calcext:value-type="float">
            <text:p>849.4141</text:p>
          </table:table-cell>
          <table:table-cell office:value-type="float" office:value="865.4407" calcext:value-type="float">
            <text:p>865.4407</text:p>
          </table:table-cell>
          <table:table-cell office:value-type="float" office:value="336.1412" calcext:value-type="float">
            <text:p>336.1412</text:p>
          </table:table-cell>
          <table:table-cell office:value-type="float" office:value="450.0795" calcext:value-type="float">
            <text:p>450.0795</text:p>
          </table:table-cell>
          <table:table-cell office:value-type="float" office:value="389.7233" calcext:value-type="float">
            <text:p>389.7233</text:p>
          </table:table-cell>
          <table:table-cell office:value-type="float" office:value="337.4269" calcext:value-type="float">
            <text:p>337.426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551.6994" calcext:value-type="float">
            <text:p>551.6994</text:p>
          </table:table-cell>
          <table:table-cell office:value-type="float" office:value="5364.731" calcext:value-type="float">
            <text:p>5364.731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0.769" calcext:value-type="float">
            <text:p>-410.769</text:p>
          </table:table-cell>
          <table:table-cell office:value-type="float" office:value="1067.871" calcext:value-type="float">
            <text:p>1067.87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8.65646" calcext:value-type="float">
            <text:p>58.65646</text:p>
          </table:table-cell>
          <table:table-cell office:value-type="float" office:value="332.9657" calcext:value-type="float">
            <text:p>332.9657</text:p>
          </table:table-cell>
          <table:table-cell office:value-type="float" office:value="0.1341923" calcext:value-type="float">
            <text:p>0.1341923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05211" calcext:value-type="float">
            <text:p>0.2005211</text:p>
          </table:table-cell>
          <table:table-cell office:value-type="float" office:value="-1.256416" calcext:value-type="float">
            <text:p>-1.256416</text:p>
          </table:table-cell>
          <table:table-cell office:value-type="float" office:value="360" calcext:value-type="float">
            <text:p>360</text:p>
          </table:table-cell>
          <table:table-cell office:value-type="float" office:value="615.3011" calcext:value-type="float">
            <text:p>615.3011</text:p>
          </table:table-cell>
          <table:table-cell office:value-type="float" office:value="0" calcext:value-type="float">
            <text:p>0</text:p>
          </table:table-cell>
          <table:table-cell office:value-type="float" office:value="210.1273" calcext:value-type="float">
            <text:p>210.1273</text:p>
          </table:table-cell>
          <table:table-cell office:value-type="float" office:value="275.7588" calcext:value-type="float">
            <text:p>275.7588</text:p>
          </table:table-cell>
          <table:table-cell office:value-type="float" office:value="902.6726" calcext:value-type="float">
            <text:p>902.6726</text:p>
          </table:table-cell>
          <table:table-cell office:value-type="float" office:value="860.9037" calcext:value-type="float">
            <text:p>860.9037</text:p>
          </table:table-cell>
          <table:table-cell office:value-type="float" office:value="849.3491" calcext:value-type="float">
            <text:p>849.3491</text:p>
          </table:table-cell>
          <table:table-cell office:value-type="float" office:value="865.3912" calcext:value-type="float">
            <text:p>865.3912</text:p>
          </table:table-cell>
          <table:table-cell office:value-type="float" office:value="336.1081" calcext:value-type="float">
            <text:p>336.1081</text:p>
          </table:table-cell>
          <table:table-cell office:value-type="float" office:value="450.0629" calcext:value-type="float">
            <text:p>450.0629</text:p>
          </table:table-cell>
          <table:table-cell office:value-type="float" office:value="389.7137" calcext:value-type="float">
            <text:p>389.7137</text:p>
          </table:table-cell>
          <table:table-cell office:value-type="float" office:value="337.4175" calcext:value-type="float">
            <text:p>337.41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550.4265" calcext:value-type="float">
            <text:p>550.4265</text:p>
          </table:table-cell>
          <table:table-cell office:value-type="float" office:value="5364.849" calcext:value-type="float">
            <text:p>5364.84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1.949" calcext:value-type="float">
            <text:p>-411.949</text:p>
          </table:table-cell>
          <table:table-cell office:value-type="float" office:value="1071.508" calcext:value-type="float">
            <text:p>1071.50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9.30643" calcext:value-type="float">
            <text:p>59.30643</text:p>
          </table:table-cell>
          <table:table-cell office:value-type="float" office:value="332.0558" calcext:value-type="float">
            <text:p>332.0558</text:p>
          </table:table-cell>
          <table:table-cell office:value-type="float" office:value="0.1344754" calcext:value-type="float">
            <text:p>0.134475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16598" calcext:value-type="float">
            <text:p>0.2016598</text:p>
          </table:table-cell>
          <table:table-cell office:value-type="float" office:value="-1.251353" calcext:value-type="float">
            <text:p>-1.251353</text:p>
          </table:table-cell>
          <table:table-cell office:value-type="float" office:value="360" calcext:value-type="float">
            <text:p>360</text:p>
          </table:table-cell>
          <table:table-cell office:value-type="float" office:value="614.1151" calcext:value-type="float">
            <text:p>614.1151</text:p>
          </table:table-cell>
          <table:table-cell office:value-type="float" office:value="0" calcext:value-type="float">
            <text:p>0</text:p>
          </table:table-cell>
          <table:table-cell office:value-type="float" office:value="210.2961" calcext:value-type="float">
            <text:p>210.2961</text:p>
          </table:table-cell>
          <table:table-cell office:value-type="float" office:value="275.7264" calcext:value-type="float">
            <text:p>275.7264</text:p>
          </table:table-cell>
          <table:table-cell office:value-type="float" office:value="902.5591" calcext:value-type="float">
            <text:p>902.5591</text:p>
          </table:table-cell>
          <table:table-cell office:value-type="float" office:value="860.8148" calcext:value-type="float">
            <text:p>860.8148</text:p>
          </table:table-cell>
          <table:table-cell office:value-type="float" office:value="849.288" calcext:value-type="float">
            <text:p>849.288</text:p>
          </table:table-cell>
          <table:table-cell office:value-type="float" office:value="865.3424" calcext:value-type="float">
            <text:p>865.3424</text:p>
          </table:table-cell>
          <table:table-cell office:value-type="float" office:value="336.0746" calcext:value-type="float">
            <text:p>336.0746</text:p>
          </table:table-cell>
          <table:table-cell office:value-type="float" office:value="450.046" calcext:value-type="float">
            <text:p>450.046</text:p>
          </table:table-cell>
          <table:table-cell office:value-type="float" office:value="389.7041" calcext:value-type="float">
            <text:p>389.7041</text:p>
          </table:table-cell>
          <table:table-cell office:value-type="float" office:value="337.4081" calcext:value-type="float">
            <text:p>337.408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549.5001" calcext:value-type="float">
            <text:p>549.5001</text:p>
          </table:table-cell>
          <table:table-cell office:value-type="float" office:value="5364.92" calcext:value-type="float">
            <text:p>5364.92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2.8295" calcext:value-type="float">
            <text:p>-412.8295</text:p>
          </table:table-cell>
          <table:table-cell office:value-type="float" office:value="1074.45" calcext:value-type="float">
            <text:p>1074.45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59.71754" calcext:value-type="float">
            <text:p>59.71754</text:p>
          </table:table-cell>
          <table:table-cell office:value-type="float" office:value="331.4464" calcext:value-type="float">
            <text:p>331.4464</text:p>
          </table:table-cell>
          <table:table-cell office:value-type="float" office:value="0.1347645" calcext:value-type="float">
            <text:p>0.134764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25563" calcext:value-type="float">
            <text:p>0.2025563</text:p>
          </table:table-cell>
          <table:table-cell office:value-type="float" office:value="-1.247288" calcext:value-type="float">
            <text:p>-1.247288</text:p>
          </table:table-cell>
          <table:table-cell office:value-type="float" office:value="360" calcext:value-type="float">
            <text:p>360</text:p>
          </table:table-cell>
          <table:table-cell office:value-type="float" office:value="613.23" calcext:value-type="float">
            <text:p>613.23</text:p>
          </table:table-cell>
          <table:table-cell office:value-type="float" office:value="0" calcext:value-type="float">
            <text:p>0</text:p>
          </table:table-cell>
          <table:table-cell office:value-type="float" office:value="210.4138" calcext:value-type="float">
            <text:p>210.4138</text:p>
          </table:table-cell>
          <table:table-cell office:value-type="float" office:value="275.7" calcext:value-type="float">
            <text:p>275.7</text:p>
          </table:table-cell>
          <table:table-cell office:value-type="float" office:value="902.4672" calcext:value-type="float">
            <text:p>902.4672</text:p>
          </table:table-cell>
          <table:table-cell office:value-type="float" office:value="860.7382" calcext:value-type="float">
            <text:p>860.7382</text:p>
          </table:table-cell>
          <table:table-cell office:value-type="float" office:value="849.2316" calcext:value-type="float">
            <text:p>849.2316</text:p>
          </table:table-cell>
          <table:table-cell office:value-type="float" office:value="865.2974" calcext:value-type="float">
            <text:p>865.2974</text:p>
          </table:table-cell>
          <table:table-cell office:value-type="float" office:value="336.0434" calcext:value-type="float">
            <text:p>336.0434</text:p>
          </table:table-cell>
          <table:table-cell office:value-type="float" office:value="450.0297" calcext:value-type="float">
            <text:p>450.0297</text:p>
          </table:table-cell>
          <table:table-cell office:value-type="float" office:value="389.6945" calcext:value-type="float">
            <text:p>389.6945</text:p>
          </table:table-cell>
          <table:table-cell office:value-type="float" office:value="337.3986" calcext:value-type="float">
            <text:p>337.398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548.5702" calcext:value-type="float">
            <text:p>548.5702</text:p>
          </table:table-cell>
          <table:table-cell office:value-type="float" office:value="5364.992" calcext:value-type="float">
            <text:p>5364.992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3.7101" calcext:value-type="float">
            <text:p>-413.7101</text:p>
          </table:table-cell>
          <table:table-cell office:value-type="float" office:value="1077.356" calcext:value-type="float">
            <text:p>1077.35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0.17759" calcext:value-type="float">
            <text:p>60.17759</text:p>
          </table:table-cell>
          <table:table-cell office:value-type="float" office:value="330.7939" calcext:value-type="float">
            <text:p>330.7939</text:p>
          </table:table-cell>
          <table:table-cell office:value-type="float" office:value="0.1350826" calcext:value-type="float">
            <text:p>0.1350826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31845" calcext:value-type="float">
            <text:p>0.2031845</text:p>
          </table:table-cell>
          <table:table-cell office:value-type="float" office:value="-1.243964" calcext:value-type="float">
            <text:p>-1.243964</text:p>
          </table:table-cell>
          <table:table-cell office:value-type="float" office:value="360" calcext:value-type="float">
            <text:p>360</text:p>
          </table:table-cell>
          <table:table-cell office:value-type="float" office:value="612.3458" calcext:value-type="float">
            <text:p>612.3458</text:p>
          </table:table-cell>
          <table:table-cell office:value-type="float" office:value="0" calcext:value-type="float">
            <text:p>0</text:p>
          </table:table-cell>
          <table:table-cell office:value-type="float" office:value="210.5365" calcext:value-type="float">
            <text:p>210.5365</text:p>
          </table:table-cell>
          <table:table-cell office:value-type="float" office:value="275.6762" calcext:value-type="float">
            <text:p>275.6762</text:p>
          </table:table-cell>
          <table:table-cell office:value-type="float" office:value="902.3849" calcext:value-type="float">
            <text:p>902.3849</text:p>
          </table:table-cell>
          <table:table-cell office:value-type="float" office:value="860.6693" calcext:value-type="float">
            <text:p>860.6693</text:p>
          </table:table-cell>
          <table:table-cell office:value-type="float" office:value="849.181" calcext:value-type="float">
            <text:p>849.181</text:p>
          </table:table-cell>
          <table:table-cell office:value-type="float" office:value="865.2554" calcext:value-type="float">
            <text:p>865.2554</text:p>
          </table:table-cell>
          <table:table-cell office:value-type="float" office:value="336.0146" calcext:value-type="float">
            <text:p>336.0146</text:p>
          </table:table-cell>
          <table:table-cell office:value-type="float" office:value="450.0167" calcext:value-type="float">
            <text:p>450.0167</text:p>
          </table:table-cell>
          <table:table-cell office:value-type="float" office:value="389.6851" calcext:value-type="float">
            <text:p>389.6851</text:p>
          </table:table-cell>
          <table:table-cell office:value-type="float" office:value="337.3891" calcext:value-type="float">
            <text:p>337.38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548.2098" calcext:value-type="float">
            <text:p>548.2098</text:p>
          </table:table-cell>
          <table:table-cell office:value-type="float" office:value="5364.999" calcext:value-type="float">
            <text:p>5364.99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4.1017" calcext:value-type="float">
            <text:p>-414.1017</text:p>
          </table:table-cell>
          <table:table-cell office:value-type="float" office:value="1078.906" calcext:value-type="float">
            <text:p>1078.90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0.21275" calcext:value-type="float">
            <text:p>60.21275</text:p>
          </table:table-cell>
          <table:table-cell office:value-type="float" office:value="330.6632" calcext:value-type="float">
            <text:p>330.6632</text:p>
          </table:table-cell>
          <table:table-cell office:value-type="float" office:value="0.1354391" calcext:value-type="float">
            <text:p>0.1354391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3762" calcext:value-type="float">
            <text:p>0.203762</text:p>
          </table:table-cell>
          <table:table-cell office:value-type="float" office:value="-1.240911" calcext:value-type="float">
            <text:p>-1.240911</text:p>
          </table:table-cell>
          <table:table-cell office:value-type="float" office:value="360" calcext:value-type="float">
            <text:p>360</text:p>
          </table:table-cell>
          <table:table-cell office:value-type="float" office:value="611.9509" calcext:value-type="float">
            <text:p>611.9509</text:p>
          </table:table-cell>
          <table:table-cell office:value-type="float" office:value="0" calcext:value-type="float">
            <text:p>0</text:p>
          </table:table-cell>
          <table:table-cell office:value-type="float" office:value="210.5797" calcext:value-type="float">
            <text:p>210.5797</text:p>
          </table:table-cell>
          <table:table-cell office:value-type="float" office:value="275.6595" calcext:value-type="float">
            <text:p>275.6595</text:p>
          </table:table-cell>
          <table:table-cell office:value-type="float" office:value="902.3225" calcext:value-type="float">
            <text:p>902.3225</text:p>
          </table:table-cell>
          <table:table-cell office:value-type="float" office:value="860.6121" calcext:value-type="float">
            <text:p>860.6121</text:p>
          </table:table-cell>
          <table:table-cell office:value-type="float" office:value="849.1438" calcext:value-type="float">
            <text:p>849.1438</text:p>
          </table:table-cell>
          <table:table-cell office:value-type="float" office:value="865.2198" calcext:value-type="float">
            <text:p>865.2198</text:p>
          </table:table-cell>
          <table:table-cell office:value-type="float" office:value="335.9878" calcext:value-type="float">
            <text:p>335.9878</text:p>
          </table:table-cell>
          <table:table-cell office:value-type="float" office:value="450.0052" calcext:value-type="float">
            <text:p>450.0052</text:p>
          </table:table-cell>
          <table:table-cell office:value-type="float" office:value="389.6759" calcext:value-type="float">
            <text:p>389.6759</text:p>
          </table:table-cell>
          <table:table-cell office:value-type="float" office:value="337.3796" calcext:value-type="float">
            <text:p>337.379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547.9401" calcext:value-type="float">
            <text:p>547.9401</text:p>
          </table:table-cell>
          <table:table-cell office:value-type="float" office:value="5365.009" calcext:value-type="float">
            <text:p>5365.00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4.4017" calcext:value-type="float">
            <text:p>-414.4017</text:p>
          </table:table-cell>
          <table:table-cell office:value-type="float" office:value="1080.146" calcext:value-type="float">
            <text:p>1080.14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0.23339" calcext:value-type="float">
            <text:p>60.23339</text:p>
          </table:table-cell>
          <table:table-cell office:value-type="float" office:value="330.5797" calcext:value-type="float">
            <text:p>330.5797</text:p>
          </table:table-cell>
          <table:table-cell office:value-type="float" office:value="0.1357763" calcext:value-type="float">
            <text:p>0.1357763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43044" calcext:value-type="float">
            <text:p>0.2043044</text:p>
          </table:table-cell>
          <table:table-cell office:value-type="float" office:value="-1.238115" calcext:value-type="float">
            <text:p>-1.238115</text:p>
          </table:table-cell>
          <table:table-cell office:value-type="float" office:value="360" calcext:value-type="float">
            <text:p>360</text:p>
          </table:table-cell>
          <table:table-cell office:value-type="float" office:value="611.6479" calcext:value-type="float">
            <text:p>611.6479</text:p>
          </table:table-cell>
          <table:table-cell office:value-type="float" office:value="0" calcext:value-type="float">
            <text:p>0</text:p>
          </table:table-cell>
          <table:table-cell office:value-type="float" office:value="210.6095" calcext:value-type="float">
            <text:p>210.6095</text:p>
          </table:table-cell>
          <table:table-cell office:value-type="float" office:value="275.6478" calcext:value-type="float">
            <text:p>275.6478</text:p>
          </table:table-cell>
          <table:table-cell office:value-type="float" office:value="902.2809" calcext:value-type="float">
            <text:p>902.2809</text:p>
          </table:table-cell>
          <table:table-cell office:value-type="float" office:value="860.5658" calcext:value-type="float">
            <text:p>860.5658</text:p>
          </table:table-cell>
          <table:table-cell office:value-type="float" office:value="849.1154" calcext:value-type="float">
            <text:p>849.1154</text:p>
          </table:table-cell>
          <table:table-cell office:value-type="float" office:value="865.1936" calcext:value-type="float">
            <text:p>865.1936</text:p>
          </table:table-cell>
          <table:table-cell office:value-type="float" office:value="335.9643" calcext:value-type="float">
            <text:p>335.9643</text:p>
          </table:table-cell>
          <table:table-cell office:value-type="float" office:value="449.9946" calcext:value-type="float">
            <text:p>449.9946</text:p>
          </table:table-cell>
          <table:table-cell office:value-type="float" office:value="389.667" calcext:value-type="float">
            <text:p>389.667</text:p>
          </table:table-cell>
          <table:table-cell office:value-type="float" office:value="337.3702" calcext:value-type="float">
            <text:p>337.370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547.7263" calcext:value-type="float">
            <text:p>547.7263</text:p>
          </table:table-cell>
          <table:table-cell office:value-type="float" office:value="5365.015" calcext:value-type="float">
            <text:p>5365.01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4.6353" calcext:value-type="float">
            <text:p>-414.6353</text:p>
          </table:table-cell>
          <table:table-cell office:value-type="float" office:value="1080.666" calcext:value-type="float">
            <text:p>1080.66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0.23821" calcext:value-type="float">
            <text:p>60.23821</text:p>
          </table:table-cell>
          <table:table-cell office:value-type="float" office:value="330.5352" calcext:value-type="float">
            <text:p>330.5352</text:p>
          </table:table-cell>
          <table:table-cell office:value-type="float" office:value="0.1360903" calcext:value-type="float">
            <text:p>0.1360903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47871" calcext:value-type="float">
            <text:p>0.2047871</text:p>
          </table:table-cell>
          <table:table-cell office:value-type="float" office:value="-1.235692" calcext:value-type="float">
            <text:p>-1.235692</text:p>
          </table:table-cell>
          <table:table-cell office:value-type="float" office:value="360" calcext:value-type="float">
            <text:p>360</text:p>
          </table:table-cell>
          <table:table-cell office:value-type="float" office:value="611.4118" calcext:value-type="float">
            <text:p>611.4118</text:p>
          </table:table-cell>
          <table:table-cell office:value-type="float" office:value="0" calcext:value-type="float">
            <text:p>0</text:p>
          </table:table-cell>
          <table:table-cell office:value-type="float" office:value="210.6303" calcext:value-type="float">
            <text:p>210.6303</text:p>
          </table:table-cell>
          <table:table-cell office:value-type="float" office:value="275.6378" calcext:value-type="float">
            <text:p>275.6378</text:p>
          </table:table-cell>
          <table:table-cell office:value-type="float" office:value="902.2428" calcext:value-type="float">
            <text:p>902.2428</text:p>
          </table:table-cell>
          <table:table-cell office:value-type="float" office:value="860.5266" calcext:value-type="float">
            <text:p>860.5266</text:p>
          </table:table-cell>
          <table:table-cell office:value-type="float" office:value="849.0895" calcext:value-type="float">
            <text:p>849.0895</text:p>
          </table:table-cell>
          <table:table-cell office:value-type="float" office:value="865.1705" calcext:value-type="float">
            <text:p>865.1705</text:p>
          </table:table-cell>
          <table:table-cell office:value-type="float" office:value="335.9435" calcext:value-type="float">
            <text:p>335.9435</text:p>
          </table:table-cell>
          <table:table-cell office:value-type="float" office:value="449.9853" calcext:value-type="float">
            <text:p>449.9853</text:p>
          </table:table-cell>
          <table:table-cell office:value-type="float" office:value="389.6586" calcext:value-type="float">
            <text:p>389.6586</text:p>
          </table:table-cell>
          <table:table-cell office:value-type="float" office:value="337.3609" calcext:value-type="float">
            <text:p>337.360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547.3958" calcext:value-type="float">
            <text:p>547.3958</text:p>
          </table:table-cell>
          <table:table-cell office:value-type="float" office:value="5365.05" calcext:value-type="float">
            <text:p>5365.0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4.9392" calcext:value-type="float">
            <text:p>-414.9392</text:p>
          </table:table-cell>
          <table:table-cell office:value-type="float" office:value="1081.676" calcext:value-type="float">
            <text:p>1081.67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0.23494" calcext:value-type="float">
            <text:p>60.23494</text:p>
          </table:table-cell>
          <table:table-cell office:value-type="float" office:value="330.3776" calcext:value-type="float">
            <text:p>330.3776</text:p>
          </table:table-cell>
          <table:table-cell office:value-type="float" office:value="0.1364031" calcext:value-type="float">
            <text:p>0.1364031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52393" calcext:value-type="float">
            <text:p>0.2052393</text:p>
          </table:table-cell>
          <table:table-cell office:value-type="float" office:value="-1.233003" calcext:value-type="float">
            <text:p>-1.233003</text:p>
          </table:table-cell>
          <table:table-cell office:value-type="float" office:value="360" calcext:value-type="float">
            <text:p>360</text:p>
          </table:table-cell>
          <table:table-cell office:value-type="float" office:value="611.105" calcext:value-type="float">
            <text:p>611.105</text:p>
          </table:table-cell>
          <table:table-cell office:value-type="float" office:value="0" calcext:value-type="float">
            <text:p>0</text:p>
          </table:table-cell>
          <table:table-cell office:value-type="float" office:value="210.6806" calcext:value-type="float">
            <text:p>210.6806</text:p>
          </table:table-cell>
          <table:table-cell office:value-type="float" office:value="275.6254" calcext:value-type="float">
            <text:p>275.6254</text:p>
          </table:table-cell>
          <table:table-cell office:value-type="float" office:value="902.2042" calcext:value-type="float">
            <text:p>902.2042</text:p>
          </table:table-cell>
          <table:table-cell office:value-type="float" office:value="860.4851" calcext:value-type="float">
            <text:p>860.4851</text:p>
          </table:table-cell>
          <table:table-cell office:value-type="float" office:value="849.0632" calcext:value-type="float">
            <text:p>849.0632</text:p>
          </table:table-cell>
          <table:table-cell office:value-type="float" office:value="865.1478" calcext:value-type="float">
            <text:p>865.1478</text:p>
          </table:table-cell>
          <table:table-cell office:value-type="float" office:value="335.9231" calcext:value-type="float">
            <text:p>335.9231</text:p>
          </table:table-cell>
          <table:table-cell office:value-type="float" office:value="449.9766" calcext:value-type="float">
            <text:p>449.9766</text:p>
          </table:table-cell>
          <table:table-cell office:value-type="float" office:value="389.6505" calcext:value-type="float">
            <text:p>389.6505</text:p>
          </table:table-cell>
          <table:table-cell office:value-type="float" office:value="337.3518" calcext:value-type="float">
            <text:p>337.35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546.9943" calcext:value-type="float">
            <text:p>546.9943</text:p>
          </table:table-cell>
          <table:table-cell office:value-type="float" office:value="5365.096" calcext:value-type="float">
            <text:p>5365.09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5.3225" calcext:value-type="float">
            <text:p>-415.3225</text:p>
          </table:table-cell>
          <table:table-cell office:value-type="float" office:value="1083.198" calcext:value-type="float">
            <text:p>1083.19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0.27007" calcext:value-type="float">
            <text:p>60.27007</text:p>
          </table:table-cell>
          <table:table-cell office:value-type="float" office:value="330.1514" calcext:value-type="float">
            <text:p>330.1514</text:p>
          </table:table-cell>
          <table:table-cell office:value-type="float" office:value="0.1367341" calcext:value-type="float">
            <text:p>0.1367341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56879" calcext:value-type="float">
            <text:p>0.2056879</text:p>
          </table:table-cell>
          <table:table-cell office:value-type="float" office:value="-1.230339" calcext:value-type="float">
            <text:p>-1.230339</text:p>
          </table:table-cell>
          <table:table-cell office:value-type="float" office:value="360" calcext:value-type="float">
            <text:p>360</text:p>
          </table:table-cell>
          <table:table-cell office:value-type="float" office:value="610.7189" calcext:value-type="float">
            <text:p>610.7189</text:p>
          </table:table-cell>
          <table:table-cell office:value-type="float" office:value="0" calcext:value-type="float">
            <text:p>0</text:p>
          </table:table-cell>
          <table:table-cell office:value-type="float" office:value="210.743" calcext:value-type="float">
            <text:p>210.743</text:p>
          </table:table-cell>
          <table:table-cell office:value-type="float" office:value="275.6126" calcext:value-type="float">
            <text:p>275.6126</text:p>
          </table:table-cell>
          <table:table-cell office:value-type="float" office:value="902.1614" calcext:value-type="float">
            <text:p>902.1614</text:p>
          </table:table-cell>
          <table:table-cell office:value-type="float" office:value="860.4443" calcext:value-type="float">
            <text:p>860.4443</text:p>
          </table:table-cell>
          <table:table-cell office:value-type="float" office:value="849.0366" calcext:value-type="float">
            <text:p>849.0366</text:p>
          </table:table-cell>
          <table:table-cell office:value-type="float" office:value="865.1249" calcext:value-type="float">
            <text:p>865.1249</text:p>
          </table:table-cell>
          <table:table-cell office:value-type="float" office:value="335.9027" calcext:value-type="float">
            <text:p>335.9027</text:p>
          </table:table-cell>
          <table:table-cell office:value-type="float" office:value="449.9678" calcext:value-type="float">
            <text:p>449.9678</text:p>
          </table:table-cell>
          <table:table-cell office:value-type="float" office:value="389.6427" calcext:value-type="float">
            <text:p>389.6427</text:p>
          </table:table-cell>
          <table:table-cell office:value-type="float" office:value="337.3428" calcext:value-type="float">
            <text:p>337.342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546.5508" calcext:value-type="float">
            <text:p>546.5508</text:p>
          </table:table-cell>
          <table:table-cell office:value-type="float" office:value="5365.147" calcext:value-type="float">
            <text:p>5365.14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5.7347" calcext:value-type="float">
            <text:p>-415.7347</text:p>
          </table:table-cell>
          <table:table-cell office:value-type="float" office:value="1084.099" calcext:value-type="float">
            <text:p>1084.09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0.3374" calcext:value-type="float">
            <text:p>60.3374</text:p>
          </table:table-cell>
          <table:table-cell office:value-type="float" office:value="329.883" calcext:value-type="float">
            <text:p>329.883</text:p>
          </table:table-cell>
          <table:table-cell office:value-type="float" office:value="0.1370633" calcext:value-type="float">
            <text:p>0.1370633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61391" calcext:value-type="float">
            <text:p>0.2061391</text:p>
          </table:table-cell>
          <table:table-cell office:value-type="float" office:value="-1.22763" calcext:value-type="float">
            <text:p>-1.22763</text:p>
          </table:table-cell>
          <table:table-cell office:value-type="float" office:value="360" calcext:value-type="float">
            <text:p>360</text:p>
          </table:table-cell>
          <table:table-cell office:value-type="float" office:value="610.3038" calcext:value-type="float">
            <text:p>610.3038</text:p>
          </table:table-cell>
          <table:table-cell office:value-type="float" office:value="0" calcext:value-type="float">
            <text:p>0</text:p>
          </table:table-cell>
          <table:table-cell office:value-type="float" office:value="210.8111" calcext:value-type="float">
            <text:p>210.8111</text:p>
          </table:table-cell>
          <table:table-cell office:value-type="float" office:value="275.5997" calcext:value-type="float">
            <text:p>275.5997</text:p>
          </table:table-cell>
          <table:table-cell office:value-type="float" office:value="902.1182" calcext:value-type="float">
            <text:p>902.1182</text:p>
          </table:table-cell>
          <table:table-cell office:value-type="float" office:value="860.4043" calcext:value-type="float">
            <text:p>860.4043</text:p>
          </table:table-cell>
          <table:table-cell office:value-type="float" office:value="849.0098" calcext:value-type="float">
            <text:p>849.0098</text:p>
          </table:table-cell>
          <table:table-cell office:value-type="float" office:value="865.102" calcext:value-type="float">
            <text:p>865.102</text:p>
          </table:table-cell>
          <table:table-cell office:value-type="float" office:value="335.8825" calcext:value-type="float">
            <text:p>335.8825</text:p>
          </table:table-cell>
          <table:table-cell office:value-type="float" office:value="449.9593" calcext:value-type="float">
            <text:p>449.9593</text:p>
          </table:table-cell>
          <table:table-cell office:value-type="float" office:value="389.6352" calcext:value-type="float">
            <text:p>389.6352</text:p>
          </table:table-cell>
          <table:table-cell office:value-type="float" office:value="337.334" calcext:value-type="float">
            <text:p>337.33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546.0224" calcext:value-type="float">
            <text:p>546.0224</text:p>
          </table:table-cell>
          <table:table-cell office:value-type="float" office:value="5365.206" calcext:value-type="float">
            <text:p>5365.20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6.218" calcext:value-type="float">
            <text:p>-416.218</text:p>
          </table:table-cell>
          <table:table-cell office:value-type="float" office:value="1085.437" calcext:value-type="float">
            <text:p>1085.43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0.47354" calcext:value-type="float">
            <text:p>60.47354</text:p>
          </table:table-cell>
          <table:table-cell office:value-type="float" office:value="329.5368" calcext:value-type="float">
            <text:p>329.5368</text:p>
          </table:table-cell>
          <table:table-cell office:value-type="float" office:value="0.1373935" calcext:value-type="float">
            <text:p>0.137393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65938" calcext:value-type="float">
            <text:p>0.2065938</text:p>
          </table:table-cell>
          <table:table-cell office:value-type="float" office:value="-1.225021" calcext:value-type="float">
            <text:p>-1.225021</text:p>
          </table:table-cell>
          <table:table-cell office:value-type="float" office:value="360" calcext:value-type="float">
            <text:p>360</text:p>
          </table:table-cell>
          <table:table-cell office:value-type="float" office:value="609.8178" calcext:value-type="float">
            <text:p>609.8178</text:p>
          </table:table-cell>
          <table:table-cell office:value-type="float" office:value="0" calcext:value-type="float">
            <text:p>0</text:p>
          </table:table-cell>
          <table:table-cell office:value-type="float" office:value="210.8884" calcext:value-type="float">
            <text:p>210.8884</text:p>
          </table:table-cell>
          <table:table-cell office:value-type="float" office:value="275.5851" calcext:value-type="float">
            <text:p>275.5851</text:p>
          </table:table-cell>
          <table:table-cell office:value-type="float" office:value="902.0717" calcext:value-type="float">
            <text:p>902.0717</text:p>
          </table:table-cell>
          <table:table-cell office:value-type="float" office:value="860.3602" calcext:value-type="float">
            <text:p>860.3602</text:p>
          </table:table-cell>
          <table:table-cell office:value-type="float" office:value="848.9821" calcext:value-type="float">
            <text:p>848.9821</text:p>
          </table:table-cell>
          <table:table-cell office:value-type="float" office:value="865.0784" calcext:value-type="float">
            <text:p>865.0784</text:p>
          </table:table-cell>
          <table:table-cell office:value-type="float" office:value="335.8621" calcext:value-type="float">
            <text:p>335.8621</text:p>
          </table:table-cell>
          <table:table-cell office:value-type="float" office:value="449.9508" calcext:value-type="float">
            <text:p>449.9508</text:p>
          </table:table-cell>
          <table:table-cell office:value-type="float" office:value="389.6278" calcext:value-type="float">
            <text:p>389.6278</text:p>
          </table:table-cell>
          <table:table-cell office:value-type="float" office:value="337.3254" calcext:value-type="float">
            <text:p>337.325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545.3441" calcext:value-type="float">
            <text:p>545.3441</text:p>
          </table:table-cell>
          <table:table-cell office:value-type="float" office:value="5365.277" calcext:value-type="float">
            <text:p>5365.27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6.8273" calcext:value-type="float">
            <text:p>-416.8273</text:p>
          </table:table-cell>
          <table:table-cell office:value-type="float" office:value="1086.694" calcext:value-type="float">
            <text:p>1086.694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0.73562" calcext:value-type="float">
            <text:p>60.73562</text:p>
          </table:table-cell>
          <table:table-cell office:value-type="float" office:value="329.0611" calcext:value-type="float">
            <text:p>329.0611</text:p>
          </table:table-cell>
          <table:table-cell office:value-type="float" office:value="0.1377478" calcext:value-type="float">
            <text:p>0.1377478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70664" calcext:value-type="float">
            <text:p>0.2070664</text:p>
          </table:table-cell>
          <table:table-cell office:value-type="float" office:value="-1.222379" calcext:value-type="float">
            <text:p>-1.222379</text:p>
          </table:table-cell>
          <table:table-cell office:value-type="float" office:value="360" calcext:value-type="float">
            <text:p>360</text:p>
          </table:table-cell>
          <table:table-cell office:value-type="float" office:value="609.2057" calcext:value-type="float">
            <text:p>609.2057</text:p>
          </table:table-cell>
          <table:table-cell office:value-type="float" office:value="0" calcext:value-type="float">
            <text:p>0</text:p>
          </table:table-cell>
          <table:table-cell office:value-type="float" office:value="210.9806" calcext:value-type="float">
            <text:p>210.9806</text:p>
          </table:table-cell>
          <table:table-cell office:value-type="float" office:value="275.5674" calcext:value-type="float">
            <text:p>275.5674</text:p>
          </table:table-cell>
          <table:table-cell office:value-type="float" office:value="902.0175" calcext:value-type="float">
            <text:p>902.0175</text:p>
          </table:table-cell>
          <table:table-cell office:value-type="float" office:value="860.3105" calcext:value-type="float">
            <text:p>860.3105</text:p>
          </table:table-cell>
          <table:table-cell office:value-type="float" office:value="848.9513" calcext:value-type="float">
            <text:p>848.9513</text:p>
          </table:table-cell>
          <table:table-cell office:value-type="float" office:value="865.0529" calcext:value-type="float">
            <text:p>865.0529</text:p>
          </table:table-cell>
          <table:table-cell office:value-type="float" office:value="335.8403" calcext:value-type="float">
            <text:p>335.8403</text:p>
          </table:table-cell>
          <table:table-cell office:value-type="float" office:value="449.9422" calcext:value-type="float">
            <text:p>449.9422</text:p>
          </table:table-cell>
          <table:table-cell office:value-type="float" office:value="389.6205" calcext:value-type="float">
            <text:p>389.6205</text:p>
          </table:table-cell>
          <table:table-cell office:value-type="float" office:value="337.317" calcext:value-type="float">
            <text:p>337.3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544.4476" calcext:value-type="float">
            <text:p>544.4476</text:p>
          </table:table-cell>
          <table:table-cell office:value-type="float" office:value="5365.366" calcext:value-type="float">
            <text:p>5365.36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7.6289" calcext:value-type="float">
            <text:p>-417.6289</text:p>
          </table:table-cell>
          <table:table-cell office:value-type="float" office:value="1088.869" calcext:value-type="float">
            <text:p>1088.86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1.21069" calcext:value-type="float">
            <text:p>61.21069</text:p>
          </table:table-cell>
          <table:table-cell office:value-type="float" office:value="328.3806" calcext:value-type="float">
            <text:p>328.3806</text:p>
          </table:table-cell>
          <table:table-cell office:value-type="float" office:value="0.1381344" calcext:value-type="float">
            <text:p>0.138134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7561" calcext:value-type="float">
            <text:p>0.207561</text:p>
          </table:table-cell>
          <table:table-cell office:value-type="float" office:value="-1.219609" calcext:value-type="float">
            <text:p>-1.219609</text:p>
          </table:table-cell>
          <table:table-cell office:value-type="float" office:value="360" calcext:value-type="float">
            <text:p>360</text:p>
          </table:table-cell>
          <table:table-cell office:value-type="float" office:value="608.4012" calcext:value-type="float">
            <text:p>608.4012</text:p>
          </table:table-cell>
          <table:table-cell office:value-type="float" office:value="0" calcext:value-type="float">
            <text:p>0</text:p>
          </table:table-cell>
          <table:table-cell office:value-type="float" office:value="211.0915" calcext:value-type="float">
            <text:p>211.0915</text:p>
          </table:table-cell>
          <table:table-cell office:value-type="float" office:value="275.5491" calcext:value-type="float">
            <text:p>275.5491</text:p>
          </table:table-cell>
          <table:table-cell office:value-type="float" office:value="901.9581" calcext:value-type="float">
            <text:p>901.9581</text:p>
          </table:table-cell>
          <table:table-cell office:value-type="float" office:value="860.2584" calcext:value-type="float">
            <text:p>860.2584</text:p>
          </table:table-cell>
          <table:table-cell office:value-type="float" office:value="848.9185" calcext:value-type="float">
            <text:p>848.9185</text:p>
          </table:table-cell>
          <table:table-cell office:value-type="float" office:value="865.0252" calcext:value-type="float">
            <text:p>865.0252</text:p>
          </table:table-cell>
          <table:table-cell office:value-type="float" office:value="335.8173" calcext:value-type="float">
            <text:p>335.8173</text:p>
          </table:table-cell>
          <table:table-cell office:value-type="float" office:value="449.9333" calcext:value-type="float">
            <text:p>449.9333</text:p>
          </table:table-cell>
          <table:table-cell office:value-type="float" office:value="389.6132" calcext:value-type="float">
            <text:p>389.6132</text:p>
          </table:table-cell>
          <table:table-cell office:value-type="float" office:value="337.3086" calcext:value-type="float">
            <text:p>337.308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543.4019" calcext:value-type="float">
            <text:p>543.4019</text:p>
          </table:table-cell>
          <table:table-cell office:value-type="float" office:value="5365.468" calcext:value-type="float">
            <text:p>5365.46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8.5637" calcext:value-type="float">
            <text:p>-418.5637</text:p>
          </table:table-cell>
          <table:table-cell office:value-type="float" office:value="1091.495" calcext:value-type="float">
            <text:p>1091.495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1.84157" calcext:value-type="float">
            <text:p>61.84157</text:p>
          </table:table-cell>
          <table:table-cell office:value-type="float" office:value="327.5511" calcext:value-type="float">
            <text:p>327.5511</text:p>
          </table:table-cell>
          <table:table-cell office:value-type="float" office:value="0.1385007" calcext:value-type="float">
            <text:p>0.138500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80349" calcext:value-type="float">
            <text:p>0.2080349</text:p>
          </table:table-cell>
          <table:table-cell office:value-type="float" office:value="-1.216891" calcext:value-type="float">
            <text:p>-1.216891</text:p>
          </table:table-cell>
          <table:table-cell office:value-type="float" office:value="360" calcext:value-type="float">
            <text:p>360</text:p>
          </table:table-cell>
          <table:table-cell office:value-type="float" office:value="607.4637" calcext:value-type="float">
            <text:p>607.4637</text:p>
          </table:table-cell>
          <table:table-cell office:value-type="float" office:value="0" calcext:value-type="float">
            <text:p>0</text:p>
          </table:table-cell>
          <table:table-cell office:value-type="float" office:value="211.2203" calcext:value-type="float">
            <text:p>211.2203</text:p>
          </table:table-cell>
          <table:table-cell office:value-type="float" office:value="275.5308" calcext:value-type="float">
            <text:p>275.5308</text:p>
          </table:table-cell>
          <table:table-cell office:value-type="float" office:value="901.8976" calcext:value-type="float">
            <text:p>901.8976</text:p>
          </table:table-cell>
          <table:table-cell office:value-type="float" office:value="860.2057" calcext:value-type="float">
            <text:p>860.2057</text:p>
          </table:table-cell>
          <table:table-cell office:value-type="float" office:value="848.8848" calcext:value-type="float">
            <text:p>848.8848</text:p>
          </table:table-cell>
          <table:table-cell office:value-type="float" office:value="864.9965" calcext:value-type="float">
            <text:p>864.9965</text:p>
          </table:table-cell>
          <table:table-cell office:value-type="float" office:value="335.7932" calcext:value-type="float">
            <text:p>335.7932</text:p>
          </table:table-cell>
          <table:table-cell office:value-type="float" office:value="449.924" calcext:value-type="float">
            <text:p>449.924</text:p>
          </table:table-cell>
          <table:table-cell office:value-type="float" office:value="389.6058" calcext:value-type="float">
            <text:p>389.6058</text:p>
          </table:table-cell>
          <table:table-cell office:value-type="float" office:value="337.3003" calcext:value-type="float">
            <text:p>337.300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542.3857" calcext:value-type="float">
            <text:p>542.3857</text:p>
          </table:table-cell>
          <table:table-cell office:value-type="float" office:value="5365.565" calcext:value-type="float">
            <text:p>5365.56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19.4821" calcext:value-type="float">
            <text:p>-419.4821</text:p>
          </table:table-cell>
          <table:table-cell office:value-type="float" office:value="1094.118" calcext:value-type="float">
            <text:p>1094.11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2.4528" calcext:value-type="float">
            <text:p>62.4528</text:p>
          </table:table-cell>
          <table:table-cell office:value-type="float" office:value="326.756" calcext:value-type="float">
            <text:p>326.756</text:p>
          </table:table-cell>
          <table:table-cell office:value-type="float" office:value="0.1388437" calcext:value-type="float">
            <text:p>0.138843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84879" calcext:value-type="float">
            <text:p>0.2084879</text:p>
          </table:table-cell>
          <table:table-cell office:value-type="float" office:value="-1.214229" calcext:value-type="float">
            <text:p>-1.214229</text:p>
          </table:table-cell>
          <table:table-cell office:value-type="float" office:value="360" calcext:value-type="float">
            <text:p>360</text:p>
          </table:table-cell>
          <table:table-cell office:value-type="float" office:value="606.5424" calcext:value-type="float">
            <text:p>606.5424</text:p>
          </table:table-cell>
          <table:table-cell office:value-type="float" office:value="0" calcext:value-type="float">
            <text:p>0</text:p>
          </table:table-cell>
          <table:table-cell office:value-type="float" office:value="211.3397" calcext:value-type="float">
            <text:p>211.3397</text:p>
          </table:table-cell>
          <table:table-cell office:value-type="float" office:value="275.5121" calcext:value-type="float">
            <text:p>275.5121</text:p>
          </table:table-cell>
          <table:table-cell office:value-type="float" office:value="901.8378" calcext:value-type="float">
            <text:p>901.8378</text:p>
          </table:table-cell>
          <table:table-cell office:value-type="float" office:value="860.1531" calcext:value-type="float">
            <text:p>860.1531</text:p>
          </table:table-cell>
          <table:table-cell office:value-type="float" office:value="848.8512" calcext:value-type="float">
            <text:p>848.8512</text:p>
          </table:table-cell>
          <table:table-cell office:value-type="float" office:value="864.9676" calcext:value-type="float">
            <text:p>864.9676</text:p>
          </table:table-cell>
          <table:table-cell office:value-type="float" office:value="335.7685" calcext:value-type="float">
            <text:p>335.7685</text:p>
          </table:table-cell>
          <table:table-cell office:value-type="float" office:value="449.9146" calcext:value-type="float">
            <text:p>449.9146</text:p>
          </table:table-cell>
          <table:table-cell office:value-type="float" office:value="389.5983" calcext:value-type="float">
            <text:p>389.5983</text:p>
          </table:table-cell>
          <table:table-cell office:value-type="float" office:value="337.2921" calcext:value-type="float">
            <text:p>337.29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541.3776" calcext:value-type="float">
            <text:p>541.3776</text:p>
          </table:table-cell>
          <table:table-cell office:value-type="float" office:value="5365.662" calcext:value-type="float">
            <text:p>5365.662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20.3893" calcext:value-type="float">
            <text:p>-420.3893</text:p>
          </table:table-cell>
          <table:table-cell office:value-type="float" office:value="1096.579" calcext:value-type="float">
            <text:p>1096.57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3.05639" calcext:value-type="float">
            <text:p>63.05639</text:p>
          </table:table-cell>
          <table:table-cell office:value-type="float" office:value="325.9661" calcext:value-type="float">
            <text:p>325.9661</text:p>
          </table:table-cell>
          <table:table-cell office:value-type="float" office:value="0.1391799" calcext:value-type="float">
            <text:p>0.1391799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89266" calcext:value-type="float">
            <text:p>0.2089266</text:p>
          </table:table-cell>
          <table:table-cell office:value-type="float" office:value="-1.211626" calcext:value-type="float">
            <text:p>-1.211626</text:p>
          </table:table-cell>
          <table:table-cell office:value-type="float" office:value="360" calcext:value-type="float">
            <text:p>360</text:p>
          </table:table-cell>
          <table:table-cell office:value-type="float" office:value="605.6325" calcext:value-type="float">
            <text:p>605.6325</text:p>
          </table:table-cell>
          <table:table-cell office:value-type="float" office:value="0" calcext:value-type="float">
            <text:p>0</text:p>
          </table:table-cell>
          <table:table-cell office:value-type="float" office:value="211.4584" calcext:value-type="float">
            <text:p>211.4584</text:p>
          </table:table-cell>
          <table:table-cell office:value-type="float" office:value="275.4937" calcext:value-type="float">
            <text:p>275.4937</text:p>
          </table:table-cell>
          <table:table-cell office:value-type="float" office:value="901.7797" calcext:value-type="float">
            <text:p>901.7797</text:p>
          </table:table-cell>
          <table:table-cell office:value-type="float" office:value="860.1018" calcext:value-type="float">
            <text:p>860.1018</text:p>
          </table:table-cell>
          <table:table-cell office:value-type="float" office:value="848.8179" calcext:value-type="float">
            <text:p>848.8179</text:p>
          </table:table-cell>
          <table:table-cell office:value-type="float" office:value="864.9391" calcext:value-type="float">
            <text:p>864.9391</text:p>
          </table:table-cell>
          <table:table-cell office:value-type="float" office:value="335.7437" calcext:value-type="float">
            <text:p>335.7437</text:p>
          </table:table-cell>
          <table:table-cell office:value-type="float" office:value="449.9051" calcext:value-type="float">
            <text:p>449.9051</text:p>
          </table:table-cell>
          <table:table-cell office:value-type="float" office:value="389.5909" calcext:value-type="float">
            <text:p>389.5909</text:p>
          </table:table-cell>
          <table:table-cell office:value-type="float" office:value="337.2839" calcext:value-type="float">
            <text:p>337.28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540.3345" calcext:value-type="float">
            <text:p>540.3345</text:p>
          </table:table-cell>
          <table:table-cell office:value-type="float" office:value="5365.764" calcext:value-type="float">
            <text:p>5365.764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21.3268" calcext:value-type="float">
            <text:p>-421.3268</text:p>
          </table:table-cell>
          <table:table-cell office:value-type="float" office:value="1099.441" calcext:value-type="float">
            <text:p>1099.44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3.68768" calcext:value-type="float">
            <text:p>63.68768</text:p>
          </table:table-cell>
          <table:table-cell office:value-type="float" office:value="325.1401" calcext:value-type="float">
            <text:p>325.1401</text:p>
          </table:table-cell>
          <table:table-cell office:value-type="float" office:value="0.1395118" calcext:value-type="float">
            <text:p>0.1395118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93585" calcext:value-type="float">
            <text:p>0.2093585</text:p>
          </table:table-cell>
          <table:table-cell office:value-type="float" office:value="-1.20904" calcext:value-type="float">
            <text:p>-1.20904</text:p>
          </table:table-cell>
          <table:table-cell office:value-type="float" office:value="360" calcext:value-type="float">
            <text:p>360</text:p>
          </table:table-cell>
          <table:table-cell office:value-type="float" office:value="604.6924" calcext:value-type="float">
            <text:p>604.6924</text:p>
          </table:table-cell>
          <table:table-cell office:value-type="float" office:value="0" calcext:value-type="float">
            <text:p>0</text:p>
          </table:table-cell>
          <table:table-cell office:value-type="float" office:value="211.5821" calcext:value-type="float">
            <text:p>211.5821</text:p>
          </table:table-cell>
          <table:table-cell office:value-type="float" office:value="275.4755" calcext:value-type="float">
            <text:p>275.4755</text:p>
          </table:table-cell>
          <table:table-cell office:value-type="float" office:value="901.7216" calcext:value-type="float">
            <text:p>901.7216</text:p>
          </table:table-cell>
          <table:table-cell office:value-type="float" office:value="860.0508" calcext:value-type="float">
            <text:p>860.0508</text:p>
          </table:table-cell>
          <table:table-cell office:value-type="float" office:value="848.7849" calcext:value-type="float">
            <text:p>848.7849</text:p>
          </table:table-cell>
          <table:table-cell office:value-type="float" office:value="864.9108" calcext:value-type="float">
            <text:p>864.9108</text:p>
          </table:table-cell>
          <table:table-cell office:value-type="float" office:value="335.7188" calcext:value-type="float">
            <text:p>335.7188</text:p>
          </table:table-cell>
          <table:table-cell office:value-type="float" office:value="449.8954" calcext:value-type="float">
            <text:p>449.8954</text:p>
          </table:table-cell>
          <table:table-cell office:value-type="float" office:value="389.5834" calcext:value-type="float">
            <text:p>389.5834</text:p>
          </table:table-cell>
          <table:table-cell office:value-type="float" office:value="337.2758" calcext:value-type="float">
            <text:p>337.27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539.2703" calcext:value-type="float">
            <text:p>539.2703</text:p>
          </table:table-cell>
          <table:table-cell office:value-type="float" office:value="5365.871" calcext:value-type="float">
            <text:p>5365.871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22.2754" calcext:value-type="float">
            <text:p>-422.2754</text:p>
          </table:table-cell>
          <table:table-cell office:value-type="float" office:value="1101.004" calcext:value-type="float">
            <text:p>1101.004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4.33318" calcext:value-type="float">
            <text:p>64.33318</text:p>
          </table:table-cell>
          <table:table-cell office:value-type="float" office:value="324.2886" calcext:value-type="float">
            <text:p>324.2886</text:p>
          </table:table-cell>
          <table:table-cell office:value-type="float" office:value="0.139837" calcext:value-type="float">
            <text:p>0.13983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09785" calcext:value-type="float">
            <text:p>0.209785</text:p>
          </table:table-cell>
          <table:table-cell office:value-type="float" office:value="-1.206462" calcext:value-type="float">
            <text:p>-1.206462</text:p>
          </table:table-cell>
          <table:table-cell office:value-type="float" office:value="360" calcext:value-type="float">
            <text:p>360</text:p>
          </table:table-cell>
          <table:table-cell office:value-type="float" office:value="603.7411" calcext:value-type="float">
            <text:p>603.7411</text:p>
          </table:table-cell>
          <table:table-cell office:value-type="float" office:value="0" calcext:value-type="float">
            <text:p>0</text:p>
          </table:table-cell>
          <table:table-cell office:value-type="float" office:value="211.7119" calcext:value-type="float">
            <text:p>211.7119</text:p>
          </table:table-cell>
          <table:table-cell office:value-type="float" office:value="275.4574" calcext:value-type="float">
            <text:p>275.4574</text:p>
          </table:table-cell>
          <table:table-cell office:value-type="float" office:value="901.6655" calcext:value-type="float">
            <text:p>901.6655</text:p>
          </table:table-cell>
          <table:table-cell office:value-type="float" office:value="860.0001" calcext:value-type="float">
            <text:p>860.0001</text:p>
          </table:table-cell>
          <table:table-cell office:value-type="float" office:value="848.7524" calcext:value-type="float">
            <text:p>848.7524</text:p>
          </table:table-cell>
          <table:table-cell office:value-type="float" office:value="864.8835" calcext:value-type="float">
            <text:p>864.8835</text:p>
          </table:table-cell>
          <table:table-cell office:value-type="float" office:value="335.6937" calcext:value-type="float">
            <text:p>335.6937</text:p>
          </table:table-cell>
          <table:table-cell office:value-type="float" office:value="449.8857" calcext:value-type="float">
            <text:p>449.8857</text:p>
          </table:table-cell>
          <table:table-cell office:value-type="float" office:value="389.576" calcext:value-type="float">
            <text:p>389.576</text:p>
          </table:table-cell>
          <table:table-cell office:value-type="float" office:value="337.2677" calcext:value-type="float">
            <text:p>337.267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537.8746" calcext:value-type="float">
            <text:p>537.8746</text:p>
          </table:table-cell>
          <table:table-cell office:value-type="float" office:value="5366.029" calcext:value-type="float">
            <text:p>5366.02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23.3651" calcext:value-type="float">
            <text:p>-423.3651</text:p>
          </table:table-cell>
          <table:table-cell office:value-type="float" office:value="1100.109" calcext:value-type="float">
            <text:p>1100.10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5.23029" calcext:value-type="float">
            <text:p>65.23029</text:p>
          </table:table-cell>
          <table:table-cell office:value-type="float" office:value="322.9698" calcext:value-type="float">
            <text:p>322.9698</text:p>
          </table:table-cell>
          <table:table-cell office:value-type="float" office:value="0.1400432" calcext:value-type="float">
            <text:p>0.1400432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110932" calcext:value-type="float">
            <text:p>0.2110932</text:p>
          </table:table-cell>
          <table:table-cell office:value-type="float" office:value="-1.200226" calcext:value-type="float">
            <text:p>-1.200226</text:p>
          </table:table-cell>
          <table:table-cell office:value-type="float" office:value="360" calcext:value-type="float">
            <text:p>360</text:p>
          </table:table-cell>
          <table:table-cell office:value-type="float" office:value="602.644" calcext:value-type="float">
            <text:p>602.644</text:p>
          </table:table-cell>
          <table:table-cell office:value-type="float" office:value="0" calcext:value-type="float">
            <text:p>0</text:p>
          </table:table-cell>
          <table:table-cell office:value-type="float" office:value="211.9813" calcext:value-type="float">
            <text:p>211.9813</text:p>
          </table:table-cell>
          <table:table-cell office:value-type="float" office:value="275.477" calcext:value-type="float">
            <text:p>275.477</text:p>
          </table:table-cell>
          <table:table-cell office:value-type="float" office:value="901.6177" calcext:value-type="float">
            <text:p>901.6177</text:p>
          </table:table-cell>
          <table:table-cell office:value-type="float" office:value="859.9508" calcext:value-type="float">
            <text:p>859.9508</text:p>
          </table:table-cell>
          <table:table-cell office:value-type="float" office:value="848.7195" calcext:value-type="float">
            <text:p>848.7195</text:p>
          </table:table-cell>
          <table:table-cell office:value-type="float" office:value="864.8555" calcext:value-type="float">
            <text:p>864.8555</text:p>
          </table:table-cell>
          <table:table-cell office:value-type="float" office:value="335.6685" calcext:value-type="float">
            <text:p>335.6685</text:p>
          </table:table-cell>
          <table:table-cell office:value-type="float" office:value="449.876" calcext:value-type="float">
            <text:p>449.876</text:p>
          </table:table-cell>
          <table:table-cell office:value-type="float" office:value="389.5687" calcext:value-type="float">
            <text:p>389.5687</text:p>
          </table:table-cell>
          <table:table-cell office:value-type="float" office:value="337.2596" calcext:value-type="float">
            <text:p>337.259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536.4821" calcext:value-type="float">
            <text:p>536.4821</text:p>
          </table:table-cell>
          <table:table-cell office:value-type="float" office:value="5366.171" calcext:value-type="float">
            <text:p>5366.171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24.6432" calcext:value-type="float">
            <text:p>-424.6432</text:p>
          </table:table-cell>
          <table:table-cell office:value-type="float" office:value="1104.831" calcext:value-type="float">
            <text:p>1104.83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6.14264" calcext:value-type="float">
            <text:p>66.14264</text:p>
          </table:table-cell>
          <table:table-cell office:value-type="float" office:value="321.7997" calcext:value-type="float">
            <text:p>321.7997</text:p>
          </table:table-cell>
          <table:table-cell office:value-type="float" office:value="0.1402097" calcext:value-type="float">
            <text:p>0.140209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138678" calcext:value-type="float">
            <text:p>0.2138678</text:p>
          </table:table-cell>
          <table:table-cell office:value-type="float" office:value="-1.187903" calcext:value-type="float">
            <text:p>-1.187903</text:p>
          </table:table-cell>
          <table:table-cell office:value-type="float" office:value="360" calcext:value-type="float">
            <text:p>360</text:p>
          </table:table-cell>
          <table:table-cell office:value-type="float" office:value="601.3511" calcext:value-type="float">
            <text:p>601.3511</text:p>
          </table:table-cell>
          <table:table-cell office:value-type="float" office:value="0" calcext:value-type="float">
            <text:p>0</text:p>
          </table:table-cell>
          <table:table-cell office:value-type="float" office:value="212.1565" calcext:value-type="float">
            <text:p>212.1565</text:p>
          </table:table-cell>
          <table:table-cell office:value-type="float" office:value="275.4572" calcext:value-type="float">
            <text:p>275.4572</text:p>
          </table:table-cell>
          <table:table-cell office:value-type="float" office:value="901.5515" calcext:value-type="float">
            <text:p>901.5515</text:p>
          </table:table-cell>
          <table:table-cell office:value-type="float" office:value="859.8961" calcext:value-type="float">
            <text:p>859.8961</text:p>
          </table:table-cell>
          <table:table-cell office:value-type="float" office:value="848.6851" calcext:value-type="float">
            <text:p>848.6851</text:p>
          </table:table-cell>
          <table:table-cell office:value-type="float" office:value="864.8268" calcext:value-type="float">
            <text:p>864.8268</text:p>
          </table:table-cell>
          <table:table-cell office:value-type="float" office:value="335.6422" calcext:value-type="float">
            <text:p>335.6422</text:p>
          </table:table-cell>
          <table:table-cell office:value-type="float" office:value="449.8662" calcext:value-type="float">
            <text:p>449.8662</text:p>
          </table:table-cell>
          <table:table-cell office:value-type="float" office:value="389.5614" calcext:value-type="float">
            <text:p>389.5614</text:p>
          </table:table-cell>
          <table:table-cell office:value-type="float" office:value="337.2517" calcext:value-type="float">
            <text:p>337.25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535.3295" calcext:value-type="float">
            <text:p>535.3295</text:p>
          </table:table-cell>
          <table:table-cell office:value-type="float" office:value="5366.292" calcext:value-type="float">
            <text:p>5366.292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25.6655" calcext:value-type="float">
            <text:p>-425.6655</text:p>
          </table:table-cell>
          <table:table-cell office:value-type="float" office:value="1108.604" calcext:value-type="float">
            <text:p>1108.604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6.83857" calcext:value-type="float">
            <text:p>66.83857</text:p>
          </table:table-cell>
          <table:table-cell office:value-type="float" office:value="320.8651" calcext:value-type="float">
            <text:p>320.8651</text:p>
          </table:table-cell>
          <table:table-cell office:value-type="float" office:value="0.1404146" calcext:value-type="float">
            <text:p>0.1404146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159765" calcext:value-type="float">
            <text:p>0.2159765</text:p>
          </table:table-cell>
          <table:table-cell office:value-type="float" office:value="-1.180159" calcext:value-type="float">
            <text:p>-1.180159</text:p>
          </table:table-cell>
          <table:table-cell office:value-type="float" office:value="360" calcext:value-type="float">
            <text:p>360</text:p>
          </table:table-cell>
          <table:table-cell office:value-type="float" office:value="600.3191" calcext:value-type="float">
            <text:p>600.3191</text:p>
          </table:table-cell>
          <table:table-cell office:value-type="float" office:value="0" calcext:value-type="float">
            <text:p>0</text:p>
          </table:table-cell>
          <table:table-cell office:value-type="float" office:value="212.3005" calcext:value-type="float">
            <text:p>212.3005</text:p>
          </table:table-cell>
          <table:table-cell office:value-type="float" office:value="275.4388" calcext:value-type="float">
            <text:p>275.4388</text:p>
          </table:table-cell>
          <table:table-cell office:value-type="float" office:value="901.4932" calcext:value-type="float">
            <text:p>901.4932</text:p>
          </table:table-cell>
          <table:table-cell office:value-type="float" office:value="859.8447" calcext:value-type="float">
            <text:p>859.8447</text:p>
          </table:table-cell>
          <table:table-cell office:value-type="float" office:value="848.6517" calcext:value-type="float">
            <text:p>848.6517</text:p>
          </table:table-cell>
          <table:table-cell office:value-type="float" office:value="864.7986" calcext:value-type="float">
            <text:p>864.7986</text:p>
          </table:table-cell>
          <table:table-cell office:value-type="float" office:value="335.616" calcext:value-type="float">
            <text:p>335.616</text:p>
          </table:table-cell>
          <table:table-cell office:value-type="float" office:value="449.8564" calcext:value-type="float">
            <text:p>449.8564</text:p>
          </table:table-cell>
          <table:table-cell office:value-type="float" office:value="389.5541" calcext:value-type="float">
            <text:p>389.5541</text:p>
          </table:table-cell>
          <table:table-cell office:value-type="float" office:value="337.2437" calcext:value-type="float">
            <text:p>337.243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533.958" calcext:value-type="float">
            <text:p>533.958</text:p>
          </table:table-cell>
          <table:table-cell office:value-type="float" office:value="5366.443" calcext:value-type="float">
            <text:p>5366.443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26.8711" calcext:value-type="float">
            <text:p>-426.8711</text:p>
          </table:table-cell>
          <table:table-cell office:value-type="float" office:value="1112.847" calcext:value-type="float">
            <text:p>1112.84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7.71133" calcext:value-type="float">
            <text:p>67.71133</text:p>
          </table:table-cell>
          <table:table-cell office:value-type="float" office:value="319.7109" calcext:value-type="float">
            <text:p>319.7109</text:p>
          </table:table-cell>
          <table:table-cell office:value-type="float" office:value="0.1406545" calcext:value-type="float">
            <text:p>0.140654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175641" calcext:value-type="float">
            <text:p>0.2175641</text:p>
          </table:table-cell>
          <table:table-cell office:value-type="float" office:value="-1.173962" calcext:value-type="float">
            <text:p>-1.173962</text:p>
          </table:table-cell>
          <table:table-cell office:value-type="float" office:value="360" calcext:value-type="float">
            <text:p>360</text:p>
          </table:table-cell>
          <table:table-cell office:value-type="float" office:value="599.1059" calcext:value-type="float">
            <text:p>599.1059</text:p>
          </table:table-cell>
          <table:table-cell office:value-type="float" office:value="0" calcext:value-type="float">
            <text:p>0</text:p>
          </table:table-cell>
          <table:table-cell office:value-type="float" office:value="212.4738" calcext:value-type="float">
            <text:p>212.4738</text:p>
          </table:table-cell>
          <table:table-cell office:value-type="float" office:value="275.42" calcext:value-type="float">
            <text:p>275.42</text:p>
          </table:table-cell>
          <table:table-cell office:value-type="float" office:value="901.434" calcext:value-type="float">
            <text:p>901.434</text:p>
          </table:table-cell>
          <table:table-cell office:value-type="float" office:value="859.7938" calcext:value-type="float">
            <text:p>859.7938</text:p>
          </table:table-cell>
          <table:table-cell office:value-type="float" office:value="848.6188" calcext:value-type="float">
            <text:p>848.6188</text:p>
          </table:table-cell>
          <table:table-cell office:value-type="float" office:value="864.7711" calcext:value-type="float">
            <text:p>864.7711</text:p>
          </table:table-cell>
          <table:table-cell office:value-type="float" office:value="335.5901" calcext:value-type="float">
            <text:p>335.5901</text:p>
          </table:table-cell>
          <table:table-cell office:value-type="float" office:value="449.8465" calcext:value-type="float">
            <text:p>449.8465</text:p>
          </table:table-cell>
          <table:table-cell office:value-type="float" office:value="389.5468" calcext:value-type="float">
            <text:p>389.5468</text:p>
          </table:table-cell>
          <table:table-cell office:value-type="float" office:value="337.2359" calcext:value-type="float">
            <text:p>337.235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532.3109" calcext:value-type="float">
            <text:p>532.3109</text:p>
          </table:table-cell>
          <table:table-cell office:value-type="float" office:value="5366.626" calcext:value-type="float">
            <text:p>5366.62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28.3229" calcext:value-type="float">
            <text:p>-428.3229</text:p>
          </table:table-cell>
          <table:table-cell office:value-type="float" office:value="1117.265" calcext:value-type="float">
            <text:p>1117.265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8.80725" calcext:value-type="float">
            <text:p>68.80725</text:p>
          </table:table-cell>
          <table:table-cell office:value-type="float" office:value="318.2959" calcext:value-type="float">
            <text:p>318.2959</text:p>
          </table:table-cell>
          <table:table-cell office:value-type="float" office:value="0.1409225" calcext:value-type="float">
            <text:p>0.140922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187326" calcext:value-type="float">
            <text:p>0.2187326</text:p>
          </table:table-cell>
          <table:table-cell office:value-type="float" office:value="-1.169111" calcext:value-type="float">
            <text:p>-1.169111</text:p>
          </table:table-cell>
          <table:table-cell office:value-type="float" office:value="360" calcext:value-type="float">
            <text:p>360</text:p>
          </table:table-cell>
          <table:table-cell office:value-type="float" office:value="597.6484" calcext:value-type="float">
            <text:p>597.6484</text:p>
          </table:table-cell>
          <table:table-cell office:value-type="float" office:value="0" calcext:value-type="float">
            <text:p>0</text:p>
          </table:table-cell>
          <table:table-cell office:value-type="float" office:value="212.6779" calcext:value-type="float">
            <text:p>212.6779</text:p>
          </table:table-cell>
          <table:table-cell office:value-type="float" office:value="275.4006" calcext:value-type="float">
            <text:p>275.4006</text:p>
          </table:table-cell>
          <table:table-cell office:value-type="float" office:value="901.3704" calcext:value-type="float">
            <text:p>901.3704</text:p>
          </table:table-cell>
          <table:table-cell office:value-type="float" office:value="859.7395" calcext:value-type="float">
            <text:p>859.7395</text:p>
          </table:table-cell>
          <table:table-cell office:value-type="float" office:value="848.5842" calcext:value-type="float">
            <text:p>848.5842</text:p>
          </table:table-cell>
          <table:table-cell office:value-type="float" office:value="864.7419" calcext:value-type="float">
            <text:p>864.7419</text:p>
          </table:table-cell>
          <table:table-cell office:value-type="float" office:value="335.5633" calcext:value-type="float">
            <text:p>335.5633</text:p>
          </table:table-cell>
          <table:table-cell office:value-type="float" office:value="449.8364" calcext:value-type="float">
            <text:p>449.8364</text:p>
          </table:table-cell>
          <table:table-cell office:value-type="float" office:value="389.5396" calcext:value-type="float">
            <text:p>389.5396</text:p>
          </table:table-cell>
          <table:table-cell office:value-type="float" office:value="337.2281" calcext:value-type="float">
            <text:p>337.22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530.6865" calcext:value-type="float">
            <text:p>530.6865</text:p>
          </table:table-cell>
          <table:table-cell office:value-type="float" office:value="5366.811" calcext:value-type="float">
            <text:p>5366.811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29.7531" calcext:value-type="float">
            <text:p>-429.7531</text:p>
          </table:table-cell>
          <table:table-cell office:value-type="float" office:value="1121.502" calcext:value-type="float">
            <text:p>1121.502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69.86388" calcext:value-type="float">
            <text:p>69.86388</text:p>
          </table:table-cell>
          <table:table-cell office:value-type="float" office:value="316.9063" calcext:value-type="float">
            <text:p>316.9063</text:p>
          </table:table-cell>
          <table:table-cell office:value-type="float" office:value="0.1412057" calcext:value-type="float">
            <text:p>0.141205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196005" calcext:value-type="float">
            <text:p>0.2196005</text:p>
          </table:table-cell>
          <table:table-cell office:value-type="float" office:value="-1.165112" calcext:value-type="float">
            <text:p>-1.165112</text:p>
          </table:table-cell>
          <table:table-cell office:value-type="float" office:value="360" calcext:value-type="float">
            <text:p>360</text:p>
          </table:table-cell>
          <table:table-cell office:value-type="float" office:value="596.2137" calcext:value-type="float">
            <text:p>596.2137</text:p>
          </table:table-cell>
          <table:table-cell office:value-type="float" office:value="0" calcext:value-type="float">
            <text:p>0</text:p>
          </table:table-cell>
          <table:table-cell office:value-type="float" office:value="212.8829" calcext:value-type="float">
            <text:p>212.8829</text:p>
          </table:table-cell>
          <table:table-cell office:value-type="float" office:value="275.3815" calcext:value-type="float">
            <text:p>275.3815</text:p>
          </table:table-cell>
          <table:table-cell office:value-type="float" office:value="901.3063" calcext:value-type="float">
            <text:p>901.3063</text:p>
          </table:table-cell>
          <table:table-cell office:value-type="float" office:value="859.6841" calcext:value-type="float">
            <text:p>859.6841</text:p>
          </table:table-cell>
          <table:table-cell office:value-type="float" office:value="848.5491" calcext:value-type="float">
            <text:p>848.5491</text:p>
          </table:table-cell>
          <table:table-cell office:value-type="float" office:value="864.7122" calcext:value-type="float">
            <text:p>864.7122</text:p>
          </table:table-cell>
          <table:table-cell office:value-type="float" office:value="335.536" calcext:value-type="float">
            <text:p>335.536</text:p>
          </table:table-cell>
          <table:table-cell office:value-type="float" office:value="449.8263" calcext:value-type="float">
            <text:p>449.8263</text:p>
          </table:table-cell>
          <table:table-cell office:value-type="float" office:value="389.5324" calcext:value-type="float">
            <text:p>389.5324</text:p>
          </table:table-cell>
          <table:table-cell office:value-type="float" office:value="337.2203" calcext:value-type="float">
            <text:p>337.220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529.048" calcext:value-type="float">
            <text:p>529.048</text:p>
          </table:table-cell>
          <table:table-cell office:value-type="float" office:value="5367" calcext:value-type="float">
            <text:p>536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31.194" calcext:value-type="float">
            <text:p>-431.194</text:p>
          </table:table-cell>
          <table:table-cell office:value-type="float" office:value="1125.691" calcext:value-type="float">
            <text:p>1125.69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70.9172" calcext:value-type="float">
            <text:p>70.9172</text:p>
          </table:table-cell>
          <table:table-cell office:value-type="float" office:value="315.502" calcext:value-type="float">
            <text:p>315.502</text:p>
          </table:table-cell>
          <table:table-cell office:value-type="float" office:value="0.1414985" calcext:value-type="float">
            <text:p>0.141498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02862" calcext:value-type="float">
            <text:p>0.2202862</text:p>
          </table:table-cell>
          <table:table-cell office:value-type="float" office:value="-1.161608" calcext:value-type="float">
            <text:p>-1.161608</text:p>
          </table:table-cell>
          <table:table-cell office:value-type="float" office:value="360" calcext:value-type="float">
            <text:p>360</text:p>
          </table:table-cell>
          <table:table-cell office:value-type="float" office:value="594.7689" calcext:value-type="float">
            <text:p>594.7689</text:p>
          </table:table-cell>
          <table:table-cell office:value-type="float" office:value="0" calcext:value-type="float">
            <text:p>0</text:p>
          </table:table-cell>
          <table:table-cell office:value-type="float" office:value="213.0937" calcext:value-type="float">
            <text:p>213.0937</text:p>
          </table:table-cell>
          <table:table-cell office:value-type="float" office:value="275.3625" calcext:value-type="float">
            <text:p>275.3625</text:p>
          </table:table-cell>
          <table:table-cell office:value-type="float" office:value="901.2424" calcext:value-type="float">
            <text:p>901.2424</text:p>
          </table:table-cell>
          <table:table-cell office:value-type="float" office:value="859.6298" calcext:value-type="float">
            <text:p>859.6298</text:p>
          </table:table-cell>
          <table:table-cell office:value-type="float" office:value="848.514" calcext:value-type="float">
            <text:p>848.514</text:p>
          </table:table-cell>
          <table:table-cell office:value-type="float" office:value="864.6826" calcext:value-type="float">
            <text:p>864.6826</text:p>
          </table:table-cell>
          <table:table-cell office:value-type="float" office:value="335.5085" calcext:value-type="float">
            <text:p>335.5085</text:p>
          </table:table-cell>
          <table:table-cell office:value-type="float" office:value="449.8159" calcext:value-type="float">
            <text:p>449.8159</text:p>
          </table:table-cell>
          <table:table-cell office:value-type="float" office:value="389.5251" calcext:value-type="float">
            <text:p>389.5251</text:p>
          </table:table-cell>
          <table:table-cell office:value-type="float" office:value="337.2126" calcext:value-type="float">
            <text:p>337.21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527.4498" calcext:value-type="float">
            <text:p>527.4498</text:p>
          </table:table-cell>
          <table:table-cell office:value-type="float" office:value="5367.189" calcext:value-type="float">
            <text:p>5367.18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32.5929" calcext:value-type="float">
            <text:p>-432.5929</text:p>
          </table:table-cell>
          <table:table-cell office:value-type="float" office:value="1129.542" calcext:value-type="float">
            <text:p>1129.542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71.92228" calcext:value-type="float">
            <text:p>71.92228</text:p>
          </table:table-cell>
          <table:table-cell office:value-type="float" office:value="314.1347" calcext:value-type="float">
            <text:p>314.1347</text:p>
          </table:table-cell>
          <table:table-cell office:value-type="float" office:value="0.1417954" calcext:value-type="float">
            <text:p>0.141795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08682" calcext:value-type="float">
            <text:p>0.2208682</text:p>
          </table:table-cell>
          <table:table-cell office:value-type="float" office:value="-1.158418" calcext:value-type="float">
            <text:p>-1.158418</text:p>
          </table:table-cell>
          <table:table-cell office:value-type="float" office:value="360" calcext:value-type="float">
            <text:p>360</text:p>
          </table:table-cell>
          <table:table-cell office:value-type="float" office:value="593.3665" calcext:value-type="float">
            <text:p>593.3665</text:p>
          </table:table-cell>
          <table:table-cell office:value-type="float" office:value="0" calcext:value-type="float">
            <text:p>0</text:p>
          </table:table-cell>
          <table:table-cell office:value-type="float" office:value="213.3037" calcext:value-type="float">
            <text:p>213.3037</text:p>
          </table:table-cell>
          <table:table-cell office:value-type="float" office:value="275.3441" calcext:value-type="float">
            <text:p>275.3441</text:p>
          </table:table-cell>
          <table:table-cell office:value-type="float" office:value="901.1791" calcext:value-type="float">
            <text:p>901.1791</text:p>
          </table:table-cell>
          <table:table-cell office:value-type="float" office:value="859.5773" calcext:value-type="float">
            <text:p>859.5773</text:p>
          </table:table-cell>
          <table:table-cell office:value-type="float" office:value="848.4791" calcext:value-type="float">
            <text:p>848.4791</text:p>
          </table:table-cell>
          <table:table-cell office:value-type="float" office:value="864.653" calcext:value-type="float">
            <text:p>864.653</text:p>
          </table:table-cell>
          <table:table-cell office:value-type="float" office:value="335.481" calcext:value-type="float">
            <text:p>335.481</text:p>
          </table:table-cell>
          <table:table-cell office:value-type="float" office:value="449.8053" calcext:value-type="float">
            <text:p>449.8053</text:p>
          </table:table-cell>
          <table:table-cell office:value-type="float" office:value="389.5178" calcext:value-type="float">
            <text:p>389.5178</text:p>
          </table:table-cell>
          <table:table-cell office:value-type="float" office:value="337.2049" calcext:value-type="float">
            <text:p>337.204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525.7859" calcext:value-type="float">
            <text:p>525.7859</text:p>
          </table:table-cell>
          <table:table-cell office:value-type="float" office:value="5367.39" calcext:value-type="float">
            <text:p>5367.3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34.0395" calcext:value-type="float">
            <text:p>-434.0395</text:p>
          </table:table-cell>
          <table:table-cell office:value-type="float" office:value="1133.332" calcext:value-type="float">
            <text:p>1133.332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72.96951" calcext:value-type="float">
            <text:p>72.96951</text:p>
          </table:table-cell>
          <table:table-cell office:value-type="float" office:value="312.6989" calcext:value-type="float">
            <text:p>312.6989</text:p>
          </table:table-cell>
          <table:table-cell office:value-type="float" office:value="0.1420926" calcext:value-type="float">
            <text:p>0.1420926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13653" calcext:value-type="float">
            <text:p>0.2213653</text:p>
          </table:table-cell>
          <table:table-cell office:value-type="float" office:value="-1.15543" calcext:value-type="float">
            <text:p>-1.15543</text:p>
          </table:table-cell>
          <table:table-cell office:value-type="float" office:value="360" calcext:value-type="float">
            <text:p>360</text:p>
          </table:table-cell>
          <table:table-cell office:value-type="float" office:value="591.9167" calcext:value-type="float">
            <text:p>591.9167</text:p>
          </table:table-cell>
          <table:table-cell office:value-type="float" office:value="0" calcext:value-type="float">
            <text:p>0</text:p>
          </table:table-cell>
          <table:table-cell office:value-type="float" office:value="213.5257" calcext:value-type="float">
            <text:p>213.5257</text:p>
          </table:table-cell>
          <table:table-cell office:value-type="float" office:value="275.3257" calcext:value-type="float">
            <text:p>275.3257</text:p>
          </table:table-cell>
          <table:table-cell office:value-type="float" office:value="901.1169" calcext:value-type="float">
            <text:p>901.1169</text:p>
          </table:table-cell>
          <table:table-cell office:value-type="float" office:value="859.5254" calcext:value-type="float">
            <text:p>859.5254</text:p>
          </table:table-cell>
          <table:table-cell office:value-type="float" office:value="848.4447" calcext:value-type="float">
            <text:p>848.4447</text:p>
          </table:table-cell>
          <table:table-cell office:value-type="float" office:value="864.6239" calcext:value-type="float">
            <text:p>864.6239</text:p>
          </table:table-cell>
          <table:table-cell office:value-type="float" office:value="335.4539" calcext:value-type="float">
            <text:p>335.4539</text:p>
          </table:table-cell>
          <table:table-cell office:value-type="float" office:value="449.7948" calcext:value-type="float">
            <text:p>449.7948</text:p>
          </table:table-cell>
          <table:table-cell office:value-type="float" office:value="389.5106" calcext:value-type="float">
            <text:p>389.5106</text:p>
          </table:table-cell>
          <table:table-cell office:value-type="float" office:value="337.1972" calcext:value-type="float">
            <text:p>337.197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523.9445" calcext:value-type="float">
            <text:p>523.9445</text:p>
          </table:table-cell>
          <table:table-cell office:value-type="float" office:value="5367.618" calcext:value-type="float">
            <text:p>5367.61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35.6347" calcext:value-type="float">
            <text:p>-435.6347</text:p>
          </table:table-cell>
          <table:table-cell office:value-type="float" office:value="1137.575" calcext:value-type="float">
            <text:p>1137.575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74.15356" calcext:value-type="float">
            <text:p>74.15356</text:p>
          </table:table-cell>
          <table:table-cell office:value-type="float" office:value="311.0825" calcext:value-type="float">
            <text:p>311.0825</text:p>
          </table:table-cell>
          <table:table-cell office:value-type="float" office:value="0.1423884" calcext:value-type="float">
            <text:p>0.142388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18378" calcext:value-type="float">
            <text:p>0.2218378</text:p>
          </table:table-cell>
          <table:table-cell office:value-type="float" office:value="-1.152527" calcext:value-type="float">
            <text:p>-1.152527</text:p>
          </table:table-cell>
          <table:table-cell office:value-type="float" office:value="360" calcext:value-type="float">
            <text:p>360</text:p>
          </table:table-cell>
          <table:table-cell office:value-type="float" office:value="590.3184" calcext:value-type="float">
            <text:p>590.3184</text:p>
          </table:table-cell>
          <table:table-cell office:value-type="float" office:value="0" calcext:value-type="float">
            <text:p>0</text:p>
          </table:table-cell>
          <table:table-cell office:value-type="float" office:value="213.7769" calcext:value-type="float">
            <text:p>213.7769</text:p>
          </table:table-cell>
          <table:table-cell office:value-type="float" office:value="275.3073" calcext:value-type="float">
            <text:p>275.3073</text:p>
          </table:table-cell>
          <table:table-cell office:value-type="float" office:value="901.0511" calcext:value-type="float">
            <text:p>901.0511</text:p>
          </table:table-cell>
          <table:table-cell office:value-type="float" office:value="859.4764" calcext:value-type="float">
            <text:p>859.4764</text:p>
          </table:table-cell>
          <table:table-cell office:value-type="float" office:value="848.4103" calcext:value-type="float">
            <text:p>848.4103</text:p>
          </table:table-cell>
          <table:table-cell office:value-type="float" office:value="864.5947" calcext:value-type="float">
            <text:p>864.5947</text:p>
          </table:table-cell>
          <table:table-cell office:value-type="float" office:value="335.4268" calcext:value-type="float">
            <text:p>335.4268</text:p>
          </table:table-cell>
          <table:table-cell office:value-type="float" office:value="449.784" calcext:value-type="float">
            <text:p>449.784</text:p>
          </table:table-cell>
          <table:table-cell office:value-type="float" office:value="389.5033" calcext:value-type="float">
            <text:p>389.5033</text:p>
          </table:table-cell>
          <table:table-cell office:value-type="float" office:value="337.1896" calcext:value-type="float">
            <text:p>337.189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522.1808" calcext:value-type="float">
            <text:p>522.1808</text:p>
          </table:table-cell>
          <table:table-cell office:value-type="float" office:value="5367.838" calcext:value-type="float">
            <text:p>5367.83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37.1639" calcext:value-type="float">
            <text:p>-437.1639</text:p>
          </table:table-cell>
          <table:table-cell office:value-type="float" office:value="1141.783" calcext:value-type="float">
            <text:p>1141.783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75.25979" calcext:value-type="float">
            <text:p>75.25979</text:p>
          </table:table-cell>
          <table:table-cell office:value-type="float" office:value="309.5339" calcext:value-type="float">
            <text:p>309.5339</text:p>
          </table:table-cell>
          <table:table-cell office:value-type="float" office:value="0.1426802" calcext:value-type="float">
            <text:p>0.1426802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23811" calcext:value-type="float">
            <text:p>0.2223811</text:p>
          </table:table-cell>
          <table:table-cell office:value-type="float" office:value="-1.149529" calcext:value-type="float">
            <text:p>-1.149529</text:p>
          </table:table-cell>
          <table:table-cell office:value-type="float" office:value="360" calcext:value-type="float">
            <text:p>360</text:p>
          </table:table-cell>
          <table:table-cell office:value-type="float" office:value="588.7859" calcext:value-type="float">
            <text:p>588.7859</text:p>
          </table:table-cell>
          <table:table-cell office:value-type="float" office:value="0" calcext:value-type="float">
            <text:p>0</text:p>
          </table:table-cell>
          <table:table-cell office:value-type="float" office:value="214.0261" calcext:value-type="float">
            <text:p>214.0261</text:p>
          </table:table-cell>
          <table:table-cell office:value-type="float" office:value="275.2892" calcext:value-type="float">
            <text:p>275.2892</text:p>
          </table:table-cell>
          <table:table-cell office:value-type="float" office:value="900.9918" calcext:value-type="float">
            <text:p>900.9918</text:p>
          </table:table-cell>
          <table:table-cell office:value-type="float" office:value="859.4265" calcext:value-type="float">
            <text:p>859.4265</text:p>
          </table:table-cell>
          <table:table-cell office:value-type="float" office:value="848.3759" calcext:value-type="float">
            <text:p>848.3759</text:p>
          </table:table-cell>
          <table:table-cell office:value-type="float" office:value="864.5662" calcext:value-type="float">
            <text:p>864.5662</text:p>
          </table:table-cell>
          <table:table-cell office:value-type="float" office:value="335.4" calcext:value-type="float">
            <text:p>335.4</text:p>
          </table:table-cell>
          <table:table-cell office:value-type="float" office:value="449.7732" calcext:value-type="float">
            <text:p>449.7732</text:p>
          </table:table-cell>
          <table:table-cell office:value-type="float" office:value="389.496" calcext:value-type="float">
            <text:p>389.496</text:p>
          </table:table-cell>
          <table:table-cell office:value-type="float" office:value="337.1821" calcext:value-type="float">
            <text:p>337.182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520.4075" calcext:value-type="float">
            <text:p>520.4075</text:p>
          </table:table-cell>
          <table:table-cell office:value-type="float" office:value="5368.068" calcext:value-type="float">
            <text:p>5368.06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38.693" calcext:value-type="float">
            <text:p>-438.693</text:p>
          </table:table-cell>
          <table:table-cell office:value-type="float" office:value="1145.826" calcext:value-type="float">
            <text:p>1145.82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76.36115" calcext:value-type="float">
            <text:p>76.36115</text:p>
          </table:table-cell>
          <table:table-cell office:value-type="float" office:value="307.9658" calcext:value-type="float">
            <text:p>307.9658</text:p>
          </table:table-cell>
          <table:table-cell office:value-type="float" office:value="0.1429685" calcext:value-type="float">
            <text:p>0.142968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29964" calcext:value-type="float">
            <text:p>0.2229964</text:p>
          </table:table-cell>
          <table:table-cell office:value-type="float" office:value="-1.146435" calcext:value-type="float">
            <text:p>-1.146435</text:p>
          </table:table-cell>
          <table:table-cell office:value-type="float" office:value="360" calcext:value-type="float">
            <text:p>360</text:p>
          </table:table-cell>
          <table:table-cell office:value-type="float" office:value="587.2534" calcext:value-type="float">
            <text:p>587.2534</text:p>
          </table:table-cell>
          <table:table-cell office:value-type="float" office:value="0" calcext:value-type="float">
            <text:p>0</text:p>
          </table:table-cell>
          <table:table-cell office:value-type="float" office:value="214.2849" calcext:value-type="float">
            <text:p>214.2849</text:p>
          </table:table-cell>
          <table:table-cell office:value-type="float" office:value="275.2708" calcext:value-type="float">
            <text:p>275.2708</text:p>
          </table:table-cell>
          <table:table-cell office:value-type="float" office:value="900.9346" calcext:value-type="float">
            <text:p>900.9346</text:p>
          </table:table-cell>
          <table:table-cell office:value-type="float" office:value="859.3781" calcext:value-type="float">
            <text:p>859.3781</text:p>
          </table:table-cell>
          <table:table-cell office:value-type="float" office:value="848.3433" calcext:value-type="float">
            <text:p>848.3433</text:p>
          </table:table-cell>
          <table:table-cell office:value-type="float" office:value="864.5389" calcext:value-type="float">
            <text:p>864.5389</text:p>
          </table:table-cell>
          <table:table-cell office:value-type="float" office:value="335.3739" calcext:value-type="float">
            <text:p>335.3739</text:p>
          </table:table-cell>
          <table:table-cell office:value-type="float" office:value="449.7625" calcext:value-type="float">
            <text:p>449.7625</text:p>
          </table:table-cell>
          <table:table-cell office:value-type="float" office:value="389.4888" calcext:value-type="float">
            <text:p>389.4888</text:p>
          </table:table-cell>
          <table:table-cell office:value-type="float" office:value="337.1745" calcext:value-type="float">
            <text:p>337.174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518.5437" calcext:value-type="float">
            <text:p>518.5437</text:p>
          </table:table-cell>
          <table:table-cell office:value-type="float" office:value="5368.31" calcext:value-type="float">
            <text:p>5368.31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40.3085" calcext:value-type="float">
            <text:p>-440.3085</text:p>
          </table:table-cell>
          <table:table-cell office:value-type="float" office:value="1150.903" calcext:value-type="float">
            <text:p>1150.903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77.52631" calcext:value-type="float">
            <text:p>77.52631</text:p>
          </table:table-cell>
          <table:table-cell office:value-type="float" office:value="306.3112" calcext:value-type="float">
            <text:p>306.3112</text:p>
          </table:table-cell>
          <table:table-cell office:value-type="float" office:value="0.1432643" calcext:value-type="float">
            <text:p>0.1432643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36159" calcext:value-type="float">
            <text:p>0.2236159</text:p>
          </table:table-cell>
          <table:table-cell office:value-type="float" office:value="-1.143353" calcext:value-type="float">
            <text:p>-1.143353</text:p>
          </table:table-cell>
          <table:table-cell office:value-type="float" office:value="360" calcext:value-type="float">
            <text:p>360</text:p>
          </table:table-cell>
          <table:table-cell office:value-type="float" office:value="585.6345" calcext:value-type="float">
            <text:p>585.6345</text:p>
          </table:table-cell>
          <table:table-cell office:value-type="float" office:value="0" calcext:value-type="float">
            <text:p>0</text:p>
          </table:table-cell>
          <table:table-cell office:value-type="float" office:value="214.5528" calcext:value-type="float">
            <text:p>214.5528</text:p>
          </table:table-cell>
          <table:table-cell office:value-type="float" office:value="275.2526" calcext:value-type="float">
            <text:p>275.2526</text:p>
          </table:table-cell>
          <table:table-cell office:value-type="float" office:value="900.8788" calcext:value-type="float">
            <text:p>900.8788</text:p>
          </table:table-cell>
          <table:table-cell office:value-type="float" office:value="859.3284" calcext:value-type="float">
            <text:p>859.3284</text:p>
          </table:table-cell>
          <table:table-cell office:value-type="float" office:value="848.3109" calcext:value-type="float">
            <text:p>848.3109</text:p>
          </table:table-cell>
          <table:table-cell office:value-type="float" office:value="864.512" calcext:value-type="float">
            <text:p>864.512</text:p>
          </table:table-cell>
          <table:table-cell office:value-type="float" office:value="335.3481" calcext:value-type="float">
            <text:p>335.3481</text:p>
          </table:table-cell>
          <table:table-cell office:value-type="float" office:value="449.7518" calcext:value-type="float">
            <text:p>449.7518</text:p>
          </table:table-cell>
          <table:table-cell office:value-type="float" office:value="389.4817" calcext:value-type="float">
            <text:p>389.4817</text:p>
          </table:table-cell>
          <table:table-cell office:value-type="float" office:value="337.1669" calcext:value-type="float">
            <text:p>337.166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516.925" calcext:value-type="float">
            <text:p>516.925</text:p>
          </table:table-cell>
          <table:table-cell office:value-type="float" office:value="5368.524" calcext:value-type="float">
            <text:p>5368.524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41.7198" calcext:value-type="float">
            <text:p>-441.7198</text:p>
          </table:table-cell>
          <table:table-cell office:value-type="float" office:value="1154.619" calcext:value-type="float">
            <text:p>1154.61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78.48403" calcext:value-type="float">
            <text:p>78.48403</text:p>
          </table:table-cell>
          <table:table-cell office:value-type="float" office:value="304.8958" calcext:value-type="float">
            <text:p>304.8958</text:p>
          </table:table-cell>
          <table:table-cell office:value-type="float" office:value="0.1435634" calcext:value-type="float">
            <text:p>0.143563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40953" calcext:value-type="float">
            <text:p>0.2240953</text:p>
          </table:table-cell>
          <table:table-cell office:value-type="float" office:value="-1.140554" calcext:value-type="float">
            <text:p>-1.140554</text:p>
          </table:table-cell>
          <table:table-cell office:value-type="float" office:value="360" calcext:value-type="float">
            <text:p>360</text:p>
          </table:table-cell>
          <table:table-cell office:value-type="float" office:value="584.2202" calcext:value-type="float">
            <text:p>584.2202</text:p>
          </table:table-cell>
          <table:table-cell office:value-type="float" office:value="0" calcext:value-type="float">
            <text:p>0</text:p>
          </table:table-cell>
          <table:table-cell office:value-type="float" office:value="214.7876" calcext:value-type="float">
            <text:p>214.7876</text:p>
          </table:table-cell>
          <table:table-cell office:value-type="float" office:value="275.2355" calcext:value-type="float">
            <text:p>275.2355</text:p>
          </table:table-cell>
          <table:table-cell office:value-type="float" office:value="900.8289" calcext:value-type="float">
            <text:p>900.8289</text:p>
          </table:table-cell>
          <table:table-cell office:value-type="float" office:value="859.2798" calcext:value-type="float">
            <text:p>859.2798</text:p>
          </table:table-cell>
          <table:table-cell office:value-type="float" office:value="848.2795" calcext:value-type="float">
            <text:p>848.2795</text:p>
          </table:table-cell>
          <table:table-cell office:value-type="float" office:value="864.4857" calcext:value-type="float">
            <text:p>864.4857</text:p>
          </table:table-cell>
          <table:table-cell office:value-type="float" office:value="335.3227" calcext:value-type="float">
            <text:p>335.3227</text:p>
          </table:table-cell>
          <table:table-cell office:value-type="float" office:value="449.7409" calcext:value-type="float">
            <text:p>449.7409</text:p>
          </table:table-cell>
          <table:table-cell office:value-type="float" office:value="389.4746" calcext:value-type="float">
            <text:p>389.4746</text:p>
          </table:table-cell>
          <table:table-cell office:value-type="float" office:value="337.1595" calcext:value-type="float">
            <text:p>337.159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515.332" calcext:value-type="float">
            <text:p>515.332</text:p>
          </table:table-cell>
          <table:table-cell office:value-type="float" office:value="5368.739" calcext:value-type="float">
            <text:p>5368.73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43.0925" calcext:value-type="float">
            <text:p>-443.0925</text:p>
          </table:table-cell>
          <table:table-cell office:value-type="float" office:value="1158.174" calcext:value-type="float">
            <text:p>1158.174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79.4141" calcext:value-type="float">
            <text:p>79.4141</text:p>
          </table:table-cell>
          <table:table-cell office:value-type="float" office:value="303.4954" calcext:value-type="float">
            <text:p>303.4954</text:p>
          </table:table-cell>
          <table:table-cell office:value-type="float" office:value="0.1438609" calcext:value-type="float">
            <text:p>0.1438609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45383" calcext:value-type="float">
            <text:p>0.2245383</text:p>
          </table:table-cell>
          <table:table-cell office:value-type="float" office:value="-1.137812" calcext:value-type="float">
            <text:p>-1.137812</text:p>
          </table:table-cell>
          <table:table-cell office:value-type="float" office:value="360" calcext:value-type="float">
            <text:p>360</text:p>
          </table:table-cell>
          <table:table-cell office:value-type="float" office:value="582.8446" calcext:value-type="float">
            <text:p>582.8446</text:p>
          </table:table-cell>
          <table:table-cell office:value-type="float" office:value="0" calcext:value-type="float">
            <text:p>0</text:p>
          </table:table-cell>
          <table:table-cell office:value-type="float" office:value="215.0231" calcext:value-type="float">
            <text:p>215.0231</text:p>
          </table:table-cell>
          <table:table-cell office:value-type="float" office:value="275.2203" calcext:value-type="float">
            <text:p>275.2203</text:p>
          </table:table-cell>
          <table:table-cell office:value-type="float" office:value="900.7818" calcext:value-type="float">
            <text:p>900.7818</text:p>
          </table:table-cell>
          <table:table-cell office:value-type="float" office:value="859.233" calcext:value-type="float">
            <text:p>859.233</text:p>
          </table:table-cell>
          <table:table-cell office:value-type="float" office:value="848.2498" calcext:value-type="float">
            <text:p>848.2498</text:p>
          </table:table-cell>
          <table:table-cell office:value-type="float" office:value="864.4606" calcext:value-type="float">
            <text:p>864.4606</text:p>
          </table:table-cell>
          <table:table-cell office:value-type="float" office:value="335.2984" calcext:value-type="float">
            <text:p>335.2984</text:p>
          </table:table-cell>
          <table:table-cell office:value-type="float" office:value="449.73" calcext:value-type="float">
            <text:p>449.73</text:p>
          </table:table-cell>
          <table:table-cell office:value-type="float" office:value="389.4676" calcext:value-type="float">
            <text:p>389.4676</text:p>
          </table:table-cell>
          <table:table-cell office:value-type="float" office:value="337.1521" calcext:value-type="float">
            <text:p>337.15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513.6672" calcext:value-type="float">
            <text:p>513.6672</text:p>
          </table:table-cell>
          <table:table-cell office:value-type="float" office:value="5368.965" calcext:value-type="float">
            <text:p>5368.96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44.52" calcext:value-type="float">
            <text:p>-444.52</text:p>
          </table:table-cell>
          <table:table-cell office:value-type="float" office:value="1161.928" calcext:value-type="float">
            <text:p>1161.92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80.39729" calcext:value-type="float">
            <text:p>80.39729</text:p>
          </table:table-cell>
          <table:table-cell office:value-type="float" office:value="302.0193" calcext:value-type="float">
            <text:p>302.0193</text:p>
          </table:table-cell>
          <table:table-cell office:value-type="float" office:value="0.1441577" calcext:value-type="float">
            <text:p>0.144157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49801" calcext:value-type="float">
            <text:p>0.2249801</text:p>
          </table:table-cell>
          <table:table-cell office:value-type="float" office:value="-1.135082" calcext:value-type="float">
            <text:p>-1.135082</text:p>
          </table:table-cell>
          <table:table-cell office:value-type="float" office:value="360" calcext:value-type="float">
            <text:p>360</text:p>
          </table:table-cell>
          <table:table-cell office:value-type="float" office:value="581.4143" calcext:value-type="float">
            <text:p>581.4143</text:p>
          </table:table-cell>
          <table:table-cell office:value-type="float" office:value="0" calcext:value-type="float">
            <text:p>0</text:p>
          </table:table-cell>
          <table:table-cell office:value-type="float" office:value="215.2716" calcext:value-type="float">
            <text:p>215.2716</text:p>
          </table:table-cell>
          <table:table-cell office:value-type="float" office:value="275.2053" calcext:value-type="float">
            <text:p>275.2053</text:p>
          </table:table-cell>
          <table:table-cell office:value-type="float" office:value="900.7339" calcext:value-type="float">
            <text:p>900.7339</text:p>
          </table:table-cell>
          <table:table-cell office:value-type="float" office:value="859.188" calcext:value-type="float">
            <text:p>859.188</text:p>
          </table:table-cell>
          <table:table-cell office:value-type="float" office:value="848.2205" calcext:value-type="float">
            <text:p>848.2205</text:p>
          </table:table-cell>
          <table:table-cell office:value-type="float" office:value="864.436" calcext:value-type="float">
            <text:p>864.436</text:p>
          </table:table-cell>
          <table:table-cell office:value-type="float" office:value="335.2744" calcext:value-type="float">
            <text:p>335.2744</text:p>
          </table:table-cell>
          <table:table-cell office:value-type="float" office:value="449.7192" calcext:value-type="float">
            <text:p>449.7192</text:p>
          </table:table-cell>
          <table:table-cell office:value-type="float" office:value="389.4607" calcext:value-type="float">
            <text:p>389.4607</text:p>
          </table:table-cell>
          <table:table-cell office:value-type="float" office:value="337.1449" calcext:value-type="float">
            <text:p>337.144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511.8317" calcext:value-type="float">
            <text:p>511.8317</text:p>
          </table:table-cell>
          <table:table-cell office:value-type="float" office:value="5369.217" calcext:value-type="float">
            <text:p>5369.21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46.0838" calcext:value-type="float">
            <text:p>-446.0838</text:p>
          </table:table-cell>
          <table:table-cell office:value-type="float" office:value="1165.804" calcext:value-type="float">
            <text:p>1165.804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81.50973" calcext:value-type="float">
            <text:p>81.50973</text:p>
          </table:table-cell>
          <table:table-cell office:value-type="float" office:value="300.3729" calcext:value-type="float">
            <text:p>300.3729</text:p>
          </table:table-cell>
          <table:table-cell office:value-type="float" office:value="0.1444515" calcext:value-type="float">
            <text:p>0.144451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54207" calcext:value-type="float">
            <text:p>0.2254207</text:p>
          </table:table-cell>
          <table:table-cell office:value-type="float" office:value="-1.132341" calcext:value-type="float">
            <text:p>-1.132341</text:p>
          </table:table-cell>
          <table:table-cell office:value-type="float" office:value="360" calcext:value-type="float">
            <text:p>360</text:p>
          </table:table-cell>
          <table:table-cell office:value-type="float" office:value="579.8476" calcext:value-type="float">
            <text:p>579.8476</text:p>
          </table:table-cell>
          <table:table-cell office:value-type="float" office:value="0" calcext:value-type="float">
            <text:p>0</text:p>
          </table:table-cell>
          <table:table-cell office:value-type="float" office:value="215.5457" calcext:value-type="float">
            <text:p>215.5457</text:p>
          </table:table-cell>
          <table:table-cell office:value-type="float" office:value="275.1897" calcext:value-type="float">
            <text:p>275.1897</text:p>
          </table:table-cell>
          <table:table-cell office:value-type="float" office:value="900.6857" calcext:value-type="float">
            <text:p>900.6857</text:p>
          </table:table-cell>
          <table:table-cell office:value-type="float" office:value="859.1421" calcext:value-type="float">
            <text:p>859.1421</text:p>
          </table:table-cell>
          <table:table-cell office:value-type="float" office:value="848.191" calcext:value-type="float">
            <text:p>848.191</text:p>
          </table:table-cell>
          <table:table-cell office:value-type="float" office:value="864.4116" calcext:value-type="float">
            <text:p>864.4116</text:p>
          </table:table-cell>
          <table:table-cell office:value-type="float" office:value="335.2505" calcext:value-type="float">
            <text:p>335.2505</text:p>
          </table:table-cell>
          <table:table-cell office:value-type="float" office:value="449.7085" calcext:value-type="float">
            <text:p>449.7085</text:p>
          </table:table-cell>
          <table:table-cell office:value-type="float" office:value="389.4539" calcext:value-type="float">
            <text:p>389.4539</text:p>
          </table:table-cell>
          <table:table-cell office:value-type="float" office:value="337.1378" calcext:value-type="float">
            <text:p>337.137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509.6313" calcext:value-type="float">
            <text:p>509.6313</text:p>
          </table:table-cell>
          <table:table-cell office:value-type="float" office:value="5369.513" calcext:value-type="float">
            <text:p>5369.513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47.9619" calcext:value-type="float">
            <text:p>-447.9619</text:p>
          </table:table-cell>
          <table:table-cell office:value-type="float" office:value="1170.691" calcext:value-type="float">
            <text:p>1170.69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82.9185" calcext:value-type="float">
            <text:p>82.9185</text:p>
          </table:table-cell>
          <table:table-cell office:value-type="float" office:value="298.3704" calcext:value-type="float">
            <text:p>298.3704</text:p>
          </table:table-cell>
          <table:table-cell office:value-type="float" office:value="0.1447436" calcext:value-type="float">
            <text:p>0.1447436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58619" calcext:value-type="float">
            <text:p>0.2258619</text:p>
          </table:table-cell>
          <table:table-cell office:value-type="float" office:value="-1.129585" calcext:value-type="float">
            <text:p>-1.129585</text:p>
          </table:table-cell>
          <table:table-cell office:value-type="float" office:value="360" calcext:value-type="float">
            <text:p>360</text:p>
          </table:table-cell>
          <table:table-cell office:value-type="float" office:value="577.9665" calcext:value-type="float">
            <text:p>577.9665</text:p>
          </table:table-cell>
          <table:table-cell office:value-type="float" office:value="0" calcext:value-type="float">
            <text:p>0</text:p>
          </table:table-cell>
          <table:table-cell office:value-type="float" office:value="215.8634" calcext:value-type="float">
            <text:p>215.8634</text:p>
          </table:table-cell>
          <table:table-cell office:value-type="float" office:value="275.1728" calcext:value-type="float">
            <text:p>275.1728</text:p>
          </table:table-cell>
          <table:table-cell office:value-type="float" office:value="900.6345" calcext:value-type="float">
            <text:p>900.6345</text:p>
          </table:table-cell>
          <table:table-cell office:value-type="float" office:value="859.0944" calcext:value-type="float">
            <text:p>859.0944</text:p>
          </table:table-cell>
          <table:table-cell office:value-type="float" office:value="848.1605" calcext:value-type="float">
            <text:p>848.1605</text:p>
          </table:table-cell>
          <table:table-cell office:value-type="float" office:value="864.3864" calcext:value-type="float">
            <text:p>864.3864</text:p>
          </table:table-cell>
          <table:table-cell office:value-type="float" office:value="335.2265" calcext:value-type="float">
            <text:p>335.2265</text:p>
          </table:table-cell>
          <table:table-cell office:value-type="float" office:value="449.6977" calcext:value-type="float">
            <text:p>449.6977</text:p>
          </table:table-cell>
          <table:table-cell office:value-type="float" office:value="389.4474" calcext:value-type="float">
            <text:p>389.4474</text:p>
          </table:table-cell>
          <table:table-cell office:value-type="float" office:value="337.1308" calcext:value-type="float">
            <text:p>337.130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507.4445" calcext:value-type="float">
            <text:p>507.4445</text:p>
          </table:table-cell>
          <table:table-cell office:value-type="float" office:value="5369.801" calcext:value-type="float">
            <text:p>5369.801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49.861" calcext:value-type="float">
            <text:p>-449.861</text:p>
          </table:table-cell>
          <table:table-cell office:value-type="float" office:value="1176.808" calcext:value-type="float">
            <text:p>1176.80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84.311" calcext:value-type="float">
            <text:p>84.311</text:p>
          </table:table-cell>
          <table:table-cell office:value-type="float" office:value="296.3867" calcext:value-type="float">
            <text:p>296.3867</text:p>
          </table:table-cell>
          <table:table-cell office:value-type="float" office:value="0.1450445" calcext:value-type="float">
            <text:p>0.145044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63145" calcext:value-type="float">
            <text:p>0.2263145</text:p>
          </table:table-cell>
          <table:table-cell office:value-type="float" office:value="-1.126802" calcext:value-type="float">
            <text:p>-1.126802</text:p>
          </table:table-cell>
          <table:table-cell office:value-type="float" office:value="360" calcext:value-type="float">
            <text:p>360</text:p>
          </table:table-cell>
          <table:table-cell office:value-type="float" office:value="576.0646" calcext:value-type="float">
            <text:p>576.0646</text:p>
          </table:table-cell>
          <table:table-cell office:value-type="float" office:value="0" calcext:value-type="float">
            <text:p>0</text:p>
          </table:table-cell>
          <table:table-cell office:value-type="float" office:value="216.1743" calcext:value-type="float">
            <text:p>216.1743</text:p>
          </table:table-cell>
          <table:table-cell office:value-type="float" office:value="275.1552" calcext:value-type="float">
            <text:p>275.1552</text:p>
          </table:table-cell>
          <table:table-cell office:value-type="float" office:value="900.5814" calcext:value-type="float">
            <text:p>900.5814</text:p>
          </table:table-cell>
          <table:table-cell office:value-type="float" office:value="859.0461" calcext:value-type="float">
            <text:p>859.0461</text:p>
          </table:table-cell>
          <table:table-cell office:value-type="float" office:value="848.1293" calcext:value-type="float">
            <text:p>848.1293</text:p>
          </table:table-cell>
          <table:table-cell office:value-type="float" office:value="864.3607" calcext:value-type="float">
            <text:p>864.3607</text:p>
          </table:table-cell>
          <table:table-cell office:value-type="float" office:value="335.2019" calcext:value-type="float">
            <text:p>335.2019</text:p>
          </table:table-cell>
          <table:table-cell office:value-type="float" office:value="449.6866" calcext:value-type="float">
            <text:p>449.6866</text:p>
          </table:table-cell>
          <table:table-cell office:value-type="float" office:value="389.4411" calcext:value-type="float">
            <text:p>389.4411</text:p>
          </table:table-cell>
          <table:table-cell office:value-type="float" office:value="337.1239" calcext:value-type="float">
            <text:p>337.12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505.7389" calcext:value-type="float">
            <text:p>505.7389</text:p>
          </table:table-cell>
          <table:table-cell office:value-type="float" office:value="5370.035" calcext:value-type="float">
            <text:p>5370.03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51.3359" calcext:value-type="float">
            <text:p>-451.3359</text:p>
          </table:table-cell>
          <table:table-cell office:value-type="float" office:value="1180.589" calcext:value-type="float">
            <text:p>1180.58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85.29535" calcext:value-type="float">
            <text:p>85.29535</text:p>
          </table:table-cell>
          <table:table-cell office:value-type="float" office:value="294.8635" calcext:value-type="float">
            <text:p>294.8635</text:p>
          </table:table-cell>
          <table:table-cell office:value-type="float" office:value="0.1453451" calcext:value-type="float">
            <text:p>0.1453451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67551" calcext:value-type="float">
            <text:p>0.2267551</text:p>
          </table:table-cell>
          <table:table-cell office:value-type="float" office:value="-1.124053" calcext:value-type="float">
            <text:p>-1.124053</text:p>
          </table:table-cell>
          <table:table-cell office:value-type="float" office:value="360" calcext:value-type="float">
            <text:p>360</text:p>
          </table:table-cell>
          <table:table-cell office:value-type="float" office:value="574.5867" calcext:value-type="float">
            <text:p>574.5867</text:p>
          </table:table-cell>
          <table:table-cell office:value-type="float" office:value="0" calcext:value-type="float">
            <text:p>0</text:p>
          </table:table-cell>
          <table:table-cell office:value-type="float" office:value="216.4281" calcext:value-type="float">
            <text:p>216.4281</text:p>
          </table:table-cell>
          <table:table-cell office:value-type="float" office:value="275.1415" calcext:value-type="float">
            <text:p>275.1415</text:p>
          </table:table-cell>
          <table:table-cell office:value-type="float" office:value="900.5365" calcext:value-type="float">
            <text:p>900.5365</text:p>
          </table:table-cell>
          <table:table-cell office:value-type="float" office:value="859.0022" calcext:value-type="float">
            <text:p>859.0022</text:p>
          </table:table-cell>
          <table:table-cell office:value-type="float" office:value="848.1004" calcext:value-type="float">
            <text:p>848.1004</text:p>
          </table:table-cell>
          <table:table-cell office:value-type="float" office:value="864.3363" calcext:value-type="float">
            <text:p>864.3363</text:p>
          </table:table-cell>
          <table:table-cell office:value-type="float" office:value="335.1788" calcext:value-type="float">
            <text:p>335.1788</text:p>
          </table:table-cell>
          <table:table-cell office:value-type="float" office:value="449.6754" calcext:value-type="float">
            <text:p>449.6754</text:p>
          </table:table-cell>
          <table:table-cell office:value-type="float" office:value="389.4348" calcext:value-type="float">
            <text:p>389.4348</text:p>
          </table:table-cell>
          <table:table-cell office:value-type="float" office:value="337.117" calcext:value-type="float">
            <text:p>337.1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503.9418" calcext:value-type="float">
            <text:p>503.9418</text:p>
          </table:table-cell>
          <table:table-cell office:value-type="float" office:value="5370.285" calcext:value-type="float">
            <text:p>5370.285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52.8723" calcext:value-type="float">
            <text:p>-452.8723</text:p>
          </table:table-cell>
          <table:table-cell office:value-type="float" office:value="1183.608" calcext:value-type="float">
            <text:p>1183.60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86.35104" calcext:value-type="float">
            <text:p>86.35104</text:p>
          </table:table-cell>
          <table:table-cell office:value-type="float" office:value="293.2412" calcext:value-type="float">
            <text:p>293.2412</text:p>
          </table:table-cell>
          <table:table-cell office:value-type="float" office:value="0.1456454" calcext:value-type="float">
            <text:p>0.145645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72156" calcext:value-type="float">
            <text:p>0.2272156</text:p>
          </table:table-cell>
          <table:table-cell office:value-type="float" office:value="-1.121226" calcext:value-type="float">
            <text:p>-1.121226</text:p>
          </table:table-cell>
          <table:table-cell office:value-type="float" office:value="360" calcext:value-type="float">
            <text:p>360</text:p>
          </table:table-cell>
          <table:table-cell office:value-type="float" office:value="573.0474" calcext:value-type="float">
            <text:p>573.0474</text:p>
          </table:table-cell>
          <table:table-cell office:value-type="float" office:value="0" calcext:value-type="float">
            <text:p>0</text:p>
          </table:table-cell>
          <table:table-cell office:value-type="float" office:value="216.6944" calcext:value-type="float">
            <text:p>216.6944</text:p>
          </table:table-cell>
          <table:table-cell office:value-type="float" office:value="275.128" calcext:value-type="float">
            <text:p>275.128</text:p>
          </table:table-cell>
          <table:table-cell office:value-type="float" office:value="900.494" calcext:value-type="float">
            <text:p>900.494</text:p>
          </table:table-cell>
          <table:table-cell office:value-type="float" office:value="858.963" calcext:value-type="float">
            <text:p>858.963</text:p>
          </table:table-cell>
          <table:table-cell office:value-type="float" office:value="848.0731" calcext:value-type="float">
            <text:p>848.0731</text:p>
          </table:table-cell>
          <table:table-cell office:value-type="float" office:value="864.3132" calcext:value-type="float">
            <text:p>864.3132</text:p>
          </table:table-cell>
          <table:table-cell office:value-type="float" office:value="335.1575" calcext:value-type="float">
            <text:p>335.1575</text:p>
          </table:table-cell>
          <table:table-cell office:value-type="float" office:value="449.6647" calcext:value-type="float">
            <text:p>449.6647</text:p>
          </table:table-cell>
          <table:table-cell office:value-type="float" office:value="389.4285" calcext:value-type="float">
            <text:p>389.4285</text:p>
          </table:table-cell>
          <table:table-cell office:value-type="float" office:value="337.1101" calcext:value-type="float">
            <text:p>337.11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501.929" calcext:value-type="float">
            <text:p>501.929</text:p>
          </table:table-cell>
          <table:table-cell office:value-type="float" office:value="5370.557" calcext:value-type="float">
            <text:p>5370.55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54.5916" calcext:value-type="float">
            <text:p>-454.5916</text:p>
          </table:table-cell>
          <table:table-cell office:value-type="float" office:value="1188.576" calcext:value-type="float">
            <text:p>1188.57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87.57964" calcext:value-type="float">
            <text:p>87.57964</text:p>
          </table:table-cell>
          <table:table-cell office:value-type="float" office:value="291.4024" calcext:value-type="float">
            <text:p>291.4024</text:p>
          </table:table-cell>
          <table:table-cell office:value-type="float" office:value="0.1459501" calcext:value-type="float">
            <text:p>0.1459501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76862" calcext:value-type="float">
            <text:p>0.2276862</text:p>
          </table:table-cell>
          <table:table-cell office:value-type="float" office:value="-1.118323" calcext:value-type="float">
            <text:p>-1.118323</text:p>
          </table:table-cell>
          <table:table-cell office:value-type="float" office:value="360" calcext:value-type="float">
            <text:p>360</text:p>
          </table:table-cell>
          <table:table-cell office:value-type="float" office:value="571.3251" calcext:value-type="float">
            <text:p>571.3251</text:p>
          </table:table-cell>
          <table:table-cell office:value-type="float" office:value="0" calcext:value-type="float">
            <text:p>0</text:p>
          </table:table-cell>
          <table:table-cell office:value-type="float" office:value="216.9912" calcext:value-type="float">
            <text:p>216.9912</text:p>
          </table:table-cell>
          <table:table-cell office:value-type="float" office:value="275.1138" calcext:value-type="float">
            <text:p>275.1138</text:p>
          </table:table-cell>
          <table:table-cell office:value-type="float" office:value="900.4479" calcext:value-type="float">
            <text:p>900.4479</text:p>
          </table:table-cell>
          <table:table-cell office:value-type="float" office:value="858.92" calcext:value-type="float">
            <text:p>858.92</text:p>
          </table:table-cell>
          <table:table-cell office:value-type="float" office:value="848.0452" calcext:value-type="float">
            <text:p>848.0452</text:p>
          </table:table-cell>
          <table:table-cell office:value-type="float" office:value="864.2899" calcext:value-type="float">
            <text:p>864.2899</text:p>
          </table:table-cell>
          <table:table-cell office:value-type="float" office:value="335.1364" calcext:value-type="float">
            <text:p>335.1364</text:p>
          </table:table-cell>
          <table:table-cell office:value-type="float" office:value="449.6541" calcext:value-type="float">
            <text:p>449.6541</text:p>
          </table:table-cell>
          <table:table-cell office:value-type="float" office:value="389.4224" calcext:value-type="float">
            <text:p>389.4224</text:p>
          </table:table-cell>
          <table:table-cell office:value-type="float" office:value="337.1034" calcext:value-type="float">
            <text:p>337.10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499.8598" calcext:value-type="float">
            <text:p>499.8598</text:p>
          </table:table-cell>
          <table:table-cell office:value-type="float" office:value="5370.834" calcext:value-type="float">
            <text:p>5370.834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56.3682" calcext:value-type="float">
            <text:p>-456.3682</text:p>
          </table:table-cell>
          <table:table-cell office:value-type="float" office:value="1193.125" calcext:value-type="float">
            <text:p>1193.125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88.84715" calcext:value-type="float">
            <text:p>88.84715</text:p>
          </table:table-cell>
          <table:table-cell office:value-type="float" office:value="289.5034" calcext:value-type="float">
            <text:p>289.5034</text:p>
          </table:table-cell>
          <table:table-cell office:value-type="float" office:value="0.1462496" calcext:value-type="float">
            <text:p>0.1462496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81334" calcext:value-type="float">
            <text:p>0.2281334</text:p>
          </table:table-cell>
          <table:table-cell office:value-type="float" office:value="-1.115513" calcext:value-type="float">
            <text:p>-1.115513</text:p>
          </table:table-cell>
          <table:table-cell office:value-type="float" office:value="360" calcext:value-type="float">
            <text:p>360</text:p>
          </table:table-cell>
          <table:table-cell office:value-type="float" office:value="569.5454" calcext:value-type="float">
            <text:p>569.5454</text:p>
          </table:table-cell>
          <table:table-cell office:value-type="float" office:value="0" calcext:value-type="float">
            <text:p>0</text:p>
          </table:table-cell>
          <table:table-cell office:value-type="float" office:value="217.2984" calcext:value-type="float">
            <text:p>217.2984</text:p>
          </table:table-cell>
          <table:table-cell office:value-type="float" office:value="275.0993" calcext:value-type="float">
            <text:p>275.0993</text:p>
          </table:table-cell>
          <table:table-cell office:value-type="float" office:value="900.402" calcext:value-type="float">
            <text:p>900.402</text:p>
          </table:table-cell>
          <table:table-cell office:value-type="float" office:value="858.8762" calcext:value-type="float">
            <text:p>858.8762</text:p>
          </table:table-cell>
          <table:table-cell office:value-type="float" office:value="848.0172" calcext:value-type="float">
            <text:p>848.0172</text:p>
          </table:table-cell>
          <table:table-cell office:value-type="float" office:value="864.2665" calcext:value-type="float">
            <text:p>864.2665</text:p>
          </table:table-cell>
          <table:table-cell office:value-type="float" office:value="335.1153" calcext:value-type="float">
            <text:p>335.1153</text:p>
          </table:table-cell>
          <table:table-cell office:value-type="float" office:value="449.6435" calcext:value-type="float">
            <text:p>449.6435</text:p>
          </table:table-cell>
          <table:table-cell office:value-type="float" office:value="389.4163" calcext:value-type="float">
            <text:p>389.4163</text:p>
          </table:table-cell>
          <table:table-cell office:value-type="float" office:value="337.0967" calcext:value-type="float">
            <text:p>337.096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497.6173" calcext:value-type="float">
            <text:p>497.6173</text:p>
          </table:table-cell>
          <table:table-cell office:value-type="float" office:value="5371.133" calcext:value-type="float">
            <text:p>5371.133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58.2869" calcext:value-type="float">
            <text:p>-458.2869</text:p>
          </table:table-cell>
          <table:table-cell office:value-type="float" office:value="1198.087" calcext:value-type="float">
            <text:p>1198.08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0.2463" calcext:value-type="float">
            <text:p>90.2463</text:p>
          </table:table-cell>
          <table:table-cell office:value-type="float" office:value="287.4322" calcext:value-type="float">
            <text:p>287.4322</text:p>
          </table:table-cell>
          <table:table-cell office:value-type="float" office:value="0.1465398" calcext:value-type="float">
            <text:p>0.1465398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85711" calcext:value-type="float">
            <text:p>0.2285711</text:p>
          </table:table-cell>
          <table:table-cell office:value-type="float" office:value="-1.112723" calcext:value-type="float">
            <text:p>-1.112723</text:p>
          </table:table-cell>
          <table:table-cell office:value-type="float" office:value="360" calcext:value-type="float">
            <text:p>360</text:p>
          </table:table-cell>
          <table:table-cell office:value-type="float" office:value="567.6238" calcext:value-type="float">
            <text:p>567.6238</text:p>
          </table:table-cell>
          <table:table-cell office:value-type="float" office:value="0" calcext:value-type="float">
            <text:p>0</text:p>
          </table:table-cell>
          <table:table-cell office:value-type="float" office:value="217.6273" calcext:value-type="float">
            <text:p>217.6273</text:p>
          </table:table-cell>
          <table:table-cell office:value-type="float" office:value="275.0845" calcext:value-type="float">
            <text:p>275.0845</text:p>
          </table:table-cell>
          <table:table-cell office:value-type="float" office:value="900.3552" calcext:value-type="float">
            <text:p>900.3552</text:p>
          </table:table-cell>
          <table:table-cell office:value-type="float" office:value="858.8326" calcext:value-type="float">
            <text:p>858.8326</text:p>
          </table:table-cell>
          <table:table-cell office:value-type="float" office:value="847.9889" calcext:value-type="float">
            <text:p>847.9889</text:p>
          </table:table-cell>
          <table:table-cell office:value-type="float" office:value="864.2432" calcext:value-type="float">
            <text:p>864.2432</text:p>
          </table:table-cell>
          <table:table-cell office:value-type="float" office:value="335.0941" calcext:value-type="float">
            <text:p>335.0941</text:p>
          </table:table-cell>
          <table:table-cell office:value-type="float" office:value="449.6328" calcext:value-type="float">
            <text:p>449.6328</text:p>
          </table:table-cell>
          <table:table-cell office:value-type="float" office:value="389.4103" calcext:value-type="float">
            <text:p>389.4103</text:p>
          </table:table-cell>
          <table:table-cell office:value-type="float" office:value="337.0901" calcext:value-type="float">
            <text:p>337.09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495.0132" calcext:value-type="float">
            <text:p>495.0132</text:p>
          </table:table-cell>
          <table:table-cell office:value-type="float" office:value="5371.478" calcext:value-type="float">
            <text:p>5371.478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60.5326" calcext:value-type="float">
            <text:p>-460.5326</text:p>
          </table:table-cell>
          <table:table-cell office:value-type="float" office:value="1204.921" calcext:value-type="float">
            <text:p>1204.92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1.92619" calcext:value-type="float">
            <text:p>91.92619</text:p>
          </table:table-cell>
          <table:table-cell office:value-type="float" office:value="285.0061" calcext:value-type="float">
            <text:p>285.0061</text:p>
          </table:table-cell>
          <table:table-cell office:value-type="float" office:value="0.146837" calcext:value-type="float">
            <text:p>0.14683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90087" calcext:value-type="float">
            <text:p>0.2290087</text:p>
          </table:table-cell>
          <table:table-cell office:value-type="float" office:value="-1.109947" calcext:value-type="float">
            <text:p>-1.109947</text:p>
          </table:table-cell>
          <table:table-cell office:value-type="float" office:value="360" calcext:value-type="float">
            <text:p>360</text:p>
          </table:table-cell>
          <table:table-cell office:value-type="float" office:value="565.3752" calcext:value-type="float">
            <text:p>565.3752</text:p>
          </table:table-cell>
          <table:table-cell office:value-type="float" office:value="0" calcext:value-type="float">
            <text:p>0</text:p>
          </table:table-cell>
          <table:table-cell office:value-type="float" office:value="218.0025" calcext:value-type="float">
            <text:p>218.0025</text:p>
          </table:table-cell>
          <table:table-cell office:value-type="float" office:value="275.0688" calcext:value-type="float">
            <text:p>275.0688</text:p>
          </table:table-cell>
          <table:table-cell office:value-type="float" office:value="900.3062" calcext:value-type="float">
            <text:p>900.3062</text:p>
          </table:table-cell>
          <table:table-cell office:value-type="float" office:value="858.7871" calcext:value-type="float">
            <text:p>858.7871</text:p>
          </table:table-cell>
          <table:table-cell office:value-type="float" office:value="847.9597" calcext:value-type="float">
            <text:p>847.9597</text:p>
          </table:table-cell>
          <table:table-cell office:value-type="float" office:value="864.2192" calcext:value-type="float">
            <text:p>864.2192</text:p>
          </table:table-cell>
          <table:table-cell office:value-type="float" office:value="335.0724" calcext:value-type="float">
            <text:p>335.0724</text:p>
          </table:table-cell>
          <table:table-cell office:value-type="float" office:value="449.6221" calcext:value-type="float">
            <text:p>449.6221</text:p>
          </table:table-cell>
          <table:table-cell office:value-type="float" office:value="389.4043" calcext:value-type="float">
            <text:p>389.4043</text:p>
          </table:table-cell>
          <table:table-cell office:value-type="float" office:value="337.0835" calcext:value-type="float">
            <text:p>337.08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492.5107" calcext:value-type="float">
            <text:p>492.5107</text:p>
          </table:table-cell>
          <table:table-cell office:value-type="float" office:value="5371.819" calcext:value-type="float">
            <text:p>5371.81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62.6944" calcext:value-type="float">
            <text:p>-462.6944</text:p>
          </table:table-cell>
          <table:table-cell office:value-type="float" office:value="1210.972" calcext:value-type="float">
            <text:p>1210.972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3.47691" calcext:value-type="float">
            <text:p>93.47691</text:p>
          </table:table-cell>
          <table:table-cell office:value-type="float" office:value="282.6934" calcext:value-type="float">
            <text:p>282.6934</text:p>
          </table:table-cell>
          <table:table-cell office:value-type="float" office:value="0.1471376" calcext:value-type="float">
            <text:p>0.1471376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94996" calcext:value-type="float">
            <text:p>0.2294996</text:p>
          </table:table-cell>
          <table:table-cell office:value-type="float" office:value="-1.107061" calcext:value-type="float">
            <text:p>-1.107061</text:p>
          </table:table-cell>
          <table:table-cell office:value-type="float" office:value="360" calcext:value-type="float">
            <text:p>360</text:p>
          </table:table-cell>
          <table:table-cell office:value-type="float" office:value="563.2103" calcext:value-type="float">
            <text:p>563.2103</text:p>
          </table:table-cell>
          <table:table-cell office:value-type="float" office:value="0" calcext:value-type="float">
            <text:p>0</text:p>
          </table:table-cell>
          <table:table-cell office:value-type="float" office:value="218.366" calcext:value-type="float">
            <text:p>218.366</text:p>
          </table:table-cell>
          <table:table-cell office:value-type="float" office:value="275.0528" calcext:value-type="float">
            <text:p>275.0528</text:p>
          </table:table-cell>
          <table:table-cell office:value-type="float" office:value="900.2567" calcext:value-type="float">
            <text:p>900.2567</text:p>
          </table:table-cell>
          <table:table-cell office:value-type="float" office:value="858.7406" calcext:value-type="float">
            <text:p>858.7406</text:p>
          </table:table-cell>
          <table:table-cell office:value-type="float" office:value="847.9299" calcext:value-type="float">
            <text:p>847.9299</text:p>
          </table:table-cell>
          <table:table-cell office:value-type="float" office:value="864.1946" calcext:value-type="float">
            <text:p>864.1946</text:p>
          </table:table-cell>
          <table:table-cell office:value-type="float" office:value="335.0501" calcext:value-type="float">
            <text:p>335.0501</text:p>
          </table:table-cell>
          <table:table-cell office:value-type="float" office:value="449.6111" calcext:value-type="float">
            <text:p>449.6111</text:p>
          </table:table-cell>
          <table:table-cell office:value-type="float" office:value="389.3983" calcext:value-type="float">
            <text:p>389.3983</text:p>
          </table:table-cell>
          <table:table-cell office:value-type="float" office:value="337.077" calcext:value-type="float">
            <text:p>337.07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490.3695" calcext:value-type="float">
            <text:p>490.3695</text:p>
          </table:table-cell>
          <table:table-cell office:value-type="float" office:value="5372.123" calcext:value-type="float">
            <text:p>5372.123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64.5305" calcext:value-type="float">
            <text:p>-464.5305</text:p>
          </table:table-cell>
          <table:table-cell office:value-type="float" office:value="1215.6" calcext:value-type="float">
            <text:p>1215.6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4.69859" calcext:value-type="float">
            <text:p>94.69859</text:p>
          </table:table-cell>
          <table:table-cell office:value-type="float" office:value="280.7349" calcext:value-type="float">
            <text:p>280.7349</text:p>
          </table:table-cell>
          <table:table-cell office:value-type="float" office:value="0.147437" calcext:value-type="float">
            <text:p>0.14743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299655" calcext:value-type="float">
            <text:p>0.2299655</text:p>
          </table:table-cell>
          <table:table-cell office:value-type="float" office:value="-1.10423" calcext:value-type="float">
            <text:p>-1.10423</text:p>
          </table:table-cell>
          <table:table-cell office:value-type="float" office:value="360" calcext:value-type="float">
            <text:p>360</text:p>
          </table:table-cell>
          <table:table-cell office:value-type="float" office:value="561.3712" calcext:value-type="float">
            <text:p>561.3712</text:p>
          </table:table-cell>
          <table:table-cell office:value-type="float" office:value="0" calcext:value-type="float">
            <text:p>0</text:p>
          </table:table-cell>
          <table:table-cell office:value-type="float" office:value="218.693" calcext:value-type="float">
            <text:p>218.693</text:p>
          </table:table-cell>
          <table:table-cell office:value-type="float" office:value="275.0382" calcext:value-type="float">
            <text:p>275.0382</text:p>
          </table:table-cell>
          <table:table-cell office:value-type="float" office:value="900.2097" calcext:value-type="float">
            <text:p>900.2097</text:p>
          </table:table-cell>
          <table:table-cell office:value-type="float" office:value="858.6959" calcext:value-type="float">
            <text:p>858.6959</text:p>
          </table:table-cell>
          <table:table-cell office:value-type="float" office:value="847.9007" calcext:value-type="float">
            <text:p>847.9007</text:p>
          </table:table-cell>
          <table:table-cell office:value-type="float" office:value="864.1705" calcext:value-type="float">
            <text:p>864.1705</text:p>
          </table:table-cell>
          <table:table-cell office:value-type="float" office:value="335.028" calcext:value-type="float">
            <text:p>335.028</text:p>
          </table:table-cell>
          <table:table-cell office:value-type="float" office:value="449.6" calcext:value-type="float">
            <text:p>449.6</text:p>
          </table:table-cell>
          <table:table-cell office:value-type="float" office:value="389.3923" calcext:value-type="float">
            <text:p>389.3923</text:p>
          </table:table-cell>
          <table:table-cell office:value-type="float" office:value="337.0705" calcext:value-type="float">
            <text:p>337.070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488.5063" calcext:value-type="float">
            <text:p>488.5063</text:p>
          </table:table-cell>
          <table:table-cell office:value-type="float" office:value="5372.406" calcext:value-type="float">
            <text:p>5372.40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66.1016" calcext:value-type="float">
            <text:p>-466.1016</text:p>
          </table:table-cell>
          <table:table-cell office:value-type="float" office:value="1219.7" calcext:value-type="float">
            <text:p>1219.7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5.67001" calcext:value-type="float">
            <text:p>95.67001</text:p>
          </table:table-cell>
          <table:table-cell office:value-type="float" office:value="279.0377" calcext:value-type="float">
            <text:p>279.0377</text:p>
          </table:table-cell>
          <table:table-cell office:value-type="float" office:value="0.1477339" calcext:value-type="float">
            <text:p>0.1477339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304074" calcext:value-type="float">
            <text:p>0.2304074</text:p>
          </table:table-cell>
          <table:table-cell office:value-type="float" office:value="-1.10146" calcext:value-type="float">
            <text:p>-1.10146</text:p>
          </table:table-cell>
          <table:table-cell office:value-type="float" office:value="360" calcext:value-type="float">
            <text:p>360</text:p>
          </table:table-cell>
          <table:table-cell office:value-type="float" office:value="559.7972" calcext:value-type="float">
            <text:p>559.7972</text:p>
          </table:table-cell>
          <table:table-cell office:value-type="float" office:value="0" calcext:value-type="float">
            <text:p>0</text:p>
          </table:table-cell>
          <table:table-cell office:value-type="float" office:value="218.9958" calcext:value-type="float">
            <text:p>218.9958</text:p>
          </table:table-cell>
          <table:table-cell office:value-type="float" office:value="275.0251" calcext:value-type="float">
            <text:p>275.0251</text:p>
          </table:table-cell>
          <table:table-cell office:value-type="float" office:value="900.1667" calcext:value-type="float">
            <text:p>900.1667</text:p>
          </table:table-cell>
          <table:table-cell office:value-type="float" office:value="858.6595" calcext:value-type="float">
            <text:p>858.6595</text:p>
          </table:table-cell>
          <table:table-cell office:value-type="float" office:value="847.8744" calcext:value-type="float">
            <text:p>847.8744</text:p>
          </table:table-cell>
          <table:table-cell office:value-type="float" office:value="864.1478" calcext:value-type="float">
            <text:p>864.1478</text:p>
          </table:table-cell>
          <table:table-cell office:value-type="float" office:value="335.0073" calcext:value-type="float">
            <text:p>335.0073</text:p>
          </table:table-cell>
          <table:table-cell office:value-type="float" office:value="449.5892" calcext:value-type="float">
            <text:p>449.5892</text:p>
          </table:table-cell>
          <table:table-cell office:value-type="float" office:value="389.3864" calcext:value-type="float">
            <text:p>389.3864</text:p>
          </table:table-cell>
          <table:table-cell office:value-type="float" office:value="337.064" calcext:value-type="float">
            <text:p>337.0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486.6815" calcext:value-type="float">
            <text:p>486.6815</text:p>
          </table:table-cell>
          <table:table-cell office:value-type="float" office:value="5372.694" calcext:value-type="float">
            <text:p>5372.694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67.633" calcext:value-type="float">
            <text:p>-467.633</text:p>
          </table:table-cell>
          <table:table-cell office:value-type="float" office:value="1223.754" calcext:value-type="float">
            <text:p>1223.754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6.57219" calcext:value-type="float">
            <text:p>96.57219</text:p>
          </table:table-cell>
          <table:table-cell office:value-type="float" office:value="277.3734" calcext:value-type="float">
            <text:p>277.3734</text:p>
          </table:table-cell>
          <table:table-cell office:value-type="float" office:value="0.1480447" calcext:value-type="float">
            <text:p>0.1480447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308934" calcext:value-type="float">
            <text:p>0.2308934</text:p>
          </table:table-cell>
          <table:table-cell office:value-type="float" office:value="-1.098484" calcext:value-type="float">
            <text:p>-1.098484</text:p>
          </table:table-cell>
          <table:table-cell office:value-type="float" office:value="360" calcext:value-type="float">
            <text:p>360</text:p>
          </table:table-cell>
          <table:table-cell office:value-type="float" office:value="558.2626" calcext:value-type="float">
            <text:p>558.2626</text:p>
          </table:table-cell>
          <table:table-cell office:value-type="float" office:value="0" calcext:value-type="float">
            <text:p>0</text:p>
          </table:table-cell>
          <table:table-cell office:value-type="float" office:value="219.3032" calcext:value-type="float">
            <text:p>219.3032</text:p>
          </table:table-cell>
          <table:table-cell office:value-type="float" office:value="275.0121" calcext:value-type="float">
            <text:p>275.0121</text:p>
          </table:table-cell>
          <table:table-cell office:value-type="float" office:value="900.1238" calcext:value-type="float">
            <text:p>900.1238</text:p>
          </table:table-cell>
          <table:table-cell office:value-type="float" office:value="858.6253" calcext:value-type="float">
            <text:p>858.6253</text:p>
          </table:table-cell>
          <table:table-cell office:value-type="float" office:value="847.8492" calcext:value-type="float">
            <text:p>847.8492</text:p>
          </table:table-cell>
          <table:table-cell office:value-type="float" office:value="864.1261" calcext:value-type="float">
            <text:p>864.1261</text:p>
          </table:table-cell>
          <table:table-cell office:value-type="float" office:value="334.9873" calcext:value-type="float">
            <text:p>334.9873</text:p>
          </table:table-cell>
          <table:table-cell office:value-type="float" office:value="449.5787" calcext:value-type="float">
            <text:p>449.5787</text:p>
          </table:table-cell>
          <table:table-cell office:value-type="float" office:value="389.3805" calcext:value-type="float">
            <text:p>389.3805</text:p>
          </table:table-cell>
          <table:table-cell office:value-type="float" office:value="337.0576" calcext:value-type="float">
            <text:p>337.057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484.9645" calcext:value-type="float">
            <text:p>484.9645</text:p>
          </table:table-cell>
          <table:table-cell office:value-type="float" office:value="5372.984" calcext:value-type="float">
            <text:p>5372.984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69.0483" calcext:value-type="float">
            <text:p>-469.0483</text:p>
          </table:table-cell>
          <table:table-cell office:value-type="float" office:value="1227.475" calcext:value-type="float">
            <text:p>1227.475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7.32154" calcext:value-type="float">
            <text:p>97.32154</text:p>
          </table:table-cell>
          <table:table-cell office:value-type="float" office:value="275.8148" calcext:value-type="float">
            <text:p>275.8148</text:p>
          </table:table-cell>
          <table:table-cell office:value-type="float" office:value="0.1483734" calcext:value-type="float">
            <text:p>0.148373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314237" calcext:value-type="float">
            <text:p>0.2314237</text:p>
          </table:table-cell>
          <table:table-cell office:value-type="float" office:value="-1.095329" calcext:value-type="float">
            <text:p>-1.095329</text:p>
          </table:table-cell>
          <table:table-cell office:value-type="float" office:value="360" calcext:value-type="float">
            <text:p>360</text:p>
          </table:table-cell>
          <table:table-cell office:value-type="float" office:value="556.8439" calcext:value-type="float">
            <text:p>556.8439</text:p>
          </table:table-cell>
          <table:table-cell office:value-type="float" office:value="0" calcext:value-type="float">
            <text:p>0</text:p>
          </table:table-cell>
          <table:table-cell office:value-type="float" office:value="219.6104" calcext:value-type="float">
            <text:p>219.6104</text:p>
          </table:table-cell>
          <table:table-cell office:value-type="float" office:value="274.9992" calcext:value-type="float">
            <text:p>274.9992</text:p>
          </table:table-cell>
          <table:table-cell office:value-type="float" office:value="900.0814" calcext:value-type="float">
            <text:p>900.0814</text:p>
          </table:table-cell>
          <table:table-cell office:value-type="float" office:value="858.5927" calcext:value-type="float">
            <text:p>858.5927</text:p>
          </table:table-cell>
          <table:table-cell office:value-type="float" office:value="847.8241" calcext:value-type="float">
            <text:p>847.8241</text:p>
          </table:table-cell>
          <table:table-cell office:value-type="float" office:value="864.1046" calcext:value-type="float">
            <text:p>864.1046</text:p>
          </table:table-cell>
          <table:table-cell office:value-type="float" office:value="334.9677" calcext:value-type="float">
            <text:p>334.9677</text:p>
          </table:table-cell>
          <table:table-cell office:value-type="float" office:value="449.5686" calcext:value-type="float">
            <text:p>449.5686</text:p>
          </table:table-cell>
          <table:table-cell office:value-type="float" office:value="389.3747" calcext:value-type="float">
            <text:p>389.3747</text:p>
          </table:table-cell>
          <table:table-cell office:value-type="float" office:value="337.0513" calcext:value-type="float">
            <text:p>337.05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483.2201" calcext:value-type="float">
            <text:p>483.2201</text:p>
          </table:table-cell>
          <table:table-cell office:value-type="float" office:value="5373.283" calcext:value-type="float">
            <text:p>5373.283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70.4789" calcext:value-type="float">
            <text:p>-470.4789</text:p>
          </table:table-cell>
          <table:table-cell office:value-type="float" office:value="1231.254" calcext:value-type="float">
            <text:p>1231.254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8.04906" calcext:value-type="float">
            <text:p>98.04906</text:p>
          </table:table-cell>
          <table:table-cell office:value-type="float" office:value="274.232" calcext:value-type="float">
            <text:p>274.232</text:p>
          </table:table-cell>
          <table:table-cell office:value-type="float" office:value="0.1487126" calcext:value-type="float">
            <text:p>0.1487126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31963" calcext:value-type="float">
            <text:p>0.231963</text:p>
          </table:table-cell>
          <table:table-cell office:value-type="float" office:value="-1.092119" calcext:value-type="float">
            <text:p>-1.092119</text:p>
          </table:table-cell>
          <table:table-cell office:value-type="float" office:value="360" calcext:value-type="float">
            <text:p>360</text:p>
          </table:table-cell>
          <table:table-cell office:value-type="float" office:value="555.41" calcext:value-type="float">
            <text:p>555.41</text:p>
          </table:table-cell>
          <table:table-cell office:value-type="float" office:value="0" calcext:value-type="float">
            <text:p>0</text:p>
          </table:table-cell>
          <table:table-cell office:value-type="float" office:value="219.9291" calcext:value-type="float">
            <text:p>219.9291</text:p>
          </table:table-cell>
          <table:table-cell office:value-type="float" office:value="274.9863" calcext:value-type="float">
            <text:p>274.9863</text:p>
          </table:table-cell>
          <table:table-cell office:value-type="float" office:value="900.0369" calcext:value-type="float">
            <text:p>900.0369</text:p>
          </table:table-cell>
          <table:table-cell office:value-type="float" office:value="858.5573" calcext:value-type="float">
            <text:p>858.5573</text:p>
          </table:table-cell>
          <table:table-cell office:value-type="float" office:value="847.7986" calcext:value-type="float">
            <text:p>847.7986</text:p>
          </table:table-cell>
          <table:table-cell office:value-type="float" office:value="864.0828" calcext:value-type="float">
            <text:p>864.0828</text:p>
          </table:table-cell>
          <table:table-cell office:value-type="float" office:value="334.948" calcext:value-type="float">
            <text:p>334.948</text:p>
          </table:table-cell>
          <table:table-cell office:value-type="float" office:value="449.5588" calcext:value-type="float">
            <text:p>449.5588</text:p>
          </table:table-cell>
          <table:table-cell office:value-type="float" office:value="389.369" calcext:value-type="float">
            <text:p>389.369</text:p>
          </table:table-cell>
          <table:table-cell office:value-type="float" office:value="337.0451" calcext:value-type="float">
            <text:p>337.045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481.3546" calcext:value-type="float">
            <text:p>481.3546</text:p>
          </table:table-cell>
          <table:table-cell office:value-type="float" office:value="5373.597" calcext:value-type="float">
            <text:p>5373.597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72.0129" calcext:value-type="float">
            <text:p>-472.0129</text:p>
          </table:table-cell>
          <table:table-cell office:value-type="float" office:value="1236.089" calcext:value-type="float">
            <text:p>1236.089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8.86548" calcext:value-type="float">
            <text:p>98.86548</text:p>
          </table:table-cell>
          <table:table-cell office:value-type="float" office:value="272.5315" calcext:value-type="float">
            <text:p>272.5315</text:p>
          </table:table-cell>
          <table:table-cell office:value-type="float" office:value="0.1490574" calcext:value-type="float">
            <text:p>0.1490574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324771" calcext:value-type="float">
            <text:p>0.2324771</text:p>
          </table:table-cell>
          <table:table-cell office:value-type="float" office:value="-1.088996" calcext:value-type="float">
            <text:p>-1.088996</text:p>
          </table:table-cell>
          <table:table-cell office:value-type="float" office:value="360" calcext:value-type="float">
            <text:p>360</text:p>
          </table:table-cell>
          <table:table-cell office:value-type="float" office:value="553.8727" calcext:value-type="float">
            <text:p>553.8727</text:p>
          </table:table-cell>
          <table:table-cell office:value-type="float" office:value="0" calcext:value-type="float">
            <text:p>0</text:p>
          </table:table-cell>
          <table:table-cell office:value-type="float" office:value="220.2665" calcext:value-type="float">
            <text:p>220.2665</text:p>
          </table:table-cell>
          <table:table-cell office:value-type="float" office:value="274.9731" calcext:value-type="float">
            <text:p>274.9731</text:p>
          </table:table-cell>
          <table:table-cell office:value-type="float" office:value="899.9896" calcext:value-type="float">
            <text:p>899.9896</text:p>
          </table:table-cell>
          <table:table-cell office:value-type="float" office:value="858.5208" calcext:value-type="float">
            <text:p>858.5208</text:p>
          </table:table-cell>
          <table:table-cell office:value-type="float" office:value="847.7726" calcext:value-type="float">
            <text:p>847.7726</text:p>
          </table:table-cell>
          <table:table-cell office:value-type="float" office:value="864.0607" calcext:value-type="float">
            <text:p>864.0607</text:p>
          </table:table-cell>
          <table:table-cell office:value-type="float" office:value="334.928" calcext:value-type="float">
            <text:p>334.928</text:p>
          </table:table-cell>
          <table:table-cell office:value-type="float" office:value="449.5489" calcext:value-type="float">
            <text:p>449.5489</text:p>
          </table:table-cell>
          <table:table-cell office:value-type="float" office:value="389.3634" calcext:value-type="float">
            <text:p>389.3634</text:p>
          </table:table-cell>
          <table:table-cell office:value-type="float" office:value="337.0389" calcext:value-type="float">
            <text:p>337.038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479.6831" calcext:value-type="float">
            <text:p>479.6831</text:p>
          </table:table-cell>
          <table:table-cell office:value-type="float" office:value="5373.889" calcext:value-type="float">
            <text:p>5373.88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73.4048" calcext:value-type="float">
            <text:p>-473.4048</text:p>
          </table:table-cell>
          <table:table-cell office:value-type="float" office:value="1240.418" calcext:value-type="float">
            <text:p>1240.418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9.53152" calcext:value-type="float">
            <text:p>99.53152</text:p>
          </table:table-cell>
          <table:table-cell office:value-type="float" office:value="271.0208" calcext:value-type="float">
            <text:p>271.0208</text:p>
          </table:table-cell>
          <table:table-cell office:value-type="float" office:value="0.149415" calcext:value-type="float">
            <text:p>0.14941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329648" calcext:value-type="float">
            <text:p>0.2329648</text:p>
          </table:table-cell>
          <table:table-cell office:value-type="float" office:value="-1.085985" calcext:value-type="float">
            <text:p>-1.085985</text:p>
          </table:table-cell>
          <table:table-cell office:value-type="float" office:value="360" calcext:value-type="float">
            <text:p>360</text:p>
          </table:table-cell>
          <table:table-cell office:value-type="float" office:value="552.4777" calcext:value-type="float">
            <text:p>552.4777</text:p>
          </table:table-cell>
          <table:table-cell office:value-type="float" office:value="0" calcext:value-type="float">
            <text:p>0</text:p>
          </table:table-cell>
          <table:table-cell office:value-type="float" office:value="220.5782" calcext:value-type="float">
            <text:p>220.5782</text:p>
          </table:table-cell>
          <table:table-cell office:value-type="float" office:value="274.9603" calcext:value-type="float">
            <text:p>274.9603</text:p>
          </table:table-cell>
          <table:table-cell office:value-type="float" office:value="899.9449" calcext:value-type="float">
            <text:p>899.9449</text:p>
          </table:table-cell>
          <table:table-cell office:value-type="float" office:value="858.4861" calcext:value-type="float">
            <text:p>858.4861</text:p>
          </table:table-cell>
          <table:table-cell office:value-type="float" office:value="847.7469" calcext:value-type="float">
            <text:p>847.7469</text:p>
          </table:table-cell>
          <table:table-cell office:value-type="float" office:value="864.0387" calcext:value-type="float">
            <text:p>864.0387</text:p>
          </table:table-cell>
          <table:table-cell office:value-type="float" office:value="334.9081" calcext:value-type="float">
            <text:p>334.9081</text:p>
          </table:table-cell>
          <table:table-cell office:value-type="float" office:value="449.5388" calcext:value-type="float">
            <text:p>449.5388</text:p>
          </table:table-cell>
          <table:table-cell office:value-type="float" office:value="389.3579" calcext:value-type="float">
            <text:p>389.3579</text:p>
          </table:table-cell>
          <table:table-cell office:value-type="float" office:value="337.0328" calcext:value-type="float">
            <text:p>337.032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478.3942" calcext:value-type="float">
            <text:p>478.3942</text:p>
          </table:table-cell>
          <table:table-cell office:value-type="float" office:value="5374.149" calcext:value-type="float">
            <text:p>5374.14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74.4366" calcext:value-type="float">
            <text:p>-474.4366</text:p>
          </table:table-cell>
          <table:table-cell office:value-type="float" office:value="1242.521" calcext:value-type="float">
            <text:p>1242.521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9.81976" calcext:value-type="float">
            <text:p>99.81976</text:p>
          </table:table-cell>
          <table:table-cell office:value-type="float" office:value="269.8835" calcext:value-type="float">
            <text:p>269.8835</text:p>
          </table:table-cell>
          <table:table-cell office:value-type="float" office:value="0.149785" calcext:value-type="float">
            <text:p>0.14978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334732" calcext:value-type="float">
            <text:p>0.2334732</text:p>
          </table:table-cell>
          <table:table-cell office:value-type="float" office:value="-1.08291" calcext:value-type="float">
            <text:p>-1.08291</text:p>
          </table:table-cell>
          <table:table-cell office:value-type="float" office:value="360" calcext:value-type="float">
            <text:p>360</text:p>
          </table:table-cell>
          <table:table-cell office:value-type="float" office:value="551.4426" calcext:value-type="float">
            <text:p>551.4426</text:p>
          </table:table-cell>
          <table:table-cell office:value-type="float" office:value="0" calcext:value-type="float">
            <text:p>0</text:p>
          </table:table-cell>
          <table:table-cell office:value-type="float" office:value="220.8536" calcext:value-type="float">
            <text:p>220.8536</text:p>
          </table:table-cell>
          <table:table-cell office:value-type="float" office:value="274.9488" calcext:value-type="float">
            <text:p>274.9488</text:p>
          </table:table-cell>
          <table:table-cell office:value-type="float" office:value="899.9049" calcext:value-type="float">
            <text:p>899.9049</text:p>
          </table:table-cell>
          <table:table-cell office:value-type="float" office:value="858.457" calcext:value-type="float">
            <text:p>858.457</text:p>
          </table:table-cell>
          <table:table-cell office:value-type="float" office:value="847.7224" calcext:value-type="float">
            <text:p>847.7224</text:p>
          </table:table-cell>
          <table:table-cell office:value-type="float" office:value="864.0176" calcext:value-type="float">
            <text:p>864.0176</text:p>
          </table:table-cell>
          <table:table-cell office:value-type="float" office:value="334.8889" calcext:value-type="float">
            <text:p>334.8889</text:p>
          </table:table-cell>
          <table:table-cell office:value-type="float" office:value="449.529" calcext:value-type="float">
            <text:p>449.529</text:p>
          </table:table-cell>
          <table:table-cell office:value-type="float" office:value="389.3523" calcext:value-type="float">
            <text:p>389.3523</text:p>
          </table:table-cell>
          <table:table-cell office:value-type="float" office:value="337.0267" calcext:value-type="float">
            <text:p>337.02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477.2806" calcext:value-type="float">
            <text:p>477.2806</text:p>
          </table:table-cell>
          <table:table-cell office:value-type="float" office:value="5374.396" calcext:value-type="float">
            <text:p>5374.396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75.2964" calcext:value-type="float">
            <text:p>-475.2964</text:p>
          </table:table-cell>
          <table:table-cell office:value-type="float" office:value="1245.205" calcext:value-type="float">
            <text:p>1245.205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9.90488" calcext:value-type="float">
            <text:p>99.90488</text:p>
          </table:table-cell>
          <table:table-cell office:value-type="float" office:value="268.9187" calcext:value-type="float">
            <text:p>268.9187</text:p>
          </table:table-cell>
          <table:table-cell office:value-type="float" office:value="0.1501751" calcext:value-type="float">
            <text:p>0.1501751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340014" calcext:value-type="float">
            <text:p>0.2340014</text:p>
          </table:table-cell>
          <table:table-cell office:value-type="float" office:value="-1.079723" calcext:value-type="float">
            <text:p>-1.079723</text:p>
          </table:table-cell>
          <table:table-cell office:value-type="float" office:value="360" calcext:value-type="float">
            <text:p>360</text:p>
          </table:table-cell>
          <table:table-cell office:value-type="float" office:value="550.5795" calcext:value-type="float">
            <text:p>550.5795</text:p>
          </table:table-cell>
          <table:table-cell office:value-type="float" office:value="0" calcext:value-type="float">
            <text:p>0</text:p>
          </table:table-cell>
          <table:table-cell office:value-type="float" office:value="221.1154" calcext:value-type="float">
            <text:p>221.1154</text:p>
          </table:table-cell>
          <table:table-cell office:value-type="float" office:value="274.9374" calcext:value-type="float">
            <text:p>274.9374</text:p>
          </table:table-cell>
          <table:table-cell office:value-type="float" office:value="899.8659" calcext:value-type="float">
            <text:p>899.8659</text:p>
          </table:table-cell>
          <table:table-cell office:value-type="float" office:value="858.4285" calcext:value-type="float">
            <text:p>858.4285</text:p>
          </table:table-cell>
          <table:table-cell office:value-type="float" office:value="847.6981" calcext:value-type="float">
            <text:p>847.6981</text:p>
          </table:table-cell>
          <table:table-cell office:value-type="float" office:value="863.9968" calcext:value-type="float">
            <text:p>863.9968</text:p>
          </table:table-cell>
          <table:table-cell office:value-type="float" office:value="334.87" calcext:value-type="float">
            <text:p>334.87</text:p>
          </table:table-cell>
          <table:table-cell office:value-type="float" office:value="449.5193" calcext:value-type="float">
            <text:p>449.5193</text:p>
          </table:table-cell>
          <table:table-cell office:value-type="float" office:value="389.3468" calcext:value-type="float">
            <text:p>389.3468</text:p>
          </table:table-cell>
          <table:table-cell office:value-type="float" office:value="337.0208" calcext:value-type="float">
            <text:p>337.02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476.3705" calcext:value-type="float">
            <text:p>476.3705</text:p>
          </table:table-cell>
          <table:table-cell office:value-type="float" office:value="5374.609" calcext:value-type="float">
            <text:p>5374.609</text:p>
          </table:table-cell>
          <table:table-cell office:value-type="float" office:value="0" calcext:value-type="float">
            <text:p>0</text:p>
          </table:table-cell>
          <table:table-cell office:value-type="float" office:value="550.7687" calcext:value-type="float">
            <text:p>550.7687</text:p>
          </table:table-cell>
          <table:table-cell office:value-type="float" office:value="-476.0083" calcext:value-type="float">
            <text:p>-476.0083</text:p>
          </table:table-cell>
          <table:table-cell office:value-type="float" office:value="1248.035" calcext:value-type="float">
            <text:p>1248.035</text:p>
          </table:table-cell>
          <table:table-cell office:value-type="float" office:value="-298.6692" calcext:value-type="float">
            <text:p>-298.6692</text:p>
          </table:table-cell>
          <table:table-cell office:value-type="float" office:value="99.85754" calcext:value-type="float">
            <text:p>99.85754</text:p>
          </table:table-cell>
          <table:table-cell office:value-type="float" office:value="268.1559" calcext:value-type="float">
            <text:p>268.1559</text:p>
          </table:table-cell>
          <table:table-cell office:value-type="float" office:value="0.1505855" calcext:value-type="float">
            <text:p>0.1505855</text:p>
          </table:table-cell>
          <table:table-cell office:value-type="float" office:value="0.8652456" calcext:value-type="float">
            <text:p>0.8652456</text:p>
          </table:table-cell>
          <table:table-cell office:value-type="float" office:value="0.2345199" calcext:value-type="float">
            <text:p>0.2345199</text:p>
          </table:table-cell>
          <table:table-cell office:value-type="float" office:value="-1.076596" calcext:value-type="float">
            <text:p>-1.076596</text:p>
          </table:table-cell>
          <table:table-cell office:value-type="float" office:value="360" calcext:value-type="float">
            <text:p>360</text:p>
          </table:table-cell>
          <table:table-cell office:value-type="float" office:value="549.8644" calcext:value-type="float">
            <text:p>549.8644</text:p>
          </table:table-cell>
          <table:table-cell office:value-type="float" office:value="0" calcext:value-type="float">
            <text:p>0</text:p>
          </table:table-cell>
          <table:table-cell office:value-type="float" office:value="221.3428" calcext:value-type="float">
            <text:p>221.3428</text:p>
          </table:table-cell>
          <table:table-cell office:value-type="float" office:value="274.927" calcext:value-type="float">
            <text:p>274.927</text:p>
          </table:table-cell>
          <table:table-cell office:value-type="float" office:value="899.8276" calcext:value-type="float">
            <text:p>899.8276</text:p>
          </table:table-cell>
          <table:table-cell office:value-type="float" office:value="858.4001" calcext:value-type="float">
            <text:p>858.4001</text:p>
          </table:table-cell>
          <table:table-cell office:value-type="float" office:value="847.6744" calcext:value-type="float">
            <text:p>847.6744</text:p>
          </table:table-cell>
          <table:table-cell office:value-type="float" office:value="863.9761" calcext:value-type="float">
            <text:p>863.9761</text:p>
          </table:table-cell>
          <table:table-cell office:value-type="float" office:value="334.8513" calcext:value-type="float">
            <text:p>334.8513</text:p>
          </table:table-cell>
          <table:table-cell office:value-type="float" office:value="449.5098" calcext:value-type="float">
            <text:p>449.5098</text:p>
          </table:table-cell>
          <table:table-cell office:value-type="float" office:value="389.3414" calcext:value-type="float">
            <text:p>389.3414</text:p>
          </table:table-cell>
          <table:table-cell office:value-type="float" office:value="337.0148" calcext:value-type="float">
            <text:p>337.0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2:05.318665953</dc:date>
    <meta:editing-duration>PT8S</meta:editing-duration>
    <meta:editing-cycles>1</meta:editing-cycles>
    <meta:document-statistic meta:table-count="1" meta:cell-count="10248" meta:object-count="0"/>
    <meta:generator>LibreOffice/6.4.7.2$Linux_X86_64 LibreOffice_project/40$Build-2</meta:generator>
  </office:meta>
</office:document-meta>
</file>